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3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48">
      <style:table-cell-properties fo:border="thin solid #000000"/>
    </style:style>
    <style:style style:name="ce7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48"/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3.75708333333333cm" style:use-optimal-column-width="true"/>
    </style:style>
    <style:style style:name="co4" style:family="table-column">
      <style:table-column-properties fo:break-before="auto" style:column-width="2.38125cm" style:use-optimal-column-width="true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3.75708333333333cm"/>
    </style:style>
    <style:style style:name="co7" style:family="table-column">
      <style:table-column-properties fo:break-before="auto" style:column-width="2.01083333333333cm" style:use-optimal-column-width="true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出站資料" table:style-name="ta1">
        <table:table-column table:style-name="co1" table:default-cell-style-name="ce7"/>
        <table:table-column table:style-name="co2" table:number-columns-repeated="82" table:default-cell-style-name="ce8"/>
        <table:table-column table:style-name="co3" table:default-cell-style-name="ce8"/>
        <table:table-column table:style-name="co2" table:number-columns-repeated="25" table:default-cell-style-name="ce8"/>
        <table:table-column table:style-name="co4" table:default-cell-style-name="ce1"/>
        <table:table-column table:style-name="co5" table:number-columns-repeated="16274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table:number-columns-repeated="16275" table:style-name="ce4"/>
        </table:table-row>
        <table:table-row table:style-name="ro2">
          <table:table-cell office:value-type="date" office:date-value="2019-04-01T00:00:00" table:style-name="ce5">
            <text:p>2019/4/1</text:p>
          </table:table-cell>
          <table:table-cell office:value-type="float" office:value="5849" table:style-name="ce6">
            <text:p>5,849<text:s/></text:p>
          </table:table-cell>
          <table:table-cell office:value-type="float" office:value="15470" table:style-name="ce6">
            <text:p>15,470<text:s/></text:p>
          </table:table-cell>
          <table:table-cell office:value-type="float" office:value="42814" table:style-name="ce6">
            <text:p>42,814<text:s/></text:p>
          </table:table-cell>
          <table:table-cell office:value-type="float" office:value="44471" table:style-name="ce6">
            <text:p>44,471<text:s/></text:p>
          </table:table-cell>
          <table:table-cell office:value-type="float" office:value="27577" table:style-name="ce6">
            <text:p>27,577<text:s/></text:p>
          </table:table-cell>
          <table:table-cell office:value-type="float" office:value="14119" table:style-name="ce6">
            <text:p>14,119<text:s/></text:p>
          </table:table-cell>
          <table:table-cell office:value-type="float" office:value="12088" table:style-name="ce6">
            <text:p>12,088<text:s/></text:p>
          </table:table-cell>
          <table:table-cell office:value-type="float" office:value="4255" table:style-name="ce6">
            <text:p>4,255<text:s/></text:p>
          </table:table-cell>
          <table:table-cell office:value-type="float" office:value="3040" table:style-name="ce6">
            <text:p>3,040<text:s/></text:p>
          </table:table-cell>
          <table:table-cell office:value-type="float" office:value="15685" table:style-name="ce6">
            <text:p>15,685<text:s/></text:p>
          </table:table-cell>
          <table:table-cell office:value-type="float" office:value="2173" table:style-name="ce6">
            <text:p>2,173<text:s/></text:p>
          </table:table-cell>
          <table:table-cell office:value-type="float" office:value="4761" table:style-name="ce6">
            <text:p>4,761<text:s/></text:p>
          </table:table-cell>
          <table:table-cell office:value-type="float" office:value="5811" table:style-name="ce6">
            <text:p>5,811<text:s/></text:p>
          </table:table-cell>
          <table:table-cell office:value-type="float" office:value="10623" table:style-name="ce6">
            <text:p>10,623<text:s/></text:p>
          </table:table-cell>
          <table:table-cell office:value-type="float" office:value="10262" table:style-name="ce6">
            <text:p>10,262<text:s/></text:p>
          </table:table-cell>
          <table:table-cell office:value-type="float" office:value="19663" table:style-name="ce6">
            <text:p>19,663<text:s/></text:p>
          </table:table-cell>
          <table:table-cell office:value-type="float" office:value="17928" table:style-name="ce6">
            <text:p>17,928<text:s/></text:p>
          </table:table-cell>
          <table:table-cell office:value-type="float" office:value="5714" table:style-name="ce6">
            <text:p>5,714<text:s/></text:p>
          </table:table-cell>
          <table:table-cell office:value-type="float" office:value="8974" table:style-name="ce6">
            <text:p>8,974<text:s/></text:p>
          </table:table-cell>
          <table:table-cell office:value-type="float" office:value="3001" table:style-name="ce6">
            <text:p>3,001<text:s/></text:p>
          </table:table-cell>
          <table:table-cell office:value-type="float" office:value="7956" table:style-name="ce6">
            <text:p>7,956<text:s/></text:p>
          </table:table-cell>
          <table:table-cell office:value-type="float" office:value="8900" table:style-name="ce6">
            <text:p>8,900<text:s/></text:p>
          </table:table-cell>
          <table:table-cell office:value-type="float" office:value="5569" table:style-name="ce6">
            <text:p>5,569<text:s/></text:p>
          </table:table-cell>
          <table:table-cell office:value-type="float" office:value="28179" table:style-name="ce6">
            <text:p>28,179<text:s/></text:p>
          </table:table-cell>
          <table:table-cell office:value-type="float" office:value="2465" table:style-name="ce6">
            <text:p>2,465<text:s/></text:p>
          </table:table-cell>
          <table:table-cell office:value-type="float" office:value="10950" table:style-name="ce6">
            <text:p>10,950<text:s/></text:p>
          </table:table-cell>
          <table:table-cell office:value-type="float" office:value="12357" table:style-name="ce6">
            <text:p>12,357<text:s/></text:p>
          </table:table-cell>
          <table:table-cell office:value-type="float" office:value="17270" table:style-name="ce6">
            <text:p>17,270<text:s/></text:p>
          </table:table-cell>
          <table:table-cell office:value-type="float" office:value="21874" table:style-name="ce6">
            <text:p>21,874<text:s/></text:p>
          </table:table-cell>
          <table:table-cell office:value-type="float" office:value="15473" table:style-name="ce6">
            <text:p>15,473<text:s/></text:p>
          </table:table-cell>
          <table:table-cell office:value-type="float" office:value="9639" table:style-name="ce6">
            <text:p>9,639<text:s/></text:p>
          </table:table-cell>
          <table:table-cell office:value-type="float" office:value="26978" table:style-name="ce6">
            <text:p>26,978<text:s/></text:p>
          </table:table-cell>
          <table:table-cell office:value-type="float" office:value="17570" table:style-name="ce6">
            <text:p>17,570<text:s/></text:p>
          </table:table-cell>
          <table:table-cell office:value-type="float" office:value="33121" table:style-name="ce6">
            <text:p>33,121<text:s/></text:p>
          </table:table-cell>
          <table:table-cell office:value-type="float" office:value="28793" table:style-name="ce6">
            <text:p>28,793<text:s/></text:p>
          </table:table-cell>
          <table:table-cell office:value-type="float" office:value="9795" table:style-name="ce6">
            <text:p>9,795<text:s/></text:p>
          </table:table-cell>
          <table:table-cell office:value-type="float" office:value="38503" table:style-name="ce6">
            <text:p>38,503<text:s/></text:p>
          </table:table-cell>
          <table:table-cell office:value-type="float" office:value="27584" table:style-name="ce6">
            <text:p>27,584<text:s/></text:p>
          </table:table-cell>
          <table:table-cell office:value-type="float" office:value="26116" table:style-name="ce6">
            <text:p>26,116<text:s/></text:p>
          </table:table-cell>
          <table:table-cell office:value-type="float" office:value="22104" table:style-name="ce6">
            <text:p>22,104<text:s/></text:p>
          </table:table-cell>
          <table:table-cell office:value-type="float" office:value="27417" table:style-name="ce6">
            <text:p>27,417<text:s/></text:p>
          </table:table-cell>
          <table:table-cell office:value-type="float" office:value="142332" table:style-name="ce6">
            <text:p>142,332<text:s/></text:p>
          </table:table-cell>
          <table:table-cell office:value-type="float" office:value="38498" table:style-name="ce6">
            <text:p>38,498<text:s/></text:p>
          </table:table-cell>
          <table:table-cell office:value-type="float" office:value="24201" table:style-name="ce6">
            <text:p>24,201<text:s/></text:p>
          </table:table-cell>
          <table:table-cell office:value-type="float" office:value="24695" table:style-name="ce6">
            <text:p>24,695<text:s/></text:p>
          </table:table-cell>
          <table:table-cell office:value-type="float" office:value="27015" table:style-name="ce6">
            <text:p>27,015<text:s/></text:p>
          </table:table-cell>
          <table:table-cell office:value-type="float" office:value="28698" table:style-name="ce6">
            <text:p>28,698<text:s/></text:p>
          </table:table-cell>
          <table:table-cell office:value-type="float" office:value="25979" table:style-name="ce6">
            <text:p>25,979<text:s/></text:p>
          </table:table-cell>
          <table:table-cell office:value-type="float" office:value="23350" table:style-name="ce6">
            <text:p>23,350<text:s/></text:p>
          </table:table-cell>
          <table:table-cell office:value-type="float" office:value="13368" table:style-name="ce6">
            <text:p>13,368<text:s/></text:p>
          </table:table-cell>
          <table:table-cell office:value-type="float" office:value="33580" table:style-name="ce6">
            <text:p>33,580<text:s/></text:p>
          </table:table-cell>
          <table:table-cell office:value-type="float" office:value="7088" table:style-name="ce6">
            <text:p>7,088<text:s/></text:p>
          </table:table-cell>
          <table:table-cell office:value-type="float" office:value="8660" table:style-name="ce6">
            <text:p>8,660<text:s/></text:p>
          </table:table-cell>
          <table:table-cell office:value-type="float" office:value="19606" table:style-name="ce6">
            <text:p>19,606<text:s/></text:p>
          </table:table-cell>
          <table:table-cell office:value-type="float" office:value="5098" table:style-name="ce6">
            <text:p>5,098<text:s/></text:p>
          </table:table-cell>
          <table:table-cell office:value-type="float" office:value="3528" table:style-name="ce6">
            <text:p>3,528<text:s/></text:p>
          </table:table-cell>
          <table:table-cell office:value-type="float" office:value="3675" table:style-name="ce6">
            <text:p>3,675<text:s/></text:p>
          </table:table-cell>
          <table:table-cell office:value-type="float" office:value="13688" table:style-name="ce6">
            <text:p>13,688<text:s/></text:p>
          </table:table-cell>
          <table:table-cell office:value-type="float" office:value="9913" table:style-name="ce6">
            <text:p>9,913<text:s/></text:p>
          </table:table-cell>
          <table:table-cell office:value-type="float" office:value="10282" table:style-name="ce6">
            <text:p>10,282<text:s/></text:p>
          </table:table-cell>
          <table:table-cell office:value-type="float" office:value="29689" table:style-name="ce6">
            <text:p>29,689<text:s/></text:p>
          </table:table-cell>
          <table:table-cell office:value-type="float" office:value="8222" table:style-name="ce6">
            <text:p>8,222<text:s/></text:p>
          </table:table-cell>
          <table:table-cell office:value-type="float" office:value="13321" table:style-name="ce6">
            <text:p>13,321<text:s/></text:p>
          </table:table-cell>
          <table:table-cell office:value-type="float" office:value="7525" table:style-name="ce6">
            <text:p>7,525<text:s/></text:p>
          </table:table-cell>
          <table:table-cell office:value-type="float" office:value="22740" table:style-name="ce6">
            <text:p>22,740<text:s/></text:p>
          </table:table-cell>
          <table:table-cell office:value-type="float" office:value="24648" table:style-name="ce6">
            <text:p>24,648<text:s/></text:p>
          </table:table-cell>
          <table:table-cell office:value-type="float" office:value="27499" table:style-name="ce6">
            <text:p>27,499<text:s/></text:p>
          </table:table-cell>
          <table:table-cell office:value-type="float" office:value="41664" table:style-name="ce6">
            <text:p>41,664<text:s/></text:p>
          </table:table-cell>
          <table:table-cell office:value-type="float" office:value="39411" table:style-name="ce6">
            <text:p>39,411<text:s/></text:p>
          </table:table-cell>
          <table:table-cell office:value-type="float" office:value="26918" table:style-name="ce6">
            <text:p>26,918<text:s/></text:p>
          </table:table-cell>
          <table:table-cell office:value-type="float" office:value="28711" table:style-name="ce6">
            <text:p>28,711<text:s/></text:p>
          </table:table-cell>
          <table:table-cell office:value-type="float" office:value="64256" table:style-name="ce6">
            <text:p>64,256<text:s/></text:p>
          </table:table-cell>
          <table:table-cell office:value-type="float" office:value="24771" table:style-name="ce6">
            <text:p>24,771<text:s/></text:p>
          </table:table-cell>
          <table:table-cell office:value-type="float" office:value="32648" table:style-name="ce6">
            <text:p>32,648<text:s/></text:p>
          </table:table-cell>
          <table:table-cell office:value-type="float" office:value="34748" table:style-name="ce6">
            <text:p>34,748<text:s/></text:p>
          </table:table-cell>
          <table:table-cell office:value-type="float" office:value="23246" table:style-name="ce6">
            <text:p>23,246<text:s/></text:p>
          </table:table-cell>
          <table:table-cell office:value-type="float" office:value="60233" table:style-name="ce6">
            <text:p>60,233<text:s/></text:p>
          </table:table-cell>
          <table:table-cell office:value-type="float" office:value="20941" table:style-name="ce6">
            <text:p>20,941<text:s/></text:p>
          </table:table-cell>
          <table:table-cell office:value-type="float" office:value="16928" table:style-name="ce6">
            <text:p>16,928<text:s/></text:p>
          </table:table-cell>
          <table:table-cell office:value-type="float" office:value="15673" table:style-name="ce6">
            <text:p>15,673<text:s/></text:p>
          </table:table-cell>
          <table:table-cell office:value-type="float" office:value="17581" table:style-name="ce6">
            <text:p>17,581<text:s/></text:p>
          </table:table-cell>
          <table:table-cell office:value-type="float" office:value="12731" table:style-name="ce6">
            <text:p>12,731<text:s/></text:p>
          </table:table-cell>
          <table:table-cell office:value-type="float" office:value="29754" table:style-name="ce6">
            <text:p>29,754<text:s/></text:p>
          </table:table-cell>
          <table:table-cell office:value-type="float" office:value="19354" table:style-name="ce6">
            <text:p>19,354<text:s/></text:p>
          </table:table-cell>
          <table:table-cell office:value-type="float" office:value="7312" table:style-name="ce6">
            <text:p>7,312<text:s/></text:p>
          </table:table-cell>
          <table:table-cell office:value-type="float" office:value="12586" table:style-name="ce6">
            <text:p>12,586<text:s/></text:p>
          </table:table-cell>
          <table:table-cell office:value-type="float" office:value="42758" table:style-name="ce6">
            <text:p>42,758<text:s/></text:p>
          </table:table-cell>
          <table:table-cell office:value-type="float" office:value="25322" table:style-name="ce6">
            <text:p>25,322<text:s/></text:p>
          </table:table-cell>
          <table:table-cell office:value-type="float" office:value="26327" table:style-name="ce6">
            <text:p>26,327<text:s/></text:p>
          </table:table-cell>
          <table:table-cell office:value-type="float" office:value="24886" table:style-name="ce6">
            <text:p>24,886<text:s/></text:p>
          </table:table-cell>
          <table:table-cell office:value-type="float" office:value="8230" table:style-name="ce6">
            <text:p>8,230<text:s/></text:p>
          </table:table-cell>
          <table:table-cell office:value-type="float" office:value="11670" table:style-name="ce6">
            <text:p>11,670<text:s/></text:p>
          </table:table-cell>
          <table:table-cell office:value-type="float" office:value="4667" table:style-name="ce6">
            <text:p>4,667<text:s/></text:p>
          </table:table-cell>
          <table:table-cell office:value-type="float" office:value="5096" table:style-name="ce6">
            <text:p>5,096<text:s/></text:p>
          </table:table-cell>
          <table:table-cell office:value-type="float" office:value="6330" table:style-name="ce6">
            <text:p>6,330<text:s/></text:p>
          </table:table-cell>
          <table:table-cell office:value-type="float" office:value="10160" table:style-name="ce6">
            <text:p>10,160<text:s/></text:p>
          </table:table-cell>
          <table:table-cell office:value-type="float" office:value="9708" table:style-name="ce6">
            <text:p>9,708<text:s/></text:p>
          </table:table-cell>
          <table:table-cell office:value-type="float" office:value="12027" table:style-name="ce6">
            <text:p>12,027<text:s/></text:p>
          </table:table-cell>
          <table:table-cell office:value-type="float" office:value="18182" table:style-name="ce6">
            <text:p>18,182<text:s/></text:p>
          </table:table-cell>
          <table:table-cell office:value-type="float" office:value="31070" table:style-name="ce6">
            <text:p>31,070<text:s/></text:p>
          </table:table-cell>
          <table:table-cell office:value-type="float" office:value="24637" table:style-name="ce6">
            <text:p>24,637<text:s/></text:p>
          </table:table-cell>
          <table:table-cell office:value-type="float" office:value="13560" table:style-name="ce6">
            <text:p>13,560<text:s/></text:p>
          </table:table-cell>
          <table:table-cell office:value-type="float" office:value="12838" table:style-name="ce6">
            <text:p>12,838<text:s/></text:p>
          </table:table-cell>
          <table:table-cell office:value-type="float" office:value="12918" table:style-name="ce6">
            <text:p>12,918<text:s/></text:p>
          </table:table-cell>
          <table:table-cell office:value-type="float" office:value="12799" table:style-name="ce6">
            <text:p>12,799<text:s/></text:p>
          </table:table-cell>
          <table:table-cell office:value-type="float" office:value="12245" table:style-name="ce6">
            <text:p>12,245<text:s/></text:p>
          </table:table-cell>
          <table:table-cell office:value-type="float" office:value="10110" table:style-name="ce6">
            <text:p>10,110<text:s/></text:p>
          </table:table-cell>
          <table:table-cell office:value-type="float" office:value="9250" table:style-name="ce6">
            <text:p>9,250<text:s/></text:p>
          </table:table-cell>
          <table:table-cell table:number-columns-repeated="16275"/>
        </table:table-row>
        <table:table-row table:style-name="ro2">
          <table:table-cell office:value-type="date" office:date-value="2019-04-02T00:00:00" table:style-name="ce5">
            <text:p>2019/4/2</text:p>
          </table:table-cell>
          <table:table-cell office:value-type="float" office:value="6130" table:style-name="ce6">
            <text:p>6,130<text:s/></text:p>
          </table:table-cell>
          <table:table-cell office:value-type="float" office:value="15711" table:style-name="ce6">
            <text:p>15,711<text:s/></text:p>
          </table:table-cell>
          <table:table-cell office:value-type="float" office:value="43814" table:style-name="ce6">
            <text:p>43,814<text:s/></text:p>
          </table:table-cell>
          <table:table-cell office:value-type="float" office:value="45346" table:style-name="ce6">
            <text:p>45,346<text:s/></text:p>
          </table:table-cell>
          <table:table-cell office:value-type="float" office:value="28131" table:style-name="ce6">
            <text:p>28,131<text:s/></text:p>
          </table:table-cell>
          <table:table-cell office:value-type="float" office:value="13897" table:style-name="ce6">
            <text:p>13,897<text:s/></text:p>
          </table:table-cell>
          <table:table-cell office:value-type="float" office:value="12312" table:style-name="ce6">
            <text:p>12,312<text:s/></text:p>
          </table:table-cell>
          <table:table-cell office:value-type="float" office:value="4367" table:style-name="ce6">
            <text:p>4,367<text:s/></text:p>
          </table:table-cell>
          <table:table-cell office:value-type="float" office:value="3047" table:style-name="ce6">
            <text:p>3,047<text:s/></text:p>
          </table:table-cell>
          <table:table-cell office:value-type="float" office:value="16053" table:style-name="ce6">
            <text:p>16,053<text:s/></text:p>
          </table:table-cell>
          <table:table-cell office:value-type="float" office:value="2249" table:style-name="ce6">
            <text:p>2,249<text:s/></text:p>
          </table:table-cell>
          <table:table-cell office:value-type="float" office:value="4755" table:style-name="ce6">
            <text:p>4,755<text:s/></text:p>
          </table:table-cell>
          <table:table-cell office:value-type="float" office:value="7445" table:style-name="ce6">
            <text:p>7,445<text:s/></text:p>
          </table:table-cell>
          <table:table-cell office:value-type="float" office:value="10542" table:style-name="ce6">
            <text:p>10,542<text:s/></text:p>
          </table:table-cell>
          <table:table-cell office:value-type="float" office:value="10622" table:style-name="ce6">
            <text:p>10,622<text:s/></text:p>
          </table:table-cell>
          <table:table-cell office:value-type="float" office:value="19888" table:style-name="ce6">
            <text:p>19,888<text:s/></text:p>
          </table:table-cell>
          <table:table-cell office:value-type="float" office:value="17810" table:style-name="ce6">
            <text:p>17,810<text:s/></text:p>
          </table:table-cell>
          <table:table-cell office:value-type="float" office:value="5776" table:style-name="ce6">
            <text:p>5,776<text:s/></text:p>
          </table:table-cell>
          <table:table-cell office:value-type="float" office:value="9252" table:style-name="ce6">
            <text:p>9,252<text:s/></text:p>
          </table:table-cell>
          <table:table-cell office:value-type="float" office:value="3176" table:style-name="ce6">
            <text:p>3,176<text:s/></text:p>
          </table:table-cell>
          <table:table-cell office:value-type="float" office:value="8115" table:style-name="ce6">
            <text:p>8,115<text:s/></text:p>
          </table:table-cell>
          <table:table-cell office:value-type="float" office:value="9045" table:style-name="ce6">
            <text:p>9,045<text:s/></text:p>
          </table:table-cell>
          <table:table-cell office:value-type="float" office:value="5329" table:style-name="ce6">
            <text:p>5,329<text:s/></text:p>
          </table:table-cell>
          <table:table-cell office:value-type="float" office:value="28644" table:style-name="ce6">
            <text:p>28,644<text:s/></text:p>
          </table:table-cell>
          <table:table-cell office:value-type="float" office:value="2401" table:style-name="ce6">
            <text:p>2,401<text:s/></text:p>
          </table:table-cell>
          <table:table-cell office:value-type="float" office:value="11759" table:style-name="ce6">
            <text:p>11,759<text:s/></text:p>
          </table:table-cell>
          <table:table-cell office:value-type="float" office:value="12387" table:style-name="ce6">
            <text:p>12,387<text:s/></text:p>
          </table:table-cell>
          <table:table-cell office:value-type="float" office:value="17033" table:style-name="ce6">
            <text:p>17,033<text:s/></text:p>
          </table:table-cell>
          <table:table-cell office:value-type="float" office:value="22053" table:style-name="ce6">
            <text:p>22,053<text:s/></text:p>
          </table:table-cell>
          <table:table-cell office:value-type="float" office:value="15786" table:style-name="ce6">
            <text:p>15,786<text:s/></text:p>
          </table:table-cell>
          <table:table-cell office:value-type="float" office:value="9749" table:style-name="ce6">
            <text:p>9,749<text:s/></text:p>
          </table:table-cell>
          <table:table-cell office:value-type="float" office:value="23581" table:style-name="ce6">
            <text:p>23,581<text:s/></text:p>
          </table:table-cell>
          <table:table-cell office:value-type="float" office:value="17787" table:style-name="ce6">
            <text:p>17,787<text:s/></text:p>
          </table:table-cell>
          <table:table-cell office:value-type="float" office:value="32604" table:style-name="ce6">
            <text:p>32,604<text:s/></text:p>
          </table:table-cell>
          <table:table-cell office:value-type="float" office:value="30548" table:style-name="ce6">
            <text:p>30,548<text:s/></text:p>
          </table:table-cell>
          <table:table-cell office:value-type="float" office:value="9789" table:style-name="ce6">
            <text:p>9,789<text:s/></text:p>
          </table:table-cell>
          <table:table-cell office:value-type="float" office:value="38381" table:style-name="ce6">
            <text:p>38,381<text:s/></text:p>
          </table:table-cell>
          <table:table-cell office:value-type="float" office:value="27993" table:style-name="ce6">
            <text:p>27,993<text:s/></text:p>
          </table:table-cell>
          <table:table-cell office:value-type="float" office:value="25937" table:style-name="ce6">
            <text:p>25,937<text:s/></text:p>
          </table:table-cell>
          <table:table-cell office:value-type="float" office:value="22126" table:style-name="ce6">
            <text:p>22,126<text:s/></text:p>
          </table:table-cell>
          <table:table-cell office:value-type="float" office:value="27589" table:style-name="ce6">
            <text:p>27,589<text:s/></text:p>
          </table:table-cell>
          <table:table-cell office:value-type="float" office:value="147232" table:style-name="ce6">
            <text:p>147,232<text:s/></text:p>
          </table:table-cell>
          <table:table-cell office:value-type="float" office:value="39382" table:style-name="ce6">
            <text:p>39,382<text:s/></text:p>
          </table:table-cell>
          <table:table-cell office:value-type="float" office:value="24835" table:style-name="ce6">
            <text:p>24,835<text:s/></text:p>
          </table:table-cell>
          <table:table-cell office:value-type="float" office:value="24742" table:style-name="ce6">
            <text:p>24,742<text:s/></text:p>
          </table:table-cell>
          <table:table-cell office:value-type="float" office:value="28769" table:style-name="ce6">
            <text:p>28,769<text:s/></text:p>
          </table:table-cell>
          <table:table-cell office:value-type="float" office:value="27748" table:style-name="ce6">
            <text:p>27,748<text:s/></text:p>
          </table:table-cell>
          <table:table-cell office:value-type="float" office:value="27053" table:style-name="ce6">
            <text:p>27,053<text:s/></text:p>
          </table:table-cell>
          <table:table-cell office:value-type="float" office:value="24256" table:style-name="ce6">
            <text:p>24,256<text:s/></text:p>
          </table:table-cell>
          <table:table-cell office:value-type="float" office:value="13753" table:style-name="ce6">
            <text:p>13,753<text:s/></text:p>
          </table:table-cell>
          <table:table-cell office:value-type="float" office:value="34008" table:style-name="ce6">
            <text:p>34,008<text:s/></text:p>
          </table:table-cell>
          <table:table-cell office:value-type="float" office:value="7173" table:style-name="ce6">
            <text:p>7,173<text:s/></text:p>
          </table:table-cell>
          <table:table-cell office:value-type="float" office:value="8920" table:style-name="ce6">
            <text:p>8,920<text:s/></text:p>
          </table:table-cell>
          <table:table-cell office:value-type="float" office:value="19954" table:style-name="ce6">
            <text:p>19,954<text:s/></text:p>
          </table:table-cell>
          <table:table-cell office:value-type="float" office:value="5613" table:style-name="ce6">
            <text:p>5,613<text:s/></text:p>
          </table:table-cell>
          <table:table-cell office:value-type="float" office:value="3656" table:style-name="ce6">
            <text:p>3,656<text:s/></text:p>
          </table:table-cell>
          <table:table-cell office:value-type="float" office:value="3723" table:style-name="ce6">
            <text:p>3,723<text:s/></text:p>
          </table:table-cell>
          <table:table-cell office:value-type="float" office:value="13835" table:style-name="ce6">
            <text:p>13,835<text:s/></text:p>
          </table:table-cell>
          <table:table-cell office:value-type="float" office:value="10071" table:style-name="ce6">
            <text:p>10,071<text:s/></text:p>
          </table:table-cell>
          <table:table-cell office:value-type="float" office:value="10821" table:style-name="ce6">
            <text:p>10,821<text:s/></text:p>
          </table:table-cell>
          <table:table-cell office:value-type="float" office:value="31196" table:style-name="ce6">
            <text:p>31,196<text:s/></text:p>
          </table:table-cell>
          <table:table-cell office:value-type="float" office:value="8443" table:style-name="ce6">
            <text:p>8,443<text:s/></text:p>
          </table:table-cell>
          <table:table-cell office:value-type="float" office:value="13831" table:style-name="ce6">
            <text:p>13,831<text:s/></text:p>
          </table:table-cell>
          <table:table-cell office:value-type="float" office:value="7525" table:style-name="ce6">
            <text:p>7,525<text:s/></text:p>
          </table:table-cell>
          <table:table-cell office:value-type="float" office:value="22934" table:style-name="ce6">
            <text:p>22,934<text:s/></text:p>
          </table:table-cell>
          <table:table-cell office:value-type="float" office:value="24980" table:style-name="ce6">
            <text:p>24,980<text:s/></text:p>
          </table:table-cell>
          <table:table-cell office:value-type="float" office:value="28277" table:style-name="ce6">
            <text:p>28,277<text:s/></text:p>
          </table:table-cell>
          <table:table-cell office:value-type="float" office:value="42202" table:style-name="ce6">
            <text:p>42,202<text:s/></text:p>
          </table:table-cell>
          <table:table-cell office:value-type="float" office:value="40109" table:style-name="ce6">
            <text:p>40,109<text:s/></text:p>
          </table:table-cell>
          <table:table-cell office:value-type="float" office:value="27113" table:style-name="ce6">
            <text:p>27,113<text:s/></text:p>
          </table:table-cell>
          <table:table-cell office:value-type="float" office:value="28765" table:style-name="ce6">
            <text:p>28,765<text:s/></text:p>
          </table:table-cell>
          <table:table-cell office:value-type="float" office:value="63742" table:style-name="ce6">
            <text:p>63,742<text:s/></text:p>
          </table:table-cell>
          <table:table-cell office:value-type="float" office:value="25722" table:style-name="ce6">
            <text:p>25,722<text:s/></text:p>
          </table:table-cell>
          <table:table-cell office:value-type="float" office:value="33183" table:style-name="ce6">
            <text:p>33,183<text:s/></text:p>
          </table:table-cell>
          <table:table-cell office:value-type="float" office:value="35221" table:style-name="ce6">
            <text:p>35,221<text:s/></text:p>
          </table:table-cell>
          <table:table-cell office:value-type="float" office:value="23819" table:style-name="ce6">
            <text:p>23,819<text:s/></text:p>
          </table:table-cell>
          <table:table-cell office:value-type="float" office:value="60774" table:style-name="ce6">
            <text:p>60,774<text:s/></text:p>
          </table:table-cell>
          <table:table-cell office:value-type="float" office:value="21485" table:style-name="ce6">
            <text:p>21,485<text:s/></text:p>
          </table:table-cell>
          <table:table-cell office:value-type="float" office:value="16639" table:style-name="ce6">
            <text:p>16,639<text:s/></text:p>
          </table:table-cell>
          <table:table-cell office:value-type="float" office:value="15234" table:style-name="ce6">
            <text:p>15,234<text:s/></text:p>
          </table:table-cell>
          <table:table-cell office:value-type="float" office:value="18158" table:style-name="ce6">
            <text:p>18,158<text:s/></text:p>
          </table:table-cell>
          <table:table-cell office:value-type="float" office:value="13099" table:style-name="ce6">
            <text:p>13,099<text:s/></text:p>
          </table:table-cell>
          <table:table-cell office:value-type="float" office:value="29847" table:style-name="ce6">
            <text:p>29,847<text:s/></text:p>
          </table:table-cell>
          <table:table-cell office:value-type="float" office:value="19849" table:style-name="ce6">
            <text:p>19,849<text:s/></text:p>
          </table:table-cell>
          <table:table-cell office:value-type="float" office:value="7967" table:style-name="ce6">
            <text:p>7,967<text:s/></text:p>
          </table:table-cell>
          <table:table-cell office:value-type="float" office:value="12655" table:style-name="ce6">
            <text:p>12,655<text:s/></text:p>
          </table:table-cell>
          <table:table-cell office:value-type="float" office:value="42147" table:style-name="ce6">
            <text:p>42,147<text:s/></text:p>
          </table:table-cell>
          <table:table-cell office:value-type="float" office:value="25968" table:style-name="ce6">
            <text:p>25,968<text:s/></text:p>
          </table:table-cell>
          <table:table-cell office:value-type="float" office:value="25868" table:style-name="ce6">
            <text:p>25,868<text:s/></text:p>
          </table:table-cell>
          <table:table-cell office:value-type="float" office:value="24625" table:style-name="ce6">
            <text:p>24,625<text:s/></text:p>
          </table:table-cell>
          <table:table-cell office:value-type="float" office:value="8149" table:style-name="ce6">
            <text:p>8,149<text:s/></text:p>
          </table:table-cell>
          <table:table-cell office:value-type="float" office:value="11721" table:style-name="ce6">
            <text:p>11,721<text:s/></text:p>
          </table:table-cell>
          <table:table-cell office:value-type="float" office:value="4740" table:style-name="ce6">
            <text:p>4,740<text:s/></text:p>
          </table:table-cell>
          <table:table-cell office:value-type="float" office:value="5061" table:style-name="ce6">
            <text:p>5,061<text:s/></text:p>
          </table:table-cell>
          <table:table-cell office:value-type="float" office:value="6195" table:style-name="ce6">
            <text:p>6,195<text:s/></text:p>
          </table:table-cell>
          <table:table-cell office:value-type="float" office:value="10099" table:style-name="ce6">
            <text:p>10,099<text:s/></text:p>
          </table:table-cell>
          <table:table-cell office:value-type="float" office:value="9605" table:style-name="ce6">
            <text:p>9,605<text:s/></text:p>
          </table:table-cell>
          <table:table-cell office:value-type="float" office:value="12123" table:style-name="ce6">
            <text:p>12,123<text:s/></text:p>
          </table:table-cell>
          <table:table-cell office:value-type="float" office:value="18407" table:style-name="ce6">
            <text:p>18,407<text:s/></text:p>
          </table:table-cell>
          <table:table-cell office:value-type="float" office:value="31350" table:style-name="ce6">
            <text:p>31,350<text:s/></text:p>
          </table:table-cell>
          <table:table-cell office:value-type="float" office:value="24204" table:style-name="ce6">
            <text:p>24,204<text:s/></text:p>
          </table:table-cell>
          <table:table-cell office:value-type="float" office:value="13583" table:style-name="ce6">
            <text:p>13,583<text:s/></text:p>
          </table:table-cell>
          <table:table-cell office:value-type="float" office:value="13040" table:style-name="ce6">
            <text:p>13,040<text:s/></text:p>
          </table:table-cell>
          <table:table-cell office:value-type="float" office:value="12873" table:style-name="ce6">
            <text:p>12,873<text:s/></text:p>
          </table:table-cell>
          <table:table-cell office:value-type="float" office:value="12434" table:style-name="ce6">
            <text:p>12,434<text:s/></text:p>
          </table:table-cell>
          <table:table-cell office:value-type="float" office:value="12331" table:style-name="ce6">
            <text:p>12,331<text:s/></text:p>
          </table:table-cell>
          <table:table-cell office:value-type="float" office:value="9961" table:style-name="ce6">
            <text:p>9,961<text:s/></text:p>
          </table:table-cell>
          <table:table-cell office:value-type="float" office:value="9192" table:style-name="ce6">
            <text:p>9,192<text:s/></text:p>
          </table:table-cell>
          <table:table-cell table:number-columns-repeated="16275"/>
        </table:table-row>
        <table:table-row table:style-name="ro2">
          <table:table-cell office:value-type="date" office:date-value="2019-04-03T00:00:00" table:style-name="ce5">
            <text:p>2019/4/3</text:p>
          </table:table-cell>
          <table:table-cell office:value-type="float" office:value="6641" table:style-name="ce6">
            <text:p>6,641<text:s/></text:p>
          </table:table-cell>
          <table:table-cell office:value-type="float" office:value="15721" table:style-name="ce6">
            <text:p>15,721<text:s/></text:p>
          </table:table-cell>
          <table:table-cell office:value-type="float" office:value="44110" table:style-name="ce6">
            <text:p>44,110<text:s/></text:p>
          </table:table-cell>
          <table:table-cell office:value-type="float" office:value="51155" table:style-name="ce6">
            <text:p>51,155<text:s/></text:p>
          </table:table-cell>
          <table:table-cell office:value-type="float" office:value="28438" table:style-name="ce6">
            <text:p>28,438<text:s/></text:p>
          </table:table-cell>
          <table:table-cell office:value-type="float" office:value="15495" table:style-name="ce6">
            <text:p>15,495<text:s/></text:p>
          </table:table-cell>
          <table:table-cell office:value-type="float" office:value="12107" table:style-name="ce6">
            <text:p>12,107<text:s/></text:p>
          </table:table-cell>
          <table:table-cell office:value-type="float" office:value="4317" table:style-name="ce6">
            <text:p>4,317<text:s/></text:p>
          </table:table-cell>
          <table:table-cell office:value-type="float" office:value="3087" table:style-name="ce6">
            <text:p>3,087<text:s/></text:p>
          </table:table-cell>
          <table:table-cell office:value-type="float" office:value="15856" table:style-name="ce6">
            <text:p>15,856<text:s/></text:p>
          </table:table-cell>
          <table:table-cell office:value-type="float" office:value="2179" table:style-name="ce6">
            <text:p>2,179<text:s/></text:p>
          </table:table-cell>
          <table:table-cell office:value-type="float" office:value="4882" table:style-name="ce6">
            <text:p>4,882<text:s/></text:p>
          </table:table-cell>
          <table:table-cell office:value-type="float" office:value="7020" table:style-name="ce6">
            <text:p>7,020<text:s/></text:p>
          </table:table-cell>
          <table:table-cell office:value-type="float" office:value="8632" table:style-name="ce6">
            <text:p>8,632<text:s/></text:p>
          </table:table-cell>
          <table:table-cell office:value-type="float" office:value="11250" table:style-name="ce6">
            <text:p>11,250<text:s/></text:p>
          </table:table-cell>
          <table:table-cell office:value-type="float" office:value="17569" table:style-name="ce6">
            <text:p>17,569<text:s/></text:p>
          </table:table-cell>
          <table:table-cell office:value-type="float" office:value="18068" table:style-name="ce6">
            <text:p>18,068<text:s/></text:p>
          </table:table-cell>
          <table:table-cell office:value-type="float" office:value="5889" table:style-name="ce6">
            <text:p>5,889<text:s/></text:p>
          </table:table-cell>
          <table:table-cell office:value-type="float" office:value="9305" table:style-name="ce6">
            <text:p>9,305<text:s/></text:p>
          </table:table-cell>
          <table:table-cell office:value-type="float" office:value="3205" table:style-name="ce6">
            <text:p>3,205<text:s/></text:p>
          </table:table-cell>
          <table:table-cell office:value-type="float" office:value="8071" table:style-name="ce6">
            <text:p>8,071<text:s/></text:p>
          </table:table-cell>
          <table:table-cell office:value-type="float" office:value="9308" table:style-name="ce6">
            <text:p>9,308<text:s/></text:p>
          </table:table-cell>
          <table:table-cell office:value-type="float" office:value="5387" table:style-name="ce6">
            <text:p>5,387<text:s/></text:p>
          </table:table-cell>
          <table:table-cell office:value-type="float" office:value="29176" table:style-name="ce6">
            <text:p>29,176<text:s/></text:p>
          </table:table-cell>
          <table:table-cell office:value-type="float" office:value="2478" table:style-name="ce6">
            <text:p>2,478<text:s/></text:p>
          </table:table-cell>
          <table:table-cell office:value-type="float" office:value="12407" table:style-name="ce6">
            <text:p>12,407<text:s/></text:p>
          </table:table-cell>
          <table:table-cell office:value-type="float" office:value="12647" table:style-name="ce6">
            <text:p>12,647<text:s/></text:p>
          </table:table-cell>
          <table:table-cell office:value-type="float" office:value="17549" table:style-name="ce6">
            <text:p>17,549<text:s/></text:p>
          </table:table-cell>
          <table:table-cell office:value-type="float" office:value="22355" table:style-name="ce6">
            <text:p>22,355<text:s/></text:p>
          </table:table-cell>
          <table:table-cell office:value-type="float" office:value="16001" table:style-name="ce6">
            <text:p>16,001<text:s/></text:p>
          </table:table-cell>
          <table:table-cell office:value-type="float" office:value="9856" table:style-name="ce6">
            <text:p>9,856<text:s/></text:p>
          </table:table-cell>
          <table:table-cell office:value-type="float" office:value="23961" table:style-name="ce6">
            <text:p>23,961<text:s/></text:p>
          </table:table-cell>
          <table:table-cell office:value-type="float" office:value="18251" table:style-name="ce6">
            <text:p>18,251<text:s/></text:p>
          </table:table-cell>
          <table:table-cell office:value-type="float" office:value="32680" table:style-name="ce6">
            <text:p>32,680<text:s/></text:p>
          </table:table-cell>
          <table:table-cell office:value-type="float" office:value="29875" table:style-name="ce6">
            <text:p>29,875<text:s/></text:p>
          </table:table-cell>
          <table:table-cell office:value-type="float" office:value="9723" table:style-name="ce6">
            <text:p>9,723<text:s/></text:p>
          </table:table-cell>
          <table:table-cell office:value-type="float" office:value="39027" table:style-name="ce6">
            <text:p>39,027<text:s/></text:p>
          </table:table-cell>
          <table:table-cell office:value-type="float" office:value="27997" table:style-name="ce6">
            <text:p>27,997<text:s/></text:p>
          </table:table-cell>
          <table:table-cell office:value-type="float" office:value="25926" table:style-name="ce6">
            <text:p>25,926<text:s/></text:p>
          </table:table-cell>
          <table:table-cell office:value-type="float" office:value="22051" table:style-name="ce6">
            <text:p>22,051<text:s/></text:p>
          </table:table-cell>
          <table:table-cell office:value-type="float" office:value="26981" table:style-name="ce6">
            <text:p>26,981<text:s/></text:p>
          </table:table-cell>
          <table:table-cell office:value-type="float" office:value="184338" table:style-name="ce6">
            <text:p>184,338<text:s/></text:p>
          </table:table-cell>
          <table:table-cell office:value-type="float" office:value="43701" table:style-name="ce6">
            <text:p>43,701<text:s/></text:p>
          </table:table-cell>
          <table:table-cell office:value-type="float" office:value="25145" table:style-name="ce6">
            <text:p>25,145<text:s/></text:p>
          </table:table-cell>
          <table:table-cell office:value-type="float" office:value="24500" table:style-name="ce6">
            <text:p>24,500<text:s/></text:p>
          </table:table-cell>
          <table:table-cell office:value-type="float" office:value="28774" table:style-name="ce6">
            <text:p>28,774<text:s/></text:p>
          </table:table-cell>
          <table:table-cell office:value-type="float" office:value="29670" table:style-name="ce6">
            <text:p>29,670<text:s/></text:p>
          </table:table-cell>
          <table:table-cell office:value-type="float" office:value="27823" table:style-name="ce6">
            <text:p>27,823<text:s/></text:p>
          </table:table-cell>
          <table:table-cell office:value-type="float" office:value="24574" table:style-name="ce6">
            <text:p>24,574<text:s/></text:p>
          </table:table-cell>
          <table:table-cell office:value-type="float" office:value="13603" table:style-name="ce6">
            <text:p>13,603<text:s/></text:p>
          </table:table-cell>
          <table:table-cell office:value-type="float" office:value="34351" table:style-name="ce6">
            <text:p>34,351<text:s/></text:p>
          </table:table-cell>
          <table:table-cell office:value-type="float" office:value="7282" table:style-name="ce6">
            <text:p>7,282<text:s/></text:p>
          </table:table-cell>
          <table:table-cell office:value-type="float" office:value="8876" table:style-name="ce6">
            <text:p>8,876<text:s/></text:p>
          </table:table-cell>
          <table:table-cell office:value-type="float" office:value="20523" table:style-name="ce6">
            <text:p>20,523<text:s/></text:p>
          </table:table-cell>
          <table:table-cell office:value-type="float" office:value="5557" table:style-name="ce6">
            <text:p>5,557<text:s/></text:p>
          </table:table-cell>
          <table:table-cell office:value-type="float" office:value="3645" table:style-name="ce6">
            <text:p>3,645<text:s/></text:p>
          </table:table-cell>
          <table:table-cell office:value-type="float" office:value="3704" table:style-name="ce6">
            <text:p>3,704<text:s/></text:p>
          </table:table-cell>
          <table:table-cell office:value-type="float" office:value="13775" table:style-name="ce6">
            <text:p>13,775<text:s/></text:p>
          </table:table-cell>
          <table:table-cell office:value-type="float" office:value="10346" table:style-name="ce6">
            <text:p>10,346<text:s/></text:p>
          </table:table-cell>
          <table:table-cell office:value-type="float" office:value="10587" table:style-name="ce6">
            <text:p>10,587<text:s/></text:p>
          </table:table-cell>
          <table:table-cell office:value-type="float" office:value="31255" table:style-name="ce6">
            <text:p>31,255<text:s/></text:p>
          </table:table-cell>
          <table:table-cell office:value-type="float" office:value="8821" table:style-name="ce6">
            <text:p>8,821<text:s/></text:p>
          </table:table-cell>
          <table:table-cell office:value-type="float" office:value="15104" table:style-name="ce6">
            <text:p>15,104<text:s/></text:p>
          </table:table-cell>
          <table:table-cell office:value-type="float" office:value="7960" table:style-name="ce6">
            <text:p>7,960<text:s/></text:p>
          </table:table-cell>
          <table:table-cell office:value-type="float" office:value="23412" table:style-name="ce6">
            <text:p>23,412<text:s/></text:p>
          </table:table-cell>
          <table:table-cell office:value-type="float" office:value="24715" table:style-name="ce6">
            <text:p>24,715<text:s/></text:p>
          </table:table-cell>
          <table:table-cell office:value-type="float" office:value="29757" table:style-name="ce6">
            <text:p>29,757<text:s/></text:p>
          </table:table-cell>
          <table:table-cell office:value-type="float" office:value="47608" table:style-name="ce6">
            <text:p>47,608<text:s/></text:p>
          </table:table-cell>
          <table:table-cell office:value-type="float" office:value="40270" table:style-name="ce6">
            <text:p>40,270<text:s/></text:p>
          </table:table-cell>
          <table:table-cell office:value-type="float" office:value="27648" table:style-name="ce6">
            <text:p>27,648<text:s/></text:p>
          </table:table-cell>
          <table:table-cell office:value-type="float" office:value="29669" table:style-name="ce6">
            <text:p>29,669<text:s/></text:p>
          </table:table-cell>
          <table:table-cell office:value-type="float" office:value="72895" table:style-name="ce6">
            <text:p>72,895<text:s/></text:p>
          </table:table-cell>
          <table:table-cell office:value-type="float" office:value="23766" table:style-name="ce6">
            <text:p>23,766<text:s/></text:p>
          </table:table-cell>
          <table:table-cell office:value-type="float" office:value="31337" table:style-name="ce6">
            <text:p>31,337<text:s/></text:p>
          </table:table-cell>
          <table:table-cell office:value-type="float" office:value="38027" table:style-name="ce6">
            <text:p>38,027<text:s/></text:p>
          </table:table-cell>
          <table:table-cell office:value-type="float" office:value="25508" table:style-name="ce6">
            <text:p>25,508<text:s/></text:p>
          </table:table-cell>
          <table:table-cell office:value-type="float" office:value="68057" table:style-name="ce6">
            <text:p>68,057<text:s/></text:p>
          </table:table-cell>
          <table:table-cell office:value-type="float" office:value="22011" table:style-name="ce6">
            <text:p>22,011<text:s/></text:p>
          </table:table-cell>
          <table:table-cell office:value-type="float" office:value="17293" table:style-name="ce6">
            <text:p>17,293<text:s/></text:p>
          </table:table-cell>
          <table:table-cell office:value-type="float" office:value="15621" table:style-name="ce6">
            <text:p>15,621<text:s/></text:p>
          </table:table-cell>
          <table:table-cell office:value-type="float" office:value="25283" table:style-name="ce6">
            <text:p>25,283<text:s/></text:p>
          </table:table-cell>
          <table:table-cell office:value-type="float" office:value="13056" table:style-name="ce6">
            <text:p>13,056<text:s/></text:p>
          </table:table-cell>
          <table:table-cell office:value-type="float" office:value="31553" table:style-name="ce6">
            <text:p>31,553<text:s/></text:p>
          </table:table-cell>
          <table:table-cell office:value-type="float" office:value="20574" table:style-name="ce6">
            <text:p>20,574<text:s/></text:p>
          </table:table-cell>
          <table:table-cell office:value-type="float" office:value="8142" table:style-name="ce6">
            <text:p>8,142<text:s/></text:p>
          </table:table-cell>
          <table:table-cell office:value-type="float" office:value="13477" table:style-name="ce6">
            <text:p>13,477<text:s/></text:p>
          </table:table-cell>
          <table:table-cell office:value-type="float" office:value="44073" table:style-name="ce6">
            <text:p>44,073<text:s/></text:p>
          </table:table-cell>
          <table:table-cell office:value-type="float" office:value="26366" table:style-name="ce6">
            <text:p>26,366<text:s/></text:p>
          </table:table-cell>
          <table:table-cell office:value-type="float" office:value="26458" table:style-name="ce6">
            <text:p>26,458<text:s/></text:p>
          </table:table-cell>
          <table:table-cell office:value-type="float" office:value="25784" table:style-name="ce6">
            <text:p>25,784<text:s/></text:p>
          </table:table-cell>
          <table:table-cell office:value-type="float" office:value="8124" table:style-name="ce6">
            <text:p>8,124<text:s/></text:p>
          </table:table-cell>
          <table:table-cell office:value-type="float" office:value="11971" table:style-name="ce6">
            <text:p>11,971<text:s/></text:p>
          </table:table-cell>
          <table:table-cell office:value-type="float" office:value="4840" table:style-name="ce6">
            <text:p>4,840<text:s/></text:p>
          </table:table-cell>
          <table:table-cell office:value-type="float" office:value="5182" table:style-name="ce6">
            <text:p>5,182<text:s/></text:p>
          </table:table-cell>
          <table:table-cell office:value-type="float" office:value="6727" table:style-name="ce6">
            <text:p>6,727<text:s/></text:p>
          </table:table-cell>
          <table:table-cell office:value-type="float" office:value="10337" table:style-name="ce6">
            <text:p>10,337<text:s/></text:p>
          </table:table-cell>
          <table:table-cell office:value-type="float" office:value="10405" table:style-name="ce6">
            <text:p>10,405<text:s/></text:p>
          </table:table-cell>
          <table:table-cell office:value-type="float" office:value="12391" table:style-name="ce6">
            <text:p>12,391<text:s/></text:p>
          </table:table-cell>
          <table:table-cell office:value-type="float" office:value="18799" table:style-name="ce6">
            <text:p>18,799<text:s/></text:p>
          </table:table-cell>
          <table:table-cell office:value-type="float" office:value="31183" table:style-name="ce6">
            <text:p>31,183<text:s/></text:p>
          </table:table-cell>
          <table:table-cell office:value-type="float" office:value="24824" table:style-name="ce6">
            <text:p>24,824<text:s/></text:p>
          </table:table-cell>
          <table:table-cell office:value-type="float" office:value="13944" table:style-name="ce6">
            <text:p>13,944<text:s/></text:p>
          </table:table-cell>
          <table:table-cell office:value-type="float" office:value="13399" table:style-name="ce6">
            <text:p>13,399<text:s/></text:p>
          </table:table-cell>
          <table:table-cell office:value-type="float" office:value="13020" table:style-name="ce6">
            <text:p>13,020<text:s/></text:p>
          </table:table-cell>
          <table:table-cell office:value-type="float" office:value="12730" table:style-name="ce6">
            <text:p>12,730<text:s/></text:p>
          </table:table-cell>
          <table:table-cell office:value-type="float" office:value="12607" table:style-name="ce6">
            <text:p>12,607<text:s/></text:p>
          </table:table-cell>
          <table:table-cell office:value-type="float" office:value="10088" table:style-name="ce6">
            <text:p>10,088<text:s/></text:p>
          </table:table-cell>
          <table:table-cell office:value-type="float" office:value="9410" table:style-name="ce6">
            <text:p>9,410<text:s/></text:p>
          </table:table-cell>
          <table:table-cell table:number-columns-repeated="16275"/>
        </table:table-row>
        <table:table-row table:style-name="ro2">
          <table:table-cell office:value-type="date" office:date-value="2019-04-04T00:00:00" table:style-name="ce5">
            <text:p>2019/4/4</text:p>
          </table:table-cell>
          <table:table-cell office:value-type="float" office:value="5325" table:style-name="ce6">
            <text:p>5,325<text:s/></text:p>
          </table:table-cell>
          <table:table-cell office:value-type="float" office:value="8489" table:style-name="ce6">
            <text:p>8,489<text:s/></text:p>
          </table:table-cell>
          <table:table-cell office:value-type="float" office:value="19995" table:style-name="ce6">
            <text:p>19,995<text:s/></text:p>
          </table:table-cell>
          <table:table-cell office:value-type="float" office:value="45931" table:style-name="ce6">
            <text:p>45,931<text:s/></text:p>
          </table:table-cell>
          <table:table-cell office:value-type="float" office:value="14009" table:style-name="ce6">
            <text:p>14,009<text:s/></text:p>
          </table:table-cell>
          <table:table-cell office:value-type="float" office:value="9484" table:style-name="ce6">
            <text:p>9,484<text:s/></text:p>
          </table:table-cell>
          <table:table-cell office:value-type="float" office:value="7485" table:style-name="ce6">
            <text:p>7,485<text:s/></text:p>
          </table:table-cell>
          <table:table-cell office:value-type="float" office:value="6436" table:style-name="ce6">
            <text:p>6,436<text:s/></text:p>
          </table:table-cell>
          <table:table-cell office:value-type="float" office:value="2106" table:style-name="ce6">
            <text:p>2,106<text:s/></text:p>
          </table:table-cell>
          <table:table-cell office:value-type="float" office:value="9230" table:style-name="ce6">
            <text:p>9,230<text:s/></text:p>
          </table:table-cell>
          <table:table-cell office:value-type="float" office:value="1797" table:style-name="ce6">
            <text:p>1,797<text:s/></text:p>
          </table:table-cell>
          <table:table-cell office:value-type="float" office:value="3424" table:style-name="ce6">
            <text:p>3,424<text:s/></text:p>
          </table:table-cell>
          <table:table-cell office:value-type="float" office:value="21140" table:style-name="ce6">
            <text:p>21,140<text:s/></text:p>
          </table:table-cell>
          <table:table-cell office:value-type="float" office:value="5266" table:style-name="ce6">
            <text:p>5,266<text:s/></text:p>
          </table:table-cell>
          <table:table-cell office:value-type="float" office:value="10366" table:style-name="ce6">
            <text:p>10,366<text:s/></text:p>
          </table:table-cell>
          <table:table-cell office:value-type="float" office:value="4855" table:style-name="ce6">
            <text:p>4,855<text:s/></text:p>
          </table:table-cell>
          <table:table-cell office:value-type="float" office:value="5795" table:style-name="ce6">
            <text:p>5,795<text:s/></text:p>
          </table:table-cell>
          <table:table-cell office:value-type="float" office:value="3544" table:style-name="ce6">
            <text:p>3,544<text:s/></text:p>
          </table:table-cell>
          <table:table-cell office:value-type="float" office:value="7584" table:style-name="ce6">
            <text:p>7,584<text:s/></text:p>
          </table:table-cell>
          <table:table-cell office:value-type="float" office:value="4110" table:style-name="ce6">
            <text:p>4,110<text:s/></text:p>
          </table:table-cell>
          <table:table-cell office:value-type="float" office:value="4839" table:style-name="ce6">
            <text:p>4,839<text:s/></text:p>
          </table:table-cell>
          <table:table-cell office:value-type="float" office:value="5907" table:style-name="ce6">
            <text:p>5,907<text:s/></text:p>
          </table:table-cell>
          <table:table-cell office:value-type="float" office:value="2157" table:style-name="ce6">
            <text:p>2,157<text:s/></text:p>
          </table:table-cell>
          <table:table-cell office:value-type="float" office:value="21074" table:style-name="ce6">
            <text:p>21,074<text:s/></text:p>
          </table:table-cell>
          <table:table-cell office:value-type="float" office:value="1921" table:style-name="ce6">
            <text:p>1,921<text:s/></text:p>
          </table:table-cell>
          <table:table-cell office:value-type="float" office:value="15522" table:style-name="ce6">
            <text:p>15,522<text:s/></text:p>
          </table:table-cell>
          <table:table-cell office:value-type="float" office:value="8487" table:style-name="ce6">
            <text:p>8,487<text:s/></text:p>
          </table:table-cell>
          <table:table-cell office:value-type="float" office:value="11428" table:style-name="ce6">
            <text:p>11,428<text:s/></text:p>
          </table:table-cell>
          <table:table-cell office:value-type="float" office:value="12335" table:style-name="ce6">
            <text:p>12,335<text:s/></text:p>
          </table:table-cell>
          <table:table-cell office:value-type="float" office:value="12586" table:style-name="ce6">
            <text:p>12,586<text:s/></text:p>
          </table:table-cell>
          <table:table-cell office:value-type="float" office:value="7252" table:style-name="ce6">
            <text:p>7,252<text:s/></text:p>
          </table:table-cell>
          <table:table-cell office:value-type="float" office:value="22553" table:style-name="ce6">
            <text:p>22,553<text:s/></text:p>
          </table:table-cell>
          <table:table-cell office:value-type="float" office:value="12930" table:style-name="ce6">
            <text:p>12,930<text:s/></text:p>
          </table:table-cell>
          <table:table-cell office:value-type="float" office:value="19895" table:style-name="ce6">
            <text:p>19,895<text:s/></text:p>
          </table:table-cell>
          <table:table-cell office:value-type="float" office:value="22464" table:style-name="ce6">
            <text:p>22,464<text:s/></text:p>
          </table:table-cell>
          <table:table-cell office:value-type="float" office:value="4305" table:style-name="ce6">
            <text:p>4,305<text:s/></text:p>
          </table:table-cell>
          <table:table-cell office:value-type="float" office:value="28307" table:style-name="ce6">
            <text:p>28,307<text:s/></text:p>
          </table:table-cell>
          <table:table-cell office:value-type="float" office:value="19368" table:style-name="ce6">
            <text:p>19,368<text:s/></text:p>
          </table:table-cell>
          <table:table-cell office:value-type="float" office:value="17635" table:style-name="ce6">
            <text:p>17,635<text:s/></text:p>
          </table:table-cell>
          <table:table-cell office:value-type="float" office:value="16842" table:style-name="ce6">
            <text:p>16,842<text:s/></text:p>
          </table:table-cell>
          <table:table-cell office:value-type="float" office:value="9601" table:style-name="ce6">
            <text:p>9,601<text:s/></text:p>
          </table:table-cell>
          <table:table-cell office:value-type="float" office:value="177645" table:style-name="ce6">
            <text:p>177,645<text:s/></text:p>
          </table:table-cell>
          <table:table-cell office:value-type="float" office:value="39359" table:style-name="ce6">
            <text:p>39,359<text:s/></text:p>
          </table:table-cell>
          <table:table-cell office:value-type="float" office:value="16198" table:style-name="ce6">
            <text:p>16,198<text:s/></text:p>
          </table:table-cell>
          <table:table-cell office:value-type="float" office:value="15498" table:style-name="ce6">
            <text:p>15,498<text:s/></text:p>
          </table:table-cell>
          <table:table-cell office:value-type="float" office:value="27821" table:style-name="ce6">
            <text:p>27,821<text:s/></text:p>
          </table:table-cell>
          <table:table-cell office:value-type="float" office:value="34735" table:style-name="ce6">
            <text:p>34,735<text:s/></text:p>
          </table:table-cell>
          <table:table-cell office:value-type="float" office:value="26325" table:style-name="ce6">
            <text:p>26,325<text:s/></text:p>
          </table:table-cell>
          <table:table-cell office:value-type="float" office:value="18103" table:style-name="ce6">
            <text:p>18,103<text:s/></text:p>
          </table:table-cell>
          <table:table-cell office:value-type="float" office:value="7626" table:style-name="ce6">
            <text:p>7,626<text:s/></text:p>
          </table:table-cell>
          <table:table-cell office:value-type="float" office:value="22950" table:style-name="ce6">
            <text:p>22,950<text:s/></text:p>
          </table:table-cell>
          <table:table-cell office:value-type="float" office:value="5533" table:style-name="ce6">
            <text:p>5,533<text:s/></text:p>
          </table:table-cell>
          <table:table-cell office:value-type="float" office:value="5643" table:style-name="ce6">
            <text:p>5,643<text:s/></text:p>
          </table:table-cell>
          <table:table-cell office:value-type="float" office:value="15834" table:style-name="ce6">
            <text:p>15,834<text:s/></text:p>
          </table:table-cell>
          <table:table-cell office:value-type="float" office:value="6772" table:style-name="ce6">
            <text:p>6,772<text:s/></text:p>
          </table:table-cell>
          <table:table-cell office:value-type="float" office:value="2865" table:style-name="ce6">
            <text:p>2,865<text:s/></text:p>
          </table:table-cell>
          <table:table-cell office:value-type="float" office:value="2651" table:style-name="ce6">
            <text:p>2,651<text:s/></text:p>
          </table:table-cell>
          <table:table-cell office:value-type="float" office:value="8334" table:style-name="ce6">
            <text:p>8,334<text:s/></text:p>
          </table:table-cell>
          <table:table-cell office:value-type="float" office:value="7973" table:style-name="ce6">
            <text:p>7,973<text:s/></text:p>
          </table:table-cell>
          <table:table-cell office:value-type="float" office:value="14381" table:style-name="ce6">
            <text:p>14,381<text:s/></text:p>
          </table:table-cell>
          <table:table-cell office:value-type="float" office:value="44805" table:style-name="ce6">
            <text:p>44,805<text:s/></text:p>
          </table:table-cell>
          <table:table-cell office:value-type="float" office:value="5837" table:style-name="ce6">
            <text:p>5,837<text:s/></text:p>
          </table:table-cell>
          <table:table-cell office:value-type="float" office:value="11215" table:style-name="ce6">
            <text:p>11,215<text:s/></text:p>
          </table:table-cell>
          <table:table-cell office:value-type="float" office:value="6442" table:style-name="ce6">
            <text:p>6,442<text:s/></text:p>
          </table:table-cell>
          <table:table-cell office:value-type="float" office:value="15644" table:style-name="ce6">
            <text:p>15,644<text:s/></text:p>
          </table:table-cell>
          <table:table-cell office:value-type="float" office:value="15407" table:style-name="ce6">
            <text:p>15,407<text:s/></text:p>
          </table:table-cell>
          <table:table-cell office:value-type="float" office:value="23901" table:style-name="ce6">
            <text:p>23,901<text:s/></text:p>
          </table:table-cell>
          <table:table-cell office:value-type="float" office:value="42490" table:style-name="ce6">
            <text:p>42,490<text:s/></text:p>
          </table:table-cell>
          <table:table-cell office:value-type="float" office:value="27396" table:style-name="ce6">
            <text:p>27,396<text:s/></text:p>
          </table:table-cell>
          <table:table-cell office:value-type="float" office:value="18570" table:style-name="ce6">
            <text:p>18,570<text:s/></text:p>
          </table:table-cell>
          <table:table-cell office:value-type="float" office:value="27203" table:style-name="ce6">
            <text:p>27,203<text:s/></text:p>
          </table:table-cell>
          <table:table-cell office:value-type="float" office:value="76958" table:style-name="ce6">
            <text:p>76,958<text:s/></text:p>
          </table:table-cell>
          <table:table-cell office:value-type="float" office:value="12785" table:style-name="ce6">
            <text:p>12,785<text:s/></text:p>
          </table:table-cell>
          <table:table-cell office:value-type="float" office:value="25048" table:style-name="ce6">
            <text:p>25,048<text:s/></text:p>
          </table:table-cell>
          <table:table-cell office:value-type="float" office:value="27567" table:style-name="ce6">
            <text:p>27,567<text:s/></text:p>
          </table:table-cell>
          <table:table-cell office:value-type="float" office:value="18348" table:style-name="ce6">
            <text:p>18,348<text:s/></text:p>
          </table:table-cell>
          <table:table-cell office:value-type="float" office:value="53297" table:style-name="ce6">
            <text:p>53,297<text:s/></text:p>
          </table:table-cell>
          <table:table-cell office:value-type="float" office:value="12716" table:style-name="ce6">
            <text:p>12,716<text:s/></text:p>
          </table:table-cell>
          <table:table-cell office:value-type="float" office:value="12751" table:style-name="ce6">
            <text:p>12,751<text:s/></text:p>
          </table:table-cell>
          <table:table-cell office:value-type="float" office:value="7817" table:style-name="ce6">
            <text:p>7,817<text:s/></text:p>
          </table:table-cell>
          <table:table-cell office:value-type="float" office:value="20684" table:style-name="ce6">
            <text:p>20,684<text:s/></text:p>
          </table:table-cell>
          <table:table-cell office:value-type="float" office:value="10073" table:style-name="ce6">
            <text:p>10,073<text:s/></text:p>
          </table:table-cell>
          <table:table-cell office:value-type="float" office:value="32009" table:style-name="ce6">
            <text:p>32,009<text:s/></text:p>
          </table:table-cell>
          <table:table-cell office:value-type="float" office:value="12417" table:style-name="ce6">
            <text:p>12,417<text:s/></text:p>
          </table:table-cell>
          <table:table-cell office:value-type="float" office:value="7644" table:style-name="ce6">
            <text:p>7,644<text:s/></text:p>
          </table:table-cell>
          <table:table-cell office:value-type="float" office:value="10729" table:style-name="ce6">
            <text:p>10,729<text:s/></text:p>
          </table:table-cell>
          <table:table-cell office:value-type="float" office:value="17964" table:style-name="ce6">
            <text:p>17,964<text:s/></text:p>
          </table:table-cell>
          <table:table-cell office:value-type="float" office:value="12116" table:style-name="ce6">
            <text:p>12,116<text:s/></text:p>
          </table:table-cell>
          <table:table-cell office:value-type="float" office:value="14456" table:style-name="ce6">
            <text:p>14,456<text:s/></text:p>
          </table:table-cell>
          <table:table-cell office:value-type="float" office:value="18550" table:style-name="ce6">
            <text:p>18,550<text:s/></text:p>
          </table:table-cell>
          <table:table-cell office:value-type="float" office:value="5876" table:style-name="ce6">
            <text:p>5,876<text:s/></text:p>
          </table:table-cell>
          <table:table-cell office:value-type="float" office:value="8286" table:style-name="ce6">
            <text:p>8,286<text:s/></text:p>
          </table:table-cell>
          <table:table-cell office:value-type="float" office:value="3451" table:style-name="ce6">
            <text:p>3,451<text:s/></text:p>
          </table:table-cell>
          <table:table-cell office:value-type="float" office:value="2120" table:style-name="ce6">
            <text:p>2,120<text:s/></text:p>
          </table:table-cell>
          <table:table-cell office:value-type="float" office:value="6467" table:style-name="ce6">
            <text:p>6,467<text:s/></text:p>
          </table:table-cell>
          <table:table-cell office:value-type="float" office:value="6641" table:style-name="ce6">
            <text:p>6,641<text:s/></text:p>
          </table:table-cell>
          <table:table-cell office:value-type="float" office:value="8866" table:style-name="ce6">
            <text:p>8,866<text:s/></text:p>
          </table:table-cell>
          <table:table-cell office:value-type="float" office:value="9728" table:style-name="ce6">
            <text:p>9,728<text:s/></text:p>
          </table:table-cell>
          <table:table-cell office:value-type="float" office:value="11282" table:style-name="ce6">
            <text:p>11,282<text:s/></text:p>
          </table:table-cell>
          <table:table-cell office:value-type="float" office:value="18554" table:style-name="ce6">
            <text:p>18,554<text:s/></text:p>
          </table:table-cell>
          <table:table-cell office:value-type="float" office:value="19920" table:style-name="ce6">
            <text:p>19,920<text:s/></text:p>
          </table:table-cell>
          <table:table-cell office:value-type="float" office:value="9730" table:style-name="ce6">
            <text:p>9,730<text:s/></text:p>
          </table:table-cell>
          <table:table-cell office:value-type="float" office:value="9181" table:style-name="ce6">
            <text:p>9,181<text:s/></text:p>
          </table:table-cell>
          <table:table-cell office:value-type="float" office:value="9256" table:style-name="ce6">
            <text:p>9,256<text:s/></text:p>
          </table:table-cell>
          <table:table-cell office:value-type="float" office:value="8764" table:style-name="ce6">
            <text:p>8,764<text:s/></text:p>
          </table:table-cell>
          <table:table-cell office:value-type="float" office:value="9322" table:style-name="ce6">
            <text:p>9,322<text:s/></text:p>
          </table:table-cell>
          <table:table-cell office:value-type="float" office:value="7184" table:style-name="ce6">
            <text:p>7,184<text:s/></text:p>
          </table:table-cell>
          <table:table-cell office:value-type="float" office:value="6596" table:style-name="ce6">
            <text:p>6,596<text:s/></text:p>
          </table:table-cell>
          <table:table-cell table:number-columns-repeated="16275"/>
        </table:table-row>
        <table:table-row table:style-name="ro2">
          <table:table-cell office:value-type="date" office:date-value="2019-04-05T00:00:00" table:style-name="ce5">
            <text:p>2019/4/5</text:p>
          </table:table-cell>
          <table:table-cell office:value-type="float" office:value="4618" table:style-name="ce6">
            <text:p>4,618<text:s/></text:p>
          </table:table-cell>
          <table:table-cell office:value-type="float" office:value="7815" table:style-name="ce6">
            <text:p>7,815<text:s/></text:p>
          </table:table-cell>
          <table:table-cell office:value-type="float" office:value="18161" table:style-name="ce6">
            <text:p>18,161<text:s/></text:p>
          </table:table-cell>
          <table:table-cell office:value-type="float" office:value="40520" table:style-name="ce6">
            <text:p>40,520<text:s/></text:p>
          </table:table-cell>
          <table:table-cell office:value-type="float" office:value="12688" table:style-name="ce6">
            <text:p>12,688<text:s/></text:p>
          </table:table-cell>
          <table:table-cell office:value-type="float" office:value="8653" table:style-name="ce6">
            <text:p>8,653<text:s/></text:p>
          </table:table-cell>
          <table:table-cell office:value-type="float" office:value="7125" table:style-name="ce6">
            <text:p>7,125<text:s/></text:p>
          </table:table-cell>
          <table:table-cell office:value-type="float" office:value="6015" table:style-name="ce6">
            <text:p>6,015<text:s/></text:p>
          </table:table-cell>
          <table:table-cell office:value-type="float" office:value="2016" table:style-name="ce6">
            <text:p>2,016<text:s/></text:p>
          </table:table-cell>
          <table:table-cell office:value-type="float" office:value="7302" table:style-name="ce6">
            <text:p>7,302<text:s/></text:p>
          </table:table-cell>
          <table:table-cell office:value-type="float" office:value="1515" table:style-name="ce6">
            <text:p>1,515<text:s/></text:p>
          </table:table-cell>
          <table:table-cell office:value-type="float" office:value="2915" table:style-name="ce6">
            <text:p>2,915<text:s/></text:p>
          </table:table-cell>
          <table:table-cell office:value-type="float" office:value="18546" table:style-name="ce6">
            <text:p>18,546<text:s/></text:p>
          </table:table-cell>
          <table:table-cell office:value-type="float" office:value="4839" table:style-name="ce6">
            <text:p>4,839<text:s/></text:p>
          </table:table-cell>
          <table:table-cell office:value-type="float" office:value="9223" table:style-name="ce6">
            <text:p>9,223<text:s/></text:p>
          </table:table-cell>
          <table:table-cell office:value-type="float" office:value="4270" table:style-name="ce6">
            <text:p>4,270<text:s/></text:p>
          </table:table-cell>
          <table:table-cell office:value-type="float" office:value="5361" table:style-name="ce6">
            <text:p>5,361<text:s/></text:p>
          </table:table-cell>
          <table:table-cell office:value-type="float" office:value="3369" table:style-name="ce6">
            <text:p>3,369<text:s/></text:p>
          </table:table-cell>
          <table:table-cell office:value-type="float" office:value="6824" table:style-name="ce6">
            <text:p>6,824<text:s/></text:p>
          </table:table-cell>
          <table:table-cell office:value-type="float" office:value="3649" table:style-name="ce6">
            <text:p>3,649<text:s/></text:p>
          </table:table-cell>
          <table:table-cell office:value-type="float" office:value="4520" table:style-name="ce6">
            <text:p>4,520<text:s/></text:p>
          </table:table-cell>
          <table:table-cell office:value-type="float" office:value="5334" table:style-name="ce6">
            <text:p>5,334<text:s/></text:p>
          </table:table-cell>
          <table:table-cell office:value-type="float" office:value="1943" table:style-name="ce6">
            <text:p>1,943<text:s/></text:p>
          </table:table-cell>
          <table:table-cell office:value-type="float" office:value="18419" table:style-name="ce6">
            <text:p>18,419<text:s/></text:p>
          </table:table-cell>
          <table:table-cell office:value-type="float" office:value="1951" table:style-name="ce6">
            <text:p>1,951<text:s/></text:p>
          </table:table-cell>
          <table:table-cell office:value-type="float" office:value="16837" table:style-name="ce6">
            <text:p>16,837<text:s/></text:p>
          </table:table-cell>
          <table:table-cell office:value-type="float" office:value="8309" table:style-name="ce6">
            <text:p>8,309<text:s/></text:p>
          </table:table-cell>
          <table:table-cell office:value-type="float" office:value="10645" table:style-name="ce6">
            <text:p>10,645<text:s/></text:p>
          </table:table-cell>
          <table:table-cell office:value-type="float" office:value="11047" table:style-name="ce6">
            <text:p>11,047<text:s/></text:p>
          </table:table-cell>
          <table:table-cell office:value-type="float" office:value="11757" table:style-name="ce6">
            <text:p>11,757<text:s/></text:p>
          </table:table-cell>
          <table:table-cell office:value-type="float" office:value="6771" table:style-name="ce6">
            <text:p>6,771<text:s/></text:p>
          </table:table-cell>
          <table:table-cell office:value-type="float" office:value="21525" table:style-name="ce6">
            <text:p>21,525<text:s/></text:p>
          </table:table-cell>
          <table:table-cell office:value-type="float" office:value="12533" table:style-name="ce6">
            <text:p>12,533<text:s/></text:p>
          </table:table-cell>
          <table:table-cell office:value-type="float" office:value="17907" table:style-name="ce6">
            <text:p>17,907<text:s/></text:p>
          </table:table-cell>
          <table:table-cell office:value-type="float" office:value="23634" table:style-name="ce6">
            <text:p>23,634<text:s/></text:p>
          </table:table-cell>
          <table:table-cell office:value-type="float" office:value="4044" table:style-name="ce6">
            <text:p>4,044<text:s/></text:p>
          </table:table-cell>
          <table:table-cell office:value-type="float" office:value="26717" table:style-name="ce6">
            <text:p>26,717<text:s/></text:p>
          </table:table-cell>
          <table:table-cell office:value-type="float" office:value="17905" table:style-name="ce6">
            <text:p>17,905<text:s/></text:p>
          </table:table-cell>
          <table:table-cell office:value-type="float" office:value="15985" table:style-name="ce6">
            <text:p>15,985<text:s/></text:p>
          </table:table-cell>
          <table:table-cell office:value-type="float" office:value="15412" table:style-name="ce6">
            <text:p>15,412<text:s/></text:p>
          </table:table-cell>
          <table:table-cell office:value-type="float" office:value="8250" table:style-name="ce6">
            <text:p>8,250<text:s/></text:p>
          </table:table-cell>
          <table:table-cell office:value-type="float" office:value="137066" table:style-name="ce6">
            <text:p>137,066<text:s/></text:p>
          </table:table-cell>
          <table:table-cell office:value-type="float" office:value="36671" table:style-name="ce6">
            <text:p>36,671<text:s/></text:p>
          </table:table-cell>
          <table:table-cell office:value-type="float" office:value="15044" table:style-name="ce6">
            <text:p>15,044<text:s/></text:p>
          </table:table-cell>
          <table:table-cell office:value-type="float" office:value="13912" table:style-name="ce6">
            <text:p>13,912<text:s/></text:p>
          </table:table-cell>
          <table:table-cell office:value-type="float" office:value="22056" table:style-name="ce6">
            <text:p>22,056<text:s/></text:p>
          </table:table-cell>
          <table:table-cell office:value-type="float" office:value="32021" table:style-name="ce6">
            <text:p>32,021<text:s/></text:p>
          </table:table-cell>
          <table:table-cell office:value-type="float" office:value="23999" table:style-name="ce6">
            <text:p>23,999<text:s/></text:p>
          </table:table-cell>
          <table:table-cell office:value-type="float" office:value="16556" table:style-name="ce6">
            <text:p>16,556<text:s/></text:p>
          </table:table-cell>
          <table:table-cell office:value-type="float" office:value="7179" table:style-name="ce6">
            <text:p>7,179<text:s/></text:p>
          </table:table-cell>
          <table:table-cell office:value-type="float" office:value="21282" table:style-name="ce6">
            <text:p>21,282<text:s/></text:p>
          </table:table-cell>
          <table:table-cell office:value-type="float" office:value="5085" table:style-name="ce6">
            <text:p>5,085<text:s/></text:p>
          </table:table-cell>
          <table:table-cell office:value-type="float" office:value="5033" table:style-name="ce6">
            <text:p>5,033<text:s/></text:p>
          </table:table-cell>
          <table:table-cell office:value-type="float" office:value="14559" table:style-name="ce6">
            <text:p>14,559<text:s/></text:p>
          </table:table-cell>
          <table:table-cell office:value-type="float" office:value="6646" table:style-name="ce6">
            <text:p>6,646<text:s/></text:p>
          </table:table-cell>
          <table:table-cell office:value-type="float" office:value="2877" table:style-name="ce6">
            <text:p>2,877<text:s/></text:p>
          </table:table-cell>
          <table:table-cell office:value-type="float" office:value="2027" table:style-name="ce6">
            <text:p>2,027<text:s/></text:p>
          </table:table-cell>
          <table:table-cell office:value-type="float" office:value="8003" table:style-name="ce6">
            <text:p>8,003<text:s/></text:p>
          </table:table-cell>
          <table:table-cell office:value-type="float" office:value="7334" table:style-name="ce6">
            <text:p>7,334<text:s/></text:p>
          </table:table-cell>
          <table:table-cell office:value-type="float" office:value="13504" table:style-name="ce6">
            <text:p>13,504<text:s/></text:p>
          </table:table-cell>
          <table:table-cell office:value-type="float" office:value="43449" table:style-name="ce6">
            <text:p>43,449<text:s/></text:p>
          </table:table-cell>
          <table:table-cell office:value-type="float" office:value="5471" table:style-name="ce6">
            <text:p>5,471<text:s/></text:p>
          </table:table-cell>
          <table:table-cell office:value-type="float" office:value="9635" table:style-name="ce6">
            <text:p>9,635<text:s/></text:p>
          </table:table-cell>
          <table:table-cell office:value-type="float" office:value="5966" table:style-name="ce6">
            <text:p>5,966<text:s/></text:p>
          </table:table-cell>
          <table:table-cell office:value-type="float" office:value="14317" table:style-name="ce6">
            <text:p>14,317<text:s/></text:p>
          </table:table-cell>
          <table:table-cell office:value-type="float" office:value="12075" table:style-name="ce6">
            <text:p>12,075<text:s/></text:p>
          </table:table-cell>
          <table:table-cell office:value-type="float" office:value="22091" table:style-name="ce6">
            <text:p>22,091<text:s/></text:p>
          </table:table-cell>
          <table:table-cell office:value-type="float" office:value="34399" table:style-name="ce6">
            <text:p>34,399<text:s/></text:p>
          </table:table-cell>
          <table:table-cell office:value-type="float" office:value="24813" table:style-name="ce6">
            <text:p>24,813<text:s/></text:p>
          </table:table-cell>
          <table:table-cell office:value-type="float" office:value="16778" table:style-name="ce6">
            <text:p>16,778<text:s/></text:p>
          </table:table-cell>
          <table:table-cell office:value-type="float" office:value="27071" table:style-name="ce6">
            <text:p>27,071<text:s/></text:p>
          </table:table-cell>
          <table:table-cell office:value-type="float" office:value="75643" table:style-name="ce6">
            <text:p>75,643<text:s/></text:p>
          </table:table-cell>
          <table:table-cell office:value-type="float" office:value="12802" table:style-name="ce6">
            <text:p>12,802<text:s/></text:p>
          </table:table-cell>
          <table:table-cell office:value-type="float" office:value="23677" table:style-name="ce6">
            <text:p>23,677<text:s/></text:p>
          </table:table-cell>
          <table:table-cell office:value-type="float" office:value="25824" table:style-name="ce6">
            <text:p>25,824<text:s/></text:p>
          </table:table-cell>
          <table:table-cell office:value-type="float" office:value="17158" table:style-name="ce6">
            <text:p>17,158<text:s/></text:p>
          </table:table-cell>
          <table:table-cell office:value-type="float" office:value="45814" table:style-name="ce6">
            <text:p>45,814<text:s/></text:p>
          </table:table-cell>
          <table:table-cell office:value-type="float" office:value="11335" table:style-name="ce6">
            <text:p>11,335<text:s/></text:p>
          </table:table-cell>
          <table:table-cell office:value-type="float" office:value="11894" table:style-name="ce6">
            <text:p>11,894<text:s/></text:p>
          </table:table-cell>
          <table:table-cell office:value-type="float" office:value="7221" table:style-name="ce6">
            <text:p>7,221<text:s/></text:p>
          </table:table-cell>
          <table:table-cell office:value-type="float" office:value="13448" table:style-name="ce6">
            <text:p>13,448<text:s/></text:p>
          </table:table-cell>
          <table:table-cell office:value-type="float" office:value="9594" table:style-name="ce6">
            <text:p>9,594<text:s/></text:p>
          </table:table-cell>
          <table:table-cell office:value-type="float" office:value="30079" table:style-name="ce6">
            <text:p>30,079<text:s/></text:p>
          </table:table-cell>
          <table:table-cell office:value-type="float" office:value="11797" table:style-name="ce6">
            <text:p>11,797<text:s/></text:p>
          </table:table-cell>
          <table:table-cell office:value-type="float" office:value="7687" table:style-name="ce6">
            <text:p>7,687<text:s/></text:p>
          </table:table-cell>
          <table:table-cell office:value-type="float" office:value="9316" table:style-name="ce6">
            <text:p>9,316<text:s/></text:p>
          </table:table-cell>
          <table:table-cell office:value-type="float" office:value="15918" table:style-name="ce6">
            <text:p>15,918<text:s/></text:p>
          </table:table-cell>
          <table:table-cell office:value-type="float" office:value="11443" table:style-name="ce6">
            <text:p>11,443<text:s/></text:p>
          </table:table-cell>
          <table:table-cell office:value-type="float" office:value="13728" table:style-name="ce6">
            <text:p>13,728<text:s/></text:p>
          </table:table-cell>
          <table:table-cell office:value-type="float" office:value="17995" table:style-name="ce6">
            <text:p>17,995<text:s/></text:p>
          </table:table-cell>
          <table:table-cell office:value-type="float" office:value="5552" table:style-name="ce6">
            <text:p>5,552<text:s/></text:p>
          </table:table-cell>
          <table:table-cell office:value-type="float" office:value="8178" table:style-name="ce6">
            <text:p>8,178<text:s/></text:p>
          </table:table-cell>
          <table:table-cell office:value-type="float" office:value="3234" table:style-name="ce6">
            <text:p>3,234<text:s/></text:p>
          </table:table-cell>
          <table:table-cell office:value-type="float" office:value="1964" table:style-name="ce6">
            <text:p>1,964<text:s/></text:p>
          </table:table-cell>
          <table:table-cell office:value-type="float" office:value="5497" table:style-name="ce6">
            <text:p>5,497<text:s/></text:p>
          </table:table-cell>
          <table:table-cell office:value-type="float" office:value="5823" table:style-name="ce6">
            <text:p>5,823<text:s/></text:p>
          </table:table-cell>
          <table:table-cell office:value-type="float" office:value="8548" table:style-name="ce6">
            <text:p>8,548<text:s/></text:p>
          </table:table-cell>
          <table:table-cell office:value-type="float" office:value="8677" table:style-name="ce6">
            <text:p>8,677<text:s/></text:p>
          </table:table-cell>
          <table:table-cell office:value-type="float" office:value="10404" table:style-name="ce6">
            <text:p>10,404<text:s/></text:p>
          </table:table-cell>
          <table:table-cell office:value-type="float" office:value="16584" table:style-name="ce6">
            <text:p>16,584<text:s/></text:p>
          </table:table-cell>
          <table:table-cell office:value-type="float" office:value="19112" table:style-name="ce6">
            <text:p>19,112<text:s/></text:p>
          </table:table-cell>
          <table:table-cell office:value-type="float" office:value="8771" table:style-name="ce6">
            <text:p>8,771<text:s/></text:p>
          </table:table-cell>
          <table:table-cell office:value-type="float" office:value="8308" table:style-name="ce6">
            <text:p>8,308<text:s/></text:p>
          </table:table-cell>
          <table:table-cell office:value-type="float" office:value="8426" table:style-name="ce6">
            <text:p>8,426<text:s/></text:p>
          </table:table-cell>
          <table:table-cell office:value-type="float" office:value="8067" table:style-name="ce6">
            <text:p>8,067<text:s/></text:p>
          </table:table-cell>
          <table:table-cell office:value-type="float" office:value="8596" table:style-name="ce6">
            <text:p>8,596<text:s/></text:p>
          </table:table-cell>
          <table:table-cell office:value-type="float" office:value="6723" table:style-name="ce6">
            <text:p>6,723<text:s/></text:p>
          </table:table-cell>
          <table:table-cell office:value-type="float" office:value="6314" table:style-name="ce6">
            <text:p>6,314<text:s/></text:p>
          </table:table-cell>
          <table:table-cell table:number-columns-repeated="16275"/>
        </table:table-row>
        <table:table-row table:style-name="ro2">
          <table:table-cell office:value-type="date" office:date-value="2019-04-06T00:00:00" table:style-name="ce5">
            <text:p>2019/4/6</text:p>
          </table:table-cell>
          <table:table-cell office:value-type="float" office:value="4253" table:style-name="ce6">
            <text:p>4,253<text:s/></text:p>
          </table:table-cell>
          <table:table-cell office:value-type="float" office:value="8919" table:style-name="ce6">
            <text:p>8,919<text:s/></text:p>
          </table:table-cell>
          <table:table-cell office:value-type="float" office:value="22143" table:style-name="ce6">
            <text:p>22,143<text:s/></text:p>
          </table:table-cell>
          <table:table-cell office:value-type="float" office:value="47413" table:style-name="ce6">
            <text:p>47,413<text:s/></text:p>
          </table:table-cell>
          <table:table-cell office:value-type="float" office:value="15728" table:style-name="ce6">
            <text:p>15,728<text:s/></text:p>
          </table:table-cell>
          <table:table-cell office:value-type="float" office:value="9728" table:style-name="ce6">
            <text:p>9,728<text:s/></text:p>
          </table:table-cell>
          <table:table-cell office:value-type="float" office:value="8135" table:style-name="ce6">
            <text:p>8,135<text:s/></text:p>
          </table:table-cell>
          <table:table-cell office:value-type="float" office:value="4729" table:style-name="ce6">
            <text:p>4,729<text:s/></text:p>
          </table:table-cell>
          <table:table-cell office:value-type="float" office:value="2550" table:style-name="ce6">
            <text:p>2,550<text:s/></text:p>
          </table:table-cell>
          <table:table-cell office:value-type="float" office:value="9285" table:style-name="ce6">
            <text:p>9,285<text:s/></text:p>
          </table:table-cell>
          <table:table-cell office:value-type="float" office:value="2048" table:style-name="ce6">
            <text:p>2,048<text:s/></text:p>
          </table:table-cell>
          <table:table-cell office:value-type="float" office:value="3791" table:style-name="ce6">
            <text:p>3,791<text:s/></text:p>
          </table:table-cell>
          <table:table-cell office:value-type="float" office:value="20609" table:style-name="ce6">
            <text:p>20,609<text:s/></text:p>
          </table:table-cell>
          <table:table-cell office:value-type="float" office:value="7132" table:style-name="ce6">
            <text:p>7,132<text:s/></text:p>
          </table:table-cell>
          <table:table-cell office:value-type="float" office:value="11446" table:style-name="ce6">
            <text:p>11,446<text:s/></text:p>
          </table:table-cell>
          <table:table-cell office:value-type="float" office:value="5541" table:style-name="ce6">
            <text:p>5,541<text:s/></text:p>
          </table:table-cell>
          <table:table-cell office:value-type="float" office:value="6334" table:style-name="ce6">
            <text:p>6,334<text:s/></text:p>
          </table:table-cell>
          <table:table-cell office:value-type="float" office:value="4126" table:style-name="ce6">
            <text:p>4,126<text:s/></text:p>
          </table:table-cell>
          <table:table-cell office:value-type="float" office:value="8441" table:style-name="ce6">
            <text:p>8,441<text:s/></text:p>
          </table:table-cell>
          <table:table-cell office:value-type="float" office:value="4629" table:style-name="ce6">
            <text:p>4,629<text:s/></text:p>
          </table:table-cell>
          <table:table-cell office:value-type="float" office:value="5319" table:style-name="ce6">
            <text:p>5,319<text:s/></text:p>
          </table:table-cell>
          <table:table-cell office:value-type="float" office:value="6711" table:style-name="ce6">
            <text:p>6,711<text:s/></text:p>
          </table:table-cell>
          <table:table-cell office:value-type="float" office:value="2288" table:style-name="ce6">
            <text:p>2,288<text:s/></text:p>
          </table:table-cell>
          <table:table-cell office:value-type="float" office:value="24945" table:style-name="ce6">
            <text:p>24,945<text:s/></text:p>
          </table:table-cell>
          <table:table-cell office:value-type="float" office:value="2364" table:style-name="ce6">
            <text:p>2,364<text:s/></text:p>
          </table:table-cell>
          <table:table-cell office:value-type="float" office:value="21139" table:style-name="ce6">
            <text:p>21,139<text:s/></text:p>
          </table:table-cell>
          <table:table-cell office:value-type="float" office:value="10343" table:style-name="ce6">
            <text:p>10,343<text:s/></text:p>
          </table:table-cell>
          <table:table-cell office:value-type="float" office:value="13563" table:style-name="ce6">
            <text:p>13,563<text:s/></text:p>
          </table:table-cell>
          <table:table-cell office:value-type="float" office:value="14281" table:style-name="ce6">
            <text:p>14,281<text:s/></text:p>
          </table:table-cell>
          <table:table-cell office:value-type="float" office:value="14686" table:style-name="ce6">
            <text:p>14,686<text:s/></text:p>
          </table:table-cell>
          <table:table-cell office:value-type="float" office:value="8442" table:style-name="ce6">
            <text:p>8,442<text:s/></text:p>
          </table:table-cell>
          <table:table-cell office:value-type="float" office:value="28598" table:style-name="ce6">
            <text:p>28,598<text:s/></text:p>
          </table:table-cell>
          <table:table-cell office:value-type="float" office:value="15068" table:style-name="ce6">
            <text:p>15,068<text:s/></text:p>
          </table:table-cell>
          <table:table-cell office:value-type="float" office:value="22564" table:style-name="ce6">
            <text:p>22,564<text:s/></text:p>
          </table:table-cell>
          <table:table-cell office:value-type="float" office:value="25469" table:style-name="ce6">
            <text:p>25,469<text:s/></text:p>
          </table:table-cell>
          <table:table-cell office:value-type="float" office:value="4776" table:style-name="ce6">
            <text:p>4,776<text:s/></text:p>
          </table:table-cell>
          <table:table-cell office:value-type="float" office:value="32392" table:style-name="ce6">
            <text:p>32,392<text:s/></text:p>
          </table:table-cell>
          <table:table-cell office:value-type="float" office:value="22741" table:style-name="ce6">
            <text:p>22,741<text:s/></text:p>
          </table:table-cell>
          <table:table-cell office:value-type="float" office:value="20210" table:style-name="ce6">
            <text:p>20,210<text:s/></text:p>
          </table:table-cell>
          <table:table-cell office:value-type="float" office:value="18865" table:style-name="ce6">
            <text:p>18,865<text:s/></text:p>
          </table:table-cell>
          <table:table-cell office:value-type="float" office:value="16361" table:style-name="ce6">
            <text:p>16,361<text:s/></text:p>
          </table:table-cell>
          <table:table-cell office:value-type="float" office:value="161565" table:style-name="ce6">
            <text:p>161,565<text:s/></text:p>
          </table:table-cell>
          <table:table-cell office:value-type="float" office:value="42848" table:style-name="ce6">
            <text:p>42,848<text:s/></text:p>
          </table:table-cell>
          <table:table-cell office:value-type="float" office:value="19497" table:style-name="ce6">
            <text:p>19,497<text:s/></text:p>
          </table:table-cell>
          <table:table-cell office:value-type="float" office:value="17166" table:style-name="ce6">
            <text:p>17,166<text:s/></text:p>
          </table:table-cell>
          <table:table-cell office:value-type="float" office:value="31102" table:style-name="ce6">
            <text:p>31,102<text:s/></text:p>
          </table:table-cell>
          <table:table-cell office:value-type="float" office:value="39340" table:style-name="ce6">
            <text:p>39,340<text:s/></text:p>
          </table:table-cell>
          <table:table-cell office:value-type="float" office:value="30472" table:style-name="ce6">
            <text:p>30,472<text:s/></text:p>
          </table:table-cell>
          <table:table-cell office:value-type="float" office:value="20315" table:style-name="ce6">
            <text:p>20,315<text:s/></text:p>
          </table:table-cell>
          <table:table-cell office:value-type="float" office:value="7979" table:style-name="ce6">
            <text:p>7,979<text:s/></text:p>
          </table:table-cell>
          <table:table-cell office:value-type="float" office:value="25747" table:style-name="ce6">
            <text:p>25,747<text:s/></text:p>
          </table:table-cell>
          <table:table-cell office:value-type="float" office:value="5939" table:style-name="ce6">
            <text:p>5,939<text:s/></text:p>
          </table:table-cell>
          <table:table-cell office:value-type="float" office:value="6061" table:style-name="ce6">
            <text:p>6,061<text:s/></text:p>
          </table:table-cell>
          <table:table-cell office:value-type="float" office:value="17388" table:style-name="ce6">
            <text:p>17,388<text:s/></text:p>
          </table:table-cell>
          <table:table-cell office:value-type="float" office:value="7944" table:style-name="ce6">
            <text:p>7,944<text:s/></text:p>
          </table:table-cell>
          <table:table-cell office:value-type="float" office:value="3084" table:style-name="ce6">
            <text:p>3,084<text:s/></text:p>
          </table:table-cell>
          <table:table-cell office:value-type="float" office:value="2093" table:style-name="ce6">
            <text:p>2,093<text:s/></text:p>
          </table:table-cell>
          <table:table-cell office:value-type="float" office:value="9838" table:style-name="ce6">
            <text:p>9,838<text:s/></text:p>
          </table:table-cell>
          <table:table-cell office:value-type="float" office:value="9162" table:style-name="ce6">
            <text:p>9,162<text:s/></text:p>
          </table:table-cell>
          <table:table-cell office:value-type="float" office:value="16369" table:style-name="ce6">
            <text:p>16,369<text:s/></text:p>
          </table:table-cell>
          <table:table-cell office:value-type="float" office:value="56514" table:style-name="ce6">
            <text:p>56,514<text:s/></text:p>
          </table:table-cell>
          <table:table-cell office:value-type="float" office:value="6588" table:style-name="ce6">
            <text:p>6,588<text:s/></text:p>
          </table:table-cell>
          <table:table-cell office:value-type="float" office:value="12315" table:style-name="ce6">
            <text:p>12,315<text:s/></text:p>
          </table:table-cell>
          <table:table-cell office:value-type="float" office:value="6557" table:style-name="ce6">
            <text:p>6,557<text:s/></text:p>
          </table:table-cell>
          <table:table-cell office:value-type="float" office:value="17472" table:style-name="ce6">
            <text:p>17,472<text:s/></text:p>
          </table:table-cell>
          <table:table-cell office:value-type="float" office:value="14967" table:style-name="ce6">
            <text:p>14,967<text:s/></text:p>
          </table:table-cell>
          <table:table-cell office:value-type="float" office:value="27031" table:style-name="ce6">
            <text:p>27,031<text:s/></text:p>
          </table:table-cell>
          <table:table-cell office:value-type="float" office:value="39909" table:style-name="ce6">
            <text:p>39,909<text:s/></text:p>
          </table:table-cell>
          <table:table-cell office:value-type="float" office:value="30718" table:style-name="ce6">
            <text:p>30,718<text:s/></text:p>
          </table:table-cell>
          <table:table-cell office:value-type="float" office:value="20603" table:style-name="ce6">
            <text:p>20,603<text:s/></text:p>
          </table:table-cell>
          <table:table-cell office:value-type="float" office:value="29910" table:style-name="ce6">
            <text:p>29,910<text:s/></text:p>
          </table:table-cell>
          <table:table-cell office:value-type="float" office:value="86793" table:style-name="ce6">
            <text:p>86,793<text:s/></text:p>
          </table:table-cell>
          <table:table-cell office:value-type="float" office:value="13300" table:style-name="ce6">
            <text:p>13,300<text:s/></text:p>
          </table:table-cell>
          <table:table-cell office:value-type="float" office:value="29584" table:style-name="ce6">
            <text:p>29,584<text:s/></text:p>
          </table:table-cell>
          <table:table-cell office:value-type="float" office:value="29998" table:style-name="ce6">
            <text:p>29,998<text:s/></text:p>
          </table:table-cell>
          <table:table-cell office:value-type="float" office:value="20818" table:style-name="ce6">
            <text:p>20,818<text:s/></text:p>
          </table:table-cell>
          <table:table-cell office:value-type="float" office:value="52553" table:style-name="ce6">
            <text:p>52,553<text:s/></text:p>
          </table:table-cell>
          <table:table-cell office:value-type="float" office:value="13578" table:style-name="ce6">
            <text:p>13,578<text:s/></text:p>
          </table:table-cell>
          <table:table-cell office:value-type="float" office:value="13907" table:style-name="ce6">
            <text:p>13,907<text:s/></text:p>
          </table:table-cell>
          <table:table-cell office:value-type="float" office:value="8432" table:style-name="ce6">
            <text:p>8,432<text:s/></text:p>
          </table:table-cell>
          <table:table-cell office:value-type="float" office:value="15253" table:style-name="ce6">
            <text:p>15,253<text:s/></text:p>
          </table:table-cell>
          <table:table-cell office:value-type="float" office:value="11639" table:style-name="ce6">
            <text:p>11,639<text:s/></text:p>
          </table:table-cell>
          <table:table-cell office:value-type="float" office:value="35675" table:style-name="ce6">
            <text:p>35,675<text:s/></text:p>
          </table:table-cell>
          <table:table-cell office:value-type="float" office:value="14286" table:style-name="ce6">
            <text:p>14,286<text:s/></text:p>
          </table:table-cell>
          <table:table-cell office:value-type="float" office:value="11998" table:style-name="ce6">
            <text:p>11,998<text:s/></text:p>
          </table:table-cell>
          <table:table-cell office:value-type="float" office:value="11272" table:style-name="ce6">
            <text:p>11,272<text:s/></text:p>
          </table:table-cell>
          <table:table-cell office:value-type="float" office:value="17730" table:style-name="ce6">
            <text:p>17,730<text:s/></text:p>
          </table:table-cell>
          <table:table-cell office:value-type="float" office:value="17495" table:style-name="ce6">
            <text:p>17,495<text:s/></text:p>
          </table:table-cell>
          <table:table-cell office:value-type="float" office:value="16107" table:style-name="ce6">
            <text:p>16,107<text:s/></text:p>
          </table:table-cell>
          <table:table-cell office:value-type="float" office:value="20744" table:style-name="ce6">
            <text:p>20,744<text:s/></text:p>
          </table:table-cell>
          <table:table-cell office:value-type="float" office:value="7341" table:style-name="ce6">
            <text:p>7,341<text:s/></text:p>
          </table:table-cell>
          <table:table-cell office:value-type="float" office:value="10068" table:style-name="ce6">
            <text:p>10,068<text:s/></text:p>
          </table:table-cell>
          <table:table-cell office:value-type="float" office:value="4188" table:style-name="ce6">
            <text:p>4,188<text:s/></text:p>
          </table:table-cell>
          <table:table-cell office:value-type="float" office:value="2144" table:style-name="ce6">
            <text:p>2,144<text:s/></text:p>
          </table:table-cell>
          <table:table-cell office:value-type="float" office:value="6775" table:style-name="ce6">
            <text:p>6,775<text:s/></text:p>
          </table:table-cell>
          <table:table-cell office:value-type="float" office:value="7308" table:style-name="ce6">
            <text:p>7,308<text:s/></text:p>
          </table:table-cell>
          <table:table-cell office:value-type="float" office:value="10029" table:style-name="ce6">
            <text:p>10,029<text:s/></text:p>
          </table:table-cell>
          <table:table-cell office:value-type="float" office:value="10400" table:style-name="ce6">
            <text:p>10,400<text:s/></text:p>
          </table:table-cell>
          <table:table-cell office:value-type="float" office:value="12449" table:style-name="ce6">
            <text:p>12,449<text:s/></text:p>
          </table:table-cell>
          <table:table-cell office:value-type="float" office:value="21851" table:style-name="ce6">
            <text:p>21,851<text:s/></text:p>
          </table:table-cell>
          <table:table-cell office:value-type="float" office:value="22822" table:style-name="ce6">
            <text:p>22,822<text:s/></text:p>
          </table:table-cell>
          <table:table-cell office:value-type="float" office:value="11080" table:style-name="ce6">
            <text:p>11,080<text:s/></text:p>
          </table:table-cell>
          <table:table-cell office:value-type="float" office:value="10377" table:style-name="ce6">
            <text:p>10,377<text:s/></text:p>
          </table:table-cell>
          <table:table-cell office:value-type="float" office:value="10782" table:style-name="ce6">
            <text:p>10,782<text:s/></text:p>
          </table:table-cell>
          <table:table-cell office:value-type="float" office:value="9807" table:style-name="ce6">
            <text:p>9,807<text:s/></text:p>
          </table:table-cell>
          <table:table-cell office:value-type="float" office:value="10296" table:style-name="ce6">
            <text:p>10,296<text:s/></text:p>
          </table:table-cell>
          <table:table-cell office:value-type="float" office:value="7935" table:style-name="ce6">
            <text:p>7,935<text:s/></text:p>
          </table:table-cell>
          <table:table-cell office:value-type="float" office:value="7453" table:style-name="ce6">
            <text:p>7,453<text:s/></text:p>
          </table:table-cell>
          <table:table-cell table:number-columns-repeated="16275"/>
        </table:table-row>
        <table:table-row table:style-name="ro2">
          <table:table-cell office:value-type="date" office:date-value="2019-04-07T00:00:00" table:style-name="ce5">
            <text:p>2019/4/7</text:p>
          </table:table-cell>
          <table:table-cell office:value-type="float" office:value="4951" table:style-name="ce6">
            <text:p>4,951<text:s/></text:p>
          </table:table-cell>
          <table:table-cell office:value-type="float" office:value="8245" table:style-name="ce6">
            <text:p>8,245<text:s/></text:p>
          </table:table-cell>
          <table:table-cell office:value-type="float" office:value="18140" table:style-name="ce6">
            <text:p>18,140<text:s/></text:p>
          </table:table-cell>
          <table:table-cell office:value-type="float" office:value="38172" table:style-name="ce6">
            <text:p>38,172<text:s/></text:p>
          </table:table-cell>
          <table:table-cell office:value-type="float" office:value="13024" table:style-name="ce6">
            <text:p>13,024<text:s/></text:p>
          </table:table-cell>
          <table:table-cell office:value-type="float" office:value="8453" table:style-name="ce6">
            <text:p>8,453<text:s/></text:p>
          </table:table-cell>
          <table:table-cell office:value-type="float" office:value="6964" table:style-name="ce6">
            <text:p>6,964<text:s/></text:p>
          </table:table-cell>
          <table:table-cell office:value-type="float" office:value="4163" table:style-name="ce6">
            <text:p>4,163<text:s/></text:p>
          </table:table-cell>
          <table:table-cell office:value-type="float" office:value="2297" table:style-name="ce6">
            <text:p>2,297<text:s/></text:p>
          </table:table-cell>
          <table:table-cell office:value-type="float" office:value="9555" table:style-name="ce6">
            <text:p>9,555<text:s/></text:p>
          </table:table-cell>
          <table:table-cell office:value-type="float" office:value="1577" table:style-name="ce6">
            <text:p>1,577<text:s/></text:p>
          </table:table-cell>
          <table:table-cell office:value-type="float" office:value="3136" table:style-name="ce6">
            <text:p>3,136<text:s/></text:p>
          </table:table-cell>
          <table:table-cell office:value-type="float" office:value="12996" table:style-name="ce6">
            <text:p>12,996<text:s/></text:p>
          </table:table-cell>
          <table:table-cell office:value-type="float" office:value="6088" table:style-name="ce6">
            <text:p>6,088<text:s/></text:p>
          </table:table-cell>
          <table:table-cell office:value-type="float" office:value="9814" table:style-name="ce6">
            <text:p>9,814<text:s/></text:p>
          </table:table-cell>
          <table:table-cell office:value-type="float" office:value="5667" table:style-name="ce6">
            <text:p>5,667<text:s/></text:p>
          </table:table-cell>
          <table:table-cell office:value-type="float" office:value="6713" table:style-name="ce6">
            <text:p>6,713<text:s/></text:p>
          </table:table-cell>
          <table:table-cell office:value-type="float" office:value="4164" table:style-name="ce6">
            <text:p>4,164<text:s/></text:p>
          </table:table-cell>
          <table:table-cell office:value-type="float" office:value="7421" table:style-name="ce6">
            <text:p>7,421<text:s/></text:p>
          </table:table-cell>
          <table:table-cell office:value-type="float" office:value="3925" table:style-name="ce6">
            <text:p>3,925<text:s/></text:p>
          </table:table-cell>
          <table:table-cell office:value-type="float" office:value="5399" table:style-name="ce6">
            <text:p>5,399<text:s/></text:p>
          </table:table-cell>
          <table:table-cell office:value-type="float" office:value="6042" table:style-name="ce6">
            <text:p>6,042<text:s/></text:p>
          </table:table-cell>
          <table:table-cell office:value-type="float" office:value="2148" table:style-name="ce6">
            <text:p>2,148<text:s/></text:p>
          </table:table-cell>
          <table:table-cell office:value-type="float" office:value="19219" table:style-name="ce6">
            <text:p>19,219<text:s/></text:p>
          </table:table-cell>
          <table:table-cell office:value-type="float" office:value="1920" table:style-name="ce6">
            <text:p>1,920<text:s/></text:p>
          </table:table-cell>
          <table:table-cell office:value-type="float" office:value="15106" table:style-name="ce6">
            <text:p>15,106<text:s/></text:p>
          </table:table-cell>
          <table:table-cell office:value-type="float" office:value="9283" table:style-name="ce6">
            <text:p>9,283<text:s/></text:p>
          </table:table-cell>
          <table:table-cell office:value-type="float" office:value="12238" table:style-name="ce6">
            <text:p>12,238<text:s/></text:p>
          </table:table-cell>
          <table:table-cell office:value-type="float" office:value="13148" table:style-name="ce6">
            <text:p>13,148<text:s/></text:p>
          </table:table-cell>
          <table:table-cell office:value-type="float" office:value="13990" table:style-name="ce6">
            <text:p>13,990<text:s/></text:p>
          </table:table-cell>
          <table:table-cell office:value-type="float" office:value="8026" table:style-name="ce6">
            <text:p>8,026<text:s/></text:p>
          </table:table-cell>
          <table:table-cell office:value-type="float" office:value="27735" table:style-name="ce6">
            <text:p>27,735<text:s/></text:p>
          </table:table-cell>
          <table:table-cell office:value-type="float" office:value="14745" table:style-name="ce6">
            <text:p>14,745<text:s/></text:p>
          </table:table-cell>
          <table:table-cell office:value-type="float" office:value="20960" table:style-name="ce6">
            <text:p>20,960<text:s/></text:p>
          </table:table-cell>
          <table:table-cell office:value-type="float" office:value="22737" table:style-name="ce6">
            <text:p>22,737<text:s/></text:p>
          </table:table-cell>
          <table:table-cell office:value-type="float" office:value="4333" table:style-name="ce6">
            <text:p>4,333<text:s/></text:p>
          </table:table-cell>
          <table:table-cell office:value-type="float" office:value="28982" table:style-name="ce6">
            <text:p>28,982<text:s/></text:p>
          </table:table-cell>
          <table:table-cell office:value-type="float" office:value="20728" table:style-name="ce6">
            <text:p>20,728<text:s/></text:p>
          </table:table-cell>
          <table:table-cell office:value-type="float" office:value="17623" table:style-name="ce6">
            <text:p>17,623<text:s/></text:p>
          </table:table-cell>
          <table:table-cell office:value-type="float" office:value="16864" table:style-name="ce6">
            <text:p>16,864<text:s/></text:p>
          </table:table-cell>
          <table:table-cell office:value-type="float" office:value="9649" table:style-name="ce6">
            <text:p>9,649<text:s/></text:p>
          </table:table-cell>
          <table:table-cell office:value-type="float" office:value="148714" table:style-name="ce6">
            <text:p>148,714<text:s/></text:p>
          </table:table-cell>
          <table:table-cell office:value-type="float" office:value="34776" table:style-name="ce6">
            <text:p>34,776<text:s/></text:p>
          </table:table-cell>
          <table:table-cell office:value-type="float" office:value="13845" table:style-name="ce6">
            <text:p>13,845<text:s/></text:p>
          </table:table-cell>
          <table:table-cell office:value-type="float" office:value="16564" table:style-name="ce6">
            <text:p>16,564<text:s/></text:p>
          </table:table-cell>
          <table:table-cell office:value-type="float" office:value="24755" table:style-name="ce6">
            <text:p>24,755<text:s/></text:p>
          </table:table-cell>
          <table:table-cell office:value-type="float" office:value="30246" table:style-name="ce6">
            <text:p>30,246<text:s/></text:p>
          </table:table-cell>
          <table:table-cell office:value-type="float" office:value="24753" table:style-name="ce6">
            <text:p>24,753<text:s/></text:p>
          </table:table-cell>
          <table:table-cell office:value-type="float" office:value="20366" table:style-name="ce6">
            <text:p>20,366<text:s/></text:p>
          </table:table-cell>
          <table:table-cell office:value-type="float" office:value="7778" table:style-name="ce6">
            <text:p>7,778<text:s/></text:p>
          </table:table-cell>
          <table:table-cell office:value-type="float" office:value="22427" table:style-name="ce6">
            <text:p>22,427<text:s/></text:p>
          </table:table-cell>
          <table:table-cell office:value-type="float" office:value="5524" table:style-name="ce6">
            <text:p>5,524<text:s/></text:p>
          </table:table-cell>
          <table:table-cell office:value-type="float" office:value="5056" table:style-name="ce6">
            <text:p>5,056<text:s/></text:p>
          </table:table-cell>
          <table:table-cell office:value-type="float" office:value="15971" table:style-name="ce6">
            <text:p>15,971<text:s/></text:p>
          </table:table-cell>
          <table:table-cell office:value-type="float" office:value="6051" table:style-name="ce6">
            <text:p>6,051<text:s/></text:p>
          </table:table-cell>
          <table:table-cell office:value-type="float" office:value="2738" table:style-name="ce6">
            <text:p>2,738<text:s/></text:p>
          </table:table-cell>
          <table:table-cell office:value-type="float" office:value="1728" table:style-name="ce6">
            <text:p>1,728<text:s/></text:p>
          </table:table-cell>
          <table:table-cell office:value-type="float" office:value="9022" table:style-name="ce6">
            <text:p>9,022<text:s/></text:p>
          </table:table-cell>
          <table:table-cell office:value-type="float" office:value="7906" table:style-name="ce6">
            <text:p>7,906<text:s/></text:p>
          </table:table-cell>
          <table:table-cell office:value-type="float" office:value="13687" table:style-name="ce6">
            <text:p>13,687<text:s/></text:p>
          </table:table-cell>
          <table:table-cell office:value-type="float" office:value="46032" table:style-name="ce6">
            <text:p>46,032<text:s/></text:p>
          </table:table-cell>
          <table:table-cell office:value-type="float" office:value="6324" table:style-name="ce6">
            <text:p>6,324<text:s/></text:p>
          </table:table-cell>
          <table:table-cell office:value-type="float" office:value="10228" table:style-name="ce6">
            <text:p>10,228<text:s/></text:p>
          </table:table-cell>
          <table:table-cell office:value-type="float" office:value="5688" table:style-name="ce6">
            <text:p>5,688<text:s/></text:p>
          </table:table-cell>
          <table:table-cell office:value-type="float" office:value="15878" table:style-name="ce6">
            <text:p>15,878<text:s/></text:p>
          </table:table-cell>
          <table:table-cell office:value-type="float" office:value="13497" table:style-name="ce6">
            <text:p>13,497<text:s/></text:p>
          </table:table-cell>
          <table:table-cell office:value-type="float" office:value="22199" table:style-name="ce6">
            <text:p>22,199<text:s/></text:p>
          </table:table-cell>
          <table:table-cell office:value-type="float" office:value="35919" table:style-name="ce6">
            <text:p>35,919<text:s/></text:p>
          </table:table-cell>
          <table:table-cell office:value-type="float" office:value="27626" table:style-name="ce6">
            <text:p>27,626<text:s/></text:p>
          </table:table-cell>
          <table:table-cell office:value-type="float" office:value="18442" table:style-name="ce6">
            <text:p>18,442<text:s/></text:p>
          </table:table-cell>
          <table:table-cell office:value-type="float" office:value="25170" table:style-name="ce6">
            <text:p>25,170<text:s/></text:p>
          </table:table-cell>
          <table:table-cell office:value-type="float" office:value="67903" table:style-name="ce6">
            <text:p>67,903<text:s/></text:p>
          </table:table-cell>
          <table:table-cell office:value-type="float" office:value="11614" table:style-name="ce6">
            <text:p>11,614<text:s/></text:p>
          </table:table-cell>
          <table:table-cell office:value-type="float" office:value="25375" table:style-name="ce6">
            <text:p>25,375<text:s/></text:p>
          </table:table-cell>
          <table:table-cell office:value-type="float" office:value="24703" table:style-name="ce6">
            <text:p>24,703<text:s/></text:p>
          </table:table-cell>
          <table:table-cell office:value-type="float" office:value="17633" table:style-name="ce6">
            <text:p>17,633<text:s/></text:p>
          </table:table-cell>
          <table:table-cell office:value-type="float" office:value="44092" table:style-name="ce6">
            <text:p>44,092<text:s/></text:p>
          </table:table-cell>
          <table:table-cell office:value-type="float" office:value="13109" table:style-name="ce6">
            <text:p>13,109<text:s/></text:p>
          </table:table-cell>
          <table:table-cell office:value-type="float" office:value="13099" table:style-name="ce6">
            <text:p>13,099<text:s/></text:p>
          </table:table-cell>
          <table:table-cell office:value-type="float" office:value="8474" table:style-name="ce6">
            <text:p>8,474<text:s/></text:p>
          </table:table-cell>
          <table:table-cell office:value-type="float" office:value="13565" table:style-name="ce6">
            <text:p>13,565<text:s/></text:p>
          </table:table-cell>
          <table:table-cell office:value-type="float" office:value="9576" table:style-name="ce6">
            <text:p>9,576<text:s/></text:p>
          </table:table-cell>
          <table:table-cell office:value-type="float" office:value="29456" table:style-name="ce6">
            <text:p>29,456<text:s/></text:p>
          </table:table-cell>
          <table:table-cell office:value-type="float" office:value="11308" table:style-name="ce6">
            <text:p>11,308<text:s/></text:p>
          </table:table-cell>
          <table:table-cell office:value-type="float" office:value="11359" table:style-name="ce6">
            <text:p>11,359<text:s/></text:p>
          </table:table-cell>
          <table:table-cell office:value-type="float" office:value="9301" table:style-name="ce6">
            <text:p>9,301<text:s/></text:p>
          </table:table-cell>
          <table:table-cell office:value-type="float" office:value="14991" table:style-name="ce6">
            <text:p>14,991<text:s/></text:p>
          </table:table-cell>
          <table:table-cell office:value-type="float" office:value="11811" table:style-name="ce6">
            <text:p>11,811<text:s/></text:p>
          </table:table-cell>
          <table:table-cell office:value-type="float" office:value="13814" table:style-name="ce6">
            <text:p>13,814<text:s/></text:p>
          </table:table-cell>
          <table:table-cell office:value-type="float" office:value="15646" table:style-name="ce6">
            <text:p>15,646<text:s/></text:p>
          </table:table-cell>
          <table:table-cell office:value-type="float" office:value="7884" table:style-name="ce6">
            <text:p>7,884<text:s/></text:p>
          </table:table-cell>
          <table:table-cell office:value-type="float" office:value="8322" table:style-name="ce6">
            <text:p>8,322<text:s/></text:p>
          </table:table-cell>
          <table:table-cell office:value-type="float" office:value="3392" table:style-name="ce6">
            <text:p>3,392<text:s/></text:p>
          </table:table-cell>
          <table:table-cell office:value-type="float" office:value="2068" table:style-name="ce6">
            <text:p>2,068<text:s/></text:p>
          </table:table-cell>
          <table:table-cell office:value-type="float" office:value="5804" table:style-name="ce6">
            <text:p>5,804<text:s/></text:p>
          </table:table-cell>
          <table:table-cell office:value-type="float" office:value="6466" table:style-name="ce6">
            <text:p>6,466<text:s/></text:p>
          </table:table-cell>
          <table:table-cell office:value-type="float" office:value="7838" table:style-name="ce6">
            <text:p>7,838<text:s/></text:p>
          </table:table-cell>
          <table:table-cell office:value-type="float" office:value="8670" table:style-name="ce6">
            <text:p>8,670<text:s/></text:p>
          </table:table-cell>
          <table:table-cell office:value-type="float" office:value="10953" table:style-name="ce6">
            <text:p>10,953<text:s/></text:p>
          </table:table-cell>
          <table:table-cell office:value-type="float" office:value="16814" table:style-name="ce6">
            <text:p>16,814<text:s/></text:p>
          </table:table-cell>
          <table:table-cell office:value-type="float" office:value="20111" table:style-name="ce6">
            <text:p>20,111<text:s/></text:p>
          </table:table-cell>
          <table:table-cell office:value-type="float" office:value="9256" table:style-name="ce6">
            <text:p>9,256<text:s/></text:p>
          </table:table-cell>
          <table:table-cell office:value-type="float" office:value="8737" table:style-name="ce6">
            <text:p>8,737<text:s/></text:p>
          </table:table-cell>
          <table:table-cell office:value-type="float" office:value="8666" table:style-name="ce6">
            <text:p>8,666<text:s/></text:p>
          </table:table-cell>
          <table:table-cell office:value-type="float" office:value="8658" table:style-name="ce6">
            <text:p>8,658<text:s/></text:p>
          </table:table-cell>
          <table:table-cell office:value-type="float" office:value="9234" table:style-name="ce6">
            <text:p>9,234<text:s/></text:p>
          </table:table-cell>
          <table:table-cell office:value-type="float" office:value="6968" table:style-name="ce6">
            <text:p>6,968<text:s/></text:p>
          </table:table-cell>
          <table:table-cell office:value-type="float" office:value="6707" table:style-name="ce6">
            <text:p>6,707<text:s/></text:p>
          </table:table-cell>
          <table:table-cell table:number-columns-repeated="16275"/>
        </table:table-row>
        <table:table-row table:style-name="ro2">
          <table:table-cell office:value-type="date" office:date-value="2019-04-08T00:00:00" table:style-name="ce5">
            <text:p>2019/4/8</text:p>
          </table:table-cell>
          <table:table-cell office:value-type="float" office:value="5874" table:style-name="ce6">
            <text:p>5,874<text:s/></text:p>
          </table:table-cell>
          <table:table-cell office:value-type="float" office:value="14888" table:style-name="ce6">
            <text:p>14,888<text:s/></text:p>
          </table:table-cell>
          <table:table-cell office:value-type="float" office:value="42346" table:style-name="ce6">
            <text:p>42,346<text:s/></text:p>
          </table:table-cell>
          <table:table-cell office:value-type="float" office:value="42847" table:style-name="ce6">
            <text:p>42,847<text:s/></text:p>
          </table:table-cell>
          <table:table-cell office:value-type="float" office:value="27244" table:style-name="ce6">
            <text:p>27,244<text:s/></text:p>
          </table:table-cell>
          <table:table-cell office:value-type="float" office:value="15346" table:style-name="ce6">
            <text:p>15,346<text:s/></text:p>
          </table:table-cell>
          <table:table-cell office:value-type="float" office:value="11943" table:style-name="ce6">
            <text:p>11,943<text:s/></text:p>
          </table:table-cell>
          <table:table-cell office:value-type="float" office:value="3996" table:style-name="ce6">
            <text:p>3,996<text:s/></text:p>
          </table:table-cell>
          <table:table-cell office:value-type="float" office:value="2981" table:style-name="ce6">
            <text:p>2,981<text:s/></text:p>
          </table:table-cell>
          <table:table-cell office:value-type="float" office:value="15925" table:style-name="ce6">
            <text:p>15,925<text:s/></text:p>
          </table:table-cell>
          <table:table-cell office:value-type="float" office:value="2182" table:style-name="ce6">
            <text:p>2,182<text:s/></text:p>
          </table:table-cell>
          <table:table-cell office:value-type="float" office:value="4910" table:style-name="ce6">
            <text:p>4,910<text:s/></text:p>
          </table:table-cell>
          <table:table-cell office:value-type="float" office:value="6489" table:style-name="ce6">
            <text:p>6,489<text:s/></text:p>
          </table:table-cell>
          <table:table-cell office:value-type="float" office:value="10637" table:style-name="ce6">
            <text:p>10,637<text:s/></text:p>
          </table:table-cell>
          <table:table-cell office:value-type="float" office:value="10579" table:style-name="ce6">
            <text:p>10,579<text:s/></text:p>
          </table:table-cell>
          <table:table-cell office:value-type="float" office:value="19516" table:style-name="ce6">
            <text:p>19,516<text:s/></text:p>
          </table:table-cell>
          <table:table-cell office:value-type="float" office:value="17720" table:style-name="ce6">
            <text:p>17,720<text:s/></text:p>
          </table:table-cell>
          <table:table-cell office:value-type="float" office:value="5815" table:style-name="ce6">
            <text:p>5,815<text:s/></text:p>
          </table:table-cell>
          <table:table-cell office:value-type="float" office:value="8839" table:style-name="ce6">
            <text:p>8,839<text:s/></text:p>
          </table:table-cell>
          <table:table-cell office:value-type="float" office:value="3335" table:style-name="ce6">
            <text:p>3,335<text:s/></text:p>
          </table:table-cell>
          <table:table-cell office:value-type="float" office:value="9057" table:style-name="ce6">
            <text:p>9,057<text:s/></text:p>
          </table:table-cell>
          <table:table-cell office:value-type="float" office:value="8918" table:style-name="ce6">
            <text:p>8,918<text:s/></text:p>
          </table:table-cell>
          <table:table-cell office:value-type="float" office:value="5267" table:style-name="ce6">
            <text:p>5,267<text:s/></text:p>
          </table:table-cell>
          <table:table-cell office:value-type="float" office:value="28114" table:style-name="ce6">
            <text:p>28,114<text:s/></text:p>
          </table:table-cell>
          <table:table-cell office:value-type="float" office:value="2369" table:style-name="ce6">
            <text:p>2,369<text:s/></text:p>
          </table:table-cell>
          <table:table-cell office:value-type="float" office:value="11944" table:style-name="ce6">
            <text:p>11,944<text:s/></text:p>
          </table:table-cell>
          <table:table-cell office:value-type="float" office:value="12582" table:style-name="ce6">
            <text:p>12,582<text:s/></text:p>
          </table:table-cell>
          <table:table-cell office:value-type="float" office:value="17345" table:style-name="ce6">
            <text:p>17,345<text:s/></text:p>
          </table:table-cell>
          <table:table-cell office:value-type="float" office:value="21741" table:style-name="ce6">
            <text:p>21,741<text:s/></text:p>
          </table:table-cell>
          <table:table-cell office:value-type="float" office:value="17804" table:style-name="ce6">
            <text:p>17,804<text:s/></text:p>
          </table:table-cell>
          <table:table-cell office:value-type="float" office:value="9676" table:style-name="ce6">
            <text:p>9,676<text:s/></text:p>
          </table:table-cell>
          <table:table-cell office:value-type="float" office:value="28378" table:style-name="ce6">
            <text:p>28,378<text:s/></text:p>
          </table:table-cell>
          <table:table-cell office:value-type="float" office:value="17578" table:style-name="ce6">
            <text:p>17,578<text:s/></text:p>
          </table:table-cell>
          <table:table-cell office:value-type="float" office:value="34497" table:style-name="ce6">
            <text:p>34,497<text:s/></text:p>
          </table:table-cell>
          <table:table-cell office:value-type="float" office:value="27929" table:style-name="ce6">
            <text:p>27,929<text:s/></text:p>
          </table:table-cell>
          <table:table-cell office:value-type="float" office:value="11989" table:style-name="ce6">
            <text:p>11,989<text:s/></text:p>
          </table:table-cell>
          <table:table-cell office:value-type="float" office:value="38548" table:style-name="ce6">
            <text:p>38,548<text:s/></text:p>
          </table:table-cell>
          <table:table-cell office:value-type="float" office:value="27413" table:style-name="ce6">
            <text:p>27,413<text:s/></text:p>
          </table:table-cell>
          <table:table-cell office:value-type="float" office:value="25748" table:style-name="ce6">
            <text:p>25,748<text:s/></text:p>
          </table:table-cell>
          <table:table-cell office:value-type="float" office:value="21767" table:style-name="ce6">
            <text:p>21,767<text:s/></text:p>
          </table:table-cell>
          <table:table-cell office:value-type="float" office:value="27782" table:style-name="ce6">
            <text:p>27,782<text:s/></text:p>
          </table:table-cell>
          <table:table-cell office:value-type="float" office:value="133777" table:style-name="ce6">
            <text:p>133,777<text:s/></text:p>
          </table:table-cell>
          <table:table-cell office:value-type="float" office:value="36730" table:style-name="ce6">
            <text:p>36,730<text:s/></text:p>
          </table:table-cell>
          <table:table-cell office:value-type="float" office:value="24441" table:style-name="ce6">
            <text:p>24,441<text:s/></text:p>
          </table:table-cell>
          <table:table-cell office:value-type="float" office:value="24461" table:style-name="ce6">
            <text:p>24,461<text:s/></text:p>
          </table:table-cell>
          <table:table-cell office:value-type="float" office:value="27818" table:style-name="ce6">
            <text:p>27,818<text:s/></text:p>
          </table:table-cell>
          <table:table-cell office:value-type="float" office:value="32346" table:style-name="ce6">
            <text:p>32,346<text:s/></text:p>
          </table:table-cell>
          <table:table-cell office:value-type="float" office:value="28904" table:style-name="ce6">
            <text:p>28,904<text:s/></text:p>
          </table:table-cell>
          <table:table-cell office:value-type="float" office:value="23468" table:style-name="ce6">
            <text:p>23,468<text:s/></text:p>
          </table:table-cell>
          <table:table-cell office:value-type="float" office:value="13773" table:style-name="ce6">
            <text:p>13,773<text:s/></text:p>
          </table:table-cell>
          <table:table-cell office:value-type="float" office:value="34363" table:style-name="ce6">
            <text:p>34,363<text:s/></text:p>
          </table:table-cell>
          <table:table-cell office:value-type="float" office:value="7233" table:style-name="ce6">
            <text:p>7,233<text:s/></text:p>
          </table:table-cell>
          <table:table-cell office:value-type="float" office:value="8285" table:style-name="ce6">
            <text:p>8,285<text:s/></text:p>
          </table:table-cell>
          <table:table-cell office:value-type="float" office:value="20078" table:style-name="ce6">
            <text:p>20,078<text:s/></text:p>
          </table:table-cell>
          <table:table-cell office:value-type="float" office:value="4823" table:style-name="ce6">
            <text:p>4,823<text:s/></text:p>
          </table:table-cell>
          <table:table-cell office:value-type="float" office:value="3570" table:style-name="ce6">
            <text:p>3,570<text:s/></text:p>
          </table:table-cell>
          <table:table-cell office:value-type="float" office:value="3728" table:style-name="ce6">
            <text:p>3,728<text:s/></text:p>
          </table:table-cell>
          <table:table-cell office:value-type="float" office:value="13827" table:style-name="ce6">
            <text:p>13,827<text:s/></text:p>
          </table:table-cell>
          <table:table-cell office:value-type="float" office:value="10231" table:style-name="ce6">
            <text:p>10,231<text:s/></text:p>
          </table:table-cell>
          <table:table-cell office:value-type="float" office:value="10810" table:style-name="ce6">
            <text:p>10,810<text:s/></text:p>
          </table:table-cell>
          <table:table-cell office:value-type="float" office:value="37124" table:style-name="ce6">
            <text:p>37,124<text:s/></text:p>
          </table:table-cell>
          <table:table-cell office:value-type="float" office:value="8392" table:style-name="ce6">
            <text:p>8,392<text:s/></text:p>
          </table:table-cell>
          <table:table-cell office:value-type="float" office:value="13418" table:style-name="ce6">
            <text:p>13,418<text:s/></text:p>
          </table:table-cell>
          <table:table-cell office:value-type="float" office:value="7460" table:style-name="ce6">
            <text:p>7,460<text:s/></text:p>
          </table:table-cell>
          <table:table-cell office:value-type="float" office:value="22732" table:style-name="ce6">
            <text:p>22,732<text:s/></text:p>
          </table:table-cell>
          <table:table-cell office:value-type="float" office:value="24654" table:style-name="ce6">
            <text:p>24,654<text:s/></text:p>
          </table:table-cell>
          <table:table-cell office:value-type="float" office:value="27339" table:style-name="ce6">
            <text:p>27,339<text:s/></text:p>
          </table:table-cell>
          <table:table-cell office:value-type="float" office:value="40995" table:style-name="ce6">
            <text:p>40,995<text:s/></text:p>
          </table:table-cell>
          <table:table-cell office:value-type="float" office:value="41703" table:style-name="ce6">
            <text:p>41,703<text:s/></text:p>
          </table:table-cell>
          <table:table-cell office:value-type="float" office:value="26922" table:style-name="ce6">
            <text:p>26,922<text:s/></text:p>
          </table:table-cell>
          <table:table-cell office:value-type="float" office:value="28266" table:style-name="ce6">
            <text:p>28,266<text:s/></text:p>
          </table:table-cell>
          <table:table-cell office:value-type="float" office:value="61540" table:style-name="ce6">
            <text:p>61,540<text:s/></text:p>
          </table:table-cell>
          <table:table-cell office:value-type="float" office:value="23517" table:style-name="ce6">
            <text:p>23,517<text:s/></text:p>
          </table:table-cell>
          <table:table-cell office:value-type="float" office:value="31222" table:style-name="ce6">
            <text:p>31,222<text:s/></text:p>
          </table:table-cell>
          <table:table-cell office:value-type="float" office:value="33396" table:style-name="ce6">
            <text:p>33,396<text:s/></text:p>
          </table:table-cell>
          <table:table-cell office:value-type="float" office:value="21590" table:style-name="ce6">
            <text:p>21,590<text:s/></text:p>
          </table:table-cell>
          <table:table-cell office:value-type="float" office:value="59287" table:style-name="ce6">
            <text:p>59,287<text:s/></text:p>
          </table:table-cell>
          <table:table-cell office:value-type="float" office:value="20730" table:style-name="ce6">
            <text:p>20,730<text:s/></text:p>
          </table:table-cell>
          <table:table-cell office:value-type="float" office:value="16946" table:style-name="ce6">
            <text:p>16,946<text:s/></text:p>
          </table:table-cell>
          <table:table-cell office:value-type="float" office:value="15613" table:style-name="ce6">
            <text:p>15,613<text:s/></text:p>
          </table:table-cell>
          <table:table-cell office:value-type="float" office:value="17155" table:style-name="ce6">
            <text:p>17,155<text:s/></text:p>
          </table:table-cell>
          <table:table-cell office:value-type="float" office:value="12530" table:style-name="ce6">
            <text:p>12,530<text:s/></text:p>
          </table:table-cell>
          <table:table-cell office:value-type="float" office:value="28249" table:style-name="ce6">
            <text:p>28,249<text:s/></text:p>
          </table:table-cell>
          <table:table-cell office:value-type="float" office:value="19281" table:style-name="ce6">
            <text:p>19,281<text:s/></text:p>
          </table:table-cell>
          <table:table-cell office:value-type="float" office:value="7872" table:style-name="ce6">
            <text:p>7,872<text:s/></text:p>
          </table:table-cell>
          <table:table-cell office:value-type="float" office:value="12101" table:style-name="ce6">
            <text:p>12,101<text:s/></text:p>
          </table:table-cell>
          <table:table-cell office:value-type="float" office:value="40840" table:style-name="ce6">
            <text:p>40,840<text:s/></text:p>
          </table:table-cell>
          <table:table-cell office:value-type="float" office:value="24212" table:style-name="ce6">
            <text:p>24,212<text:s/></text:p>
          </table:table-cell>
          <table:table-cell office:value-type="float" office:value="25413" table:style-name="ce6">
            <text:p>25,413<text:s/></text:p>
          </table:table-cell>
          <table:table-cell office:value-type="float" office:value="23684" table:style-name="ce6">
            <text:p>23,684<text:s/></text:p>
          </table:table-cell>
          <table:table-cell office:value-type="float" office:value="14417" table:style-name="ce6">
            <text:p>14,417<text:s/></text:p>
          </table:table-cell>
          <table:table-cell office:value-type="float" office:value="11535" table:style-name="ce6">
            <text:p>11,535<text:s/></text:p>
          </table:table-cell>
          <table:table-cell office:value-type="float" office:value="4736" table:style-name="ce6">
            <text:p>4,736<text:s/></text:p>
          </table:table-cell>
          <table:table-cell office:value-type="float" office:value="4845" table:style-name="ce6">
            <text:p>4,845<text:s/></text:p>
          </table:table-cell>
          <table:table-cell office:value-type="float" office:value="6397" table:style-name="ce6">
            <text:p>6,397<text:s/></text:p>
          </table:table-cell>
          <table:table-cell office:value-type="float" office:value="10232" table:style-name="ce6">
            <text:p>10,232<text:s/></text:p>
          </table:table-cell>
          <table:table-cell office:value-type="float" office:value="9511" table:style-name="ce6">
            <text:p>9,511<text:s/></text:p>
          </table:table-cell>
          <table:table-cell office:value-type="float" office:value="11856" table:style-name="ce6">
            <text:p>11,856<text:s/></text:p>
          </table:table-cell>
          <table:table-cell office:value-type="float" office:value="17769" table:style-name="ce6">
            <text:p>17,769<text:s/></text:p>
          </table:table-cell>
          <table:table-cell office:value-type="float" office:value="29598" table:style-name="ce6">
            <text:p>29,598<text:s/></text:p>
          </table:table-cell>
          <table:table-cell office:value-type="float" office:value="23771" table:style-name="ce6">
            <text:p>23,771<text:s/></text:p>
          </table:table-cell>
          <table:table-cell office:value-type="float" office:value="13514" table:style-name="ce6">
            <text:p>13,514<text:s/></text:p>
          </table:table-cell>
          <table:table-cell office:value-type="float" office:value="12809" table:style-name="ce6">
            <text:p>12,809<text:s/></text:p>
          </table:table-cell>
          <table:table-cell office:value-type="float" office:value="12708" table:style-name="ce6">
            <text:p>12,708<text:s/></text:p>
          </table:table-cell>
          <table:table-cell office:value-type="float" office:value="12609" table:style-name="ce6">
            <text:p>12,609<text:s/></text:p>
          </table:table-cell>
          <table:table-cell office:value-type="float" office:value="12257" table:style-name="ce6">
            <text:p>12,257<text:s/></text:p>
          </table:table-cell>
          <table:table-cell office:value-type="float" office:value="10529" table:style-name="ce6">
            <text:p>10,529<text:s/></text:p>
          </table:table-cell>
          <table:table-cell office:value-type="float" office:value="9220" table:style-name="ce6">
            <text:p>9,220<text:s/></text:p>
          </table:table-cell>
          <table:table-cell table:number-columns-repeated="16275"/>
        </table:table-row>
        <table:table-row table:style-name="ro2">
          <table:table-cell office:value-type="date" office:date-value="2019-04-09T00:00:00" table:style-name="ce5">
            <text:p>2019/4/9</text:p>
          </table:table-cell>
          <table:table-cell office:value-type="float" office:value="6031" table:style-name="ce6">
            <text:p>6,031<text:s/></text:p>
          </table:table-cell>
          <table:table-cell office:value-type="float" office:value="15327" table:style-name="ce6">
            <text:p>15,327<text:s/></text:p>
          </table:table-cell>
          <table:table-cell office:value-type="float" office:value="43447" table:style-name="ce6">
            <text:p>43,447<text:s/></text:p>
          </table:table-cell>
          <table:table-cell office:value-type="float" office:value="43886" table:style-name="ce6">
            <text:p>43,886<text:s/></text:p>
          </table:table-cell>
          <table:table-cell office:value-type="float" office:value="28137" table:style-name="ce6">
            <text:p>28,137<text:s/></text:p>
          </table:table-cell>
          <table:table-cell office:value-type="float" office:value="15832" table:style-name="ce6">
            <text:p>15,832<text:s/></text:p>
          </table:table-cell>
          <table:table-cell office:value-type="float" office:value="12340" table:style-name="ce6">
            <text:p>12,340<text:s/></text:p>
          </table:table-cell>
          <table:table-cell office:value-type="float" office:value="4174" table:style-name="ce6">
            <text:p>4,174<text:s/></text:p>
          </table:table-cell>
          <table:table-cell office:value-type="float" office:value="3205" table:style-name="ce6">
            <text:p>3,205<text:s/></text:p>
          </table:table-cell>
          <table:table-cell office:value-type="float" office:value="16145" table:style-name="ce6">
            <text:p>16,145<text:s/></text:p>
          </table:table-cell>
          <table:table-cell office:value-type="float" office:value="2304" table:style-name="ce6">
            <text:p>2,304<text:s/></text:p>
          </table:table-cell>
          <table:table-cell office:value-type="float" office:value="4826" table:style-name="ce6">
            <text:p>4,826<text:s/></text:p>
          </table:table-cell>
          <table:table-cell office:value-type="float" office:value="6890" table:style-name="ce6">
            <text:p>6,890<text:s/></text:p>
          </table:table-cell>
          <table:table-cell office:value-type="float" office:value="10810" table:style-name="ce6">
            <text:p>10,810<text:s/></text:p>
          </table:table-cell>
          <table:table-cell office:value-type="float" office:value="11108" table:style-name="ce6">
            <text:p>11,108<text:s/></text:p>
          </table:table-cell>
          <table:table-cell office:value-type="float" office:value="20005" table:style-name="ce6">
            <text:p>20,005<text:s/></text:p>
          </table:table-cell>
          <table:table-cell office:value-type="float" office:value="17850" table:style-name="ce6">
            <text:p>17,850<text:s/></text:p>
          </table:table-cell>
          <table:table-cell office:value-type="float" office:value="5983" table:style-name="ce6">
            <text:p>5,983<text:s/></text:p>
          </table:table-cell>
          <table:table-cell office:value-type="float" office:value="9055" table:style-name="ce6">
            <text:p>9,055<text:s/></text:p>
          </table:table-cell>
          <table:table-cell office:value-type="float" office:value="3281" table:style-name="ce6">
            <text:p>3,281<text:s/></text:p>
          </table:table-cell>
          <table:table-cell office:value-type="float" office:value="9327" table:style-name="ce6">
            <text:p>9,327<text:s/></text:p>
          </table:table-cell>
          <table:table-cell office:value-type="float" office:value="9261" table:style-name="ce6">
            <text:p>9,261<text:s/></text:p>
          </table:table-cell>
          <table:table-cell office:value-type="float" office:value="5412" table:style-name="ce6">
            <text:p>5,412<text:s/></text:p>
          </table:table-cell>
          <table:table-cell office:value-type="float" office:value="28965" table:style-name="ce6">
            <text:p>28,965<text:s/></text:p>
          </table:table-cell>
          <table:table-cell office:value-type="float" office:value="2424" table:style-name="ce6">
            <text:p>2,424<text:s/></text:p>
          </table:table-cell>
          <table:table-cell office:value-type="float" office:value="12122" table:style-name="ce6">
            <text:p>12,122<text:s/></text:p>
          </table:table-cell>
          <table:table-cell office:value-type="float" office:value="12531" table:style-name="ce6">
            <text:p>12,531<text:s/></text:p>
          </table:table-cell>
          <table:table-cell office:value-type="float" office:value="17524" table:style-name="ce6">
            <text:p>17,524<text:s/></text:p>
          </table:table-cell>
          <table:table-cell office:value-type="float" office:value="22305" table:style-name="ce6">
            <text:p>22,305<text:s/></text:p>
          </table:table-cell>
          <table:table-cell office:value-type="float" office:value="18140" table:style-name="ce6">
            <text:p>18,140<text:s/></text:p>
          </table:table-cell>
          <table:table-cell office:value-type="float" office:value="9854" table:style-name="ce6">
            <text:p>9,854<text:s/></text:p>
          </table:table-cell>
          <table:table-cell office:value-type="float" office:value="27415" table:style-name="ce6">
            <text:p>27,415<text:s/></text:p>
          </table:table-cell>
          <table:table-cell office:value-type="float" office:value="17885" table:style-name="ce6">
            <text:p>17,885<text:s/></text:p>
          </table:table-cell>
          <table:table-cell office:value-type="float" office:value="34966" table:style-name="ce6">
            <text:p>34,966<text:s/></text:p>
          </table:table-cell>
          <table:table-cell office:value-type="float" office:value="29241" table:style-name="ce6">
            <text:p>29,241<text:s/></text:p>
          </table:table-cell>
          <table:table-cell office:value-type="float" office:value="12258" table:style-name="ce6">
            <text:p>12,258<text:s/></text:p>
          </table:table-cell>
          <table:table-cell office:value-type="float" office:value="39039" table:style-name="ce6">
            <text:p>39,039<text:s/></text:p>
          </table:table-cell>
          <table:table-cell office:value-type="float" office:value="28318" table:style-name="ce6">
            <text:p>28,318<text:s/></text:p>
          </table:table-cell>
          <table:table-cell office:value-type="float" office:value="26542" table:style-name="ce6">
            <text:p>26,542<text:s/></text:p>
          </table:table-cell>
          <table:table-cell office:value-type="float" office:value="22564" table:style-name="ce6">
            <text:p>22,564<text:s/></text:p>
          </table:table-cell>
          <table:table-cell office:value-type="float" office:value="28408" table:style-name="ce6">
            <text:p>28,408<text:s/></text:p>
          </table:table-cell>
          <table:table-cell office:value-type="float" office:value="131272" table:style-name="ce6">
            <text:p>131,272<text:s/></text:p>
          </table:table-cell>
          <table:table-cell office:value-type="float" office:value="38178" table:style-name="ce6">
            <text:p>38,178<text:s/></text:p>
          </table:table-cell>
          <table:table-cell office:value-type="float" office:value="24479" table:style-name="ce6">
            <text:p>24,479<text:s/></text:p>
          </table:table-cell>
          <table:table-cell office:value-type="float" office:value="25006" table:style-name="ce6">
            <text:p>25,006<text:s/></text:p>
          </table:table-cell>
          <table:table-cell office:value-type="float" office:value="28814" table:style-name="ce6">
            <text:p>28,814<text:s/></text:p>
          </table:table-cell>
          <table:table-cell office:value-type="float" office:value="33016" table:style-name="ce6">
            <text:p>33,016<text:s/></text:p>
          </table:table-cell>
          <table:table-cell office:value-type="float" office:value="28905" table:style-name="ce6">
            <text:p>28,905<text:s/></text:p>
          </table:table-cell>
          <table:table-cell office:value-type="float" office:value="25173" table:style-name="ce6">
            <text:p>25,173<text:s/></text:p>
          </table:table-cell>
          <table:table-cell office:value-type="float" office:value="14049" table:style-name="ce6">
            <text:p>14,049<text:s/></text:p>
          </table:table-cell>
          <table:table-cell office:value-type="float" office:value="34779" table:style-name="ce6">
            <text:p>34,779<text:s/></text:p>
          </table:table-cell>
          <table:table-cell office:value-type="float" office:value="7291" table:style-name="ce6">
            <text:p>7,291<text:s/></text:p>
          </table:table-cell>
          <table:table-cell office:value-type="float" office:value="8692" table:style-name="ce6">
            <text:p>8,692<text:s/></text:p>
          </table:table-cell>
          <table:table-cell office:value-type="float" office:value="20268" table:style-name="ce6">
            <text:p>20,268<text:s/></text:p>
          </table:table-cell>
          <table:table-cell office:value-type="float" office:value="4977" table:style-name="ce6">
            <text:p>4,977<text:s/></text:p>
          </table:table-cell>
          <table:table-cell office:value-type="float" office:value="3778" table:style-name="ce6">
            <text:p>3,778<text:s/></text:p>
          </table:table-cell>
          <table:table-cell office:value-type="float" office:value="3835" table:style-name="ce6">
            <text:p>3,835<text:s/></text:p>
          </table:table-cell>
          <table:table-cell office:value-type="float" office:value="14059" table:style-name="ce6">
            <text:p>14,059<text:s/></text:p>
          </table:table-cell>
          <table:table-cell office:value-type="float" office:value="10384" table:style-name="ce6">
            <text:p>10,384<text:s/></text:p>
          </table:table-cell>
          <table:table-cell office:value-type="float" office:value="10691" table:style-name="ce6">
            <text:p>10,691<text:s/></text:p>
          </table:table-cell>
          <table:table-cell office:value-type="float" office:value="35286" table:style-name="ce6">
            <text:p>35,286<text:s/></text:p>
          </table:table-cell>
          <table:table-cell office:value-type="float" office:value="8411" table:style-name="ce6">
            <text:p>8,411<text:s/></text:p>
          </table:table-cell>
          <table:table-cell office:value-type="float" office:value="14003" table:style-name="ce6">
            <text:p>14,003<text:s/></text:p>
          </table:table-cell>
          <table:table-cell office:value-type="float" office:value="7444" table:style-name="ce6">
            <text:p>7,444<text:s/></text:p>
          </table:table-cell>
          <table:table-cell office:value-type="float" office:value="23193" table:style-name="ce6">
            <text:p>23,193<text:s/></text:p>
          </table:table-cell>
          <table:table-cell office:value-type="float" office:value="25444" table:style-name="ce6">
            <text:p>25,444<text:s/></text:p>
          </table:table-cell>
          <table:table-cell office:value-type="float" office:value="28262" table:style-name="ce6">
            <text:p>28,262<text:s/></text:p>
          </table:table-cell>
          <table:table-cell office:value-type="float" office:value="41227" table:style-name="ce6">
            <text:p>41,227<text:s/></text:p>
          </table:table-cell>
          <table:table-cell office:value-type="float" office:value="42774" table:style-name="ce6">
            <text:p>42,774<text:s/></text:p>
          </table:table-cell>
          <table:table-cell office:value-type="float" office:value="27504" table:style-name="ce6">
            <text:p>27,504<text:s/></text:p>
          </table:table-cell>
          <table:table-cell office:value-type="float" office:value="28589" table:style-name="ce6">
            <text:p>28,589<text:s/></text:p>
          </table:table-cell>
          <table:table-cell office:value-type="float" office:value="61392" table:style-name="ce6">
            <text:p>61,392<text:s/></text:p>
          </table:table-cell>
          <table:table-cell office:value-type="float" office:value="25124" table:style-name="ce6">
            <text:p>25,124<text:s/></text:p>
          </table:table-cell>
          <table:table-cell office:value-type="float" office:value="31671" table:style-name="ce6">
            <text:p>31,671<text:s/></text:p>
          </table:table-cell>
          <table:table-cell office:value-type="float" office:value="34623" table:style-name="ce6">
            <text:p>34,623<text:s/></text:p>
          </table:table-cell>
          <table:table-cell office:value-type="float" office:value="22614" table:style-name="ce6">
            <text:p>22,614<text:s/></text:p>
          </table:table-cell>
          <table:table-cell office:value-type="float" office:value="59908" table:style-name="ce6">
            <text:p>59,908<text:s/></text:p>
          </table:table-cell>
          <table:table-cell office:value-type="float" office:value="21373" table:style-name="ce6">
            <text:p>21,373<text:s/></text:p>
          </table:table-cell>
          <table:table-cell office:value-type="float" office:value="16991" table:style-name="ce6">
            <text:p>16,991<text:s/></text:p>
          </table:table-cell>
          <table:table-cell office:value-type="float" office:value="15373" table:style-name="ce6">
            <text:p>15,373<text:s/></text:p>
          </table:table-cell>
          <table:table-cell office:value-type="float" office:value="17316" table:style-name="ce6">
            <text:p>17,316<text:s/></text:p>
          </table:table-cell>
          <table:table-cell office:value-type="float" office:value="12865" table:style-name="ce6">
            <text:p>12,865<text:s/></text:p>
          </table:table-cell>
          <table:table-cell office:value-type="float" office:value="28030" table:style-name="ce6">
            <text:p>28,030<text:s/></text:p>
          </table:table-cell>
          <table:table-cell office:value-type="float" office:value="19778" table:style-name="ce6">
            <text:p>19,778<text:s/></text:p>
          </table:table-cell>
          <table:table-cell office:value-type="float" office:value="7934" table:style-name="ce6">
            <text:p>7,934<text:s/></text:p>
          </table:table-cell>
          <table:table-cell office:value-type="float" office:value="12095" table:style-name="ce6">
            <text:p>12,095<text:s/></text:p>
          </table:table-cell>
          <table:table-cell office:value-type="float" office:value="41533" table:style-name="ce6">
            <text:p>41,533<text:s/></text:p>
          </table:table-cell>
          <table:table-cell office:value-type="float" office:value="25668" table:style-name="ce6">
            <text:p>25,668<text:s/></text:p>
          </table:table-cell>
          <table:table-cell office:value-type="float" office:value="25581" table:style-name="ce6">
            <text:p>25,581<text:s/></text:p>
          </table:table-cell>
          <table:table-cell office:value-type="float" office:value="24215" table:style-name="ce6">
            <text:p>24,215<text:s/></text:p>
          </table:table-cell>
          <table:table-cell office:value-type="float" office:value="14340" table:style-name="ce6">
            <text:p>14,340<text:s/></text:p>
          </table:table-cell>
          <table:table-cell office:value-type="float" office:value="12063" table:style-name="ce6">
            <text:p>12,063<text:s/></text:p>
          </table:table-cell>
          <table:table-cell office:value-type="float" office:value="5040" table:style-name="ce6">
            <text:p>5,040<text:s/></text:p>
          </table:table-cell>
          <table:table-cell office:value-type="float" office:value="5085" table:style-name="ce6">
            <text:p>5,085<text:s/></text:p>
          </table:table-cell>
          <table:table-cell office:value-type="float" office:value="6408" table:style-name="ce6">
            <text:p>6,408<text:s/></text:p>
          </table:table-cell>
          <table:table-cell office:value-type="float" office:value="10415" table:style-name="ce6">
            <text:p>10,415<text:s/></text:p>
          </table:table-cell>
          <table:table-cell office:value-type="float" office:value="9661" table:style-name="ce6">
            <text:p>9,661<text:s/></text:p>
          </table:table-cell>
          <table:table-cell office:value-type="float" office:value="12076" table:style-name="ce6">
            <text:p>12,076<text:s/></text:p>
          </table:table-cell>
          <table:table-cell office:value-type="float" office:value="18268" table:style-name="ce6">
            <text:p>18,268<text:s/></text:p>
          </table:table-cell>
          <table:table-cell office:value-type="float" office:value="30673" table:style-name="ce6">
            <text:p>30,673<text:s/></text:p>
          </table:table-cell>
          <table:table-cell office:value-type="float" office:value="24830" table:style-name="ce6">
            <text:p>24,830<text:s/></text:p>
          </table:table-cell>
          <table:table-cell office:value-type="float" office:value="13757" table:style-name="ce6">
            <text:p>13,757<text:s/></text:p>
          </table:table-cell>
          <table:table-cell office:value-type="float" office:value="13225" table:style-name="ce6">
            <text:p>13,225<text:s/></text:p>
          </table:table-cell>
          <table:table-cell office:value-type="float" office:value="12944" table:style-name="ce6">
            <text:p>12,944<text:s/></text:p>
          </table:table-cell>
          <table:table-cell office:value-type="float" office:value="12592" table:style-name="ce6">
            <text:p>12,592<text:s/></text:p>
          </table:table-cell>
          <table:table-cell office:value-type="float" office:value="12435" table:style-name="ce6">
            <text:p>12,435<text:s/></text:p>
          </table:table-cell>
          <table:table-cell office:value-type="float" office:value="10555" table:style-name="ce6">
            <text:p>10,555<text:s/></text:p>
          </table:table-cell>
          <table:table-cell office:value-type="float" office:value="9371" table:style-name="ce6">
            <text:p>9,371<text:s/></text:p>
          </table:table-cell>
          <table:table-cell table:number-columns-repeated="16275"/>
        </table:table-row>
        <table:table-row table:style-name="ro2">
          <table:table-cell office:value-type="date" office:date-value="2019-04-10T00:00:00" table:style-name="ce5">
            <text:p>2019/4/10</text:p>
          </table:table-cell>
          <table:table-cell office:value-type="float" office:value="5678" table:style-name="ce6">
            <text:p>5,678<text:s/></text:p>
          </table:table-cell>
          <table:table-cell office:value-type="float" office:value="16221" table:style-name="ce6">
            <text:p>16,221<text:s/></text:p>
          </table:table-cell>
          <table:table-cell office:value-type="float" office:value="43986" table:style-name="ce6">
            <text:p>43,986<text:s/></text:p>
          </table:table-cell>
          <table:table-cell office:value-type="float" office:value="44748" table:style-name="ce6">
            <text:p>44,748<text:s/></text:p>
          </table:table-cell>
          <table:table-cell office:value-type="float" office:value="28442" table:style-name="ce6">
            <text:p>28,442<text:s/></text:p>
          </table:table-cell>
          <table:table-cell office:value-type="float" office:value="15950" table:style-name="ce6">
            <text:p>15,950<text:s/></text:p>
          </table:table-cell>
          <table:table-cell office:value-type="float" office:value="12341" table:style-name="ce6">
            <text:p>12,341<text:s/></text:p>
          </table:table-cell>
          <table:table-cell office:value-type="float" office:value="4035" table:style-name="ce6">
            <text:p>4,035<text:s/></text:p>
          </table:table-cell>
          <table:table-cell office:value-type="float" office:value="3170" table:style-name="ce6">
            <text:p>3,170<text:s/></text:p>
          </table:table-cell>
          <table:table-cell office:value-type="float" office:value="16332" table:style-name="ce6">
            <text:p>16,332<text:s/></text:p>
          </table:table-cell>
          <table:table-cell office:value-type="float" office:value="2208" table:style-name="ce6">
            <text:p>2,208<text:s/></text:p>
          </table:table-cell>
          <table:table-cell office:value-type="float" office:value="4978" table:style-name="ce6">
            <text:p>4,978<text:s/></text:p>
          </table:table-cell>
          <table:table-cell office:value-type="float" office:value="6694" table:style-name="ce6">
            <text:p>6,694<text:s/></text:p>
          </table:table-cell>
          <table:table-cell office:value-type="float" office:value="11167" table:style-name="ce6">
            <text:p>11,167<text:s/></text:p>
          </table:table-cell>
          <table:table-cell office:value-type="float" office:value="11040" table:style-name="ce6">
            <text:p>11,040<text:s/></text:p>
          </table:table-cell>
          <table:table-cell office:value-type="float" office:value="20020" table:style-name="ce6">
            <text:p>20,020<text:s/></text:p>
          </table:table-cell>
          <table:table-cell office:value-type="float" office:value="18341" table:style-name="ce6">
            <text:p>18,341<text:s/></text:p>
          </table:table-cell>
          <table:table-cell office:value-type="float" office:value="6091" table:style-name="ce6">
            <text:p>6,091<text:s/></text:p>
          </table:table-cell>
          <table:table-cell office:value-type="float" office:value="9314" table:style-name="ce6">
            <text:p>9,314<text:s/></text:p>
          </table:table-cell>
          <table:table-cell office:value-type="float" office:value="3342" table:style-name="ce6">
            <text:p>3,342<text:s/></text:p>
          </table:table-cell>
          <table:table-cell office:value-type="float" office:value="9315" table:style-name="ce6">
            <text:p>9,315<text:s/></text:p>
          </table:table-cell>
          <table:table-cell office:value-type="float" office:value="8988" table:style-name="ce6">
            <text:p>8,988<text:s/></text:p>
          </table:table-cell>
          <table:table-cell office:value-type="float" office:value="5495" table:style-name="ce6">
            <text:p>5,495<text:s/></text:p>
          </table:table-cell>
          <table:table-cell office:value-type="float" office:value="29194" table:style-name="ce6">
            <text:p>29,194<text:s/></text:p>
          </table:table-cell>
          <table:table-cell office:value-type="float" office:value="2530" table:style-name="ce6">
            <text:p>2,530<text:s/></text:p>
          </table:table-cell>
          <table:table-cell office:value-type="float" office:value="12028" table:style-name="ce6">
            <text:p>12,028<text:s/></text:p>
          </table:table-cell>
          <table:table-cell office:value-type="float" office:value="12817" table:style-name="ce6">
            <text:p>12,817<text:s/></text:p>
          </table:table-cell>
          <table:table-cell office:value-type="float" office:value="17831" table:style-name="ce6">
            <text:p>17,831<text:s/></text:p>
          </table:table-cell>
          <table:table-cell office:value-type="float" office:value="22704" table:style-name="ce6">
            <text:p>22,704<text:s/></text:p>
          </table:table-cell>
          <table:table-cell office:value-type="float" office:value="18206" table:style-name="ce6">
            <text:p>18,206<text:s/></text:p>
          </table:table-cell>
          <table:table-cell office:value-type="float" office:value="10110" table:style-name="ce6">
            <text:p>10,110<text:s/></text:p>
          </table:table-cell>
          <table:table-cell office:value-type="float" office:value="27731" table:style-name="ce6">
            <text:p>27,731<text:s/></text:p>
          </table:table-cell>
          <table:table-cell office:value-type="float" office:value="18596" table:style-name="ce6">
            <text:p>18,596<text:s/></text:p>
          </table:table-cell>
          <table:table-cell office:value-type="float" office:value="35644" table:style-name="ce6">
            <text:p>35,644<text:s/></text:p>
          </table:table-cell>
          <table:table-cell office:value-type="float" office:value="29938" table:style-name="ce6">
            <text:p>29,938<text:s/></text:p>
          </table:table-cell>
          <table:table-cell office:value-type="float" office:value="12158" table:style-name="ce6">
            <text:p>12,158<text:s/></text:p>
          </table:table-cell>
          <table:table-cell office:value-type="float" office:value="39501" table:style-name="ce6">
            <text:p>39,501<text:s/></text:p>
          </table:table-cell>
          <table:table-cell office:value-type="float" office:value="28563" table:style-name="ce6">
            <text:p>28,563<text:s/></text:p>
          </table:table-cell>
          <table:table-cell office:value-type="float" office:value="26660" table:style-name="ce6">
            <text:p>26,660<text:s/></text:p>
          </table:table-cell>
          <table:table-cell office:value-type="float" office:value="22699" table:style-name="ce6">
            <text:p>22,699<text:s/></text:p>
          </table:table-cell>
          <table:table-cell office:value-type="float" office:value="27700" table:style-name="ce6">
            <text:p>27,700<text:s/></text:p>
          </table:table-cell>
          <table:table-cell office:value-type="float" office:value="133112" table:style-name="ce6">
            <text:p>133,112<text:s/></text:p>
          </table:table-cell>
          <table:table-cell office:value-type="float" office:value="39665" table:style-name="ce6">
            <text:p>39,665<text:s/></text:p>
          </table:table-cell>
          <table:table-cell office:value-type="float" office:value="25162" table:style-name="ce6">
            <text:p>25,162<text:s/></text:p>
          </table:table-cell>
          <table:table-cell office:value-type="float" office:value="25277" table:style-name="ce6">
            <text:p>25,277<text:s/></text:p>
          </table:table-cell>
          <table:table-cell office:value-type="float" office:value="28574" table:style-name="ce6">
            <text:p>28,574<text:s/></text:p>
          </table:table-cell>
          <table:table-cell office:value-type="float" office:value="33389" table:style-name="ce6">
            <text:p>33,389<text:s/></text:p>
          </table:table-cell>
          <table:table-cell office:value-type="float" office:value="29526" table:style-name="ce6">
            <text:p>29,526<text:s/></text:p>
          </table:table-cell>
          <table:table-cell office:value-type="float" office:value="24799" table:style-name="ce6">
            <text:p>24,799<text:s/></text:p>
          </table:table-cell>
          <table:table-cell office:value-type="float" office:value="14046" table:style-name="ce6">
            <text:p>14,046<text:s/></text:p>
          </table:table-cell>
          <table:table-cell office:value-type="float" office:value="34777" table:style-name="ce6">
            <text:p>34,777<text:s/></text:p>
          </table:table-cell>
          <table:table-cell office:value-type="float" office:value="7506" table:style-name="ce6">
            <text:p>7,506<text:s/></text:p>
          </table:table-cell>
          <table:table-cell office:value-type="float" office:value="8756" table:style-name="ce6">
            <text:p>8,756<text:s/></text:p>
          </table:table-cell>
          <table:table-cell office:value-type="float" office:value="20408" table:style-name="ce6">
            <text:p>20,408<text:s/></text:p>
          </table:table-cell>
          <table:table-cell office:value-type="float" office:value="4956" table:style-name="ce6">
            <text:p>4,956<text:s/></text:p>
          </table:table-cell>
          <table:table-cell office:value-type="float" office:value="3974" table:style-name="ce6">
            <text:p>3,974<text:s/></text:p>
          </table:table-cell>
          <table:table-cell office:value-type="float" office:value="3829" table:style-name="ce6">
            <text:p>3,829<text:s/></text:p>
          </table:table-cell>
          <table:table-cell office:value-type="float" office:value="13910" table:style-name="ce6">
            <text:p>13,910<text:s/></text:p>
          </table:table-cell>
          <table:table-cell office:value-type="float" office:value="10344" table:style-name="ce6">
            <text:p>10,344<text:s/></text:p>
          </table:table-cell>
          <table:table-cell office:value-type="float" office:value="10784" table:style-name="ce6">
            <text:p>10,784<text:s/></text:p>
          </table:table-cell>
          <table:table-cell office:value-type="float" office:value="35858" table:style-name="ce6">
            <text:p>35,858<text:s/></text:p>
          </table:table-cell>
          <table:table-cell office:value-type="float" office:value="8435" table:style-name="ce6">
            <text:p>8,435<text:s/></text:p>
          </table:table-cell>
          <table:table-cell office:value-type="float" office:value="14041" table:style-name="ce6">
            <text:p>14,041<text:s/></text:p>
          </table:table-cell>
          <table:table-cell office:value-type="float" office:value="7748" table:style-name="ce6">
            <text:p>7,748<text:s/></text:p>
          </table:table-cell>
          <table:table-cell office:value-type="float" office:value="23401" table:style-name="ce6">
            <text:p>23,401<text:s/></text:p>
          </table:table-cell>
          <table:table-cell office:value-type="float" office:value="25260" table:style-name="ce6">
            <text:p>25,260<text:s/></text:p>
          </table:table-cell>
          <table:table-cell office:value-type="float" office:value="28922" table:style-name="ce6">
            <text:p>28,922<text:s/></text:p>
          </table:table-cell>
          <table:table-cell office:value-type="float" office:value="41955" table:style-name="ce6">
            <text:p>41,955<text:s/></text:p>
          </table:table-cell>
          <table:table-cell office:value-type="float" office:value="42950" table:style-name="ce6">
            <text:p>42,950<text:s/></text:p>
          </table:table-cell>
          <table:table-cell office:value-type="float" office:value="27728" table:style-name="ce6">
            <text:p>27,728<text:s/></text:p>
          </table:table-cell>
          <table:table-cell office:value-type="float" office:value="28930" table:style-name="ce6">
            <text:p>28,930<text:s/></text:p>
          </table:table-cell>
          <table:table-cell office:value-type="float" office:value="63768" table:style-name="ce6">
            <text:p>63,768<text:s/></text:p>
          </table:table-cell>
          <table:table-cell office:value-type="float" office:value="25749" table:style-name="ce6">
            <text:p>25,749<text:s/></text:p>
          </table:table-cell>
          <table:table-cell office:value-type="float" office:value="32444" table:style-name="ce6">
            <text:p>32,444<text:s/></text:p>
          </table:table-cell>
          <table:table-cell office:value-type="float" office:value="35866" table:style-name="ce6">
            <text:p>35,866<text:s/></text:p>
          </table:table-cell>
          <table:table-cell office:value-type="float" office:value="24136" table:style-name="ce6">
            <text:p>24,136<text:s/></text:p>
          </table:table-cell>
          <table:table-cell office:value-type="float" office:value="61405" table:style-name="ce6">
            <text:p>61,405<text:s/></text:p>
          </table:table-cell>
          <table:table-cell office:value-type="float" office:value="21747" table:style-name="ce6">
            <text:p>21,747<text:s/></text:p>
          </table:table-cell>
          <table:table-cell office:value-type="float" office:value="17373" table:style-name="ce6">
            <text:p>17,373<text:s/></text:p>
          </table:table-cell>
          <table:table-cell office:value-type="float" office:value="15492" table:style-name="ce6">
            <text:p>15,492<text:s/></text:p>
          </table:table-cell>
          <table:table-cell office:value-type="float" office:value="17993" table:style-name="ce6">
            <text:p>17,993<text:s/></text:p>
          </table:table-cell>
          <table:table-cell office:value-type="float" office:value="12761" table:style-name="ce6">
            <text:p>12,761<text:s/></text:p>
          </table:table-cell>
          <table:table-cell office:value-type="float" office:value="30011" table:style-name="ce6">
            <text:p>30,011<text:s/></text:p>
          </table:table-cell>
          <table:table-cell office:value-type="float" office:value="20040" table:style-name="ce6">
            <text:p>20,040<text:s/></text:p>
          </table:table-cell>
          <table:table-cell office:value-type="float" office:value="7991" table:style-name="ce6">
            <text:p>7,991<text:s/></text:p>
          </table:table-cell>
          <table:table-cell office:value-type="float" office:value="12417" table:style-name="ce6">
            <text:p>12,417<text:s/></text:p>
          </table:table-cell>
          <table:table-cell office:value-type="float" office:value="43322" table:style-name="ce6">
            <text:p>43,322<text:s/></text:p>
          </table:table-cell>
          <table:table-cell office:value-type="float" office:value="26037" table:style-name="ce6">
            <text:p>26,037<text:s/></text:p>
          </table:table-cell>
          <table:table-cell office:value-type="float" office:value="26449" table:style-name="ce6">
            <text:p>26,449<text:s/></text:p>
          </table:table-cell>
          <table:table-cell office:value-type="float" office:value="24743" table:style-name="ce6">
            <text:p>24,743<text:s/></text:p>
          </table:table-cell>
          <table:table-cell office:value-type="float" office:value="14502" table:style-name="ce6">
            <text:p>14,502<text:s/></text:p>
          </table:table-cell>
          <table:table-cell office:value-type="float" office:value="12435" table:style-name="ce6">
            <text:p>12,435<text:s/></text:p>
          </table:table-cell>
          <table:table-cell office:value-type="float" office:value="4928" table:style-name="ce6">
            <text:p>4,928<text:s/></text:p>
          </table:table-cell>
          <table:table-cell office:value-type="float" office:value="5242" table:style-name="ce6">
            <text:p>5,242<text:s/></text:p>
          </table:table-cell>
          <table:table-cell office:value-type="float" office:value="6646" table:style-name="ce6">
            <text:p>6,646<text:s/></text:p>
          </table:table-cell>
          <table:table-cell office:value-type="float" office:value="10567" table:style-name="ce6">
            <text:p>10,567<text:s/></text:p>
          </table:table-cell>
          <table:table-cell office:value-type="float" office:value="9969" table:style-name="ce6">
            <text:p>9,969<text:s/></text:p>
          </table:table-cell>
          <table:table-cell office:value-type="float" office:value="12473" table:style-name="ce6">
            <text:p>12,473<text:s/></text:p>
          </table:table-cell>
          <table:table-cell office:value-type="float" office:value="18432" table:style-name="ce6">
            <text:p>18,432<text:s/></text:p>
          </table:table-cell>
          <table:table-cell office:value-type="float" office:value="30825" table:style-name="ce6">
            <text:p>30,825<text:s/></text:p>
          </table:table-cell>
          <table:table-cell office:value-type="float" office:value="26018" table:style-name="ce6">
            <text:p>26,018<text:s/></text:p>
          </table:table-cell>
          <table:table-cell office:value-type="float" office:value="13820" table:style-name="ce6">
            <text:p>13,820<text:s/></text:p>
          </table:table-cell>
          <table:table-cell office:value-type="float" office:value="13280" table:style-name="ce6">
            <text:p>13,280<text:s/></text:p>
          </table:table-cell>
          <table:table-cell office:value-type="float" office:value="13318" table:style-name="ce6">
            <text:p>13,318<text:s/></text:p>
          </table:table-cell>
          <table:table-cell office:value-type="float" office:value="12821" table:style-name="ce6">
            <text:p>12,821<text:s/></text:p>
          </table:table-cell>
          <table:table-cell office:value-type="float" office:value="12581" table:style-name="ce6">
            <text:p>12,581<text:s/></text:p>
          </table:table-cell>
          <table:table-cell office:value-type="float" office:value="10564" table:style-name="ce6">
            <text:p>10,564<text:s/></text:p>
          </table:table-cell>
          <table:table-cell office:value-type="float" office:value="9448" table:style-name="ce6">
            <text:p>9,448<text:s/></text:p>
          </table:table-cell>
          <table:table-cell table:number-columns-repeated="16275"/>
        </table:table-row>
        <table:table-row table:style-name="ro2">
          <table:table-cell office:value-type="date" office:date-value="2019-04-11T00:00:00" table:style-name="ce5">
            <text:p>2019/4/11</text:p>
          </table:table-cell>
          <table:table-cell office:value-type="float" office:value="5619" table:style-name="ce6">
            <text:p>5,619<text:s/></text:p>
          </table:table-cell>
          <table:table-cell office:value-type="float" office:value="16089" table:style-name="ce6">
            <text:p>16,089<text:s/></text:p>
          </table:table-cell>
          <table:table-cell office:value-type="float" office:value="44861" table:style-name="ce6">
            <text:p>44,861<text:s/></text:p>
          </table:table-cell>
          <table:table-cell office:value-type="float" office:value="46150" table:style-name="ce6">
            <text:p>46,150<text:s/></text:p>
          </table:table-cell>
          <table:table-cell office:value-type="float" office:value="28604" table:style-name="ce6">
            <text:p>28,604<text:s/></text:p>
          </table:table-cell>
          <table:table-cell office:value-type="float" office:value="16477" table:style-name="ce6">
            <text:p>16,477<text:s/></text:p>
          </table:table-cell>
          <table:table-cell office:value-type="float" office:value="12661" table:style-name="ce6">
            <text:p>12,661<text:s/></text:p>
          </table:table-cell>
          <table:table-cell office:value-type="float" office:value="4329" table:style-name="ce6">
            <text:p>4,329<text:s/></text:p>
          </table:table-cell>
          <table:table-cell office:value-type="float" office:value="3203" table:style-name="ce6">
            <text:p>3,203<text:s/></text:p>
          </table:table-cell>
          <table:table-cell office:value-type="float" office:value="16272" table:style-name="ce6">
            <text:p>16,272<text:s/></text:p>
          </table:table-cell>
          <table:table-cell office:value-type="float" office:value="2232" table:style-name="ce6">
            <text:p>2,232<text:s/></text:p>
          </table:table-cell>
          <table:table-cell office:value-type="float" office:value="4866" table:style-name="ce6">
            <text:p>4,866<text:s/></text:p>
          </table:table-cell>
          <table:table-cell office:value-type="float" office:value="6553" table:style-name="ce6">
            <text:p>6,553<text:s/></text:p>
          </table:table-cell>
          <table:table-cell office:value-type="float" office:value="10877" table:style-name="ce6">
            <text:p>10,877<text:s/></text:p>
          </table:table-cell>
          <table:table-cell office:value-type="float" office:value="11204" table:style-name="ce6">
            <text:p>11,204<text:s/></text:p>
          </table:table-cell>
          <table:table-cell office:value-type="float" office:value="20360" table:style-name="ce6">
            <text:p>20,360<text:s/></text:p>
          </table:table-cell>
          <table:table-cell office:value-type="float" office:value="18191" table:style-name="ce6">
            <text:p>18,191<text:s/></text:p>
          </table:table-cell>
          <table:table-cell office:value-type="float" office:value="6184" table:style-name="ce6">
            <text:p>6,184<text:s/></text:p>
          </table:table-cell>
          <table:table-cell office:value-type="float" office:value="9434" table:style-name="ce6">
            <text:p>9,434<text:s/></text:p>
          </table:table-cell>
          <table:table-cell office:value-type="float" office:value="3214" table:style-name="ce6">
            <text:p>3,214<text:s/></text:p>
          </table:table-cell>
          <table:table-cell office:value-type="float" office:value="9691" table:style-name="ce6">
            <text:p>9,691<text:s/></text:p>
          </table:table-cell>
          <table:table-cell office:value-type="float" office:value="8874" table:style-name="ce6">
            <text:p>8,874<text:s/></text:p>
          </table:table-cell>
          <table:table-cell office:value-type="float" office:value="5488" table:style-name="ce6">
            <text:p>5,488<text:s/></text:p>
          </table:table-cell>
          <table:table-cell office:value-type="float" office:value="29035" table:style-name="ce6">
            <text:p>29,035<text:s/></text:p>
          </table:table-cell>
          <table:table-cell office:value-type="float" office:value="2727" table:style-name="ce6">
            <text:p>2,727<text:s/></text:p>
          </table:table-cell>
          <table:table-cell office:value-type="float" office:value="11815" table:style-name="ce6">
            <text:p>11,815<text:s/></text:p>
          </table:table-cell>
          <table:table-cell office:value-type="float" office:value="12922" table:style-name="ce6">
            <text:p>12,922<text:s/></text:p>
          </table:table-cell>
          <table:table-cell office:value-type="float" office:value="17890" table:style-name="ce6">
            <text:p>17,890<text:s/></text:p>
          </table:table-cell>
          <table:table-cell office:value-type="float" office:value="22856" table:style-name="ce6">
            <text:p>22,856<text:s/></text:p>
          </table:table-cell>
          <table:table-cell office:value-type="float" office:value="18117" table:style-name="ce6">
            <text:p>18,117<text:s/></text:p>
          </table:table-cell>
          <table:table-cell office:value-type="float" office:value="10290" table:style-name="ce6">
            <text:p>10,290<text:s/></text:p>
          </table:table-cell>
          <table:table-cell office:value-type="float" office:value="28277" table:style-name="ce6">
            <text:p>28,277<text:s/></text:p>
          </table:table-cell>
          <table:table-cell office:value-type="float" office:value="18830" table:style-name="ce6">
            <text:p>18,830<text:s/></text:p>
          </table:table-cell>
          <table:table-cell office:value-type="float" office:value="36265" table:style-name="ce6">
            <text:p>36,265<text:s/></text:p>
          </table:table-cell>
          <table:table-cell office:value-type="float" office:value="30938" table:style-name="ce6">
            <text:p>30,938<text:s/></text:p>
          </table:table-cell>
          <table:table-cell office:value-type="float" office:value="12020" table:style-name="ce6">
            <text:p>12,020<text:s/></text:p>
          </table:table-cell>
          <table:table-cell office:value-type="float" office:value="39880" table:style-name="ce6">
            <text:p>39,880<text:s/></text:p>
          </table:table-cell>
          <table:table-cell office:value-type="float" office:value="29008" table:style-name="ce6">
            <text:p>29,008<text:s/></text:p>
          </table:table-cell>
          <table:table-cell office:value-type="float" office:value="27151" table:style-name="ce6">
            <text:p>27,151<text:s/></text:p>
          </table:table-cell>
          <table:table-cell office:value-type="float" office:value="22752" table:style-name="ce6">
            <text:p>22,752<text:s/></text:p>
          </table:table-cell>
          <table:table-cell office:value-type="float" office:value="28394" table:style-name="ce6">
            <text:p>28,394<text:s/></text:p>
          </table:table-cell>
          <table:table-cell office:value-type="float" office:value="138610" table:style-name="ce6">
            <text:p>138,610<text:s/></text:p>
          </table:table-cell>
          <table:table-cell office:value-type="float" office:value="40835" table:style-name="ce6">
            <text:p>40,835<text:s/></text:p>
          </table:table-cell>
          <table:table-cell office:value-type="float" office:value="24382" table:style-name="ce6">
            <text:p>24,382<text:s/></text:p>
          </table:table-cell>
          <table:table-cell office:value-type="float" office:value="25242" table:style-name="ce6">
            <text:p>25,242<text:s/></text:p>
          </table:table-cell>
          <table:table-cell office:value-type="float" office:value="28195" table:style-name="ce6">
            <text:p>28,195<text:s/></text:p>
          </table:table-cell>
          <table:table-cell office:value-type="float" office:value="31868" table:style-name="ce6">
            <text:p>31,868<text:s/></text:p>
          </table:table-cell>
          <table:table-cell office:value-type="float" office:value="29760" table:style-name="ce6">
            <text:p>29,760<text:s/></text:p>
          </table:table-cell>
          <table:table-cell office:value-type="float" office:value="24029" table:style-name="ce6">
            <text:p>24,029<text:s/></text:p>
          </table:table-cell>
          <table:table-cell office:value-type="float" office:value="13535" table:style-name="ce6">
            <text:p>13,535<text:s/></text:p>
          </table:table-cell>
          <table:table-cell office:value-type="float" office:value="34303" table:style-name="ce6">
            <text:p>34,303<text:s/></text:p>
          </table:table-cell>
          <table:table-cell office:value-type="float" office:value="7320" table:style-name="ce6">
            <text:p>7,320<text:s/></text:p>
          </table:table-cell>
          <table:table-cell office:value-type="float" office:value="8668" table:style-name="ce6">
            <text:p>8,668<text:s/></text:p>
          </table:table-cell>
          <table:table-cell office:value-type="float" office:value="20085" table:style-name="ce6">
            <text:p>20,085<text:s/></text:p>
          </table:table-cell>
          <table:table-cell office:value-type="float" office:value="5386" table:style-name="ce6">
            <text:p>5,386<text:s/></text:p>
          </table:table-cell>
          <table:table-cell office:value-type="float" office:value="3725" table:style-name="ce6">
            <text:p>3,725<text:s/></text:p>
          </table:table-cell>
          <table:table-cell office:value-type="float" office:value="3786" table:style-name="ce6">
            <text:p>3,786<text:s/></text:p>
          </table:table-cell>
          <table:table-cell office:value-type="float" office:value="13742" table:style-name="ce6">
            <text:p>13,742<text:s/></text:p>
          </table:table-cell>
          <table:table-cell office:value-type="float" office:value="10158" table:style-name="ce6">
            <text:p>10,158<text:s/></text:p>
          </table:table-cell>
          <table:table-cell office:value-type="float" office:value="10599" table:style-name="ce6">
            <text:p>10,599<text:s/></text:p>
          </table:table-cell>
          <table:table-cell office:value-type="float" office:value="34440" table:style-name="ce6">
            <text:p>34,440<text:s/></text:p>
          </table:table-cell>
          <table:table-cell office:value-type="float" office:value="8582" table:style-name="ce6">
            <text:p>8,582<text:s/></text:p>
          </table:table-cell>
          <table:table-cell office:value-type="float" office:value="14050" table:style-name="ce6">
            <text:p>14,050<text:s/></text:p>
          </table:table-cell>
          <table:table-cell office:value-type="float" office:value="7449" table:style-name="ce6">
            <text:p>7,449<text:s/></text:p>
          </table:table-cell>
          <table:table-cell office:value-type="float" office:value="23546" table:style-name="ce6">
            <text:p>23,546<text:s/></text:p>
          </table:table-cell>
          <table:table-cell office:value-type="float" office:value="25179" table:style-name="ce6">
            <text:p>25,179<text:s/></text:p>
          </table:table-cell>
          <table:table-cell office:value-type="float" office:value="28993" table:style-name="ce6">
            <text:p>28,993<text:s/></text:p>
          </table:table-cell>
          <table:table-cell office:value-type="float" office:value="44013" table:style-name="ce6">
            <text:p>44,013<text:s/></text:p>
          </table:table-cell>
          <table:table-cell office:value-type="float" office:value="43383" table:style-name="ce6">
            <text:p>43,383<text:s/></text:p>
          </table:table-cell>
          <table:table-cell office:value-type="float" office:value="27722" table:style-name="ce6">
            <text:p>27,722<text:s/></text:p>
          </table:table-cell>
          <table:table-cell office:value-type="float" office:value="29017" table:style-name="ce6">
            <text:p>29,017<text:s/></text:p>
          </table:table-cell>
          <table:table-cell office:value-type="float" office:value="65937" table:style-name="ce6">
            <text:p>65,937<text:s/></text:p>
          </table:table-cell>
          <table:table-cell office:value-type="float" office:value="26261" table:style-name="ce6">
            <text:p>26,261<text:s/></text:p>
          </table:table-cell>
          <table:table-cell office:value-type="float" office:value="33258" table:style-name="ce6">
            <text:p>33,258<text:s/></text:p>
          </table:table-cell>
          <table:table-cell office:value-type="float" office:value="35739" table:style-name="ce6">
            <text:p>35,739<text:s/></text:p>
          </table:table-cell>
          <table:table-cell office:value-type="float" office:value="24689" table:style-name="ce6">
            <text:p>24,689<text:s/></text:p>
          </table:table-cell>
          <table:table-cell office:value-type="float" office:value="62444" table:style-name="ce6">
            <text:p>62,444<text:s/></text:p>
          </table:table-cell>
          <table:table-cell office:value-type="float" office:value="22000" table:style-name="ce6">
            <text:p>22,000<text:s/></text:p>
          </table:table-cell>
          <table:table-cell office:value-type="float" office:value="17550" table:style-name="ce6">
            <text:p>17,550<text:s/></text:p>
          </table:table-cell>
          <table:table-cell office:value-type="float" office:value="16106" table:style-name="ce6">
            <text:p>16,106<text:s/></text:p>
          </table:table-cell>
          <table:table-cell office:value-type="float" office:value="18472" table:style-name="ce6">
            <text:p>18,472<text:s/></text:p>
          </table:table-cell>
          <table:table-cell office:value-type="float" office:value="12841" table:style-name="ce6">
            <text:p>12,841<text:s/></text:p>
          </table:table-cell>
          <table:table-cell office:value-type="float" office:value="30493" table:style-name="ce6">
            <text:p>30,493<text:s/></text:p>
          </table:table-cell>
          <table:table-cell office:value-type="float" office:value="20474" table:style-name="ce6">
            <text:p>20,474<text:s/></text:p>
          </table:table-cell>
          <table:table-cell office:value-type="float" office:value="7810" table:style-name="ce6">
            <text:p>7,810<text:s/></text:p>
          </table:table-cell>
          <table:table-cell office:value-type="float" office:value="12962" table:style-name="ce6">
            <text:p>12,962<text:s/></text:p>
          </table:table-cell>
          <table:table-cell office:value-type="float" office:value="43629" table:style-name="ce6">
            <text:p>43,629<text:s/></text:p>
          </table:table-cell>
          <table:table-cell office:value-type="float" office:value="26367" table:style-name="ce6">
            <text:p>26,367<text:s/></text:p>
          </table:table-cell>
          <table:table-cell office:value-type="float" office:value="26867" table:style-name="ce6">
            <text:p>26,867<text:s/></text:p>
          </table:table-cell>
          <table:table-cell office:value-type="float" office:value="24503" table:style-name="ce6">
            <text:p>24,503<text:s/></text:p>
          </table:table-cell>
          <table:table-cell office:value-type="float" office:value="15298" table:style-name="ce6">
            <text:p>15,298<text:s/></text:p>
          </table:table-cell>
          <table:table-cell office:value-type="float" office:value="12352" table:style-name="ce6">
            <text:p>12,352<text:s/></text:p>
          </table:table-cell>
          <table:table-cell office:value-type="float" office:value="4969" table:style-name="ce6">
            <text:p>4,969<text:s/></text:p>
          </table:table-cell>
          <table:table-cell office:value-type="float" office:value="5094" table:style-name="ce6">
            <text:p>5,094<text:s/></text:p>
          </table:table-cell>
          <table:table-cell office:value-type="float" office:value="6654" table:style-name="ce6">
            <text:p>6,654<text:s/></text:p>
          </table:table-cell>
          <table:table-cell office:value-type="float" office:value="10869" table:style-name="ce6">
            <text:p>10,869<text:s/></text:p>
          </table:table-cell>
          <table:table-cell office:value-type="float" office:value="9796" table:style-name="ce6">
            <text:p>9,796<text:s/></text:p>
          </table:table-cell>
          <table:table-cell office:value-type="float" office:value="12949" table:style-name="ce6">
            <text:p>12,949<text:s/></text:p>
          </table:table-cell>
          <table:table-cell office:value-type="float" office:value="18774" table:style-name="ce6">
            <text:p>18,774<text:s/></text:p>
          </table:table-cell>
          <table:table-cell office:value-type="float" office:value="31442" table:style-name="ce6">
            <text:p>31,442<text:s/></text:p>
          </table:table-cell>
          <table:table-cell office:value-type="float" office:value="26259" table:style-name="ce6">
            <text:p>26,259<text:s/></text:p>
          </table:table-cell>
          <table:table-cell office:value-type="float" office:value="14072" table:style-name="ce6">
            <text:p>14,072<text:s/></text:p>
          </table:table-cell>
          <table:table-cell office:value-type="float" office:value="13015" table:style-name="ce6">
            <text:p>13,015<text:s/></text:p>
          </table:table-cell>
          <table:table-cell office:value-type="float" office:value="13543" table:style-name="ce6">
            <text:p>13,543<text:s/></text:p>
          </table:table-cell>
          <table:table-cell office:value-type="float" office:value="13108" table:style-name="ce6">
            <text:p>13,108<text:s/></text:p>
          </table:table-cell>
          <table:table-cell office:value-type="float" office:value="12692" table:style-name="ce6">
            <text:p>12,692<text:s/></text:p>
          </table:table-cell>
          <table:table-cell office:value-type="float" office:value="10423" table:style-name="ce6">
            <text:p>10,423<text:s/></text:p>
          </table:table-cell>
          <table:table-cell office:value-type="float" office:value="9412" table:style-name="ce6">
            <text:p>9,412<text:s/></text:p>
          </table:table-cell>
          <table:table-cell table:number-columns-repeated="16275"/>
        </table:table-row>
        <table:table-row table:style-name="ro2">
          <table:table-cell office:value-type="date" office:date-value="2019-04-12T00:00:00" table:style-name="ce5">
            <text:p>2019/4/12</text:p>
          </table:table-cell>
          <table:table-cell office:value-type="float" office:value="6103" table:style-name="ce6">
            <text:p>6,103<text:s/></text:p>
          </table:table-cell>
          <table:table-cell office:value-type="float" office:value="17233" table:style-name="ce6">
            <text:p>17,233<text:s/></text:p>
          </table:table-cell>
          <table:table-cell office:value-type="float" office:value="48047" table:style-name="ce6">
            <text:p>48,047<text:s/></text:p>
          </table:table-cell>
          <table:table-cell office:value-type="float" office:value="53051" table:style-name="ce6">
            <text:p>53,051<text:s/></text:p>
          </table:table-cell>
          <table:table-cell office:value-type="float" office:value="29885" table:style-name="ce6">
            <text:p>29,885<text:s/></text:p>
          </table:table-cell>
          <table:table-cell office:value-type="float" office:value="16764" table:style-name="ce6">
            <text:p>16,764<text:s/></text:p>
          </table:table-cell>
          <table:table-cell office:value-type="float" office:value="13036" table:style-name="ce6">
            <text:p>13,036<text:s/></text:p>
          </table:table-cell>
          <table:table-cell office:value-type="float" office:value="4377" table:style-name="ce6">
            <text:p>4,377<text:s/></text:p>
          </table:table-cell>
          <table:table-cell office:value-type="float" office:value="3290" table:style-name="ce6">
            <text:p>3,290<text:s/></text:p>
          </table:table-cell>
          <table:table-cell office:value-type="float" office:value="16799" table:style-name="ce6">
            <text:p>16,799<text:s/></text:p>
          </table:table-cell>
          <table:table-cell office:value-type="float" office:value="2344" table:style-name="ce6">
            <text:p>2,344<text:s/></text:p>
          </table:table-cell>
          <table:table-cell office:value-type="float" office:value="4958" table:style-name="ce6">
            <text:p>4,958<text:s/></text:p>
          </table:table-cell>
          <table:table-cell office:value-type="float" office:value="7600" table:style-name="ce6">
            <text:p>7,600<text:s/></text:p>
          </table:table-cell>
          <table:table-cell office:value-type="float" office:value="11029" table:style-name="ce6">
            <text:p>11,029<text:s/></text:p>
          </table:table-cell>
          <table:table-cell office:value-type="float" office:value="12659" table:style-name="ce6">
            <text:p>12,659<text:s/></text:p>
          </table:table-cell>
          <table:table-cell office:value-type="float" office:value="20569" table:style-name="ce6">
            <text:p>20,569<text:s/></text:p>
          </table:table-cell>
          <table:table-cell office:value-type="float" office:value="18926" table:style-name="ce6">
            <text:p>18,926<text:s/></text:p>
          </table:table-cell>
          <table:table-cell office:value-type="float" office:value="6269" table:style-name="ce6">
            <text:p>6,269<text:s/></text:p>
          </table:table-cell>
          <table:table-cell office:value-type="float" office:value="10077" table:style-name="ce6">
            <text:p>10,077<text:s/></text:p>
          </table:table-cell>
          <table:table-cell office:value-type="float" office:value="3476" table:style-name="ce6">
            <text:p>3,476<text:s/></text:p>
          </table:table-cell>
          <table:table-cell office:value-type="float" office:value="9733" table:style-name="ce6">
            <text:p>9,733<text:s/></text:p>
          </table:table-cell>
          <table:table-cell office:value-type="float" office:value="9515" table:style-name="ce6">
            <text:p>9,515<text:s/></text:p>
          </table:table-cell>
          <table:table-cell office:value-type="float" office:value="5717" table:style-name="ce6">
            <text:p>5,717<text:s/></text:p>
          </table:table-cell>
          <table:table-cell office:value-type="float" office:value="36831" table:style-name="ce6">
            <text:p>36,831<text:s/></text:p>
          </table:table-cell>
          <table:table-cell office:value-type="float" office:value="2562" table:style-name="ce6">
            <text:p>2,562<text:s/></text:p>
          </table:table-cell>
          <table:table-cell office:value-type="float" office:value="12424" table:style-name="ce6">
            <text:p>12,424<text:s/></text:p>
          </table:table-cell>
          <table:table-cell office:value-type="float" office:value="13116" table:style-name="ce6">
            <text:p>13,116<text:s/></text:p>
          </table:table-cell>
          <table:table-cell office:value-type="float" office:value="18425" table:style-name="ce6">
            <text:p>18,425<text:s/></text:p>
          </table:table-cell>
          <table:table-cell office:value-type="float" office:value="23467" table:style-name="ce6">
            <text:p>23,467<text:s/></text:p>
          </table:table-cell>
          <table:table-cell office:value-type="float" office:value="19198" table:style-name="ce6">
            <text:p>19,198<text:s/></text:p>
          </table:table-cell>
          <table:table-cell office:value-type="float" office:value="10694" table:style-name="ce6">
            <text:p>10,694<text:s/></text:p>
          </table:table-cell>
          <table:table-cell office:value-type="float" office:value="31942" table:style-name="ce6">
            <text:p>31,942<text:s/></text:p>
          </table:table-cell>
          <table:table-cell office:value-type="float" office:value="20285" table:style-name="ce6">
            <text:p>20,285<text:s/></text:p>
          </table:table-cell>
          <table:table-cell office:value-type="float" office:value="37830" table:style-name="ce6">
            <text:p>37,830<text:s/></text:p>
          </table:table-cell>
          <table:table-cell office:value-type="float" office:value="33903" table:style-name="ce6">
            <text:p>33,903<text:s/></text:p>
          </table:table-cell>
          <table:table-cell office:value-type="float" office:value="12202" table:style-name="ce6">
            <text:p>12,202<text:s/></text:p>
          </table:table-cell>
          <table:table-cell office:value-type="float" office:value="41394" table:style-name="ce6">
            <text:p>41,394<text:s/></text:p>
          </table:table-cell>
          <table:table-cell office:value-type="float" office:value="30058" table:style-name="ce6">
            <text:p>30,058<text:s/></text:p>
          </table:table-cell>
          <table:table-cell office:value-type="float" office:value="27507" table:style-name="ce6">
            <text:p>27,507<text:s/></text:p>
          </table:table-cell>
          <table:table-cell office:value-type="float" office:value="23562" table:style-name="ce6">
            <text:p>23,562<text:s/></text:p>
          </table:table-cell>
          <table:table-cell office:value-type="float" office:value="29496" table:style-name="ce6">
            <text:p>29,496<text:s/></text:p>
          </table:table-cell>
          <table:table-cell office:value-type="float" office:value="170545" table:style-name="ce6">
            <text:p>170,545<text:s/></text:p>
          </table:table-cell>
          <table:table-cell office:value-type="float" office:value="47015" table:style-name="ce6">
            <text:p>47,015<text:s/></text:p>
          </table:table-cell>
          <table:table-cell office:value-type="float" office:value="27249" table:style-name="ce6">
            <text:p>27,249<text:s/></text:p>
          </table:table-cell>
          <table:table-cell office:value-type="float" office:value="26716" table:style-name="ce6">
            <text:p>26,716<text:s/></text:p>
          </table:table-cell>
          <table:table-cell office:value-type="float" office:value="30446" table:style-name="ce6">
            <text:p>30,446<text:s/></text:p>
          </table:table-cell>
          <table:table-cell office:value-type="float" office:value="36813" table:style-name="ce6">
            <text:p>36,813<text:s/></text:p>
          </table:table-cell>
          <table:table-cell office:value-type="float" office:value="32125" table:style-name="ce6">
            <text:p>32,125<text:s/></text:p>
          </table:table-cell>
          <table:table-cell office:value-type="float" office:value="26432" table:style-name="ce6">
            <text:p>26,432<text:s/></text:p>
          </table:table-cell>
          <table:table-cell office:value-type="float" office:value="13856" table:style-name="ce6">
            <text:p>13,856<text:s/></text:p>
          </table:table-cell>
          <table:table-cell office:value-type="float" office:value="36024" table:style-name="ce6">
            <text:p>36,024<text:s/></text:p>
          </table:table-cell>
          <table:table-cell office:value-type="float" office:value="7630" table:style-name="ce6">
            <text:p>7,630<text:s/></text:p>
          </table:table-cell>
          <table:table-cell office:value-type="float" office:value="9520" table:style-name="ce6">
            <text:p>9,520<text:s/></text:p>
          </table:table-cell>
          <table:table-cell office:value-type="float" office:value="21579" table:style-name="ce6">
            <text:p>21,579<text:s/></text:p>
          </table:table-cell>
          <table:table-cell office:value-type="float" office:value="5999" table:style-name="ce6">
            <text:p>5,999<text:s/></text:p>
          </table:table-cell>
          <table:table-cell office:value-type="float" office:value="3893" table:style-name="ce6">
            <text:p>3,893<text:s/></text:p>
          </table:table-cell>
          <table:table-cell office:value-type="float" office:value="3969" table:style-name="ce6">
            <text:p>3,969<text:s/></text:p>
          </table:table-cell>
          <table:table-cell office:value-type="float" office:value="14157" table:style-name="ce6">
            <text:p>14,157<text:s/></text:p>
          </table:table-cell>
          <table:table-cell office:value-type="float" office:value="10733" table:style-name="ce6">
            <text:p>10,733<text:s/></text:p>
          </table:table-cell>
          <table:table-cell office:value-type="float" office:value="11049" table:style-name="ce6">
            <text:p>11,049<text:s/></text:p>
          </table:table-cell>
          <table:table-cell office:value-type="float" office:value="37969" table:style-name="ce6">
            <text:p>37,969<text:s/></text:p>
          </table:table-cell>
          <table:table-cell office:value-type="float" office:value="9191" table:style-name="ce6">
            <text:p>9,191<text:s/></text:p>
          </table:table-cell>
          <table:table-cell office:value-type="float" office:value="15418" table:style-name="ce6">
            <text:p>15,418<text:s/></text:p>
          </table:table-cell>
          <table:table-cell office:value-type="float" office:value="8086" table:style-name="ce6">
            <text:p>8,086<text:s/></text:p>
          </table:table-cell>
          <table:table-cell office:value-type="float" office:value="24517" table:style-name="ce6">
            <text:p>24,517<text:s/></text:p>
          </table:table-cell>
          <table:table-cell office:value-type="float" office:value="25829" table:style-name="ce6">
            <text:p>25,829<text:s/></text:p>
          </table:table-cell>
          <table:table-cell office:value-type="float" office:value="31434" table:style-name="ce6">
            <text:p>31,434<text:s/></text:p>
          </table:table-cell>
          <table:table-cell office:value-type="float" office:value="47170" table:style-name="ce6">
            <text:p>47,170<text:s/></text:p>
          </table:table-cell>
          <table:table-cell office:value-type="float" office:value="44988" table:style-name="ce6">
            <text:p>44,988<text:s/></text:p>
          </table:table-cell>
          <table:table-cell office:value-type="float" office:value="28950" table:style-name="ce6">
            <text:p>28,950<text:s/></text:p>
          </table:table-cell>
          <table:table-cell office:value-type="float" office:value="32116" table:style-name="ce6">
            <text:p>32,116<text:s/></text:p>
          </table:table-cell>
          <table:table-cell office:value-type="float" office:value="80465" table:style-name="ce6">
            <text:p>80,465<text:s/></text:p>
          </table:table-cell>
          <table:table-cell office:value-type="float" office:value="27029" table:style-name="ce6">
            <text:p>27,029<text:s/></text:p>
          </table:table-cell>
          <table:table-cell office:value-type="float" office:value="37597" table:style-name="ce6">
            <text:p>37,597<text:s/></text:p>
          </table:table-cell>
          <table:table-cell office:value-type="float" office:value="40948" table:style-name="ce6">
            <text:p>40,948<text:s/></text:p>
          </table:table-cell>
          <table:table-cell office:value-type="float" office:value="28700" table:style-name="ce6">
            <text:p>28,700<text:s/></text:p>
          </table:table-cell>
          <table:table-cell office:value-type="float" office:value="70447" table:style-name="ce6">
            <text:p>70,447<text:s/></text:p>
          </table:table-cell>
          <table:table-cell office:value-type="float" office:value="22831" table:style-name="ce6">
            <text:p>22,831<text:s/></text:p>
          </table:table-cell>
          <table:table-cell office:value-type="float" office:value="18839" table:style-name="ce6">
            <text:p>18,839<text:s/></text:p>
          </table:table-cell>
          <table:table-cell office:value-type="float" office:value="16404" table:style-name="ce6">
            <text:p>16,404<text:s/></text:p>
          </table:table-cell>
          <table:table-cell office:value-type="float" office:value="21652" table:style-name="ce6">
            <text:p>21,652<text:s/></text:p>
          </table:table-cell>
          <table:table-cell office:value-type="float" office:value="13638" table:style-name="ce6">
            <text:p>13,638<text:s/></text:p>
          </table:table-cell>
          <table:table-cell office:value-type="float" office:value="38342" table:style-name="ce6">
            <text:p>38,342<text:s/></text:p>
          </table:table-cell>
          <table:table-cell office:value-type="float" office:value="22230" table:style-name="ce6">
            <text:p>22,230<text:s/></text:p>
          </table:table-cell>
          <table:table-cell office:value-type="float" office:value="8794" table:style-name="ce6">
            <text:p>8,794<text:s/></text:p>
          </table:table-cell>
          <table:table-cell office:value-type="float" office:value="13924" table:style-name="ce6">
            <text:p>13,924<text:s/></text:p>
          </table:table-cell>
          <table:table-cell office:value-type="float" office:value="45869" table:style-name="ce6">
            <text:p>45,869<text:s/></text:p>
          </table:table-cell>
          <table:table-cell office:value-type="float" office:value="28213" table:style-name="ce6">
            <text:p>28,213<text:s/></text:p>
          </table:table-cell>
          <table:table-cell office:value-type="float" office:value="27827" table:style-name="ce6">
            <text:p>27,827<text:s/></text:p>
          </table:table-cell>
          <table:table-cell office:value-type="float" office:value="27484" table:style-name="ce6">
            <text:p>27,484<text:s/></text:p>
          </table:table-cell>
          <table:table-cell office:value-type="float" office:value="15186" table:style-name="ce6">
            <text:p>15,186<text:s/></text:p>
          </table:table-cell>
          <table:table-cell office:value-type="float" office:value="13486" table:style-name="ce6">
            <text:p>13,486<text:s/></text:p>
          </table:table-cell>
          <table:table-cell office:value-type="float" office:value="5290" table:style-name="ce6">
            <text:p>5,290<text:s/></text:p>
          </table:table-cell>
          <table:table-cell office:value-type="float" office:value="5227" table:style-name="ce6">
            <text:p>5,227<text:s/></text:p>
          </table:table-cell>
          <table:table-cell office:value-type="float" office:value="6899" table:style-name="ce6">
            <text:p>6,899<text:s/></text:p>
          </table:table-cell>
          <table:table-cell office:value-type="float" office:value="11175" table:style-name="ce6">
            <text:p>11,175<text:s/></text:p>
          </table:table-cell>
          <table:table-cell office:value-type="float" office:value="10791" table:style-name="ce6">
            <text:p>10,791<text:s/></text:p>
          </table:table-cell>
          <table:table-cell office:value-type="float" office:value="13653" table:style-name="ce6">
            <text:p>13,653<text:s/></text:p>
          </table:table-cell>
          <table:table-cell office:value-type="float" office:value="20232" table:style-name="ce6">
            <text:p>20,232<text:s/></text:p>
          </table:table-cell>
          <table:table-cell office:value-type="float" office:value="33801" table:style-name="ce6">
            <text:p>33,801<text:s/></text:p>
          </table:table-cell>
          <table:table-cell office:value-type="float" office:value="28648" table:style-name="ce6">
            <text:p>28,648<text:s/></text:p>
          </table:table-cell>
          <table:table-cell office:value-type="float" office:value="14513" table:style-name="ce6">
            <text:p>14,513<text:s/></text:p>
          </table:table-cell>
          <table:table-cell office:value-type="float" office:value="14072" table:style-name="ce6">
            <text:p>14,072<text:s/></text:p>
          </table:table-cell>
          <table:table-cell office:value-type="float" office:value="14094" table:style-name="ce6">
            <text:p>14,094<text:s/></text:p>
          </table:table-cell>
          <table:table-cell office:value-type="float" office:value="13541" table:style-name="ce6">
            <text:p>13,541<text:s/></text:p>
          </table:table-cell>
          <table:table-cell office:value-type="float" office:value="13230" table:style-name="ce6">
            <text:p>13,230<text:s/></text:p>
          </table:table-cell>
          <table:table-cell office:value-type="float" office:value="10905" table:style-name="ce6">
            <text:p>10,905<text:s/></text:p>
          </table:table-cell>
          <table:table-cell office:value-type="float" office:value="9845" table:style-name="ce6">
            <text:p>9,845<text:s/></text:p>
          </table:table-cell>
          <table:table-cell table:number-columns-repeated="16275"/>
        </table:table-row>
        <table:table-row table:style-name="ro2">
          <table:table-cell office:value-type="date" office:date-value="2019-04-13T00:00:00" table:style-name="ce5">
            <text:p>2019/4/13</text:p>
          </table:table-cell>
          <table:table-cell office:value-type="float" office:value="4332" table:style-name="ce6">
            <text:p>4,332<text:s/></text:p>
          </table:table-cell>
          <table:table-cell office:value-type="float" office:value="11312" table:style-name="ce6">
            <text:p>11,312<text:s/></text:p>
          </table:table-cell>
          <table:table-cell office:value-type="float" office:value="27152" table:style-name="ce6">
            <text:p>27,152<text:s/></text:p>
          </table:table-cell>
          <table:table-cell office:value-type="float" office:value="53228" table:style-name="ce6">
            <text:p>53,228<text:s/></text:p>
          </table:table-cell>
          <table:table-cell office:value-type="float" office:value="26011" table:style-name="ce6">
            <text:p>26,011<text:s/></text:p>
          </table:table-cell>
          <table:table-cell office:value-type="float" office:value="11803" table:style-name="ce6">
            <text:p>11,803<text:s/></text:p>
          </table:table-cell>
          <table:table-cell office:value-type="float" office:value="9435" table:style-name="ce6">
            <text:p>9,435<text:s/></text:p>
          </table:table-cell>
          <table:table-cell office:value-type="float" office:value="4296" table:style-name="ce6">
            <text:p>4,296<text:s/></text:p>
          </table:table-cell>
          <table:table-cell office:value-type="float" office:value="2580" table:style-name="ce6">
            <text:p>2,580<text:s/></text:p>
          </table:table-cell>
          <table:table-cell office:value-type="float" office:value="10808" table:style-name="ce6">
            <text:p>10,808<text:s/></text:p>
          </table:table-cell>
          <table:table-cell office:value-type="float" office:value="1701" table:style-name="ce6">
            <text:p>1,701<text:s/></text:p>
          </table:table-cell>
          <table:table-cell office:value-type="float" office:value="3626" table:style-name="ce6">
            <text:p>3,626<text:s/></text:p>
          </table:table-cell>
          <table:table-cell office:value-type="float" office:value="9433" table:style-name="ce6">
            <text:p>9,433<text:s/></text:p>
          </table:table-cell>
          <table:table-cell office:value-type="float" office:value="8896" table:style-name="ce6">
            <text:p>8,896<text:s/></text:p>
          </table:table-cell>
          <table:table-cell office:value-type="float" office:value="12327" table:style-name="ce6">
            <text:p>12,327<text:s/></text:p>
          </table:table-cell>
          <table:table-cell office:value-type="float" office:value="6558" table:style-name="ce6">
            <text:p>6,558<text:s/></text:p>
          </table:table-cell>
          <table:table-cell office:value-type="float" office:value="9288" table:style-name="ce6">
            <text:p>9,288<text:s/></text:p>
          </table:table-cell>
          <table:table-cell office:value-type="float" office:value="4653" table:style-name="ce6">
            <text:p>4,653<text:s/></text:p>
          </table:table-cell>
          <table:table-cell office:value-type="float" office:value="8910" table:style-name="ce6">
            <text:p>8,910<text:s/></text:p>
          </table:table-cell>
          <table:table-cell office:value-type="float" office:value="3283" table:style-name="ce6">
            <text:p>3,283<text:s/></text:p>
          </table:table-cell>
          <table:table-cell office:value-type="float" office:value="6560" table:style-name="ce6">
            <text:p>6,560<text:s/></text:p>
          </table:table-cell>
          <table:table-cell office:value-type="float" office:value="7466" table:style-name="ce6">
            <text:p>7,466<text:s/></text:p>
          </table:table-cell>
          <table:table-cell office:value-type="float" office:value="2451" table:style-name="ce6">
            <text:p>2,451<text:s/></text:p>
          </table:table-cell>
          <table:table-cell office:value-type="float" office:value="26710" table:style-name="ce6">
            <text:p>26,710<text:s/></text:p>
          </table:table-cell>
          <table:table-cell office:value-type="float" office:value="2334" table:style-name="ce6">
            <text:p>2,334<text:s/></text:p>
          </table:table-cell>
          <table:table-cell office:value-type="float" office:value="13001" table:style-name="ce6">
            <text:p>13,001<text:s/></text:p>
          </table:table-cell>
          <table:table-cell office:value-type="float" office:value="10321" table:style-name="ce6">
            <text:p>10,321<text:s/></text:p>
          </table:table-cell>
          <table:table-cell office:value-type="float" office:value="14286" table:style-name="ce6">
            <text:p>14,286<text:s/></text:p>
          </table:table-cell>
          <table:table-cell office:value-type="float" office:value="16087" table:style-name="ce6">
            <text:p>16,087<text:s/></text:p>
          </table:table-cell>
          <table:table-cell office:value-type="float" office:value="16300" table:style-name="ce6">
            <text:p>16,300<text:s/></text:p>
          </table:table-cell>
          <table:table-cell office:value-type="float" office:value="9380" table:style-name="ce6">
            <text:p>9,380<text:s/></text:p>
          </table:table-cell>
          <table:table-cell office:value-type="float" office:value="32670" table:style-name="ce6">
            <text:p>32,670<text:s/></text:p>
          </table:table-cell>
          <table:table-cell office:value-type="float" office:value="18728" table:style-name="ce6">
            <text:p>18,728<text:s/></text:p>
          </table:table-cell>
          <table:table-cell office:value-type="float" office:value="30375" table:style-name="ce6">
            <text:p>30,375<text:s/></text:p>
          </table:table-cell>
          <table:table-cell office:value-type="float" office:value="31822" table:style-name="ce6">
            <text:p>31,822<text:s/></text:p>
          </table:table-cell>
          <table:table-cell office:value-type="float" office:value="6758" table:style-name="ce6">
            <text:p>6,758<text:s/></text:p>
          </table:table-cell>
          <table:table-cell office:value-type="float" office:value="34441" table:style-name="ce6">
            <text:p>34,441<text:s/></text:p>
          </table:table-cell>
          <table:table-cell office:value-type="float" office:value="24924" table:style-name="ce6">
            <text:p>24,924<text:s/></text:p>
          </table:table-cell>
          <table:table-cell office:value-type="float" office:value="21468" table:style-name="ce6">
            <text:p>21,468<text:s/></text:p>
          </table:table-cell>
          <table:table-cell office:value-type="float" office:value="19622" table:style-name="ce6">
            <text:p>19,622<text:s/></text:p>
          </table:table-cell>
          <table:table-cell office:value-type="float" office:value="14614" table:style-name="ce6">
            <text:p>14,614<text:s/></text:p>
          </table:table-cell>
          <table:table-cell office:value-type="float" office:value="173709" table:style-name="ce6">
            <text:p>173,709<text:s/></text:p>
          </table:table-cell>
          <table:table-cell office:value-type="float" office:value="50295" table:style-name="ce6">
            <text:p>50,295<text:s/></text:p>
          </table:table-cell>
          <table:table-cell office:value-type="float" office:value="22194" table:style-name="ce6">
            <text:p>22,194<text:s/></text:p>
          </table:table-cell>
          <table:table-cell office:value-type="float" office:value="19835" table:style-name="ce6">
            <text:p>19,835<text:s/></text:p>
          </table:table-cell>
          <table:table-cell office:value-type="float" office:value="30938" table:style-name="ce6">
            <text:p>30,938<text:s/></text:p>
          </table:table-cell>
          <table:table-cell office:value-type="float" office:value="34235" table:style-name="ce6">
            <text:p>34,235<text:s/></text:p>
          </table:table-cell>
          <table:table-cell office:value-type="float" office:value="30848" table:style-name="ce6">
            <text:p>30,848<text:s/></text:p>
          </table:table-cell>
          <table:table-cell office:value-type="float" office:value="21657" table:style-name="ce6">
            <text:p>21,657<text:s/></text:p>
          </table:table-cell>
          <table:table-cell office:value-type="float" office:value="9976" table:style-name="ce6">
            <text:p>9,976<text:s/></text:p>
          </table:table-cell>
          <table:table-cell office:value-type="float" office:value="27474" table:style-name="ce6">
            <text:p>27,474<text:s/></text:p>
          </table:table-cell>
          <table:table-cell office:value-type="float" office:value="6422" table:style-name="ce6">
            <text:p>6,422<text:s/></text:p>
          </table:table-cell>
          <table:table-cell office:value-type="float" office:value="6385" table:style-name="ce6">
            <text:p>6,385<text:s/></text:p>
          </table:table-cell>
          <table:table-cell office:value-type="float" office:value="17745" table:style-name="ce6">
            <text:p>17,745<text:s/></text:p>
          </table:table-cell>
          <table:table-cell office:value-type="float" office:value="7429" table:style-name="ce6">
            <text:p>7,429<text:s/></text:p>
          </table:table-cell>
          <table:table-cell office:value-type="float" office:value="3380" table:style-name="ce6">
            <text:p>3,380<text:s/></text:p>
          </table:table-cell>
          <table:table-cell office:value-type="float" office:value="2118" table:style-name="ce6">
            <text:p>2,118<text:s/></text:p>
          </table:table-cell>
          <table:table-cell office:value-type="float" office:value="10170" table:style-name="ce6">
            <text:p>10,170<text:s/></text:p>
          </table:table-cell>
          <table:table-cell office:value-type="float" office:value="9176" table:style-name="ce6">
            <text:p>9,176<text:s/></text:p>
          </table:table-cell>
          <table:table-cell office:value-type="float" office:value="11521" table:style-name="ce6">
            <text:p>11,521<text:s/></text:p>
          </table:table-cell>
          <table:table-cell office:value-type="float" office:value="40374" table:style-name="ce6">
            <text:p>40,374<text:s/></text:p>
          </table:table-cell>
          <table:table-cell office:value-type="float" office:value="6567" table:style-name="ce6">
            <text:p>6,567<text:s/></text:p>
          </table:table-cell>
          <table:table-cell office:value-type="float" office:value="12375" table:style-name="ce6">
            <text:p>12,375<text:s/></text:p>
          </table:table-cell>
          <table:table-cell office:value-type="float" office:value="6698" table:style-name="ce6">
            <text:p>6,698<text:s/></text:p>
          </table:table-cell>
          <table:table-cell office:value-type="float" office:value="18831" table:style-name="ce6">
            <text:p>18,831<text:s/></text:p>
          </table:table-cell>
          <table:table-cell office:value-type="float" office:value="17822" table:style-name="ce6">
            <text:p>17,822<text:s/></text:p>
          </table:table-cell>
          <table:table-cell office:value-type="float" office:value="29892" table:style-name="ce6">
            <text:p>29,892<text:s/></text:p>
          </table:table-cell>
          <table:table-cell office:value-type="float" office:value="44955" table:style-name="ce6">
            <text:p>44,955<text:s/></text:p>
          </table:table-cell>
          <table:table-cell office:value-type="float" office:value="34999" table:style-name="ce6">
            <text:p>34,999<text:s/></text:p>
          </table:table-cell>
          <table:table-cell office:value-type="float" office:value="22967" table:style-name="ce6">
            <text:p>22,967<text:s/></text:p>
          </table:table-cell>
          <table:table-cell office:value-type="float" office:value="31029" table:style-name="ce6">
            <text:p>31,029<text:s/></text:p>
          </table:table-cell>
          <table:table-cell office:value-type="float" office:value="89392" table:style-name="ce6">
            <text:p>89,392<text:s/></text:p>
          </table:table-cell>
          <table:table-cell office:value-type="float" office:value="18507" table:style-name="ce6">
            <text:p>18,507<text:s/></text:p>
          </table:table-cell>
          <table:table-cell office:value-type="float" office:value="33119" table:style-name="ce6">
            <text:p>33,119<text:s/></text:p>
          </table:table-cell>
          <table:table-cell office:value-type="float" office:value="35965" table:style-name="ce6">
            <text:p>35,965<text:s/></text:p>
          </table:table-cell>
          <table:table-cell office:value-type="float" office:value="24567" table:style-name="ce6">
            <text:p>24,567<text:s/></text:p>
          </table:table-cell>
          <table:table-cell office:value-type="float" office:value="58212" table:style-name="ce6">
            <text:p>58,212<text:s/></text:p>
          </table:table-cell>
          <table:table-cell office:value-type="float" office:value="16165" table:style-name="ce6">
            <text:p>16,165<text:s/></text:p>
          </table:table-cell>
          <table:table-cell office:value-type="float" office:value="16121" table:style-name="ce6">
            <text:p>16,121<text:s/></text:p>
          </table:table-cell>
          <table:table-cell office:value-type="float" office:value="10181" table:style-name="ce6">
            <text:p>10,181<text:s/></text:p>
          </table:table-cell>
          <table:table-cell office:value-type="float" office:value="16902" table:style-name="ce6">
            <text:p>16,902<text:s/></text:p>
          </table:table-cell>
          <table:table-cell office:value-type="float" office:value="9537" table:style-name="ce6">
            <text:p>9,537<text:s/></text:p>
          </table:table-cell>
          <table:table-cell office:value-type="float" office:value="35899" table:style-name="ce6">
            <text:p>35,899<text:s/></text:p>
          </table:table-cell>
          <table:table-cell office:value-type="float" office:value="15939" table:style-name="ce6">
            <text:p>15,939<text:s/></text:p>
          </table:table-cell>
          <table:table-cell office:value-type="float" office:value="12690" table:style-name="ce6">
            <text:p>12,690<text:s/></text:p>
          </table:table-cell>
          <table:table-cell office:value-type="float" office:value="11637" table:style-name="ce6">
            <text:p>11,637<text:s/></text:p>
          </table:table-cell>
          <table:table-cell office:value-type="float" office:value="23617" table:style-name="ce6">
            <text:p>23,617<text:s/></text:p>
          </table:table-cell>
          <table:table-cell office:value-type="float" office:value="21311" table:style-name="ce6">
            <text:p>21,311<text:s/></text:p>
          </table:table-cell>
          <table:table-cell office:value-type="float" office:value="18295" table:style-name="ce6">
            <text:p>18,295<text:s/></text:p>
          </table:table-cell>
          <table:table-cell office:value-type="float" office:value="20985" table:style-name="ce6">
            <text:p>20,985<text:s/></text:p>
          </table:table-cell>
          <table:table-cell office:value-type="float" office:value="9810" table:style-name="ce6">
            <text:p>9,810<text:s/></text:p>
          </table:table-cell>
          <table:table-cell office:value-type="float" office:value="10836" table:style-name="ce6">
            <text:p>10,836<text:s/></text:p>
          </table:table-cell>
          <table:table-cell office:value-type="float" office:value="4326" table:style-name="ce6">
            <text:p>4,326<text:s/></text:p>
          </table:table-cell>
          <table:table-cell office:value-type="float" office:value="2632" table:style-name="ce6">
            <text:p>2,632<text:s/></text:p>
          </table:table-cell>
          <table:table-cell office:value-type="float" office:value="7368" table:style-name="ce6">
            <text:p>7,368<text:s/></text:p>
          </table:table-cell>
          <table:table-cell office:value-type="float" office:value="8592" table:style-name="ce6">
            <text:p>8,592<text:s/></text:p>
          </table:table-cell>
          <table:table-cell office:value-type="float" office:value="10366" table:style-name="ce6">
            <text:p>10,366<text:s/></text:p>
          </table:table-cell>
          <table:table-cell office:value-type="float" office:value="11226" table:style-name="ce6">
            <text:p>11,226<text:s/></text:p>
          </table:table-cell>
          <table:table-cell office:value-type="float" office:value="14884" table:style-name="ce6">
            <text:p>14,884<text:s/></text:p>
          </table:table-cell>
          <table:table-cell office:value-type="float" office:value="23463" table:style-name="ce6">
            <text:p>23,463<text:s/></text:p>
          </table:table-cell>
          <table:table-cell office:value-type="float" office:value="26166" table:style-name="ce6">
            <text:p>26,166<text:s/></text:p>
          </table:table-cell>
          <table:table-cell office:value-type="float" office:value="11546" table:style-name="ce6">
            <text:p>11,546<text:s/></text:p>
          </table:table-cell>
          <table:table-cell office:value-type="float" office:value="10808" table:style-name="ce6">
            <text:p>10,808<text:s/></text:p>
          </table:table-cell>
          <table:table-cell office:value-type="float" office:value="11399" table:style-name="ce6">
            <text:p>11,399<text:s/></text:p>
          </table:table-cell>
          <table:table-cell office:value-type="float" office:value="10560" table:style-name="ce6">
            <text:p>10,560<text:s/></text:p>
          </table:table-cell>
          <table:table-cell office:value-type="float" office:value="11275" table:style-name="ce6">
            <text:p>11,275<text:s/></text:p>
          </table:table-cell>
          <table:table-cell office:value-type="float" office:value="7991" table:style-name="ce6">
            <text:p>7,991<text:s/></text:p>
          </table:table-cell>
          <table:table-cell office:value-type="float" office:value="7681" table:style-name="ce6">
            <text:p>7,681<text:s/></text:p>
          </table:table-cell>
          <table:table-cell table:number-columns-repeated="16275"/>
        </table:table-row>
        <table:table-row table:style-name="ro2">
          <table:table-cell office:value-type="date" office:date-value="2019-04-14T00:00:00" table:style-name="ce5">
            <text:p>2019/4/14</text:p>
          </table:table-cell>
          <table:table-cell office:value-type="float" office:value="4534" table:style-name="ce6">
            <text:p>4,534<text:s/></text:p>
          </table:table-cell>
          <table:table-cell office:value-type="float" office:value="8487" table:style-name="ce6">
            <text:p>8,487<text:s/></text:p>
          </table:table-cell>
          <table:table-cell office:value-type="float" office:value="20294" table:style-name="ce6">
            <text:p>20,294<text:s/></text:p>
          </table:table-cell>
          <table:table-cell office:value-type="float" office:value="40332" table:style-name="ce6">
            <text:p>40,332<text:s/></text:p>
          </table:table-cell>
          <table:table-cell office:value-type="float" office:value="16484" table:style-name="ce6">
            <text:p>16,484<text:s/></text:p>
          </table:table-cell>
          <table:table-cell office:value-type="float" office:value="8653" table:style-name="ce6">
            <text:p>8,653<text:s/></text:p>
          </table:table-cell>
          <table:table-cell office:value-type="float" office:value="7285" table:style-name="ce6">
            <text:p>7,285<text:s/></text:p>
          </table:table-cell>
          <table:table-cell office:value-type="float" office:value="3732" table:style-name="ce6">
            <text:p>3,732<text:s/></text:p>
          </table:table-cell>
          <table:table-cell office:value-type="float" office:value="2272" table:style-name="ce6">
            <text:p>2,272<text:s/></text:p>
          </table:table-cell>
          <table:table-cell office:value-type="float" office:value="9508" table:style-name="ce6">
            <text:p>9,508<text:s/></text:p>
          </table:table-cell>
          <table:table-cell office:value-type="float" office:value="1665" table:style-name="ce6">
            <text:p>1,665<text:s/></text:p>
          </table:table-cell>
          <table:table-cell office:value-type="float" office:value="4185" table:style-name="ce6">
            <text:p>4,185<text:s/></text:p>
          </table:table-cell>
          <table:table-cell office:value-type="float" office:value="10229" table:style-name="ce6">
            <text:p>10,229<text:s/></text:p>
          </table:table-cell>
          <table:table-cell office:value-type="float" office:value="7028" table:style-name="ce6">
            <text:p>7,028<text:s/></text:p>
          </table:table-cell>
          <table:table-cell office:value-type="float" office:value="10974" table:style-name="ce6">
            <text:p>10,974<text:s/></text:p>
          </table:table-cell>
          <table:table-cell office:value-type="float" office:value="6395" table:style-name="ce6">
            <text:p>6,395<text:s/></text:p>
          </table:table-cell>
          <table:table-cell office:value-type="float" office:value="7974" table:style-name="ce6">
            <text:p>7,974<text:s/></text:p>
          </table:table-cell>
          <table:table-cell office:value-type="float" office:value="4328" table:style-name="ce6">
            <text:p>4,328<text:s/></text:p>
          </table:table-cell>
          <table:table-cell office:value-type="float" office:value="7463" table:style-name="ce6">
            <text:p>7,463<text:s/></text:p>
          </table:table-cell>
          <table:table-cell office:value-type="float" office:value="3717" table:style-name="ce6">
            <text:p>3,717<text:s/></text:p>
          </table:table-cell>
          <table:table-cell office:value-type="float" office:value="5594" table:style-name="ce6">
            <text:p>5,594<text:s/></text:p>
          </table:table-cell>
          <table:table-cell office:value-type="float" office:value="6432" table:style-name="ce6">
            <text:p>6,432<text:s/></text:p>
          </table:table-cell>
          <table:table-cell office:value-type="float" office:value="2285" table:style-name="ce6">
            <text:p>2,285<text:s/></text:p>
          </table:table-cell>
          <table:table-cell office:value-type="float" office:value="23274" table:style-name="ce6">
            <text:p>23,274<text:s/></text:p>
          </table:table-cell>
          <table:table-cell office:value-type="float" office:value="2182" table:style-name="ce6">
            <text:p>2,182<text:s/></text:p>
          </table:table-cell>
          <table:table-cell office:value-type="float" office:value="14612" table:style-name="ce6">
            <text:p>14,612<text:s/></text:p>
          </table:table-cell>
          <table:table-cell office:value-type="float" office:value="9379" table:style-name="ce6">
            <text:p>9,379<text:s/></text:p>
          </table:table-cell>
          <table:table-cell office:value-type="float" office:value="13020" table:style-name="ce6">
            <text:p>13,020<text:s/></text:p>
          </table:table-cell>
          <table:table-cell office:value-type="float" office:value="14508" table:style-name="ce6">
            <text:p>14,508<text:s/></text:p>
          </table:table-cell>
          <table:table-cell office:value-type="float" office:value="14719" table:style-name="ce6">
            <text:p>14,719<text:s/></text:p>
          </table:table-cell>
          <table:table-cell office:value-type="float" office:value="8303" table:style-name="ce6">
            <text:p>8,303<text:s/></text:p>
          </table:table-cell>
          <table:table-cell office:value-type="float" office:value="28137" table:style-name="ce6">
            <text:p>28,137<text:s/></text:p>
          </table:table-cell>
          <table:table-cell office:value-type="float" office:value="15619" table:style-name="ce6">
            <text:p>15,619<text:s/></text:p>
          </table:table-cell>
          <table:table-cell office:value-type="float" office:value="23309" table:style-name="ce6">
            <text:p>23,309<text:s/></text:p>
          </table:table-cell>
          <table:table-cell office:value-type="float" office:value="30189" table:style-name="ce6">
            <text:p>30,189<text:s/></text:p>
          </table:table-cell>
          <table:table-cell office:value-type="float" office:value="5103" table:style-name="ce6">
            <text:p>5,103<text:s/></text:p>
          </table:table-cell>
          <table:table-cell office:value-type="float" office:value="30192" table:style-name="ce6">
            <text:p>30,192<text:s/></text:p>
          </table:table-cell>
          <table:table-cell office:value-type="float" office:value="21197" table:style-name="ce6">
            <text:p>21,197<text:s/></text:p>
          </table:table-cell>
          <table:table-cell office:value-type="float" office:value="18172" table:style-name="ce6">
            <text:p>18,172<text:s/></text:p>
          </table:table-cell>
          <table:table-cell office:value-type="float" office:value="18589" table:style-name="ce6">
            <text:p>18,589<text:s/></text:p>
          </table:table-cell>
          <table:table-cell office:value-type="float" office:value="11913" table:style-name="ce6">
            <text:p>11,913<text:s/></text:p>
          </table:table-cell>
          <table:table-cell office:value-type="float" office:value="169346" table:style-name="ce6">
            <text:p>169,346<text:s/></text:p>
          </table:table-cell>
          <table:table-cell office:value-type="float" office:value="39413" table:style-name="ce6">
            <text:p>39,413<text:s/></text:p>
          </table:table-cell>
          <table:table-cell office:value-type="float" office:value="15964" table:style-name="ce6">
            <text:p>15,964<text:s/></text:p>
          </table:table-cell>
          <table:table-cell office:value-type="float" office:value="18745" table:style-name="ce6">
            <text:p>18,745<text:s/></text:p>
          </table:table-cell>
          <table:table-cell office:value-type="float" office:value="28057" table:style-name="ce6">
            <text:p>28,057<text:s/></text:p>
          </table:table-cell>
          <table:table-cell office:value-type="float" office:value="31478" table:style-name="ce6">
            <text:p>31,478<text:s/></text:p>
          </table:table-cell>
          <table:table-cell office:value-type="float" office:value="27270" table:style-name="ce6">
            <text:p>27,270<text:s/></text:p>
          </table:table-cell>
          <table:table-cell office:value-type="float" office:value="21225" table:style-name="ce6">
            <text:p>21,225<text:s/></text:p>
          </table:table-cell>
          <table:table-cell office:value-type="float" office:value="7855" table:style-name="ce6">
            <text:p>7,855<text:s/></text:p>
          </table:table-cell>
          <table:table-cell office:value-type="float" office:value="23573" table:style-name="ce6">
            <text:p>23,573<text:s/></text:p>
          </table:table-cell>
          <table:table-cell office:value-type="float" office:value="5698" table:style-name="ce6">
            <text:p>5,698<text:s/></text:p>
          </table:table-cell>
          <table:table-cell office:value-type="float" office:value="5467" table:style-name="ce6">
            <text:p>5,467<text:s/></text:p>
          </table:table-cell>
          <table:table-cell office:value-type="float" office:value="16691" table:style-name="ce6">
            <text:p>16,691<text:s/></text:p>
          </table:table-cell>
          <table:table-cell office:value-type="float" office:value="6423" table:style-name="ce6">
            <text:p>6,423<text:s/></text:p>
          </table:table-cell>
          <table:table-cell office:value-type="float" office:value="2835" table:style-name="ce6">
            <text:p>2,835<text:s/></text:p>
          </table:table-cell>
          <table:table-cell office:value-type="float" office:value="1826" table:style-name="ce6">
            <text:p>1,826<text:s/></text:p>
          </table:table-cell>
          <table:table-cell office:value-type="float" office:value="9155" table:style-name="ce6">
            <text:p>9,155<text:s/></text:p>
          </table:table-cell>
          <table:table-cell office:value-type="float" office:value="8339" table:style-name="ce6">
            <text:p>8,339<text:s/></text:p>
          </table:table-cell>
          <table:table-cell office:value-type="float" office:value="10451" table:style-name="ce6">
            <text:p>10,451<text:s/></text:p>
          </table:table-cell>
          <table:table-cell office:value-type="float" office:value="45575" table:style-name="ce6">
            <text:p>45,575<text:s/></text:p>
          </table:table-cell>
          <table:table-cell office:value-type="float" office:value="6392" table:style-name="ce6">
            <text:p>6,392<text:s/></text:p>
          </table:table-cell>
          <table:table-cell office:value-type="float" office:value="10595" table:style-name="ce6">
            <text:p>10,595<text:s/></text:p>
          </table:table-cell>
          <table:table-cell office:value-type="float" office:value="5579" table:style-name="ce6">
            <text:p>5,579<text:s/></text:p>
          </table:table-cell>
          <table:table-cell office:value-type="float" office:value="16591" table:style-name="ce6">
            <text:p>16,591<text:s/></text:p>
          </table:table-cell>
          <table:table-cell office:value-type="float" office:value="14580" table:style-name="ce6">
            <text:p>14,580<text:s/></text:p>
          </table:table-cell>
          <table:table-cell office:value-type="float" office:value="24854" table:style-name="ce6">
            <text:p>24,854<text:s/></text:p>
          </table:table-cell>
          <table:table-cell office:value-type="float" office:value="38303" table:style-name="ce6">
            <text:p>38,303<text:s/></text:p>
          </table:table-cell>
          <table:table-cell office:value-type="float" office:value="30056" table:style-name="ce6">
            <text:p>30,056<text:s/></text:p>
          </table:table-cell>
          <table:table-cell office:value-type="float" office:value="19568" table:style-name="ce6">
            <text:p>19,568<text:s/></text:p>
          </table:table-cell>
          <table:table-cell office:value-type="float" office:value="28707" table:style-name="ce6">
            <text:p>28,707<text:s/></text:p>
          </table:table-cell>
          <table:table-cell office:value-type="float" office:value="76696" table:style-name="ce6">
            <text:p>76,696<text:s/></text:p>
          </table:table-cell>
          <table:table-cell office:value-type="float" office:value="15616" table:style-name="ce6">
            <text:p>15,616<text:s/></text:p>
          </table:table-cell>
          <table:table-cell office:value-type="float" office:value="27230" table:style-name="ce6">
            <text:p>27,230<text:s/></text:p>
          </table:table-cell>
          <table:table-cell office:value-type="float" office:value="26380" table:style-name="ce6">
            <text:p>26,380<text:s/></text:p>
          </table:table-cell>
          <table:table-cell office:value-type="float" office:value="19383" table:style-name="ce6">
            <text:p>19,383<text:s/></text:p>
          </table:table-cell>
          <table:table-cell office:value-type="float" office:value="47656" table:style-name="ce6">
            <text:p>47,656<text:s/></text:p>
          </table:table-cell>
          <table:table-cell office:value-type="float" office:value="15000" table:style-name="ce6">
            <text:p>15,000<text:s/></text:p>
          </table:table-cell>
          <table:table-cell office:value-type="float" office:value="14507" table:style-name="ce6">
            <text:p>14,507<text:s/></text:p>
          </table:table-cell>
          <table:table-cell office:value-type="float" office:value="9339" table:style-name="ce6">
            <text:p>9,339<text:s/></text:p>
          </table:table-cell>
          <table:table-cell office:value-type="float" office:value="17216" table:style-name="ce6">
            <text:p>17,216<text:s/></text:p>
          </table:table-cell>
          <table:table-cell office:value-type="float" office:value="9221" table:style-name="ce6">
            <text:p>9,221<text:s/></text:p>
          </table:table-cell>
          <table:table-cell office:value-type="float" office:value="32191" table:style-name="ce6">
            <text:p>32,191<text:s/></text:p>
          </table:table-cell>
          <table:table-cell office:value-type="float" office:value="12130" table:style-name="ce6">
            <text:p>12,130<text:s/></text:p>
          </table:table-cell>
          <table:table-cell office:value-type="float" office:value="11155" table:style-name="ce6">
            <text:p>11,155<text:s/></text:p>
          </table:table-cell>
          <table:table-cell office:value-type="float" office:value="10242" table:style-name="ce6">
            <text:p>10,242<text:s/></text:p>
          </table:table-cell>
          <table:table-cell office:value-type="float" office:value="17552" table:style-name="ce6">
            <text:p>17,552<text:s/></text:p>
          </table:table-cell>
          <table:table-cell office:value-type="float" office:value="17002" table:style-name="ce6">
            <text:p>17,002<text:s/></text:p>
          </table:table-cell>
          <table:table-cell office:value-type="float" office:value="15122" table:style-name="ce6">
            <text:p>15,122<text:s/></text:p>
          </table:table-cell>
          <table:table-cell office:value-type="float" office:value="17460" table:style-name="ce6">
            <text:p>17,460<text:s/></text:p>
          </table:table-cell>
          <table:table-cell office:value-type="float" office:value="7756" table:style-name="ce6">
            <text:p>7,756<text:s/></text:p>
          </table:table-cell>
          <table:table-cell office:value-type="float" office:value="8687" table:style-name="ce6">
            <text:p>8,687<text:s/></text:p>
          </table:table-cell>
          <table:table-cell office:value-type="float" office:value="4095" table:style-name="ce6">
            <text:p>4,095<text:s/></text:p>
          </table:table-cell>
          <table:table-cell office:value-type="float" office:value="2311" table:style-name="ce6">
            <text:p>2,311<text:s/></text:p>
          </table:table-cell>
          <table:table-cell office:value-type="float" office:value="6228" table:style-name="ce6">
            <text:p>6,228<text:s/></text:p>
          </table:table-cell>
          <table:table-cell office:value-type="float" office:value="6960" table:style-name="ce6">
            <text:p>6,960<text:s/></text:p>
          </table:table-cell>
          <table:table-cell office:value-type="float" office:value="8255" table:style-name="ce6">
            <text:p>8,255<text:s/></text:p>
          </table:table-cell>
          <table:table-cell office:value-type="float" office:value="9501" table:style-name="ce6">
            <text:p>9,501<text:s/></text:p>
          </table:table-cell>
          <table:table-cell office:value-type="float" office:value="12130" table:style-name="ce6">
            <text:p>12,130<text:s/></text:p>
          </table:table-cell>
          <table:table-cell office:value-type="float" office:value="18506" table:style-name="ce6">
            <text:p>18,506<text:s/></text:p>
          </table:table-cell>
          <table:table-cell office:value-type="float" office:value="22349" table:style-name="ce6">
            <text:p>22,349<text:s/></text:p>
          </table:table-cell>
          <table:table-cell office:value-type="float" office:value="9790" table:style-name="ce6">
            <text:p>9,790<text:s/></text:p>
          </table:table-cell>
          <table:table-cell office:value-type="float" office:value="9222" table:style-name="ce6">
            <text:p>9,222<text:s/></text:p>
          </table:table-cell>
          <table:table-cell office:value-type="float" office:value="9815" table:style-name="ce6">
            <text:p>9,815<text:s/></text:p>
          </table:table-cell>
          <table:table-cell office:value-type="float" office:value="8853" table:style-name="ce6">
            <text:p>8,853<text:s/></text:p>
          </table:table-cell>
          <table:table-cell office:value-type="float" office:value="9587" table:style-name="ce6">
            <text:p>9,587<text:s/></text:p>
          </table:table-cell>
          <table:table-cell office:value-type="float" office:value="7404" table:style-name="ce6">
            <text:p>7,404<text:s/></text:p>
          </table:table-cell>
          <table:table-cell office:value-type="float" office:value="7092" table:style-name="ce6">
            <text:p>7,092<text:s/></text:p>
          </table:table-cell>
          <table:table-cell table:number-columns-repeated="16275"/>
        </table:table-row>
        <table:table-row table:style-name="ro2">
          <table:table-cell office:value-type="date" office:date-value="2019-04-15T00:00:00" table:style-name="ce5">
            <text:p>2019/4/15</text:p>
          </table:table-cell>
          <table:table-cell office:value-type="float" office:value="5817" table:style-name="ce6">
            <text:p>5,817<text:s/></text:p>
          </table:table-cell>
          <table:table-cell office:value-type="float" office:value="15661" table:style-name="ce6">
            <text:p>15,661<text:s/></text:p>
          </table:table-cell>
          <table:table-cell office:value-type="float" office:value="43534" table:style-name="ce6">
            <text:p>43,534<text:s/></text:p>
          </table:table-cell>
          <table:table-cell office:value-type="float" office:value="43398" table:style-name="ce6">
            <text:p>43,398<text:s/></text:p>
          </table:table-cell>
          <table:table-cell office:value-type="float" office:value="23871" table:style-name="ce6">
            <text:p>23,871<text:s/></text:p>
          </table:table-cell>
          <table:table-cell office:value-type="float" office:value="15151" table:style-name="ce6">
            <text:p>15,151<text:s/></text:p>
          </table:table-cell>
          <table:table-cell office:value-type="float" office:value="12117" table:style-name="ce6">
            <text:p>12,117<text:s/></text:p>
          </table:table-cell>
          <table:table-cell office:value-type="float" office:value="4026" table:style-name="ce6">
            <text:p>4,026<text:s/></text:p>
          </table:table-cell>
          <table:table-cell office:value-type="float" office:value="3063" table:style-name="ce6">
            <text:p>3,063<text:s/></text:p>
          </table:table-cell>
          <table:table-cell office:value-type="float" office:value="15876" table:style-name="ce6">
            <text:p>15,876<text:s/></text:p>
          </table:table-cell>
          <table:table-cell office:value-type="float" office:value="2264" table:style-name="ce6">
            <text:p>2,264<text:s/></text:p>
          </table:table-cell>
          <table:table-cell office:value-type="float" office:value="4906" table:style-name="ce6">
            <text:p>4,906<text:s/></text:p>
          </table:table-cell>
          <table:table-cell office:value-type="float" office:value="6571" table:style-name="ce6">
            <text:p>6,571<text:s/></text:p>
          </table:table-cell>
          <table:table-cell office:value-type="float" office:value="10787" table:style-name="ce6">
            <text:p>10,787<text:s/></text:p>
          </table:table-cell>
          <table:table-cell office:value-type="float" office:value="10721" table:style-name="ce6">
            <text:p>10,721<text:s/></text:p>
          </table:table-cell>
          <table:table-cell office:value-type="float" office:value="19611" table:style-name="ce6">
            <text:p>19,611<text:s/></text:p>
          </table:table-cell>
          <table:table-cell office:value-type="float" office:value="17007" table:style-name="ce6">
            <text:p>17,007<text:s/></text:p>
          </table:table-cell>
          <table:table-cell office:value-type="float" office:value="5791" table:style-name="ce6">
            <text:p>5,791<text:s/></text:p>
          </table:table-cell>
          <table:table-cell office:value-type="float" office:value="9139" table:style-name="ce6">
            <text:p>9,139<text:s/></text:p>
          </table:table-cell>
          <table:table-cell office:value-type="float" office:value="3148" table:style-name="ce6">
            <text:p>3,148<text:s/></text:p>
          </table:table-cell>
          <table:table-cell office:value-type="float" office:value="8893" table:style-name="ce6">
            <text:p>8,893<text:s/></text:p>
          </table:table-cell>
          <table:table-cell office:value-type="float" office:value="8937" table:style-name="ce6">
            <text:p>8,937<text:s/></text:p>
          </table:table-cell>
          <table:table-cell office:value-type="float" office:value="5481" table:style-name="ce6">
            <text:p>5,481<text:s/></text:p>
          </table:table-cell>
          <table:table-cell office:value-type="float" office:value="28268" table:style-name="ce6">
            <text:p>28,268<text:s/></text:p>
          </table:table-cell>
          <table:table-cell office:value-type="float" office:value="2465" table:style-name="ce6">
            <text:p>2,465<text:s/></text:p>
          </table:table-cell>
          <table:table-cell office:value-type="float" office:value="11743" table:style-name="ce6">
            <text:p>11,743<text:s/></text:p>
          </table:table-cell>
          <table:table-cell office:value-type="float" office:value="12428" table:style-name="ce6">
            <text:p>12,428<text:s/></text:p>
          </table:table-cell>
          <table:table-cell office:value-type="float" office:value="17366" table:style-name="ce6">
            <text:p>17,366<text:s/></text:p>
          </table:table-cell>
          <table:table-cell office:value-type="float" office:value="22315" table:style-name="ce6">
            <text:p>22,315<text:s/></text:p>
          </table:table-cell>
          <table:table-cell office:value-type="float" office:value="17622" table:style-name="ce6">
            <text:p>17,622<text:s/></text:p>
          </table:table-cell>
          <table:table-cell office:value-type="float" office:value="9728" table:style-name="ce6">
            <text:p>9,728<text:s/></text:p>
          </table:table-cell>
          <table:table-cell office:value-type="float" office:value="27134" table:style-name="ce6">
            <text:p>27,134<text:s/></text:p>
          </table:table-cell>
          <table:table-cell office:value-type="float" office:value="17811" table:style-name="ce6">
            <text:p>17,811<text:s/></text:p>
          </table:table-cell>
          <table:table-cell office:value-type="float" office:value="34577" table:style-name="ce6">
            <text:p>34,577<text:s/></text:p>
          </table:table-cell>
          <table:table-cell office:value-type="float" office:value="29602" table:style-name="ce6">
            <text:p>29,602<text:s/></text:p>
          </table:table-cell>
          <table:table-cell office:value-type="float" office:value="12039" table:style-name="ce6">
            <text:p>12,039<text:s/></text:p>
          </table:table-cell>
          <table:table-cell office:value-type="float" office:value="38819" table:style-name="ce6">
            <text:p>38,819<text:s/></text:p>
          </table:table-cell>
          <table:table-cell office:value-type="float" office:value="27753" table:style-name="ce6">
            <text:p>27,753<text:s/></text:p>
          </table:table-cell>
          <table:table-cell office:value-type="float" office:value="26258" table:style-name="ce6">
            <text:p>26,258<text:s/></text:p>
          </table:table-cell>
          <table:table-cell office:value-type="float" office:value="22222" table:style-name="ce6">
            <text:p>22,222<text:s/></text:p>
          </table:table-cell>
          <table:table-cell office:value-type="float" office:value="27395" table:style-name="ce6">
            <text:p>27,395<text:s/></text:p>
          </table:table-cell>
          <table:table-cell office:value-type="float" office:value="140802" table:style-name="ce6">
            <text:p>140,802<text:s/></text:p>
          </table:table-cell>
          <table:table-cell office:value-type="float" office:value="39073" table:style-name="ce6">
            <text:p>39,073<text:s/></text:p>
          </table:table-cell>
          <table:table-cell office:value-type="float" office:value="24820" table:style-name="ce6">
            <text:p>24,820<text:s/></text:p>
          </table:table-cell>
          <table:table-cell office:value-type="float" office:value="24689" table:style-name="ce6">
            <text:p>24,689<text:s/></text:p>
          </table:table-cell>
          <table:table-cell office:value-type="float" office:value="27454" table:style-name="ce6">
            <text:p>27,454<text:s/></text:p>
          </table:table-cell>
          <table:table-cell office:value-type="float" office:value="32678" table:style-name="ce6">
            <text:p>32,678<text:s/></text:p>
          </table:table-cell>
          <table:table-cell office:value-type="float" office:value="28940" table:style-name="ce6">
            <text:p>28,940<text:s/></text:p>
          </table:table-cell>
          <table:table-cell office:value-type="float" office:value="23718" table:style-name="ce6">
            <text:p>23,718<text:s/></text:p>
          </table:table-cell>
          <table:table-cell office:value-type="float" office:value="13532" table:style-name="ce6">
            <text:p>13,532<text:s/></text:p>
          </table:table-cell>
          <table:table-cell office:value-type="float" office:value="33930" table:style-name="ce6">
            <text:p>33,930<text:s/></text:p>
          </table:table-cell>
          <table:table-cell office:value-type="float" office:value="7220" table:style-name="ce6">
            <text:p>7,220<text:s/></text:p>
          </table:table-cell>
          <table:table-cell office:value-type="float" office:value="8353" table:style-name="ce6">
            <text:p>8,353<text:s/></text:p>
          </table:table-cell>
          <table:table-cell office:value-type="float" office:value="20289" table:style-name="ce6">
            <text:p>20,289<text:s/></text:p>
          </table:table-cell>
          <table:table-cell office:value-type="float" office:value="5454" table:style-name="ce6">
            <text:p>5,454<text:s/></text:p>
          </table:table-cell>
          <table:table-cell office:value-type="float" office:value="3679" table:style-name="ce6">
            <text:p>3,679<text:s/></text:p>
          </table:table-cell>
          <table:table-cell office:value-type="float" office:value="3716" table:style-name="ce6">
            <text:p>3,716<text:s/></text:p>
          </table:table-cell>
          <table:table-cell office:value-type="float" office:value="13781" table:style-name="ce6">
            <text:p>13,781<text:s/></text:p>
          </table:table-cell>
          <table:table-cell office:value-type="float" office:value="10236" table:style-name="ce6">
            <text:p>10,236<text:s/></text:p>
          </table:table-cell>
          <table:table-cell office:value-type="float" office:value="10673" table:style-name="ce6">
            <text:p>10,673<text:s/></text:p>
          </table:table-cell>
          <table:table-cell office:value-type="float" office:value="39436" table:style-name="ce6">
            <text:p>39,436<text:s/></text:p>
          </table:table-cell>
          <table:table-cell office:value-type="float" office:value="8425" table:style-name="ce6">
            <text:p>8,425<text:s/></text:p>
          </table:table-cell>
          <table:table-cell office:value-type="float" office:value="13708" table:style-name="ce6">
            <text:p>13,708<text:s/></text:p>
          </table:table-cell>
          <table:table-cell office:value-type="float" office:value="7529" table:style-name="ce6">
            <text:p>7,529<text:s/></text:p>
          </table:table-cell>
          <table:table-cell office:value-type="float" office:value="23400" table:style-name="ce6">
            <text:p>23,400<text:s/></text:p>
          </table:table-cell>
          <table:table-cell office:value-type="float" office:value="24675" table:style-name="ce6">
            <text:p>24,675<text:s/></text:p>
          </table:table-cell>
          <table:table-cell office:value-type="float" office:value="28156" table:style-name="ce6">
            <text:p>28,156<text:s/></text:p>
          </table:table-cell>
          <table:table-cell office:value-type="float" office:value="42239" table:style-name="ce6">
            <text:p>42,239<text:s/></text:p>
          </table:table-cell>
          <table:table-cell office:value-type="float" office:value="42306" table:style-name="ce6">
            <text:p>42,306<text:s/></text:p>
          </table:table-cell>
          <table:table-cell office:value-type="float" office:value="27077" table:style-name="ce6">
            <text:p>27,077<text:s/></text:p>
          </table:table-cell>
          <table:table-cell office:value-type="float" office:value="30230" table:style-name="ce6">
            <text:p>30,230<text:s/></text:p>
          </table:table-cell>
          <table:table-cell office:value-type="float" office:value="68355" table:style-name="ce6">
            <text:p>68,355<text:s/></text:p>
          </table:table-cell>
          <table:table-cell office:value-type="float" office:value="23892" table:style-name="ce6">
            <text:p>23,892<text:s/></text:p>
          </table:table-cell>
          <table:table-cell office:value-type="float" office:value="32585" table:style-name="ce6">
            <text:p>32,585<text:s/></text:p>
          </table:table-cell>
          <table:table-cell office:value-type="float" office:value="33697" table:style-name="ce6">
            <text:p>33,697<text:s/></text:p>
          </table:table-cell>
          <table:table-cell office:value-type="float" office:value="24040" table:style-name="ce6">
            <text:p>24,040<text:s/></text:p>
          </table:table-cell>
          <table:table-cell office:value-type="float" office:value="60651" table:style-name="ce6">
            <text:p>60,651<text:s/></text:p>
          </table:table-cell>
          <table:table-cell office:value-type="float" office:value="21013" table:style-name="ce6">
            <text:p>21,013<text:s/></text:p>
          </table:table-cell>
          <table:table-cell office:value-type="float" office:value="17253" table:style-name="ce6">
            <text:p>17,253<text:s/></text:p>
          </table:table-cell>
          <table:table-cell office:value-type="float" office:value="15692" table:style-name="ce6">
            <text:p>15,692<text:s/></text:p>
          </table:table-cell>
          <table:table-cell office:value-type="float" office:value="17584" table:style-name="ce6">
            <text:p>17,584<text:s/></text:p>
          </table:table-cell>
          <table:table-cell office:value-type="float" office:value="12800" table:style-name="ce6">
            <text:p>12,800<text:s/></text:p>
          </table:table-cell>
          <table:table-cell office:value-type="float" office:value="33218" table:style-name="ce6">
            <text:p>33,218<text:s/></text:p>
          </table:table-cell>
          <table:table-cell office:value-type="float" office:value="19467" table:style-name="ce6">
            <text:p>19,467<text:s/></text:p>
          </table:table-cell>
          <table:table-cell office:value-type="float" office:value="7806" table:style-name="ce6">
            <text:p>7,806<text:s/></text:p>
          </table:table-cell>
          <table:table-cell office:value-type="float" office:value="12785" table:style-name="ce6">
            <text:p>12,785<text:s/></text:p>
          </table:table-cell>
          <table:table-cell office:value-type="float" office:value="41953" table:style-name="ce6">
            <text:p>41,953<text:s/></text:p>
          </table:table-cell>
          <table:table-cell office:value-type="float" office:value="25141" table:style-name="ce6">
            <text:p>25,141<text:s/></text:p>
          </table:table-cell>
          <table:table-cell office:value-type="float" office:value="26036" table:style-name="ce6">
            <text:p>26,036<text:s/></text:p>
          </table:table-cell>
          <table:table-cell office:value-type="float" office:value="24743" table:style-name="ce6">
            <text:p>24,743<text:s/></text:p>
          </table:table-cell>
          <table:table-cell office:value-type="float" office:value="14445" table:style-name="ce6">
            <text:p>14,445<text:s/></text:p>
          </table:table-cell>
          <table:table-cell office:value-type="float" office:value="11571" table:style-name="ce6">
            <text:p>11,571<text:s/></text:p>
          </table:table-cell>
          <table:table-cell office:value-type="float" office:value="4882" table:style-name="ce6">
            <text:p>4,882<text:s/></text:p>
          </table:table-cell>
          <table:table-cell office:value-type="float" office:value="4998" table:style-name="ce6">
            <text:p>4,998<text:s/></text:p>
          </table:table-cell>
          <table:table-cell office:value-type="float" office:value="6456" table:style-name="ce6">
            <text:p>6,456<text:s/></text:p>
          </table:table-cell>
          <table:table-cell office:value-type="float" office:value="10561" table:style-name="ce6">
            <text:p>10,561<text:s/></text:p>
          </table:table-cell>
          <table:table-cell office:value-type="float" office:value="9868" table:style-name="ce6">
            <text:p>9,868<text:s/></text:p>
          </table:table-cell>
          <table:table-cell office:value-type="float" office:value="12495" table:style-name="ce6">
            <text:p>12,495<text:s/></text:p>
          </table:table-cell>
          <table:table-cell office:value-type="float" office:value="18146" table:style-name="ce6">
            <text:p>18,146<text:s/></text:p>
          </table:table-cell>
          <table:table-cell office:value-type="float" office:value="31294" table:style-name="ce6">
            <text:p>31,294<text:s/></text:p>
          </table:table-cell>
          <table:table-cell office:value-type="float" office:value="25306" table:style-name="ce6">
            <text:p>25,306<text:s/></text:p>
          </table:table-cell>
          <table:table-cell office:value-type="float" office:value="13880" table:style-name="ce6">
            <text:p>13,880<text:s/></text:p>
          </table:table-cell>
          <table:table-cell office:value-type="float" office:value="12923" table:style-name="ce6">
            <text:p>12,923<text:s/></text:p>
          </table:table-cell>
          <table:table-cell office:value-type="float" office:value="13091" table:style-name="ce6">
            <text:p>13,091<text:s/></text:p>
          </table:table-cell>
          <table:table-cell office:value-type="float" office:value="12816" table:style-name="ce6">
            <text:p>12,816<text:s/></text:p>
          </table:table-cell>
          <table:table-cell office:value-type="float" office:value="12392" table:style-name="ce6">
            <text:p>12,392<text:s/></text:p>
          </table:table-cell>
          <table:table-cell office:value-type="float" office:value="10421" table:style-name="ce6">
            <text:p>10,421<text:s/></text:p>
          </table:table-cell>
          <table:table-cell office:value-type="float" office:value="9121" table:style-name="ce6">
            <text:p>9,121<text:s/></text:p>
          </table:table-cell>
          <table:table-cell table:number-columns-repeated="16275"/>
        </table:table-row>
        <table:table-row table:style-name="ro2">
          <table:table-cell office:value-type="date" office:date-value="2019-04-16T00:00:00" table:style-name="ce5">
            <text:p>2019/4/16</text:p>
          </table:table-cell>
          <table:table-cell office:value-type="float" office:value="5604" table:style-name="ce6">
            <text:p>5,604<text:s/></text:p>
          </table:table-cell>
          <table:table-cell office:value-type="float" office:value="16303" table:style-name="ce6">
            <text:p>16,303<text:s/></text:p>
          </table:table-cell>
          <table:table-cell office:value-type="float" office:value="46112" table:style-name="ce6">
            <text:p>46,112<text:s/></text:p>
          </table:table-cell>
          <table:table-cell office:value-type="float" office:value="44580" table:style-name="ce6">
            <text:p>44,580<text:s/></text:p>
          </table:table-cell>
          <table:table-cell office:value-type="float" office:value="28944" table:style-name="ce6">
            <text:p>28,944<text:s/></text:p>
          </table:table-cell>
          <table:table-cell office:value-type="float" office:value="16374" table:style-name="ce6">
            <text:p>16,374<text:s/></text:p>
          </table:table-cell>
          <table:table-cell office:value-type="float" office:value="12795" table:style-name="ce6">
            <text:p>12,795<text:s/></text:p>
          </table:table-cell>
          <table:table-cell office:value-type="float" office:value="4239" table:style-name="ce6">
            <text:p>4,239<text:s/></text:p>
          </table:table-cell>
          <table:table-cell office:value-type="float" office:value="3198" table:style-name="ce6">
            <text:p>3,198<text:s/></text:p>
          </table:table-cell>
          <table:table-cell office:value-type="float" office:value="16502" table:style-name="ce6">
            <text:p>16,502<text:s/></text:p>
          </table:table-cell>
          <table:table-cell office:value-type="float" office:value="2157" table:style-name="ce6">
            <text:p>2,157<text:s/></text:p>
          </table:table-cell>
          <table:table-cell office:value-type="float" office:value="4815" table:style-name="ce6">
            <text:p>4,815<text:s/></text:p>
          </table:table-cell>
          <table:table-cell office:value-type="float" office:value="6010" table:style-name="ce6">
            <text:p>6,010<text:s/></text:p>
          </table:table-cell>
          <table:table-cell office:value-type="float" office:value="10685" table:style-name="ce6">
            <text:p>10,685<text:s/></text:p>
          </table:table-cell>
          <table:table-cell office:value-type="float" office:value="11061" table:style-name="ce6">
            <text:p>11,061<text:s/></text:p>
          </table:table-cell>
          <table:table-cell office:value-type="float" office:value="20498" table:style-name="ce6">
            <text:p>20,498<text:s/></text:p>
          </table:table-cell>
          <table:table-cell office:value-type="float" office:value="18652" table:style-name="ce6">
            <text:p>18,652<text:s/></text:p>
          </table:table-cell>
          <table:table-cell office:value-type="float" office:value="5830" table:style-name="ce6">
            <text:p>5,830<text:s/></text:p>
          </table:table-cell>
          <table:table-cell office:value-type="float" office:value="9274" table:style-name="ce6">
            <text:p>9,274<text:s/></text:p>
          </table:table-cell>
          <table:table-cell office:value-type="float" office:value="3041" table:style-name="ce6">
            <text:p>3,041<text:s/></text:p>
          </table:table-cell>
          <table:table-cell office:value-type="float" office:value="9042" table:style-name="ce6">
            <text:p>9,042<text:s/></text:p>
          </table:table-cell>
          <table:table-cell office:value-type="float" office:value="9154" table:style-name="ce6">
            <text:p>9,154<text:s/></text:p>
          </table:table-cell>
          <table:table-cell office:value-type="float" office:value="5817" table:style-name="ce6">
            <text:p>5,817<text:s/></text:p>
          </table:table-cell>
          <table:table-cell office:value-type="float" office:value="28830" table:style-name="ce6">
            <text:p>28,830<text:s/></text:p>
          </table:table-cell>
          <table:table-cell office:value-type="float" office:value="2548" table:style-name="ce6">
            <text:p>2,548<text:s/></text:p>
          </table:table-cell>
          <table:table-cell office:value-type="float" office:value="10973" table:style-name="ce6">
            <text:p>10,973<text:s/></text:p>
          </table:table-cell>
          <table:table-cell office:value-type="float" office:value="12482" table:style-name="ce6">
            <text:p>12,482<text:s/></text:p>
          </table:table-cell>
          <table:table-cell office:value-type="float" office:value="17421" table:style-name="ce6">
            <text:p>17,421<text:s/></text:p>
          </table:table-cell>
          <table:table-cell office:value-type="float" office:value="22897" table:style-name="ce6">
            <text:p>22,897<text:s/></text:p>
          </table:table-cell>
          <table:table-cell office:value-type="float" office:value="17902" table:style-name="ce6">
            <text:p>17,902<text:s/></text:p>
          </table:table-cell>
          <table:table-cell office:value-type="float" office:value="10002" table:style-name="ce6">
            <text:p>10,002<text:s/></text:p>
          </table:table-cell>
          <table:table-cell office:value-type="float" office:value="27247" table:style-name="ce6">
            <text:p>27,247<text:s/></text:p>
          </table:table-cell>
          <table:table-cell office:value-type="float" office:value="18440" table:style-name="ce6">
            <text:p>18,440<text:s/></text:p>
          </table:table-cell>
          <table:table-cell office:value-type="float" office:value="35829" table:style-name="ce6">
            <text:p>35,829<text:s/></text:p>
          </table:table-cell>
          <table:table-cell office:value-type="float" office:value="29807" table:style-name="ce6">
            <text:p>29,807<text:s/></text:p>
          </table:table-cell>
          <table:table-cell office:value-type="float" office:value="12348" table:style-name="ce6">
            <text:p>12,348<text:s/></text:p>
          </table:table-cell>
          <table:table-cell office:value-type="float" office:value="39536" table:style-name="ce6">
            <text:p>39,536<text:s/></text:p>
          </table:table-cell>
          <table:table-cell office:value-type="float" office:value="28686" table:style-name="ce6">
            <text:p>28,686<text:s/></text:p>
          </table:table-cell>
          <table:table-cell office:value-type="float" office:value="27135" table:style-name="ce6">
            <text:p>27,135<text:s/></text:p>
          </table:table-cell>
          <table:table-cell office:value-type="float" office:value="22483" table:style-name="ce6">
            <text:p>22,483<text:s/></text:p>
          </table:table-cell>
          <table:table-cell office:value-type="float" office:value="28002" table:style-name="ce6">
            <text:p>28,002<text:s/></text:p>
          </table:table-cell>
          <table:table-cell office:value-type="float" office:value="135931" table:style-name="ce6">
            <text:p>135,931<text:s/></text:p>
          </table:table-cell>
          <table:table-cell office:value-type="float" office:value="39828" table:style-name="ce6">
            <text:p>39,828<text:s/></text:p>
          </table:table-cell>
          <table:table-cell office:value-type="float" office:value="24876" table:style-name="ce6">
            <text:p>24,876<text:s/></text:p>
          </table:table-cell>
          <table:table-cell office:value-type="float" office:value="24966" table:style-name="ce6">
            <text:p>24,966<text:s/></text:p>
          </table:table-cell>
          <table:table-cell office:value-type="float" office:value="28024" table:style-name="ce6">
            <text:p>28,024<text:s/></text:p>
          </table:table-cell>
          <table:table-cell office:value-type="float" office:value="32251" table:style-name="ce6">
            <text:p>32,251<text:s/></text:p>
          </table:table-cell>
          <table:table-cell office:value-type="float" office:value="28956" table:style-name="ce6">
            <text:p>28,956<text:s/></text:p>
          </table:table-cell>
          <table:table-cell office:value-type="float" office:value="23870" table:style-name="ce6">
            <text:p>23,870<text:s/></text:p>
          </table:table-cell>
          <table:table-cell office:value-type="float" office:value="13635" table:style-name="ce6">
            <text:p>13,635<text:s/></text:p>
          </table:table-cell>
          <table:table-cell office:value-type="float" office:value="33589" table:style-name="ce6">
            <text:p>33,589<text:s/></text:p>
          </table:table-cell>
          <table:table-cell office:value-type="float" office:value="7295" table:style-name="ce6">
            <text:p>7,295<text:s/></text:p>
          </table:table-cell>
          <table:table-cell office:value-type="float" office:value="8719" table:style-name="ce6">
            <text:p>8,719<text:s/></text:p>
          </table:table-cell>
          <table:table-cell office:value-type="float" office:value="19956" table:style-name="ce6">
            <text:p>19,956<text:s/></text:p>
          </table:table-cell>
          <table:table-cell office:value-type="float" office:value="5337" table:style-name="ce6">
            <text:p>5,337<text:s/></text:p>
          </table:table-cell>
          <table:table-cell office:value-type="float" office:value="3773" table:style-name="ce6">
            <text:p>3,773<text:s/></text:p>
          </table:table-cell>
          <table:table-cell office:value-type="float" office:value="3767" table:style-name="ce6">
            <text:p>3,767<text:s/></text:p>
          </table:table-cell>
          <table:table-cell office:value-type="float" office:value="13752" table:style-name="ce6">
            <text:p>13,752<text:s/></text:p>
          </table:table-cell>
          <table:table-cell office:value-type="float" office:value="10077" table:style-name="ce6">
            <text:p>10,077<text:s/></text:p>
          </table:table-cell>
          <table:table-cell office:value-type="float" office:value="9704" table:style-name="ce6">
            <text:p>9,704<text:s/></text:p>
          </table:table-cell>
          <table:table-cell office:value-type="float" office:value="32679" table:style-name="ce6">
            <text:p>32,679<text:s/></text:p>
          </table:table-cell>
          <table:table-cell office:value-type="float" office:value="8223" table:style-name="ce6">
            <text:p>8,223<text:s/></text:p>
          </table:table-cell>
          <table:table-cell office:value-type="float" office:value="13441" table:style-name="ce6">
            <text:p>13,441<text:s/></text:p>
          </table:table-cell>
          <table:table-cell office:value-type="float" office:value="7333" table:style-name="ce6">
            <text:p>7,333<text:s/></text:p>
          </table:table-cell>
          <table:table-cell office:value-type="float" office:value="23353" table:style-name="ce6">
            <text:p>23,353<text:s/></text:p>
          </table:table-cell>
          <table:table-cell office:value-type="float" office:value="25616" table:style-name="ce6">
            <text:p>25,616<text:s/></text:p>
          </table:table-cell>
          <table:table-cell office:value-type="float" office:value="28000" table:style-name="ce6">
            <text:p>28,000<text:s/></text:p>
          </table:table-cell>
          <table:table-cell office:value-type="float" office:value="42797" table:style-name="ce6">
            <text:p>42,797<text:s/></text:p>
          </table:table-cell>
          <table:table-cell office:value-type="float" office:value="42834" table:style-name="ce6">
            <text:p>42,834<text:s/></text:p>
          </table:table-cell>
          <table:table-cell office:value-type="float" office:value="27311" table:style-name="ce6">
            <text:p>27,311<text:s/></text:p>
          </table:table-cell>
          <table:table-cell office:value-type="float" office:value="28995" table:style-name="ce6">
            <text:p>28,995<text:s/></text:p>
          </table:table-cell>
          <table:table-cell office:value-type="float" office:value="68003" table:style-name="ce6">
            <text:p>68,003<text:s/></text:p>
          </table:table-cell>
          <table:table-cell office:value-type="float" office:value="26636" table:style-name="ce6">
            <text:p>26,636<text:s/></text:p>
          </table:table-cell>
          <table:table-cell office:value-type="float" office:value="32680" table:style-name="ce6">
            <text:p>32,680<text:s/></text:p>
          </table:table-cell>
          <table:table-cell office:value-type="float" office:value="35219" table:style-name="ce6">
            <text:p>35,219<text:s/></text:p>
          </table:table-cell>
          <table:table-cell office:value-type="float" office:value="23511" table:style-name="ce6">
            <text:p>23,511<text:s/></text:p>
          </table:table-cell>
          <table:table-cell office:value-type="float" office:value="61109" table:style-name="ce6">
            <text:p>61,109<text:s/></text:p>
          </table:table-cell>
          <table:table-cell office:value-type="float" office:value="21536" table:style-name="ce6">
            <text:p>21,536<text:s/></text:p>
          </table:table-cell>
          <table:table-cell office:value-type="float" office:value="17043" table:style-name="ce6">
            <text:p>17,043<text:s/></text:p>
          </table:table-cell>
          <table:table-cell office:value-type="float" office:value="15514" table:style-name="ce6">
            <text:p>15,514<text:s/></text:p>
          </table:table-cell>
          <table:table-cell office:value-type="float" office:value="17921" table:style-name="ce6">
            <text:p>17,921<text:s/></text:p>
          </table:table-cell>
          <table:table-cell office:value-type="float" office:value="12261" table:style-name="ce6">
            <text:p>12,261<text:s/></text:p>
          </table:table-cell>
          <table:table-cell office:value-type="float" office:value="30340" table:style-name="ce6">
            <text:p>30,340<text:s/></text:p>
          </table:table-cell>
          <table:table-cell office:value-type="float" office:value="20392" table:style-name="ce6">
            <text:p>20,392<text:s/></text:p>
          </table:table-cell>
          <table:table-cell office:value-type="float" office:value="7431" table:style-name="ce6">
            <text:p>7,431<text:s/></text:p>
          </table:table-cell>
          <table:table-cell office:value-type="float" office:value="12928" table:style-name="ce6">
            <text:p>12,928<text:s/></text:p>
          </table:table-cell>
          <table:table-cell office:value-type="float" office:value="44898" table:style-name="ce6">
            <text:p>44,898<text:s/></text:p>
          </table:table-cell>
          <table:table-cell office:value-type="float" office:value="26100" table:style-name="ce6">
            <text:p>26,100<text:s/></text:p>
          </table:table-cell>
          <table:table-cell office:value-type="float" office:value="26370" table:style-name="ce6">
            <text:p>26,370<text:s/></text:p>
          </table:table-cell>
          <table:table-cell office:value-type="float" office:value="25411" table:style-name="ce6">
            <text:p>25,411<text:s/></text:p>
          </table:table-cell>
          <table:table-cell office:value-type="float" office:value="14035" table:style-name="ce6">
            <text:p>14,035<text:s/></text:p>
          </table:table-cell>
          <table:table-cell office:value-type="float" office:value="11806" table:style-name="ce6">
            <text:p>11,806<text:s/></text:p>
          </table:table-cell>
          <table:table-cell office:value-type="float" office:value="4755" table:style-name="ce6">
            <text:p>4,755<text:s/></text:p>
          </table:table-cell>
          <table:table-cell office:value-type="float" office:value="5335" table:style-name="ce6">
            <text:p>5,335<text:s/></text:p>
          </table:table-cell>
          <table:table-cell office:value-type="float" office:value="6465" table:style-name="ce6">
            <text:p>6,465<text:s/></text:p>
          </table:table-cell>
          <table:table-cell office:value-type="float" office:value="10736" table:style-name="ce6">
            <text:p>10,736<text:s/></text:p>
          </table:table-cell>
          <table:table-cell office:value-type="float" office:value="10118" table:style-name="ce6">
            <text:p>10,118<text:s/></text:p>
          </table:table-cell>
          <table:table-cell office:value-type="float" office:value="12676" table:style-name="ce6">
            <text:p>12,676<text:s/></text:p>
          </table:table-cell>
          <table:table-cell office:value-type="float" office:value="18822" table:style-name="ce6">
            <text:p>18,822<text:s/></text:p>
          </table:table-cell>
          <table:table-cell office:value-type="float" office:value="31485" table:style-name="ce6">
            <text:p>31,485<text:s/></text:p>
          </table:table-cell>
          <table:table-cell office:value-type="float" office:value="26169" table:style-name="ce6">
            <text:p>26,169<text:s/></text:p>
          </table:table-cell>
          <table:table-cell office:value-type="float" office:value="13973" table:style-name="ce6">
            <text:p>13,973<text:s/></text:p>
          </table:table-cell>
          <table:table-cell office:value-type="float" office:value="13102" table:style-name="ce6">
            <text:p>13,102<text:s/></text:p>
          </table:table-cell>
          <table:table-cell office:value-type="float" office:value="13317" table:style-name="ce6">
            <text:p>13,317<text:s/></text:p>
          </table:table-cell>
          <table:table-cell office:value-type="float" office:value="13051" table:style-name="ce6">
            <text:p>13,051<text:s/></text:p>
          </table:table-cell>
          <table:table-cell office:value-type="float" office:value="12670" table:style-name="ce6">
            <text:p>12,670<text:s/></text:p>
          </table:table-cell>
          <table:table-cell office:value-type="float" office:value="10313" table:style-name="ce6">
            <text:p>10,313<text:s/></text:p>
          </table:table-cell>
          <table:table-cell office:value-type="float" office:value="9319" table:style-name="ce6">
            <text:p>9,319<text:s/></text:p>
          </table:table-cell>
          <table:table-cell table:number-columns-repeated="16275"/>
        </table:table-row>
        <table:table-row table:style-name="ro2">
          <table:table-cell office:value-type="date" office:date-value="2019-04-17T00:00:00" table:style-name="ce5">
            <text:p>2019/4/17</text:p>
          </table:table-cell>
          <table:table-cell office:value-type="float" office:value="6014" table:style-name="ce6">
            <text:p>6,014<text:s/></text:p>
          </table:table-cell>
          <table:table-cell office:value-type="float" office:value="16434" table:style-name="ce6">
            <text:p>16,434<text:s/></text:p>
          </table:table-cell>
          <table:table-cell office:value-type="float" office:value="45777" table:style-name="ce6">
            <text:p>45,777<text:s/></text:p>
          </table:table-cell>
          <table:table-cell office:value-type="float" office:value="46937" table:style-name="ce6">
            <text:p>46,937<text:s/></text:p>
          </table:table-cell>
          <table:table-cell office:value-type="float" office:value="28730" table:style-name="ce6">
            <text:p>28,730<text:s/></text:p>
          </table:table-cell>
          <table:table-cell office:value-type="float" office:value="16088" table:style-name="ce6">
            <text:p>16,088<text:s/></text:p>
          </table:table-cell>
          <table:table-cell office:value-type="float" office:value="12450" table:style-name="ce6">
            <text:p>12,450<text:s/></text:p>
          </table:table-cell>
          <table:table-cell office:value-type="float" office:value="4215" table:style-name="ce6">
            <text:p>4,215<text:s/></text:p>
          </table:table-cell>
          <table:table-cell office:value-type="float" office:value="3289" table:style-name="ce6">
            <text:p>3,289<text:s/></text:p>
          </table:table-cell>
          <table:table-cell office:value-type="float" office:value="16364" table:style-name="ce6">
            <text:p>16,364<text:s/></text:p>
          </table:table-cell>
          <table:table-cell office:value-type="float" office:value="2244" table:style-name="ce6">
            <text:p>2,244<text:s/></text:p>
          </table:table-cell>
          <table:table-cell office:value-type="float" office:value="5032" table:style-name="ce6">
            <text:p>5,032<text:s/></text:p>
          </table:table-cell>
          <table:table-cell office:value-type="float" office:value="8829" table:style-name="ce6">
            <text:p>8,829<text:s/></text:p>
          </table:table-cell>
          <table:table-cell office:value-type="float" office:value="11001" table:style-name="ce6">
            <text:p>11,001<text:s/></text:p>
          </table:table-cell>
          <table:table-cell office:value-type="float" office:value="11824" table:style-name="ce6">
            <text:p>11,824<text:s/></text:p>
          </table:table-cell>
          <table:table-cell office:value-type="float" office:value="20517" table:style-name="ce6">
            <text:p>20,517<text:s/></text:p>
          </table:table-cell>
          <table:table-cell office:value-type="float" office:value="18849" table:style-name="ce6">
            <text:p>18,849<text:s/></text:p>
          </table:table-cell>
          <table:table-cell office:value-type="float" office:value="5843" table:style-name="ce6">
            <text:p>5,843<text:s/></text:p>
          </table:table-cell>
          <table:table-cell office:value-type="float" office:value="9576" table:style-name="ce6">
            <text:p>9,576<text:s/></text:p>
          </table:table-cell>
          <table:table-cell office:value-type="float" office:value="3523" table:style-name="ce6">
            <text:p>3,523<text:s/></text:p>
          </table:table-cell>
          <table:table-cell office:value-type="float" office:value="9307" table:style-name="ce6">
            <text:p>9,307<text:s/></text:p>
          </table:table-cell>
          <table:table-cell office:value-type="float" office:value="9225" table:style-name="ce6">
            <text:p>9,225<text:s/></text:p>
          </table:table-cell>
          <table:table-cell office:value-type="float" office:value="5591" table:style-name="ce6">
            <text:p>5,591<text:s/></text:p>
          </table:table-cell>
          <table:table-cell office:value-type="float" office:value="30511" table:style-name="ce6">
            <text:p>30,511<text:s/></text:p>
          </table:table-cell>
          <table:table-cell office:value-type="float" office:value="2510" table:style-name="ce6">
            <text:p>2,510<text:s/></text:p>
          </table:table-cell>
          <table:table-cell office:value-type="float" office:value="12975" table:style-name="ce6">
            <text:p>12,975<text:s/></text:p>
          </table:table-cell>
          <table:table-cell office:value-type="float" office:value="12441" table:style-name="ce6">
            <text:p>12,441<text:s/></text:p>
          </table:table-cell>
          <table:table-cell office:value-type="float" office:value="17905" table:style-name="ce6">
            <text:p>17,905<text:s/></text:p>
          </table:table-cell>
          <table:table-cell office:value-type="float" office:value="22723" table:style-name="ce6">
            <text:p>22,723<text:s/></text:p>
          </table:table-cell>
          <table:table-cell office:value-type="float" office:value="18773" table:style-name="ce6">
            <text:p>18,773<text:s/></text:p>
          </table:table-cell>
          <table:table-cell office:value-type="float" office:value="10178" table:style-name="ce6">
            <text:p>10,178<text:s/></text:p>
          </table:table-cell>
          <table:table-cell office:value-type="float" office:value="27900" table:style-name="ce6">
            <text:p>27,900<text:s/></text:p>
          </table:table-cell>
          <table:table-cell office:value-type="float" office:value="18993" table:style-name="ce6">
            <text:p>18,993<text:s/></text:p>
          </table:table-cell>
          <table:table-cell office:value-type="float" office:value="35875" table:style-name="ce6">
            <text:p>35,875<text:s/></text:p>
          </table:table-cell>
          <table:table-cell office:value-type="float" office:value="31561" table:style-name="ce6">
            <text:p>31,561<text:s/></text:p>
          </table:table-cell>
          <table:table-cell office:value-type="float" office:value="12213" table:style-name="ce6">
            <text:p>12,213<text:s/></text:p>
          </table:table-cell>
          <table:table-cell office:value-type="float" office:value="39784" table:style-name="ce6">
            <text:p>39,784<text:s/></text:p>
          </table:table-cell>
          <table:table-cell office:value-type="float" office:value="28970" table:style-name="ce6">
            <text:p>28,970<text:s/></text:p>
          </table:table-cell>
          <table:table-cell office:value-type="float" office:value="26998" table:style-name="ce6">
            <text:p>26,998<text:s/></text:p>
          </table:table-cell>
          <table:table-cell office:value-type="float" office:value="22669" table:style-name="ce6">
            <text:p>22,669<text:s/></text:p>
          </table:table-cell>
          <table:table-cell office:value-type="float" office:value="29099" table:style-name="ce6">
            <text:p>29,099<text:s/></text:p>
          </table:table-cell>
          <table:table-cell office:value-type="float" office:value="139489" table:style-name="ce6">
            <text:p>139,489<text:s/></text:p>
          </table:table-cell>
          <table:table-cell office:value-type="float" office:value="42622" table:style-name="ce6">
            <text:p>42,622<text:s/></text:p>
          </table:table-cell>
          <table:table-cell office:value-type="float" office:value="26161" table:style-name="ce6">
            <text:p>26,161<text:s/></text:p>
          </table:table-cell>
          <table:table-cell office:value-type="float" office:value="25688" table:style-name="ce6">
            <text:p>25,688<text:s/></text:p>
          </table:table-cell>
          <table:table-cell office:value-type="float" office:value="29845" table:style-name="ce6">
            <text:p>29,845<text:s/></text:p>
          </table:table-cell>
          <table:table-cell office:value-type="float" office:value="35841" table:style-name="ce6">
            <text:p>35,841<text:s/></text:p>
          </table:table-cell>
          <table:table-cell office:value-type="float" office:value="30866" table:style-name="ce6">
            <text:p>30,866<text:s/></text:p>
          </table:table-cell>
          <table:table-cell office:value-type="float" office:value="25094" table:style-name="ce6">
            <text:p>25,094<text:s/></text:p>
          </table:table-cell>
          <table:table-cell office:value-type="float" office:value="14181" table:style-name="ce6">
            <text:p>14,181<text:s/></text:p>
          </table:table-cell>
          <table:table-cell office:value-type="float" office:value="35417" table:style-name="ce6">
            <text:p>35,417<text:s/></text:p>
          </table:table-cell>
          <table:table-cell office:value-type="float" office:value="7586" table:style-name="ce6">
            <text:p>7,586<text:s/></text:p>
          </table:table-cell>
          <table:table-cell office:value-type="float" office:value="8701" table:style-name="ce6">
            <text:p>8,701<text:s/></text:p>
          </table:table-cell>
          <table:table-cell office:value-type="float" office:value="21148" table:style-name="ce6">
            <text:p>21,148<text:s/></text:p>
          </table:table-cell>
          <table:table-cell office:value-type="float" office:value="5755" table:style-name="ce6">
            <text:p>5,755<text:s/></text:p>
          </table:table-cell>
          <table:table-cell office:value-type="float" office:value="3957" table:style-name="ce6">
            <text:p>3,957<text:s/></text:p>
          </table:table-cell>
          <table:table-cell office:value-type="float" office:value="3903" table:style-name="ce6">
            <text:p>3,903<text:s/></text:p>
          </table:table-cell>
          <table:table-cell office:value-type="float" office:value="14415" table:style-name="ce6">
            <text:p>14,415<text:s/></text:p>
          </table:table-cell>
          <table:table-cell office:value-type="float" office:value="10503" table:style-name="ce6">
            <text:p>10,503<text:s/></text:p>
          </table:table-cell>
          <table:table-cell office:value-type="float" office:value="11004" table:style-name="ce6">
            <text:p>11,004<text:s/></text:p>
          </table:table-cell>
          <table:table-cell office:value-type="float" office:value="40365" table:style-name="ce6">
            <text:p>40,365<text:s/></text:p>
          </table:table-cell>
          <table:table-cell office:value-type="float" office:value="8548" table:style-name="ce6">
            <text:p>8,548<text:s/></text:p>
          </table:table-cell>
          <table:table-cell office:value-type="float" office:value="14168" table:style-name="ce6">
            <text:p>14,168<text:s/></text:p>
          </table:table-cell>
          <table:table-cell office:value-type="float" office:value="7865" table:style-name="ce6">
            <text:p>7,865<text:s/></text:p>
          </table:table-cell>
          <table:table-cell office:value-type="float" office:value="23861" table:style-name="ce6">
            <text:p>23,861<text:s/></text:p>
          </table:table-cell>
          <table:table-cell office:value-type="float" office:value="25526" table:style-name="ce6">
            <text:p>25,526<text:s/></text:p>
          </table:table-cell>
          <table:table-cell office:value-type="float" office:value="29687" table:style-name="ce6">
            <text:p>29,687<text:s/></text:p>
          </table:table-cell>
          <table:table-cell office:value-type="float" office:value="42923" table:style-name="ce6">
            <text:p>42,923<text:s/></text:p>
          </table:table-cell>
          <table:table-cell office:value-type="float" office:value="43159" table:style-name="ce6">
            <text:p>43,159<text:s/></text:p>
          </table:table-cell>
          <table:table-cell office:value-type="float" office:value="27830" table:style-name="ce6">
            <text:p>27,830<text:s/></text:p>
          </table:table-cell>
          <table:table-cell office:value-type="float" office:value="31135" table:style-name="ce6">
            <text:p>31,135<text:s/></text:p>
          </table:table-cell>
          <table:table-cell office:value-type="float" office:value="71324" table:style-name="ce6">
            <text:p>71,324<text:s/></text:p>
          </table:table-cell>
          <table:table-cell office:value-type="float" office:value="27072" table:style-name="ce6">
            <text:p>27,072<text:s/></text:p>
          </table:table-cell>
          <table:table-cell office:value-type="float" office:value="33202" table:style-name="ce6">
            <text:p>33,202<text:s/></text:p>
          </table:table-cell>
          <table:table-cell office:value-type="float" office:value="36386" table:style-name="ce6">
            <text:p>36,386<text:s/></text:p>
          </table:table-cell>
          <table:table-cell office:value-type="float" office:value="25327" table:style-name="ce6">
            <text:p>25,327<text:s/></text:p>
          </table:table-cell>
          <table:table-cell office:value-type="float" office:value="62422" table:style-name="ce6">
            <text:p>62,422<text:s/></text:p>
          </table:table-cell>
          <table:table-cell office:value-type="float" office:value="21839" table:style-name="ce6">
            <text:p>21,839<text:s/></text:p>
          </table:table-cell>
          <table:table-cell office:value-type="float" office:value="17712" table:style-name="ce6">
            <text:p>17,712<text:s/></text:p>
          </table:table-cell>
          <table:table-cell office:value-type="float" office:value="15927" table:style-name="ce6">
            <text:p>15,927<text:s/></text:p>
          </table:table-cell>
          <table:table-cell office:value-type="float" office:value="18737" table:style-name="ce6">
            <text:p>18,737<text:s/></text:p>
          </table:table-cell>
          <table:table-cell office:value-type="float" office:value="14018" table:style-name="ce6">
            <text:p>14,018<text:s/></text:p>
          </table:table-cell>
          <table:table-cell office:value-type="float" office:value="31053" table:style-name="ce6">
            <text:p>31,053<text:s/></text:p>
          </table:table-cell>
          <table:table-cell office:value-type="float" office:value="20626" table:style-name="ce6">
            <text:p>20,626<text:s/></text:p>
          </table:table-cell>
          <table:table-cell office:value-type="float" office:value="8590" table:style-name="ce6">
            <text:p>8,590<text:s/></text:p>
          </table:table-cell>
          <table:table-cell office:value-type="float" office:value="13204" table:style-name="ce6">
            <text:p>13,204<text:s/></text:p>
          </table:table-cell>
          <table:table-cell office:value-type="float" office:value="44610" table:style-name="ce6">
            <text:p>44,610<text:s/></text:p>
          </table:table-cell>
          <table:table-cell office:value-type="float" office:value="26481" table:style-name="ce6">
            <text:p>26,481<text:s/></text:p>
          </table:table-cell>
          <table:table-cell office:value-type="float" office:value="26089" table:style-name="ce6">
            <text:p>26,089<text:s/></text:p>
          </table:table-cell>
          <table:table-cell office:value-type="float" office:value="26768" table:style-name="ce6">
            <text:p>26,768<text:s/></text:p>
          </table:table-cell>
          <table:table-cell office:value-type="float" office:value="14002" table:style-name="ce6">
            <text:p>14,002<text:s/></text:p>
          </table:table-cell>
          <table:table-cell office:value-type="float" office:value="12273" table:style-name="ce6">
            <text:p>12,273<text:s/></text:p>
          </table:table-cell>
          <table:table-cell office:value-type="float" office:value="5034" table:style-name="ce6">
            <text:p>5,034<text:s/></text:p>
          </table:table-cell>
          <table:table-cell office:value-type="float" office:value="5408" table:style-name="ce6">
            <text:p>5,408<text:s/></text:p>
          </table:table-cell>
          <table:table-cell office:value-type="float" office:value="6719" table:style-name="ce6">
            <text:p>6,719<text:s/></text:p>
          </table:table-cell>
          <table:table-cell office:value-type="float" office:value="10692" table:style-name="ce6">
            <text:p>10,692<text:s/></text:p>
          </table:table-cell>
          <table:table-cell office:value-type="float" office:value="10174" table:style-name="ce6">
            <text:p>10,174<text:s/></text:p>
          </table:table-cell>
          <table:table-cell office:value-type="float" office:value="12982" table:style-name="ce6">
            <text:p>12,982<text:s/></text:p>
          </table:table-cell>
          <table:table-cell office:value-type="float" office:value="18574" table:style-name="ce6">
            <text:p>18,574<text:s/></text:p>
          </table:table-cell>
          <table:table-cell office:value-type="float" office:value="32043" table:style-name="ce6">
            <text:p>32,043<text:s/></text:p>
          </table:table-cell>
          <table:table-cell office:value-type="float" office:value="27032" table:style-name="ce6">
            <text:p>27,032<text:s/></text:p>
          </table:table-cell>
          <table:table-cell office:value-type="float" office:value="13987" table:style-name="ce6">
            <text:p>13,987<text:s/></text:p>
          </table:table-cell>
          <table:table-cell office:value-type="float" office:value="13271" table:style-name="ce6">
            <text:p>13,271<text:s/></text:p>
          </table:table-cell>
          <table:table-cell office:value-type="float" office:value="13307" table:style-name="ce6">
            <text:p>13,307<text:s/></text:p>
          </table:table-cell>
          <table:table-cell office:value-type="float" office:value="12963" table:style-name="ce6">
            <text:p>12,963<text:s/></text:p>
          </table:table-cell>
          <table:table-cell office:value-type="float" office:value="12672" table:style-name="ce6">
            <text:p>12,672<text:s/></text:p>
          </table:table-cell>
          <table:table-cell office:value-type="float" office:value="10543" table:style-name="ce6">
            <text:p>10,543<text:s/></text:p>
          </table:table-cell>
          <table:table-cell office:value-type="float" office:value="9515" table:style-name="ce6">
            <text:p>9,515<text:s/></text:p>
          </table:table-cell>
          <table:table-cell table:number-columns-repeated="16275"/>
        </table:table-row>
        <table:table-row table:style-name="ro2">
          <table:table-cell office:value-type="date" office:date-value="2019-04-18T00:00:00" table:style-name="ce5">
            <text:p>2019/4/18</text:p>
          </table:table-cell>
          <table:table-cell office:value-type="float" office:value="5698" table:style-name="ce6">
            <text:p>5,698<text:s/></text:p>
          </table:table-cell>
          <table:table-cell office:value-type="float" office:value="15063" table:style-name="ce6">
            <text:p>15,063<text:s/></text:p>
          </table:table-cell>
          <table:table-cell office:value-type="float" office:value="42470" table:style-name="ce6">
            <text:p>42,470<text:s/></text:p>
          </table:table-cell>
          <table:table-cell office:value-type="float" office:value="42329" table:style-name="ce6">
            <text:p>42,329<text:s/></text:p>
          </table:table-cell>
          <table:table-cell office:value-type="float" office:value="27024" table:style-name="ce6">
            <text:p>27,024<text:s/></text:p>
          </table:table-cell>
          <table:table-cell office:value-type="float" office:value="15085" table:style-name="ce6">
            <text:p>15,085<text:s/></text:p>
          </table:table-cell>
          <table:table-cell office:value-type="float" office:value="11837" table:style-name="ce6">
            <text:p>11,837<text:s/></text:p>
          </table:table-cell>
          <table:table-cell office:value-type="float" office:value="4124" table:style-name="ce6">
            <text:p>4,124<text:s/></text:p>
          </table:table-cell>
          <table:table-cell office:value-type="float" office:value="3121" table:style-name="ce6">
            <text:p>3,121<text:s/></text:p>
          </table:table-cell>
          <table:table-cell office:value-type="float" office:value="15016" table:style-name="ce6">
            <text:p>15,016<text:s/></text:p>
          </table:table-cell>
          <table:table-cell office:value-type="float" office:value="2106" table:style-name="ce6">
            <text:p>2,106<text:s/></text:p>
          </table:table-cell>
          <table:table-cell office:value-type="float" office:value="4788" table:style-name="ce6">
            <text:p>4,788<text:s/></text:p>
          </table:table-cell>
          <table:table-cell office:value-type="float" office:value="7655" table:style-name="ce6">
            <text:p>7,655<text:s/></text:p>
          </table:table-cell>
          <table:table-cell office:value-type="float" office:value="10034" table:style-name="ce6">
            <text:p>10,034<text:s/></text:p>
          </table:table-cell>
          <table:table-cell office:value-type="float" office:value="10380" table:style-name="ce6">
            <text:p>10,380<text:s/></text:p>
          </table:table-cell>
          <table:table-cell office:value-type="float" office:value="19299" table:style-name="ce6">
            <text:p>19,299<text:s/></text:p>
          </table:table-cell>
          <table:table-cell office:value-type="float" office:value="17244" table:style-name="ce6">
            <text:p>17,244<text:s/></text:p>
          </table:table-cell>
          <table:table-cell office:value-type="float" office:value="5580" table:style-name="ce6">
            <text:p>5,580<text:s/></text:p>
          </table:table-cell>
          <table:table-cell office:value-type="float" office:value="8712" table:style-name="ce6">
            <text:p>8,712<text:s/></text:p>
          </table:table-cell>
          <table:table-cell office:value-type="float" office:value="3192" table:style-name="ce6">
            <text:p>3,192<text:s/></text:p>
          </table:table-cell>
          <table:table-cell office:value-type="float" office:value="8632" table:style-name="ce6">
            <text:p>8,632<text:s/></text:p>
          </table:table-cell>
          <table:table-cell office:value-type="float" office:value="8900" table:style-name="ce6">
            <text:p>8,900<text:s/></text:p>
          </table:table-cell>
          <table:table-cell office:value-type="float" office:value="5205" table:style-name="ce6">
            <text:p>5,205<text:s/></text:p>
          </table:table-cell>
          <table:table-cell office:value-type="float" office:value="28151" table:style-name="ce6">
            <text:p>28,151<text:s/></text:p>
          </table:table-cell>
          <table:table-cell office:value-type="float" office:value="2344" table:style-name="ce6">
            <text:p>2,344<text:s/></text:p>
          </table:table-cell>
          <table:table-cell office:value-type="float" office:value="11845" table:style-name="ce6">
            <text:p>11,845<text:s/></text:p>
          </table:table-cell>
          <table:table-cell office:value-type="float" office:value="11808" table:style-name="ce6">
            <text:p>11,808<text:s/></text:p>
          </table:table-cell>
          <table:table-cell office:value-type="float" office:value="16804" table:style-name="ce6">
            <text:p>16,804<text:s/></text:p>
          </table:table-cell>
          <table:table-cell office:value-type="float" office:value="21110" table:style-name="ce6">
            <text:p>21,110<text:s/></text:p>
          </table:table-cell>
          <table:table-cell office:value-type="float" office:value="17210" table:style-name="ce6">
            <text:p>17,210<text:s/></text:p>
          </table:table-cell>
          <table:table-cell office:value-type="float" office:value="9340" table:style-name="ce6">
            <text:p>9,340<text:s/></text:p>
          </table:table-cell>
          <table:table-cell office:value-type="float" office:value="26570" table:style-name="ce6">
            <text:p>26,570<text:s/></text:p>
          </table:table-cell>
          <table:table-cell office:value-type="float" office:value="17726" table:style-name="ce6">
            <text:p>17,726<text:s/></text:p>
          </table:table-cell>
          <table:table-cell office:value-type="float" office:value="33608" table:style-name="ce6">
            <text:p>33,608<text:s/></text:p>
          </table:table-cell>
          <table:table-cell office:value-type="float" office:value="28464" table:style-name="ce6">
            <text:p>28,464<text:s/></text:p>
          </table:table-cell>
          <table:table-cell office:value-type="float" office:value="11555" table:style-name="ce6">
            <text:p>11,555<text:s/></text:p>
          </table:table-cell>
          <table:table-cell office:value-type="float" office:value="36595" table:style-name="ce6">
            <text:p>36,595<text:s/></text:p>
          </table:table-cell>
          <table:table-cell office:value-type="float" office:value="27213" table:style-name="ce6">
            <text:p>27,213<text:s/></text:p>
          </table:table-cell>
          <table:table-cell office:value-type="float" office:value="25174" table:style-name="ce6">
            <text:p>25,174<text:s/></text:p>
          </table:table-cell>
          <table:table-cell office:value-type="float" office:value="21537" table:style-name="ce6">
            <text:p>21,537<text:s/></text:p>
          </table:table-cell>
          <table:table-cell office:value-type="float" office:value="24324" table:style-name="ce6">
            <text:p>24,324<text:s/></text:p>
          </table:table-cell>
          <table:table-cell office:value-type="float" office:value="131298" table:style-name="ce6">
            <text:p>131,298<text:s/></text:p>
          </table:table-cell>
          <table:table-cell office:value-type="float" office:value="38808" table:style-name="ce6">
            <text:p>38,808<text:s/></text:p>
          </table:table-cell>
          <table:table-cell office:value-type="float" office:value="23227" table:style-name="ce6">
            <text:p>23,227<text:s/></text:p>
          </table:table-cell>
          <table:table-cell office:value-type="float" office:value="23776" table:style-name="ce6">
            <text:p>23,776<text:s/></text:p>
          </table:table-cell>
          <table:table-cell office:value-type="float" office:value="29111" table:style-name="ce6">
            <text:p>29,111<text:s/></text:p>
          </table:table-cell>
          <table:table-cell office:value-type="float" office:value="34121" table:style-name="ce6">
            <text:p>34,121<text:s/></text:p>
          </table:table-cell>
          <table:table-cell office:value-type="float" office:value="28525" table:style-name="ce6">
            <text:p>28,525<text:s/></text:p>
          </table:table-cell>
          <table:table-cell office:value-type="float" office:value="22848" table:style-name="ce6">
            <text:p>22,848<text:s/></text:p>
          </table:table-cell>
          <table:table-cell office:value-type="float" office:value="12727" table:style-name="ce6">
            <text:p>12,727<text:s/></text:p>
          </table:table-cell>
          <table:table-cell office:value-type="float" office:value="32427" table:style-name="ce6">
            <text:p>32,427<text:s/></text:p>
          </table:table-cell>
          <table:table-cell office:value-type="float" office:value="6920" table:style-name="ce6">
            <text:p>6,920<text:s/></text:p>
          </table:table-cell>
          <table:table-cell office:value-type="float" office:value="8768" table:style-name="ce6">
            <text:p>8,768<text:s/></text:p>
          </table:table-cell>
          <table:table-cell office:value-type="float" office:value="19676" table:style-name="ce6">
            <text:p>19,676<text:s/></text:p>
          </table:table-cell>
          <table:table-cell office:value-type="float" office:value="5107" table:style-name="ce6">
            <text:p>5,107<text:s/></text:p>
          </table:table-cell>
          <table:table-cell office:value-type="float" office:value="3748" table:style-name="ce6">
            <text:p>3,748<text:s/></text:p>
          </table:table-cell>
          <table:table-cell office:value-type="float" office:value="3478" table:style-name="ce6">
            <text:p>3,478<text:s/></text:p>
          </table:table-cell>
          <table:table-cell office:value-type="float" office:value="13296" table:style-name="ce6">
            <text:p>13,296<text:s/></text:p>
          </table:table-cell>
          <table:table-cell office:value-type="float" office:value="9637" table:style-name="ce6">
            <text:p>9,637<text:s/></text:p>
          </table:table-cell>
          <table:table-cell office:value-type="float" office:value="10151" table:style-name="ce6">
            <text:p>10,151<text:s/></text:p>
          </table:table-cell>
          <table:table-cell office:value-type="float" office:value="35257" table:style-name="ce6">
            <text:p>35,257<text:s/></text:p>
          </table:table-cell>
          <table:table-cell office:value-type="float" office:value="8216" table:style-name="ce6">
            <text:p>8,216<text:s/></text:p>
          </table:table-cell>
          <table:table-cell office:value-type="float" office:value="13306" table:style-name="ce6">
            <text:p>13,306<text:s/></text:p>
          </table:table-cell>
          <table:table-cell office:value-type="float" office:value="7092" table:style-name="ce6">
            <text:p>7,092<text:s/></text:p>
          </table:table-cell>
          <table:table-cell office:value-type="float" office:value="22447" table:style-name="ce6">
            <text:p>22,447<text:s/></text:p>
          </table:table-cell>
          <table:table-cell office:value-type="float" office:value="23532" table:style-name="ce6">
            <text:p>23,532<text:s/></text:p>
          </table:table-cell>
          <table:table-cell office:value-type="float" office:value="27360" table:style-name="ce6">
            <text:p>27,360<text:s/></text:p>
          </table:table-cell>
          <table:table-cell office:value-type="float" office:value="40483" table:style-name="ce6">
            <text:p>40,483<text:s/></text:p>
          </table:table-cell>
          <table:table-cell office:value-type="float" office:value="40466" table:style-name="ce6">
            <text:p>40,466<text:s/></text:p>
          </table:table-cell>
          <table:table-cell office:value-type="float" office:value="26423" table:style-name="ce6">
            <text:p>26,423<text:s/></text:p>
          </table:table-cell>
          <table:table-cell office:value-type="float" office:value="27798" table:style-name="ce6">
            <text:p>27,798<text:s/></text:p>
          </table:table-cell>
          <table:table-cell office:value-type="float" office:value="65323" table:style-name="ce6">
            <text:p>65,323<text:s/></text:p>
          </table:table-cell>
          <table:table-cell office:value-type="float" office:value="23727" table:style-name="ce6">
            <text:p>23,727<text:s/></text:p>
          </table:table-cell>
          <table:table-cell office:value-type="float" office:value="31524" table:style-name="ce6">
            <text:p>31,524<text:s/></text:p>
          </table:table-cell>
          <table:table-cell office:value-type="float" office:value="33117" table:style-name="ce6">
            <text:p>33,117<text:s/></text:p>
          </table:table-cell>
          <table:table-cell office:value-type="float" office:value="23129" table:style-name="ce6">
            <text:p>23,129<text:s/></text:p>
          </table:table-cell>
          <table:table-cell office:value-type="float" office:value="57923" table:style-name="ce6">
            <text:p>57,923<text:s/></text:p>
          </table:table-cell>
          <table:table-cell office:value-type="float" office:value="20221" table:style-name="ce6">
            <text:p>20,221<text:s/></text:p>
          </table:table-cell>
          <table:table-cell office:value-type="float" office:value="16066" table:style-name="ce6">
            <text:p>16,066<text:s/></text:p>
          </table:table-cell>
          <table:table-cell office:value-type="float" office:value="15257" table:style-name="ce6">
            <text:p>15,257<text:s/></text:p>
          </table:table-cell>
          <table:table-cell office:value-type="float" office:value="17245" table:style-name="ce6">
            <text:p>17,245<text:s/></text:p>
          </table:table-cell>
          <table:table-cell office:value-type="float" office:value="13041" table:style-name="ce6">
            <text:p>13,041<text:s/></text:p>
          </table:table-cell>
          <table:table-cell office:value-type="float" office:value="30202" table:style-name="ce6">
            <text:p>30,202<text:s/></text:p>
          </table:table-cell>
          <table:table-cell office:value-type="float" office:value="19105" table:style-name="ce6">
            <text:p>19,105<text:s/></text:p>
          </table:table-cell>
          <table:table-cell office:value-type="float" office:value="7434" table:style-name="ce6">
            <text:p>7,434<text:s/></text:p>
          </table:table-cell>
          <table:table-cell office:value-type="float" office:value="12045" table:style-name="ce6">
            <text:p>12,045<text:s/></text:p>
          </table:table-cell>
          <table:table-cell office:value-type="float" office:value="40973" table:style-name="ce6">
            <text:p>40,973<text:s/></text:p>
          </table:table-cell>
          <table:table-cell office:value-type="float" office:value="24909" table:style-name="ce6">
            <text:p>24,909<text:s/></text:p>
          </table:table-cell>
          <table:table-cell office:value-type="float" office:value="25242" table:style-name="ce6">
            <text:p>25,242<text:s/></text:p>
          </table:table-cell>
          <table:table-cell office:value-type="float" office:value="24393" table:style-name="ce6">
            <text:p>24,393<text:s/></text:p>
          </table:table-cell>
          <table:table-cell office:value-type="float" office:value="13280" table:style-name="ce6">
            <text:p>13,280<text:s/></text:p>
          </table:table-cell>
          <table:table-cell office:value-type="float" office:value="11486" table:style-name="ce6">
            <text:p>11,486<text:s/></text:p>
          </table:table-cell>
          <table:table-cell office:value-type="float" office:value="4651" table:style-name="ce6">
            <text:p>4,651<text:s/></text:p>
          </table:table-cell>
          <table:table-cell office:value-type="float" office:value="4741" table:style-name="ce6">
            <text:p>4,741<text:s/></text:p>
          </table:table-cell>
          <table:table-cell office:value-type="float" office:value="6333" table:style-name="ce6">
            <text:p>6,333<text:s/></text:p>
          </table:table-cell>
          <table:table-cell office:value-type="float" office:value="10373" table:style-name="ce6">
            <text:p>10,373<text:s/></text:p>
          </table:table-cell>
          <table:table-cell office:value-type="float" office:value="9309" table:style-name="ce6">
            <text:p>9,309<text:s/></text:p>
          </table:table-cell>
          <table:table-cell office:value-type="float" office:value="11922" table:style-name="ce6">
            <text:p>11,922<text:s/></text:p>
          </table:table-cell>
          <table:table-cell office:value-type="float" office:value="17395" table:style-name="ce6">
            <text:p>17,395<text:s/></text:p>
          </table:table-cell>
          <table:table-cell office:value-type="float" office:value="29149" table:style-name="ce6">
            <text:p>29,149<text:s/></text:p>
          </table:table-cell>
          <table:table-cell office:value-type="float" office:value="25842" table:style-name="ce6">
            <text:p>25,842<text:s/></text:p>
          </table:table-cell>
          <table:table-cell office:value-type="float" office:value="13101" table:style-name="ce6">
            <text:p>13,101<text:s/></text:p>
          </table:table-cell>
          <table:table-cell office:value-type="float" office:value="12573" table:style-name="ce6">
            <text:p>12,573<text:s/></text:p>
          </table:table-cell>
          <table:table-cell office:value-type="float" office:value="12493" table:style-name="ce6">
            <text:p>12,493<text:s/></text:p>
          </table:table-cell>
          <table:table-cell office:value-type="float" office:value="12085" table:style-name="ce6">
            <text:p>12,085<text:s/></text:p>
          </table:table-cell>
          <table:table-cell office:value-type="float" office:value="12037" table:style-name="ce6">
            <text:p>12,037<text:s/></text:p>
          </table:table-cell>
          <table:table-cell office:value-type="float" office:value="10032" table:style-name="ce6">
            <text:p>10,032<text:s/></text:p>
          </table:table-cell>
          <table:table-cell office:value-type="float" office:value="9024" table:style-name="ce6">
            <text:p>9,024<text:s/></text:p>
          </table:table-cell>
          <table:table-cell table:number-columns-repeated="16275"/>
        </table:table-row>
        <table:table-row table:style-name="ro2">
          <table:table-cell office:value-type="date" office:date-value="2019-04-19T00:00:00" table:style-name="ce5">
            <text:p>2019/4/19</text:p>
          </table:table-cell>
          <table:table-cell office:value-type="float" office:value="6418" table:style-name="ce6">
            <text:p>6,418<text:s/></text:p>
          </table:table-cell>
          <table:table-cell office:value-type="float" office:value="17776" table:style-name="ce6">
            <text:p>17,776<text:s/></text:p>
          </table:table-cell>
          <table:table-cell office:value-type="float" office:value="49001" table:style-name="ce6">
            <text:p>49,001<text:s/></text:p>
          </table:table-cell>
          <table:table-cell office:value-type="float" office:value="55145" table:style-name="ce6">
            <text:p>55,145<text:s/></text:p>
          </table:table-cell>
          <table:table-cell office:value-type="float" office:value="30841" table:style-name="ce6">
            <text:p>30,841<text:s/></text:p>
          </table:table-cell>
          <table:table-cell office:value-type="float" office:value="17592" table:style-name="ce6">
            <text:p>17,592<text:s/></text:p>
          </table:table-cell>
          <table:table-cell office:value-type="float" office:value="13347" table:style-name="ce6">
            <text:p>13,347<text:s/></text:p>
          </table:table-cell>
          <table:table-cell office:value-type="float" office:value="4437" table:style-name="ce6">
            <text:p>4,437<text:s/></text:p>
          </table:table-cell>
          <table:table-cell office:value-type="float" office:value="3328" table:style-name="ce6">
            <text:p>3,328<text:s/></text:p>
          </table:table-cell>
          <table:table-cell office:value-type="float" office:value="16450" table:style-name="ce6">
            <text:p>16,450<text:s/></text:p>
          </table:table-cell>
          <table:table-cell office:value-type="float" office:value="2320" table:style-name="ce6">
            <text:p>2,320<text:s/></text:p>
          </table:table-cell>
          <table:table-cell office:value-type="float" office:value="5100" table:style-name="ce6">
            <text:p>5,100<text:s/></text:p>
          </table:table-cell>
          <table:table-cell office:value-type="float" office:value="8417" table:style-name="ce6">
            <text:p>8,417<text:s/></text:p>
          </table:table-cell>
          <table:table-cell office:value-type="float" office:value="10864" table:style-name="ce6">
            <text:p>10,864<text:s/></text:p>
          </table:table-cell>
          <table:table-cell office:value-type="float" office:value="13055" table:style-name="ce6">
            <text:p>13,055<text:s/></text:p>
          </table:table-cell>
          <table:table-cell office:value-type="float" office:value="19994" table:style-name="ce6">
            <text:p>19,994<text:s/></text:p>
          </table:table-cell>
          <table:table-cell office:value-type="float" office:value="19061" table:style-name="ce6">
            <text:p>19,061<text:s/></text:p>
          </table:table-cell>
          <table:table-cell office:value-type="float" office:value="6227" table:style-name="ce6">
            <text:p>6,227<text:s/></text:p>
          </table:table-cell>
          <table:table-cell office:value-type="float" office:value="10166" table:style-name="ce6">
            <text:p>10,166<text:s/></text:p>
          </table:table-cell>
          <table:table-cell office:value-type="float" office:value="3453" table:style-name="ce6">
            <text:p>3,453<text:s/></text:p>
          </table:table-cell>
          <table:table-cell office:value-type="float" office:value="9749" table:style-name="ce6">
            <text:p>9,749<text:s/></text:p>
          </table:table-cell>
          <table:table-cell office:value-type="float" office:value="9579" table:style-name="ce6">
            <text:p>9,579<text:s/></text:p>
          </table:table-cell>
          <table:table-cell office:value-type="float" office:value="5795" table:style-name="ce6">
            <text:p>5,795<text:s/></text:p>
          </table:table-cell>
          <table:table-cell office:value-type="float" office:value="30630" table:style-name="ce6">
            <text:p>30,630<text:s/></text:p>
          </table:table-cell>
          <table:table-cell office:value-type="float" office:value="2839" table:style-name="ce6">
            <text:p>2,839<text:s/></text:p>
          </table:table-cell>
          <table:table-cell office:value-type="float" office:value="12499" table:style-name="ce6">
            <text:p>12,499<text:s/></text:p>
          </table:table-cell>
          <table:table-cell office:value-type="float" office:value="13161" table:style-name="ce6">
            <text:p>13,161<text:s/></text:p>
          </table:table-cell>
          <table:table-cell office:value-type="float" office:value="18769" table:style-name="ce6">
            <text:p>18,769<text:s/></text:p>
          </table:table-cell>
          <table:table-cell office:value-type="float" office:value="23530" table:style-name="ce6">
            <text:p>23,530<text:s/></text:p>
          </table:table-cell>
          <table:table-cell office:value-type="float" office:value="19470" table:style-name="ce6">
            <text:p>19,470<text:s/></text:p>
          </table:table-cell>
          <table:table-cell office:value-type="float" office:value="10995" table:style-name="ce6">
            <text:p>10,995<text:s/></text:p>
          </table:table-cell>
          <table:table-cell office:value-type="float" office:value="32162" table:style-name="ce6">
            <text:p>32,162<text:s/></text:p>
          </table:table-cell>
          <table:table-cell office:value-type="float" office:value="20846" table:style-name="ce6">
            <text:p>20,846<text:s/></text:p>
          </table:table-cell>
          <table:table-cell office:value-type="float" office:value="38204" table:style-name="ce6">
            <text:p>38,204<text:s/></text:p>
          </table:table-cell>
          <table:table-cell office:value-type="float" office:value="33847" table:style-name="ce6">
            <text:p>33,847<text:s/></text:p>
          </table:table-cell>
          <table:table-cell office:value-type="float" office:value="12326" table:style-name="ce6">
            <text:p>12,326<text:s/></text:p>
          </table:table-cell>
          <table:table-cell office:value-type="float" office:value="41905" table:style-name="ce6">
            <text:p>41,905<text:s/></text:p>
          </table:table-cell>
          <table:table-cell office:value-type="float" office:value="30342" table:style-name="ce6">
            <text:p>30,342<text:s/></text:p>
          </table:table-cell>
          <table:table-cell office:value-type="float" office:value="28236" table:style-name="ce6">
            <text:p>28,236<text:s/></text:p>
          </table:table-cell>
          <table:table-cell office:value-type="float" office:value="23843" table:style-name="ce6">
            <text:p>23,843<text:s/></text:p>
          </table:table-cell>
          <table:table-cell office:value-type="float" office:value="29491" table:style-name="ce6">
            <text:p>29,491<text:s/></text:p>
          </table:table-cell>
          <table:table-cell office:value-type="float" office:value="184104" table:style-name="ce6">
            <text:p>184,104<text:s/></text:p>
          </table:table-cell>
          <table:table-cell office:value-type="float" office:value="49501" table:style-name="ce6">
            <text:p>49,501<text:s/></text:p>
          </table:table-cell>
          <table:table-cell office:value-type="float" office:value="26701" table:style-name="ce6">
            <text:p>26,701<text:s/></text:p>
          </table:table-cell>
          <table:table-cell office:value-type="float" office:value="26602" table:style-name="ce6">
            <text:p>26,602<text:s/></text:p>
          </table:table-cell>
          <table:table-cell office:value-type="float" office:value="33431" table:style-name="ce6">
            <text:p>33,431<text:s/></text:p>
          </table:table-cell>
          <table:table-cell office:value-type="float" office:value="35396" table:style-name="ce6">
            <text:p>35,396<text:s/></text:p>
          </table:table-cell>
          <table:table-cell office:value-type="float" office:value="33995" table:style-name="ce6">
            <text:p>33,995<text:s/></text:p>
          </table:table-cell>
          <table:table-cell office:value-type="float" office:value="26906" table:style-name="ce6">
            <text:p>26,906<text:s/></text:p>
          </table:table-cell>
          <table:table-cell office:value-type="float" office:value="13932" table:style-name="ce6">
            <text:p>13,932<text:s/></text:p>
          </table:table-cell>
          <table:table-cell office:value-type="float" office:value="35552" table:style-name="ce6">
            <text:p>35,552<text:s/></text:p>
          </table:table-cell>
          <table:table-cell office:value-type="float" office:value="7582" table:style-name="ce6">
            <text:p>7,582<text:s/></text:p>
          </table:table-cell>
          <table:table-cell office:value-type="float" office:value="9051" table:style-name="ce6">
            <text:p>9,051<text:s/></text:p>
          </table:table-cell>
          <table:table-cell office:value-type="float" office:value="21477" table:style-name="ce6">
            <text:p>21,477<text:s/></text:p>
          </table:table-cell>
          <table:table-cell office:value-type="float" office:value="6654" table:style-name="ce6">
            <text:p>6,654<text:s/></text:p>
          </table:table-cell>
          <table:table-cell office:value-type="float" office:value="4034" table:style-name="ce6">
            <text:p>4,034<text:s/></text:p>
          </table:table-cell>
          <table:table-cell office:value-type="float" office:value="3869" table:style-name="ce6">
            <text:p>3,869<text:s/></text:p>
          </table:table-cell>
          <table:table-cell office:value-type="float" office:value="13663" table:style-name="ce6">
            <text:p>13,663<text:s/></text:p>
          </table:table-cell>
          <table:table-cell office:value-type="float" office:value="10648" table:style-name="ce6">
            <text:p>10,648<text:s/></text:p>
          </table:table-cell>
          <table:table-cell office:value-type="float" office:value="11042" table:style-name="ce6">
            <text:p>11,042<text:s/></text:p>
          </table:table-cell>
          <table:table-cell office:value-type="float" office:value="38500" table:style-name="ce6">
            <text:p>38,500<text:s/></text:p>
          </table:table-cell>
          <table:table-cell office:value-type="float" office:value="9057" table:style-name="ce6">
            <text:p>9,057<text:s/></text:p>
          </table:table-cell>
          <table:table-cell office:value-type="float" office:value="15507" table:style-name="ce6">
            <text:p>15,507<text:s/></text:p>
          </table:table-cell>
          <table:table-cell office:value-type="float" office:value="7904" table:style-name="ce6">
            <text:p>7,904<text:s/></text:p>
          </table:table-cell>
          <table:table-cell office:value-type="float" office:value="24854" table:style-name="ce6">
            <text:p>24,854<text:s/></text:p>
          </table:table-cell>
          <table:table-cell office:value-type="float" office:value="25488" table:style-name="ce6">
            <text:p>25,488<text:s/></text:p>
          </table:table-cell>
          <table:table-cell office:value-type="float" office:value="32535" table:style-name="ce6">
            <text:p>32,535<text:s/></text:p>
          </table:table-cell>
          <table:table-cell office:value-type="float" office:value="49864" table:style-name="ce6">
            <text:p>49,864<text:s/></text:p>
          </table:table-cell>
          <table:table-cell office:value-type="float" office:value="44911" table:style-name="ce6">
            <text:p>44,911<text:s/></text:p>
          </table:table-cell>
          <table:table-cell office:value-type="float" office:value="28817" table:style-name="ce6">
            <text:p>28,817<text:s/></text:p>
          </table:table-cell>
          <table:table-cell office:value-type="float" office:value="33362" table:style-name="ce6">
            <text:p>33,362<text:s/></text:p>
          </table:table-cell>
          <table:table-cell office:value-type="float" office:value="85364" table:style-name="ce6">
            <text:p>85,364<text:s/></text:p>
          </table:table-cell>
          <table:table-cell office:value-type="float" office:value="27836" table:style-name="ce6">
            <text:p>27,836<text:s/></text:p>
          </table:table-cell>
          <table:table-cell office:value-type="float" office:value="36819" table:style-name="ce6">
            <text:p>36,819<text:s/></text:p>
          </table:table-cell>
          <table:table-cell office:value-type="float" office:value="42021" table:style-name="ce6">
            <text:p>42,021<text:s/></text:p>
          </table:table-cell>
          <table:table-cell office:value-type="float" office:value="27768" table:style-name="ce6">
            <text:p>27,768<text:s/></text:p>
          </table:table-cell>
          <table:table-cell office:value-type="float" office:value="73194" table:style-name="ce6">
            <text:p>73,194<text:s/></text:p>
          </table:table-cell>
          <table:table-cell office:value-type="float" office:value="23294" table:style-name="ce6">
            <text:p>23,294<text:s/></text:p>
          </table:table-cell>
          <table:table-cell office:value-type="float" office:value="18704" table:style-name="ce6">
            <text:p>18,704<text:s/></text:p>
          </table:table-cell>
          <table:table-cell office:value-type="float" office:value="16314" table:style-name="ce6">
            <text:p>16,314<text:s/></text:p>
          </table:table-cell>
          <table:table-cell office:value-type="float" office:value="21889" table:style-name="ce6">
            <text:p>21,889<text:s/></text:p>
          </table:table-cell>
          <table:table-cell office:value-type="float" office:value="13325" table:style-name="ce6">
            <text:p>13,325<text:s/></text:p>
          </table:table-cell>
          <table:table-cell office:value-type="float" office:value="38646" table:style-name="ce6">
            <text:p>38,646<text:s/></text:p>
          </table:table-cell>
          <table:table-cell office:value-type="float" office:value="22654" table:style-name="ce6">
            <text:p>22,654<text:s/></text:p>
          </table:table-cell>
          <table:table-cell office:value-type="float" office:value="8913" table:style-name="ce6">
            <text:p>8,913<text:s/></text:p>
          </table:table-cell>
          <table:table-cell office:value-type="float" office:value="14152" table:style-name="ce6">
            <text:p>14,152<text:s/></text:p>
          </table:table-cell>
          <table:table-cell office:value-type="float" office:value="46826" table:style-name="ce6">
            <text:p>46,826<text:s/></text:p>
          </table:table-cell>
          <table:table-cell office:value-type="float" office:value="28357" table:style-name="ce6">
            <text:p>28,357<text:s/></text:p>
          </table:table-cell>
          <table:table-cell office:value-type="float" office:value="29441" table:style-name="ce6">
            <text:p>29,441<text:s/></text:p>
          </table:table-cell>
          <table:table-cell office:value-type="float" office:value="27695" table:style-name="ce6">
            <text:p>27,695<text:s/></text:p>
          </table:table-cell>
          <table:table-cell office:value-type="float" office:value="13228" table:style-name="ce6">
            <text:p>13,228<text:s/></text:p>
          </table:table-cell>
          <table:table-cell office:value-type="float" office:value="12702" table:style-name="ce6">
            <text:p>12,702<text:s/></text:p>
          </table:table-cell>
          <table:table-cell office:value-type="float" office:value="5336" table:style-name="ce6">
            <text:p>5,336<text:s/></text:p>
          </table:table-cell>
          <table:table-cell office:value-type="float" office:value="5383" table:style-name="ce6">
            <text:p>5,383<text:s/></text:p>
          </table:table-cell>
          <table:table-cell office:value-type="float" office:value="7192" table:style-name="ce6">
            <text:p>7,192<text:s/></text:p>
          </table:table-cell>
          <table:table-cell office:value-type="float" office:value="10947" table:style-name="ce6">
            <text:p>10,947<text:s/></text:p>
          </table:table-cell>
          <table:table-cell office:value-type="float" office:value="11069" table:style-name="ce6">
            <text:p>11,069<text:s/></text:p>
          </table:table-cell>
          <table:table-cell office:value-type="float" office:value="13666" table:style-name="ce6">
            <text:p>13,666<text:s/></text:p>
          </table:table-cell>
          <table:table-cell office:value-type="float" office:value="20630" table:style-name="ce6">
            <text:p>20,630<text:s/></text:p>
          </table:table-cell>
          <table:table-cell office:value-type="float" office:value="34541" table:style-name="ce6">
            <text:p>34,541<text:s/></text:p>
          </table:table-cell>
          <table:table-cell office:value-type="float" office:value="30062" table:style-name="ce6">
            <text:p>30,062<text:s/></text:p>
          </table:table-cell>
          <table:table-cell office:value-type="float" office:value="14867" table:style-name="ce6">
            <text:p>14,867<text:s/></text:p>
          </table:table-cell>
          <table:table-cell office:value-type="float" office:value="14006" table:style-name="ce6">
            <text:p>14,006<text:s/></text:p>
          </table:table-cell>
          <table:table-cell office:value-type="float" office:value="14390" table:style-name="ce6">
            <text:p>14,390<text:s/></text:p>
          </table:table-cell>
          <table:table-cell office:value-type="float" office:value="13485" table:style-name="ce6">
            <text:p>13,485<text:s/></text:p>
          </table:table-cell>
          <table:table-cell office:value-type="float" office:value="13250" table:style-name="ce6">
            <text:p>13,250<text:s/></text:p>
          </table:table-cell>
          <table:table-cell office:value-type="float" office:value="10932" table:style-name="ce6">
            <text:p>10,932<text:s/></text:p>
          </table:table-cell>
          <table:table-cell office:value-type="float" office:value="9895" table:style-name="ce6">
            <text:p>9,895<text:s/></text:p>
          </table:table-cell>
          <table:table-cell table:number-columns-repeated="16275"/>
        </table:table-row>
        <table:table-row table:style-name="ro2">
          <table:table-cell office:value-type="date" office:date-value="2019-04-20T00:00:00" table:style-name="ce5">
            <text:p>2019/4/20</text:p>
          </table:table-cell>
          <table:table-cell office:value-type="float" office:value="4758" table:style-name="ce6">
            <text:p>4,758<text:s/></text:p>
          </table:table-cell>
          <table:table-cell office:value-type="float" office:value="11615" table:style-name="ce6">
            <text:p>11,615<text:s/></text:p>
          </table:table-cell>
          <table:table-cell office:value-type="float" office:value="29281" table:style-name="ce6">
            <text:p>29,281<text:s/></text:p>
          </table:table-cell>
          <table:table-cell office:value-type="float" office:value="53230" table:style-name="ce6">
            <text:p>53,230<text:s/></text:p>
          </table:table-cell>
          <table:table-cell office:value-type="float" office:value="19772" table:style-name="ce6">
            <text:p>19,772<text:s/></text:p>
          </table:table-cell>
          <table:table-cell office:value-type="float" office:value="11581" table:style-name="ce6">
            <text:p>11,581<text:s/></text:p>
          </table:table-cell>
          <table:table-cell office:value-type="float" office:value="9541" table:style-name="ce6">
            <text:p>9,541<text:s/></text:p>
          </table:table-cell>
          <table:table-cell office:value-type="float" office:value="3830" table:style-name="ce6">
            <text:p>3,830<text:s/></text:p>
          </table:table-cell>
          <table:table-cell office:value-type="float" office:value="2259" table:style-name="ce6">
            <text:p>2,259<text:s/></text:p>
          </table:table-cell>
          <table:table-cell office:value-type="float" office:value="10558" table:style-name="ce6">
            <text:p>10,558<text:s/></text:p>
          </table:table-cell>
          <table:table-cell office:value-type="float" office:value="1796" table:style-name="ce6">
            <text:p>1,796<text:s/></text:p>
          </table:table-cell>
          <table:table-cell office:value-type="float" office:value="3433" table:style-name="ce6">
            <text:p>3,433<text:s/></text:p>
          </table:table-cell>
          <table:table-cell office:value-type="float" office:value="10145" table:style-name="ce6">
            <text:p>10,145<text:s/></text:p>
          </table:table-cell>
          <table:table-cell office:value-type="float" office:value="8040" table:style-name="ce6">
            <text:p>8,040<text:s/></text:p>
          </table:table-cell>
          <table:table-cell office:value-type="float" office:value="13649" table:style-name="ce6">
            <text:p>13,649<text:s/></text:p>
          </table:table-cell>
          <table:table-cell office:value-type="float" office:value="6405" table:style-name="ce6">
            <text:p>6,405<text:s/></text:p>
          </table:table-cell>
          <table:table-cell office:value-type="float" office:value="8027" table:style-name="ce6">
            <text:p>8,027<text:s/></text:p>
          </table:table-cell>
          <table:table-cell office:value-type="float" office:value="4267" table:style-name="ce6">
            <text:p>4,267<text:s/></text:p>
          </table:table-cell>
          <table:table-cell office:value-type="float" office:value="8765" table:style-name="ce6">
            <text:p>8,765<text:s/></text:p>
          </table:table-cell>
          <table:table-cell office:value-type="float" office:value="3629" table:style-name="ce6">
            <text:p>3,629<text:s/></text:p>
          </table:table-cell>
          <table:table-cell office:value-type="float" office:value="6327" table:style-name="ce6">
            <text:p>6,327<text:s/></text:p>
          </table:table-cell>
          <table:table-cell office:value-type="float" office:value="7295" table:style-name="ce6">
            <text:p>7,295<text:s/></text:p>
          </table:table-cell>
          <table:table-cell office:value-type="float" office:value="2632" table:style-name="ce6">
            <text:p>2,632<text:s/></text:p>
          </table:table-cell>
          <table:table-cell office:value-type="float" office:value="19496" table:style-name="ce6">
            <text:p>19,496<text:s/></text:p>
          </table:table-cell>
          <table:table-cell office:value-type="float" office:value="2430" table:style-name="ce6">
            <text:p>2,430<text:s/></text:p>
          </table:table-cell>
          <table:table-cell office:value-type="float" office:value="17455" table:style-name="ce6">
            <text:p>17,455<text:s/></text:p>
          </table:table-cell>
          <table:table-cell office:value-type="float" office:value="10958" table:style-name="ce6">
            <text:p>10,958<text:s/></text:p>
          </table:table-cell>
          <table:table-cell office:value-type="float" office:value="14668" table:style-name="ce6">
            <text:p>14,668<text:s/></text:p>
          </table:table-cell>
          <table:table-cell office:value-type="float" office:value="17603" table:style-name="ce6">
            <text:p>17,603<text:s/></text:p>
          </table:table-cell>
          <table:table-cell office:value-type="float" office:value="17988" table:style-name="ce6">
            <text:p>17,988<text:s/></text:p>
          </table:table-cell>
          <table:table-cell office:value-type="float" office:value="9393" table:style-name="ce6">
            <text:p>9,393<text:s/></text:p>
          </table:table-cell>
          <table:table-cell office:value-type="float" office:value="35634" table:style-name="ce6">
            <text:p>35,634<text:s/></text:p>
          </table:table-cell>
          <table:table-cell office:value-type="float" office:value="20746" table:style-name="ce6">
            <text:p>20,746<text:s/></text:p>
          </table:table-cell>
          <table:table-cell office:value-type="float" office:value="31652" table:style-name="ce6">
            <text:p>31,652<text:s/></text:p>
          </table:table-cell>
          <table:table-cell office:value-type="float" office:value="28537" table:style-name="ce6">
            <text:p>28,537<text:s/></text:p>
          </table:table-cell>
          <table:table-cell office:value-type="float" office:value="6826" table:style-name="ce6">
            <text:p>6,826<text:s/></text:p>
          </table:table-cell>
          <table:table-cell office:value-type="float" office:value="35515" table:style-name="ce6">
            <text:p>35,515<text:s/></text:p>
          </table:table-cell>
          <table:table-cell office:value-type="float" office:value="24688" table:style-name="ce6">
            <text:p>24,688<text:s/></text:p>
          </table:table-cell>
          <table:table-cell office:value-type="float" office:value="22665" table:style-name="ce6">
            <text:p>22,665<text:s/></text:p>
          </table:table-cell>
          <table:table-cell office:value-type="float" office:value="20072" table:style-name="ce6">
            <text:p>20,072<text:s/></text:p>
          </table:table-cell>
          <table:table-cell office:value-type="float" office:value="16847" table:style-name="ce6">
            <text:p>16,847<text:s/></text:p>
          </table:table-cell>
          <table:table-cell office:value-type="float" office:value="177342" table:style-name="ce6">
            <text:p>177,342<text:s/></text:p>
          </table:table-cell>
          <table:table-cell office:value-type="float" office:value="51563" table:style-name="ce6">
            <text:p>51,563<text:s/></text:p>
          </table:table-cell>
          <table:table-cell office:value-type="float" office:value="22890" table:style-name="ce6">
            <text:p>22,890<text:s/></text:p>
          </table:table-cell>
          <table:table-cell office:value-type="float" office:value="20428" table:style-name="ce6">
            <text:p>20,428<text:s/></text:p>
          </table:table-cell>
          <table:table-cell office:value-type="float" office:value="33350" table:style-name="ce6">
            <text:p>33,350<text:s/></text:p>
          </table:table-cell>
          <table:table-cell office:value-type="float" office:value="38412" table:style-name="ce6">
            <text:p>38,412<text:s/></text:p>
          </table:table-cell>
          <table:table-cell office:value-type="float" office:value="31488" table:style-name="ce6">
            <text:p>31,488<text:s/></text:p>
          </table:table-cell>
          <table:table-cell office:value-type="float" office:value="24993" table:style-name="ce6">
            <text:p>24,993<text:s/></text:p>
          </table:table-cell>
          <table:table-cell office:value-type="float" office:value="10122" table:style-name="ce6">
            <text:p>10,122<text:s/></text:p>
          </table:table-cell>
          <table:table-cell office:value-type="float" office:value="27679" table:style-name="ce6">
            <text:p>27,679<text:s/></text:p>
          </table:table-cell>
          <table:table-cell office:value-type="float" office:value="6515" table:style-name="ce6">
            <text:p>6,515<text:s/></text:p>
          </table:table-cell>
          <table:table-cell office:value-type="float" office:value="7226" table:style-name="ce6">
            <text:p>7,226<text:s/></text:p>
          </table:table-cell>
          <table:table-cell office:value-type="float" office:value="18696" table:style-name="ce6">
            <text:p>18,696<text:s/></text:p>
          </table:table-cell>
          <table:table-cell office:value-type="float" office:value="7535" table:style-name="ce6">
            <text:p>7,535<text:s/></text:p>
          </table:table-cell>
          <table:table-cell office:value-type="float" office:value="3578" table:style-name="ce6">
            <text:p>3,578<text:s/></text:p>
          </table:table-cell>
          <table:table-cell office:value-type="float" office:value="2044" table:style-name="ce6">
            <text:p>2,044<text:s/></text:p>
          </table:table-cell>
          <table:table-cell office:value-type="float" office:value="9393" table:style-name="ce6">
            <text:p>9,393<text:s/></text:p>
          </table:table-cell>
          <table:table-cell office:value-type="float" office:value="9258" table:style-name="ce6">
            <text:p>9,258<text:s/></text:p>
          </table:table-cell>
          <table:table-cell office:value-type="float" office:value="10780" table:style-name="ce6">
            <text:p>10,780<text:s/></text:p>
          </table:table-cell>
          <table:table-cell office:value-type="float" office:value="42979" table:style-name="ce6">
            <text:p>42,979<text:s/></text:p>
          </table:table-cell>
          <table:table-cell office:value-type="float" office:value="6843" table:style-name="ce6">
            <text:p>6,843<text:s/></text:p>
          </table:table-cell>
          <table:table-cell office:value-type="float" office:value="13818" table:style-name="ce6">
            <text:p>13,818<text:s/></text:p>
          </table:table-cell>
          <table:table-cell office:value-type="float" office:value="6873" table:style-name="ce6">
            <text:p>6,873<text:s/></text:p>
          </table:table-cell>
          <table:table-cell office:value-type="float" office:value="21166" table:style-name="ce6">
            <text:p>21,166<text:s/></text:p>
          </table:table-cell>
          <table:table-cell office:value-type="float" office:value="18332" table:style-name="ce6">
            <text:p>18,332<text:s/></text:p>
          </table:table-cell>
          <table:table-cell office:value-type="float" office:value="30732" table:style-name="ce6">
            <text:p>30,732<text:s/></text:p>
          </table:table-cell>
          <table:table-cell office:value-type="float" office:value="44013" table:style-name="ce6">
            <text:p>44,013<text:s/></text:p>
          </table:table-cell>
          <table:table-cell office:value-type="float" office:value="35592" table:style-name="ce6">
            <text:p>35,592<text:s/></text:p>
          </table:table-cell>
          <table:table-cell office:value-type="float" office:value="23988" table:style-name="ce6">
            <text:p>23,988<text:s/></text:p>
          </table:table-cell>
          <table:table-cell office:value-type="float" office:value="32484" table:style-name="ce6">
            <text:p>32,484<text:s/></text:p>
          </table:table-cell>
          <table:table-cell office:value-type="float" office:value="94738" table:style-name="ce6">
            <text:p>94,738<text:s/></text:p>
          </table:table-cell>
          <table:table-cell office:value-type="float" office:value="19762" table:style-name="ce6">
            <text:p>19,762<text:s/></text:p>
          </table:table-cell>
          <table:table-cell office:value-type="float" office:value="34212" table:style-name="ce6">
            <text:p>34,212<text:s/></text:p>
          </table:table-cell>
          <table:table-cell office:value-type="float" office:value="37139" table:style-name="ce6">
            <text:p>37,139<text:s/></text:p>
          </table:table-cell>
          <table:table-cell office:value-type="float" office:value="23614" table:style-name="ce6">
            <text:p>23,614<text:s/></text:p>
          </table:table-cell>
          <table:table-cell office:value-type="float" office:value="60669" table:style-name="ce6">
            <text:p>60,669<text:s/></text:p>
          </table:table-cell>
          <table:table-cell office:value-type="float" office:value="16396" table:style-name="ce6">
            <text:p>16,396<text:s/></text:p>
          </table:table-cell>
          <table:table-cell office:value-type="float" office:value="16681" table:style-name="ce6">
            <text:p>16,681<text:s/></text:p>
          </table:table-cell>
          <table:table-cell office:value-type="float" office:value="10087" table:style-name="ce6">
            <text:p>10,087<text:s/></text:p>
          </table:table-cell>
          <table:table-cell office:value-type="float" office:value="15798" table:style-name="ce6">
            <text:p>15,798<text:s/></text:p>
          </table:table-cell>
          <table:table-cell office:value-type="float" office:value="10135" table:style-name="ce6">
            <text:p>10,135<text:s/></text:p>
          </table:table-cell>
          <table:table-cell office:value-type="float" office:value="37418" table:style-name="ce6">
            <text:p>37,418<text:s/></text:p>
          </table:table-cell>
          <table:table-cell office:value-type="float" office:value="16798" table:style-name="ce6">
            <text:p>16,798<text:s/></text:p>
          </table:table-cell>
          <table:table-cell office:value-type="float" office:value="11418" table:style-name="ce6">
            <text:p>11,418<text:s/></text:p>
          </table:table-cell>
          <table:table-cell office:value-type="float" office:value="12515" table:style-name="ce6">
            <text:p>12,515<text:s/></text:p>
          </table:table-cell>
          <table:table-cell office:value-type="float" office:value="23958" table:style-name="ce6">
            <text:p>23,958<text:s/></text:p>
          </table:table-cell>
          <table:table-cell office:value-type="float" office:value="22287" table:style-name="ce6">
            <text:p>22,287<text:s/></text:p>
          </table:table-cell>
          <table:table-cell office:value-type="float" office:value="19119" table:style-name="ce6">
            <text:p>19,119<text:s/></text:p>
          </table:table-cell>
          <table:table-cell office:value-type="float" office:value="23057" table:style-name="ce6">
            <text:p>23,057<text:s/></text:p>
          </table:table-cell>
          <table:table-cell office:value-type="float" office:value="9642" table:style-name="ce6">
            <text:p>9,642<text:s/></text:p>
          </table:table-cell>
          <table:table-cell office:value-type="float" office:value="10350" table:style-name="ce6">
            <text:p>10,350<text:s/></text:p>
          </table:table-cell>
          <table:table-cell office:value-type="float" office:value="4307" table:style-name="ce6">
            <text:p>4,307<text:s/></text:p>
          </table:table-cell>
          <table:table-cell office:value-type="float" office:value="2692" table:style-name="ce6">
            <text:p>2,692<text:s/></text:p>
          </table:table-cell>
          <table:table-cell office:value-type="float" office:value="6647" table:style-name="ce6">
            <text:p>6,647<text:s/></text:p>
          </table:table-cell>
          <table:table-cell office:value-type="float" office:value="10266" table:style-name="ce6">
            <text:p>10,266<text:s/></text:p>
          </table:table-cell>
          <table:table-cell office:value-type="float" office:value="10504" table:style-name="ce6">
            <text:p>10,504<text:s/></text:p>
          </table:table-cell>
          <table:table-cell office:value-type="float" office:value="12129" table:style-name="ce6">
            <text:p>12,129<text:s/></text:p>
          </table:table-cell>
          <table:table-cell office:value-type="float" office:value="15607" table:style-name="ce6">
            <text:p>15,607<text:s/></text:p>
          </table:table-cell>
          <table:table-cell office:value-type="float" office:value="24044" table:style-name="ce6">
            <text:p>24,044<text:s/></text:p>
          </table:table-cell>
          <table:table-cell office:value-type="float" office:value="28371" table:style-name="ce6">
            <text:p>28,371<text:s/></text:p>
          </table:table-cell>
          <table:table-cell office:value-type="float" office:value="11979" table:style-name="ce6">
            <text:p>11,979<text:s/></text:p>
          </table:table-cell>
          <table:table-cell office:value-type="float" office:value="11124" table:style-name="ce6">
            <text:p>11,124<text:s/></text:p>
          </table:table-cell>
          <table:table-cell office:value-type="float" office:value="11821" table:style-name="ce6">
            <text:p>11,821<text:s/></text:p>
          </table:table-cell>
          <table:table-cell office:value-type="float" office:value="10550" table:style-name="ce6">
            <text:p>10,550<text:s/></text:p>
          </table:table-cell>
          <table:table-cell office:value-type="float" office:value="11195" table:style-name="ce6">
            <text:p>11,195<text:s/></text:p>
          </table:table-cell>
          <table:table-cell office:value-type="float" office:value="8640" table:style-name="ce6">
            <text:p>8,640<text:s/></text:p>
          </table:table-cell>
          <table:table-cell office:value-type="float" office:value="8069" table:style-name="ce6">
            <text:p>8,069<text:s/></text:p>
          </table:table-cell>
          <table:table-cell table:number-columns-repeated="16275"/>
        </table:table-row>
        <table:table-row table:style-name="ro2">
          <table:table-cell office:value-type="date" office:date-value="2019-04-21T00:00:00" table:style-name="ce5">
            <text:p>2019/4/21</text:p>
          </table:table-cell>
          <table:table-cell office:value-type="float" office:value="5065" table:style-name="ce6">
            <text:p>5,065<text:s/></text:p>
          </table:table-cell>
          <table:table-cell office:value-type="float" office:value="8533" table:style-name="ce6">
            <text:p>8,533<text:s/></text:p>
          </table:table-cell>
          <table:table-cell office:value-type="float" office:value="21371" table:style-name="ce6">
            <text:p>21,371<text:s/></text:p>
          </table:table-cell>
          <table:table-cell office:value-type="float" office:value="43266" table:style-name="ce6">
            <text:p>43,266<text:s/></text:p>
          </table:table-cell>
          <table:table-cell office:value-type="float" office:value="15689" table:style-name="ce6">
            <text:p>15,689<text:s/></text:p>
          </table:table-cell>
          <table:table-cell office:value-type="float" office:value="10021" table:style-name="ce6">
            <text:p>10,021<text:s/></text:p>
          </table:table-cell>
          <table:table-cell office:value-type="float" office:value="7592" table:style-name="ce6">
            <text:p>7,592<text:s/></text:p>
          </table:table-cell>
          <table:table-cell office:value-type="float" office:value="3424" table:style-name="ce6">
            <text:p>3,424<text:s/></text:p>
          </table:table-cell>
          <table:table-cell office:value-type="float" office:value="2202" table:style-name="ce6">
            <text:p>2,202<text:s/></text:p>
          </table:table-cell>
          <table:table-cell office:value-type="float" office:value="9325" table:style-name="ce6">
            <text:p>9,325<text:s/></text:p>
          </table:table-cell>
          <table:table-cell office:value-type="float" office:value="1548" table:style-name="ce6">
            <text:p>1,548<text:s/></text:p>
          </table:table-cell>
          <table:table-cell office:value-type="float" office:value="2830" table:style-name="ce6">
            <text:p>2,830<text:s/></text:p>
          </table:table-cell>
          <table:table-cell office:value-type="float" office:value="9231" table:style-name="ce6">
            <text:p>9,231<text:s/></text:p>
          </table:table-cell>
          <table:table-cell office:value-type="float" office:value="7195" table:style-name="ce6">
            <text:p>7,195<text:s/></text:p>
          </table:table-cell>
          <table:table-cell office:value-type="float" office:value="11932" table:style-name="ce6">
            <text:p>11,932<text:s/></text:p>
          </table:table-cell>
          <table:table-cell office:value-type="float" office:value="5582" table:style-name="ce6">
            <text:p>5,582<text:s/></text:p>
          </table:table-cell>
          <table:table-cell office:value-type="float" office:value="7472" table:style-name="ce6">
            <text:p>7,472<text:s/></text:p>
          </table:table-cell>
          <table:table-cell office:value-type="float" office:value="4679" table:style-name="ce6">
            <text:p>4,679<text:s/></text:p>
          </table:table-cell>
          <table:table-cell office:value-type="float" office:value="7407" table:style-name="ce6">
            <text:p>7,407<text:s/></text:p>
          </table:table-cell>
          <table:table-cell office:value-type="float" office:value="3215" table:style-name="ce6">
            <text:p>3,215<text:s/></text:p>
          </table:table-cell>
          <table:table-cell office:value-type="float" office:value="5390" table:style-name="ce6">
            <text:p>5,390<text:s/></text:p>
          </table:table-cell>
          <table:table-cell office:value-type="float" office:value="6016" table:style-name="ce6">
            <text:p>6,016<text:s/></text:p>
          </table:table-cell>
          <table:table-cell office:value-type="float" office:value="2322" table:style-name="ce6">
            <text:p>2,322<text:s/></text:p>
          </table:table-cell>
          <table:table-cell office:value-type="float" office:value="15718" table:style-name="ce6">
            <text:p>15,718<text:s/></text:p>
          </table:table-cell>
          <table:table-cell office:value-type="float" office:value="2217" table:style-name="ce6">
            <text:p>2,217<text:s/></text:p>
          </table:table-cell>
          <table:table-cell office:value-type="float" office:value="14656" table:style-name="ce6">
            <text:p>14,656<text:s/></text:p>
          </table:table-cell>
          <table:table-cell office:value-type="float" office:value="9593" table:style-name="ce6">
            <text:p>9,593<text:s/></text:p>
          </table:table-cell>
          <table:table-cell office:value-type="float" office:value="12746" table:style-name="ce6">
            <text:p>12,746<text:s/></text:p>
          </table:table-cell>
          <table:table-cell office:value-type="float" office:value="14424" table:style-name="ce6">
            <text:p>14,424<text:s/></text:p>
          </table:table-cell>
          <table:table-cell office:value-type="float" office:value="15682" table:style-name="ce6">
            <text:p>15,682<text:s/></text:p>
          </table:table-cell>
          <table:table-cell office:value-type="float" office:value="8230" table:style-name="ce6">
            <text:p>8,230<text:s/></text:p>
          </table:table-cell>
          <table:table-cell office:value-type="float" office:value="30714" table:style-name="ce6">
            <text:p>30,714<text:s/></text:p>
          </table:table-cell>
          <table:table-cell office:value-type="float" office:value="16343" table:style-name="ce6">
            <text:p>16,343<text:s/></text:p>
          </table:table-cell>
          <table:table-cell office:value-type="float" office:value="24273" table:style-name="ce6">
            <text:p>24,273<text:s/></text:p>
          </table:table-cell>
          <table:table-cell office:value-type="float" office:value="26266" table:style-name="ce6">
            <text:p>26,266<text:s/></text:p>
          </table:table-cell>
          <table:table-cell office:value-type="float" office:value="5609" table:style-name="ce6">
            <text:p>5,609<text:s/></text:p>
          </table:table-cell>
          <table:table-cell office:value-type="float" office:value="29562" table:style-name="ce6">
            <text:p>29,562<text:s/></text:p>
          </table:table-cell>
          <table:table-cell office:value-type="float" office:value="20983" table:style-name="ce6">
            <text:p>20,983<text:s/></text:p>
          </table:table-cell>
          <table:table-cell office:value-type="float" office:value="17946" table:style-name="ce6">
            <text:p>17,946<text:s/></text:p>
          </table:table-cell>
          <table:table-cell office:value-type="float" office:value="17373" table:style-name="ce6">
            <text:p>17,373<text:s/></text:p>
          </table:table-cell>
          <table:table-cell office:value-type="float" office:value="12952" table:style-name="ce6">
            <text:p>12,952<text:s/></text:p>
          </table:table-cell>
          <table:table-cell office:value-type="float" office:value="164839" table:style-name="ce6">
            <text:p>164,839<text:s/></text:p>
          </table:table-cell>
          <table:table-cell office:value-type="float" office:value="41408" table:style-name="ce6">
            <text:p>41,408<text:s/></text:p>
          </table:table-cell>
          <table:table-cell office:value-type="float" office:value="16213" table:style-name="ce6">
            <text:p>16,213<text:s/></text:p>
          </table:table-cell>
          <table:table-cell office:value-type="float" office:value="19317" table:style-name="ce6">
            <text:p>19,317<text:s/></text:p>
          </table:table-cell>
          <table:table-cell office:value-type="float" office:value="27154" table:style-name="ce6">
            <text:p>27,154<text:s/></text:p>
          </table:table-cell>
          <table:table-cell office:value-type="float" office:value="32531" table:style-name="ce6">
            <text:p>32,531<text:s/></text:p>
          </table:table-cell>
          <table:table-cell office:value-type="float" office:value="26586" table:style-name="ce6">
            <text:p>26,586<text:s/></text:p>
          </table:table-cell>
          <table:table-cell office:value-type="float" office:value="24177" table:style-name="ce6">
            <text:p>24,177<text:s/></text:p>
          </table:table-cell>
          <table:table-cell office:value-type="float" office:value="7966" table:style-name="ce6">
            <text:p>7,966<text:s/></text:p>
          </table:table-cell>
          <table:table-cell office:value-type="float" office:value="23499" table:style-name="ce6">
            <text:p>23,499<text:s/></text:p>
          </table:table-cell>
          <table:table-cell office:value-type="float" office:value="5671" table:style-name="ce6">
            <text:p>5,671<text:s/></text:p>
          </table:table-cell>
          <table:table-cell office:value-type="float" office:value="5724" table:style-name="ce6">
            <text:p>5,724<text:s/></text:p>
          </table:table-cell>
          <table:table-cell office:value-type="float" office:value="16812" table:style-name="ce6">
            <text:p>16,812<text:s/></text:p>
          </table:table-cell>
          <table:table-cell office:value-type="float" office:value="6663" table:style-name="ce6">
            <text:p>6,663<text:s/></text:p>
          </table:table-cell>
          <table:table-cell office:value-type="float" office:value="2954" table:style-name="ce6">
            <text:p>2,954<text:s/></text:p>
          </table:table-cell>
          <table:table-cell office:value-type="float" office:value="1729" table:style-name="ce6">
            <text:p>1,729<text:s/></text:p>
          </table:table-cell>
          <table:table-cell office:value-type="float" office:value="8994" table:style-name="ce6">
            <text:p>8,994<text:s/></text:p>
          </table:table-cell>
          <table:table-cell office:value-type="float" office:value="8294" table:style-name="ce6">
            <text:p>8,294<text:s/></text:p>
          </table:table-cell>
          <table:table-cell office:value-type="float" office:value="10693" table:style-name="ce6">
            <text:p>10,693<text:s/></text:p>
          </table:table-cell>
          <table:table-cell office:value-type="float" office:value="41134" table:style-name="ce6">
            <text:p>41,134<text:s/></text:p>
          </table:table-cell>
          <table:table-cell office:value-type="float" office:value="6142" table:style-name="ce6">
            <text:p>6,142<text:s/></text:p>
          </table:table-cell>
          <table:table-cell office:value-type="float" office:value="12141" table:style-name="ce6">
            <text:p>12,141<text:s/></text:p>
          </table:table-cell>
          <table:table-cell office:value-type="float" office:value="5575" table:style-name="ce6">
            <text:p>5,575<text:s/></text:p>
          </table:table-cell>
          <table:table-cell office:value-type="float" office:value="16439" table:style-name="ce6">
            <text:p>16,439<text:s/></text:p>
          </table:table-cell>
          <table:table-cell office:value-type="float" office:value="14187" table:style-name="ce6">
            <text:p>14,187<text:s/></text:p>
          </table:table-cell>
          <table:table-cell office:value-type="float" office:value="24688" table:style-name="ce6">
            <text:p>24,688<text:s/></text:p>
          </table:table-cell>
          <table:table-cell office:value-type="float" office:value="38963" table:style-name="ce6">
            <text:p>38,963<text:s/></text:p>
          </table:table-cell>
          <table:table-cell office:value-type="float" office:value="29171" table:style-name="ce6">
            <text:p>29,171<text:s/></text:p>
          </table:table-cell>
          <table:table-cell office:value-type="float" office:value="20370" table:style-name="ce6">
            <text:p>20,370<text:s/></text:p>
          </table:table-cell>
          <table:table-cell office:value-type="float" office:value="27486" table:style-name="ce6">
            <text:p>27,486<text:s/></text:p>
          </table:table-cell>
          <table:table-cell office:value-type="float" office:value="78085" table:style-name="ce6">
            <text:p>78,085<text:s/></text:p>
          </table:table-cell>
          <table:table-cell office:value-type="float" office:value="14317" table:style-name="ce6">
            <text:p>14,317<text:s/></text:p>
          </table:table-cell>
          <table:table-cell office:value-type="float" office:value="27483" table:style-name="ce6">
            <text:p>27,483<text:s/></text:p>
          </table:table-cell>
          <table:table-cell office:value-type="float" office:value="27446" table:style-name="ce6">
            <text:p>27,446<text:s/></text:p>
          </table:table-cell>
          <table:table-cell office:value-type="float" office:value="17625" table:style-name="ce6">
            <text:p>17,625<text:s/></text:p>
          </table:table-cell>
          <table:table-cell office:value-type="float" office:value="48722" table:style-name="ce6">
            <text:p>48,722<text:s/></text:p>
          </table:table-cell>
          <table:table-cell office:value-type="float" office:value="14067" table:style-name="ce6">
            <text:p>14,067<text:s/></text:p>
          </table:table-cell>
          <table:table-cell office:value-type="float" office:value="14305" table:style-name="ce6">
            <text:p>14,305<text:s/></text:p>
          </table:table-cell>
          <table:table-cell office:value-type="float" office:value="8595" table:style-name="ce6">
            <text:p>8,595<text:s/></text:p>
          </table:table-cell>
          <table:table-cell office:value-type="float" office:value="13567" table:style-name="ce6">
            <text:p>13,567<text:s/></text:p>
          </table:table-cell>
          <table:table-cell office:value-type="float" office:value="9031" table:style-name="ce6">
            <text:p>9,031<text:s/></text:p>
          </table:table-cell>
          <table:table-cell office:value-type="float" office:value="32160" table:style-name="ce6">
            <text:p>32,160<text:s/></text:p>
          </table:table-cell>
          <table:table-cell office:value-type="float" office:value="12330" table:style-name="ce6">
            <text:p>12,330<text:s/></text:p>
          </table:table-cell>
          <table:table-cell office:value-type="float" office:value="11858" table:style-name="ce6">
            <text:p>11,858<text:s/></text:p>
          </table:table-cell>
          <table:table-cell office:value-type="float" office:value="10420" table:style-name="ce6">
            <text:p>10,420<text:s/></text:p>
          </table:table-cell>
          <table:table-cell office:value-type="float" office:value="17698" table:style-name="ce6">
            <text:p>17,698<text:s/></text:p>
          </table:table-cell>
          <table:table-cell office:value-type="float" office:value="16055" table:style-name="ce6">
            <text:p>16,055<text:s/></text:p>
          </table:table-cell>
          <table:table-cell office:value-type="float" office:value="15375" table:style-name="ce6">
            <text:p>15,375<text:s/></text:p>
          </table:table-cell>
          <table:table-cell office:value-type="float" office:value="17979" table:style-name="ce6">
            <text:p>17,979<text:s/></text:p>
          </table:table-cell>
          <table:table-cell office:value-type="float" office:value="8421" table:style-name="ce6">
            <text:p>8,421<text:s/></text:p>
          </table:table-cell>
          <table:table-cell office:value-type="float" office:value="8303" table:style-name="ce6">
            <text:p>8,303<text:s/></text:p>
          </table:table-cell>
          <table:table-cell office:value-type="float" office:value="3754" table:style-name="ce6">
            <text:p>3,754<text:s/></text:p>
          </table:table-cell>
          <table:table-cell office:value-type="float" office:value="2283" table:style-name="ce6">
            <text:p>2,283<text:s/></text:p>
          </table:table-cell>
          <table:table-cell office:value-type="float" office:value="5593" table:style-name="ce6">
            <text:p>5,593<text:s/></text:p>
          </table:table-cell>
          <table:table-cell office:value-type="float" office:value="7836" table:style-name="ce6">
            <text:p>7,836<text:s/></text:p>
          </table:table-cell>
          <table:table-cell office:value-type="float" office:value="8360" table:style-name="ce6">
            <text:p>8,360<text:s/></text:p>
          </table:table-cell>
          <table:table-cell office:value-type="float" office:value="9834" table:style-name="ce6">
            <text:p>9,834<text:s/></text:p>
          </table:table-cell>
          <table:table-cell office:value-type="float" office:value="12605" table:style-name="ce6">
            <text:p>12,605<text:s/></text:p>
          </table:table-cell>
          <table:table-cell office:value-type="float" office:value="18915" table:style-name="ce6">
            <text:p>18,915<text:s/></text:p>
          </table:table-cell>
          <table:table-cell office:value-type="float" office:value="23064" table:style-name="ce6">
            <text:p>23,064<text:s/></text:p>
          </table:table-cell>
          <table:table-cell office:value-type="float" office:value="9645" table:style-name="ce6">
            <text:p>9,645<text:s/></text:p>
          </table:table-cell>
          <table:table-cell office:value-type="float" office:value="9284" table:style-name="ce6">
            <text:p>9,284<text:s/></text:p>
          </table:table-cell>
          <table:table-cell office:value-type="float" office:value="9569" table:style-name="ce6">
            <text:p>9,569<text:s/></text:p>
          </table:table-cell>
          <table:table-cell office:value-type="float" office:value="8747" table:style-name="ce6">
            <text:p>8,747<text:s/></text:p>
          </table:table-cell>
          <table:table-cell office:value-type="float" office:value="9535" table:style-name="ce6">
            <text:p>9,535<text:s/></text:p>
          </table:table-cell>
          <table:table-cell office:value-type="float" office:value="7403" table:style-name="ce6">
            <text:p>7,403<text:s/></text:p>
          </table:table-cell>
          <table:table-cell office:value-type="float" office:value="6858" table:style-name="ce6">
            <text:p>6,858<text:s/></text:p>
          </table:table-cell>
          <table:table-cell table:number-columns-repeated="16275"/>
        </table:table-row>
        <table:table-row table:style-name="ro2">
          <table:table-cell office:value-type="date" office:date-value="2019-04-22T00:00:00" table:style-name="ce5">
            <text:p>2019/4/22</text:p>
          </table:table-cell>
          <table:table-cell office:value-type="float" office:value="5940" table:style-name="ce6">
            <text:p>5,940<text:s/></text:p>
          </table:table-cell>
          <table:table-cell office:value-type="float" office:value="15635" table:style-name="ce6">
            <text:p>15,635<text:s/></text:p>
          </table:table-cell>
          <table:table-cell office:value-type="float" office:value="43658" table:style-name="ce6">
            <text:p>43,658<text:s/></text:p>
          </table:table-cell>
          <table:table-cell office:value-type="float" office:value="42983" table:style-name="ce6">
            <text:p>42,983<text:s/></text:p>
          </table:table-cell>
          <table:table-cell office:value-type="float" office:value="27877" table:style-name="ce6">
            <text:p>27,877<text:s/></text:p>
          </table:table-cell>
          <table:table-cell office:value-type="float" office:value="15629" table:style-name="ce6">
            <text:p>15,629<text:s/></text:p>
          </table:table-cell>
          <table:table-cell office:value-type="float" office:value="12034" table:style-name="ce6">
            <text:p>12,034<text:s/></text:p>
          </table:table-cell>
          <table:table-cell office:value-type="float" office:value="4143" table:style-name="ce6">
            <text:p>4,143<text:s/></text:p>
          </table:table-cell>
          <table:table-cell office:value-type="float" office:value="3149" table:style-name="ce6">
            <text:p>3,149<text:s/></text:p>
          </table:table-cell>
          <table:table-cell office:value-type="float" office:value="15910" table:style-name="ce6">
            <text:p>15,910<text:s/></text:p>
          </table:table-cell>
          <table:table-cell office:value-type="float" office:value="2190" table:style-name="ce6">
            <text:p>2,190<text:s/></text:p>
          </table:table-cell>
          <table:table-cell office:value-type="float" office:value="4831" table:style-name="ce6">
            <text:p>4,831<text:s/></text:p>
          </table:table-cell>
          <table:table-cell office:value-type="float" office:value="6515" table:style-name="ce6">
            <text:p>6,515<text:s/></text:p>
          </table:table-cell>
          <table:table-cell office:value-type="float" office:value="10372" table:style-name="ce6">
            <text:p>10,372<text:s/></text:p>
          </table:table-cell>
          <table:table-cell office:value-type="float" office:value="10500" table:style-name="ce6">
            <text:p>10,500<text:s/></text:p>
          </table:table-cell>
          <table:table-cell office:value-type="float" office:value="19505" table:style-name="ce6">
            <text:p>19,505<text:s/></text:p>
          </table:table-cell>
          <table:table-cell office:value-type="float" office:value="18154" table:style-name="ce6">
            <text:p>18,154<text:s/></text:p>
          </table:table-cell>
          <table:table-cell office:value-type="float" office:value="5732" table:style-name="ce6">
            <text:p>5,732<text:s/></text:p>
          </table:table-cell>
          <table:table-cell office:value-type="float" office:value="9055" table:style-name="ce6">
            <text:p>9,055<text:s/></text:p>
          </table:table-cell>
          <table:table-cell office:value-type="float" office:value="3178" table:style-name="ce6">
            <text:p>3,178<text:s/></text:p>
          </table:table-cell>
          <table:table-cell office:value-type="float" office:value="9138" table:style-name="ce6">
            <text:p>9,138<text:s/></text:p>
          </table:table-cell>
          <table:table-cell office:value-type="float" office:value="8822" table:style-name="ce6">
            <text:p>8,822<text:s/></text:p>
          </table:table-cell>
          <table:table-cell office:value-type="float" office:value="5372" table:style-name="ce6">
            <text:p>5,372<text:s/></text:p>
          </table:table-cell>
          <table:table-cell office:value-type="float" office:value="28538" table:style-name="ce6">
            <text:p>28,538<text:s/></text:p>
          </table:table-cell>
          <table:table-cell office:value-type="float" office:value="2509" table:style-name="ce6">
            <text:p>2,509<text:s/></text:p>
          </table:table-cell>
          <table:table-cell office:value-type="float" office:value="11467" table:style-name="ce6">
            <text:p>11,467<text:s/></text:p>
          </table:table-cell>
          <table:table-cell office:value-type="float" office:value="12401" table:style-name="ce6">
            <text:p>12,401<text:s/></text:p>
          </table:table-cell>
          <table:table-cell office:value-type="float" office:value="17483" table:style-name="ce6">
            <text:p>17,483<text:s/></text:p>
          </table:table-cell>
          <table:table-cell office:value-type="float" office:value="22007" table:style-name="ce6">
            <text:p>22,007<text:s/></text:p>
          </table:table-cell>
          <table:table-cell office:value-type="float" office:value="17678" table:style-name="ce6">
            <text:p>17,678<text:s/></text:p>
          </table:table-cell>
          <table:table-cell office:value-type="float" office:value="9939" table:style-name="ce6">
            <text:p>9,939<text:s/></text:p>
          </table:table-cell>
          <table:table-cell office:value-type="float" office:value="27059" table:style-name="ce6">
            <text:p>27,059<text:s/></text:p>
          </table:table-cell>
          <table:table-cell office:value-type="float" office:value="18258" table:style-name="ce6">
            <text:p>18,258<text:s/></text:p>
          </table:table-cell>
          <table:table-cell office:value-type="float" office:value="34520" table:style-name="ce6">
            <text:p>34,520<text:s/></text:p>
          </table:table-cell>
          <table:table-cell office:value-type="float" office:value="27376" table:style-name="ce6">
            <text:p>27,376<text:s/></text:p>
          </table:table-cell>
          <table:table-cell office:value-type="float" office:value="12060" table:style-name="ce6">
            <text:p>12,060<text:s/></text:p>
          </table:table-cell>
          <table:table-cell office:value-type="float" office:value="38235" table:style-name="ce6">
            <text:p>38,235<text:s/></text:p>
          </table:table-cell>
          <table:table-cell office:value-type="float" office:value="27444" table:style-name="ce6">
            <text:p>27,444<text:s/></text:p>
          </table:table-cell>
          <table:table-cell office:value-type="float" office:value="26181" table:style-name="ce6">
            <text:p>26,181<text:s/></text:p>
          </table:table-cell>
          <table:table-cell office:value-type="float" office:value="21903" table:style-name="ce6">
            <text:p>21,903<text:s/></text:p>
          </table:table-cell>
          <table:table-cell office:value-type="float" office:value="27161" table:style-name="ce6">
            <text:p>27,161<text:s/></text:p>
          </table:table-cell>
          <table:table-cell office:value-type="float" office:value="140457" table:style-name="ce6">
            <text:p>140,457<text:s/></text:p>
          </table:table-cell>
          <table:table-cell office:value-type="float" office:value="38294" table:style-name="ce6">
            <text:p>38,294<text:s/></text:p>
          </table:table-cell>
          <table:table-cell office:value-type="float" office:value="24890" table:style-name="ce6">
            <text:p>24,890<text:s/></text:p>
          </table:table-cell>
          <table:table-cell office:value-type="float" office:value="24045" table:style-name="ce6">
            <text:p>24,045<text:s/></text:p>
          </table:table-cell>
          <table:table-cell office:value-type="float" office:value="27494" table:style-name="ce6">
            <text:p>27,494<text:s/></text:p>
          </table:table-cell>
          <table:table-cell office:value-type="float" office:value="32267" table:style-name="ce6">
            <text:p>32,267<text:s/></text:p>
          </table:table-cell>
          <table:table-cell office:value-type="float" office:value="29355" table:style-name="ce6">
            <text:p>29,355<text:s/></text:p>
          </table:table-cell>
          <table:table-cell office:value-type="float" office:value="23365" table:style-name="ce6">
            <text:p>23,365<text:s/></text:p>
          </table:table-cell>
          <table:table-cell office:value-type="float" office:value="13502" table:style-name="ce6">
            <text:p>13,502<text:s/></text:p>
          </table:table-cell>
          <table:table-cell office:value-type="float" office:value="33340" table:style-name="ce6">
            <text:p>33,340<text:s/></text:p>
          </table:table-cell>
          <table:table-cell office:value-type="float" office:value="7168" table:style-name="ce6">
            <text:p>7,168<text:s/></text:p>
          </table:table-cell>
          <table:table-cell office:value-type="float" office:value="8473" table:style-name="ce6">
            <text:p>8,473<text:s/></text:p>
          </table:table-cell>
          <table:table-cell office:value-type="float" office:value="19499" table:style-name="ce6">
            <text:p>19,499<text:s/></text:p>
          </table:table-cell>
          <table:table-cell office:value-type="float" office:value="5163" table:style-name="ce6">
            <text:p>5,163<text:s/></text:p>
          </table:table-cell>
          <table:table-cell office:value-type="float" office:value="3687" table:style-name="ce6">
            <text:p>3,687<text:s/></text:p>
          </table:table-cell>
          <table:table-cell office:value-type="float" office:value="3637" table:style-name="ce6">
            <text:p>3,637<text:s/></text:p>
          </table:table-cell>
          <table:table-cell office:value-type="float" office:value="13600" table:style-name="ce6">
            <text:p>13,600<text:s/></text:p>
          </table:table-cell>
          <table:table-cell office:value-type="float" office:value="9908" table:style-name="ce6">
            <text:p>9,908<text:s/></text:p>
          </table:table-cell>
          <table:table-cell office:value-type="float" office:value="10068" table:style-name="ce6">
            <text:p>10,068<text:s/></text:p>
          </table:table-cell>
          <table:table-cell office:value-type="float" office:value="35437" table:style-name="ce6">
            <text:p>35,437<text:s/></text:p>
          </table:table-cell>
          <table:table-cell office:value-type="float" office:value="8059" table:style-name="ce6">
            <text:p>8,059<text:s/></text:p>
          </table:table-cell>
          <table:table-cell office:value-type="float" office:value="13851" table:style-name="ce6">
            <text:p>13,851<text:s/></text:p>
          </table:table-cell>
          <table:table-cell office:value-type="float" office:value="7369" table:style-name="ce6">
            <text:p>7,369<text:s/></text:p>
          </table:table-cell>
          <table:table-cell office:value-type="float" office:value="21627" table:style-name="ce6">
            <text:p>21,627<text:s/></text:p>
          </table:table-cell>
          <table:table-cell office:value-type="float" office:value="24485" table:style-name="ce6">
            <text:p>24,485<text:s/></text:p>
          </table:table-cell>
          <table:table-cell office:value-type="float" office:value="27571" table:style-name="ce6">
            <text:p>27,571<text:s/></text:p>
          </table:table-cell>
          <table:table-cell office:value-type="float" office:value="42045" table:style-name="ce6">
            <text:p>42,045<text:s/></text:p>
          </table:table-cell>
          <table:table-cell office:value-type="float" office:value="41360" table:style-name="ce6">
            <text:p>41,360<text:s/></text:p>
          </table:table-cell>
          <table:table-cell office:value-type="float" office:value="26494" table:style-name="ce6">
            <text:p>26,494<text:s/></text:p>
          </table:table-cell>
          <table:table-cell office:value-type="float" office:value="28993" table:style-name="ce6">
            <text:p>28,993<text:s/></text:p>
          </table:table-cell>
          <table:table-cell office:value-type="float" office:value="66398" table:style-name="ce6">
            <text:p>66,398<text:s/></text:p>
          </table:table-cell>
          <table:table-cell office:value-type="float" office:value="23046" table:style-name="ce6">
            <text:p>23,046<text:s/></text:p>
          </table:table-cell>
          <table:table-cell office:value-type="float" office:value="31968" table:style-name="ce6">
            <text:p>31,968<text:s/></text:p>
          </table:table-cell>
          <table:table-cell office:value-type="float" office:value="34419" table:style-name="ce6">
            <text:p>34,419<text:s/></text:p>
          </table:table-cell>
          <table:table-cell office:value-type="float" office:value="22365" table:style-name="ce6">
            <text:p>22,365<text:s/></text:p>
          </table:table-cell>
          <table:table-cell office:value-type="float" office:value="62030" table:style-name="ce6">
            <text:p>62,030<text:s/></text:p>
          </table:table-cell>
          <table:table-cell office:value-type="float" office:value="20714" table:style-name="ce6">
            <text:p>20,714<text:s/></text:p>
          </table:table-cell>
          <table:table-cell office:value-type="float" office:value="17117" table:style-name="ce6">
            <text:p>17,117<text:s/></text:p>
          </table:table-cell>
          <table:table-cell office:value-type="float" office:value="15541" table:style-name="ce6">
            <text:p>15,541<text:s/></text:p>
          </table:table-cell>
          <table:table-cell office:value-type="float" office:value="17661" table:style-name="ce6">
            <text:p>17,661<text:s/></text:p>
          </table:table-cell>
          <table:table-cell office:value-type="float" office:value="12342" table:style-name="ce6">
            <text:p>12,342<text:s/></text:p>
          </table:table-cell>
          <table:table-cell office:value-type="float" office:value="31071" table:style-name="ce6">
            <text:p>31,071<text:s/></text:p>
          </table:table-cell>
          <table:table-cell office:value-type="float" office:value="19589" table:style-name="ce6">
            <text:p>19,589<text:s/></text:p>
          </table:table-cell>
          <table:table-cell office:value-type="float" office:value="7774" table:style-name="ce6">
            <text:p>7,774<text:s/></text:p>
          </table:table-cell>
          <table:table-cell office:value-type="float" office:value="12815" table:style-name="ce6">
            <text:p>12,815<text:s/></text:p>
          </table:table-cell>
          <table:table-cell office:value-type="float" office:value="41949" table:style-name="ce6">
            <text:p>41,949<text:s/></text:p>
          </table:table-cell>
          <table:table-cell office:value-type="float" office:value="25242" table:style-name="ce6">
            <text:p>25,242<text:s/></text:p>
          </table:table-cell>
          <table:table-cell office:value-type="float" office:value="26145" table:style-name="ce6">
            <text:p>26,145<text:s/></text:p>
          </table:table-cell>
          <table:table-cell office:value-type="float" office:value="24210" table:style-name="ce6">
            <text:p>24,210<text:s/></text:p>
          </table:table-cell>
          <table:table-cell office:value-type="float" office:value="14558" table:style-name="ce6">
            <text:p>14,558<text:s/></text:p>
          </table:table-cell>
          <table:table-cell office:value-type="float" office:value="11611" table:style-name="ce6">
            <text:p>11,611<text:s/></text:p>
          </table:table-cell>
          <table:table-cell office:value-type="float" office:value="4760" table:style-name="ce6">
            <text:p>4,760<text:s/></text:p>
          </table:table-cell>
          <table:table-cell office:value-type="float" office:value="5031" table:style-name="ce6">
            <text:p>5,031<text:s/></text:p>
          </table:table-cell>
          <table:table-cell office:value-type="float" office:value="6360" table:style-name="ce6">
            <text:p>6,360<text:s/></text:p>
          </table:table-cell>
          <table:table-cell office:value-type="float" office:value="10554" table:style-name="ce6">
            <text:p>10,554<text:s/></text:p>
          </table:table-cell>
          <table:table-cell office:value-type="float" office:value="9668" table:style-name="ce6">
            <text:p>9,668<text:s/></text:p>
          </table:table-cell>
          <table:table-cell office:value-type="float" office:value="12242" table:style-name="ce6">
            <text:p>12,242<text:s/></text:p>
          </table:table-cell>
          <table:table-cell office:value-type="float" office:value="18156" table:style-name="ce6">
            <text:p>18,156<text:s/></text:p>
          </table:table-cell>
          <table:table-cell office:value-type="float" office:value="30483" table:style-name="ce6">
            <text:p>30,483<text:s/></text:p>
          </table:table-cell>
          <table:table-cell office:value-type="float" office:value="25663" table:style-name="ce6">
            <text:p>25,663<text:s/></text:p>
          </table:table-cell>
          <table:table-cell office:value-type="float" office:value="13615" table:style-name="ce6">
            <text:p>13,615<text:s/></text:p>
          </table:table-cell>
          <table:table-cell office:value-type="float" office:value="12933" table:style-name="ce6">
            <text:p>12,933<text:s/></text:p>
          </table:table-cell>
          <table:table-cell office:value-type="float" office:value="13083" table:style-name="ce6">
            <text:p>13,083<text:s/></text:p>
          </table:table-cell>
          <table:table-cell office:value-type="float" office:value="12633" table:style-name="ce6">
            <text:p>12,633<text:s/></text:p>
          </table:table-cell>
          <table:table-cell office:value-type="float" office:value="12384" table:style-name="ce6">
            <text:p>12,384<text:s/></text:p>
          </table:table-cell>
          <table:table-cell office:value-type="float" office:value="10529" table:style-name="ce6">
            <text:p>10,529<text:s/></text:p>
          </table:table-cell>
          <table:table-cell office:value-type="float" office:value="9076" table:style-name="ce6">
            <text:p>9,076<text:s/></text:p>
          </table:table-cell>
          <table:table-cell table:number-columns-repeated="16275"/>
        </table:table-row>
        <table:table-row table:style-name="ro2">
          <table:table-cell office:value-type="date" office:date-value="2019-04-23T00:00:00" table:style-name="ce5">
            <text:p>2019/4/23</text:p>
          </table:table-cell>
          <table:table-cell office:value-type="float" office:value="5581" table:style-name="ce6">
            <text:p>5,581<text:s/></text:p>
          </table:table-cell>
          <table:table-cell office:value-type="float" office:value="16057" table:style-name="ce6">
            <text:p>16,057<text:s/></text:p>
          </table:table-cell>
          <table:table-cell office:value-type="float" office:value="45072" table:style-name="ce6">
            <text:p>45,072<text:s/></text:p>
          </table:table-cell>
          <table:table-cell office:value-type="float" office:value="46119" table:style-name="ce6">
            <text:p>46,119<text:s/></text:p>
          </table:table-cell>
          <table:table-cell office:value-type="float" office:value="28669" table:style-name="ce6">
            <text:p>28,669<text:s/></text:p>
          </table:table-cell>
          <table:table-cell office:value-type="float" office:value="16008" table:style-name="ce6">
            <text:p>16,008<text:s/></text:p>
          </table:table-cell>
          <table:table-cell office:value-type="float" office:value="12279" table:style-name="ce6">
            <text:p>12,279<text:s/></text:p>
          </table:table-cell>
          <table:table-cell office:value-type="float" office:value="4096" table:style-name="ce6">
            <text:p>4,096<text:s/></text:p>
          </table:table-cell>
          <table:table-cell office:value-type="float" office:value="3293" table:style-name="ce6">
            <text:p>3,293<text:s/></text:p>
          </table:table-cell>
          <table:table-cell office:value-type="float" office:value="15920" table:style-name="ce6">
            <text:p>15,920<text:s/></text:p>
          </table:table-cell>
          <table:table-cell office:value-type="float" office:value="2191" table:style-name="ce6">
            <text:p>2,191<text:s/></text:p>
          </table:table-cell>
          <table:table-cell office:value-type="float" office:value="5026" table:style-name="ce6">
            <text:p>5,026<text:s/></text:p>
          </table:table-cell>
          <table:table-cell office:value-type="float" office:value="8397" table:style-name="ce6">
            <text:p>8,397<text:s/></text:p>
          </table:table-cell>
          <table:table-cell office:value-type="float" office:value="10798" table:style-name="ce6">
            <text:p>10,798<text:s/></text:p>
          </table:table-cell>
          <table:table-cell office:value-type="float" office:value="11323" table:style-name="ce6">
            <text:p>11,323<text:s/></text:p>
          </table:table-cell>
          <table:table-cell office:value-type="float" office:value="20035" table:style-name="ce6">
            <text:p>20,035<text:s/></text:p>
          </table:table-cell>
          <table:table-cell office:value-type="float" office:value="18549" table:style-name="ce6">
            <text:p>18,549<text:s/></text:p>
          </table:table-cell>
          <table:table-cell office:value-type="float" office:value="5742" table:style-name="ce6">
            <text:p>5,742<text:s/></text:p>
          </table:table-cell>
          <table:table-cell office:value-type="float" office:value="9317" table:style-name="ce6">
            <text:p>9,317<text:s/></text:p>
          </table:table-cell>
          <table:table-cell office:value-type="float" office:value="3310" table:style-name="ce6">
            <text:p>3,310<text:s/></text:p>
          </table:table-cell>
          <table:table-cell office:value-type="float" office:value="9174" table:style-name="ce6">
            <text:p>9,174<text:s/></text:p>
          </table:table-cell>
          <table:table-cell office:value-type="float" office:value="8980" table:style-name="ce6">
            <text:p>8,980<text:s/></text:p>
          </table:table-cell>
          <table:table-cell office:value-type="float" office:value="5594" table:style-name="ce6">
            <text:p>5,594<text:s/></text:p>
          </table:table-cell>
          <table:table-cell office:value-type="float" office:value="30223" table:style-name="ce6">
            <text:p>30,223<text:s/></text:p>
          </table:table-cell>
          <table:table-cell office:value-type="float" office:value="2499" table:style-name="ce6">
            <text:p>2,499<text:s/></text:p>
          </table:table-cell>
          <table:table-cell office:value-type="float" office:value="12295" table:style-name="ce6">
            <text:p>12,295<text:s/></text:p>
          </table:table-cell>
          <table:table-cell office:value-type="float" office:value="12629" table:style-name="ce6">
            <text:p>12,629<text:s/></text:p>
          </table:table-cell>
          <table:table-cell office:value-type="float" office:value="17735" table:style-name="ce6">
            <text:p>17,735<text:s/></text:p>
          </table:table-cell>
          <table:table-cell office:value-type="float" office:value="22165" table:style-name="ce6">
            <text:p>22,165<text:s/></text:p>
          </table:table-cell>
          <table:table-cell office:value-type="float" office:value="18161" table:style-name="ce6">
            <text:p>18,161<text:s/></text:p>
          </table:table-cell>
          <table:table-cell office:value-type="float" office:value="10068" table:style-name="ce6">
            <text:p>10,068<text:s/></text:p>
          </table:table-cell>
          <table:table-cell office:value-type="float" office:value="27951" table:style-name="ce6">
            <text:p>27,951<text:s/></text:p>
          </table:table-cell>
          <table:table-cell office:value-type="float" office:value="18791" table:style-name="ce6">
            <text:p>18,791<text:s/></text:p>
          </table:table-cell>
          <table:table-cell office:value-type="float" office:value="35444" table:style-name="ce6">
            <text:p>35,444<text:s/></text:p>
          </table:table-cell>
          <table:table-cell office:value-type="float" office:value="29857" table:style-name="ce6">
            <text:p>29,857<text:s/></text:p>
          </table:table-cell>
          <table:table-cell office:value-type="float" office:value="12508" table:style-name="ce6">
            <text:p>12,508<text:s/></text:p>
          </table:table-cell>
          <table:table-cell office:value-type="float" office:value="38764" table:style-name="ce6">
            <text:p>38,764<text:s/></text:p>
          </table:table-cell>
          <table:table-cell office:value-type="float" office:value="28559" table:style-name="ce6">
            <text:p>28,559<text:s/></text:p>
          </table:table-cell>
          <table:table-cell office:value-type="float" office:value="26342" table:style-name="ce6">
            <text:p>26,342<text:s/></text:p>
          </table:table-cell>
          <table:table-cell office:value-type="float" office:value="22529" table:style-name="ce6">
            <text:p>22,529<text:s/></text:p>
          </table:table-cell>
          <table:table-cell office:value-type="float" office:value="28319" table:style-name="ce6">
            <text:p>28,319<text:s/></text:p>
          </table:table-cell>
          <table:table-cell office:value-type="float" office:value="137239" table:style-name="ce6">
            <text:p>137,239<text:s/></text:p>
          </table:table-cell>
          <table:table-cell office:value-type="float" office:value="40410" table:style-name="ce6">
            <text:p>40,410<text:s/></text:p>
          </table:table-cell>
          <table:table-cell office:value-type="float" office:value="25831" table:style-name="ce6">
            <text:p>25,831<text:s/></text:p>
          </table:table-cell>
          <table:table-cell office:value-type="float" office:value="25013" table:style-name="ce6">
            <text:p>25,013<text:s/></text:p>
          </table:table-cell>
          <table:table-cell office:value-type="float" office:value="30276" table:style-name="ce6">
            <text:p>30,276<text:s/></text:p>
          </table:table-cell>
          <table:table-cell office:value-type="float" office:value="34653" table:style-name="ce6">
            <text:p>34,653<text:s/></text:p>
          </table:table-cell>
          <table:table-cell office:value-type="float" office:value="30642" table:style-name="ce6">
            <text:p>30,642<text:s/></text:p>
          </table:table-cell>
          <table:table-cell office:value-type="float" office:value="24552" table:style-name="ce6">
            <text:p>24,552<text:s/></text:p>
          </table:table-cell>
          <table:table-cell office:value-type="float" office:value="13607" table:style-name="ce6">
            <text:p>13,607<text:s/></text:p>
          </table:table-cell>
          <table:table-cell office:value-type="float" office:value="33833" table:style-name="ce6">
            <text:p>33,833<text:s/></text:p>
          </table:table-cell>
          <table:table-cell office:value-type="float" office:value="7201" table:style-name="ce6">
            <text:p>7,201<text:s/></text:p>
          </table:table-cell>
          <table:table-cell office:value-type="float" office:value="8725" table:style-name="ce6">
            <text:p>8,725<text:s/></text:p>
          </table:table-cell>
          <table:table-cell office:value-type="float" office:value="20293" table:style-name="ce6">
            <text:p>20,293<text:s/></text:p>
          </table:table-cell>
          <table:table-cell office:value-type="float" office:value="5459" table:style-name="ce6">
            <text:p>5,459<text:s/></text:p>
          </table:table-cell>
          <table:table-cell office:value-type="float" office:value="3807" table:style-name="ce6">
            <text:p>3,807<text:s/></text:p>
          </table:table-cell>
          <table:table-cell office:value-type="float" office:value="3797" table:style-name="ce6">
            <text:p>3,797<text:s/></text:p>
          </table:table-cell>
          <table:table-cell office:value-type="float" office:value="14112" table:style-name="ce6">
            <text:p>14,112<text:s/></text:p>
          </table:table-cell>
          <table:table-cell office:value-type="float" office:value="10199" table:style-name="ce6">
            <text:p>10,199<text:s/></text:p>
          </table:table-cell>
          <table:table-cell office:value-type="float" office:value="10286" table:style-name="ce6">
            <text:p>10,286<text:s/></text:p>
          </table:table-cell>
          <table:table-cell office:value-type="float" office:value="35694" table:style-name="ce6">
            <text:p>35,694<text:s/></text:p>
          </table:table-cell>
          <table:table-cell office:value-type="float" office:value="8453" table:style-name="ce6">
            <text:p>8,453<text:s/></text:p>
          </table:table-cell>
          <table:table-cell office:value-type="float" office:value="14282" table:style-name="ce6">
            <text:p>14,282<text:s/></text:p>
          </table:table-cell>
          <table:table-cell office:value-type="float" office:value="7361" table:style-name="ce6">
            <text:p>7,361<text:s/></text:p>
          </table:table-cell>
          <table:table-cell office:value-type="float" office:value="22993" table:style-name="ce6">
            <text:p>22,993<text:s/></text:p>
          </table:table-cell>
          <table:table-cell office:value-type="float" office:value="25340" table:style-name="ce6">
            <text:p>25,340<text:s/></text:p>
          </table:table-cell>
          <table:table-cell office:value-type="float" office:value="28701" table:style-name="ce6">
            <text:p>28,701<text:s/></text:p>
          </table:table-cell>
          <table:table-cell office:value-type="float" office:value="41981" table:style-name="ce6">
            <text:p>41,981<text:s/></text:p>
          </table:table-cell>
          <table:table-cell office:value-type="float" office:value="42682" table:style-name="ce6">
            <text:p>42,682<text:s/></text:p>
          </table:table-cell>
          <table:table-cell office:value-type="float" office:value="27282" table:style-name="ce6">
            <text:p>27,282<text:s/></text:p>
          </table:table-cell>
          <table:table-cell office:value-type="float" office:value="29948" table:style-name="ce6">
            <text:p>29,948<text:s/></text:p>
          </table:table-cell>
          <table:table-cell office:value-type="float" office:value="68136" table:style-name="ce6">
            <text:p>68,136<text:s/></text:p>
          </table:table-cell>
          <table:table-cell office:value-type="float" office:value="26113" table:style-name="ce6">
            <text:p>26,113<text:s/></text:p>
          </table:table-cell>
          <table:table-cell office:value-type="float" office:value="32769" table:style-name="ce6">
            <text:p>32,769<text:s/></text:p>
          </table:table-cell>
          <table:table-cell office:value-type="float" office:value="35905" table:style-name="ce6">
            <text:p>35,905<text:s/></text:p>
          </table:table-cell>
          <table:table-cell office:value-type="float" office:value="23489" table:style-name="ce6">
            <text:p>23,489<text:s/></text:p>
          </table:table-cell>
          <table:table-cell office:value-type="float" office:value="62186" table:style-name="ce6">
            <text:p>62,186<text:s/></text:p>
          </table:table-cell>
          <table:table-cell office:value-type="float" office:value="21563" table:style-name="ce6">
            <text:p>21,563<text:s/></text:p>
          </table:table-cell>
          <table:table-cell office:value-type="float" office:value="17343" table:style-name="ce6">
            <text:p>17,343<text:s/></text:p>
          </table:table-cell>
          <table:table-cell office:value-type="float" office:value="15441" table:style-name="ce6">
            <text:p>15,441<text:s/></text:p>
          </table:table-cell>
          <table:table-cell office:value-type="float" office:value="17985" table:style-name="ce6">
            <text:p>17,985<text:s/></text:p>
          </table:table-cell>
          <table:table-cell office:value-type="float" office:value="13372" table:style-name="ce6">
            <text:p>13,372<text:s/></text:p>
          </table:table-cell>
          <table:table-cell office:value-type="float" office:value="31172" table:style-name="ce6">
            <text:p>31,172<text:s/></text:p>
          </table:table-cell>
          <table:table-cell office:value-type="float" office:value="20231" table:style-name="ce6">
            <text:p>20,231<text:s/></text:p>
          </table:table-cell>
          <table:table-cell office:value-type="float" office:value="8364" table:style-name="ce6">
            <text:p>8,364<text:s/></text:p>
          </table:table-cell>
          <table:table-cell office:value-type="float" office:value="12882" table:style-name="ce6">
            <text:p>12,882<text:s/></text:p>
          </table:table-cell>
          <table:table-cell office:value-type="float" office:value="42602" table:style-name="ce6">
            <text:p>42,602<text:s/></text:p>
          </table:table-cell>
          <table:table-cell office:value-type="float" office:value="25737" table:style-name="ce6">
            <text:p>25,737<text:s/></text:p>
          </table:table-cell>
          <table:table-cell office:value-type="float" office:value="26471" table:style-name="ce6">
            <text:p>26,471<text:s/></text:p>
          </table:table-cell>
          <table:table-cell office:value-type="float" office:value="25549" table:style-name="ce6">
            <text:p>25,549<text:s/></text:p>
          </table:table-cell>
          <table:table-cell office:value-type="float" office:value="14217" table:style-name="ce6">
            <text:p>14,217<text:s/></text:p>
          </table:table-cell>
          <table:table-cell office:value-type="float" office:value="12149" table:style-name="ce6">
            <text:p>12,149<text:s/></text:p>
          </table:table-cell>
          <table:table-cell office:value-type="float" office:value="4920" table:style-name="ce6">
            <text:p>4,920<text:s/></text:p>
          </table:table-cell>
          <table:table-cell office:value-type="float" office:value="5267" table:style-name="ce6">
            <text:p>5,267<text:s/></text:p>
          </table:table-cell>
          <table:table-cell office:value-type="float" office:value="6538" table:style-name="ce6">
            <text:p>6,538<text:s/></text:p>
          </table:table-cell>
          <table:table-cell office:value-type="float" office:value="10520" table:style-name="ce6">
            <text:p>10,520<text:s/></text:p>
          </table:table-cell>
          <table:table-cell office:value-type="float" office:value="9924" table:style-name="ce6">
            <text:p>9,924<text:s/></text:p>
          </table:table-cell>
          <table:table-cell office:value-type="float" office:value="12633" table:style-name="ce6">
            <text:p>12,633<text:s/></text:p>
          </table:table-cell>
          <table:table-cell office:value-type="float" office:value="18526" table:style-name="ce6">
            <text:p>18,526<text:s/></text:p>
          </table:table-cell>
          <table:table-cell office:value-type="float" office:value="31707" table:style-name="ce6">
            <text:p>31,707<text:s/></text:p>
          </table:table-cell>
          <table:table-cell office:value-type="float" office:value="26755" table:style-name="ce6">
            <text:p>26,755<text:s/></text:p>
          </table:table-cell>
          <table:table-cell office:value-type="float" office:value="13631" table:style-name="ce6">
            <text:p>13,631<text:s/></text:p>
          </table:table-cell>
          <table:table-cell office:value-type="float" office:value="13192" table:style-name="ce6">
            <text:p>13,192<text:s/></text:p>
          </table:table-cell>
          <table:table-cell office:value-type="float" office:value="13142" table:style-name="ce6">
            <text:p>13,142<text:s/></text:p>
          </table:table-cell>
          <table:table-cell office:value-type="float" office:value="12821" table:style-name="ce6">
            <text:p>12,821<text:s/></text:p>
          </table:table-cell>
          <table:table-cell office:value-type="float" office:value="12384" table:style-name="ce6">
            <text:p>12,384<text:s/></text:p>
          </table:table-cell>
          <table:table-cell office:value-type="float" office:value="10615" table:style-name="ce6">
            <text:p>10,615<text:s/></text:p>
          </table:table-cell>
          <table:table-cell office:value-type="float" office:value="9344" table:style-name="ce6">
            <text:p>9,344<text:s/></text:p>
          </table:table-cell>
          <table:table-cell table:number-columns-repeated="16275"/>
        </table:table-row>
        <table:table-row table:style-name="ro2">
          <table:table-cell office:value-type="date" office:date-value="2019-04-24T00:00:00" table:style-name="ce5">
            <text:p>2019/4/24</text:p>
          </table:table-cell>
          <table:table-cell office:value-type="float" office:value="5996" table:style-name="ce6">
            <text:p>5,996<text:s/></text:p>
          </table:table-cell>
          <table:table-cell office:value-type="float" office:value="16557" table:style-name="ce6">
            <text:p>16,557<text:s/></text:p>
          </table:table-cell>
          <table:table-cell office:value-type="float" office:value="46142" table:style-name="ce6">
            <text:p>46,142<text:s/></text:p>
          </table:table-cell>
          <table:table-cell office:value-type="float" office:value="46697" table:style-name="ce6">
            <text:p>46,697<text:s/></text:p>
          </table:table-cell>
          <table:table-cell office:value-type="float" office:value="28794" table:style-name="ce6">
            <text:p>28,794<text:s/></text:p>
          </table:table-cell>
          <table:table-cell office:value-type="float" office:value="16011" table:style-name="ce6">
            <text:p>16,011<text:s/></text:p>
          </table:table-cell>
          <table:table-cell office:value-type="float" office:value="12339" table:style-name="ce6">
            <text:p>12,339<text:s/></text:p>
          </table:table-cell>
          <table:table-cell office:value-type="float" office:value="4236" table:style-name="ce6">
            <text:p>4,236<text:s/></text:p>
          </table:table-cell>
          <table:table-cell office:value-type="float" office:value="3295" table:style-name="ce6">
            <text:p>3,295<text:s/></text:p>
          </table:table-cell>
          <table:table-cell office:value-type="float" office:value="16105" table:style-name="ce6">
            <text:p>16,105<text:s/></text:p>
          </table:table-cell>
          <table:table-cell office:value-type="float" office:value="2230" table:style-name="ce6">
            <text:p>2,230<text:s/></text:p>
          </table:table-cell>
          <table:table-cell office:value-type="float" office:value="5030" table:style-name="ce6">
            <text:p>5,030<text:s/></text:p>
          </table:table-cell>
          <table:table-cell office:value-type="float" office:value="7814" table:style-name="ce6">
            <text:p>7,814<text:s/></text:p>
          </table:table-cell>
          <table:table-cell office:value-type="float" office:value="10732" table:style-name="ce6">
            <text:p>10,732<text:s/></text:p>
          </table:table-cell>
          <table:table-cell office:value-type="float" office:value="13089" table:style-name="ce6">
            <text:p>13,089<text:s/></text:p>
          </table:table-cell>
          <table:table-cell office:value-type="float" office:value="20143" table:style-name="ce6">
            <text:p>20,143<text:s/></text:p>
          </table:table-cell>
          <table:table-cell office:value-type="float" office:value="18950" table:style-name="ce6">
            <text:p>18,950<text:s/></text:p>
          </table:table-cell>
          <table:table-cell office:value-type="float" office:value="5913" table:style-name="ce6">
            <text:p>5,913<text:s/></text:p>
          </table:table-cell>
          <table:table-cell office:value-type="float" office:value="9397" table:style-name="ce6">
            <text:p>9,397<text:s/></text:p>
          </table:table-cell>
          <table:table-cell office:value-type="float" office:value="3367" table:style-name="ce6">
            <text:p>3,367<text:s/></text:p>
          </table:table-cell>
          <table:table-cell office:value-type="float" office:value="9301" table:style-name="ce6">
            <text:p>9,301<text:s/></text:p>
          </table:table-cell>
          <table:table-cell office:value-type="float" office:value="9288" table:style-name="ce6">
            <text:p>9,288<text:s/></text:p>
          </table:table-cell>
          <table:table-cell office:value-type="float" office:value="5635" table:style-name="ce6">
            <text:p>5,635<text:s/></text:p>
          </table:table-cell>
          <table:table-cell office:value-type="float" office:value="35761" table:style-name="ce6">
            <text:p>35,761<text:s/></text:p>
          </table:table-cell>
          <table:table-cell office:value-type="float" office:value="2545" table:style-name="ce6">
            <text:p>2,545<text:s/></text:p>
          </table:table-cell>
          <table:table-cell office:value-type="float" office:value="12900" table:style-name="ce6">
            <text:p>12,900<text:s/></text:p>
          </table:table-cell>
          <table:table-cell office:value-type="float" office:value="12484" table:style-name="ce6">
            <text:p>12,484<text:s/></text:p>
          </table:table-cell>
          <table:table-cell office:value-type="float" office:value="17692" table:style-name="ce6">
            <text:p>17,692<text:s/></text:p>
          </table:table-cell>
          <table:table-cell office:value-type="float" office:value="22345" table:style-name="ce6">
            <text:p>22,345<text:s/></text:p>
          </table:table-cell>
          <table:table-cell office:value-type="float" office:value="18881" table:style-name="ce6">
            <text:p>18,881<text:s/></text:p>
          </table:table-cell>
          <table:table-cell office:value-type="float" office:value="9978" table:style-name="ce6">
            <text:p>9,978<text:s/></text:p>
          </table:table-cell>
          <table:table-cell office:value-type="float" office:value="28726" table:style-name="ce6">
            <text:p>28,726<text:s/></text:p>
          </table:table-cell>
          <table:table-cell office:value-type="float" office:value="18958" table:style-name="ce6">
            <text:p>18,958<text:s/></text:p>
          </table:table-cell>
          <table:table-cell office:value-type="float" office:value="35209" table:style-name="ce6">
            <text:p>35,209<text:s/></text:p>
          </table:table-cell>
          <table:table-cell office:value-type="float" office:value="29085" table:style-name="ce6">
            <text:p>29,085<text:s/></text:p>
          </table:table-cell>
          <table:table-cell office:value-type="float" office:value="12241" table:style-name="ce6">
            <text:p>12,241<text:s/></text:p>
          </table:table-cell>
          <table:table-cell office:value-type="float" office:value="39125" table:style-name="ce6">
            <text:p>39,125<text:s/></text:p>
          </table:table-cell>
          <table:table-cell office:value-type="float" office:value="28681" table:style-name="ce6">
            <text:p>28,681<text:s/></text:p>
          </table:table-cell>
          <table:table-cell office:value-type="float" office:value="26317" table:style-name="ce6">
            <text:p>26,317<text:s/></text:p>
          </table:table-cell>
          <table:table-cell office:value-type="float" office:value="22843" table:style-name="ce6">
            <text:p>22,843<text:s/></text:p>
          </table:table-cell>
          <table:table-cell office:value-type="float" office:value="27924" table:style-name="ce6">
            <text:p>27,924<text:s/></text:p>
          </table:table-cell>
          <table:table-cell office:value-type="float" office:value="141505" table:style-name="ce6">
            <text:p>141,505<text:s/></text:p>
          </table:table-cell>
          <table:table-cell office:value-type="float" office:value="42075" table:style-name="ce6">
            <text:p>42,075<text:s/></text:p>
          </table:table-cell>
          <table:table-cell office:value-type="float" office:value="25680" table:style-name="ce6">
            <text:p>25,680<text:s/></text:p>
          </table:table-cell>
          <table:table-cell office:value-type="float" office:value="25185" table:style-name="ce6">
            <text:p>25,185<text:s/></text:p>
          </table:table-cell>
          <table:table-cell office:value-type="float" office:value="31359" table:style-name="ce6">
            <text:p>31,359<text:s/></text:p>
          </table:table-cell>
          <table:table-cell office:value-type="float" office:value="35320" table:style-name="ce6">
            <text:p>35,320<text:s/></text:p>
          </table:table-cell>
          <table:table-cell office:value-type="float" office:value="30321" table:style-name="ce6">
            <text:p>30,321<text:s/></text:p>
          </table:table-cell>
          <table:table-cell office:value-type="float" office:value="24857" table:style-name="ce6">
            <text:p>24,857<text:s/></text:p>
          </table:table-cell>
          <table:table-cell office:value-type="float" office:value="13681" table:style-name="ce6">
            <text:p>13,681<text:s/></text:p>
          </table:table-cell>
          <table:table-cell office:value-type="float" office:value="34475" table:style-name="ce6">
            <text:p>34,475<text:s/></text:p>
          </table:table-cell>
          <table:table-cell office:value-type="float" office:value="7447" table:style-name="ce6">
            <text:p>7,447<text:s/></text:p>
          </table:table-cell>
          <table:table-cell office:value-type="float" office:value="8537" table:style-name="ce6">
            <text:p>8,537<text:s/></text:p>
          </table:table-cell>
          <table:table-cell office:value-type="float" office:value="20437" table:style-name="ce6">
            <text:p>20,437<text:s/></text:p>
          </table:table-cell>
          <table:table-cell office:value-type="float" office:value="5362" table:style-name="ce6">
            <text:p>5,362<text:s/></text:p>
          </table:table-cell>
          <table:table-cell office:value-type="float" office:value="3860" table:style-name="ce6">
            <text:p>3,860<text:s/></text:p>
          </table:table-cell>
          <table:table-cell office:value-type="float" office:value="3742" table:style-name="ce6">
            <text:p>3,742<text:s/></text:p>
          </table:table-cell>
          <table:table-cell office:value-type="float" office:value="13689" table:style-name="ce6">
            <text:p>13,689<text:s/></text:p>
          </table:table-cell>
          <table:table-cell office:value-type="float" office:value="10295" table:style-name="ce6">
            <text:p>10,295<text:s/></text:p>
          </table:table-cell>
          <table:table-cell office:value-type="float" office:value="10621" table:style-name="ce6">
            <text:p>10,621<text:s/></text:p>
          </table:table-cell>
          <table:table-cell office:value-type="float" office:value="35845" table:style-name="ce6">
            <text:p>35,845<text:s/></text:p>
          </table:table-cell>
          <table:table-cell office:value-type="float" office:value="8436" table:style-name="ce6">
            <text:p>8,436<text:s/></text:p>
          </table:table-cell>
          <table:table-cell office:value-type="float" office:value="14245" table:style-name="ce6">
            <text:p>14,245<text:s/></text:p>
          </table:table-cell>
          <table:table-cell office:value-type="float" office:value="7719" table:style-name="ce6">
            <text:p>7,719<text:s/></text:p>
          </table:table-cell>
          <table:table-cell office:value-type="float" office:value="23011" table:style-name="ce6">
            <text:p>23,011<text:s/></text:p>
          </table:table-cell>
          <table:table-cell office:value-type="float" office:value="25024" table:style-name="ce6">
            <text:p>25,024<text:s/></text:p>
          </table:table-cell>
          <table:table-cell office:value-type="float" office:value="28996" table:style-name="ce6">
            <text:p>28,996<text:s/></text:p>
          </table:table-cell>
          <table:table-cell office:value-type="float" office:value="43794" table:style-name="ce6">
            <text:p>43,794<text:s/></text:p>
          </table:table-cell>
          <table:table-cell office:value-type="float" office:value="42892" table:style-name="ce6">
            <text:p>42,892<text:s/></text:p>
          </table:table-cell>
          <table:table-cell office:value-type="float" office:value="27695" table:style-name="ce6">
            <text:p>27,695<text:s/></text:p>
          </table:table-cell>
          <table:table-cell office:value-type="float" office:value="30196" table:style-name="ce6">
            <text:p>30,196<text:s/></text:p>
          </table:table-cell>
          <table:table-cell office:value-type="float" office:value="74366" table:style-name="ce6">
            <text:p>74,366<text:s/></text:p>
          </table:table-cell>
          <table:table-cell office:value-type="float" office:value="26397" table:style-name="ce6">
            <text:p>26,397<text:s/></text:p>
          </table:table-cell>
          <table:table-cell office:value-type="float" office:value="33854" table:style-name="ce6">
            <text:p>33,854<text:s/></text:p>
          </table:table-cell>
          <table:table-cell office:value-type="float" office:value="36623" table:style-name="ce6">
            <text:p>36,623<text:s/></text:p>
          </table:table-cell>
          <table:table-cell office:value-type="float" office:value="24492" table:style-name="ce6">
            <text:p>24,492<text:s/></text:p>
          </table:table-cell>
          <table:table-cell office:value-type="float" office:value="65206" table:style-name="ce6">
            <text:p>65,206<text:s/></text:p>
          </table:table-cell>
          <table:table-cell office:value-type="float" office:value="21599" table:style-name="ce6">
            <text:p>21,599<text:s/></text:p>
          </table:table-cell>
          <table:table-cell office:value-type="float" office:value="17807" table:style-name="ce6">
            <text:p>17,807<text:s/></text:p>
          </table:table-cell>
          <table:table-cell office:value-type="float" office:value="15339" table:style-name="ce6">
            <text:p>15,339<text:s/></text:p>
          </table:table-cell>
          <table:table-cell office:value-type="float" office:value="19663" table:style-name="ce6">
            <text:p>19,663<text:s/></text:p>
          </table:table-cell>
          <table:table-cell office:value-type="float" office:value="13384" table:style-name="ce6">
            <text:p>13,384<text:s/></text:p>
          </table:table-cell>
          <table:table-cell office:value-type="float" office:value="32493" table:style-name="ce6">
            <text:p>32,493<text:s/></text:p>
          </table:table-cell>
          <table:table-cell office:value-type="float" office:value="20105" table:style-name="ce6">
            <text:p>20,105<text:s/></text:p>
          </table:table-cell>
          <table:table-cell office:value-type="float" office:value="9071" table:style-name="ce6">
            <text:p>9,071<text:s/></text:p>
          </table:table-cell>
          <table:table-cell office:value-type="float" office:value="12961" table:style-name="ce6">
            <text:p>12,961<text:s/></text:p>
          </table:table-cell>
          <table:table-cell office:value-type="float" office:value="44293" table:style-name="ce6">
            <text:p>44,293<text:s/></text:p>
          </table:table-cell>
          <table:table-cell office:value-type="float" office:value="26240" table:style-name="ce6">
            <text:p>26,240<text:s/></text:p>
          </table:table-cell>
          <table:table-cell office:value-type="float" office:value="27003" table:style-name="ce6">
            <text:p>27,003<text:s/></text:p>
          </table:table-cell>
          <table:table-cell office:value-type="float" office:value="25910" table:style-name="ce6">
            <text:p>25,910<text:s/></text:p>
          </table:table-cell>
          <table:table-cell office:value-type="float" office:value="14520" table:style-name="ce6">
            <text:p>14,520<text:s/></text:p>
          </table:table-cell>
          <table:table-cell office:value-type="float" office:value="12192" table:style-name="ce6">
            <text:p>12,192<text:s/></text:p>
          </table:table-cell>
          <table:table-cell office:value-type="float" office:value="5026" table:style-name="ce6">
            <text:p>5,026<text:s/></text:p>
          </table:table-cell>
          <table:table-cell office:value-type="float" office:value="5249" table:style-name="ce6">
            <text:p>5,249<text:s/></text:p>
          </table:table-cell>
          <table:table-cell office:value-type="float" office:value="6609" table:style-name="ce6">
            <text:p>6,609<text:s/></text:p>
          </table:table-cell>
          <table:table-cell office:value-type="float" office:value="10448" table:style-name="ce6">
            <text:p>10,448<text:s/></text:p>
          </table:table-cell>
          <table:table-cell office:value-type="float" office:value="9996" table:style-name="ce6">
            <text:p>9,996<text:s/></text:p>
          </table:table-cell>
          <table:table-cell office:value-type="float" office:value="12599" table:style-name="ce6">
            <text:p>12,599<text:s/></text:p>
          </table:table-cell>
          <table:table-cell office:value-type="float" office:value="18542" table:style-name="ce6">
            <text:p>18,542<text:s/></text:p>
          </table:table-cell>
          <table:table-cell office:value-type="float" office:value="31271" table:style-name="ce6">
            <text:p>31,271<text:s/></text:p>
          </table:table-cell>
          <table:table-cell office:value-type="float" office:value="26954" table:style-name="ce6">
            <text:p>26,954<text:s/></text:p>
          </table:table-cell>
          <table:table-cell office:value-type="float" office:value="13667" table:style-name="ce6">
            <text:p>13,667<text:s/></text:p>
          </table:table-cell>
          <table:table-cell office:value-type="float" office:value="13175" table:style-name="ce6">
            <text:p>13,175<text:s/></text:p>
          </table:table-cell>
          <table:table-cell office:value-type="float" office:value="13181" table:style-name="ce6">
            <text:p>13,181<text:s/></text:p>
          </table:table-cell>
          <table:table-cell office:value-type="float" office:value="12800" table:style-name="ce6">
            <text:p>12,800<text:s/></text:p>
          </table:table-cell>
          <table:table-cell office:value-type="float" office:value="12541" table:style-name="ce6">
            <text:p>12,541<text:s/></text:p>
          </table:table-cell>
          <table:table-cell office:value-type="float" office:value="10670" table:style-name="ce6">
            <text:p>10,670<text:s/></text:p>
          </table:table-cell>
          <table:table-cell office:value-type="float" office:value="9406" table:style-name="ce6">
            <text:p>9,406<text:s/></text:p>
          </table:table-cell>
          <table:table-cell table:number-columns-repeated="16275"/>
        </table:table-row>
        <table:table-row table:style-name="ro2">
          <table:table-cell office:value-type="date" office:date-value="2019-04-25T00:00:00" table:style-name="ce5">
            <text:p>2019/4/25</text:p>
          </table:table-cell>
          <table:table-cell office:value-type="float" office:value="5779" table:style-name="ce6">
            <text:p>5,779<text:s/></text:p>
          </table:table-cell>
          <table:table-cell office:value-type="float" office:value="16168" table:style-name="ce6">
            <text:p>16,168<text:s/></text:p>
          </table:table-cell>
          <table:table-cell office:value-type="float" office:value="46842" table:style-name="ce6">
            <text:p>46,842<text:s/></text:p>
          </table:table-cell>
          <table:table-cell office:value-type="float" office:value="47776" table:style-name="ce6">
            <text:p>47,776<text:s/></text:p>
          </table:table-cell>
          <table:table-cell office:value-type="float" office:value="29524" table:style-name="ce6">
            <text:p>29,524<text:s/></text:p>
          </table:table-cell>
          <table:table-cell office:value-type="float" office:value="16211" table:style-name="ce6">
            <text:p>16,211<text:s/></text:p>
          </table:table-cell>
          <table:table-cell office:value-type="float" office:value="12419" table:style-name="ce6">
            <text:p>12,419<text:s/></text:p>
          </table:table-cell>
          <table:table-cell office:value-type="float" office:value="4046" table:style-name="ce6">
            <text:p>4,046<text:s/></text:p>
          </table:table-cell>
          <table:table-cell office:value-type="float" office:value="3234" table:style-name="ce6">
            <text:p>3,234<text:s/></text:p>
          </table:table-cell>
          <table:table-cell office:value-type="float" office:value="15795" table:style-name="ce6">
            <text:p>15,795<text:s/></text:p>
          </table:table-cell>
          <table:table-cell office:value-type="float" office:value="2272" table:style-name="ce6">
            <text:p>2,272<text:s/></text:p>
          </table:table-cell>
          <table:table-cell office:value-type="float" office:value="4959" table:style-name="ce6">
            <text:p>4,959<text:s/></text:p>
          </table:table-cell>
          <table:table-cell office:value-type="float" office:value="7590" table:style-name="ce6">
            <text:p>7,590<text:s/></text:p>
          </table:table-cell>
          <table:table-cell office:value-type="float" office:value="10922" table:style-name="ce6">
            <text:p>10,922<text:s/></text:p>
          </table:table-cell>
          <table:table-cell office:value-type="float" office:value="13021" table:style-name="ce6">
            <text:p>13,021<text:s/></text:p>
          </table:table-cell>
          <table:table-cell office:value-type="float" office:value="20109" table:style-name="ce6">
            <text:p>20,109<text:s/></text:p>
          </table:table-cell>
          <table:table-cell office:value-type="float" office:value="18601" table:style-name="ce6">
            <text:p>18,601<text:s/></text:p>
          </table:table-cell>
          <table:table-cell office:value-type="float" office:value="6045" table:style-name="ce6">
            <text:p>6,045<text:s/></text:p>
          </table:table-cell>
          <table:table-cell office:value-type="float" office:value="9416" table:style-name="ce6">
            <text:p>9,416<text:s/></text:p>
          </table:table-cell>
          <table:table-cell office:value-type="float" office:value="3347" table:style-name="ce6">
            <text:p>3,347<text:s/></text:p>
          </table:table-cell>
          <table:table-cell office:value-type="float" office:value="9211" table:style-name="ce6">
            <text:p>9,211<text:s/></text:p>
          </table:table-cell>
          <table:table-cell office:value-type="float" office:value="9165" table:style-name="ce6">
            <text:p>9,165<text:s/></text:p>
          </table:table-cell>
          <table:table-cell office:value-type="float" office:value="5517" table:style-name="ce6">
            <text:p>5,517<text:s/></text:p>
          </table:table-cell>
          <table:table-cell office:value-type="float" office:value="37732" table:style-name="ce6">
            <text:p>37,732<text:s/></text:p>
          </table:table-cell>
          <table:table-cell office:value-type="float" office:value="2680" table:style-name="ce6">
            <text:p>2,680<text:s/></text:p>
          </table:table-cell>
          <table:table-cell office:value-type="float" office:value="12647" table:style-name="ce6">
            <text:p>12,647<text:s/></text:p>
          </table:table-cell>
          <table:table-cell office:value-type="float" office:value="12540" table:style-name="ce6">
            <text:p>12,540<text:s/></text:p>
          </table:table-cell>
          <table:table-cell office:value-type="float" office:value="17590" table:style-name="ce6">
            <text:p>17,590<text:s/></text:p>
          </table:table-cell>
          <table:table-cell office:value-type="float" office:value="22473" table:style-name="ce6">
            <text:p>22,473<text:s/></text:p>
          </table:table-cell>
          <table:table-cell office:value-type="float" office:value="18410" table:style-name="ce6">
            <text:p>18,410<text:s/></text:p>
          </table:table-cell>
          <table:table-cell office:value-type="float" office:value="10107" table:style-name="ce6">
            <text:p>10,107<text:s/></text:p>
          </table:table-cell>
          <table:table-cell office:value-type="float" office:value="29280" table:style-name="ce6">
            <text:p>29,280<text:s/></text:p>
          </table:table-cell>
          <table:table-cell office:value-type="float" office:value="18908" table:style-name="ce6">
            <text:p>18,908<text:s/></text:p>
          </table:table-cell>
          <table:table-cell office:value-type="float" office:value="35520" table:style-name="ce6">
            <text:p>35,520<text:s/></text:p>
          </table:table-cell>
          <table:table-cell office:value-type="float" office:value="29565" table:style-name="ce6">
            <text:p>29,565<text:s/></text:p>
          </table:table-cell>
          <table:table-cell office:value-type="float" office:value="12253" table:style-name="ce6">
            <text:p>12,253<text:s/></text:p>
          </table:table-cell>
          <table:table-cell office:value-type="float" office:value="39378" table:style-name="ce6">
            <text:p>39,378<text:s/></text:p>
          </table:table-cell>
          <table:table-cell office:value-type="float" office:value="28790" table:style-name="ce6">
            <text:p>28,790<text:s/></text:p>
          </table:table-cell>
          <table:table-cell office:value-type="float" office:value="26148" table:style-name="ce6">
            <text:p>26,148<text:s/></text:p>
          </table:table-cell>
          <table:table-cell office:value-type="float" office:value="22800" table:style-name="ce6">
            <text:p>22,800<text:s/></text:p>
          </table:table-cell>
          <table:table-cell office:value-type="float" office:value="27419" table:style-name="ce6">
            <text:p>27,419<text:s/></text:p>
          </table:table-cell>
          <table:table-cell office:value-type="float" office:value="145541" table:style-name="ce6">
            <text:p>145,541<text:s/></text:p>
          </table:table-cell>
          <table:table-cell office:value-type="float" office:value="42185" table:style-name="ce6">
            <text:p>42,185<text:s/></text:p>
          </table:table-cell>
          <table:table-cell office:value-type="float" office:value="25082" table:style-name="ce6">
            <text:p>25,082<text:s/></text:p>
          </table:table-cell>
          <table:table-cell office:value-type="float" office:value="25733" table:style-name="ce6">
            <text:p>25,733<text:s/></text:p>
          </table:table-cell>
          <table:table-cell office:value-type="float" office:value="30879" table:style-name="ce6">
            <text:p>30,879<text:s/></text:p>
          </table:table-cell>
          <table:table-cell office:value-type="float" office:value="35529" table:style-name="ce6">
            <text:p>35,529<text:s/></text:p>
          </table:table-cell>
          <table:table-cell office:value-type="float" office:value="30968" table:style-name="ce6">
            <text:p>30,968<text:s/></text:p>
          </table:table-cell>
          <table:table-cell office:value-type="float" office:value="24769" table:style-name="ce6">
            <text:p>24,769<text:s/></text:p>
          </table:table-cell>
          <table:table-cell office:value-type="float" office:value="13609" table:style-name="ce6">
            <text:p>13,609<text:s/></text:p>
          </table:table-cell>
          <table:table-cell office:value-type="float" office:value="34025" table:style-name="ce6">
            <text:p>34,025<text:s/></text:p>
          </table:table-cell>
          <table:table-cell office:value-type="float" office:value="7416" table:style-name="ce6">
            <text:p>7,416<text:s/></text:p>
          </table:table-cell>
          <table:table-cell office:value-type="float" office:value="8819" table:style-name="ce6">
            <text:p>8,819<text:s/></text:p>
          </table:table-cell>
          <table:table-cell office:value-type="float" office:value="20303" table:style-name="ce6">
            <text:p>20,303<text:s/></text:p>
          </table:table-cell>
          <table:table-cell office:value-type="float" office:value="5197" table:style-name="ce6">
            <text:p>5,197<text:s/></text:p>
          </table:table-cell>
          <table:table-cell office:value-type="float" office:value="3773" table:style-name="ce6">
            <text:p>3,773<text:s/></text:p>
          </table:table-cell>
          <table:table-cell office:value-type="float" office:value="3740" table:style-name="ce6">
            <text:p>3,740<text:s/></text:p>
          </table:table-cell>
          <table:table-cell office:value-type="float" office:value="13657" table:style-name="ce6">
            <text:p>13,657<text:s/></text:p>
          </table:table-cell>
          <table:table-cell office:value-type="float" office:value="10327" table:style-name="ce6">
            <text:p>10,327<text:s/></text:p>
          </table:table-cell>
          <table:table-cell office:value-type="float" office:value="10416" table:style-name="ce6">
            <text:p>10,416<text:s/></text:p>
          </table:table-cell>
          <table:table-cell office:value-type="float" office:value="35339" table:style-name="ce6">
            <text:p>35,339<text:s/></text:p>
          </table:table-cell>
          <table:table-cell office:value-type="float" office:value="8467" table:style-name="ce6">
            <text:p>8,467<text:s/></text:p>
          </table:table-cell>
          <table:table-cell office:value-type="float" office:value="14438" table:style-name="ce6">
            <text:p>14,438<text:s/></text:p>
          </table:table-cell>
          <table:table-cell office:value-type="float" office:value="7539" table:style-name="ce6">
            <text:p>7,539<text:s/></text:p>
          </table:table-cell>
          <table:table-cell office:value-type="float" office:value="22866" table:style-name="ce6">
            <text:p>22,866<text:s/></text:p>
          </table:table-cell>
          <table:table-cell office:value-type="float" office:value="24547" table:style-name="ce6">
            <text:p>24,547<text:s/></text:p>
          </table:table-cell>
          <table:table-cell office:value-type="float" office:value="28995" table:style-name="ce6">
            <text:p>28,995<text:s/></text:p>
          </table:table-cell>
          <table:table-cell office:value-type="float" office:value="43719" table:style-name="ce6">
            <text:p>43,719<text:s/></text:p>
          </table:table-cell>
          <table:table-cell office:value-type="float" office:value="42258" table:style-name="ce6">
            <text:p>42,258<text:s/></text:p>
          </table:table-cell>
          <table:table-cell office:value-type="float" office:value="28069" table:style-name="ce6">
            <text:p>28,069<text:s/></text:p>
          </table:table-cell>
          <table:table-cell office:value-type="float" office:value="30130" table:style-name="ce6">
            <text:p>30,130<text:s/></text:p>
          </table:table-cell>
          <table:table-cell office:value-type="float" office:value="73874" table:style-name="ce6">
            <text:p>73,874<text:s/></text:p>
          </table:table-cell>
          <table:table-cell office:value-type="float" office:value="26920" table:style-name="ce6">
            <text:p>26,920<text:s/></text:p>
          </table:table-cell>
          <table:table-cell office:value-type="float" office:value="34576" table:style-name="ce6">
            <text:p>34,576<text:s/></text:p>
          </table:table-cell>
          <table:table-cell office:value-type="float" office:value="37130" table:style-name="ce6">
            <text:p>37,130<text:s/></text:p>
          </table:table-cell>
          <table:table-cell office:value-type="float" office:value="25188" table:style-name="ce6">
            <text:p>25,188<text:s/></text:p>
          </table:table-cell>
          <table:table-cell office:value-type="float" office:value="65137" table:style-name="ce6">
            <text:p>65,137<text:s/></text:p>
          </table:table-cell>
          <table:table-cell office:value-type="float" office:value="21699" table:style-name="ce6">
            <text:p>21,699<text:s/></text:p>
          </table:table-cell>
          <table:table-cell office:value-type="float" office:value="17385" table:style-name="ce6">
            <text:p>17,385<text:s/></text:p>
          </table:table-cell>
          <table:table-cell office:value-type="float" office:value="16107" table:style-name="ce6">
            <text:p>16,107<text:s/></text:p>
          </table:table-cell>
          <table:table-cell office:value-type="float" office:value="20234" table:style-name="ce6">
            <text:p>20,234<text:s/></text:p>
          </table:table-cell>
          <table:table-cell office:value-type="float" office:value="14030" table:style-name="ce6">
            <text:p>14,030<text:s/></text:p>
          </table:table-cell>
          <table:table-cell office:value-type="float" office:value="34019" table:style-name="ce6">
            <text:p>34,019<text:s/></text:p>
          </table:table-cell>
          <table:table-cell office:value-type="float" office:value="20487" table:style-name="ce6">
            <text:p>20,487<text:s/></text:p>
          </table:table-cell>
          <table:table-cell office:value-type="float" office:value="8285" table:style-name="ce6">
            <text:p>8,285<text:s/></text:p>
          </table:table-cell>
          <table:table-cell office:value-type="float" office:value="12777" table:style-name="ce6">
            <text:p>12,777<text:s/></text:p>
          </table:table-cell>
          <table:table-cell office:value-type="float" office:value="44499" table:style-name="ce6">
            <text:p>44,499<text:s/></text:p>
          </table:table-cell>
          <table:table-cell office:value-type="float" office:value="26071" table:style-name="ce6">
            <text:p>26,071<text:s/></text:p>
          </table:table-cell>
          <table:table-cell office:value-type="float" office:value="26975" table:style-name="ce6">
            <text:p>26,975<text:s/></text:p>
          </table:table-cell>
          <table:table-cell office:value-type="float" office:value="25732" table:style-name="ce6">
            <text:p>25,732<text:s/></text:p>
          </table:table-cell>
          <table:table-cell office:value-type="float" office:value="14208" table:style-name="ce6">
            <text:p>14,208<text:s/></text:p>
          </table:table-cell>
          <table:table-cell office:value-type="float" office:value="12048" table:style-name="ce6">
            <text:p>12,048<text:s/></text:p>
          </table:table-cell>
          <table:table-cell office:value-type="float" office:value="5022" table:style-name="ce6">
            <text:p>5,022<text:s/></text:p>
          </table:table-cell>
          <table:table-cell office:value-type="float" office:value="5223" table:style-name="ce6">
            <text:p>5,223<text:s/></text:p>
          </table:table-cell>
          <table:table-cell office:value-type="float" office:value="6754" table:style-name="ce6">
            <text:p>6,754<text:s/></text:p>
          </table:table-cell>
          <table:table-cell office:value-type="float" office:value="10497" table:style-name="ce6">
            <text:p>10,497<text:s/></text:p>
          </table:table-cell>
          <table:table-cell office:value-type="float" office:value="9768" table:style-name="ce6">
            <text:p>9,768<text:s/></text:p>
          </table:table-cell>
          <table:table-cell office:value-type="float" office:value="12589" table:style-name="ce6">
            <text:p>12,589<text:s/></text:p>
          </table:table-cell>
          <table:table-cell office:value-type="float" office:value="18836" table:style-name="ce6">
            <text:p>18,836<text:s/></text:p>
          </table:table-cell>
          <table:table-cell office:value-type="float" office:value="31306" table:style-name="ce6">
            <text:p>31,306<text:s/></text:p>
          </table:table-cell>
          <table:table-cell office:value-type="float" office:value="26842" table:style-name="ce6">
            <text:p>26,842<text:s/></text:p>
          </table:table-cell>
          <table:table-cell office:value-type="float" office:value="13802" table:style-name="ce6">
            <text:p>13,802<text:s/></text:p>
          </table:table-cell>
          <table:table-cell office:value-type="float" office:value="13258" table:style-name="ce6">
            <text:p>13,258<text:s/></text:p>
          </table:table-cell>
          <table:table-cell office:value-type="float" office:value="13033" table:style-name="ce6">
            <text:p>13,033<text:s/></text:p>
          </table:table-cell>
          <table:table-cell office:value-type="float" office:value="12974" table:style-name="ce6">
            <text:p>12,974<text:s/></text:p>
          </table:table-cell>
          <table:table-cell office:value-type="float" office:value="12623" table:style-name="ce6">
            <text:p>12,623<text:s/></text:p>
          </table:table-cell>
          <table:table-cell office:value-type="float" office:value="10502" table:style-name="ce6">
            <text:p>10,502<text:s/></text:p>
          </table:table-cell>
          <table:table-cell office:value-type="float" office:value="9385" table:style-name="ce6">
            <text:p>9,385<text:s/></text:p>
          </table:table-cell>
          <table:table-cell table:number-columns-repeated="16275"/>
        </table:table-row>
        <table:table-row table:style-name="ro2">
          <table:table-cell office:value-type="date" office:date-value="2019-04-26T00:00:00" table:style-name="ce5">
            <text:p>2019/4/26</text:p>
          </table:table-cell>
          <table:table-cell office:value-type="float" office:value="6465" table:style-name="ce6">
            <text:p>6,465<text:s/></text:p>
          </table:table-cell>
          <table:table-cell office:value-type="float" office:value="17071" table:style-name="ce6">
            <text:p>17,071<text:s/></text:p>
          </table:table-cell>
          <table:table-cell office:value-type="float" office:value="48956" table:style-name="ce6">
            <text:p>48,956<text:s/></text:p>
          </table:table-cell>
          <table:table-cell office:value-type="float" office:value="54285" table:style-name="ce6">
            <text:p>54,285<text:s/></text:p>
          </table:table-cell>
          <table:table-cell office:value-type="float" office:value="30647" table:style-name="ce6">
            <text:p>30,647<text:s/></text:p>
          </table:table-cell>
          <table:table-cell office:value-type="float" office:value="17071" table:style-name="ce6">
            <text:p>17,071<text:s/></text:p>
          </table:table-cell>
          <table:table-cell office:value-type="float" office:value="13227" table:style-name="ce6">
            <text:p>13,227<text:s/></text:p>
          </table:table-cell>
          <table:table-cell office:value-type="float" office:value="4077" table:style-name="ce6">
            <text:p>4,077<text:s/></text:p>
          </table:table-cell>
          <table:table-cell office:value-type="float" office:value="3278" table:style-name="ce6">
            <text:p>3,278<text:s/></text:p>
          </table:table-cell>
          <table:table-cell office:value-type="float" office:value="16304" table:style-name="ce6">
            <text:p>16,304<text:s/></text:p>
          </table:table-cell>
          <table:table-cell office:value-type="float" office:value="2395" table:style-name="ce6">
            <text:p>2,395<text:s/></text:p>
          </table:table-cell>
          <table:table-cell office:value-type="float" office:value="4991" table:style-name="ce6">
            <text:p>4,991<text:s/></text:p>
          </table:table-cell>
          <table:table-cell office:value-type="float" office:value="8031" table:style-name="ce6">
            <text:p>8,031<text:s/></text:p>
          </table:table-cell>
          <table:table-cell office:value-type="float" office:value="11218" table:style-name="ce6">
            <text:p>11,218<text:s/></text:p>
          </table:table-cell>
          <table:table-cell office:value-type="float" office:value="14340" table:style-name="ce6">
            <text:p>14,340<text:s/></text:p>
          </table:table-cell>
          <table:table-cell office:value-type="float" office:value="20285" table:style-name="ce6">
            <text:p>20,285<text:s/></text:p>
          </table:table-cell>
          <table:table-cell office:value-type="float" office:value="18924" table:style-name="ce6">
            <text:p>18,924<text:s/></text:p>
          </table:table-cell>
          <table:table-cell office:value-type="float" office:value="6508" table:style-name="ce6">
            <text:p>6,508<text:s/></text:p>
          </table:table-cell>
          <table:table-cell office:value-type="float" office:value="9966" table:style-name="ce6">
            <text:p>9,966<text:s/></text:p>
          </table:table-cell>
          <table:table-cell office:value-type="float" office:value="3585" table:style-name="ce6">
            <text:p>3,585<text:s/></text:p>
          </table:table-cell>
          <table:table-cell office:value-type="float" office:value="9595" table:style-name="ce6">
            <text:p>9,595<text:s/></text:p>
          </table:table-cell>
          <table:table-cell office:value-type="float" office:value="9728" table:style-name="ce6">
            <text:p>9,728<text:s/></text:p>
          </table:table-cell>
          <table:table-cell office:value-type="float" office:value="5685" table:style-name="ce6">
            <text:p>5,685<text:s/></text:p>
          </table:table-cell>
          <table:table-cell office:value-type="float" office:value="38726" table:style-name="ce6">
            <text:p>38,726<text:s/></text:p>
          </table:table-cell>
          <table:table-cell office:value-type="float" office:value="2658" table:style-name="ce6">
            <text:p>2,658<text:s/></text:p>
          </table:table-cell>
          <table:table-cell office:value-type="float" office:value="13869" table:style-name="ce6">
            <text:p>13,869<text:s/></text:p>
          </table:table-cell>
          <table:table-cell office:value-type="float" office:value="13418" table:style-name="ce6">
            <text:p>13,418<text:s/></text:p>
          </table:table-cell>
          <table:table-cell office:value-type="float" office:value="18570" table:style-name="ce6">
            <text:p>18,570<text:s/></text:p>
          </table:table-cell>
          <table:table-cell office:value-type="float" office:value="23665" table:style-name="ce6">
            <text:p>23,665<text:s/></text:p>
          </table:table-cell>
          <table:table-cell office:value-type="float" office:value="19316" table:style-name="ce6">
            <text:p>19,316<text:s/></text:p>
          </table:table-cell>
          <table:table-cell office:value-type="float" office:value="10744" table:style-name="ce6">
            <text:p>10,744<text:s/></text:p>
          </table:table-cell>
          <table:table-cell office:value-type="float" office:value="32087" table:style-name="ce6">
            <text:p>32,087<text:s/></text:p>
          </table:table-cell>
          <table:table-cell office:value-type="float" office:value="21233" table:style-name="ce6">
            <text:p>21,233<text:s/></text:p>
          </table:table-cell>
          <table:table-cell office:value-type="float" office:value="37610" table:style-name="ce6">
            <text:p>37,610<text:s/></text:p>
          </table:table-cell>
          <table:table-cell office:value-type="float" office:value="32374" table:style-name="ce6">
            <text:p>32,374<text:s/></text:p>
          </table:table-cell>
          <table:table-cell office:value-type="float" office:value="12122" table:style-name="ce6">
            <text:p>12,122<text:s/></text:p>
          </table:table-cell>
          <table:table-cell office:value-type="float" office:value="41488" table:style-name="ce6">
            <text:p>41,488<text:s/></text:p>
          </table:table-cell>
          <table:table-cell office:value-type="float" office:value="30106" table:style-name="ce6">
            <text:p>30,106<text:s/></text:p>
          </table:table-cell>
          <table:table-cell office:value-type="float" office:value="27659" table:style-name="ce6">
            <text:p>27,659<text:s/></text:p>
          </table:table-cell>
          <table:table-cell office:value-type="float" office:value="23366" table:style-name="ce6">
            <text:p>23,366<text:s/></text:p>
          </table:table-cell>
          <table:table-cell office:value-type="float" office:value="28347" table:style-name="ce6">
            <text:p>28,347<text:s/></text:p>
          </table:table-cell>
          <table:table-cell office:value-type="float" office:value="185325" table:style-name="ce6">
            <text:p>185,325<text:s/></text:p>
          </table:table-cell>
          <table:table-cell office:value-type="float" office:value="49100" table:style-name="ce6">
            <text:p>49,100<text:s/></text:p>
          </table:table-cell>
          <table:table-cell office:value-type="float" office:value="27179" table:style-name="ce6">
            <text:p>27,179<text:s/></text:p>
          </table:table-cell>
          <table:table-cell office:value-type="float" office:value="26532" table:style-name="ce6">
            <text:p>26,532<text:s/></text:p>
          </table:table-cell>
          <table:table-cell office:value-type="float" office:value="40576" table:style-name="ce6">
            <text:p>40,576<text:s/></text:p>
          </table:table-cell>
          <table:table-cell office:value-type="float" office:value="38323" table:style-name="ce6">
            <text:p>38,323<text:s/></text:p>
          </table:table-cell>
          <table:table-cell office:value-type="float" office:value="33301" table:style-name="ce6">
            <text:p>33,301<text:s/></text:p>
          </table:table-cell>
          <table:table-cell office:value-type="float" office:value="27132" table:style-name="ce6">
            <text:p>27,132<text:s/></text:p>
          </table:table-cell>
          <table:table-cell office:value-type="float" office:value="14013" table:style-name="ce6">
            <text:p>14,013<text:s/></text:p>
          </table:table-cell>
          <table:table-cell office:value-type="float" office:value="35230" table:style-name="ce6">
            <text:p>35,230<text:s/></text:p>
          </table:table-cell>
          <table:table-cell office:value-type="float" office:value="7785" table:style-name="ce6">
            <text:p>7,785<text:s/></text:p>
          </table:table-cell>
          <table:table-cell office:value-type="float" office:value="9095" table:style-name="ce6">
            <text:p>9,095<text:s/></text:p>
          </table:table-cell>
          <table:table-cell office:value-type="float" office:value="21739" table:style-name="ce6">
            <text:p>21,739<text:s/></text:p>
          </table:table-cell>
          <table:table-cell office:value-type="float" office:value="6005" table:style-name="ce6">
            <text:p>6,005<text:s/></text:p>
          </table:table-cell>
          <table:table-cell office:value-type="float" office:value="3816" table:style-name="ce6">
            <text:p>3,816<text:s/></text:p>
          </table:table-cell>
          <table:table-cell office:value-type="float" office:value="3664" table:style-name="ce6">
            <text:p>3,664<text:s/></text:p>
          </table:table-cell>
          <table:table-cell office:value-type="float" office:value="13822" table:style-name="ce6">
            <text:p>13,822<text:s/></text:p>
          </table:table-cell>
          <table:table-cell office:value-type="float" office:value="10636" table:style-name="ce6">
            <text:p>10,636<text:s/></text:p>
          </table:table-cell>
          <table:table-cell office:value-type="float" office:value="11010" table:style-name="ce6">
            <text:p>11,010<text:s/></text:p>
          </table:table-cell>
          <table:table-cell office:value-type="float" office:value="38340" table:style-name="ce6">
            <text:p>38,340<text:s/></text:p>
          </table:table-cell>
          <table:table-cell office:value-type="float" office:value="9150" table:style-name="ce6">
            <text:p>9,150<text:s/></text:p>
          </table:table-cell>
          <table:table-cell office:value-type="float" office:value="16302" table:style-name="ce6">
            <text:p>16,302<text:s/></text:p>
          </table:table-cell>
          <table:table-cell office:value-type="float" office:value="8271" table:style-name="ce6">
            <text:p>8,271<text:s/></text:p>
          </table:table-cell>
          <table:table-cell office:value-type="float" office:value="24612" table:style-name="ce6">
            <text:p>24,612<text:s/></text:p>
          </table:table-cell>
          <table:table-cell office:value-type="float" office:value="25541" table:style-name="ce6">
            <text:p>25,541<text:s/></text:p>
          </table:table-cell>
          <table:table-cell office:value-type="float" office:value="32755" table:style-name="ce6">
            <text:p>32,755<text:s/></text:p>
          </table:table-cell>
          <table:table-cell office:value-type="float" office:value="49895" table:style-name="ce6">
            <text:p>49,895<text:s/></text:p>
          </table:table-cell>
          <table:table-cell office:value-type="float" office:value="44707" table:style-name="ce6">
            <text:p>44,707<text:s/></text:p>
          </table:table-cell>
          <table:table-cell office:value-type="float" office:value="28803" table:style-name="ce6">
            <text:p>28,803<text:s/></text:p>
          </table:table-cell>
          <table:table-cell office:value-type="float" office:value="32402" table:style-name="ce6">
            <text:p>32,402<text:s/></text:p>
          </table:table-cell>
          <table:table-cell office:value-type="float" office:value="85365" table:style-name="ce6">
            <text:p>85,365<text:s/></text:p>
          </table:table-cell>
          <table:table-cell office:value-type="float" office:value="26921" table:style-name="ce6">
            <text:p>26,921<text:s/></text:p>
          </table:table-cell>
          <table:table-cell office:value-type="float" office:value="37661" table:style-name="ce6">
            <text:p>37,661<text:s/></text:p>
          </table:table-cell>
          <table:table-cell office:value-type="float" office:value="41873" table:style-name="ce6">
            <text:p>41,873<text:s/></text:p>
          </table:table-cell>
          <table:table-cell office:value-type="float" office:value="28488" table:style-name="ce6">
            <text:p>28,488<text:s/></text:p>
          </table:table-cell>
          <table:table-cell office:value-type="float" office:value="74501" table:style-name="ce6">
            <text:p>74,501<text:s/></text:p>
          </table:table-cell>
          <table:table-cell office:value-type="float" office:value="22855" table:style-name="ce6">
            <text:p>22,855<text:s/></text:p>
          </table:table-cell>
          <table:table-cell office:value-type="float" office:value="18605" table:style-name="ce6">
            <text:p>18,605<text:s/></text:p>
          </table:table-cell>
          <table:table-cell office:value-type="float" office:value="16488" table:style-name="ce6">
            <text:p>16,488<text:s/></text:p>
          </table:table-cell>
          <table:table-cell office:value-type="float" office:value="23564" table:style-name="ce6">
            <text:p>23,564<text:s/></text:p>
          </table:table-cell>
          <table:table-cell office:value-type="float" office:value="14246" table:style-name="ce6">
            <text:p>14,246<text:s/></text:p>
          </table:table-cell>
          <table:table-cell office:value-type="float" office:value="36812" table:style-name="ce6">
            <text:p>36,812<text:s/></text:p>
          </table:table-cell>
          <table:table-cell office:value-type="float" office:value="22018" table:style-name="ce6">
            <text:p>22,018<text:s/></text:p>
          </table:table-cell>
          <table:table-cell office:value-type="float" office:value="9247" table:style-name="ce6">
            <text:p>9,247<text:s/></text:p>
          </table:table-cell>
          <table:table-cell office:value-type="float" office:value="13813" table:style-name="ce6">
            <text:p>13,813<text:s/></text:p>
          </table:table-cell>
          <table:table-cell office:value-type="float" office:value="45590" table:style-name="ce6">
            <text:p>45,590<text:s/></text:p>
          </table:table-cell>
          <table:table-cell office:value-type="float" office:value="32014" table:style-name="ce6">
            <text:p>32,014<text:s/></text:p>
          </table:table-cell>
          <table:table-cell office:value-type="float" office:value="28777" table:style-name="ce6">
            <text:p>28,777<text:s/></text:p>
          </table:table-cell>
          <table:table-cell office:value-type="float" office:value="28246" table:style-name="ce6">
            <text:p>28,246<text:s/></text:p>
          </table:table-cell>
          <table:table-cell office:value-type="float" office:value="14714" table:style-name="ce6">
            <text:p>14,714<text:s/></text:p>
          </table:table-cell>
          <table:table-cell office:value-type="float" office:value="13359" table:style-name="ce6">
            <text:p>13,359<text:s/></text:p>
          </table:table-cell>
          <table:table-cell office:value-type="float" office:value="5289" table:style-name="ce6">
            <text:p>5,289<text:s/></text:p>
          </table:table-cell>
          <table:table-cell office:value-type="float" office:value="5442" table:style-name="ce6">
            <text:p>5,442<text:s/></text:p>
          </table:table-cell>
          <table:table-cell office:value-type="float" office:value="7270" table:style-name="ce6">
            <text:p>7,270<text:s/></text:p>
          </table:table-cell>
          <table:table-cell office:value-type="float" office:value="10838" table:style-name="ce6">
            <text:p>10,838<text:s/></text:p>
          </table:table-cell>
          <table:table-cell office:value-type="float" office:value="11111" table:style-name="ce6">
            <text:p>11,111<text:s/></text:p>
          </table:table-cell>
          <table:table-cell office:value-type="float" office:value="13192" table:style-name="ce6">
            <text:p>13,192<text:s/></text:p>
          </table:table-cell>
          <table:table-cell office:value-type="float" office:value="20097" table:style-name="ce6">
            <text:p>20,097<text:s/></text:p>
          </table:table-cell>
          <table:table-cell office:value-type="float" office:value="32957" table:style-name="ce6">
            <text:p>32,957<text:s/></text:p>
          </table:table-cell>
          <table:table-cell office:value-type="float" office:value="29113" table:style-name="ce6">
            <text:p>29,113<text:s/></text:p>
          </table:table-cell>
          <table:table-cell office:value-type="float" office:value="14750" table:style-name="ce6">
            <text:p>14,750<text:s/></text:p>
          </table:table-cell>
          <table:table-cell office:value-type="float" office:value="14115" table:style-name="ce6">
            <text:p>14,115<text:s/></text:p>
          </table:table-cell>
          <table:table-cell office:value-type="float" office:value="14434" table:style-name="ce6">
            <text:p>14,434<text:s/></text:p>
          </table:table-cell>
          <table:table-cell office:value-type="float" office:value="13523" table:style-name="ce6">
            <text:p>13,523<text:s/></text:p>
          </table:table-cell>
          <table:table-cell office:value-type="float" office:value="13360" table:style-name="ce6">
            <text:p>13,360<text:s/></text:p>
          </table:table-cell>
          <table:table-cell office:value-type="float" office:value="11074" table:style-name="ce6">
            <text:p>11,074<text:s/></text:p>
          </table:table-cell>
          <table:table-cell office:value-type="float" office:value="9738" table:style-name="ce6">
            <text:p>9,738<text:s/></text:p>
          </table:table-cell>
          <table:table-cell table:number-columns-repeated="16275"/>
        </table:table-row>
        <table:table-row table:style-name="ro2">
          <table:table-cell office:value-type="date" office:date-value="2019-04-27T00:00:00" table:style-name="ce5">
            <text:p>2019/4/27</text:p>
          </table:table-cell>
          <table:table-cell office:value-type="float" office:value="4999" table:style-name="ce6">
            <text:p>4,999<text:s/></text:p>
          </table:table-cell>
          <table:table-cell office:value-type="float" office:value="11523" table:style-name="ce6">
            <text:p>11,523<text:s/></text:p>
          </table:table-cell>
          <table:table-cell office:value-type="float" office:value="29168" table:style-name="ce6">
            <text:p>29,168<text:s/></text:p>
          </table:table-cell>
          <table:table-cell office:value-type="float" office:value="54552" table:style-name="ce6">
            <text:p>54,552<text:s/></text:p>
          </table:table-cell>
          <table:table-cell office:value-type="float" office:value="19510" table:style-name="ce6">
            <text:p>19,510<text:s/></text:p>
          </table:table-cell>
          <table:table-cell office:value-type="float" office:value="12744" table:style-name="ce6">
            <text:p>12,744<text:s/></text:p>
          </table:table-cell>
          <table:table-cell office:value-type="float" office:value="9500" table:style-name="ce6">
            <text:p>9,500<text:s/></text:p>
          </table:table-cell>
          <table:table-cell office:value-type="float" office:value="4079" table:style-name="ce6">
            <text:p>4,079<text:s/></text:p>
          </table:table-cell>
          <table:table-cell office:value-type="float" office:value="2675" table:style-name="ce6">
            <text:p>2,675<text:s/></text:p>
          </table:table-cell>
          <table:table-cell office:value-type="float" office:value="10970" table:style-name="ce6">
            <text:p>10,970<text:s/></text:p>
          </table:table-cell>
          <table:table-cell office:value-type="float" office:value="1832" table:style-name="ce6">
            <text:p>1,832<text:s/></text:p>
          </table:table-cell>
          <table:table-cell office:value-type="float" office:value="4007" table:style-name="ce6">
            <text:p>4,007<text:s/></text:p>
          </table:table-cell>
          <table:table-cell office:value-type="float" office:value="10292" table:style-name="ce6">
            <text:p>10,292<text:s/></text:p>
          </table:table-cell>
          <table:table-cell office:value-type="float" office:value="8897" table:style-name="ce6">
            <text:p>8,897<text:s/></text:p>
          </table:table-cell>
          <table:table-cell office:value-type="float" office:value="17765" table:style-name="ce6">
            <text:p>17,765<text:s/></text:p>
          </table:table-cell>
          <table:table-cell office:value-type="float" office:value="6492" table:style-name="ce6">
            <text:p>6,492<text:s/></text:p>
          </table:table-cell>
          <table:table-cell office:value-type="float" office:value="8357" table:style-name="ce6">
            <text:p>8,357<text:s/></text:p>
          </table:table-cell>
          <table:table-cell office:value-type="float" office:value="5169" table:style-name="ce6">
            <text:p>5,169<text:s/></text:p>
          </table:table-cell>
          <table:table-cell office:value-type="float" office:value="9083" table:style-name="ce6">
            <text:p>9,083<text:s/></text:p>
          </table:table-cell>
          <table:table-cell office:value-type="float" office:value="3327" table:style-name="ce6">
            <text:p>3,327<text:s/></text:p>
          </table:table-cell>
          <table:table-cell office:value-type="float" office:value="6269" table:style-name="ce6">
            <text:p>6,269<text:s/></text:p>
          </table:table-cell>
          <table:table-cell office:value-type="float" office:value="7696" table:style-name="ce6">
            <text:p>7,696<text:s/></text:p>
          </table:table-cell>
          <table:table-cell office:value-type="float" office:value="2528" table:style-name="ce6">
            <text:p>2,528<text:s/></text:p>
          </table:table-cell>
          <table:table-cell office:value-type="float" office:value="24269" table:style-name="ce6">
            <text:p>24,269<text:s/></text:p>
          </table:table-cell>
          <table:table-cell office:value-type="float" office:value="2535" table:style-name="ce6">
            <text:p>2,535<text:s/></text:p>
          </table:table-cell>
          <table:table-cell office:value-type="float" office:value="17325" table:style-name="ce6">
            <text:p>17,325<text:s/></text:p>
          </table:table-cell>
          <table:table-cell office:value-type="float" office:value="10973" table:style-name="ce6">
            <text:p>10,973<text:s/></text:p>
          </table:table-cell>
          <table:table-cell office:value-type="float" office:value="14695" table:style-name="ce6">
            <text:p>14,695<text:s/></text:p>
          </table:table-cell>
          <table:table-cell office:value-type="float" office:value="17607" table:style-name="ce6">
            <text:p>17,607<text:s/></text:p>
          </table:table-cell>
          <table:table-cell office:value-type="float" office:value="16408" table:style-name="ce6">
            <text:p>16,408<text:s/></text:p>
          </table:table-cell>
          <table:table-cell office:value-type="float" office:value="9421" table:style-name="ce6">
            <text:p>9,421<text:s/></text:p>
          </table:table-cell>
          <table:table-cell office:value-type="float" office:value="34979" table:style-name="ce6">
            <text:p>34,979<text:s/></text:p>
          </table:table-cell>
          <table:table-cell office:value-type="float" office:value="19969" table:style-name="ce6">
            <text:p>19,969<text:s/></text:p>
          </table:table-cell>
          <table:table-cell office:value-type="float" office:value="30771" table:style-name="ce6">
            <text:p>30,771<text:s/></text:p>
          </table:table-cell>
          <table:table-cell office:value-type="float" office:value="27229" table:style-name="ce6">
            <text:p>27,229<text:s/></text:p>
          </table:table-cell>
          <table:table-cell office:value-type="float" office:value="6365" table:style-name="ce6">
            <text:p>6,365<text:s/></text:p>
          </table:table-cell>
          <table:table-cell office:value-type="float" office:value="35250" table:style-name="ce6">
            <text:p>35,250<text:s/></text:p>
          </table:table-cell>
          <table:table-cell office:value-type="float" office:value="25004" table:style-name="ce6">
            <text:p>25,004<text:s/></text:p>
          </table:table-cell>
          <table:table-cell office:value-type="float" office:value="21458" table:style-name="ce6">
            <text:p>21,458<text:s/></text:p>
          </table:table-cell>
          <table:table-cell office:value-type="float" office:value="20324" table:style-name="ce6">
            <text:p>20,324<text:s/></text:p>
          </table:table-cell>
          <table:table-cell office:value-type="float" office:value="15672" table:style-name="ce6">
            <text:p>15,672<text:s/></text:p>
          </table:table-cell>
          <table:table-cell office:value-type="float" office:value="180360" table:style-name="ce6">
            <text:p>180,360<text:s/></text:p>
          </table:table-cell>
          <table:table-cell office:value-type="float" office:value="52156" table:style-name="ce6">
            <text:p>52,156<text:s/></text:p>
          </table:table-cell>
          <table:table-cell office:value-type="float" office:value="23091" table:style-name="ce6">
            <text:p>23,091<text:s/></text:p>
          </table:table-cell>
          <table:table-cell office:value-type="float" office:value="20517" table:style-name="ce6">
            <text:p>20,517<text:s/></text:p>
          </table:table-cell>
          <table:table-cell office:value-type="float" office:value="51830" table:style-name="ce6">
            <text:p>51,830<text:s/></text:p>
          </table:table-cell>
          <table:table-cell office:value-type="float" office:value="38959" table:style-name="ce6">
            <text:p>38,959<text:s/></text:p>
          </table:table-cell>
          <table:table-cell office:value-type="float" office:value="31238" table:style-name="ce6">
            <text:p>31,238<text:s/></text:p>
          </table:table-cell>
          <table:table-cell office:value-type="float" office:value="22864" table:style-name="ce6">
            <text:p>22,864<text:s/></text:p>
          </table:table-cell>
          <table:table-cell office:value-type="float" office:value="10085" table:style-name="ce6">
            <text:p>10,085<text:s/></text:p>
          </table:table-cell>
          <table:table-cell office:value-type="float" office:value="28405" table:style-name="ce6">
            <text:p>28,405<text:s/></text:p>
          </table:table-cell>
          <table:table-cell office:value-type="float" office:value="6544" table:style-name="ce6">
            <text:p>6,544<text:s/></text:p>
          </table:table-cell>
          <table:table-cell office:value-type="float" office:value="6382" table:style-name="ce6">
            <text:p>6,382<text:s/></text:p>
          </table:table-cell>
          <table:table-cell office:value-type="float" office:value="18054" table:style-name="ce6">
            <text:p>18,054<text:s/></text:p>
          </table:table-cell>
          <table:table-cell office:value-type="float" office:value="7127" table:style-name="ce6">
            <text:p>7,127<text:s/></text:p>
          </table:table-cell>
          <table:table-cell office:value-type="float" office:value="3500" table:style-name="ce6">
            <text:p>3,500<text:s/></text:p>
          </table:table-cell>
          <table:table-cell office:value-type="float" office:value="2145" table:style-name="ce6">
            <text:p>2,145<text:s/></text:p>
          </table:table-cell>
          <table:table-cell office:value-type="float" office:value="11052" table:style-name="ce6">
            <text:p>11,052<text:s/></text:p>
          </table:table-cell>
          <table:table-cell office:value-type="float" office:value="9316" table:style-name="ce6">
            <text:p>9,316<text:s/></text:p>
          </table:table-cell>
          <table:table-cell office:value-type="float" office:value="10606" table:style-name="ce6">
            <text:p>10,606<text:s/></text:p>
          </table:table-cell>
          <table:table-cell office:value-type="float" office:value="40811" table:style-name="ce6">
            <text:p>40,811<text:s/></text:p>
          </table:table-cell>
          <table:table-cell office:value-type="float" office:value="6981" table:style-name="ce6">
            <text:p>6,981<text:s/></text:p>
          </table:table-cell>
          <table:table-cell office:value-type="float" office:value="14305" table:style-name="ce6">
            <text:p>14,305<text:s/></text:p>
          </table:table-cell>
          <table:table-cell office:value-type="float" office:value="7151" table:style-name="ce6">
            <text:p>7,151<text:s/></text:p>
          </table:table-cell>
          <table:table-cell office:value-type="float" office:value="19395" table:style-name="ce6">
            <text:p>19,395<text:s/></text:p>
          </table:table-cell>
          <table:table-cell office:value-type="float" office:value="18204" table:style-name="ce6">
            <text:p>18,204<text:s/></text:p>
          </table:table-cell>
          <table:table-cell office:value-type="float" office:value="32765" table:style-name="ce6">
            <text:p>32,765<text:s/></text:p>
          </table:table-cell>
          <table:table-cell office:value-type="float" office:value="46160" table:style-name="ce6">
            <text:p>46,160<text:s/></text:p>
          </table:table-cell>
          <table:table-cell office:value-type="float" office:value="36343" table:style-name="ce6">
            <text:p>36,343<text:s/></text:p>
          </table:table-cell>
          <table:table-cell office:value-type="float" office:value="24499" table:style-name="ce6">
            <text:p>24,499<text:s/></text:p>
          </table:table-cell>
          <table:table-cell office:value-type="float" office:value="32902" table:style-name="ce6">
            <text:p>32,902<text:s/></text:p>
          </table:table-cell>
          <table:table-cell office:value-type="float" office:value="101570" table:style-name="ce6">
            <text:p>101,570<text:s/></text:p>
          </table:table-cell>
          <table:table-cell office:value-type="float" office:value="18718" table:style-name="ce6">
            <text:p>18,718<text:s/></text:p>
          </table:table-cell>
          <table:table-cell office:value-type="float" office:value="37045" table:style-name="ce6">
            <text:p>37,045<text:s/></text:p>
          </table:table-cell>
          <table:table-cell office:value-type="float" office:value="37828" table:style-name="ce6">
            <text:p>37,828<text:s/></text:p>
          </table:table-cell>
          <table:table-cell office:value-type="float" office:value="25926" table:style-name="ce6">
            <text:p>25,926<text:s/></text:p>
          </table:table-cell>
          <table:table-cell office:value-type="float" office:value="61826" table:style-name="ce6">
            <text:p>61,826<text:s/></text:p>
          </table:table-cell>
          <table:table-cell office:value-type="float" office:value="16561" table:style-name="ce6">
            <text:p>16,561<text:s/></text:p>
          </table:table-cell>
          <table:table-cell office:value-type="float" office:value="16765" table:style-name="ce6">
            <text:p>16,765<text:s/></text:p>
          </table:table-cell>
          <table:table-cell office:value-type="float" office:value="10679" table:style-name="ce6">
            <text:p>10,679<text:s/></text:p>
          </table:table-cell>
          <table:table-cell office:value-type="float" office:value="18256" table:style-name="ce6">
            <text:p>18,256<text:s/></text:p>
          </table:table-cell>
          <table:table-cell office:value-type="float" office:value="10867" table:style-name="ce6">
            <text:p>10,867<text:s/></text:p>
          </table:table-cell>
          <table:table-cell office:value-type="float" office:value="36536" table:style-name="ce6">
            <text:p>36,536<text:s/></text:p>
          </table:table-cell>
          <table:table-cell office:value-type="float" office:value="15631" table:style-name="ce6">
            <text:p>15,631<text:s/></text:p>
          </table:table-cell>
          <table:table-cell office:value-type="float" office:value="12117" table:style-name="ce6">
            <text:p>12,117<text:s/></text:p>
          </table:table-cell>
          <table:table-cell office:value-type="float" office:value="12911" table:style-name="ce6">
            <text:p>12,911<text:s/></text:p>
          </table:table-cell>
          <table:table-cell office:value-type="float" office:value="24160" table:style-name="ce6">
            <text:p>24,160<text:s/></text:p>
          </table:table-cell>
          <table:table-cell office:value-type="float" office:value="21642" table:style-name="ce6">
            <text:p>21,642<text:s/></text:p>
          </table:table-cell>
          <table:table-cell office:value-type="float" office:value="19571" table:style-name="ce6">
            <text:p>19,571<text:s/></text:p>
          </table:table-cell>
          <table:table-cell office:value-type="float" office:value="23812" table:style-name="ce6">
            <text:p>23,812<text:s/></text:p>
          </table:table-cell>
          <table:table-cell office:value-type="float" office:value="10098" table:style-name="ce6">
            <text:p>10,098<text:s/></text:p>
          </table:table-cell>
          <table:table-cell office:value-type="float" office:value="11411" table:style-name="ce6">
            <text:p>11,411<text:s/></text:p>
          </table:table-cell>
          <table:table-cell office:value-type="float" office:value="4391" table:style-name="ce6">
            <text:p>4,391<text:s/></text:p>
          </table:table-cell>
          <table:table-cell office:value-type="float" office:value="2530" table:style-name="ce6">
            <text:p>2,530<text:s/></text:p>
          </table:table-cell>
          <table:table-cell office:value-type="float" office:value="6731" table:style-name="ce6">
            <text:p>6,731<text:s/></text:p>
          </table:table-cell>
          <table:table-cell office:value-type="float" office:value="8590" table:style-name="ce6">
            <text:p>8,590<text:s/></text:p>
          </table:table-cell>
          <table:table-cell office:value-type="float" office:value="10530" table:style-name="ce6">
            <text:p>10,530<text:s/></text:p>
          </table:table-cell>
          <table:table-cell office:value-type="float" office:value="11866" table:style-name="ce6">
            <text:p>11,866<text:s/></text:p>
          </table:table-cell>
          <table:table-cell office:value-type="float" office:value="15160" table:style-name="ce6">
            <text:p>15,160<text:s/></text:p>
          </table:table-cell>
          <table:table-cell office:value-type="float" office:value="22942" table:style-name="ce6">
            <text:p>22,942<text:s/></text:p>
          </table:table-cell>
          <table:table-cell office:value-type="float" office:value="26794" table:style-name="ce6">
            <text:p>26,794<text:s/></text:p>
          </table:table-cell>
          <table:table-cell office:value-type="float" office:value="11869" table:style-name="ce6">
            <text:p>11,869<text:s/></text:p>
          </table:table-cell>
          <table:table-cell office:value-type="float" office:value="11277" table:style-name="ce6">
            <text:p>11,277<text:s/></text:p>
          </table:table-cell>
          <table:table-cell office:value-type="float" office:value="11984" table:style-name="ce6">
            <text:p>11,984<text:s/></text:p>
          </table:table-cell>
          <table:table-cell office:value-type="float" office:value="10789" table:style-name="ce6">
            <text:p>10,789<text:s/></text:p>
          </table:table-cell>
          <table:table-cell office:value-type="float" office:value="11408" table:style-name="ce6">
            <text:p>11,408<text:s/></text:p>
          </table:table-cell>
          <table:table-cell office:value-type="float" office:value="8604" table:style-name="ce6">
            <text:p>8,604<text:s/></text:p>
          </table:table-cell>
          <table:table-cell office:value-type="float" office:value="8264" table:style-name="ce6">
            <text:p>8,264<text:s/></text:p>
          </table:table-cell>
          <table:table-cell table:number-columns-repeated="16275"/>
        </table:table-row>
        <table:table-row table:style-name="ro2">
          <table:table-cell office:value-type="date" office:date-value="2019-04-28T00:00:00" table:style-name="ce5">
            <text:p>2019/4/28</text:p>
          </table:table-cell>
          <table:table-cell office:value-type="float" office:value="4723" table:style-name="ce6">
            <text:p>4,723<text:s/></text:p>
          </table:table-cell>
          <table:table-cell office:value-type="float" office:value="9278" table:style-name="ce6">
            <text:p>9,278<text:s/></text:p>
          </table:table-cell>
          <table:table-cell office:value-type="float" office:value="22736" table:style-name="ce6">
            <text:p>22,736<text:s/></text:p>
          </table:table-cell>
          <table:table-cell office:value-type="float" office:value="43320" table:style-name="ce6">
            <text:p>43,320<text:s/></text:p>
          </table:table-cell>
          <table:table-cell office:value-type="float" office:value="15803" table:style-name="ce6">
            <text:p>15,803<text:s/></text:p>
          </table:table-cell>
          <table:table-cell office:value-type="float" office:value="10218" table:style-name="ce6">
            <text:p>10,218<text:s/></text:p>
          </table:table-cell>
          <table:table-cell office:value-type="float" office:value="7710" table:style-name="ce6">
            <text:p>7,710<text:s/></text:p>
          </table:table-cell>
          <table:table-cell office:value-type="float" office:value="3698" table:style-name="ce6">
            <text:p>3,698<text:s/></text:p>
          </table:table-cell>
          <table:table-cell office:value-type="float" office:value="2299" table:style-name="ce6">
            <text:p>2,299<text:s/></text:p>
          </table:table-cell>
          <table:table-cell office:value-type="float" office:value="9858" table:style-name="ce6">
            <text:p>9,858<text:s/></text:p>
          </table:table-cell>
          <table:table-cell office:value-type="float" office:value="1509" table:style-name="ce6">
            <text:p>1,509<text:s/></text:p>
          </table:table-cell>
          <table:table-cell office:value-type="float" office:value="3069" table:style-name="ce6">
            <text:p>3,069<text:s/></text:p>
          </table:table-cell>
          <table:table-cell office:value-type="float" office:value="10712" table:style-name="ce6">
            <text:p>10,712<text:s/></text:p>
          </table:table-cell>
          <table:table-cell office:value-type="float" office:value="7093" table:style-name="ce6">
            <text:p>7,093<text:s/></text:p>
          </table:table-cell>
          <table:table-cell office:value-type="float" office:value="12339" table:style-name="ce6">
            <text:p>12,339<text:s/></text:p>
          </table:table-cell>
          <table:table-cell office:value-type="float" office:value="5665" table:style-name="ce6">
            <text:p>5,665<text:s/></text:p>
          </table:table-cell>
          <table:table-cell office:value-type="float" office:value="6709" table:style-name="ce6">
            <text:p>6,709<text:s/></text:p>
          </table:table-cell>
          <table:table-cell office:value-type="float" office:value="4042" table:style-name="ce6">
            <text:p>4,042<text:s/></text:p>
          </table:table-cell>
          <table:table-cell office:value-type="float" office:value="7593" table:style-name="ce6">
            <text:p>7,593<text:s/></text:p>
          </table:table-cell>
          <table:table-cell office:value-type="float" office:value="4273" table:style-name="ce6">
            <text:p>4,273<text:s/></text:p>
          </table:table-cell>
          <table:table-cell office:value-type="float" office:value="5517" table:style-name="ce6">
            <text:p>5,517<text:s/></text:p>
          </table:table-cell>
          <table:table-cell office:value-type="float" office:value="6386" table:style-name="ce6">
            <text:p>6,386<text:s/></text:p>
          </table:table-cell>
          <table:table-cell office:value-type="float" office:value="2460" table:style-name="ce6">
            <text:p>2,460<text:s/></text:p>
          </table:table-cell>
          <table:table-cell office:value-type="float" office:value="16830" table:style-name="ce6">
            <text:p>16,830<text:s/></text:p>
          </table:table-cell>
          <table:table-cell office:value-type="float" office:value="2384" table:style-name="ce6">
            <text:p>2,384<text:s/></text:p>
          </table:table-cell>
          <table:table-cell office:value-type="float" office:value="15399" table:style-name="ce6">
            <text:p>15,399<text:s/></text:p>
          </table:table-cell>
          <table:table-cell office:value-type="float" office:value="9844" table:style-name="ce6">
            <text:p>9,844<text:s/></text:p>
          </table:table-cell>
          <table:table-cell office:value-type="float" office:value="13027" table:style-name="ce6">
            <text:p>13,027<text:s/></text:p>
          </table:table-cell>
          <table:table-cell office:value-type="float" office:value="14198" table:style-name="ce6">
            <text:p>14,198<text:s/></text:p>
          </table:table-cell>
          <table:table-cell office:value-type="float" office:value="15354" table:style-name="ce6">
            <text:p>15,354<text:s/></text:p>
          </table:table-cell>
          <table:table-cell office:value-type="float" office:value="8204" table:style-name="ce6">
            <text:p>8,204<text:s/></text:p>
          </table:table-cell>
          <table:table-cell office:value-type="float" office:value="32546" table:style-name="ce6">
            <text:p>32,546<text:s/></text:p>
          </table:table-cell>
          <table:table-cell office:value-type="float" office:value="16789" table:style-name="ce6">
            <text:p>16,789<text:s/></text:p>
          </table:table-cell>
          <table:table-cell office:value-type="float" office:value="24461" table:style-name="ce6">
            <text:p>24,461<text:s/></text:p>
          </table:table-cell>
          <table:table-cell office:value-type="float" office:value="25179" table:style-name="ce6">
            <text:p>25,179<text:s/></text:p>
          </table:table-cell>
          <table:table-cell office:value-type="float" office:value="5155" table:style-name="ce6">
            <text:p>5,155<text:s/></text:p>
          </table:table-cell>
          <table:table-cell office:value-type="float" office:value="29757" table:style-name="ce6">
            <text:p>29,757<text:s/></text:p>
          </table:table-cell>
          <table:table-cell office:value-type="float" office:value="20848" table:style-name="ce6">
            <text:p>20,848<text:s/></text:p>
          </table:table-cell>
          <table:table-cell office:value-type="float" office:value="18265" table:style-name="ce6">
            <text:p>18,265<text:s/></text:p>
          </table:table-cell>
          <table:table-cell office:value-type="float" office:value="17091" table:style-name="ce6">
            <text:p>17,091<text:s/></text:p>
          </table:table-cell>
          <table:table-cell office:value-type="float" office:value="12478" table:style-name="ce6">
            <text:p>12,478<text:s/></text:p>
          </table:table-cell>
          <table:table-cell office:value-type="float" office:value="169356" table:style-name="ce6">
            <text:p>169,356<text:s/></text:p>
          </table:table-cell>
          <table:table-cell office:value-type="float" office:value="44062" table:style-name="ce6">
            <text:p>44,062<text:s/></text:p>
          </table:table-cell>
          <table:table-cell office:value-type="float" office:value="17194" table:style-name="ce6">
            <text:p>17,194<text:s/></text:p>
          </table:table-cell>
          <table:table-cell office:value-type="float" office:value="19286" table:style-name="ce6">
            <text:p>19,286<text:s/></text:p>
          </table:table-cell>
          <table:table-cell office:value-type="float" office:value="43519" table:style-name="ce6">
            <text:p>43,519<text:s/></text:p>
          </table:table-cell>
          <table:table-cell office:value-type="float" office:value="33798" table:style-name="ce6">
            <text:p>33,798<text:s/></text:p>
          </table:table-cell>
          <table:table-cell office:value-type="float" office:value="26908" table:style-name="ce6">
            <text:p>26,908<text:s/></text:p>
          </table:table-cell>
          <table:table-cell office:value-type="float" office:value="21923" table:style-name="ce6">
            <text:p>21,923<text:s/></text:p>
          </table:table-cell>
          <table:table-cell office:value-type="float" office:value="8210" table:style-name="ce6">
            <text:p>8,210<text:s/></text:p>
          </table:table-cell>
          <table:table-cell office:value-type="float" office:value="24310" table:style-name="ce6">
            <text:p>24,310<text:s/></text:p>
          </table:table-cell>
          <table:table-cell office:value-type="float" office:value="5974" table:style-name="ce6">
            <text:p>5,974<text:s/></text:p>
          </table:table-cell>
          <table:table-cell office:value-type="float" office:value="5220" table:style-name="ce6">
            <text:p>5,220<text:s/></text:p>
          </table:table-cell>
          <table:table-cell office:value-type="float" office:value="16532" table:style-name="ce6">
            <text:p>16,532<text:s/></text:p>
          </table:table-cell>
          <table:table-cell office:value-type="float" office:value="7508" table:style-name="ce6">
            <text:p>7,508<text:s/></text:p>
          </table:table-cell>
          <table:table-cell office:value-type="float" office:value="2891" table:style-name="ce6">
            <text:p>2,891<text:s/></text:p>
          </table:table-cell>
          <table:table-cell office:value-type="float" office:value="1814" table:style-name="ce6">
            <text:p>1,814<text:s/></text:p>
          </table:table-cell>
          <table:table-cell office:value-type="float" office:value="8958" table:style-name="ce6">
            <text:p>8,958<text:s/></text:p>
          </table:table-cell>
          <table:table-cell office:value-type="float" office:value="8158" table:style-name="ce6">
            <text:p>8,158<text:s/></text:p>
          </table:table-cell>
          <table:table-cell office:value-type="float" office:value="9987" table:style-name="ce6">
            <text:p>9,987<text:s/></text:p>
          </table:table-cell>
          <table:table-cell office:value-type="float" office:value="43180" table:style-name="ce6">
            <text:p>43,180<text:s/></text:p>
          </table:table-cell>
          <table:table-cell office:value-type="float" office:value="6352" table:style-name="ce6">
            <text:p>6,352<text:s/></text:p>
          </table:table-cell>
          <table:table-cell office:value-type="float" office:value="12442" table:style-name="ce6">
            <text:p>12,442<text:s/></text:p>
          </table:table-cell>
          <table:table-cell office:value-type="float" office:value="5609" table:style-name="ce6">
            <text:p>5,609<text:s/></text:p>
          </table:table-cell>
          <table:table-cell office:value-type="float" office:value="16546" table:style-name="ce6">
            <text:p>16,546<text:s/></text:p>
          </table:table-cell>
          <table:table-cell office:value-type="float" office:value="14832" table:style-name="ce6">
            <text:p>14,832<text:s/></text:p>
          </table:table-cell>
          <table:table-cell office:value-type="float" office:value="25387" table:style-name="ce6">
            <text:p>25,387<text:s/></text:p>
          </table:table-cell>
          <table:table-cell office:value-type="float" office:value="41562" table:style-name="ce6">
            <text:p>41,562<text:s/></text:p>
          </table:table-cell>
          <table:table-cell office:value-type="float" office:value="29866" table:style-name="ce6">
            <text:p>29,866<text:s/></text:p>
          </table:table-cell>
          <table:table-cell office:value-type="float" office:value="20008" table:style-name="ce6">
            <text:p>20,008<text:s/></text:p>
          </table:table-cell>
          <table:table-cell office:value-type="float" office:value="29703" table:style-name="ce6">
            <text:p>29,703<text:s/></text:p>
          </table:table-cell>
          <table:table-cell office:value-type="float" office:value="84225" table:style-name="ce6">
            <text:p>84,225<text:s/></text:p>
          </table:table-cell>
          <table:table-cell office:value-type="float" office:value="15128" table:style-name="ce6">
            <text:p>15,128<text:s/></text:p>
          </table:table-cell>
          <table:table-cell office:value-type="float" office:value="29239" table:style-name="ce6">
            <text:p>29,239<text:s/></text:p>
          </table:table-cell>
          <table:table-cell office:value-type="float" office:value="27710" table:style-name="ce6">
            <text:p>27,710<text:s/></text:p>
          </table:table-cell>
          <table:table-cell office:value-type="float" office:value="21482" table:style-name="ce6">
            <text:p>21,482<text:s/></text:p>
          </table:table-cell>
          <table:table-cell office:value-type="float" office:value="51257" table:style-name="ce6">
            <text:p>51,257<text:s/></text:p>
          </table:table-cell>
          <table:table-cell office:value-type="float" office:value="14096" table:style-name="ce6">
            <text:p>14,096<text:s/></text:p>
          </table:table-cell>
          <table:table-cell office:value-type="float" office:value="14505" table:style-name="ce6">
            <text:p>14,505<text:s/></text:p>
          </table:table-cell>
          <table:table-cell office:value-type="float" office:value="8723" table:style-name="ce6">
            <text:p>8,723<text:s/></text:p>
          </table:table-cell>
          <table:table-cell office:value-type="float" office:value="14429" table:style-name="ce6">
            <text:p>14,429<text:s/></text:p>
          </table:table-cell>
          <table:table-cell office:value-type="float" office:value="10080" table:style-name="ce6">
            <text:p>10,080<text:s/></text:p>
          </table:table-cell>
          <table:table-cell office:value-type="float" office:value="31012" table:style-name="ce6">
            <text:p>31,012<text:s/></text:p>
          </table:table-cell>
          <table:table-cell office:value-type="float" office:value="12083" table:style-name="ce6">
            <text:p>12,083<text:s/></text:p>
          </table:table-cell>
          <table:table-cell office:value-type="float" office:value="10459" table:style-name="ce6">
            <text:p>10,459<text:s/></text:p>
          </table:table-cell>
          <table:table-cell office:value-type="float" office:value="10573" table:style-name="ce6">
            <text:p>10,573<text:s/></text:p>
          </table:table-cell>
          <table:table-cell office:value-type="float" office:value="18738" table:style-name="ce6">
            <text:p>18,738<text:s/></text:p>
          </table:table-cell>
          <table:table-cell office:value-type="float" office:value="19068" table:style-name="ce6">
            <text:p>19,068<text:s/></text:p>
          </table:table-cell>
          <table:table-cell office:value-type="float" office:value="15836" table:style-name="ce6">
            <text:p>15,836<text:s/></text:p>
          </table:table-cell>
          <table:table-cell office:value-type="float" office:value="20982" table:style-name="ce6">
            <text:p>20,982<text:s/></text:p>
          </table:table-cell>
          <table:table-cell office:value-type="float" office:value="8295" table:style-name="ce6">
            <text:p>8,295<text:s/></text:p>
          </table:table-cell>
          <table:table-cell office:value-type="float" office:value="8784" table:style-name="ce6">
            <text:p>8,784<text:s/></text:p>
          </table:table-cell>
          <table:table-cell office:value-type="float" office:value="3653" table:style-name="ce6">
            <text:p>3,653<text:s/></text:p>
          </table:table-cell>
          <table:table-cell office:value-type="float" office:value="2347" table:style-name="ce6">
            <text:p>2,347<text:s/></text:p>
          </table:table-cell>
          <table:table-cell office:value-type="float" office:value="5820" table:style-name="ce6">
            <text:p>5,820<text:s/></text:p>
          </table:table-cell>
          <table:table-cell office:value-type="float" office:value="6862" table:style-name="ce6">
            <text:p>6,862<text:s/></text:p>
          </table:table-cell>
          <table:table-cell office:value-type="float" office:value="8246" table:style-name="ce6">
            <text:p>8,246<text:s/></text:p>
          </table:table-cell>
          <table:table-cell office:value-type="float" office:value="9804" table:style-name="ce6">
            <text:p>9,804<text:s/></text:p>
          </table:table-cell>
          <table:table-cell office:value-type="float" office:value="12656" table:style-name="ce6">
            <text:p>12,656<text:s/></text:p>
          </table:table-cell>
          <table:table-cell office:value-type="float" office:value="20470" table:style-name="ce6">
            <text:p>20,470<text:s/></text:p>
          </table:table-cell>
          <table:table-cell office:value-type="float" office:value="25105" table:style-name="ce6">
            <text:p>25,105<text:s/></text:p>
          </table:table-cell>
          <table:table-cell office:value-type="float" office:value="10242" table:style-name="ce6">
            <text:p>10,242<text:s/></text:p>
          </table:table-cell>
          <table:table-cell office:value-type="float" office:value="9533" table:style-name="ce6">
            <text:p>9,533<text:s/></text:p>
          </table:table-cell>
          <table:table-cell office:value-type="float" office:value="9709" table:style-name="ce6">
            <text:p>9,709<text:s/></text:p>
          </table:table-cell>
          <table:table-cell office:value-type="float" office:value="9345" table:style-name="ce6">
            <text:p>9,345<text:s/></text:p>
          </table:table-cell>
          <table:table-cell office:value-type="float" office:value="9589" table:style-name="ce6">
            <text:p>9,589<text:s/></text:p>
          </table:table-cell>
          <table:table-cell office:value-type="float" office:value="7242" table:style-name="ce6">
            <text:p>7,242<text:s/></text:p>
          </table:table-cell>
          <table:table-cell office:value-type="float" office:value="6987" table:style-name="ce6">
            <text:p>6,987<text:s/></text:p>
          </table:table-cell>
          <table:table-cell table:number-columns-repeated="16275"/>
        </table:table-row>
        <table:table-row table:style-name="ro2">
          <table:table-cell office:value-type="date" office:date-value="2019-04-29T00:00:00" table:style-name="ce5">
            <text:p>2019/4/29</text:p>
          </table:table-cell>
          <table:table-cell office:value-type="float" office:value="5803" table:style-name="ce6">
            <text:p>5,803<text:s/></text:p>
          </table:table-cell>
          <table:table-cell office:value-type="float" office:value="15874" table:style-name="ce6">
            <text:p>15,874<text:s/></text:p>
          </table:table-cell>
          <table:table-cell office:value-type="float" office:value="44378" table:style-name="ce6">
            <text:p>44,378<text:s/></text:p>
          </table:table-cell>
          <table:table-cell office:value-type="float" office:value="45210" table:style-name="ce6">
            <text:p>45,210<text:s/></text:p>
          </table:table-cell>
          <table:table-cell office:value-type="float" office:value="27787" table:style-name="ce6">
            <text:p>27,787<text:s/></text:p>
          </table:table-cell>
          <table:table-cell office:value-type="float" office:value="15409" table:style-name="ce6">
            <text:p>15,409<text:s/></text:p>
          </table:table-cell>
          <table:table-cell office:value-type="float" office:value="12120" table:style-name="ce6">
            <text:p>12,120<text:s/></text:p>
          </table:table-cell>
          <table:table-cell office:value-type="float" office:value="3902" table:style-name="ce6">
            <text:p>3,902<text:s/></text:p>
          </table:table-cell>
          <table:table-cell office:value-type="float" office:value="3099" table:style-name="ce6">
            <text:p>3,099<text:s/></text:p>
          </table:table-cell>
          <table:table-cell office:value-type="float" office:value="15573" table:style-name="ce6">
            <text:p>15,573<text:s/></text:p>
          </table:table-cell>
          <table:table-cell office:value-type="float" office:value="2241" table:style-name="ce6">
            <text:p>2,241<text:s/></text:p>
          </table:table-cell>
          <table:table-cell office:value-type="float" office:value="4827" table:style-name="ce6">
            <text:p>4,827<text:s/></text:p>
          </table:table-cell>
          <table:table-cell office:value-type="float" office:value="7328" table:style-name="ce6">
            <text:p>7,328<text:s/></text:p>
          </table:table-cell>
          <table:table-cell office:value-type="float" office:value="10727" table:style-name="ce6">
            <text:p>10,727<text:s/></text:p>
          </table:table-cell>
          <table:table-cell office:value-type="float" office:value="12225" table:style-name="ce6">
            <text:p>12,225<text:s/></text:p>
          </table:table-cell>
          <table:table-cell office:value-type="float" office:value="19161" table:style-name="ce6">
            <text:p>19,161<text:s/></text:p>
          </table:table-cell>
          <table:table-cell office:value-type="float" office:value="17735" table:style-name="ce6">
            <text:p>17,735<text:s/></text:p>
          </table:table-cell>
          <table:table-cell office:value-type="float" office:value="5856" table:style-name="ce6">
            <text:p>5,856<text:s/></text:p>
          </table:table-cell>
          <table:table-cell office:value-type="float" office:value="9001" table:style-name="ce6">
            <text:p>9,001<text:s/></text:p>
          </table:table-cell>
          <table:table-cell office:value-type="float" office:value="3163" table:style-name="ce6">
            <text:p>3,163<text:s/></text:p>
          </table:table-cell>
          <table:table-cell office:value-type="float" office:value="9043" table:style-name="ce6">
            <text:p>9,043<text:s/></text:p>
          </table:table-cell>
          <table:table-cell office:value-type="float" office:value="8762" table:style-name="ce6">
            <text:p>8,762<text:s/></text:p>
          </table:table-cell>
          <table:table-cell office:value-type="float" office:value="5284" table:style-name="ce6">
            <text:p>5,284<text:s/></text:p>
          </table:table-cell>
          <table:table-cell office:value-type="float" office:value="27883" table:style-name="ce6">
            <text:p>27,883<text:s/></text:p>
          </table:table-cell>
          <table:table-cell office:value-type="float" office:value="2458" table:style-name="ce6">
            <text:p>2,458<text:s/></text:p>
          </table:table-cell>
          <table:table-cell office:value-type="float" office:value="12394" table:style-name="ce6">
            <text:p>12,394<text:s/></text:p>
          </table:table-cell>
          <table:table-cell office:value-type="float" office:value="12299" table:style-name="ce6">
            <text:p>12,299<text:s/></text:p>
          </table:table-cell>
          <table:table-cell office:value-type="float" office:value="17622" table:style-name="ce6">
            <text:p>17,622<text:s/></text:p>
          </table:table-cell>
          <table:table-cell office:value-type="float" office:value="21592" table:style-name="ce6">
            <text:p>21,592<text:s/></text:p>
          </table:table-cell>
          <table:table-cell office:value-type="float" office:value="17653" table:style-name="ce6">
            <text:p>17,653<text:s/></text:p>
          </table:table-cell>
          <table:table-cell office:value-type="float" office:value="9645" table:style-name="ce6">
            <text:p>9,645<text:s/></text:p>
          </table:table-cell>
          <table:table-cell office:value-type="float" office:value="28324" table:style-name="ce6">
            <text:p>28,324<text:s/></text:p>
          </table:table-cell>
          <table:table-cell office:value-type="float" office:value="17605" table:style-name="ce6">
            <text:p>17,605<text:s/></text:p>
          </table:table-cell>
          <table:table-cell office:value-type="float" office:value="34136" table:style-name="ce6">
            <text:p>34,136<text:s/></text:p>
          </table:table-cell>
          <table:table-cell office:value-type="float" office:value="28435" table:style-name="ce6">
            <text:p>28,435<text:s/></text:p>
          </table:table-cell>
          <table:table-cell office:value-type="float" office:value="12104" table:style-name="ce6">
            <text:p>12,104<text:s/></text:p>
          </table:table-cell>
          <table:table-cell office:value-type="float" office:value="38593" table:style-name="ce6">
            <text:p>38,593<text:s/></text:p>
          </table:table-cell>
          <table:table-cell office:value-type="float" office:value="28004" table:style-name="ce6">
            <text:p>28,004<text:s/></text:p>
          </table:table-cell>
          <table:table-cell office:value-type="float" office:value="25979" table:style-name="ce6">
            <text:p>25,979<text:s/></text:p>
          </table:table-cell>
          <table:table-cell office:value-type="float" office:value="22142" table:style-name="ce6">
            <text:p>22,142<text:s/></text:p>
          </table:table-cell>
          <table:table-cell office:value-type="float" office:value="26936" table:style-name="ce6">
            <text:p>26,936<text:s/></text:p>
          </table:table-cell>
          <table:table-cell office:value-type="float" office:value="146915" table:style-name="ce6">
            <text:p>146,915<text:s/></text:p>
          </table:table-cell>
          <table:table-cell office:value-type="float" office:value="42242" table:style-name="ce6">
            <text:p>42,242<text:s/></text:p>
          </table:table-cell>
          <table:table-cell office:value-type="float" office:value="26022" table:style-name="ce6">
            <text:p>26,022<text:s/></text:p>
          </table:table-cell>
          <table:table-cell office:value-type="float" office:value="24920" table:style-name="ce6">
            <text:p>24,920<text:s/></text:p>
          </table:table-cell>
          <table:table-cell office:value-type="float" office:value="27917" table:style-name="ce6">
            <text:p>27,917<text:s/></text:p>
          </table:table-cell>
          <table:table-cell office:value-type="float" office:value="35180" table:style-name="ce6">
            <text:p>35,180<text:s/></text:p>
          </table:table-cell>
          <table:table-cell office:value-type="float" office:value="30370" table:style-name="ce6">
            <text:p>30,370<text:s/></text:p>
          </table:table-cell>
          <table:table-cell office:value-type="float" office:value="23712" table:style-name="ce6">
            <text:p>23,712<text:s/></text:p>
          </table:table-cell>
          <table:table-cell office:value-type="float" office:value="13266" table:style-name="ce6">
            <text:p>13,266<text:s/></text:p>
          </table:table-cell>
          <table:table-cell office:value-type="float" office:value="33274" table:style-name="ce6">
            <text:p>33,274<text:s/></text:p>
          </table:table-cell>
          <table:table-cell office:value-type="float" office:value="7015" table:style-name="ce6">
            <text:p>7,015<text:s/></text:p>
          </table:table-cell>
          <table:table-cell office:value-type="float" office:value="8375" table:style-name="ce6">
            <text:p>8,375<text:s/></text:p>
          </table:table-cell>
          <table:table-cell office:value-type="float" office:value="20104" table:style-name="ce6">
            <text:p>20,104<text:s/></text:p>
          </table:table-cell>
          <table:table-cell office:value-type="float" office:value="5172" table:style-name="ce6">
            <text:p>5,172<text:s/></text:p>
          </table:table-cell>
          <table:table-cell office:value-type="float" office:value="3655" table:style-name="ce6">
            <text:p>3,655<text:s/></text:p>
          </table:table-cell>
          <table:table-cell office:value-type="float" office:value="3513" table:style-name="ce6">
            <text:p>3,513<text:s/></text:p>
          </table:table-cell>
          <table:table-cell office:value-type="float" office:value="13472" table:style-name="ce6">
            <text:p>13,472<text:s/></text:p>
          </table:table-cell>
          <table:table-cell office:value-type="float" office:value="10004" table:style-name="ce6">
            <text:p>10,004<text:s/></text:p>
          </table:table-cell>
          <table:table-cell office:value-type="float" office:value="10695" table:style-name="ce6">
            <text:p>10,695<text:s/></text:p>
          </table:table-cell>
          <table:table-cell office:value-type="float" office:value="37595" table:style-name="ce6">
            <text:p>37,595<text:s/></text:p>
          </table:table-cell>
          <table:table-cell office:value-type="float" office:value="8327" table:style-name="ce6">
            <text:p>8,327<text:s/></text:p>
          </table:table-cell>
          <table:table-cell office:value-type="float" office:value="14263" table:style-name="ce6">
            <text:p>14,263<text:s/></text:p>
          </table:table-cell>
          <table:table-cell office:value-type="float" office:value="7378" table:style-name="ce6">
            <text:p>7,378<text:s/></text:p>
          </table:table-cell>
          <table:table-cell office:value-type="float" office:value="22559" table:style-name="ce6">
            <text:p>22,559<text:s/></text:p>
          </table:table-cell>
          <table:table-cell office:value-type="float" office:value="24630" table:style-name="ce6">
            <text:p>24,630<text:s/></text:p>
          </table:table-cell>
          <table:table-cell office:value-type="float" office:value="27819" table:style-name="ce6">
            <text:p>27,819<text:s/></text:p>
          </table:table-cell>
          <table:table-cell office:value-type="float" office:value="42763" table:style-name="ce6">
            <text:p>42,763<text:s/></text:p>
          </table:table-cell>
          <table:table-cell office:value-type="float" office:value="42157" table:style-name="ce6">
            <text:p>42,157<text:s/></text:p>
          </table:table-cell>
          <table:table-cell office:value-type="float" office:value="27312" table:style-name="ce6">
            <text:p>27,312<text:s/></text:p>
          </table:table-cell>
          <table:table-cell office:value-type="float" office:value="31217" table:style-name="ce6">
            <text:p>31,217<text:s/></text:p>
          </table:table-cell>
          <table:table-cell office:value-type="float" office:value="71959" table:style-name="ce6">
            <text:p>71,959<text:s/></text:p>
          </table:table-cell>
          <table:table-cell office:value-type="float" office:value="23996" table:style-name="ce6">
            <text:p>23,996<text:s/></text:p>
          </table:table-cell>
          <table:table-cell office:value-type="float" office:value="33702" table:style-name="ce6">
            <text:p>33,702<text:s/></text:p>
          </table:table-cell>
          <table:table-cell office:value-type="float" office:value="35105" table:style-name="ce6">
            <text:p>35,105<text:s/></text:p>
          </table:table-cell>
          <table:table-cell office:value-type="float" office:value="23038" table:style-name="ce6">
            <text:p>23,038<text:s/></text:p>
          </table:table-cell>
          <table:table-cell office:value-type="float" office:value="63040" table:style-name="ce6">
            <text:p>63,040<text:s/></text:p>
          </table:table-cell>
          <table:table-cell office:value-type="float" office:value="20943" table:style-name="ce6">
            <text:p>20,943<text:s/></text:p>
          </table:table-cell>
          <table:table-cell office:value-type="float" office:value="17133" table:style-name="ce6">
            <text:p>17,133<text:s/></text:p>
          </table:table-cell>
          <table:table-cell office:value-type="float" office:value="15629" table:style-name="ce6">
            <text:p>15,629<text:s/></text:p>
          </table:table-cell>
          <table:table-cell office:value-type="float" office:value="17819" table:style-name="ce6">
            <text:p>17,819<text:s/></text:p>
          </table:table-cell>
          <table:table-cell office:value-type="float" office:value="13409" table:style-name="ce6">
            <text:p>13,409<text:s/></text:p>
          </table:table-cell>
          <table:table-cell office:value-type="float" office:value="36504" table:style-name="ce6">
            <text:p>36,504<text:s/></text:p>
          </table:table-cell>
          <table:table-cell office:value-type="float" office:value="19662" table:style-name="ce6">
            <text:p>19,662<text:s/></text:p>
          </table:table-cell>
          <table:table-cell office:value-type="float" office:value="8258" table:style-name="ce6">
            <text:p>8,258<text:s/></text:p>
          </table:table-cell>
          <table:table-cell office:value-type="float" office:value="13482" table:style-name="ce6">
            <text:p>13,482<text:s/></text:p>
          </table:table-cell>
          <table:table-cell office:value-type="float" office:value="42772" table:style-name="ce6">
            <text:p>42,772<text:s/></text:p>
          </table:table-cell>
          <table:table-cell office:value-type="float" office:value="24894" table:style-name="ce6">
            <text:p>24,894<text:s/></text:p>
          </table:table-cell>
          <table:table-cell office:value-type="float" office:value="26091" table:style-name="ce6">
            <text:p>26,091<text:s/></text:p>
          </table:table-cell>
          <table:table-cell office:value-type="float" office:value="25347" table:style-name="ce6">
            <text:p>25,347<text:s/></text:p>
          </table:table-cell>
          <table:table-cell office:value-type="float" office:value="14301" table:style-name="ce6">
            <text:p>14,301<text:s/></text:p>
          </table:table-cell>
          <table:table-cell office:value-type="float" office:value="11523" table:style-name="ce6">
            <text:p>11,523<text:s/></text:p>
          </table:table-cell>
          <table:table-cell office:value-type="float" office:value="4809" table:style-name="ce6">
            <text:p>4,809<text:s/></text:p>
          </table:table-cell>
          <table:table-cell office:value-type="float" office:value="4834" table:style-name="ce6">
            <text:p>4,834<text:s/></text:p>
          </table:table-cell>
          <table:table-cell office:value-type="float" office:value="6415" table:style-name="ce6">
            <text:p>6,415<text:s/></text:p>
          </table:table-cell>
          <table:table-cell office:value-type="float" office:value="10026" table:style-name="ce6">
            <text:p>10,026<text:s/></text:p>
          </table:table-cell>
          <table:table-cell office:value-type="float" office:value="9758" table:style-name="ce6">
            <text:p>9,758<text:s/></text:p>
          </table:table-cell>
          <table:table-cell office:value-type="float" office:value="12460" table:style-name="ce6">
            <text:p>12,460<text:s/></text:p>
          </table:table-cell>
          <table:table-cell office:value-type="float" office:value="18673" table:style-name="ce6">
            <text:p>18,673<text:s/></text:p>
          </table:table-cell>
          <table:table-cell office:value-type="float" office:value="32005" table:style-name="ce6">
            <text:p>32,005<text:s/></text:p>
          </table:table-cell>
          <table:table-cell office:value-type="float" office:value="27634" table:style-name="ce6">
            <text:p>27,634<text:s/></text:p>
          </table:table-cell>
          <table:table-cell office:value-type="float" office:value="13640" table:style-name="ce6">
            <text:p>13,640<text:s/></text:p>
          </table:table-cell>
          <table:table-cell office:value-type="float" office:value="12896" table:style-name="ce6">
            <text:p>12,896<text:s/></text:p>
          </table:table-cell>
          <table:table-cell office:value-type="float" office:value="12884" table:style-name="ce6">
            <text:p>12,884<text:s/></text:p>
          </table:table-cell>
          <table:table-cell office:value-type="float" office:value="12600" table:style-name="ce6">
            <text:p>12,600<text:s/></text:p>
          </table:table-cell>
          <table:table-cell office:value-type="float" office:value="12341" table:style-name="ce6">
            <text:p>12,341<text:s/></text:p>
          </table:table-cell>
          <table:table-cell office:value-type="float" office:value="10260" table:style-name="ce6">
            <text:p>10,260<text:s/></text:p>
          </table:table-cell>
          <table:table-cell office:value-type="float" office:value="9169" table:style-name="ce6">
            <text:p>9,169<text:s/></text:p>
          </table:table-cell>
          <table:table-cell table:number-columns-repeated="16275"/>
        </table:table-row>
        <table:table-row table:style-name="ro2">
          <table:table-cell office:value-type="date" office:date-value="2019-04-30T00:00:00" table:style-name="ce5">
            <text:p>2019/4/30</text:p>
          </table:table-cell>
          <table:table-cell office:value-type="float" office:value="5667" table:style-name="ce6">
            <text:p>5,667<text:s/></text:p>
          </table:table-cell>
          <table:table-cell office:value-type="float" office:value="16747" table:style-name="ce6">
            <text:p>16,747<text:s/></text:p>
          </table:table-cell>
          <table:table-cell office:value-type="float" office:value="46671" table:style-name="ce6">
            <text:p>46,671<text:s/></text:p>
          </table:table-cell>
          <table:table-cell office:value-type="float" office:value="53228" table:style-name="ce6">
            <text:p>53,228<text:s/></text:p>
          </table:table-cell>
          <table:table-cell office:value-type="float" office:value="28885" table:style-name="ce6">
            <text:p>28,885<text:s/></text:p>
          </table:table-cell>
          <table:table-cell office:value-type="float" office:value="16013" table:style-name="ce6">
            <text:p>16,013<text:s/></text:p>
          </table:table-cell>
          <table:table-cell office:value-type="float" office:value="12762" table:style-name="ce6">
            <text:p>12,762<text:s/></text:p>
          </table:table-cell>
          <table:table-cell office:value-type="float" office:value="4095" table:style-name="ce6">
            <text:p>4,095<text:s/></text:p>
          </table:table-cell>
          <table:table-cell office:value-type="float" office:value="3148" table:style-name="ce6">
            <text:p>3,148<text:s/></text:p>
          </table:table-cell>
          <table:table-cell office:value-type="float" office:value="15633" table:style-name="ce6">
            <text:p>15,633<text:s/></text:p>
          </table:table-cell>
          <table:table-cell office:value-type="float" office:value="2172" table:style-name="ce6">
            <text:p>2,172<text:s/></text:p>
          </table:table-cell>
          <table:table-cell office:value-type="float" office:value="4807" table:style-name="ce6">
            <text:p>4,807<text:s/></text:p>
          </table:table-cell>
          <table:table-cell office:value-type="float" office:value="8728" table:style-name="ce6">
            <text:p>8,728<text:s/></text:p>
          </table:table-cell>
          <table:table-cell office:value-type="float" office:value="11005" table:style-name="ce6">
            <text:p>11,005<text:s/></text:p>
          </table:table-cell>
          <table:table-cell office:value-type="float" office:value="12813" table:style-name="ce6">
            <text:p>12,813<text:s/></text:p>
          </table:table-cell>
          <table:table-cell office:value-type="float" office:value="20008" table:style-name="ce6">
            <text:p>20,008<text:s/></text:p>
          </table:table-cell>
          <table:table-cell office:value-type="float" office:value="18252" table:style-name="ce6">
            <text:p>18,252<text:s/></text:p>
          </table:table-cell>
          <table:table-cell office:value-type="float" office:value="5785" table:style-name="ce6">
            <text:p>5,785<text:s/></text:p>
          </table:table-cell>
          <table:table-cell office:value-type="float" office:value="9318" table:style-name="ce6">
            <text:p>9,318<text:s/></text:p>
          </table:table-cell>
          <table:table-cell office:value-type="float" office:value="3161" table:style-name="ce6">
            <text:p>3,161<text:s/></text:p>
          </table:table-cell>
          <table:table-cell office:value-type="float" office:value="8966" table:style-name="ce6">
            <text:p>8,966<text:s/></text:p>
          </table:table-cell>
          <table:table-cell office:value-type="float" office:value="9134" table:style-name="ce6">
            <text:p>9,134<text:s/></text:p>
          </table:table-cell>
          <table:table-cell office:value-type="float" office:value="5567" table:style-name="ce6">
            <text:p>5,567<text:s/></text:p>
          </table:table-cell>
          <table:table-cell office:value-type="float" office:value="29337" table:style-name="ce6">
            <text:p>29,337<text:s/></text:p>
          </table:table-cell>
          <table:table-cell office:value-type="float" office:value="2516" table:style-name="ce6">
            <text:p>2,516<text:s/></text:p>
          </table:table-cell>
          <table:table-cell office:value-type="float" office:value="12723" table:style-name="ce6">
            <text:p>12,723<text:s/></text:p>
          </table:table-cell>
          <table:table-cell office:value-type="float" office:value="12771" table:style-name="ce6">
            <text:p>12,771<text:s/></text:p>
          </table:table-cell>
          <table:table-cell office:value-type="float" office:value="18059" table:style-name="ce6">
            <text:p>18,059<text:s/></text:p>
          </table:table-cell>
          <table:table-cell office:value-type="float" office:value="22414" table:style-name="ce6">
            <text:p>22,414<text:s/></text:p>
          </table:table-cell>
          <table:table-cell office:value-type="float" office:value="18522" table:style-name="ce6">
            <text:p>18,522<text:s/></text:p>
          </table:table-cell>
          <table:table-cell office:value-type="float" office:value="10197" table:style-name="ce6">
            <text:p>10,197<text:s/></text:p>
          </table:table-cell>
          <table:table-cell office:value-type="float" office:value="29346" table:style-name="ce6">
            <text:p>29,346<text:s/></text:p>
          </table:table-cell>
          <table:table-cell office:value-type="float" office:value="19209" table:style-name="ce6">
            <text:p>19,209<text:s/></text:p>
          </table:table-cell>
          <table:table-cell office:value-type="float" office:value="35968" table:style-name="ce6">
            <text:p>35,968<text:s/></text:p>
          </table:table-cell>
          <table:table-cell office:value-type="float" office:value="31906" table:style-name="ce6">
            <text:p>31,906<text:s/></text:p>
          </table:table-cell>
          <table:table-cell office:value-type="float" office:value="12236" table:style-name="ce6">
            <text:p>12,236<text:s/></text:p>
          </table:table-cell>
          <table:table-cell office:value-type="float" office:value="39031" table:style-name="ce6">
            <text:p>39,031<text:s/></text:p>
          </table:table-cell>
          <table:table-cell office:value-type="float" office:value="28437" table:style-name="ce6">
            <text:p>28,437<text:s/></text:p>
          </table:table-cell>
          <table:table-cell office:value-type="float" office:value="26367" table:style-name="ce6">
            <text:p>26,367<text:s/></text:p>
          </table:table-cell>
          <table:table-cell office:value-type="float" office:value="22431" table:style-name="ce6">
            <text:p>22,431<text:s/></text:p>
          </table:table-cell>
          <table:table-cell office:value-type="float" office:value="28351" table:style-name="ce6">
            <text:p>28,351<text:s/></text:p>
          </table:table-cell>
          <table:table-cell office:value-type="float" office:value="150504" table:style-name="ce6">
            <text:p>150,504<text:s/></text:p>
          </table:table-cell>
          <table:table-cell office:value-type="float" office:value="46099" table:style-name="ce6">
            <text:p>46,099<text:s/></text:p>
          </table:table-cell>
          <table:table-cell office:value-type="float" office:value="27087" table:style-name="ce6">
            <text:p>27,087<text:s/></text:p>
          </table:table-cell>
          <table:table-cell office:value-type="float" office:value="26123" table:style-name="ce6">
            <text:p>26,123<text:s/></text:p>
          </table:table-cell>
          <table:table-cell office:value-type="float" office:value="29822" table:style-name="ce6">
            <text:p>29,822<text:s/></text:p>
          </table:table-cell>
          <table:table-cell office:value-type="float" office:value="36041" table:style-name="ce6">
            <text:p>36,041<text:s/></text:p>
          </table:table-cell>
          <table:table-cell office:value-type="float" office:value="31845" table:style-name="ce6">
            <text:p>31,845<text:s/></text:p>
          </table:table-cell>
          <table:table-cell office:value-type="float" office:value="24758" table:style-name="ce6">
            <text:p>24,758<text:s/></text:p>
          </table:table-cell>
          <table:table-cell office:value-type="float" office:value="13553" table:style-name="ce6">
            <text:p>13,553<text:s/></text:p>
          </table:table-cell>
          <table:table-cell office:value-type="float" office:value="34010" table:style-name="ce6">
            <text:p>34,010<text:s/></text:p>
          </table:table-cell>
          <table:table-cell office:value-type="float" office:value="7315" table:style-name="ce6">
            <text:p>7,315<text:s/></text:p>
          </table:table-cell>
          <table:table-cell office:value-type="float" office:value="8625" table:style-name="ce6">
            <text:p>8,625<text:s/></text:p>
          </table:table-cell>
          <table:table-cell office:value-type="float" office:value="20424" table:style-name="ce6">
            <text:p>20,424<text:s/></text:p>
          </table:table-cell>
          <table:table-cell office:value-type="float" office:value="5707" table:style-name="ce6">
            <text:p>5,707<text:s/></text:p>
          </table:table-cell>
          <table:table-cell office:value-type="float" office:value="3933" table:style-name="ce6">
            <text:p>3,933<text:s/></text:p>
          </table:table-cell>
          <table:table-cell office:value-type="float" office:value="3689" table:style-name="ce6">
            <text:p>3,689<text:s/></text:p>
          </table:table-cell>
          <table:table-cell office:value-type="float" office:value="13784" table:style-name="ce6">
            <text:p>13,784<text:s/></text:p>
          </table:table-cell>
          <table:table-cell office:value-type="float" office:value="10274" table:style-name="ce6">
            <text:p>10,274<text:s/></text:p>
          </table:table-cell>
          <table:table-cell office:value-type="float" office:value="10319" table:style-name="ce6">
            <text:p>10,319<text:s/></text:p>
          </table:table-cell>
          <table:table-cell office:value-type="float" office:value="36249" table:style-name="ce6">
            <text:p>36,249<text:s/></text:p>
          </table:table-cell>
          <table:table-cell office:value-type="float" office:value="8509" table:style-name="ce6">
            <text:p>8,509<text:s/></text:p>
          </table:table-cell>
          <table:table-cell office:value-type="float" office:value="14552" table:style-name="ce6">
            <text:p>14,552<text:s/></text:p>
          </table:table-cell>
          <table:table-cell office:value-type="float" office:value="7490" table:style-name="ce6">
            <text:p>7,490<text:s/></text:p>
          </table:table-cell>
          <table:table-cell office:value-type="float" office:value="23155" table:style-name="ce6">
            <text:p>23,155<text:s/></text:p>
          </table:table-cell>
          <table:table-cell office:value-type="float" office:value="25055" table:style-name="ce6">
            <text:p>25,055<text:s/></text:p>
          </table:table-cell>
          <table:table-cell office:value-type="float" office:value="29314" table:style-name="ce6">
            <text:p>29,314<text:s/></text:p>
          </table:table-cell>
          <table:table-cell office:value-type="float" office:value="44131" table:style-name="ce6">
            <text:p>44,131<text:s/></text:p>
          </table:table-cell>
          <table:table-cell office:value-type="float" office:value="43026" table:style-name="ce6">
            <text:p>43,026<text:s/></text:p>
          </table:table-cell>
          <table:table-cell office:value-type="float" office:value="27567" table:style-name="ce6">
            <text:p>27,567<text:s/></text:p>
          </table:table-cell>
          <table:table-cell office:value-type="float" office:value="32557" table:style-name="ce6">
            <text:p>32,557<text:s/></text:p>
          </table:table-cell>
          <table:table-cell office:value-type="float" office:value="74910" table:style-name="ce6">
            <text:p>74,910<text:s/></text:p>
          </table:table-cell>
          <table:table-cell office:value-type="float" office:value="26332" table:style-name="ce6">
            <text:p>26,332<text:s/></text:p>
          </table:table-cell>
          <table:table-cell office:value-type="float" office:value="35427" table:style-name="ce6">
            <text:p>35,427<text:s/></text:p>
          </table:table-cell>
          <table:table-cell office:value-type="float" office:value="38289" table:style-name="ce6">
            <text:p>38,289<text:s/></text:p>
          </table:table-cell>
          <table:table-cell office:value-type="float" office:value="25165" table:style-name="ce6">
            <text:p>25,165<text:s/></text:p>
          </table:table-cell>
          <table:table-cell office:value-type="float" office:value="64883" table:style-name="ce6">
            <text:p>64,883<text:s/></text:p>
          </table:table-cell>
          <table:table-cell office:value-type="float" office:value="22070" table:style-name="ce6">
            <text:p>22,070<text:s/></text:p>
          </table:table-cell>
          <table:table-cell office:value-type="float" office:value="17890" table:style-name="ce6">
            <text:p>17,890<text:s/></text:p>
          </table:table-cell>
          <table:table-cell office:value-type="float" office:value="15454" table:style-name="ce6">
            <text:p>15,454<text:s/></text:p>
          </table:table-cell>
          <table:table-cell office:value-type="float" office:value="18561" table:style-name="ce6">
            <text:p>18,561<text:s/></text:p>
          </table:table-cell>
          <table:table-cell office:value-type="float" office:value="13719" table:style-name="ce6">
            <text:p>13,719<text:s/></text:p>
          </table:table-cell>
          <table:table-cell office:value-type="float" office:value="35348" table:style-name="ce6">
            <text:p>35,348<text:s/></text:p>
          </table:table-cell>
          <table:table-cell office:value-type="float" office:value="20987" table:style-name="ce6">
            <text:p>20,987<text:s/></text:p>
          </table:table-cell>
          <table:table-cell office:value-type="float" office:value="8356" table:style-name="ce6">
            <text:p>8,356<text:s/></text:p>
          </table:table-cell>
          <table:table-cell office:value-type="float" office:value="13801" table:style-name="ce6">
            <text:p>13,801<text:s/></text:p>
          </table:table-cell>
          <table:table-cell office:value-type="float" office:value="45487" table:style-name="ce6">
            <text:p>45,487<text:s/></text:p>
          </table:table-cell>
          <table:table-cell office:value-type="float" office:value="26096" table:style-name="ce6">
            <text:p>26,096<text:s/></text:p>
          </table:table-cell>
          <table:table-cell office:value-type="float" office:value="27022" table:style-name="ce6">
            <text:p>27,022<text:s/></text:p>
          </table:table-cell>
          <table:table-cell office:value-type="float" office:value="26453" table:style-name="ce6">
            <text:p>26,453<text:s/></text:p>
          </table:table-cell>
          <table:table-cell office:value-type="float" office:value="14250" table:style-name="ce6">
            <text:p>14,250<text:s/></text:p>
          </table:table-cell>
          <table:table-cell office:value-type="float" office:value="12286" table:style-name="ce6">
            <text:p>12,286<text:s/></text:p>
          </table:table-cell>
          <table:table-cell office:value-type="float" office:value="4943" table:style-name="ce6">
            <text:p>4,943<text:s/></text:p>
          </table:table-cell>
          <table:table-cell office:value-type="float" office:value="5146" table:style-name="ce6">
            <text:p>5,146<text:s/></text:p>
          </table:table-cell>
          <table:table-cell office:value-type="float" office:value="6609" table:style-name="ce6">
            <text:p>6,609<text:s/></text:p>
          </table:table-cell>
          <table:table-cell office:value-type="float" office:value="10479" table:style-name="ce6">
            <text:p>10,479<text:s/></text:p>
          </table:table-cell>
          <table:table-cell office:value-type="float" office:value="10003" table:style-name="ce6">
            <text:p>10,003<text:s/></text:p>
          </table:table-cell>
          <table:table-cell office:value-type="float" office:value="13050" table:style-name="ce6">
            <text:p>13,050<text:s/></text:p>
          </table:table-cell>
          <table:table-cell office:value-type="float" office:value="19938" table:style-name="ce6">
            <text:p>19,938<text:s/></text:p>
          </table:table-cell>
          <table:table-cell office:value-type="float" office:value="33567" table:style-name="ce6">
            <text:p>33,567<text:s/></text:p>
          </table:table-cell>
          <table:table-cell office:value-type="float" office:value="29933" table:style-name="ce6">
            <text:p>29,933<text:s/></text:p>
          </table:table-cell>
          <table:table-cell office:value-type="float" office:value="13673" table:style-name="ce6">
            <text:p>13,673<text:s/></text:p>
          </table:table-cell>
          <table:table-cell office:value-type="float" office:value="13239" table:style-name="ce6">
            <text:p>13,239<text:s/></text:p>
          </table:table-cell>
          <table:table-cell office:value-type="float" office:value="13143" table:style-name="ce6">
            <text:p>13,143<text:s/></text:p>
          </table:table-cell>
          <table:table-cell office:value-type="float" office:value="12861" table:style-name="ce6">
            <text:p>12,861<text:s/></text:p>
          </table:table-cell>
          <table:table-cell office:value-type="float" office:value="12565" table:style-name="ce6">
            <text:p>12,565<text:s/></text:p>
          </table:table-cell>
          <table:table-cell office:value-type="float" office:value="10570" table:style-name="ce6">
            <text:p>10,570<text:s/></text:p>
          </table:table-cell>
          <table:table-cell office:value-type="float" office:value="9229" table:style-name="ce6">
            <text:p>9,229<text:s/></text:p>
          </table:table-cell>
          <table:table-cell table:number-columns-repeated="16275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109"/>
          <table:table-cell table:style-name="ce8"/>
          <table:table-cell table:number-columns-repeated="16274"/>
        </table:table-row>
        <table:table-row table:number-rows-repeated="1048543" table:style-name="ro3">
          <table:table-cell table:number-columns-repeated="16384"/>
        </table:table-row>
        <table:named-expressions>
          <table:named-range table:name="Print_Titles" table:cell-range-address="出站資料.$A$1:出站資料.$A$65536" table:base-cell-address="出站資料.$A$1"/>
        </table:named-expressions>
      </table:table>
      <table:table table:name="進站資料" table:style-name="ta2">
        <table:table-column table:style-name="co1" table:default-cell-style-name="ce7"/>
        <table:table-column table:style-name="co2" table:number-columns-repeated="82" table:default-cell-style-name="ce8"/>
        <table:table-column table:style-name="co6" table:default-cell-style-name="ce8"/>
        <table:table-column table:style-name="co2" table:number-columns-repeated="25" table:default-cell-style-name="ce8"/>
        <table:table-column table:style-name="co4" table:default-cell-style-name="ce1"/>
        <table:table-column table:style-name="co7" table:default-cell-style-name="ce1"/>
        <table:table-column table:style-name="co5" table:number-columns-repeated="1627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table:number-columns-repeated="16275" table:style-name="ce4"/>
        </table:table-row>
        <table:table-row table:style-name="ro2">
          <table:table-cell office:value-type="date" office:date-value="2019-04-01T00:00:00" table:style-name="ce5">
            <text:p>2019/4/1</text:p>
          </table:table-cell>
          <table:table-cell office:value-type="float" office:value="5659" table:style-name="ce6">
            <text:p>5,659<text:s/></text:p>
          </table:table-cell>
          <table:table-cell office:value-type="float" office:value="15535" table:style-name="ce6">
            <text:p>15,535<text:s/></text:p>
          </table:table-cell>
          <table:table-cell office:value-type="float" office:value="40706" table:style-name="ce6">
            <text:p>40,706<text:s/></text:p>
          </table:table-cell>
          <table:table-cell office:value-type="float" office:value="44407" table:style-name="ce6">
            <text:p>44,407<text:s/></text:p>
          </table:table-cell>
          <table:table-cell office:value-type="float" office:value="27815" table:style-name="ce6">
            <text:p>27,815<text:s/></text:p>
          </table:table-cell>
          <table:table-cell office:value-type="float" office:value="14732" table:style-name="ce6">
            <text:p>14,732<text:s/></text:p>
          </table:table-cell>
          <table:table-cell office:value-type="float" office:value="12241" table:style-name="ce6">
            <text:p>12,241<text:s/></text:p>
          </table:table-cell>
          <table:table-cell office:value-type="float" office:value="4641" table:style-name="ce6">
            <text:p>4,641<text:s/></text:p>
          </table:table-cell>
          <table:table-cell office:value-type="float" office:value="3224" table:style-name="ce6">
            <text:p>3,224<text:s/></text:p>
          </table:table-cell>
          <table:table-cell office:value-type="float" office:value="14810" table:style-name="ce6">
            <text:p>14,810<text:s/></text:p>
          </table:table-cell>
          <table:table-cell office:value-type="float" office:value="2599" table:style-name="ce6">
            <text:p>2,599<text:s/></text:p>
          </table:table-cell>
          <table:table-cell office:value-type="float" office:value="4567" table:style-name="ce6">
            <text:p>4,567<text:s/></text:p>
          </table:table-cell>
          <table:table-cell office:value-type="float" office:value="5661" table:style-name="ce6">
            <text:p>5,661<text:s/></text:p>
          </table:table-cell>
          <table:table-cell office:value-type="float" office:value="10359" table:style-name="ce6">
            <text:p>10,359<text:s/></text:p>
          </table:table-cell>
          <table:table-cell office:value-type="float" office:value="10220" table:style-name="ce6">
            <text:p>10,220<text:s/></text:p>
          </table:table-cell>
          <table:table-cell office:value-type="float" office:value="18819" table:style-name="ce6">
            <text:p>18,819<text:s/></text:p>
          </table:table-cell>
          <table:table-cell office:value-type="float" office:value="18025" table:style-name="ce6">
            <text:p>18,025<text:s/></text:p>
          </table:table-cell>
          <table:table-cell office:value-type="float" office:value="5857" table:style-name="ce6">
            <text:p>5,857<text:s/></text:p>
          </table:table-cell>
          <table:table-cell office:value-type="float" office:value="9060" table:style-name="ce6">
            <text:p>9,060<text:s/></text:p>
          </table:table-cell>
          <table:table-cell office:value-type="float" office:value="3158" table:style-name="ce6">
            <text:p>3,158<text:s/></text:p>
          </table:table-cell>
          <table:table-cell office:value-type="float" office:value="7946" table:style-name="ce6">
            <text:p>7,946<text:s/></text:p>
          </table:table-cell>
          <table:table-cell office:value-type="float" office:value="8683" table:style-name="ce6">
            <text:p>8,683<text:s/></text:p>
          </table:table-cell>
          <table:table-cell office:value-type="float" office:value="5659" table:style-name="ce6">
            <text:p>5,659<text:s/></text:p>
          </table:table-cell>
          <table:table-cell office:value-type="float" office:value="29766" table:style-name="ce6">
            <text:p>29,766<text:s/></text:p>
          </table:table-cell>
          <table:table-cell office:value-type="float" office:value="2397" table:style-name="ce6">
            <text:p>2,397<text:s/></text:p>
          </table:table-cell>
          <table:table-cell office:value-type="float" office:value="13037" table:style-name="ce6">
            <text:p>13,037<text:s/></text:p>
          </table:table-cell>
          <table:table-cell office:value-type="float" office:value="11252" table:style-name="ce6">
            <text:p>11,252<text:s/></text:p>
          </table:table-cell>
          <table:table-cell office:value-type="float" office:value="17107" table:style-name="ce6">
            <text:p>17,107<text:s/></text:p>
          </table:table-cell>
          <table:table-cell office:value-type="float" office:value="22557" table:style-name="ce6">
            <text:p>22,557<text:s/></text:p>
          </table:table-cell>
          <table:table-cell office:value-type="float" office:value="15584" table:style-name="ce6">
            <text:p>15,584<text:s/></text:p>
          </table:table-cell>
          <table:table-cell office:value-type="float" office:value="10186" table:style-name="ce6">
            <text:p>10,186<text:s/></text:p>
          </table:table-cell>
          <table:table-cell office:value-type="float" office:value="29692" table:style-name="ce6">
            <text:p>29,692<text:s/></text:p>
          </table:table-cell>
          <table:table-cell office:value-type="float" office:value="17853" table:style-name="ce6">
            <text:p>17,853<text:s/></text:p>
          </table:table-cell>
          <table:table-cell office:value-type="float" office:value="33944" table:style-name="ce6">
            <text:p>33,944<text:s/></text:p>
          </table:table-cell>
          <table:table-cell office:value-type="float" office:value="29227" table:style-name="ce6">
            <text:p>29,227<text:s/></text:p>
          </table:table-cell>
          <table:table-cell office:value-type="float" office:value="9937" table:style-name="ce6">
            <text:p>9,937<text:s/></text:p>
          </table:table-cell>
          <table:table-cell office:value-type="float" office:value="36825" table:style-name="ce6">
            <text:p>36,825<text:s/></text:p>
          </table:table-cell>
          <table:table-cell office:value-type="float" office:value="27331" table:style-name="ce6">
            <text:p>27,331<text:s/></text:p>
          </table:table-cell>
          <table:table-cell office:value-type="float" office:value="26816" table:style-name="ce6">
            <text:p>26,816<text:s/></text:p>
          </table:table-cell>
          <table:table-cell office:value-type="float" office:value="22640" table:style-name="ce6">
            <text:p>22,640<text:s/></text:p>
          </table:table-cell>
          <table:table-cell office:value-type="float" office:value="25947" table:style-name="ce6">
            <text:p>25,947<text:s/></text:p>
          </table:table-cell>
          <table:table-cell office:value-type="float" office:value="138695" table:style-name="ce6">
            <text:p>138,695<text:s/></text:p>
          </table:table-cell>
          <table:table-cell office:value-type="float" office:value="38047" table:style-name="ce6">
            <text:p>38,047<text:s/></text:p>
          </table:table-cell>
          <table:table-cell office:value-type="float" office:value="22778" table:style-name="ce6">
            <text:p>22,778<text:s/></text:p>
          </table:table-cell>
          <table:table-cell office:value-type="float" office:value="25479" table:style-name="ce6">
            <text:p>25,479<text:s/></text:p>
          </table:table-cell>
          <table:table-cell office:value-type="float" office:value="26675" table:style-name="ce6">
            <text:p>26,675<text:s/></text:p>
          </table:table-cell>
          <table:table-cell office:value-type="float" office:value="30015" table:style-name="ce6">
            <text:p>30,015<text:s/></text:p>
          </table:table-cell>
          <table:table-cell office:value-type="float" office:value="26030" table:style-name="ce6">
            <text:p>26,030<text:s/></text:p>
          </table:table-cell>
          <table:table-cell office:value-type="float" office:value="23338" table:style-name="ce6">
            <text:p>23,338<text:s/></text:p>
          </table:table-cell>
          <table:table-cell office:value-type="float" office:value="13864" table:style-name="ce6">
            <text:p>13,864<text:s/></text:p>
          </table:table-cell>
          <table:table-cell office:value-type="float" office:value="32077" table:style-name="ce6">
            <text:p>32,077<text:s/></text:p>
          </table:table-cell>
          <table:table-cell office:value-type="float" office:value="7784" table:style-name="ce6">
            <text:p>7,784<text:s/></text:p>
          </table:table-cell>
          <table:table-cell office:value-type="float" office:value="9987" table:style-name="ce6">
            <text:p>9,987<text:s/></text:p>
          </table:table-cell>
          <table:table-cell office:value-type="float" office:value="17836" table:style-name="ce6">
            <text:p>17,836<text:s/></text:p>
          </table:table-cell>
          <table:table-cell office:value-type="float" office:value="5674" table:style-name="ce6">
            <text:p>5,674<text:s/></text:p>
          </table:table-cell>
          <table:table-cell office:value-type="float" office:value="3591" table:style-name="ce6">
            <text:p>3,591<text:s/></text:p>
          </table:table-cell>
          <table:table-cell office:value-type="float" office:value="3421" table:style-name="ce6">
            <text:p>3,421<text:s/></text:p>
          </table:table-cell>
          <table:table-cell office:value-type="float" office:value="12971" table:style-name="ce6">
            <text:p>12,971<text:s/></text:p>
          </table:table-cell>
          <table:table-cell office:value-type="float" office:value="9466" table:style-name="ce6">
            <text:p>9,466<text:s/></text:p>
          </table:table-cell>
          <table:table-cell office:value-type="float" office:value="9407" table:style-name="ce6">
            <text:p>9,407<text:s/></text:p>
          </table:table-cell>
          <table:table-cell office:value-type="float" office:value="32764" table:style-name="ce6">
            <text:p>32,764<text:s/></text:p>
          </table:table-cell>
          <table:table-cell office:value-type="float" office:value="8886" table:style-name="ce6">
            <text:p>8,886<text:s/></text:p>
          </table:table-cell>
          <table:table-cell office:value-type="float" office:value="13135" table:style-name="ce6">
            <text:p>13,135<text:s/></text:p>
          </table:table-cell>
          <table:table-cell office:value-type="float" office:value="7643" table:style-name="ce6">
            <text:p>7,643<text:s/></text:p>
          </table:table-cell>
          <table:table-cell office:value-type="float" office:value="22223" table:style-name="ce6">
            <text:p>22,223<text:s/></text:p>
          </table:table-cell>
          <table:table-cell office:value-type="float" office:value="26878" table:style-name="ce6">
            <text:p>26,878<text:s/></text:p>
          </table:table-cell>
          <table:table-cell office:value-type="float" office:value="30890" table:style-name="ce6">
            <text:p>30,890<text:s/></text:p>
          </table:table-cell>
          <table:table-cell office:value-type="float" office:value="37700" table:style-name="ce6">
            <text:p>37,700<text:s/></text:p>
          </table:table-cell>
          <table:table-cell office:value-type="float" office:value="40929" table:style-name="ce6">
            <text:p>40,929<text:s/></text:p>
          </table:table-cell>
          <table:table-cell office:value-type="float" office:value="25877" table:style-name="ce6">
            <text:p>25,877<text:s/></text:p>
          </table:table-cell>
          <table:table-cell office:value-type="float" office:value="29723" table:style-name="ce6">
            <text:p>29,723<text:s/></text:p>
          </table:table-cell>
          <table:table-cell office:value-type="float" office:value="64994" table:style-name="ce6">
            <text:p>64,994<text:s/></text:p>
          </table:table-cell>
          <table:table-cell office:value-type="float" office:value="23693" table:style-name="ce6">
            <text:p>23,693<text:s/></text:p>
          </table:table-cell>
          <table:table-cell office:value-type="float" office:value="33433" table:style-name="ce6">
            <text:p>33,433<text:s/></text:p>
          </table:table-cell>
          <table:table-cell office:value-type="float" office:value="33876" table:style-name="ce6">
            <text:p>33,876<text:s/></text:p>
          </table:table-cell>
          <table:table-cell office:value-type="float" office:value="21420" table:style-name="ce6">
            <text:p>21,420<text:s/></text:p>
          </table:table-cell>
          <table:table-cell office:value-type="float" office:value="58843" table:style-name="ce6">
            <text:p>58,843<text:s/></text:p>
          </table:table-cell>
          <table:table-cell office:value-type="float" office:value="20818" table:style-name="ce6">
            <text:p>20,818<text:s/></text:p>
          </table:table-cell>
          <table:table-cell office:value-type="float" office:value="17094" table:style-name="ce6">
            <text:p>17,094<text:s/></text:p>
          </table:table-cell>
          <table:table-cell office:value-type="float" office:value="14495" table:style-name="ce6">
            <text:p>14,495<text:s/></text:p>
          </table:table-cell>
          <table:table-cell office:value-type="float" office:value="17899" table:style-name="ce6">
            <text:p>17,899<text:s/></text:p>
          </table:table-cell>
          <table:table-cell office:value-type="float" office:value="14190" table:style-name="ce6">
            <text:p>14,190<text:s/></text:p>
          </table:table-cell>
          <table:table-cell office:value-type="float" office:value="29482" table:style-name="ce6">
            <text:p>29,482<text:s/></text:p>
          </table:table-cell>
          <table:table-cell office:value-type="float" office:value="18440" table:style-name="ce6">
            <text:p>18,440<text:s/></text:p>
          </table:table-cell>
          <table:table-cell office:value-type="float" office:value="7777" table:style-name="ce6">
            <text:p>7,777<text:s/></text:p>
          </table:table-cell>
          <table:table-cell office:value-type="float" office:value="12413" table:style-name="ce6">
            <text:p>12,413<text:s/></text:p>
          </table:table-cell>
          <table:table-cell office:value-type="float" office:value="41547" table:style-name="ce6">
            <text:p>41,547<text:s/></text:p>
          </table:table-cell>
          <table:table-cell office:value-type="float" office:value="24358" table:style-name="ce6">
            <text:p>24,358<text:s/></text:p>
          </table:table-cell>
          <table:table-cell office:value-type="float" office:value="25393" table:style-name="ce6">
            <text:p>25,393<text:s/></text:p>
          </table:table-cell>
          <table:table-cell office:value-type="float" office:value="25956" table:style-name="ce6">
            <text:p>25,956<text:s/></text:p>
          </table:table-cell>
          <table:table-cell office:value-type="float" office:value="7671" table:style-name="ce6">
            <text:p>7,671<text:s/></text:p>
          </table:table-cell>
          <table:table-cell office:value-type="float" office:value="10653" table:style-name="ce6">
            <text:p>10,653<text:s/></text:p>
          </table:table-cell>
          <table:table-cell office:value-type="float" office:value="5176" table:style-name="ce6">
            <text:p>5,176<text:s/></text:p>
          </table:table-cell>
          <table:table-cell office:value-type="float" office:value="5122" table:style-name="ce6">
            <text:p>5,122<text:s/></text:p>
          </table:table-cell>
          <table:table-cell office:value-type="float" office:value="6400" table:style-name="ce6">
            <text:p>6,400<text:s/></text:p>
          </table:table-cell>
          <table:table-cell office:value-type="float" office:value="10324" table:style-name="ce6">
            <text:p>10,324<text:s/></text:p>
          </table:table-cell>
          <table:table-cell office:value-type="float" office:value="9531" table:style-name="ce6">
            <text:p>9,531<text:s/></text:p>
          </table:table-cell>
          <table:table-cell office:value-type="float" office:value="14021" table:style-name="ce6">
            <text:p>14,021<text:s/></text:p>
          </table:table-cell>
          <table:table-cell office:value-type="float" office:value="18365" table:style-name="ce6">
            <text:p>18,365<text:s/></text:p>
          </table:table-cell>
          <table:table-cell office:value-type="float" office:value="29861" table:style-name="ce6">
            <text:p>29,861<text:s/></text:p>
          </table:table-cell>
          <table:table-cell office:value-type="float" office:value="24302" table:style-name="ce6">
            <text:p>24,302<text:s/></text:p>
          </table:table-cell>
          <table:table-cell office:value-type="float" office:value="14849" table:style-name="ce6">
            <text:p>14,849<text:s/></text:p>
          </table:table-cell>
          <table:table-cell office:value-type="float" office:value="12480" table:style-name="ce6">
            <text:p>12,480<text:s/></text:p>
          </table:table-cell>
          <table:table-cell office:value-type="float" office:value="12287" table:style-name="ce6">
            <text:p>12,287<text:s/></text:p>
          </table:table-cell>
          <table:table-cell office:value-type="float" office:value="13433" table:style-name="ce6">
            <text:p>13,433<text:s/></text:p>
          </table:table-cell>
          <table:table-cell office:value-type="float" office:value="12216" table:style-name="ce6">
            <text:p>12,216<text:s/></text:p>
          </table:table-cell>
          <table:table-cell office:value-type="float" office:value="10953" table:style-name="ce6">
            <text:p>10,953<text:s/></text:p>
          </table:table-cell>
          <table:table-cell office:value-type="float" office:value="10016" table:style-name="ce6">
            <text:p>10,016<text:s/></text:p>
          </table:table-cell>
          <table:table-cell table:number-columns-repeated="16275"/>
        </table:table-row>
        <table:table-row table:style-name="ro2">
          <table:table-cell office:value-type="date" office:date-value="2019-04-02T00:00:00" table:style-name="ce5">
            <text:p>2019/4/2</text:p>
          </table:table-cell>
          <table:table-cell office:value-type="float" office:value="5608" table:style-name="ce6">
            <text:p>5,608<text:s/></text:p>
          </table:table-cell>
          <table:table-cell office:value-type="float" office:value="15889" table:style-name="ce6">
            <text:p>15,889<text:s/></text:p>
          </table:table-cell>
          <table:table-cell office:value-type="float" office:value="41536" table:style-name="ce6">
            <text:p>41,536<text:s/></text:p>
          </table:table-cell>
          <table:table-cell office:value-type="float" office:value="45003" table:style-name="ce6">
            <text:p>45,003<text:s/></text:p>
          </table:table-cell>
          <table:table-cell office:value-type="float" office:value="28352" table:style-name="ce6">
            <text:p>28,352<text:s/></text:p>
          </table:table-cell>
          <table:table-cell office:value-type="float" office:value="14527" table:style-name="ce6">
            <text:p>14,527<text:s/></text:p>
          </table:table-cell>
          <table:table-cell office:value-type="float" office:value="12447" table:style-name="ce6">
            <text:p>12,447<text:s/></text:p>
          </table:table-cell>
          <table:table-cell office:value-type="float" office:value="4755" table:style-name="ce6">
            <text:p>4,755<text:s/></text:p>
          </table:table-cell>
          <table:table-cell office:value-type="float" office:value="3311" table:style-name="ce6">
            <text:p>3,311<text:s/></text:p>
          </table:table-cell>
          <table:table-cell office:value-type="float" office:value="16889" table:style-name="ce6">
            <text:p>16,889<text:s/></text:p>
          </table:table-cell>
          <table:table-cell office:value-type="float" office:value="2723" table:style-name="ce6">
            <text:p>2,723<text:s/></text:p>
          </table:table-cell>
          <table:table-cell office:value-type="float" office:value="4570" table:style-name="ce6">
            <text:p>4,570<text:s/></text:p>
          </table:table-cell>
          <table:table-cell office:value-type="float" office:value="7524" table:style-name="ce6">
            <text:p>7,524<text:s/></text:p>
          </table:table-cell>
          <table:table-cell office:value-type="float" office:value="10905" table:style-name="ce6">
            <text:p>10,905<text:s/></text:p>
          </table:table-cell>
          <table:table-cell office:value-type="float" office:value="10760" table:style-name="ce6">
            <text:p>10,760<text:s/></text:p>
          </table:table-cell>
          <table:table-cell office:value-type="float" office:value="19347" table:style-name="ce6">
            <text:p>19,347<text:s/></text:p>
          </table:table-cell>
          <table:table-cell office:value-type="float" office:value="18092" table:style-name="ce6">
            <text:p>18,092<text:s/></text:p>
          </table:table-cell>
          <table:table-cell office:value-type="float" office:value="6031" table:style-name="ce6">
            <text:p>6,031<text:s/></text:p>
          </table:table-cell>
          <table:table-cell office:value-type="float" office:value="9394" table:style-name="ce6">
            <text:p>9,394<text:s/></text:p>
          </table:table-cell>
          <table:table-cell office:value-type="float" office:value="3373" table:style-name="ce6">
            <text:p>3,373<text:s/></text:p>
          </table:table-cell>
          <table:table-cell office:value-type="float" office:value="7987" table:style-name="ce6">
            <text:p>7,987<text:s/></text:p>
          </table:table-cell>
          <table:table-cell office:value-type="float" office:value="8816" table:style-name="ce6">
            <text:p>8,816<text:s/></text:p>
          </table:table-cell>
          <table:table-cell office:value-type="float" office:value="5725" table:style-name="ce6">
            <text:p>5,725<text:s/></text:p>
          </table:table-cell>
          <table:table-cell office:value-type="float" office:value="30376" table:style-name="ce6">
            <text:p>30,376<text:s/></text:p>
          </table:table-cell>
          <table:table-cell office:value-type="float" office:value="2376" table:style-name="ce6">
            <text:p>2,376<text:s/></text:p>
          </table:table-cell>
          <table:table-cell office:value-type="float" office:value="13841" table:style-name="ce6">
            <text:p>13,841<text:s/></text:p>
          </table:table-cell>
          <table:table-cell office:value-type="float" office:value="11440" table:style-name="ce6">
            <text:p>11,440<text:s/></text:p>
          </table:table-cell>
          <table:table-cell office:value-type="float" office:value="17382" table:style-name="ce6">
            <text:p>17,382<text:s/></text:p>
          </table:table-cell>
          <table:table-cell office:value-type="float" office:value="22707" table:style-name="ce6">
            <text:p>22,707<text:s/></text:p>
          </table:table-cell>
          <table:table-cell office:value-type="float" office:value="15764" table:style-name="ce6">
            <text:p>15,764<text:s/></text:p>
          </table:table-cell>
          <table:table-cell office:value-type="float" office:value="10396" table:style-name="ce6">
            <text:p>10,396<text:s/></text:p>
          </table:table-cell>
          <table:table-cell office:value-type="float" office:value="26237" table:style-name="ce6">
            <text:p>26,237<text:s/></text:p>
          </table:table-cell>
          <table:table-cell office:value-type="float" office:value="18106" table:style-name="ce6">
            <text:p>18,106<text:s/></text:p>
          </table:table-cell>
          <table:table-cell office:value-type="float" office:value="33190" table:style-name="ce6">
            <text:p>33,190<text:s/></text:p>
          </table:table-cell>
          <table:table-cell office:value-type="float" office:value="31170" table:style-name="ce6">
            <text:p>31,170<text:s/></text:p>
          </table:table-cell>
          <table:table-cell office:value-type="float" office:value="9750" table:style-name="ce6">
            <text:p>9,750<text:s/></text:p>
          </table:table-cell>
          <table:table-cell office:value-type="float" office:value="37167" table:style-name="ce6">
            <text:p>37,167<text:s/></text:p>
          </table:table-cell>
          <table:table-cell office:value-type="float" office:value="27487" table:style-name="ce6">
            <text:p>27,487<text:s/></text:p>
          </table:table-cell>
          <table:table-cell office:value-type="float" office:value="26299" table:style-name="ce6">
            <text:p>26,299<text:s/></text:p>
          </table:table-cell>
          <table:table-cell office:value-type="float" office:value="22935" table:style-name="ce6">
            <text:p>22,935<text:s/></text:p>
          </table:table-cell>
          <table:table-cell office:value-type="float" office:value="26494" table:style-name="ce6">
            <text:p>26,494<text:s/></text:p>
          </table:table-cell>
          <table:table-cell office:value-type="float" office:value="138128" table:style-name="ce6">
            <text:p>138,128<text:s/></text:p>
          </table:table-cell>
          <table:table-cell office:value-type="float" office:value="38465" table:style-name="ce6">
            <text:p>38,465<text:s/></text:p>
          </table:table-cell>
          <table:table-cell office:value-type="float" office:value="23135" table:style-name="ce6">
            <text:p>23,135<text:s/></text:p>
          </table:table-cell>
          <table:table-cell office:value-type="float" office:value="25769" table:style-name="ce6">
            <text:p>25,769<text:s/></text:p>
          </table:table-cell>
          <table:table-cell office:value-type="float" office:value="28186" table:style-name="ce6">
            <text:p>28,186<text:s/></text:p>
          </table:table-cell>
          <table:table-cell office:value-type="float" office:value="29254" table:style-name="ce6">
            <text:p>29,254<text:s/></text:p>
          </table:table-cell>
          <table:table-cell office:value-type="float" office:value="27141" table:style-name="ce6">
            <text:p>27,141<text:s/></text:p>
          </table:table-cell>
          <table:table-cell office:value-type="float" office:value="24324" table:style-name="ce6">
            <text:p>24,324<text:s/></text:p>
          </table:table-cell>
          <table:table-cell office:value-type="float" office:value="14097" table:style-name="ce6">
            <text:p>14,097<text:s/></text:p>
          </table:table-cell>
          <table:table-cell office:value-type="float" office:value="33176" table:style-name="ce6">
            <text:p>33,176<text:s/></text:p>
          </table:table-cell>
          <table:table-cell office:value-type="float" office:value="7572" table:style-name="ce6">
            <text:p>7,572<text:s/></text:p>
          </table:table-cell>
          <table:table-cell office:value-type="float" office:value="10234" table:style-name="ce6">
            <text:p>10,234<text:s/></text:p>
          </table:table-cell>
          <table:table-cell office:value-type="float" office:value="18749" table:style-name="ce6">
            <text:p>18,749<text:s/></text:p>
          </table:table-cell>
          <table:table-cell office:value-type="float" office:value="6088" table:style-name="ce6">
            <text:p>6,088<text:s/></text:p>
          </table:table-cell>
          <table:table-cell office:value-type="float" office:value="3692" table:style-name="ce6">
            <text:p>3,692<text:s/></text:p>
          </table:table-cell>
          <table:table-cell office:value-type="float" office:value="3606" table:style-name="ce6">
            <text:p>3,606<text:s/></text:p>
          </table:table-cell>
          <table:table-cell office:value-type="float" office:value="13601" table:style-name="ce6">
            <text:p>13,601<text:s/></text:p>
          </table:table-cell>
          <table:table-cell office:value-type="float" office:value="9699" table:style-name="ce6">
            <text:p>9,699<text:s/></text:p>
          </table:table-cell>
          <table:table-cell office:value-type="float" office:value="9854" table:style-name="ce6">
            <text:p>9,854<text:s/></text:p>
          </table:table-cell>
          <table:table-cell office:value-type="float" office:value="34253" table:style-name="ce6">
            <text:p>34,253<text:s/></text:p>
          </table:table-cell>
          <table:table-cell office:value-type="float" office:value="8982" table:style-name="ce6">
            <text:p>8,982<text:s/></text:p>
          </table:table-cell>
          <table:table-cell office:value-type="float" office:value="13061" table:style-name="ce6">
            <text:p>13,061<text:s/></text:p>
          </table:table-cell>
          <table:table-cell office:value-type="float" office:value="7738" table:style-name="ce6">
            <text:p>7,738<text:s/></text:p>
          </table:table-cell>
          <table:table-cell office:value-type="float" office:value="22610" table:style-name="ce6">
            <text:p>22,610<text:s/></text:p>
          </table:table-cell>
          <table:table-cell office:value-type="float" office:value="27078" table:style-name="ce6">
            <text:p>27,078<text:s/></text:p>
          </table:table-cell>
          <table:table-cell office:value-type="float" office:value="31121" table:style-name="ce6">
            <text:p>31,121<text:s/></text:p>
          </table:table-cell>
          <table:table-cell office:value-type="float" office:value="37974" table:style-name="ce6">
            <text:p>37,974<text:s/></text:p>
          </table:table-cell>
          <table:table-cell office:value-type="float" office:value="41548" table:style-name="ce6">
            <text:p>41,548<text:s/></text:p>
          </table:table-cell>
          <table:table-cell office:value-type="float" office:value="26229" table:style-name="ce6">
            <text:p>26,229<text:s/></text:p>
          </table:table-cell>
          <table:table-cell office:value-type="float" office:value="30017" table:style-name="ce6">
            <text:p>30,017<text:s/></text:p>
          </table:table-cell>
          <table:table-cell office:value-type="float" office:value="64794" table:style-name="ce6">
            <text:p>64,794<text:s/></text:p>
          </table:table-cell>
          <table:table-cell office:value-type="float" office:value="24925" table:style-name="ce6">
            <text:p>24,925<text:s/></text:p>
          </table:table-cell>
          <table:table-cell office:value-type="float" office:value="34843" table:style-name="ce6">
            <text:p>34,843<text:s/></text:p>
          </table:table-cell>
          <table:table-cell office:value-type="float" office:value="34370" table:style-name="ce6">
            <text:p>34,370<text:s/></text:p>
          </table:table-cell>
          <table:table-cell office:value-type="float" office:value="22361" table:style-name="ce6">
            <text:p>22,361<text:s/></text:p>
          </table:table-cell>
          <table:table-cell office:value-type="float" office:value="58812" table:style-name="ce6">
            <text:p>58,812<text:s/></text:p>
          </table:table-cell>
          <table:table-cell office:value-type="float" office:value="21459" table:style-name="ce6">
            <text:p>21,459<text:s/></text:p>
          </table:table-cell>
          <table:table-cell office:value-type="float" office:value="17121" table:style-name="ce6">
            <text:p>17,121<text:s/></text:p>
          </table:table-cell>
          <table:table-cell office:value-type="float" office:value="14539" table:style-name="ce6">
            <text:p>14,539<text:s/></text:p>
          </table:table-cell>
          <table:table-cell office:value-type="float" office:value="17761" table:style-name="ce6">
            <text:p>17,761<text:s/></text:p>
          </table:table-cell>
          <table:table-cell office:value-type="float" office:value="14451" table:style-name="ce6">
            <text:p>14,451<text:s/></text:p>
          </table:table-cell>
          <table:table-cell office:value-type="float" office:value="29886" table:style-name="ce6">
            <text:p>29,886<text:s/></text:p>
          </table:table-cell>
          <table:table-cell office:value-type="float" office:value="18948" table:style-name="ce6">
            <text:p>18,948<text:s/></text:p>
          </table:table-cell>
          <table:table-cell office:value-type="float" office:value="8512" table:style-name="ce6">
            <text:p>8,512<text:s/></text:p>
          </table:table-cell>
          <table:table-cell office:value-type="float" office:value="12562" table:style-name="ce6">
            <text:p>12,562<text:s/></text:p>
          </table:table-cell>
          <table:table-cell office:value-type="float" office:value="41083" table:style-name="ce6">
            <text:p>41,083<text:s/></text:p>
          </table:table-cell>
          <table:table-cell office:value-type="float" office:value="25308" table:style-name="ce6">
            <text:p>25,308<text:s/></text:p>
          </table:table-cell>
          <table:table-cell office:value-type="float" office:value="24680" table:style-name="ce6">
            <text:p>24,680<text:s/></text:p>
          </table:table-cell>
          <table:table-cell office:value-type="float" office:value="25865" table:style-name="ce6">
            <text:p>25,865<text:s/></text:p>
          </table:table-cell>
          <table:table-cell office:value-type="float" office:value="7395" table:style-name="ce6">
            <text:p>7,395<text:s/></text:p>
          </table:table-cell>
          <table:table-cell office:value-type="float" office:value="10785" table:style-name="ce6">
            <text:p>10,785<text:s/></text:p>
          </table:table-cell>
          <table:table-cell office:value-type="float" office:value="5268" table:style-name="ce6">
            <text:p>5,268<text:s/></text:p>
          </table:table-cell>
          <table:table-cell office:value-type="float" office:value="5081" table:style-name="ce6">
            <text:p>5,081<text:s/></text:p>
          </table:table-cell>
          <table:table-cell office:value-type="float" office:value="6195" table:style-name="ce6">
            <text:p>6,195<text:s/></text:p>
          </table:table-cell>
          <table:table-cell office:value-type="float" office:value="10127" table:style-name="ce6">
            <text:p>10,127<text:s/></text:p>
          </table:table-cell>
          <table:table-cell office:value-type="float" office:value="9488" table:style-name="ce6">
            <text:p>9,488<text:s/></text:p>
          </table:table-cell>
          <table:table-cell office:value-type="float" office:value="13871" table:style-name="ce6">
            <text:p>13,871<text:s/></text:p>
          </table:table-cell>
          <table:table-cell office:value-type="float" office:value="18599" table:style-name="ce6">
            <text:p>18,599<text:s/></text:p>
          </table:table-cell>
          <table:table-cell office:value-type="float" office:value="30459" table:style-name="ce6">
            <text:p>30,459<text:s/></text:p>
          </table:table-cell>
          <table:table-cell office:value-type="float" office:value="23698" table:style-name="ce6">
            <text:p>23,698<text:s/></text:p>
          </table:table-cell>
          <table:table-cell office:value-type="float" office:value="14821" table:style-name="ce6">
            <text:p>14,821<text:s/></text:p>
          </table:table-cell>
          <table:table-cell office:value-type="float" office:value="12607" table:style-name="ce6">
            <text:p>12,607<text:s/></text:p>
          </table:table-cell>
          <table:table-cell office:value-type="float" office:value="12356" table:style-name="ce6">
            <text:p>12,356<text:s/></text:p>
          </table:table-cell>
          <table:table-cell office:value-type="float" office:value="13061" table:style-name="ce6">
            <text:p>13,061<text:s/></text:p>
          </table:table-cell>
          <table:table-cell office:value-type="float" office:value="12132" table:style-name="ce6">
            <text:p>12,132<text:s/></text:p>
          </table:table-cell>
          <table:table-cell office:value-type="float" office:value="10687" table:style-name="ce6">
            <text:p>10,687<text:s/></text:p>
          </table:table-cell>
          <table:table-cell office:value-type="float" office:value="9976" table:style-name="ce6">
            <text:p>9,976<text:s/></text:p>
          </table:table-cell>
          <table:table-cell table:number-columns-repeated="16275"/>
        </table:table-row>
        <table:table-row table:style-name="ro2">
          <table:table-cell office:value-type="date" office:date-value="2019-04-03T00:00:00" table:style-name="ce5">
            <text:p>2019/4/3</text:p>
          </table:table-cell>
          <table:table-cell office:value-type="float" office:value="6436" table:style-name="ce6">
            <text:p>6,436<text:s/></text:p>
          </table:table-cell>
          <table:table-cell office:value-type="float" office:value="15980" table:style-name="ce6">
            <text:p>15,980<text:s/></text:p>
          </table:table-cell>
          <table:table-cell office:value-type="float" office:value="41353" table:style-name="ce6">
            <text:p>41,353<text:s/></text:p>
          </table:table-cell>
          <table:table-cell office:value-type="float" office:value="50448" table:style-name="ce6">
            <text:p>50,448<text:s/></text:p>
          </table:table-cell>
          <table:table-cell office:value-type="float" office:value="28800" table:style-name="ce6">
            <text:p>28,800<text:s/></text:p>
          </table:table-cell>
          <table:table-cell office:value-type="float" office:value="16074" table:style-name="ce6">
            <text:p>16,074<text:s/></text:p>
          </table:table-cell>
          <table:table-cell office:value-type="float" office:value="12973" table:style-name="ce6">
            <text:p>12,973<text:s/></text:p>
          </table:table-cell>
          <table:table-cell office:value-type="float" office:value="5068" table:style-name="ce6">
            <text:p>5,068<text:s/></text:p>
          </table:table-cell>
          <table:table-cell office:value-type="float" office:value="3461" table:style-name="ce6">
            <text:p>3,461<text:s/></text:p>
          </table:table-cell>
          <table:table-cell office:value-type="float" office:value="15894" table:style-name="ce6">
            <text:p>15,894<text:s/></text:p>
          </table:table-cell>
          <table:table-cell office:value-type="float" office:value="2760" table:style-name="ce6">
            <text:p>2,760<text:s/></text:p>
          </table:table-cell>
          <table:table-cell office:value-type="float" office:value="4896" table:style-name="ce6">
            <text:p>4,896<text:s/></text:p>
          </table:table-cell>
          <table:table-cell office:value-type="float" office:value="8284" table:style-name="ce6">
            <text:p>8,284<text:s/></text:p>
          </table:table-cell>
          <table:table-cell office:value-type="float" office:value="9350" table:style-name="ce6">
            <text:p>9,350<text:s/></text:p>
          </table:table-cell>
          <table:table-cell office:value-type="float" office:value="11280" table:style-name="ce6">
            <text:p>11,280<text:s/></text:p>
          </table:table-cell>
          <table:table-cell office:value-type="float" office:value="17652" table:style-name="ce6">
            <text:p>17,652<text:s/></text:p>
          </table:table-cell>
          <table:table-cell office:value-type="float" office:value="18846" table:style-name="ce6">
            <text:p>18,846<text:s/></text:p>
          </table:table-cell>
          <table:table-cell office:value-type="float" office:value="6553" table:style-name="ce6">
            <text:p>6,553<text:s/></text:p>
          </table:table-cell>
          <table:table-cell office:value-type="float" office:value="10035" table:style-name="ce6">
            <text:p>10,035<text:s/></text:p>
          </table:table-cell>
          <table:table-cell office:value-type="float" office:value="3396" table:style-name="ce6">
            <text:p>3,396<text:s/></text:p>
          </table:table-cell>
          <table:table-cell office:value-type="float" office:value="8403" table:style-name="ce6">
            <text:p>8,403<text:s/></text:p>
          </table:table-cell>
          <table:table-cell office:value-type="float" office:value="9327" table:style-name="ce6">
            <text:p>9,327<text:s/></text:p>
          </table:table-cell>
          <table:table-cell office:value-type="float" office:value="5547" table:style-name="ce6">
            <text:p>5,547<text:s/></text:p>
          </table:table-cell>
          <table:table-cell office:value-type="float" office:value="31096" table:style-name="ce6">
            <text:p>31,096<text:s/></text:p>
          </table:table-cell>
          <table:table-cell office:value-type="float" office:value="2386" table:style-name="ce6">
            <text:p>2,386<text:s/></text:p>
          </table:table-cell>
          <table:table-cell office:value-type="float" office:value="14664" table:style-name="ce6">
            <text:p>14,664<text:s/></text:p>
          </table:table-cell>
          <table:table-cell office:value-type="float" office:value="12062" table:style-name="ce6">
            <text:p>12,062<text:s/></text:p>
          </table:table-cell>
          <table:table-cell office:value-type="float" office:value="18643" table:style-name="ce6">
            <text:p>18,643<text:s/></text:p>
          </table:table-cell>
          <table:table-cell office:value-type="float" office:value="23552" table:style-name="ce6">
            <text:p>23,552<text:s/></text:p>
          </table:table-cell>
          <table:table-cell office:value-type="float" office:value="16389" table:style-name="ce6">
            <text:p>16,389<text:s/></text:p>
          </table:table-cell>
          <table:table-cell office:value-type="float" office:value="10874" table:style-name="ce6">
            <text:p>10,874<text:s/></text:p>
          </table:table-cell>
          <table:table-cell office:value-type="float" office:value="26653" table:style-name="ce6">
            <text:p>26,653<text:s/></text:p>
          </table:table-cell>
          <table:table-cell office:value-type="float" office:value="19024" table:style-name="ce6">
            <text:p>19,024<text:s/></text:p>
          </table:table-cell>
          <table:table-cell office:value-type="float" office:value="33713" table:style-name="ce6">
            <text:p>33,713<text:s/></text:p>
          </table:table-cell>
          <table:table-cell office:value-type="float" office:value="32032" table:style-name="ce6">
            <text:p>32,032<text:s/></text:p>
          </table:table-cell>
          <table:table-cell office:value-type="float" office:value="9875" table:style-name="ce6">
            <text:p>9,875<text:s/></text:p>
          </table:table-cell>
          <table:table-cell office:value-type="float" office:value="38953" table:style-name="ce6">
            <text:p>38,953<text:s/></text:p>
          </table:table-cell>
          <table:table-cell office:value-type="float" office:value="28772" table:style-name="ce6">
            <text:p>28,772<text:s/></text:p>
          </table:table-cell>
          <table:table-cell office:value-type="float" office:value="27707" table:style-name="ce6">
            <text:p>27,707<text:s/></text:p>
          </table:table-cell>
          <table:table-cell office:value-type="float" office:value="23444" table:style-name="ce6">
            <text:p>23,444<text:s/></text:p>
          </table:table-cell>
          <table:table-cell office:value-type="float" office:value="25481" table:style-name="ce6">
            <text:p>25,481<text:s/></text:p>
          </table:table-cell>
          <table:table-cell office:value-type="float" office:value="156243" table:style-name="ce6">
            <text:p>156,243<text:s/></text:p>
          </table:table-cell>
          <table:table-cell office:value-type="float" office:value="41979" table:style-name="ce6">
            <text:p>41,979<text:s/></text:p>
          </table:table-cell>
          <table:table-cell office:value-type="float" office:value="23867" table:style-name="ce6">
            <text:p>23,867<text:s/></text:p>
          </table:table-cell>
          <table:table-cell office:value-type="float" office:value="25729" table:style-name="ce6">
            <text:p>25,729<text:s/></text:p>
          </table:table-cell>
          <table:table-cell office:value-type="float" office:value="28111" table:style-name="ce6">
            <text:p>28,111<text:s/></text:p>
          </table:table-cell>
          <table:table-cell office:value-type="float" office:value="31161" table:style-name="ce6">
            <text:p>31,161<text:s/></text:p>
          </table:table-cell>
          <table:table-cell office:value-type="float" office:value="28590" table:style-name="ce6">
            <text:p>28,590<text:s/></text:p>
          </table:table-cell>
          <table:table-cell office:value-type="float" office:value="25012" table:style-name="ce6">
            <text:p>25,012<text:s/></text:p>
          </table:table-cell>
          <table:table-cell office:value-type="float" office:value="14391" table:style-name="ce6">
            <text:p>14,391<text:s/></text:p>
          </table:table-cell>
          <table:table-cell office:value-type="float" office:value="35018" table:style-name="ce6">
            <text:p>35,018<text:s/></text:p>
          </table:table-cell>
          <table:table-cell office:value-type="float" office:value="8171" table:style-name="ce6">
            <text:p>8,171<text:s/></text:p>
          </table:table-cell>
          <table:table-cell office:value-type="float" office:value="10449" table:style-name="ce6">
            <text:p>10,449<text:s/></text:p>
          </table:table-cell>
          <table:table-cell office:value-type="float" office:value="20227" table:style-name="ce6">
            <text:p>20,227<text:s/></text:p>
          </table:table-cell>
          <table:table-cell office:value-type="float" office:value="6185" table:style-name="ce6">
            <text:p>6,185<text:s/></text:p>
          </table:table-cell>
          <table:table-cell office:value-type="float" office:value="3785" table:style-name="ce6">
            <text:p>3,785<text:s/></text:p>
          </table:table-cell>
          <table:table-cell office:value-type="float" office:value="3594" table:style-name="ce6">
            <text:p>3,594<text:s/></text:p>
          </table:table-cell>
          <table:table-cell office:value-type="float" office:value="14932" table:style-name="ce6">
            <text:p>14,932<text:s/></text:p>
          </table:table-cell>
          <table:table-cell office:value-type="float" office:value="10218" table:style-name="ce6">
            <text:p>10,218<text:s/></text:p>
          </table:table-cell>
          <table:table-cell office:value-type="float" office:value="10863" table:style-name="ce6">
            <text:p>10,863<text:s/></text:p>
          </table:table-cell>
          <table:table-cell office:value-type="float" office:value="35136" table:style-name="ce6">
            <text:p>35,136<text:s/></text:p>
          </table:table-cell>
          <table:table-cell office:value-type="float" office:value="9385" table:style-name="ce6">
            <text:p>9,385<text:s/></text:p>
          </table:table-cell>
          <table:table-cell office:value-type="float" office:value="13901" table:style-name="ce6">
            <text:p>13,901<text:s/></text:p>
          </table:table-cell>
          <table:table-cell office:value-type="float" office:value="8219" table:style-name="ce6">
            <text:p>8,219<text:s/></text:p>
          </table:table-cell>
          <table:table-cell office:value-type="float" office:value="23486" table:style-name="ce6">
            <text:p>23,486<text:s/></text:p>
          </table:table-cell>
          <table:table-cell office:value-type="float" office:value="27717" table:style-name="ce6">
            <text:p>27,717<text:s/></text:p>
          </table:table-cell>
          <table:table-cell office:value-type="float" office:value="32700" table:style-name="ce6">
            <text:p>32,700<text:s/></text:p>
          </table:table-cell>
          <table:table-cell office:value-type="float" office:value="42244" table:style-name="ce6">
            <text:p>42,244<text:s/></text:p>
          </table:table-cell>
          <table:table-cell office:value-type="float" office:value="43149" table:style-name="ce6">
            <text:p>43,149<text:s/></text:p>
          </table:table-cell>
          <table:table-cell office:value-type="float" office:value="27474" table:style-name="ce6">
            <text:p>27,474<text:s/></text:p>
          </table:table-cell>
          <table:table-cell office:value-type="float" office:value="31076" table:style-name="ce6">
            <text:p>31,076<text:s/></text:p>
          </table:table-cell>
          <table:table-cell office:value-type="float" office:value="71937" table:style-name="ce6">
            <text:p>71,937<text:s/></text:p>
          </table:table-cell>
          <table:table-cell office:value-type="float" office:value="22854" table:style-name="ce6">
            <text:p>22,854<text:s/></text:p>
          </table:table-cell>
          <table:table-cell office:value-type="float" office:value="33028" table:style-name="ce6">
            <text:p>33,028<text:s/></text:p>
          </table:table-cell>
          <table:table-cell office:value-type="float" office:value="36775" table:style-name="ce6">
            <text:p>36,775<text:s/></text:p>
          </table:table-cell>
          <table:table-cell office:value-type="float" office:value="23607" table:style-name="ce6">
            <text:p>23,607<text:s/></text:p>
          </table:table-cell>
          <table:table-cell office:value-type="float" office:value="64419" table:style-name="ce6">
            <text:p>64,419<text:s/></text:p>
          </table:table-cell>
          <table:table-cell office:value-type="float" office:value="22573" table:style-name="ce6">
            <text:p>22,573<text:s/></text:p>
          </table:table-cell>
          <table:table-cell office:value-type="float" office:value="18205" table:style-name="ce6">
            <text:p>18,205<text:s/></text:p>
          </table:table-cell>
          <table:table-cell office:value-type="float" office:value="15498" table:style-name="ce6">
            <text:p>15,498<text:s/></text:p>
          </table:table-cell>
          <table:table-cell office:value-type="float" office:value="19796" table:style-name="ce6">
            <text:p>19,796<text:s/></text:p>
          </table:table-cell>
          <table:table-cell office:value-type="float" office:value="14657" table:style-name="ce6">
            <text:p>14,657<text:s/></text:p>
          </table:table-cell>
          <table:table-cell office:value-type="float" office:value="31392" table:style-name="ce6">
            <text:p>31,392<text:s/></text:p>
          </table:table-cell>
          <table:table-cell office:value-type="float" office:value="19631" table:style-name="ce6">
            <text:p>19,631<text:s/></text:p>
          </table:table-cell>
          <table:table-cell office:value-type="float" office:value="8553" table:style-name="ce6">
            <text:p>8,553<text:s/></text:p>
          </table:table-cell>
          <table:table-cell office:value-type="float" office:value="13439" table:style-name="ce6">
            <text:p>13,439<text:s/></text:p>
          </table:table-cell>
          <table:table-cell office:value-type="float" office:value="42015" table:style-name="ce6">
            <text:p>42,015<text:s/></text:p>
          </table:table-cell>
          <table:table-cell office:value-type="float" office:value="25786" table:style-name="ce6">
            <text:p>25,786<text:s/></text:p>
          </table:table-cell>
          <table:table-cell office:value-type="float" office:value="25485" table:style-name="ce6">
            <text:p>25,485<text:s/></text:p>
          </table:table-cell>
          <table:table-cell office:value-type="float" office:value="26463" table:style-name="ce6">
            <text:p>26,463<text:s/></text:p>
          </table:table-cell>
          <table:table-cell office:value-type="float" office:value="7708" table:style-name="ce6">
            <text:p>7,708<text:s/></text:p>
          </table:table-cell>
          <table:table-cell office:value-type="float" office:value="11151" table:style-name="ce6">
            <text:p>11,151<text:s/></text:p>
          </table:table-cell>
          <table:table-cell office:value-type="float" office:value="5240" table:style-name="ce6">
            <text:p>5,240<text:s/></text:p>
          </table:table-cell>
          <table:table-cell office:value-type="float" office:value="5369" table:style-name="ce6">
            <text:p>5,369<text:s/></text:p>
          </table:table-cell>
          <table:table-cell office:value-type="float" office:value="6592" table:style-name="ce6">
            <text:p>6,592<text:s/></text:p>
          </table:table-cell>
          <table:table-cell office:value-type="float" office:value="10707" table:style-name="ce6">
            <text:p>10,707<text:s/></text:p>
          </table:table-cell>
          <table:table-cell office:value-type="float" office:value="10218" table:style-name="ce6">
            <text:p>10,218<text:s/></text:p>
          </table:table-cell>
          <table:table-cell office:value-type="float" office:value="15798" table:style-name="ce6">
            <text:p>15,798<text:s/></text:p>
          </table:table-cell>
          <table:table-cell office:value-type="float" office:value="18705" table:style-name="ce6">
            <text:p>18,705<text:s/></text:p>
          </table:table-cell>
          <table:table-cell office:value-type="float" office:value="30215" table:style-name="ce6">
            <text:p>30,215<text:s/></text:p>
          </table:table-cell>
          <table:table-cell office:value-type="float" office:value="24523" table:style-name="ce6">
            <text:p>24,523<text:s/></text:p>
          </table:table-cell>
          <table:table-cell office:value-type="float" office:value="15213" table:style-name="ce6">
            <text:p>15,213<text:s/></text:p>
          </table:table-cell>
          <table:table-cell office:value-type="float" office:value="13130" table:style-name="ce6">
            <text:p>13,130<text:s/></text:p>
          </table:table-cell>
          <table:table-cell office:value-type="float" office:value="12824" table:style-name="ce6">
            <text:p>12,824<text:s/></text:p>
          </table:table-cell>
          <table:table-cell office:value-type="float" office:value="13725" table:style-name="ce6">
            <text:p>13,725<text:s/></text:p>
          </table:table-cell>
          <table:table-cell office:value-type="float" office:value="12802" table:style-name="ce6">
            <text:p>12,802<text:s/></text:p>
          </table:table-cell>
          <table:table-cell office:value-type="float" office:value="11150" table:style-name="ce6">
            <text:p>11,150<text:s/></text:p>
          </table:table-cell>
          <table:table-cell office:value-type="float" office:value="10557" table:style-name="ce6">
            <text:p>10,557<text:s/></text:p>
          </table:table-cell>
          <table:table-cell table:number-columns-repeated="16275"/>
        </table:table-row>
        <table:table-row table:style-name="ro2">
          <table:table-cell office:value-type="date" office:date-value="2019-04-04T00:00:00" table:style-name="ce5">
            <text:p>2019/4/4</text:p>
          </table:table-cell>
          <table:table-cell office:value-type="float" office:value="5184" table:style-name="ce6">
            <text:p>5,184<text:s/></text:p>
          </table:table-cell>
          <table:table-cell office:value-type="float" office:value="9245" table:style-name="ce6">
            <text:p>9,245<text:s/></text:p>
          </table:table-cell>
          <table:table-cell office:value-type="float" office:value="18988" table:style-name="ce6">
            <text:p>18,988<text:s/></text:p>
          </table:table-cell>
          <table:table-cell office:value-type="float" office:value="45030" table:style-name="ce6">
            <text:p>45,030<text:s/></text:p>
          </table:table-cell>
          <table:table-cell office:value-type="float" office:value="13664" table:style-name="ce6">
            <text:p>13,664<text:s/></text:p>
          </table:table-cell>
          <table:table-cell office:value-type="float" office:value="9898" table:style-name="ce6">
            <text:p>9,898<text:s/></text:p>
          </table:table-cell>
          <table:table-cell office:value-type="float" office:value="8213" table:style-name="ce6">
            <text:p>8,213<text:s/></text:p>
          </table:table-cell>
          <table:table-cell office:value-type="float" office:value="6584" table:style-name="ce6">
            <text:p>6,584<text:s/></text:p>
          </table:table-cell>
          <table:table-cell office:value-type="float" office:value="2479" table:style-name="ce6">
            <text:p>2,479<text:s/></text:p>
          </table:table-cell>
          <table:table-cell office:value-type="float" office:value="9571" table:style-name="ce6">
            <text:p>9,571<text:s/></text:p>
          </table:table-cell>
          <table:table-cell office:value-type="float" office:value="2285" table:style-name="ce6">
            <text:p>2,285<text:s/></text:p>
          </table:table-cell>
          <table:table-cell office:value-type="float" office:value="3582" table:style-name="ce6">
            <text:p>3,582<text:s/></text:p>
          </table:table-cell>
          <table:table-cell office:value-type="float" office:value="20553" table:style-name="ce6">
            <text:p>20,553<text:s/></text:p>
          </table:table-cell>
          <table:table-cell office:value-type="float" office:value="5540" table:style-name="ce6">
            <text:p>5,540<text:s/></text:p>
          </table:table-cell>
          <table:table-cell office:value-type="float" office:value="10261" table:style-name="ce6">
            <text:p>10,261<text:s/></text:p>
          </table:table-cell>
          <table:table-cell office:value-type="float" office:value="5081" table:style-name="ce6">
            <text:p>5,081<text:s/></text:p>
          </table:table-cell>
          <table:table-cell office:value-type="float" office:value="6417" table:style-name="ce6">
            <text:p>6,417<text:s/></text:p>
          </table:table-cell>
          <table:table-cell office:value-type="float" office:value="4015" table:style-name="ce6">
            <text:p>4,015<text:s/></text:p>
          </table:table-cell>
          <table:table-cell office:value-type="float" office:value="8511" table:style-name="ce6">
            <text:p>8,511<text:s/></text:p>
          </table:table-cell>
          <table:table-cell office:value-type="float" office:value="4056" table:style-name="ce6">
            <text:p>4,056<text:s/></text:p>
          </table:table-cell>
          <table:table-cell office:value-type="float" office:value="5494" table:style-name="ce6">
            <text:p>5,494<text:s/></text:p>
          </table:table-cell>
          <table:table-cell office:value-type="float" office:value="6195" table:style-name="ce6">
            <text:p>6,195<text:s/></text:p>
          </table:table-cell>
          <table:table-cell office:value-type="float" office:value="2285" table:style-name="ce6">
            <text:p>2,285<text:s/></text:p>
          </table:table-cell>
          <table:table-cell office:value-type="float" office:value="22704" table:style-name="ce6">
            <text:p>22,704<text:s/></text:p>
          </table:table-cell>
          <table:table-cell office:value-type="float" office:value="1880" table:style-name="ce6">
            <text:p>1,880<text:s/></text:p>
          </table:table-cell>
          <table:table-cell office:value-type="float" office:value="17004" table:style-name="ce6">
            <text:p>17,004<text:s/></text:p>
          </table:table-cell>
          <table:table-cell office:value-type="float" office:value="8831" table:style-name="ce6">
            <text:p>8,831<text:s/></text:p>
          </table:table-cell>
          <table:table-cell office:value-type="float" office:value="12861" table:style-name="ce6">
            <text:p>12,861<text:s/></text:p>
          </table:table-cell>
          <table:table-cell office:value-type="float" office:value="13326" table:style-name="ce6">
            <text:p>13,326<text:s/></text:p>
          </table:table-cell>
          <table:table-cell office:value-type="float" office:value="13313" table:style-name="ce6">
            <text:p>13,313<text:s/></text:p>
          </table:table-cell>
          <table:table-cell office:value-type="float" office:value="8525" table:style-name="ce6">
            <text:p>8,525<text:s/></text:p>
          </table:table-cell>
          <table:table-cell office:value-type="float" office:value="24690" table:style-name="ce6">
            <text:p>24,690<text:s/></text:p>
          </table:table-cell>
          <table:table-cell office:value-type="float" office:value="13960" table:style-name="ce6">
            <text:p>13,960<text:s/></text:p>
          </table:table-cell>
          <table:table-cell office:value-type="float" office:value="20929" table:style-name="ce6">
            <text:p>20,929<text:s/></text:p>
          </table:table-cell>
          <table:table-cell office:value-type="float" office:value="23069" table:style-name="ce6">
            <text:p>23,069<text:s/></text:p>
          </table:table-cell>
          <table:table-cell office:value-type="float" office:value="4100" table:style-name="ce6">
            <text:p>4,100<text:s/></text:p>
          </table:table-cell>
          <table:table-cell office:value-type="float" office:value="30607" table:style-name="ce6">
            <text:p>30,607<text:s/></text:p>
          </table:table-cell>
          <table:table-cell office:value-type="float" office:value="21038" table:style-name="ce6">
            <text:p>21,038<text:s/></text:p>
          </table:table-cell>
          <table:table-cell office:value-type="float" office:value="19889" table:style-name="ce6">
            <text:p>19,889<text:s/></text:p>
          </table:table-cell>
          <table:table-cell office:value-type="float" office:value="18288" table:style-name="ce6">
            <text:p>18,288<text:s/></text:p>
          </table:table-cell>
          <table:table-cell office:value-type="float" office:value="9339" table:style-name="ce6">
            <text:p>9,339<text:s/></text:p>
          </table:table-cell>
          <table:table-cell office:value-type="float" office:value="144722" table:style-name="ce6">
            <text:p>144,722<text:s/></text:p>
          </table:table-cell>
          <table:table-cell office:value-type="float" office:value="37192" table:style-name="ce6">
            <text:p>37,192<text:s/></text:p>
          </table:table-cell>
          <table:table-cell office:value-type="float" office:value="15793" table:style-name="ce6">
            <text:p>15,793<text:s/></text:p>
          </table:table-cell>
          <table:table-cell office:value-type="float" office:value="16573" table:style-name="ce6">
            <text:p>16,573<text:s/></text:p>
          </table:table-cell>
          <table:table-cell office:value-type="float" office:value="27603" table:style-name="ce6">
            <text:p>27,603<text:s/></text:p>
          </table:table-cell>
          <table:table-cell office:value-type="float" office:value="36173" table:style-name="ce6">
            <text:p>36,173<text:s/></text:p>
          </table:table-cell>
          <table:table-cell office:value-type="float" office:value="26055" table:style-name="ce6">
            <text:p>26,055<text:s/></text:p>
          </table:table-cell>
          <table:table-cell office:value-type="float" office:value="18824" table:style-name="ce6">
            <text:p>18,824<text:s/></text:p>
          </table:table-cell>
          <table:table-cell office:value-type="float" office:value="8326" table:style-name="ce6">
            <text:p>8,326<text:s/></text:p>
          </table:table-cell>
          <table:table-cell office:value-type="float" office:value="23798" table:style-name="ce6">
            <text:p>23,798<text:s/></text:p>
          </table:table-cell>
          <table:table-cell office:value-type="float" office:value="6199" table:style-name="ce6">
            <text:p>6,199<text:s/></text:p>
          </table:table-cell>
          <table:table-cell office:value-type="float" office:value="6689" table:style-name="ce6">
            <text:p>6,689<text:s/></text:p>
          </table:table-cell>
          <table:table-cell office:value-type="float" office:value="16028" table:style-name="ce6">
            <text:p>16,028<text:s/></text:p>
          </table:table-cell>
          <table:table-cell office:value-type="float" office:value="6964" table:style-name="ce6">
            <text:p>6,964<text:s/></text:p>
          </table:table-cell>
          <table:table-cell office:value-type="float" office:value="2941" table:style-name="ce6">
            <text:p>2,941<text:s/></text:p>
          </table:table-cell>
          <table:table-cell office:value-type="float" office:value="2638" table:style-name="ce6">
            <text:p>2,638<text:s/></text:p>
          </table:table-cell>
          <table:table-cell office:value-type="float" office:value="8842" table:style-name="ce6">
            <text:p>8,842<text:s/></text:p>
          </table:table-cell>
          <table:table-cell office:value-type="float" office:value="8102" table:style-name="ce6">
            <text:p>8,102<text:s/></text:p>
          </table:table-cell>
          <table:table-cell office:value-type="float" office:value="12732" table:style-name="ce6">
            <text:p>12,732<text:s/></text:p>
          </table:table-cell>
          <table:table-cell office:value-type="float" office:value="49268" table:style-name="ce6">
            <text:p>49,268<text:s/></text:p>
          </table:table-cell>
          <table:table-cell office:value-type="float" office:value="6264" table:style-name="ce6">
            <text:p>6,264<text:s/></text:p>
          </table:table-cell>
          <table:table-cell office:value-type="float" office:value="10633" table:style-name="ce6">
            <text:p>10,633<text:s/></text:p>
          </table:table-cell>
          <table:table-cell office:value-type="float" office:value="6926" table:style-name="ce6">
            <text:p>6,926<text:s/></text:p>
          </table:table-cell>
          <table:table-cell office:value-type="float" office:value="16881" table:style-name="ce6">
            <text:p>16,881<text:s/></text:p>
          </table:table-cell>
          <table:table-cell office:value-type="float" office:value="17566" table:style-name="ce6">
            <text:p>17,566<text:s/></text:p>
          </table:table-cell>
          <table:table-cell office:value-type="float" office:value="26362" table:style-name="ce6">
            <text:p>26,362<text:s/></text:p>
          </table:table-cell>
          <table:table-cell office:value-type="float" office:value="36919" table:style-name="ce6">
            <text:p>36,919<text:s/></text:p>
          </table:table-cell>
          <table:table-cell office:value-type="float" office:value="30625" table:style-name="ce6">
            <text:p>30,625<text:s/></text:p>
          </table:table-cell>
          <table:table-cell office:value-type="float" office:value="19633" table:style-name="ce6">
            <text:p>19,633<text:s/></text:p>
          </table:table-cell>
          <table:table-cell office:value-type="float" office:value="28382" table:style-name="ce6">
            <text:p>28,382<text:s/></text:p>
          </table:table-cell>
          <table:table-cell office:value-type="float" office:value="74688" table:style-name="ce6">
            <text:p>74,688<text:s/></text:p>
          </table:table-cell>
          <table:table-cell office:value-type="float" office:value="12378" table:style-name="ce6">
            <text:p>12,378<text:s/></text:p>
          </table:table-cell>
          <table:table-cell office:value-type="float" office:value="25863" table:style-name="ce6">
            <text:p>25,863<text:s/></text:p>
          </table:table-cell>
          <table:table-cell office:value-type="float" office:value="26912" table:style-name="ce6">
            <text:p>26,912<text:s/></text:p>
          </table:table-cell>
          <table:table-cell office:value-type="float" office:value="16644" table:style-name="ce6">
            <text:p>16,644<text:s/></text:p>
          </table:table-cell>
          <table:table-cell office:value-type="float" office:value="50531" table:style-name="ce6">
            <text:p>50,531<text:s/></text:p>
          </table:table-cell>
          <table:table-cell office:value-type="float" office:value="14145" table:style-name="ce6">
            <text:p>14,145<text:s/></text:p>
          </table:table-cell>
          <table:table-cell office:value-type="float" office:value="13424" table:style-name="ce6">
            <text:p>13,424<text:s/></text:p>
          </table:table-cell>
          <table:table-cell office:value-type="float" office:value="8171" table:style-name="ce6">
            <text:p>8,171<text:s/></text:p>
          </table:table-cell>
          <table:table-cell office:value-type="float" office:value="13807" table:style-name="ce6">
            <text:p>13,807<text:s/></text:p>
          </table:table-cell>
          <table:table-cell office:value-type="float" office:value="10583" table:style-name="ce6">
            <text:p>10,583<text:s/></text:p>
          </table:table-cell>
          <table:table-cell office:value-type="float" office:value="31170" table:style-name="ce6">
            <text:p>31,170<text:s/></text:p>
          </table:table-cell>
          <table:table-cell office:value-type="float" office:value="12643" table:style-name="ce6">
            <text:p>12,643<text:s/></text:p>
          </table:table-cell>
          <table:table-cell office:value-type="float" office:value="7867" table:style-name="ce6">
            <text:p>7,867<text:s/></text:p>
          </table:table-cell>
          <table:table-cell office:value-type="float" office:value="11096" table:style-name="ce6">
            <text:p>11,096<text:s/></text:p>
          </table:table-cell>
          <table:table-cell office:value-type="float" office:value="17330" table:style-name="ce6">
            <text:p>17,330<text:s/></text:p>
          </table:table-cell>
          <table:table-cell office:value-type="float" office:value="11743" table:style-name="ce6">
            <text:p>11,743<text:s/></text:p>
          </table:table-cell>
          <table:table-cell office:value-type="float" office:value="14374" table:style-name="ce6">
            <text:p>14,374<text:s/></text:p>
          </table:table-cell>
          <table:table-cell office:value-type="float" office:value="19016" table:style-name="ce6">
            <text:p>19,016<text:s/></text:p>
          </table:table-cell>
          <table:table-cell office:value-type="float" office:value="5904" table:style-name="ce6">
            <text:p>5,904<text:s/></text:p>
          </table:table-cell>
          <table:table-cell office:value-type="float" office:value="7686" table:style-name="ce6">
            <text:p>7,686<text:s/></text:p>
          </table:table-cell>
          <table:table-cell office:value-type="float" office:value="3624" table:style-name="ce6">
            <text:p>3,624<text:s/></text:p>
          </table:table-cell>
          <table:table-cell office:value-type="float" office:value="2135" table:style-name="ce6">
            <text:p>2,135<text:s/></text:p>
          </table:table-cell>
          <table:table-cell office:value-type="float" office:value="6319" table:style-name="ce6">
            <text:p>6,319<text:s/></text:p>
          </table:table-cell>
          <table:table-cell office:value-type="float" office:value="6912" table:style-name="ce6">
            <text:p>6,912<text:s/></text:p>
          </table:table-cell>
          <table:table-cell office:value-type="float" office:value="9044" table:style-name="ce6">
            <text:p>9,044<text:s/></text:p>
          </table:table-cell>
          <table:table-cell office:value-type="float" office:value="11877" table:style-name="ce6">
            <text:p>11,877<text:s/></text:p>
          </table:table-cell>
          <table:table-cell office:value-type="float" office:value="11673" table:style-name="ce6">
            <text:p>11,673<text:s/></text:p>
          </table:table-cell>
          <table:table-cell office:value-type="float" office:value="18535" table:style-name="ce6">
            <text:p>18,535<text:s/></text:p>
          </table:table-cell>
          <table:table-cell office:value-type="float" office:value="19856" table:style-name="ce6">
            <text:p>19,856<text:s/></text:p>
          </table:table-cell>
          <table:table-cell office:value-type="float" office:value="11164" table:style-name="ce6">
            <text:p>11,164<text:s/></text:p>
          </table:table-cell>
          <table:table-cell office:value-type="float" office:value="9752" table:style-name="ce6">
            <text:p>9,752<text:s/></text:p>
          </table:table-cell>
          <table:table-cell office:value-type="float" office:value="9424" table:style-name="ce6">
            <text:p>9,424<text:s/></text:p>
          </table:table-cell>
          <table:table-cell office:value-type="float" office:value="9712" table:style-name="ce6">
            <text:p>9,712<text:s/></text:p>
          </table:table-cell>
          <table:table-cell office:value-type="float" office:value="9677" table:style-name="ce6">
            <text:p>9,677<text:s/></text:p>
          </table:table-cell>
          <table:table-cell office:value-type="float" office:value="7811" table:style-name="ce6">
            <text:p>7,811<text:s/></text:p>
          </table:table-cell>
          <table:table-cell office:value-type="float" office:value="7461" table:style-name="ce6">
            <text:p>7,461<text:s/></text:p>
          </table:table-cell>
          <table:table-cell table:number-columns-repeated="16275"/>
        </table:table-row>
        <table:table-row table:style-name="ro2">
          <table:table-cell office:value-type="date" office:date-value="2019-04-05T00:00:00" table:style-name="ce5">
            <text:p>2019/4/5</text:p>
          </table:table-cell>
          <table:table-cell office:value-type="float" office:value="5044" table:style-name="ce6">
            <text:p>5,044<text:s/></text:p>
          </table:table-cell>
          <table:table-cell office:value-type="float" office:value="8232" table:style-name="ce6">
            <text:p>8,232<text:s/></text:p>
          </table:table-cell>
          <table:table-cell office:value-type="float" office:value="17030" table:style-name="ce6">
            <text:p>17,030<text:s/></text:p>
          </table:table-cell>
          <table:table-cell office:value-type="float" office:value="39369" table:style-name="ce6">
            <text:p>39,369<text:s/></text:p>
          </table:table-cell>
          <table:table-cell office:value-type="float" office:value="11728" table:style-name="ce6">
            <text:p>11,728<text:s/></text:p>
          </table:table-cell>
          <table:table-cell office:value-type="float" office:value="8866" table:style-name="ce6">
            <text:p>8,866<text:s/></text:p>
          </table:table-cell>
          <table:table-cell office:value-type="float" office:value="7033" table:style-name="ce6">
            <text:p>7,033<text:s/></text:p>
          </table:table-cell>
          <table:table-cell office:value-type="float" office:value="6199" table:style-name="ce6">
            <text:p>6,199<text:s/></text:p>
          </table:table-cell>
          <table:table-cell office:value-type="float" office:value="2020" table:style-name="ce6">
            <text:p>2,020<text:s/></text:p>
          </table:table-cell>
          <table:table-cell office:value-type="float" office:value="7121" table:style-name="ce6">
            <text:p>7,121<text:s/></text:p>
          </table:table-cell>
          <table:table-cell office:value-type="float" office:value="1833" table:style-name="ce6">
            <text:p>1,833<text:s/></text:p>
          </table:table-cell>
          <table:table-cell office:value-type="float" office:value="3089" table:style-name="ce6">
            <text:p>3,089<text:s/></text:p>
          </table:table-cell>
          <table:table-cell office:value-type="float" office:value="17670" table:style-name="ce6">
            <text:p>17,670<text:s/></text:p>
          </table:table-cell>
          <table:table-cell office:value-type="float" office:value="4720" table:style-name="ce6">
            <text:p>4,720<text:s/></text:p>
          </table:table-cell>
          <table:table-cell office:value-type="float" office:value="8917" table:style-name="ce6">
            <text:p>8,917<text:s/></text:p>
          </table:table-cell>
          <table:table-cell office:value-type="float" office:value="4102" table:style-name="ce6">
            <text:p>4,102<text:s/></text:p>
          </table:table-cell>
          <table:table-cell office:value-type="float" office:value="5417" table:style-name="ce6">
            <text:p>5,417<text:s/></text:p>
          </table:table-cell>
          <table:table-cell office:value-type="float" office:value="3461" table:style-name="ce6">
            <text:p>3,461<text:s/></text:p>
          </table:table-cell>
          <table:table-cell office:value-type="float" office:value="7088" table:style-name="ce6">
            <text:p>7,088<text:s/></text:p>
          </table:table-cell>
          <table:table-cell office:value-type="float" office:value="3482" table:style-name="ce6">
            <text:p>3,482<text:s/></text:p>
          </table:table-cell>
          <table:table-cell office:value-type="float" office:value="4876" table:style-name="ce6">
            <text:p>4,876<text:s/></text:p>
          </table:table-cell>
          <table:table-cell office:value-type="float" office:value="5288" table:style-name="ce6">
            <text:p>5,288<text:s/></text:p>
          </table:table-cell>
          <table:table-cell office:value-type="float" office:value="2025" table:style-name="ce6">
            <text:p>2,025<text:s/></text:p>
          </table:table-cell>
          <table:table-cell office:value-type="float" office:value="19691" table:style-name="ce6">
            <text:p>19,691<text:s/></text:p>
          </table:table-cell>
          <table:table-cell office:value-type="float" office:value="1761" table:style-name="ce6">
            <text:p>1,761<text:s/></text:p>
          </table:table-cell>
          <table:table-cell office:value-type="float" office:value="17646" table:style-name="ce6">
            <text:p>17,646<text:s/></text:p>
          </table:table-cell>
          <table:table-cell office:value-type="float" office:value="7974" table:style-name="ce6">
            <text:p>7,974<text:s/></text:p>
          </table:table-cell>
          <table:table-cell office:value-type="float" office:value="11234" table:style-name="ce6">
            <text:p>11,234<text:s/></text:p>
          </table:table-cell>
          <table:table-cell office:value-type="float" office:value="11444" table:style-name="ce6">
            <text:p>11,444<text:s/></text:p>
          </table:table-cell>
          <table:table-cell office:value-type="float" office:value="11532" table:style-name="ce6">
            <text:p>11,532<text:s/></text:p>
          </table:table-cell>
          <table:table-cell office:value-type="float" office:value="7133" table:style-name="ce6">
            <text:p>7,133<text:s/></text:p>
          </table:table-cell>
          <table:table-cell office:value-type="float" office:value="21343" table:style-name="ce6">
            <text:p>21,343<text:s/></text:p>
          </table:table-cell>
          <table:table-cell office:value-type="float" office:value="12588" table:style-name="ce6">
            <text:p>12,588<text:s/></text:p>
          </table:table-cell>
          <table:table-cell office:value-type="float" office:value="18076" table:style-name="ce6">
            <text:p>18,076<text:s/></text:p>
          </table:table-cell>
          <table:table-cell office:value-type="float" office:value="22979" table:style-name="ce6">
            <text:p>22,979<text:s/></text:p>
          </table:table-cell>
          <table:table-cell office:value-type="float" office:value="3679" table:style-name="ce6">
            <text:p>3,679<text:s/></text:p>
          </table:table-cell>
          <table:table-cell office:value-type="float" office:value="26154" table:style-name="ce6">
            <text:p>26,154<text:s/></text:p>
          </table:table-cell>
          <table:table-cell office:value-type="float" office:value="17686" table:style-name="ce6">
            <text:p>17,686<text:s/></text:p>
          </table:table-cell>
          <table:table-cell office:value-type="float" office:value="16670" table:style-name="ce6">
            <text:p>16,670<text:s/></text:p>
          </table:table-cell>
          <table:table-cell office:value-type="float" office:value="15292" table:style-name="ce6">
            <text:p>15,292<text:s/></text:p>
          </table:table-cell>
          <table:table-cell office:value-type="float" office:value="8449" table:style-name="ce6">
            <text:p>8,449<text:s/></text:p>
          </table:table-cell>
          <table:table-cell office:value-type="float" office:value="144466" table:style-name="ce6">
            <text:p>144,466<text:s/></text:p>
          </table:table-cell>
          <table:table-cell office:value-type="float" office:value="34714" table:style-name="ce6">
            <text:p>34,714<text:s/></text:p>
          </table:table-cell>
          <table:table-cell office:value-type="float" office:value="14210" table:style-name="ce6">
            <text:p>14,210<text:s/></text:p>
          </table:table-cell>
          <table:table-cell office:value-type="float" office:value="14650" table:style-name="ce6">
            <text:p>14,650<text:s/></text:p>
          </table:table-cell>
          <table:table-cell office:value-type="float" office:value="22297" table:style-name="ce6">
            <text:p>22,297<text:s/></text:p>
          </table:table-cell>
          <table:table-cell office:value-type="float" office:value="32775" table:style-name="ce6">
            <text:p>32,775<text:s/></text:p>
          </table:table-cell>
          <table:table-cell office:value-type="float" office:value="23139" table:style-name="ce6">
            <text:p>23,139<text:s/></text:p>
          </table:table-cell>
          <table:table-cell office:value-type="float" office:value="16115" table:style-name="ce6">
            <text:p>16,115<text:s/></text:p>
          </table:table-cell>
          <table:table-cell office:value-type="float" office:value="7304" table:style-name="ce6">
            <text:p>7,304<text:s/></text:p>
          </table:table-cell>
          <table:table-cell office:value-type="float" office:value="20621" table:style-name="ce6">
            <text:p>20,621<text:s/></text:p>
          </table:table-cell>
          <table:table-cell office:value-type="float" office:value="5360" table:style-name="ce6">
            <text:p>5,360<text:s/></text:p>
          </table:table-cell>
          <table:table-cell office:value-type="float" office:value="5852" table:style-name="ce6">
            <text:p>5,852<text:s/></text:p>
          </table:table-cell>
          <table:table-cell office:value-type="float" office:value="13814" table:style-name="ce6">
            <text:p>13,814<text:s/></text:p>
          </table:table-cell>
          <table:table-cell office:value-type="float" office:value="6746" table:style-name="ce6">
            <text:p>6,746<text:s/></text:p>
          </table:table-cell>
          <table:table-cell office:value-type="float" office:value="2741" table:style-name="ce6">
            <text:p>2,741<text:s/></text:p>
          </table:table-cell>
          <table:table-cell office:value-type="float" office:value="2078" table:style-name="ce6">
            <text:p>2,078<text:s/></text:p>
          </table:table-cell>
          <table:table-cell office:value-type="float" office:value="7878" table:style-name="ce6">
            <text:p>7,878<text:s/></text:p>
          </table:table-cell>
          <table:table-cell office:value-type="float" office:value="7194" table:style-name="ce6">
            <text:p>7,194<text:s/></text:p>
          </table:table-cell>
          <table:table-cell office:value-type="float" office:value="11543" table:style-name="ce6">
            <text:p>11,543<text:s/></text:p>
          </table:table-cell>
          <table:table-cell office:value-type="float" office:value="46153" table:style-name="ce6">
            <text:p>46,153<text:s/></text:p>
          </table:table-cell>
          <table:table-cell office:value-type="float" office:value="5695" table:style-name="ce6">
            <text:p>5,695<text:s/></text:p>
          </table:table-cell>
          <table:table-cell office:value-type="float" office:value="9377" table:style-name="ce6">
            <text:p>9,377<text:s/></text:p>
          </table:table-cell>
          <table:table-cell office:value-type="float" office:value="6221" table:style-name="ce6">
            <text:p>6,221<text:s/></text:p>
          </table:table-cell>
          <table:table-cell office:value-type="float" office:value="14294" table:style-name="ce6">
            <text:p>14,294<text:s/></text:p>
          </table:table-cell>
          <table:table-cell office:value-type="float" office:value="13183" table:style-name="ce6">
            <text:p>13,183<text:s/></text:p>
          </table:table-cell>
          <table:table-cell office:value-type="float" office:value="23721" table:style-name="ce6">
            <text:p>23,721<text:s/></text:p>
          </table:table-cell>
          <table:table-cell office:value-type="float" office:value="33917" table:style-name="ce6">
            <text:p>33,917<text:s/></text:p>
          </table:table-cell>
          <table:table-cell office:value-type="float" office:value="25716" table:style-name="ce6">
            <text:p>25,716<text:s/></text:p>
          </table:table-cell>
          <table:table-cell office:value-type="float" office:value="16748" table:style-name="ce6">
            <text:p>16,748<text:s/></text:p>
          </table:table-cell>
          <table:table-cell office:value-type="float" office:value="28053" table:style-name="ce6">
            <text:p>28,053<text:s/></text:p>
          </table:table-cell>
          <table:table-cell office:value-type="float" office:value="73249" table:style-name="ce6">
            <text:p>73,249<text:s/></text:p>
          </table:table-cell>
          <table:table-cell office:value-type="float" office:value="12269" table:style-name="ce6">
            <text:p>12,269<text:s/></text:p>
          </table:table-cell>
          <table:table-cell office:value-type="float" office:value="23684" table:style-name="ce6">
            <text:p>23,684<text:s/></text:p>
          </table:table-cell>
          <table:table-cell office:value-type="float" office:value="24542" table:style-name="ce6">
            <text:p>24,542<text:s/></text:p>
          </table:table-cell>
          <table:table-cell office:value-type="float" office:value="14617" table:style-name="ce6">
            <text:p>14,617<text:s/></text:p>
          </table:table-cell>
          <table:table-cell office:value-type="float" office:value="46905" table:style-name="ce6">
            <text:p>46,905<text:s/></text:p>
          </table:table-cell>
          <table:table-cell office:value-type="float" office:value="11569" table:style-name="ce6">
            <text:p>11,569<text:s/></text:p>
          </table:table-cell>
          <table:table-cell office:value-type="float" office:value="11557" table:style-name="ce6">
            <text:p>11,557<text:s/></text:p>
          </table:table-cell>
          <table:table-cell office:value-type="float" office:value="6986" table:style-name="ce6">
            <text:p>6,986<text:s/></text:p>
          </table:table-cell>
          <table:table-cell office:value-type="float" office:value="13184" table:style-name="ce6">
            <text:p>13,184<text:s/></text:p>
          </table:table-cell>
          <table:table-cell office:value-type="float" office:value="9789" table:style-name="ce6">
            <text:p>9,789<text:s/></text:p>
          </table:table-cell>
          <table:table-cell office:value-type="float" office:value="28567" table:style-name="ce6">
            <text:p>28,567<text:s/></text:p>
          </table:table-cell>
          <table:table-cell office:value-type="float" office:value="11104" table:style-name="ce6">
            <text:p>11,104<text:s/></text:p>
          </table:table-cell>
          <table:table-cell office:value-type="float" office:value="7834" table:style-name="ce6">
            <text:p>7,834<text:s/></text:p>
          </table:table-cell>
          <table:table-cell office:value-type="float" office:value="9816" table:style-name="ce6">
            <text:p>9,816<text:s/></text:p>
          </table:table-cell>
          <table:table-cell office:value-type="float" office:value="14876" table:style-name="ce6">
            <text:p>14,876<text:s/></text:p>
          </table:table-cell>
          <table:table-cell office:value-type="float" office:value="10509" table:style-name="ce6">
            <text:p>10,509<text:s/></text:p>
          </table:table-cell>
          <table:table-cell office:value-type="float" office:value="12906" table:style-name="ce6">
            <text:p>12,906<text:s/></text:p>
          </table:table-cell>
          <table:table-cell office:value-type="float" office:value="19064" table:style-name="ce6">
            <text:p>19,064<text:s/></text:p>
          </table:table-cell>
          <table:table-cell office:value-type="float" office:value="5033" table:style-name="ce6">
            <text:p>5,033<text:s/></text:p>
          </table:table-cell>
          <table:table-cell office:value-type="float" office:value="7467" table:style-name="ce6">
            <text:p>7,467<text:s/></text:p>
          </table:table-cell>
          <table:table-cell office:value-type="float" office:value="3322" table:style-name="ce6">
            <text:p>3,322<text:s/></text:p>
          </table:table-cell>
          <table:table-cell office:value-type="float" office:value="1954" table:style-name="ce6">
            <text:p>1,954<text:s/></text:p>
          </table:table-cell>
          <table:table-cell office:value-type="float" office:value="5475" table:style-name="ce6">
            <text:p>5,475<text:s/></text:p>
          </table:table-cell>
          <table:table-cell office:value-type="float" office:value="5959" table:style-name="ce6">
            <text:p>5,959<text:s/></text:p>
          </table:table-cell>
          <table:table-cell office:value-type="float" office:value="8252" table:style-name="ce6">
            <text:p>8,252<text:s/></text:p>
          </table:table-cell>
          <table:table-cell office:value-type="float" office:value="10689" table:style-name="ce6">
            <text:p>10,689<text:s/></text:p>
          </table:table-cell>
          <table:table-cell office:value-type="float" office:value="10235" table:style-name="ce6">
            <text:p>10,235<text:s/></text:p>
          </table:table-cell>
          <table:table-cell office:value-type="float" office:value="16365" table:style-name="ce6">
            <text:p>16,365<text:s/></text:p>
          </table:table-cell>
          <table:table-cell office:value-type="float" office:value="18106" table:style-name="ce6">
            <text:p>18,106<text:s/></text:p>
          </table:table-cell>
          <table:table-cell office:value-type="float" office:value="9579" table:style-name="ce6">
            <text:p>9,579<text:s/></text:p>
          </table:table-cell>
          <table:table-cell office:value-type="float" office:value="8410" table:style-name="ce6">
            <text:p>8,410<text:s/></text:p>
          </table:table-cell>
          <table:table-cell office:value-type="float" office:value="8070" table:style-name="ce6">
            <text:p>8,070<text:s/></text:p>
          </table:table-cell>
          <table:table-cell office:value-type="float" office:value="8219" table:style-name="ce6">
            <text:p>8,219<text:s/></text:p>
          </table:table-cell>
          <table:table-cell office:value-type="float" office:value="8704" table:style-name="ce6">
            <text:p>8,704<text:s/></text:p>
          </table:table-cell>
          <table:table-cell office:value-type="float" office:value="6866" table:style-name="ce6">
            <text:p>6,866<text:s/></text:p>
          </table:table-cell>
          <table:table-cell office:value-type="float" office:value="6691" table:style-name="ce6">
            <text:p>6,691<text:s/></text:p>
          </table:table-cell>
          <table:table-cell table:number-columns-repeated="16275"/>
        </table:table-row>
        <table:table-row table:style-name="ro2">
          <table:table-cell office:value-type="date" office:date-value="2019-04-06T00:00:00" table:style-name="ce5">
            <text:p>2019/4/6</text:p>
          </table:table-cell>
          <table:table-cell office:value-type="float" office:value="5300" table:style-name="ce6">
            <text:p>5,300<text:s/></text:p>
          </table:table-cell>
          <table:table-cell office:value-type="float" office:value="9226" table:style-name="ce6">
            <text:p>9,226<text:s/></text:p>
          </table:table-cell>
          <table:table-cell office:value-type="float" office:value="20248" table:style-name="ce6">
            <text:p>20,248<text:s/></text:p>
          </table:table-cell>
          <table:table-cell office:value-type="float" office:value="45497" table:style-name="ce6">
            <text:p>45,497<text:s/></text:p>
          </table:table-cell>
          <table:table-cell office:value-type="float" office:value="14584" table:style-name="ce6">
            <text:p>14,584<text:s/></text:p>
          </table:table-cell>
          <table:table-cell office:value-type="float" office:value="9953" table:style-name="ce6">
            <text:p>9,953<text:s/></text:p>
          </table:table-cell>
          <table:table-cell office:value-type="float" office:value="8145" table:style-name="ce6">
            <text:p>8,145<text:s/></text:p>
          </table:table-cell>
          <table:table-cell office:value-type="float" office:value="4686" table:style-name="ce6">
            <text:p>4,686<text:s/></text:p>
          </table:table-cell>
          <table:table-cell office:value-type="float" office:value="2654" table:style-name="ce6">
            <text:p>2,654<text:s/></text:p>
          </table:table-cell>
          <table:table-cell office:value-type="float" office:value="8720" table:style-name="ce6">
            <text:p>8,720<text:s/></text:p>
          </table:table-cell>
          <table:table-cell office:value-type="float" office:value="2262" table:style-name="ce6">
            <text:p>2,262<text:s/></text:p>
          </table:table-cell>
          <table:table-cell office:value-type="float" office:value="3942" table:style-name="ce6">
            <text:p>3,942<text:s/></text:p>
          </table:table-cell>
          <table:table-cell office:value-type="float" office:value="19261" table:style-name="ce6">
            <text:p>19,261<text:s/></text:p>
          </table:table-cell>
          <table:table-cell office:value-type="float" office:value="6837" table:style-name="ce6">
            <text:p>6,837<text:s/></text:p>
          </table:table-cell>
          <table:table-cell office:value-type="float" office:value="11218" table:style-name="ce6">
            <text:p>11,218<text:s/></text:p>
          </table:table-cell>
          <table:table-cell office:value-type="float" office:value="4964" table:style-name="ce6">
            <text:p>4,964<text:s/></text:p>
          </table:table-cell>
          <table:table-cell office:value-type="float" office:value="6314" table:style-name="ce6">
            <text:p>6,314<text:s/></text:p>
          </table:table-cell>
          <table:table-cell office:value-type="float" office:value="4052" table:style-name="ce6">
            <text:p>4,052<text:s/></text:p>
          </table:table-cell>
          <table:table-cell office:value-type="float" office:value="8462" table:style-name="ce6">
            <text:p>8,462<text:s/></text:p>
          </table:table-cell>
          <table:table-cell office:value-type="float" office:value="4367" table:style-name="ce6">
            <text:p>4,367<text:s/></text:p>
          </table:table-cell>
          <table:table-cell office:value-type="float" office:value="5554" table:style-name="ce6">
            <text:p>5,554<text:s/></text:p>
          </table:table-cell>
          <table:table-cell office:value-type="float" office:value="6304" table:style-name="ce6">
            <text:p>6,304<text:s/></text:p>
          </table:table-cell>
          <table:table-cell office:value-type="float" office:value="2226" table:style-name="ce6">
            <text:p>2,226<text:s/></text:p>
          </table:table-cell>
          <table:table-cell office:value-type="float" office:value="26516" table:style-name="ce6">
            <text:p>26,516<text:s/></text:p>
          </table:table-cell>
          <table:table-cell office:value-type="float" office:value="2066" table:style-name="ce6">
            <text:p>2,066<text:s/></text:p>
          </table:table-cell>
          <table:table-cell office:value-type="float" office:value="22328" table:style-name="ce6">
            <text:p>22,328<text:s/></text:p>
          </table:table-cell>
          <table:table-cell office:value-type="float" office:value="9579" table:style-name="ce6">
            <text:p>9,579<text:s/></text:p>
          </table:table-cell>
          <table:table-cell office:value-type="float" office:value="13626" table:style-name="ce6">
            <text:p>13,626<text:s/></text:p>
          </table:table-cell>
          <table:table-cell office:value-type="float" office:value="14309" table:style-name="ce6">
            <text:p>14,309<text:s/></text:p>
          </table:table-cell>
          <table:table-cell office:value-type="float" office:value="13452" table:style-name="ce6">
            <text:p>13,452<text:s/></text:p>
          </table:table-cell>
          <table:table-cell office:value-type="float" office:value="8120" table:style-name="ce6">
            <text:p>8,120<text:s/></text:p>
          </table:table-cell>
          <table:table-cell office:value-type="float" office:value="27005" table:style-name="ce6">
            <text:p>27,005<text:s/></text:p>
          </table:table-cell>
          <table:table-cell office:value-type="float" office:value="14769" table:style-name="ce6">
            <text:p>14,769<text:s/></text:p>
          </table:table-cell>
          <table:table-cell office:value-type="float" office:value="22049" table:style-name="ce6">
            <text:p>22,049<text:s/></text:p>
          </table:table-cell>
          <table:table-cell office:value-type="float" office:value="24845" table:style-name="ce6">
            <text:p>24,845<text:s/></text:p>
          </table:table-cell>
          <table:table-cell office:value-type="float" office:value="4468" table:style-name="ce6">
            <text:p>4,468<text:s/></text:p>
          </table:table-cell>
          <table:table-cell office:value-type="float" office:value="30598" table:style-name="ce6">
            <text:p>30,598<text:s/></text:p>
          </table:table-cell>
          <table:table-cell office:value-type="float" office:value="21448" table:style-name="ce6">
            <text:p>21,448<text:s/></text:p>
          </table:table-cell>
          <table:table-cell office:value-type="float" office:value="20322" table:style-name="ce6">
            <text:p>20,322<text:s/></text:p>
          </table:table-cell>
          <table:table-cell office:value-type="float" office:value="18139" table:style-name="ce6">
            <text:p>18,139<text:s/></text:p>
          </table:table-cell>
          <table:table-cell office:value-type="float" office:value="16086" table:style-name="ce6">
            <text:p>16,086<text:s/></text:p>
          </table:table-cell>
          <table:table-cell office:value-type="float" office:value="188334" table:style-name="ce6">
            <text:p>188,334<text:s/></text:p>
          </table:table-cell>
          <table:table-cell office:value-type="float" office:value="40864" table:style-name="ce6">
            <text:p>40,864<text:s/></text:p>
          </table:table-cell>
          <table:table-cell office:value-type="float" office:value="18403" table:style-name="ce6">
            <text:p>18,403<text:s/></text:p>
          </table:table-cell>
          <table:table-cell office:value-type="float" office:value="17920" table:style-name="ce6">
            <text:p>17,920<text:s/></text:p>
          </table:table-cell>
          <table:table-cell office:value-type="float" office:value="31475" table:style-name="ce6">
            <text:p>31,475<text:s/></text:p>
          </table:table-cell>
          <table:table-cell office:value-type="float" office:value="38684" table:style-name="ce6">
            <text:p>38,684<text:s/></text:p>
          </table:table-cell>
          <table:table-cell office:value-type="float" office:value="29056" table:style-name="ce6">
            <text:p>29,056<text:s/></text:p>
          </table:table-cell>
          <table:table-cell office:value-type="float" office:value="19620" table:style-name="ce6">
            <text:p>19,620<text:s/></text:p>
          </table:table-cell>
          <table:table-cell office:value-type="float" office:value="7926" table:style-name="ce6">
            <text:p>7,926<text:s/></text:p>
          </table:table-cell>
          <table:table-cell office:value-type="float" office:value="24090" table:style-name="ce6">
            <text:p>24,090<text:s/></text:p>
          </table:table-cell>
          <table:table-cell office:value-type="float" office:value="6093" table:style-name="ce6">
            <text:p>6,093<text:s/></text:p>
          </table:table-cell>
          <table:table-cell office:value-type="float" office:value="6964" table:style-name="ce6">
            <text:p>6,964<text:s/></text:p>
          </table:table-cell>
          <table:table-cell office:value-type="float" office:value="17013" table:style-name="ce6">
            <text:p>17,013<text:s/></text:p>
          </table:table-cell>
          <table:table-cell office:value-type="float" office:value="8068" table:style-name="ce6">
            <text:p>8,068<text:s/></text:p>
          </table:table-cell>
          <table:table-cell office:value-type="float" office:value="3004" table:style-name="ce6">
            <text:p>3,004<text:s/></text:p>
          </table:table-cell>
          <table:table-cell office:value-type="float" office:value="2217" table:style-name="ce6">
            <text:p>2,217<text:s/></text:p>
          </table:table-cell>
          <table:table-cell office:value-type="float" office:value="9179" table:style-name="ce6">
            <text:p>9,179<text:s/></text:p>
          </table:table-cell>
          <table:table-cell office:value-type="float" office:value="8933" table:style-name="ce6">
            <text:p>8,933<text:s/></text:p>
          </table:table-cell>
          <table:table-cell office:value-type="float" office:value="13460" table:style-name="ce6">
            <text:p>13,460<text:s/></text:p>
          </table:table-cell>
          <table:table-cell office:value-type="float" office:value="59606" table:style-name="ce6">
            <text:p>59,606<text:s/></text:p>
          </table:table-cell>
          <table:table-cell office:value-type="float" office:value="6746" table:style-name="ce6">
            <text:p>6,746<text:s/></text:p>
          </table:table-cell>
          <table:table-cell office:value-type="float" office:value="12289" table:style-name="ce6">
            <text:p>12,289<text:s/></text:p>
          </table:table-cell>
          <table:table-cell office:value-type="float" office:value="6569" table:style-name="ce6">
            <text:p>6,569<text:s/></text:p>
          </table:table-cell>
          <table:table-cell office:value-type="float" office:value="16870" table:style-name="ce6">
            <text:p>16,870<text:s/></text:p>
          </table:table-cell>
          <table:table-cell office:value-type="float" office:value="16223" table:style-name="ce6">
            <text:p>16,223<text:s/></text:p>
          </table:table-cell>
          <table:table-cell office:value-type="float" office:value="28967" table:style-name="ce6">
            <text:p>28,967<text:s/></text:p>
          </table:table-cell>
          <table:table-cell office:value-type="float" office:value="42086" table:style-name="ce6">
            <text:p>42,086<text:s/></text:p>
          </table:table-cell>
          <table:table-cell office:value-type="float" office:value="31298" table:style-name="ce6">
            <text:p>31,298<text:s/></text:p>
          </table:table-cell>
          <table:table-cell office:value-type="float" office:value="19508" table:style-name="ce6">
            <text:p>19,508<text:s/></text:p>
          </table:table-cell>
          <table:table-cell office:value-type="float" office:value="30687" table:style-name="ce6">
            <text:p>30,687<text:s/></text:p>
          </table:table-cell>
          <table:table-cell office:value-type="float" office:value="85174" table:style-name="ce6">
            <text:p>85,174<text:s/></text:p>
          </table:table-cell>
          <table:table-cell office:value-type="float" office:value="12534" table:style-name="ce6">
            <text:p>12,534<text:s/></text:p>
          </table:table-cell>
          <table:table-cell office:value-type="float" office:value="29534" table:style-name="ce6">
            <text:p>29,534<text:s/></text:p>
          </table:table-cell>
          <table:table-cell office:value-type="float" office:value="28448" table:style-name="ce6">
            <text:p>28,448<text:s/></text:p>
          </table:table-cell>
          <table:table-cell office:value-type="float" office:value="17553" table:style-name="ce6">
            <text:p>17,553<text:s/></text:p>
          </table:table-cell>
          <table:table-cell office:value-type="float" office:value="53720" table:style-name="ce6">
            <text:p>53,720<text:s/></text:p>
          </table:table-cell>
          <table:table-cell office:value-type="float" office:value="13316" table:style-name="ce6">
            <text:p>13,316<text:s/></text:p>
          </table:table-cell>
          <table:table-cell office:value-type="float" office:value="13501" table:style-name="ce6">
            <text:p>13,501<text:s/></text:p>
          </table:table-cell>
          <table:table-cell office:value-type="float" office:value="8074" table:style-name="ce6">
            <text:p>8,074<text:s/></text:p>
          </table:table-cell>
          <table:table-cell office:value-type="float" office:value="16917" table:style-name="ce6">
            <text:p>16,917<text:s/></text:p>
          </table:table-cell>
          <table:table-cell office:value-type="float" office:value="11417" table:style-name="ce6">
            <text:p>11,417<text:s/></text:p>
          </table:table-cell>
          <table:table-cell office:value-type="float" office:value="33948" table:style-name="ce6">
            <text:p>33,948<text:s/></text:p>
          </table:table-cell>
          <table:table-cell office:value-type="float" office:value="12828" table:style-name="ce6">
            <text:p>12,828<text:s/></text:p>
          </table:table-cell>
          <table:table-cell office:value-type="float" office:value="11891" table:style-name="ce6">
            <text:p>11,891<text:s/></text:p>
          </table:table-cell>
          <table:table-cell office:value-type="float" office:value="12162" table:style-name="ce6">
            <text:p>12,162<text:s/></text:p>
          </table:table-cell>
          <table:table-cell office:value-type="float" office:value="16717" table:style-name="ce6">
            <text:p>16,717<text:s/></text:p>
          </table:table-cell>
          <table:table-cell office:value-type="float" office:value="15947" table:style-name="ce6">
            <text:p>15,947<text:s/></text:p>
          </table:table-cell>
          <table:table-cell office:value-type="float" office:value="14919" table:style-name="ce6">
            <text:p>14,919<text:s/></text:p>
          </table:table-cell>
          <table:table-cell office:value-type="float" office:value="21961" table:style-name="ce6">
            <text:p>21,961<text:s/></text:p>
          </table:table-cell>
          <table:table-cell office:value-type="float" office:value="6202" table:style-name="ce6">
            <text:p>6,202<text:s/></text:p>
          </table:table-cell>
          <table:table-cell office:value-type="float" office:value="9107" table:style-name="ce6">
            <text:p>9,107<text:s/></text:p>
          </table:table-cell>
          <table:table-cell office:value-type="float" office:value="4308" table:style-name="ce6">
            <text:p>4,308<text:s/></text:p>
          </table:table-cell>
          <table:table-cell office:value-type="float" office:value="2124" table:style-name="ce6">
            <text:p>2,124<text:s/></text:p>
          </table:table-cell>
          <table:table-cell office:value-type="float" office:value="6806" table:style-name="ce6">
            <text:p>6,806<text:s/></text:p>
          </table:table-cell>
          <table:table-cell office:value-type="float" office:value="7258" table:style-name="ce6">
            <text:p>7,258<text:s/></text:p>
          </table:table-cell>
          <table:table-cell office:value-type="float" office:value="9455" table:style-name="ce6">
            <text:p>9,455<text:s/></text:p>
          </table:table-cell>
          <table:table-cell office:value-type="float" office:value="12923" table:style-name="ce6">
            <text:p>12,923<text:s/></text:p>
          </table:table-cell>
          <table:table-cell office:value-type="float" office:value="12059" table:style-name="ce6">
            <text:p>12,059<text:s/></text:p>
          </table:table-cell>
          <table:table-cell office:value-type="float" office:value="21032" table:style-name="ce6">
            <text:p>21,032<text:s/></text:p>
          </table:table-cell>
          <table:table-cell office:value-type="float" office:value="21751" table:style-name="ce6">
            <text:p>21,751<text:s/></text:p>
          </table:table-cell>
          <table:table-cell office:value-type="float" office:value="11707" table:style-name="ce6">
            <text:p>11,707<text:s/></text:p>
          </table:table-cell>
          <table:table-cell office:value-type="float" office:value="10129" table:style-name="ce6">
            <text:p>10,129<text:s/></text:p>
          </table:table-cell>
          <table:table-cell office:value-type="float" office:value="10416" table:style-name="ce6">
            <text:p>10,416<text:s/></text:p>
          </table:table-cell>
          <table:table-cell office:value-type="float" office:value="9836" table:style-name="ce6">
            <text:p>9,836<text:s/></text:p>
          </table:table-cell>
          <table:table-cell office:value-type="float" office:value="10273" table:style-name="ce6">
            <text:p>10,273<text:s/></text:p>
          </table:table-cell>
          <table:table-cell office:value-type="float" office:value="8090" table:style-name="ce6">
            <text:p>8,090<text:s/></text:p>
          </table:table-cell>
          <table:table-cell office:value-type="float" office:value="8175" table:style-name="ce6">
            <text:p>8,175<text:s/></text:p>
          </table:table-cell>
          <table:table-cell table:number-columns-repeated="16275"/>
        </table:table-row>
        <table:table-row table:style-name="ro2">
          <table:table-cell office:value-type="date" office:date-value="2019-04-07T00:00:00" table:style-name="ce5">
            <text:p>2019/4/7</text:p>
          </table:table-cell>
          <table:table-cell office:value-type="float" office:value="5799" table:style-name="ce6">
            <text:p>5,799<text:s/></text:p>
          </table:table-cell>
          <table:table-cell office:value-type="float" office:value="8101" table:style-name="ce6">
            <text:p>8,101<text:s/></text:p>
          </table:table-cell>
          <table:table-cell office:value-type="float" office:value="17158" table:style-name="ce6">
            <text:p>17,158<text:s/></text:p>
          </table:table-cell>
          <table:table-cell office:value-type="float" office:value="37490" table:style-name="ce6">
            <text:p>37,490<text:s/></text:p>
          </table:table-cell>
          <table:table-cell office:value-type="float" office:value="12289" table:style-name="ce6">
            <text:p>12,289<text:s/></text:p>
          </table:table-cell>
          <table:table-cell office:value-type="float" office:value="8479" table:style-name="ce6">
            <text:p>8,479<text:s/></text:p>
          </table:table-cell>
          <table:table-cell office:value-type="float" office:value="6591" table:style-name="ce6">
            <text:p>6,591<text:s/></text:p>
          </table:table-cell>
          <table:table-cell office:value-type="float" office:value="3940" table:style-name="ce6">
            <text:p>3,940<text:s/></text:p>
          </table:table-cell>
          <table:table-cell office:value-type="float" office:value="2265" table:style-name="ce6">
            <text:p>2,265<text:s/></text:p>
          </table:table-cell>
          <table:table-cell office:value-type="float" office:value="7078" table:style-name="ce6">
            <text:p>7,078<text:s/></text:p>
          </table:table-cell>
          <table:table-cell office:value-type="float" office:value="1762" table:style-name="ce6">
            <text:p>1,762<text:s/></text:p>
          </table:table-cell>
          <table:table-cell office:value-type="float" office:value="3093" table:style-name="ce6">
            <text:p>3,093<text:s/></text:p>
          </table:table-cell>
          <table:table-cell office:value-type="float" office:value="11714" table:style-name="ce6">
            <text:p>11,714<text:s/></text:p>
          </table:table-cell>
          <table:table-cell office:value-type="float" office:value="4954" table:style-name="ce6">
            <text:p>4,954<text:s/></text:p>
          </table:table-cell>
          <table:table-cell office:value-type="float" office:value="9443" table:style-name="ce6">
            <text:p>9,443<text:s/></text:p>
          </table:table-cell>
          <table:table-cell office:value-type="float" office:value="4712" table:style-name="ce6">
            <text:p>4,712<text:s/></text:p>
          </table:table-cell>
          <table:table-cell office:value-type="float" office:value="6102" table:style-name="ce6">
            <text:p>6,102<text:s/></text:p>
          </table:table-cell>
          <table:table-cell office:value-type="float" office:value="3701" table:style-name="ce6">
            <text:p>3,701<text:s/></text:p>
          </table:table-cell>
          <table:table-cell office:value-type="float" office:value="7232" table:style-name="ce6">
            <text:p>7,232<text:s/></text:p>
          </table:table-cell>
          <table:table-cell office:value-type="float" office:value="3591" table:style-name="ce6">
            <text:p>3,591<text:s/></text:p>
          </table:table-cell>
          <table:table-cell office:value-type="float" office:value="4947" table:style-name="ce6">
            <text:p>4,947<text:s/></text:p>
          </table:table-cell>
          <table:table-cell office:value-type="float" office:value="5500" table:style-name="ce6">
            <text:p>5,500<text:s/></text:p>
          </table:table-cell>
          <table:table-cell office:value-type="float" office:value="2112" table:style-name="ce6">
            <text:p>2,112<text:s/></text:p>
          </table:table-cell>
          <table:table-cell office:value-type="float" office:value="20227" table:style-name="ce6">
            <text:p>20,227<text:s/></text:p>
          </table:table-cell>
          <table:table-cell office:value-type="float" office:value="1771" table:style-name="ce6">
            <text:p>1,771<text:s/></text:p>
          </table:table-cell>
          <table:table-cell office:value-type="float" office:value="16073" table:style-name="ce6">
            <text:p>16,073<text:s/></text:p>
          </table:table-cell>
          <table:table-cell office:value-type="float" office:value="8170" table:style-name="ce6">
            <text:p>8,170<text:s/></text:p>
          </table:table-cell>
          <table:table-cell office:value-type="float" office:value="12041" table:style-name="ce6">
            <text:p>12,041<text:s/></text:p>
          </table:table-cell>
          <table:table-cell office:value-type="float" office:value="12439" table:style-name="ce6">
            <text:p>12,439<text:s/></text:p>
          </table:table-cell>
          <table:table-cell office:value-type="float" office:value="12281" table:style-name="ce6">
            <text:p>12,281<text:s/></text:p>
          </table:table-cell>
          <table:table-cell office:value-type="float" office:value="7512" table:style-name="ce6">
            <text:p>7,512<text:s/></text:p>
          </table:table-cell>
          <table:table-cell office:value-type="float" office:value="24290" table:style-name="ce6">
            <text:p>24,290<text:s/></text:p>
          </table:table-cell>
          <table:table-cell office:value-type="float" office:value="13561" table:style-name="ce6">
            <text:p>13,561<text:s/></text:p>
          </table:table-cell>
          <table:table-cell office:value-type="float" office:value="19430" table:style-name="ce6">
            <text:p>19,430<text:s/></text:p>
          </table:table-cell>
          <table:table-cell office:value-type="float" office:value="21096" table:style-name="ce6">
            <text:p>21,096<text:s/></text:p>
          </table:table-cell>
          <table:table-cell office:value-type="float" office:value="3796" table:style-name="ce6">
            <text:p>3,796<text:s/></text:p>
          </table:table-cell>
          <table:table-cell office:value-type="float" office:value="26330" table:style-name="ce6">
            <text:p>26,330<text:s/></text:p>
          </table:table-cell>
          <table:table-cell office:value-type="float" office:value="18862" table:style-name="ce6">
            <text:p>18,862<text:s/></text:p>
          </table:table-cell>
          <table:table-cell office:value-type="float" office:value="17368" table:style-name="ce6">
            <text:p>17,368<text:s/></text:p>
          </table:table-cell>
          <table:table-cell office:value-type="float" office:value="16186" table:style-name="ce6">
            <text:p>16,186<text:s/></text:p>
          </table:table-cell>
          <table:table-cell office:value-type="float" office:value="9781" table:style-name="ce6">
            <text:p>9,781<text:s/></text:p>
          </table:table-cell>
          <table:table-cell office:value-type="float" office:value="190071" table:style-name="ce6">
            <text:p>190,071<text:s/></text:p>
          </table:table-cell>
          <table:table-cell office:value-type="float" office:value="33930" table:style-name="ce6">
            <text:p>33,930<text:s/></text:p>
          </table:table-cell>
          <table:table-cell office:value-type="float" office:value="13403" table:style-name="ce6">
            <text:p>13,403<text:s/></text:p>
          </table:table-cell>
          <table:table-cell office:value-type="float" office:value="17267" table:style-name="ce6">
            <text:p>17,267<text:s/></text:p>
          </table:table-cell>
          <table:table-cell office:value-type="float" office:value="25703" table:style-name="ce6">
            <text:p>25,703<text:s/></text:p>
          </table:table-cell>
          <table:table-cell office:value-type="float" office:value="28660" table:style-name="ce6">
            <text:p>28,660<text:s/></text:p>
          </table:table-cell>
          <table:table-cell office:value-type="float" office:value="23034" table:style-name="ce6">
            <text:p>23,034<text:s/></text:p>
          </table:table-cell>
          <table:table-cell office:value-type="float" office:value="19124" table:style-name="ce6">
            <text:p>19,124<text:s/></text:p>
          </table:table-cell>
          <table:table-cell office:value-type="float" office:value="7458" table:style-name="ce6">
            <text:p>7,458<text:s/></text:p>
          </table:table-cell>
          <table:table-cell office:value-type="float" office:value="19775" table:style-name="ce6">
            <text:p>19,775<text:s/></text:p>
          </table:table-cell>
          <table:table-cell office:value-type="float" office:value="5462" table:style-name="ce6">
            <text:p>5,462<text:s/></text:p>
          </table:table-cell>
          <table:table-cell office:value-type="float" office:value="5867" table:style-name="ce6">
            <text:p>5,867<text:s/></text:p>
          </table:table-cell>
          <table:table-cell office:value-type="float" office:value="14508" table:style-name="ce6">
            <text:p>14,508<text:s/></text:p>
          </table:table-cell>
          <table:table-cell office:value-type="float" office:value="6214" table:style-name="ce6">
            <text:p>6,214<text:s/></text:p>
          </table:table-cell>
          <table:table-cell office:value-type="float" office:value="2581" table:style-name="ce6">
            <text:p>2,581<text:s/></text:p>
          </table:table-cell>
          <table:table-cell office:value-type="float" office:value="1723" table:style-name="ce6">
            <text:p>1,723<text:s/></text:p>
          </table:table-cell>
          <table:table-cell office:value-type="float" office:value="7616" table:style-name="ce6">
            <text:p>7,616<text:s/></text:p>
          </table:table-cell>
          <table:table-cell office:value-type="float" office:value="7324" table:style-name="ce6">
            <text:p>7,324<text:s/></text:p>
          </table:table-cell>
          <table:table-cell office:value-type="float" office:value="11444" table:style-name="ce6">
            <text:p>11,444<text:s/></text:p>
          </table:table-cell>
          <table:table-cell office:value-type="float" office:value="44453" table:style-name="ce6">
            <text:p>44,453<text:s/></text:p>
          </table:table-cell>
          <table:table-cell office:value-type="float" office:value="6593" table:style-name="ce6">
            <text:p>6,593<text:s/></text:p>
          </table:table-cell>
          <table:table-cell office:value-type="float" office:value="10932" table:style-name="ce6">
            <text:p>10,932<text:s/></text:p>
          </table:table-cell>
          <table:table-cell office:value-type="float" office:value="5681" table:style-name="ce6">
            <text:p>5,681<text:s/></text:p>
          </table:table-cell>
          <table:table-cell office:value-type="float" office:value="15365" table:style-name="ce6">
            <text:p>15,365<text:s/></text:p>
          </table:table-cell>
          <table:table-cell office:value-type="float" office:value="14224" table:style-name="ce6">
            <text:p>14,224<text:s/></text:p>
          </table:table-cell>
          <table:table-cell office:value-type="float" office:value="24256" table:style-name="ce6">
            <text:p>24,256<text:s/></text:p>
          </table:table-cell>
          <table:table-cell office:value-type="float" office:value="38682" table:style-name="ce6">
            <text:p>38,682<text:s/></text:p>
          </table:table-cell>
          <table:table-cell office:value-type="float" office:value="27329" table:style-name="ce6">
            <text:p>27,329<text:s/></text:p>
          </table:table-cell>
          <table:table-cell office:value-type="float" office:value="17474" table:style-name="ce6">
            <text:p>17,474<text:s/></text:p>
          </table:table-cell>
          <table:table-cell office:value-type="float" office:value="25841" table:style-name="ce6">
            <text:p>25,841<text:s/></text:p>
          </table:table-cell>
          <table:table-cell office:value-type="float" office:value="69354" table:style-name="ce6">
            <text:p>69,354<text:s/></text:p>
          </table:table-cell>
          <table:table-cell office:value-type="float" office:value="11116" table:style-name="ce6">
            <text:p>11,116<text:s/></text:p>
          </table:table-cell>
          <table:table-cell office:value-type="float" office:value="24736" table:style-name="ce6">
            <text:p>24,736<text:s/></text:p>
          </table:table-cell>
          <table:table-cell office:value-type="float" office:value="23954" table:style-name="ce6">
            <text:p>23,954<text:s/></text:p>
          </table:table-cell>
          <table:table-cell office:value-type="float" office:value="15575" table:style-name="ce6">
            <text:p>15,575<text:s/></text:p>
          </table:table-cell>
          <table:table-cell office:value-type="float" office:value="46177" table:style-name="ce6">
            <text:p>46,177<text:s/></text:p>
          </table:table-cell>
          <table:table-cell office:value-type="float" office:value="12506" table:style-name="ce6">
            <text:p>12,506<text:s/></text:p>
          </table:table-cell>
          <table:table-cell office:value-type="float" office:value="12203" table:style-name="ce6">
            <text:p>12,203<text:s/></text:p>
          </table:table-cell>
          <table:table-cell office:value-type="float" office:value="7438" table:style-name="ce6">
            <text:p>7,438<text:s/></text:p>
          </table:table-cell>
          <table:table-cell office:value-type="float" office:value="16196" table:style-name="ce6">
            <text:p>16,196<text:s/></text:p>
          </table:table-cell>
          <table:table-cell office:value-type="float" office:value="9810" table:style-name="ce6">
            <text:p>9,810<text:s/></text:p>
          </table:table-cell>
          <table:table-cell office:value-type="float" office:value="27650" table:style-name="ce6">
            <text:p>27,650<text:s/></text:p>
          </table:table-cell>
          <table:table-cell office:value-type="float" office:value="10316" table:style-name="ce6">
            <text:p>10,316<text:s/></text:p>
          </table:table-cell>
          <table:table-cell office:value-type="float" office:value="11151" table:style-name="ce6">
            <text:p>11,151<text:s/></text:p>
          </table:table-cell>
          <table:table-cell office:value-type="float" office:value="10063" table:style-name="ce6">
            <text:p>10,063<text:s/></text:p>
          </table:table-cell>
          <table:table-cell office:value-type="float" office:value="14300" table:style-name="ce6">
            <text:p>14,300<text:s/></text:p>
          </table:table-cell>
          <table:table-cell office:value-type="float" office:value="10818" table:style-name="ce6">
            <text:p>10,818<text:s/></text:p>
          </table:table-cell>
          <table:table-cell office:value-type="float" office:value="12628" table:style-name="ce6">
            <text:p>12,628<text:s/></text:p>
          </table:table-cell>
          <table:table-cell office:value-type="float" office:value="16955" table:style-name="ce6">
            <text:p>16,955<text:s/></text:p>
          </table:table-cell>
          <table:table-cell office:value-type="float" office:value="5851" table:style-name="ce6">
            <text:p>5,851<text:s/></text:p>
          </table:table-cell>
          <table:table-cell office:value-type="float" office:value="7665" table:style-name="ce6">
            <text:p>7,665<text:s/></text:p>
          </table:table-cell>
          <table:table-cell office:value-type="float" office:value="3577" table:style-name="ce6">
            <text:p>3,577<text:s/></text:p>
          </table:table-cell>
          <table:table-cell office:value-type="float" office:value="2031" table:style-name="ce6">
            <text:p>2,031<text:s/></text:p>
          </table:table-cell>
          <table:table-cell office:value-type="float" office:value="5872" table:style-name="ce6">
            <text:p>5,872<text:s/></text:p>
          </table:table-cell>
          <table:table-cell office:value-type="float" office:value="6159" table:style-name="ce6">
            <text:p>6,159<text:s/></text:p>
          </table:table-cell>
          <table:table-cell office:value-type="float" office:value="7379" table:style-name="ce6">
            <text:p>7,379<text:s/></text:p>
          </table:table-cell>
          <table:table-cell office:value-type="float" office:value="12009" table:style-name="ce6">
            <text:p>12,009<text:s/></text:p>
          </table:table-cell>
          <table:table-cell office:value-type="float" office:value="10544" table:style-name="ce6">
            <text:p>10,544<text:s/></text:p>
          </table:table-cell>
          <table:table-cell office:value-type="float" office:value="16043" table:style-name="ce6">
            <text:p>16,043<text:s/></text:p>
          </table:table-cell>
          <table:table-cell office:value-type="float" office:value="19102" table:style-name="ce6">
            <text:p>19,102<text:s/></text:p>
          </table:table-cell>
          <table:table-cell office:value-type="float" office:value="10000" table:style-name="ce6">
            <text:p>10,000<text:s/></text:p>
          </table:table-cell>
          <table:table-cell office:value-type="float" office:value="8644" table:style-name="ce6">
            <text:p>8,644<text:s/></text:p>
          </table:table-cell>
          <table:table-cell office:value-type="float" office:value="8245" table:style-name="ce6">
            <text:p>8,245<text:s/></text:p>
          </table:table-cell>
          <table:table-cell office:value-type="float" office:value="8615" table:style-name="ce6">
            <text:p>8,615<text:s/></text:p>
          </table:table-cell>
          <table:table-cell office:value-type="float" office:value="8926" table:style-name="ce6">
            <text:p>8,926<text:s/></text:p>
          </table:table-cell>
          <table:table-cell office:value-type="float" office:value="6948" table:style-name="ce6">
            <text:p>6,948<text:s/></text:p>
          </table:table-cell>
          <table:table-cell office:value-type="float" office:value="6810" table:style-name="ce6">
            <text:p>6,810<text:s/></text:p>
          </table:table-cell>
          <table:table-cell table:number-columns-repeated="16275"/>
        </table:table-row>
        <table:table-row table:style-name="ro2">
          <table:table-cell office:value-type="date" office:date-value="2019-04-08T00:00:00" table:style-name="ce5">
            <text:p>2019/4/8</text:p>
          </table:table-cell>
          <table:table-cell office:value-type="float" office:value="6195" table:style-name="ce6">
            <text:p>6,195<text:s/></text:p>
          </table:table-cell>
          <table:table-cell office:value-type="float" office:value="15068" table:style-name="ce6">
            <text:p>15,068<text:s/></text:p>
          </table:table-cell>
          <table:table-cell office:value-type="float" office:value="39909" table:style-name="ce6">
            <text:p>39,909<text:s/></text:p>
          </table:table-cell>
          <table:table-cell office:value-type="float" office:value="42393" table:style-name="ce6">
            <text:p>42,393<text:s/></text:p>
          </table:table-cell>
          <table:table-cell office:value-type="float" office:value="27442" table:style-name="ce6">
            <text:p>27,442<text:s/></text:p>
          </table:table-cell>
          <table:table-cell office:value-type="float" office:value="15692" table:style-name="ce6">
            <text:p>15,692<text:s/></text:p>
          </table:table-cell>
          <table:table-cell office:value-type="float" office:value="12035" table:style-name="ce6">
            <text:p>12,035<text:s/></text:p>
          </table:table-cell>
          <table:table-cell office:value-type="float" office:value="4261" table:style-name="ce6">
            <text:p>4,261<text:s/></text:p>
          </table:table-cell>
          <table:table-cell office:value-type="float" office:value="3150" table:style-name="ce6">
            <text:p>3,150<text:s/></text:p>
          </table:table-cell>
          <table:table-cell office:value-type="float" office:value="14620" table:style-name="ce6">
            <text:p>14,620<text:s/></text:p>
          </table:table-cell>
          <table:table-cell office:value-type="float" office:value="2715" table:style-name="ce6">
            <text:p>2,715<text:s/></text:p>
          </table:table-cell>
          <table:table-cell office:value-type="float" office:value="4619" table:style-name="ce6">
            <text:p>4,619<text:s/></text:p>
          </table:table-cell>
          <table:table-cell office:value-type="float" office:value="5654" table:style-name="ce6">
            <text:p>5,654<text:s/></text:p>
          </table:table-cell>
          <table:table-cell office:value-type="float" office:value="10258" table:style-name="ce6">
            <text:p>10,258<text:s/></text:p>
          </table:table-cell>
          <table:table-cell office:value-type="float" office:value="10424" table:style-name="ce6">
            <text:p>10,424<text:s/></text:p>
          </table:table-cell>
          <table:table-cell office:value-type="float" office:value="18602" table:style-name="ce6">
            <text:p>18,602<text:s/></text:p>
          </table:table-cell>
          <table:table-cell office:value-type="float" office:value="17711" table:style-name="ce6">
            <text:p>17,711<text:s/></text:p>
          </table:table-cell>
          <table:table-cell office:value-type="float" office:value="5909" table:style-name="ce6">
            <text:p>5,909<text:s/></text:p>
          </table:table-cell>
          <table:table-cell office:value-type="float" office:value="8839" table:style-name="ce6">
            <text:p>8,839<text:s/></text:p>
          </table:table-cell>
          <table:table-cell office:value-type="float" office:value="3476" table:style-name="ce6">
            <text:p>3,476<text:s/></text:p>
          </table:table-cell>
          <table:table-cell office:value-type="float" office:value="8820" table:style-name="ce6">
            <text:p>8,820<text:s/></text:p>
          </table:table-cell>
          <table:table-cell office:value-type="float" office:value="8573" table:style-name="ce6">
            <text:p>8,573<text:s/></text:p>
          </table:table-cell>
          <table:table-cell office:value-type="float" office:value="5544" table:style-name="ce6">
            <text:p>5,544<text:s/></text:p>
          </table:table-cell>
          <table:table-cell office:value-type="float" office:value="29907" table:style-name="ce6">
            <text:p>29,907<text:s/></text:p>
          </table:table-cell>
          <table:table-cell office:value-type="float" office:value="2299" table:style-name="ce6">
            <text:p>2,299<text:s/></text:p>
          </table:table-cell>
          <table:table-cell office:value-type="float" office:value="13839" table:style-name="ce6">
            <text:p>13,839<text:s/></text:p>
          </table:table-cell>
          <table:table-cell office:value-type="float" office:value="11313" table:style-name="ce6">
            <text:p>11,313<text:s/></text:p>
          </table:table-cell>
          <table:table-cell office:value-type="float" office:value="17322" table:style-name="ce6">
            <text:p>17,322<text:s/></text:p>
          </table:table-cell>
          <table:table-cell office:value-type="float" office:value="22271" table:style-name="ce6">
            <text:p>22,271<text:s/></text:p>
          </table:table-cell>
          <table:table-cell office:value-type="float" office:value="16964" table:style-name="ce6">
            <text:p>16,964<text:s/></text:p>
          </table:table-cell>
          <table:table-cell office:value-type="float" office:value="9763" table:style-name="ce6">
            <text:p>9,763<text:s/></text:p>
          </table:table-cell>
          <table:table-cell office:value-type="float" office:value="26957" table:style-name="ce6">
            <text:p>26,957<text:s/></text:p>
          </table:table-cell>
          <table:table-cell office:value-type="float" office:value="17183" table:style-name="ce6">
            <text:p>17,183<text:s/></text:p>
          </table:table-cell>
          <table:table-cell office:value-type="float" office:value="33776" table:style-name="ce6">
            <text:p>33,776<text:s/></text:p>
          </table:table-cell>
          <table:table-cell office:value-type="float" office:value="28139" table:style-name="ce6">
            <text:p>28,139<text:s/></text:p>
          </table:table-cell>
          <table:table-cell office:value-type="float" office:value="11734" table:style-name="ce6">
            <text:p>11,734<text:s/></text:p>
          </table:table-cell>
          <table:table-cell office:value-type="float" office:value="36149" table:style-name="ce6">
            <text:p>36,149<text:s/></text:p>
          </table:table-cell>
          <table:table-cell office:value-type="float" office:value="26738" table:style-name="ce6">
            <text:p>26,738<text:s/></text:p>
          </table:table-cell>
          <table:table-cell office:value-type="float" office:value="26133" table:style-name="ce6">
            <text:p>26,133<text:s/></text:p>
          </table:table-cell>
          <table:table-cell office:value-type="float" office:value="22074" table:style-name="ce6">
            <text:p>22,074<text:s/></text:p>
          </table:table-cell>
          <table:table-cell office:value-type="float" office:value="26684" table:style-name="ce6">
            <text:p>26,684<text:s/></text:p>
          </table:table-cell>
          <table:table-cell office:value-type="float" office:value="152277" table:style-name="ce6">
            <text:p>152,277<text:s/></text:p>
          </table:table-cell>
          <table:table-cell office:value-type="float" office:value="35844" table:style-name="ce6">
            <text:p>35,844<text:s/></text:p>
          </table:table-cell>
          <table:table-cell office:value-type="float" office:value="22767" table:style-name="ce6">
            <text:p>22,767<text:s/></text:p>
          </table:table-cell>
          <table:table-cell office:value-type="float" office:value="25552" table:style-name="ce6">
            <text:p>25,552<text:s/></text:p>
          </table:table-cell>
          <table:table-cell office:value-type="float" office:value="27755" table:style-name="ce6">
            <text:p>27,755<text:s/></text:p>
          </table:table-cell>
          <table:table-cell office:value-type="float" office:value="31946" table:style-name="ce6">
            <text:p>31,946<text:s/></text:p>
          </table:table-cell>
          <table:table-cell office:value-type="float" office:value="28354" table:style-name="ce6">
            <text:p>28,354<text:s/></text:p>
          </table:table-cell>
          <table:table-cell office:value-type="float" office:value="23351" table:style-name="ce6">
            <text:p>23,351<text:s/></text:p>
          </table:table-cell>
          <table:table-cell office:value-type="float" office:value="14051" table:style-name="ce6">
            <text:p>14,051<text:s/></text:p>
          </table:table-cell>
          <table:table-cell office:value-type="float" office:value="32008" table:style-name="ce6">
            <text:p>32,008<text:s/></text:p>
          </table:table-cell>
          <table:table-cell office:value-type="float" office:value="7641" table:style-name="ce6">
            <text:p>7,641<text:s/></text:p>
          </table:table-cell>
          <table:table-cell office:value-type="float" office:value="9792" table:style-name="ce6">
            <text:p>9,792<text:s/></text:p>
          </table:table-cell>
          <table:table-cell office:value-type="float" office:value="18314" table:style-name="ce6">
            <text:p>18,314<text:s/></text:p>
          </table:table-cell>
          <table:table-cell office:value-type="float" office:value="5357" table:style-name="ce6">
            <text:p>5,357<text:s/></text:p>
          </table:table-cell>
          <table:table-cell office:value-type="float" office:value="3593" table:style-name="ce6">
            <text:p>3,593<text:s/></text:p>
          </table:table-cell>
          <table:table-cell office:value-type="float" office:value="3564" table:style-name="ce6">
            <text:p>3,564<text:s/></text:p>
          </table:table-cell>
          <table:table-cell office:value-type="float" office:value="12962" table:style-name="ce6">
            <text:p>12,962<text:s/></text:p>
          </table:table-cell>
          <table:table-cell office:value-type="float" office:value="9499" table:style-name="ce6">
            <text:p>9,499<text:s/></text:p>
          </table:table-cell>
          <table:table-cell office:value-type="float" office:value="9705" table:style-name="ce6">
            <text:p>9,705<text:s/></text:p>
          </table:table-cell>
          <table:table-cell office:value-type="float" office:value="36669" table:style-name="ce6">
            <text:p>36,669<text:s/></text:p>
          </table:table-cell>
          <table:table-cell office:value-type="float" office:value="9075" table:style-name="ce6">
            <text:p>9,075<text:s/></text:p>
          </table:table-cell>
          <table:table-cell office:value-type="float" office:value="13199" table:style-name="ce6">
            <text:p>13,199<text:s/></text:p>
          </table:table-cell>
          <table:table-cell office:value-type="float" office:value="7558" table:style-name="ce6">
            <text:p>7,558<text:s/></text:p>
          </table:table-cell>
          <table:table-cell office:value-type="float" office:value="22199" table:style-name="ce6">
            <text:p>22,199<text:s/></text:p>
          </table:table-cell>
          <table:table-cell office:value-type="float" office:value="26701" table:style-name="ce6">
            <text:p>26,701<text:s/></text:p>
          </table:table-cell>
          <table:table-cell office:value-type="float" office:value="30192" table:style-name="ce6">
            <text:p>30,192<text:s/></text:p>
          </table:table-cell>
          <table:table-cell office:value-type="float" office:value="38375" table:style-name="ce6">
            <text:p>38,375<text:s/></text:p>
          </table:table-cell>
          <table:table-cell office:value-type="float" office:value="42534" table:style-name="ce6">
            <text:p>42,534<text:s/></text:p>
          </table:table-cell>
          <table:table-cell office:value-type="float" office:value="25640" table:style-name="ce6">
            <text:p>25,640<text:s/></text:p>
          </table:table-cell>
          <table:table-cell office:value-type="float" office:value="29392" table:style-name="ce6">
            <text:p>29,392<text:s/></text:p>
          </table:table-cell>
          <table:table-cell office:value-type="float" office:value="62861" table:style-name="ce6">
            <text:p>62,861<text:s/></text:p>
          </table:table-cell>
          <table:table-cell office:value-type="float" office:value="22200" table:style-name="ce6">
            <text:p>22,200<text:s/></text:p>
          </table:table-cell>
          <table:table-cell office:value-type="float" office:value="31234" table:style-name="ce6">
            <text:p>31,234<text:s/></text:p>
          </table:table-cell>
          <table:table-cell office:value-type="float" office:value="32699" table:style-name="ce6">
            <text:p>32,699<text:s/></text:p>
          </table:table-cell>
          <table:table-cell office:value-type="float" office:value="20188" table:style-name="ce6">
            <text:p>20,188<text:s/></text:p>
          </table:table-cell>
          <table:table-cell office:value-type="float" office:value="57286" table:style-name="ce6">
            <text:p>57,286<text:s/></text:p>
          </table:table-cell>
          <table:table-cell office:value-type="float" office:value="20454" table:style-name="ce6">
            <text:p>20,454<text:s/></text:p>
          </table:table-cell>
          <table:table-cell office:value-type="float" office:value="16842" table:style-name="ce6">
            <text:p>16,842<text:s/></text:p>
          </table:table-cell>
          <table:table-cell office:value-type="float" office:value="14480" table:style-name="ce6">
            <text:p>14,480<text:s/></text:p>
          </table:table-cell>
          <table:table-cell office:value-type="float" office:value="18217" table:style-name="ce6">
            <text:p>18,217<text:s/></text:p>
          </table:table-cell>
          <table:table-cell office:value-type="float" office:value="14182" table:style-name="ce6">
            <text:p>14,182<text:s/></text:p>
          </table:table-cell>
          <table:table-cell office:value-type="float" office:value="27496" table:style-name="ce6">
            <text:p>27,496<text:s/></text:p>
          </table:table-cell>
          <table:table-cell office:value-type="float" office:value="18055" table:style-name="ce6">
            <text:p>18,055<text:s/></text:p>
          </table:table-cell>
          <table:table-cell office:value-type="float" office:value="8326" table:style-name="ce6">
            <text:p>8,326<text:s/></text:p>
          </table:table-cell>
          <table:table-cell office:value-type="float" office:value="12608" table:style-name="ce6">
            <text:p>12,608<text:s/></text:p>
          </table:table-cell>
          <table:table-cell office:value-type="float" office:value="39697" table:style-name="ce6">
            <text:p>39,697<text:s/></text:p>
          </table:table-cell>
          <table:table-cell office:value-type="float" office:value="23364" table:style-name="ce6">
            <text:p>23,364<text:s/></text:p>
          </table:table-cell>
          <table:table-cell office:value-type="float" office:value="24379" table:style-name="ce6">
            <text:p>24,379<text:s/></text:p>
          </table:table-cell>
          <table:table-cell office:value-type="float" office:value="24763" table:style-name="ce6">
            <text:p>24,763<text:s/></text:p>
          </table:table-cell>
          <table:table-cell office:value-type="float" office:value="12909" table:style-name="ce6">
            <text:p>12,909<text:s/></text:p>
          </table:table-cell>
          <table:table-cell office:value-type="float" office:value="10782" table:style-name="ce6">
            <text:p>10,782<text:s/></text:p>
          </table:table-cell>
          <table:table-cell office:value-type="float" office:value="5217" table:style-name="ce6">
            <text:p>5,217<text:s/></text:p>
          </table:table-cell>
          <table:table-cell office:value-type="float" office:value="4911" table:style-name="ce6">
            <text:p>4,911<text:s/></text:p>
          </table:table-cell>
          <table:table-cell office:value-type="float" office:value="6430" table:style-name="ce6">
            <text:p>6,430<text:s/></text:p>
          </table:table-cell>
          <table:table-cell office:value-type="float" office:value="10225" table:style-name="ce6">
            <text:p>10,225<text:s/></text:p>
          </table:table-cell>
          <table:table-cell office:value-type="float" office:value="9257" table:style-name="ce6">
            <text:p>9,257<text:s/></text:p>
          </table:table-cell>
          <table:table-cell office:value-type="float" office:value="14023" table:style-name="ce6">
            <text:p>14,023<text:s/></text:p>
          </table:table-cell>
          <table:table-cell office:value-type="float" office:value="17864" table:style-name="ce6">
            <text:p>17,864<text:s/></text:p>
          </table:table-cell>
          <table:table-cell office:value-type="float" office:value="28607" table:style-name="ce6">
            <text:p>28,607<text:s/></text:p>
          </table:table-cell>
          <table:table-cell office:value-type="float" office:value="23252" table:style-name="ce6">
            <text:p>23,252<text:s/></text:p>
          </table:table-cell>
          <table:table-cell office:value-type="float" office:value="14844" table:style-name="ce6">
            <text:p>14,844<text:s/></text:p>
          </table:table-cell>
          <table:table-cell office:value-type="float" office:value="12453" table:style-name="ce6">
            <text:p>12,453<text:s/></text:p>
          </table:table-cell>
          <table:table-cell office:value-type="float" office:value="11904" table:style-name="ce6">
            <text:p>11,904<text:s/></text:p>
          </table:table-cell>
          <table:table-cell office:value-type="float" office:value="13120" table:style-name="ce6">
            <text:p>13,120<text:s/></text:p>
          </table:table-cell>
          <table:table-cell office:value-type="float" office:value="11913" table:style-name="ce6">
            <text:p>11,913<text:s/></text:p>
          </table:table-cell>
          <table:table-cell office:value-type="float" office:value="11066" table:style-name="ce6">
            <text:p>11,066<text:s/></text:p>
          </table:table-cell>
          <table:table-cell office:value-type="float" office:value="9892" table:style-name="ce6">
            <text:p>9,892<text:s/></text:p>
          </table:table-cell>
          <table:table-cell table:number-columns-repeated="16275"/>
        </table:table-row>
        <table:table-row table:style-name="ro2">
          <table:table-cell office:value-type="date" office:date-value="2019-04-09T00:00:00" table:style-name="ce5">
            <text:p>2019/4/9</text:p>
          </table:table-cell>
          <table:table-cell office:value-type="float" office:value="6119" table:style-name="ce6">
            <text:p>6,119<text:s/></text:p>
          </table:table-cell>
          <table:table-cell office:value-type="float" office:value="15576" table:style-name="ce6">
            <text:p>15,576<text:s/></text:p>
          </table:table-cell>
          <table:table-cell office:value-type="float" office:value="41554" table:style-name="ce6">
            <text:p>41,554<text:s/></text:p>
          </table:table-cell>
          <table:table-cell office:value-type="float" office:value="43798" table:style-name="ce6">
            <text:p>43,798<text:s/></text:p>
          </table:table-cell>
          <table:table-cell office:value-type="float" office:value="28416" table:style-name="ce6">
            <text:p>28,416<text:s/></text:p>
          </table:table-cell>
          <table:table-cell office:value-type="float" office:value="16386" table:style-name="ce6">
            <text:p>16,386<text:s/></text:p>
          </table:table-cell>
          <table:table-cell office:value-type="float" office:value="12400" table:style-name="ce6">
            <text:p>12,400<text:s/></text:p>
          </table:table-cell>
          <table:table-cell office:value-type="float" office:value="4411" table:style-name="ce6">
            <text:p>4,411<text:s/></text:p>
          </table:table-cell>
          <table:table-cell office:value-type="float" office:value="3385" table:style-name="ce6">
            <text:p>3,385<text:s/></text:p>
          </table:table-cell>
          <table:table-cell office:value-type="float" office:value="15246" table:style-name="ce6">
            <text:p>15,246<text:s/></text:p>
          </table:table-cell>
          <table:table-cell office:value-type="float" office:value="2792" table:style-name="ce6">
            <text:p>2,792<text:s/></text:p>
          </table:table-cell>
          <table:table-cell office:value-type="float" office:value="4630" table:style-name="ce6">
            <text:p>4,630<text:s/></text:p>
          </table:table-cell>
          <table:table-cell office:value-type="float" office:value="6772" table:style-name="ce6">
            <text:p>6,772<text:s/></text:p>
          </table:table-cell>
          <table:table-cell office:value-type="float" office:value="10693" table:style-name="ce6">
            <text:p>10,693<text:s/></text:p>
          </table:table-cell>
          <table:table-cell office:value-type="float" office:value="11176" table:style-name="ce6">
            <text:p>11,176<text:s/></text:p>
          </table:table-cell>
          <table:table-cell office:value-type="float" office:value="19318" table:style-name="ce6">
            <text:p>19,318<text:s/></text:p>
          </table:table-cell>
          <table:table-cell office:value-type="float" office:value="18057" table:style-name="ce6">
            <text:p>18,057<text:s/></text:p>
          </table:table-cell>
          <table:table-cell office:value-type="float" office:value="6182" table:style-name="ce6">
            <text:p>6,182<text:s/></text:p>
          </table:table-cell>
          <table:table-cell office:value-type="float" office:value="9216" table:style-name="ce6">
            <text:p>9,216<text:s/></text:p>
          </table:table-cell>
          <table:table-cell office:value-type="float" office:value="3366" table:style-name="ce6">
            <text:p>3,366<text:s/></text:p>
          </table:table-cell>
          <table:table-cell office:value-type="float" office:value="9094" table:style-name="ce6">
            <text:p>9,094<text:s/></text:p>
          </table:table-cell>
          <table:table-cell office:value-type="float" office:value="8818" table:style-name="ce6">
            <text:p>8,818<text:s/></text:p>
          </table:table-cell>
          <table:table-cell office:value-type="float" office:value="5642" table:style-name="ce6">
            <text:p>5,642<text:s/></text:p>
          </table:table-cell>
          <table:table-cell office:value-type="float" office:value="30616" table:style-name="ce6">
            <text:p>30,616<text:s/></text:p>
          </table:table-cell>
          <table:table-cell office:value-type="float" office:value="2375" table:style-name="ce6">
            <text:p>2,375<text:s/></text:p>
          </table:table-cell>
          <table:table-cell office:value-type="float" office:value="13925" table:style-name="ce6">
            <text:p>13,925<text:s/></text:p>
          </table:table-cell>
          <table:table-cell office:value-type="float" office:value="11486" table:style-name="ce6">
            <text:p>11,486<text:s/></text:p>
          </table:table-cell>
          <table:table-cell office:value-type="float" office:value="17657" table:style-name="ce6">
            <text:p>17,657<text:s/></text:p>
          </table:table-cell>
          <table:table-cell office:value-type="float" office:value="22838" table:style-name="ce6">
            <text:p>22,838<text:s/></text:p>
          </table:table-cell>
          <table:table-cell office:value-type="float" office:value="17538" table:style-name="ce6">
            <text:p>17,538<text:s/></text:p>
          </table:table-cell>
          <table:table-cell office:value-type="float" office:value="10319" table:style-name="ce6">
            <text:p>10,319<text:s/></text:p>
          </table:table-cell>
          <table:table-cell office:value-type="float" office:value="28063" table:style-name="ce6">
            <text:p>28,063<text:s/></text:p>
          </table:table-cell>
          <table:table-cell office:value-type="float" office:value="18060" table:style-name="ce6">
            <text:p>18,060<text:s/></text:p>
          </table:table-cell>
          <table:table-cell office:value-type="float" office:value="35033" table:style-name="ce6">
            <text:p>35,033<text:s/></text:p>
          </table:table-cell>
          <table:table-cell office:value-type="float" office:value="29687" table:style-name="ce6">
            <text:p>29,687<text:s/></text:p>
          </table:table-cell>
          <table:table-cell office:value-type="float" office:value="12056" table:style-name="ce6">
            <text:p>12,056<text:s/></text:p>
          </table:table-cell>
          <table:table-cell office:value-type="float" office:value="37445" table:style-name="ce6">
            <text:p>37,445<text:s/></text:p>
          </table:table-cell>
          <table:table-cell office:value-type="float" office:value="27887" table:style-name="ce6">
            <text:p>27,887<text:s/></text:p>
          </table:table-cell>
          <table:table-cell office:value-type="float" office:value="27095" table:style-name="ce6">
            <text:p>27,095<text:s/></text:p>
          </table:table-cell>
          <table:table-cell office:value-type="float" office:value="23163" table:style-name="ce6">
            <text:p>23,163<text:s/></text:p>
          </table:table-cell>
          <table:table-cell office:value-type="float" office:value="27150" table:style-name="ce6">
            <text:p>27,150<text:s/></text:p>
          </table:table-cell>
          <table:table-cell office:value-type="float" office:value="134864" table:style-name="ce6">
            <text:p>134,864<text:s/></text:p>
          </table:table-cell>
          <table:table-cell office:value-type="float" office:value="37593" table:style-name="ce6">
            <text:p>37,593<text:s/></text:p>
          </table:table-cell>
          <table:table-cell office:value-type="float" office:value="22749" table:style-name="ce6">
            <text:p>22,749<text:s/></text:p>
          </table:table-cell>
          <table:table-cell office:value-type="float" office:value="25928" table:style-name="ce6">
            <text:p>25,928<text:s/></text:p>
          </table:table-cell>
          <table:table-cell office:value-type="float" office:value="28260" table:style-name="ce6">
            <text:p>28,260<text:s/></text:p>
          </table:table-cell>
          <table:table-cell office:value-type="float" office:value="33257" table:style-name="ce6">
            <text:p>33,257<text:s/></text:p>
          </table:table-cell>
          <table:table-cell office:value-type="float" office:value="29429" table:style-name="ce6">
            <text:p>29,429<text:s/></text:p>
          </table:table-cell>
          <table:table-cell office:value-type="float" office:value="25201" table:style-name="ce6">
            <text:p>25,201<text:s/></text:p>
          </table:table-cell>
          <table:table-cell office:value-type="float" office:value="14319" table:style-name="ce6">
            <text:p>14,319<text:s/></text:p>
          </table:table-cell>
          <table:table-cell office:value-type="float" office:value="33279" table:style-name="ce6">
            <text:p>33,279<text:s/></text:p>
          </table:table-cell>
          <table:table-cell office:value-type="float" office:value="7711" table:style-name="ce6">
            <text:p>7,711<text:s/></text:p>
          </table:table-cell>
          <table:table-cell office:value-type="float" office:value="10159" table:style-name="ce6">
            <text:p>10,159<text:s/></text:p>
          </table:table-cell>
          <table:table-cell office:value-type="float" office:value="18595" table:style-name="ce6">
            <text:p>18,595<text:s/></text:p>
          </table:table-cell>
          <table:table-cell office:value-type="float" office:value="5550" table:style-name="ce6">
            <text:p>5,550<text:s/></text:p>
          </table:table-cell>
          <table:table-cell office:value-type="float" office:value="3746" table:style-name="ce6">
            <text:p>3,746<text:s/></text:p>
          </table:table-cell>
          <table:table-cell office:value-type="float" office:value="3740" table:style-name="ce6">
            <text:p>3,740<text:s/></text:p>
          </table:table-cell>
          <table:table-cell office:value-type="float" office:value="13638" table:style-name="ce6">
            <text:p>13,638<text:s/></text:p>
          </table:table-cell>
          <table:table-cell office:value-type="float" office:value="9914" table:style-name="ce6">
            <text:p>9,914<text:s/></text:p>
          </table:table-cell>
          <table:table-cell office:value-type="float" office:value="9618" table:style-name="ce6">
            <text:p>9,618<text:s/></text:p>
          </table:table-cell>
          <table:table-cell office:value-type="float" office:value="37156" table:style-name="ce6">
            <text:p>37,156<text:s/></text:p>
          </table:table-cell>
          <table:table-cell office:value-type="float" office:value="9044" table:style-name="ce6">
            <text:p>9,044<text:s/></text:p>
          </table:table-cell>
          <table:table-cell office:value-type="float" office:value="13178" table:style-name="ce6">
            <text:p>13,178<text:s/></text:p>
          </table:table-cell>
          <table:table-cell office:value-type="float" office:value="7454" table:style-name="ce6">
            <text:p>7,454<text:s/></text:p>
          </table:table-cell>
          <table:table-cell office:value-type="float" office:value="22666" table:style-name="ce6">
            <text:p>22,666<text:s/></text:p>
          </table:table-cell>
          <table:table-cell office:value-type="float" office:value="27589" table:style-name="ce6">
            <text:p>27,589<text:s/></text:p>
          </table:table-cell>
          <table:table-cell office:value-type="float" office:value="31034" table:style-name="ce6">
            <text:p>31,034<text:s/></text:p>
          </table:table-cell>
          <table:table-cell office:value-type="float" office:value="37921" table:style-name="ce6">
            <text:p>37,921<text:s/></text:p>
          </table:table-cell>
          <table:table-cell office:value-type="float" office:value="44199" table:style-name="ce6">
            <text:p>44,199<text:s/></text:p>
          </table:table-cell>
          <table:table-cell office:value-type="float" office:value="26538" table:style-name="ce6">
            <text:p>26,538<text:s/></text:p>
          </table:table-cell>
          <table:table-cell office:value-type="float" office:value="29745" table:style-name="ce6">
            <text:p>29,745<text:s/></text:p>
          </table:table-cell>
          <table:table-cell office:value-type="float" office:value="62455" table:style-name="ce6">
            <text:p>62,455<text:s/></text:p>
          </table:table-cell>
          <table:table-cell office:value-type="float" office:value="23978" table:style-name="ce6">
            <text:p>23,978<text:s/></text:p>
          </table:table-cell>
          <table:table-cell office:value-type="float" office:value="32286" table:style-name="ce6">
            <text:p>32,286<text:s/></text:p>
          </table:table-cell>
          <table:table-cell office:value-type="float" office:value="33617" table:style-name="ce6">
            <text:p>33,617<text:s/></text:p>
          </table:table-cell>
          <table:table-cell office:value-type="float" office:value="21355" table:style-name="ce6">
            <text:p>21,355<text:s/></text:p>
          </table:table-cell>
          <table:table-cell office:value-type="float" office:value="57943" table:style-name="ce6">
            <text:p>57,943<text:s/></text:p>
          </table:table-cell>
          <table:table-cell office:value-type="float" office:value="21235" table:style-name="ce6">
            <text:p>21,235<text:s/></text:p>
          </table:table-cell>
          <table:table-cell office:value-type="float" office:value="17236" table:style-name="ce6">
            <text:p>17,236<text:s/></text:p>
          </table:table-cell>
          <table:table-cell office:value-type="float" office:value="14586" table:style-name="ce6">
            <text:p>14,586<text:s/></text:p>
          </table:table-cell>
          <table:table-cell office:value-type="float" office:value="17372" table:style-name="ce6">
            <text:p>17,372<text:s/></text:p>
          </table:table-cell>
          <table:table-cell office:value-type="float" office:value="14489" table:style-name="ce6">
            <text:p>14,489<text:s/></text:p>
          </table:table-cell>
          <table:table-cell office:value-type="float" office:value="27944" table:style-name="ce6">
            <text:p>27,944<text:s/></text:p>
          </table:table-cell>
          <table:table-cell office:value-type="float" office:value="18756" table:style-name="ce6">
            <text:p>18,756<text:s/></text:p>
          </table:table-cell>
          <table:table-cell office:value-type="float" office:value="8381" table:style-name="ce6">
            <text:p>8,381<text:s/></text:p>
          </table:table-cell>
          <table:table-cell office:value-type="float" office:value="12288" table:style-name="ce6">
            <text:p>12,288<text:s/></text:p>
          </table:table-cell>
          <table:table-cell office:value-type="float" office:value="39964" table:style-name="ce6">
            <text:p>39,964<text:s/></text:p>
          </table:table-cell>
          <table:table-cell office:value-type="float" office:value="24789" table:style-name="ce6">
            <text:p>24,789<text:s/></text:p>
          </table:table-cell>
          <table:table-cell office:value-type="float" office:value="24686" table:style-name="ce6">
            <text:p>24,686<text:s/></text:p>
          </table:table-cell>
          <table:table-cell office:value-type="float" office:value="25034" table:style-name="ce6">
            <text:p>25,034<text:s/></text:p>
          </table:table-cell>
          <table:table-cell office:value-type="float" office:value="13360" table:style-name="ce6">
            <text:p>13,360<text:s/></text:p>
          </table:table-cell>
          <table:table-cell office:value-type="float" office:value="11142" table:style-name="ce6">
            <text:p>11,142<text:s/></text:p>
          </table:table-cell>
          <table:table-cell office:value-type="float" office:value="5566" table:style-name="ce6">
            <text:p>5,566<text:s/></text:p>
          </table:table-cell>
          <table:table-cell office:value-type="float" office:value="5181" table:style-name="ce6">
            <text:p>5,181<text:s/></text:p>
          </table:table-cell>
          <table:table-cell office:value-type="float" office:value="6473" table:style-name="ce6">
            <text:p>6,473<text:s/></text:p>
          </table:table-cell>
          <table:table-cell office:value-type="float" office:value="10430" table:style-name="ce6">
            <text:p>10,430<text:s/></text:p>
          </table:table-cell>
          <table:table-cell office:value-type="float" office:value="9421" table:style-name="ce6">
            <text:p>9,421<text:s/></text:p>
          </table:table-cell>
          <table:table-cell office:value-type="float" office:value="13850" table:style-name="ce6">
            <text:p>13,850<text:s/></text:p>
          </table:table-cell>
          <table:table-cell office:value-type="float" office:value="18417" table:style-name="ce6">
            <text:p>18,417<text:s/></text:p>
          </table:table-cell>
          <table:table-cell office:value-type="float" office:value="29483" table:style-name="ce6">
            <text:p>29,483<text:s/></text:p>
          </table:table-cell>
          <table:table-cell office:value-type="float" office:value="24497" table:style-name="ce6">
            <text:p>24,497<text:s/></text:p>
          </table:table-cell>
          <table:table-cell office:value-type="float" office:value="15024" table:style-name="ce6">
            <text:p>15,024<text:s/></text:p>
          </table:table-cell>
          <table:table-cell office:value-type="float" office:value="12715" table:style-name="ce6">
            <text:p>12,715<text:s/></text:p>
          </table:table-cell>
          <table:table-cell office:value-type="float" office:value="12465" table:style-name="ce6">
            <text:p>12,465<text:s/></text:p>
          </table:table-cell>
          <table:table-cell office:value-type="float" office:value="13251" table:style-name="ce6">
            <text:p>13,251<text:s/></text:p>
          </table:table-cell>
          <table:table-cell office:value-type="float" office:value="12179" table:style-name="ce6">
            <text:p>12,179<text:s/></text:p>
          </table:table-cell>
          <table:table-cell office:value-type="float" office:value="11241" table:style-name="ce6">
            <text:p>11,241<text:s/></text:p>
          </table:table-cell>
          <table:table-cell office:value-type="float" office:value="10139" table:style-name="ce6">
            <text:p>10,139<text:s/></text:p>
          </table:table-cell>
          <table:table-cell table:number-columns-repeated="16275"/>
        </table:table-row>
        <table:table-row table:style-name="ro2">
          <table:table-cell office:value-type="date" office:date-value="2019-04-10T00:00:00" table:style-name="ce5">
            <text:p>2019/4/10</text:p>
          </table:table-cell>
          <table:table-cell office:value-type="float" office:value="5944" table:style-name="ce6">
            <text:p>5,944<text:s/></text:p>
          </table:table-cell>
          <table:table-cell office:value-type="float" office:value="16316" table:style-name="ce6">
            <text:p>16,316<text:s/></text:p>
          </table:table-cell>
          <table:table-cell office:value-type="float" office:value="41915" table:style-name="ce6">
            <text:p>41,915<text:s/></text:p>
          </table:table-cell>
          <table:table-cell office:value-type="float" office:value="44553" table:style-name="ce6">
            <text:p>44,553<text:s/></text:p>
          </table:table-cell>
          <table:table-cell office:value-type="float" office:value="28948" table:style-name="ce6">
            <text:p>28,948<text:s/></text:p>
          </table:table-cell>
          <table:table-cell office:value-type="float" office:value="16477" table:style-name="ce6">
            <text:p>16,477<text:s/></text:p>
          </table:table-cell>
          <table:table-cell office:value-type="float" office:value="12658" table:style-name="ce6">
            <text:p>12,658<text:s/></text:p>
          </table:table-cell>
          <table:table-cell office:value-type="float" office:value="4415" table:style-name="ce6">
            <text:p>4,415<text:s/></text:p>
          </table:table-cell>
          <table:table-cell office:value-type="float" office:value="3435" table:style-name="ce6">
            <text:p>3,435<text:s/></text:p>
          </table:table-cell>
          <table:table-cell office:value-type="float" office:value="15479" table:style-name="ce6">
            <text:p>15,479<text:s/></text:p>
          </table:table-cell>
          <table:table-cell office:value-type="float" office:value="2774" table:style-name="ce6">
            <text:p>2,774<text:s/></text:p>
          </table:table-cell>
          <table:table-cell office:value-type="float" office:value="4686" table:style-name="ce6">
            <text:p>4,686<text:s/></text:p>
          </table:table-cell>
          <table:table-cell office:value-type="float" office:value="6611" table:style-name="ce6">
            <text:p>6,611<text:s/></text:p>
          </table:table-cell>
          <table:table-cell office:value-type="float" office:value="11154" table:style-name="ce6">
            <text:p>11,154<text:s/></text:p>
          </table:table-cell>
          <table:table-cell office:value-type="float" office:value="11064" table:style-name="ce6">
            <text:p>11,064<text:s/></text:p>
          </table:table-cell>
          <table:table-cell office:value-type="float" office:value="19504" table:style-name="ce6">
            <text:p>19,504<text:s/></text:p>
          </table:table-cell>
          <table:table-cell office:value-type="float" office:value="18455" table:style-name="ce6">
            <text:p>18,455<text:s/></text:p>
          </table:table-cell>
          <table:table-cell office:value-type="float" office:value="6360" table:style-name="ce6">
            <text:p>6,360<text:s/></text:p>
          </table:table-cell>
          <table:table-cell office:value-type="float" office:value="9404" table:style-name="ce6">
            <text:p>9,404<text:s/></text:p>
          </table:table-cell>
          <table:table-cell office:value-type="float" office:value="3429" table:style-name="ce6">
            <text:p>3,429<text:s/></text:p>
          </table:table-cell>
          <table:table-cell office:value-type="float" office:value="9331" table:style-name="ce6">
            <text:p>9,331<text:s/></text:p>
          </table:table-cell>
          <table:table-cell office:value-type="float" office:value="8669" table:style-name="ce6">
            <text:p>8,669<text:s/></text:p>
          </table:table-cell>
          <table:table-cell office:value-type="float" office:value="5956" table:style-name="ce6">
            <text:p>5,956<text:s/></text:p>
          </table:table-cell>
          <table:table-cell office:value-type="float" office:value="30779" table:style-name="ce6">
            <text:p>30,779<text:s/></text:p>
          </table:table-cell>
          <table:table-cell office:value-type="float" office:value="2367" table:style-name="ce6">
            <text:p>2,367<text:s/></text:p>
          </table:table-cell>
          <table:table-cell office:value-type="float" office:value="13888" table:style-name="ce6">
            <text:p>13,888<text:s/></text:p>
          </table:table-cell>
          <table:table-cell office:value-type="float" office:value="11675" table:style-name="ce6">
            <text:p>11,675<text:s/></text:p>
          </table:table-cell>
          <table:table-cell office:value-type="float" office:value="18046" table:style-name="ce6">
            <text:p>18,046<text:s/></text:p>
          </table:table-cell>
          <table:table-cell office:value-type="float" office:value="23353" table:style-name="ce6">
            <text:p>23,353<text:s/></text:p>
          </table:table-cell>
          <table:table-cell office:value-type="float" office:value="17979" table:style-name="ce6">
            <text:p>17,979<text:s/></text:p>
          </table:table-cell>
          <table:table-cell office:value-type="float" office:value="10465" table:style-name="ce6">
            <text:p>10,465<text:s/></text:p>
          </table:table-cell>
          <table:table-cell office:value-type="float" office:value="28750" table:style-name="ce6">
            <text:p>28,750<text:s/></text:p>
          </table:table-cell>
          <table:table-cell office:value-type="float" office:value="18785" table:style-name="ce6">
            <text:p>18,785<text:s/></text:p>
          </table:table-cell>
          <table:table-cell office:value-type="float" office:value="35702" table:style-name="ce6">
            <text:p>35,702<text:s/></text:p>
          </table:table-cell>
          <table:table-cell office:value-type="float" office:value="30684" table:style-name="ce6">
            <text:p>30,684<text:s/></text:p>
          </table:table-cell>
          <table:table-cell office:value-type="float" office:value="12145" table:style-name="ce6">
            <text:p>12,145<text:s/></text:p>
          </table:table-cell>
          <table:table-cell office:value-type="float" office:value="37810" table:style-name="ce6">
            <text:p>37,810<text:s/></text:p>
          </table:table-cell>
          <table:table-cell office:value-type="float" office:value="28072" table:style-name="ce6">
            <text:p>28,072<text:s/></text:p>
          </table:table-cell>
          <table:table-cell office:value-type="float" office:value="26982" table:style-name="ce6">
            <text:p>26,982<text:s/></text:p>
          </table:table-cell>
          <table:table-cell office:value-type="float" office:value="23278" table:style-name="ce6">
            <text:p>23,278<text:s/></text:p>
          </table:table-cell>
          <table:table-cell office:value-type="float" office:value="26899" table:style-name="ce6">
            <text:p>26,899<text:s/></text:p>
          </table:table-cell>
          <table:table-cell office:value-type="float" office:value="134873" table:style-name="ce6">
            <text:p>134,873<text:s/></text:p>
          </table:table-cell>
          <table:table-cell office:value-type="float" office:value="38869" table:style-name="ce6">
            <text:p>38,869<text:s/></text:p>
          </table:table-cell>
          <table:table-cell office:value-type="float" office:value="23400" table:style-name="ce6">
            <text:p>23,400<text:s/></text:p>
          </table:table-cell>
          <table:table-cell office:value-type="float" office:value="26189" table:style-name="ce6">
            <text:p>26,189<text:s/></text:p>
          </table:table-cell>
          <table:table-cell office:value-type="float" office:value="27674" table:style-name="ce6">
            <text:p>27,674<text:s/></text:p>
          </table:table-cell>
          <table:table-cell office:value-type="float" office:value="33969" table:style-name="ce6">
            <text:p>33,969<text:s/></text:p>
          </table:table-cell>
          <table:table-cell office:value-type="float" office:value="30177" table:style-name="ce6">
            <text:p>30,177<text:s/></text:p>
          </table:table-cell>
          <table:table-cell office:value-type="float" office:value="24774" table:style-name="ce6">
            <text:p>24,774<text:s/></text:p>
          </table:table-cell>
          <table:table-cell office:value-type="float" office:value="14589" table:style-name="ce6">
            <text:p>14,589<text:s/></text:p>
          </table:table-cell>
          <table:table-cell office:value-type="float" office:value="33292" table:style-name="ce6">
            <text:p>33,292<text:s/></text:p>
          </table:table-cell>
          <table:table-cell office:value-type="float" office:value="7965" table:style-name="ce6">
            <text:p>7,965<text:s/></text:p>
          </table:table-cell>
          <table:table-cell office:value-type="float" office:value="10051" table:style-name="ce6">
            <text:p>10,051<text:s/></text:p>
          </table:table-cell>
          <table:table-cell office:value-type="float" office:value="18927" table:style-name="ce6">
            <text:p>18,927<text:s/></text:p>
          </table:table-cell>
          <table:table-cell office:value-type="float" office:value="5694" table:style-name="ce6">
            <text:p>5,694<text:s/></text:p>
          </table:table-cell>
          <table:table-cell office:value-type="float" office:value="4014" table:style-name="ce6">
            <text:p>4,014<text:s/></text:p>
          </table:table-cell>
          <table:table-cell office:value-type="float" office:value="3746" table:style-name="ce6">
            <text:p>3,746<text:s/></text:p>
          </table:table-cell>
          <table:table-cell office:value-type="float" office:value="13364" table:style-name="ce6">
            <text:p>13,364<text:s/></text:p>
          </table:table-cell>
          <table:table-cell office:value-type="float" office:value="9848" table:style-name="ce6">
            <text:p>9,848<text:s/></text:p>
          </table:table-cell>
          <table:table-cell office:value-type="float" office:value="9855" table:style-name="ce6">
            <text:p>9,855<text:s/></text:p>
          </table:table-cell>
          <table:table-cell office:value-type="float" office:value="37949" table:style-name="ce6">
            <text:p>37,949<text:s/></text:p>
          </table:table-cell>
          <table:table-cell office:value-type="float" office:value="9109" table:style-name="ce6">
            <text:p>9,109<text:s/></text:p>
          </table:table-cell>
          <table:table-cell office:value-type="float" office:value="13317" table:style-name="ce6">
            <text:p>13,317<text:s/></text:p>
          </table:table-cell>
          <table:table-cell office:value-type="float" office:value="7794" table:style-name="ce6">
            <text:p>7,794<text:s/></text:p>
          </table:table-cell>
          <table:table-cell office:value-type="float" office:value="23036" table:style-name="ce6">
            <text:p>23,036<text:s/></text:p>
          </table:table-cell>
          <table:table-cell office:value-type="float" office:value="27358" table:style-name="ce6">
            <text:p>27,358<text:s/></text:p>
          </table:table-cell>
          <table:table-cell office:value-type="float" office:value="31933" table:style-name="ce6">
            <text:p>31,933<text:s/></text:p>
          </table:table-cell>
          <table:table-cell office:value-type="float" office:value="38189" table:style-name="ce6">
            <text:p>38,189<text:s/></text:p>
          </table:table-cell>
          <table:table-cell office:value-type="float" office:value="44355" table:style-name="ce6">
            <text:p>44,355<text:s/></text:p>
          </table:table-cell>
          <table:table-cell office:value-type="float" office:value="26662" table:style-name="ce6">
            <text:p>26,662<text:s/></text:p>
          </table:table-cell>
          <table:table-cell office:value-type="float" office:value="29900" table:style-name="ce6">
            <text:p>29,900<text:s/></text:p>
          </table:table-cell>
          <table:table-cell office:value-type="float" office:value="63880" table:style-name="ce6">
            <text:p>63,880<text:s/></text:p>
          </table:table-cell>
          <table:table-cell office:value-type="float" office:value="24783" table:style-name="ce6">
            <text:p>24,783<text:s/></text:p>
          </table:table-cell>
          <table:table-cell office:value-type="float" office:value="33353" table:style-name="ce6">
            <text:p>33,353<text:s/></text:p>
          </table:table-cell>
          <table:table-cell office:value-type="float" office:value="34712" table:style-name="ce6">
            <text:p>34,712<text:s/></text:p>
          </table:table-cell>
          <table:table-cell office:value-type="float" office:value="22809" table:style-name="ce6">
            <text:p>22,809<text:s/></text:p>
          </table:table-cell>
          <table:table-cell office:value-type="float" office:value="59715" table:style-name="ce6">
            <text:p>59,715<text:s/></text:p>
          </table:table-cell>
          <table:table-cell office:value-type="float" office:value="21379" table:style-name="ce6">
            <text:p>21,379<text:s/></text:p>
          </table:table-cell>
          <table:table-cell office:value-type="float" office:value="17463" table:style-name="ce6">
            <text:p>17,463<text:s/></text:p>
          </table:table-cell>
          <table:table-cell office:value-type="float" office:value="14860" table:style-name="ce6">
            <text:p>14,860<text:s/></text:p>
          </table:table-cell>
          <table:table-cell office:value-type="float" office:value="17871" table:style-name="ce6">
            <text:p>17,871<text:s/></text:p>
          </table:table-cell>
          <table:table-cell office:value-type="float" office:value="14300" table:style-name="ce6">
            <text:p>14,300<text:s/></text:p>
          </table:table-cell>
          <table:table-cell office:value-type="float" office:value="29713" table:style-name="ce6">
            <text:p>29,713<text:s/></text:p>
          </table:table-cell>
          <table:table-cell office:value-type="float" office:value="18888" table:style-name="ce6">
            <text:p>18,888<text:s/></text:p>
          </table:table-cell>
          <table:table-cell office:value-type="float" office:value="8470" table:style-name="ce6">
            <text:p>8,470<text:s/></text:p>
          </table:table-cell>
          <table:table-cell office:value-type="float" office:value="12573" table:style-name="ce6">
            <text:p>12,573<text:s/></text:p>
          </table:table-cell>
          <table:table-cell office:value-type="float" office:value="42334" table:style-name="ce6">
            <text:p>42,334<text:s/></text:p>
          </table:table-cell>
          <table:table-cell office:value-type="float" office:value="25005" table:style-name="ce6">
            <text:p>25,005<text:s/></text:p>
          </table:table-cell>
          <table:table-cell office:value-type="float" office:value="25416" table:style-name="ce6">
            <text:p>25,416<text:s/></text:p>
          </table:table-cell>
          <table:table-cell office:value-type="float" office:value="25744" table:style-name="ce6">
            <text:p>25,744<text:s/></text:p>
          </table:table-cell>
          <table:table-cell office:value-type="float" office:value="13503" table:style-name="ce6">
            <text:p>13,503<text:s/></text:p>
          </table:table-cell>
          <table:table-cell office:value-type="float" office:value="11604" table:style-name="ce6">
            <text:p>11,604<text:s/></text:p>
          </table:table-cell>
          <table:table-cell office:value-type="float" office:value="5686" table:style-name="ce6">
            <text:p>5,686<text:s/></text:p>
          </table:table-cell>
          <table:table-cell office:value-type="float" office:value="5210" table:style-name="ce6">
            <text:p>5,210<text:s/></text:p>
          </table:table-cell>
          <table:table-cell office:value-type="float" office:value="6615" table:style-name="ce6">
            <text:p>6,615<text:s/></text:p>
          </table:table-cell>
          <table:table-cell office:value-type="float" office:value="10588" table:style-name="ce6">
            <text:p>10,588<text:s/></text:p>
          </table:table-cell>
          <table:table-cell office:value-type="float" office:value="9584" table:style-name="ce6">
            <text:p>9,584<text:s/></text:p>
          </table:table-cell>
          <table:table-cell office:value-type="float" office:value="14157" table:style-name="ce6">
            <text:p>14,157<text:s/></text:p>
          </table:table-cell>
          <table:table-cell office:value-type="float" office:value="18507" table:style-name="ce6">
            <text:p>18,507<text:s/></text:p>
          </table:table-cell>
          <table:table-cell office:value-type="float" office:value="29997" table:style-name="ce6">
            <text:p>29,997<text:s/></text:p>
          </table:table-cell>
          <table:table-cell office:value-type="float" office:value="25373" table:style-name="ce6">
            <text:p>25,373<text:s/></text:p>
          </table:table-cell>
          <table:table-cell office:value-type="float" office:value="15275" table:style-name="ce6">
            <text:p>15,275<text:s/></text:p>
          </table:table-cell>
          <table:table-cell office:value-type="float" office:value="12868" table:style-name="ce6">
            <text:p>12,868<text:s/></text:p>
          </table:table-cell>
          <table:table-cell office:value-type="float" office:value="12565" table:style-name="ce6">
            <text:p>12,565<text:s/></text:p>
          </table:table-cell>
          <table:table-cell office:value-type="float" office:value="13381" table:style-name="ce6">
            <text:p>13,381<text:s/></text:p>
          </table:table-cell>
          <table:table-cell office:value-type="float" office:value="12325" table:style-name="ce6">
            <text:p>12,325<text:s/></text:p>
          </table:table-cell>
          <table:table-cell office:value-type="float" office:value="11349" table:style-name="ce6">
            <text:p>11,349<text:s/></text:p>
          </table:table-cell>
          <table:table-cell office:value-type="float" office:value="10218" table:style-name="ce6">
            <text:p>10,218<text:s/></text:p>
          </table:table-cell>
          <table:table-cell table:number-columns-repeated="16275"/>
        </table:table-row>
        <table:table-row table:style-name="ro2">
          <table:table-cell office:value-type="date" office:date-value="2019-04-11T00:00:00" table:style-name="ce5">
            <text:p>2019/4/11</text:p>
          </table:table-cell>
          <table:table-cell office:value-type="float" office:value="5973" table:style-name="ce6">
            <text:p>5,973<text:s/></text:p>
          </table:table-cell>
          <table:table-cell office:value-type="float" office:value="16420" table:style-name="ce6">
            <text:p>16,420<text:s/></text:p>
          </table:table-cell>
          <table:table-cell office:value-type="float" office:value="43228" table:style-name="ce6">
            <text:p>43,228<text:s/></text:p>
          </table:table-cell>
          <table:table-cell office:value-type="float" office:value="46327" table:style-name="ce6">
            <text:p>46,327<text:s/></text:p>
          </table:table-cell>
          <table:table-cell office:value-type="float" office:value="29467" table:style-name="ce6">
            <text:p>29,467<text:s/></text:p>
          </table:table-cell>
          <table:table-cell office:value-type="float" office:value="17094" table:style-name="ce6">
            <text:p>17,094<text:s/></text:p>
          </table:table-cell>
          <table:table-cell office:value-type="float" office:value="12860" table:style-name="ce6">
            <text:p>12,860<text:s/></text:p>
          </table:table-cell>
          <table:table-cell office:value-type="float" office:value="4458" table:style-name="ce6">
            <text:p>4,458<text:s/></text:p>
          </table:table-cell>
          <table:table-cell office:value-type="float" office:value="3418" table:style-name="ce6">
            <text:p>3,418<text:s/></text:p>
          </table:table-cell>
          <table:table-cell office:value-type="float" office:value="15191" table:style-name="ce6">
            <text:p>15,191<text:s/></text:p>
          </table:table-cell>
          <table:table-cell office:value-type="float" office:value="2732" table:style-name="ce6">
            <text:p>2,732<text:s/></text:p>
          </table:table-cell>
          <table:table-cell office:value-type="float" office:value="4583" table:style-name="ce6">
            <text:p>4,583<text:s/></text:p>
          </table:table-cell>
          <table:table-cell office:value-type="float" office:value="6645" table:style-name="ce6">
            <text:p>6,645<text:s/></text:p>
          </table:table-cell>
          <table:table-cell office:value-type="float" office:value="11014" table:style-name="ce6">
            <text:p>11,014<text:s/></text:p>
          </table:table-cell>
          <table:table-cell office:value-type="float" office:value="11119" table:style-name="ce6">
            <text:p>11,119<text:s/></text:p>
          </table:table-cell>
          <table:table-cell office:value-type="float" office:value="19818" table:style-name="ce6">
            <text:p>19,818<text:s/></text:p>
          </table:table-cell>
          <table:table-cell office:value-type="float" office:value="18622" table:style-name="ce6">
            <text:p>18,622<text:s/></text:p>
          </table:table-cell>
          <table:table-cell office:value-type="float" office:value="6136" table:style-name="ce6">
            <text:p>6,136<text:s/></text:p>
          </table:table-cell>
          <table:table-cell office:value-type="float" office:value="9440" table:style-name="ce6">
            <text:p>9,440<text:s/></text:p>
          </table:table-cell>
          <table:table-cell office:value-type="float" office:value="3350" table:style-name="ce6">
            <text:p>3,350<text:s/></text:p>
          </table:table-cell>
          <table:table-cell office:value-type="float" office:value="9408" table:style-name="ce6">
            <text:p>9,408<text:s/></text:p>
          </table:table-cell>
          <table:table-cell office:value-type="float" office:value="8566" table:style-name="ce6">
            <text:p>8,566<text:s/></text:p>
          </table:table-cell>
          <table:table-cell office:value-type="float" office:value="6225" table:style-name="ce6">
            <text:p>6,225<text:s/></text:p>
          </table:table-cell>
          <table:table-cell office:value-type="float" office:value="30329" table:style-name="ce6">
            <text:p>30,329<text:s/></text:p>
          </table:table-cell>
          <table:table-cell office:value-type="float" office:value="2397" table:style-name="ce6">
            <text:p>2,397<text:s/></text:p>
          </table:table-cell>
          <table:table-cell office:value-type="float" office:value="13467" table:style-name="ce6">
            <text:p>13,467<text:s/></text:p>
          </table:table-cell>
          <table:table-cell office:value-type="float" office:value="11521" table:style-name="ce6">
            <text:p>11,521<text:s/></text:p>
          </table:table-cell>
          <table:table-cell office:value-type="float" office:value="17874" table:style-name="ce6">
            <text:p>17,874<text:s/></text:p>
          </table:table-cell>
          <table:table-cell office:value-type="float" office:value="23580" table:style-name="ce6">
            <text:p>23,580<text:s/></text:p>
          </table:table-cell>
          <table:table-cell office:value-type="float" office:value="17960" table:style-name="ce6">
            <text:p>17,960<text:s/></text:p>
          </table:table-cell>
          <table:table-cell office:value-type="float" office:value="10555" table:style-name="ce6">
            <text:p>10,555<text:s/></text:p>
          </table:table-cell>
          <table:table-cell office:value-type="float" office:value="29712" table:style-name="ce6">
            <text:p>29,712<text:s/></text:p>
          </table:table-cell>
          <table:table-cell office:value-type="float" office:value="19004" table:style-name="ce6">
            <text:p>19,004<text:s/></text:p>
          </table:table-cell>
          <table:table-cell office:value-type="float" office:value="36444" table:style-name="ce6">
            <text:p>36,444<text:s/></text:p>
          </table:table-cell>
          <table:table-cell office:value-type="float" office:value="32151" table:style-name="ce6">
            <text:p>32,151<text:s/></text:p>
          </table:table-cell>
          <table:table-cell office:value-type="float" office:value="12070" table:style-name="ce6">
            <text:p>12,070<text:s/></text:p>
          </table:table-cell>
          <table:table-cell office:value-type="float" office:value="37418" table:style-name="ce6">
            <text:p>37,418<text:s/></text:p>
          </table:table-cell>
          <table:table-cell office:value-type="float" office:value="28164" table:style-name="ce6">
            <text:p>28,164<text:s/></text:p>
          </table:table-cell>
          <table:table-cell office:value-type="float" office:value="27028" table:style-name="ce6">
            <text:p>27,028<text:s/></text:p>
          </table:table-cell>
          <table:table-cell office:value-type="float" office:value="23140" table:style-name="ce6">
            <text:p>23,140<text:s/></text:p>
          </table:table-cell>
          <table:table-cell office:value-type="float" office:value="27249" table:style-name="ce6">
            <text:p>27,249<text:s/></text:p>
          </table:table-cell>
          <table:table-cell office:value-type="float" office:value="141400" table:style-name="ce6">
            <text:p>141,400<text:s/></text:p>
          </table:table-cell>
          <table:table-cell office:value-type="float" office:value="39893" table:style-name="ce6">
            <text:p>39,893<text:s/></text:p>
          </table:table-cell>
          <table:table-cell office:value-type="float" office:value="23147" table:style-name="ce6">
            <text:p>23,147<text:s/></text:p>
          </table:table-cell>
          <table:table-cell office:value-type="float" office:value="26089" table:style-name="ce6">
            <text:p>26,089<text:s/></text:p>
          </table:table-cell>
          <table:table-cell office:value-type="float" office:value="27211" table:style-name="ce6">
            <text:p>27,211<text:s/></text:p>
          </table:table-cell>
          <table:table-cell office:value-type="float" office:value="32766" table:style-name="ce6">
            <text:p>32,766<text:s/></text:p>
          </table:table-cell>
          <table:table-cell office:value-type="float" office:value="29704" table:style-name="ce6">
            <text:p>29,704<text:s/></text:p>
          </table:table-cell>
          <table:table-cell office:value-type="float" office:value="24213" table:style-name="ce6">
            <text:p>24,213<text:s/></text:p>
          </table:table-cell>
          <table:table-cell office:value-type="float" office:value="14125" table:style-name="ce6">
            <text:p>14,125<text:s/></text:p>
          </table:table-cell>
          <table:table-cell office:value-type="float" office:value="32882" table:style-name="ce6">
            <text:p>32,882<text:s/></text:p>
          </table:table-cell>
          <table:table-cell office:value-type="float" office:value="7723" table:style-name="ce6">
            <text:p>7,723<text:s/></text:p>
          </table:table-cell>
          <table:table-cell office:value-type="float" office:value="10045" table:style-name="ce6">
            <text:p>10,045<text:s/></text:p>
          </table:table-cell>
          <table:table-cell office:value-type="float" office:value="18651" table:style-name="ce6">
            <text:p>18,651<text:s/></text:p>
          </table:table-cell>
          <table:table-cell office:value-type="float" office:value="5754" table:style-name="ce6">
            <text:p>5,754<text:s/></text:p>
          </table:table-cell>
          <table:table-cell office:value-type="float" office:value="3782" table:style-name="ce6">
            <text:p>3,782<text:s/></text:p>
          </table:table-cell>
          <table:table-cell office:value-type="float" office:value="3639" table:style-name="ce6">
            <text:p>3,639<text:s/></text:p>
          </table:table-cell>
          <table:table-cell office:value-type="float" office:value="13627" table:style-name="ce6">
            <text:p>13,627<text:s/></text:p>
          </table:table-cell>
          <table:table-cell office:value-type="float" office:value="9792" table:style-name="ce6">
            <text:p>9,792<text:s/></text:p>
          </table:table-cell>
          <table:table-cell office:value-type="float" office:value="9720" table:style-name="ce6">
            <text:p>9,720<text:s/></text:p>
          </table:table-cell>
          <table:table-cell office:value-type="float" office:value="36429" table:style-name="ce6">
            <text:p>36,429<text:s/></text:p>
          </table:table-cell>
          <table:table-cell office:value-type="float" office:value="9079" table:style-name="ce6">
            <text:p>9,079<text:s/></text:p>
          </table:table-cell>
          <table:table-cell office:value-type="float" office:value="13462" table:style-name="ce6">
            <text:p>13,462<text:s/></text:p>
          </table:table-cell>
          <table:table-cell office:value-type="float" office:value="7549" table:style-name="ce6">
            <text:p>7,549<text:s/></text:p>
          </table:table-cell>
          <table:table-cell office:value-type="float" office:value="22898" table:style-name="ce6">
            <text:p>22,898<text:s/></text:p>
          </table:table-cell>
          <table:table-cell office:value-type="float" office:value="27476" table:style-name="ce6">
            <text:p>27,476<text:s/></text:p>
          </table:table-cell>
          <table:table-cell office:value-type="float" office:value="32112" table:style-name="ce6">
            <text:p>32,112<text:s/></text:p>
          </table:table-cell>
          <table:table-cell office:value-type="float" office:value="39527" table:style-name="ce6">
            <text:p>39,527<text:s/></text:p>
          </table:table-cell>
          <table:table-cell office:value-type="float" office:value="44777" table:style-name="ce6">
            <text:p>44,777<text:s/></text:p>
          </table:table-cell>
          <table:table-cell office:value-type="float" office:value="26885" table:style-name="ce6">
            <text:p>26,885<text:s/></text:p>
          </table:table-cell>
          <table:table-cell office:value-type="float" office:value="29698" table:style-name="ce6">
            <text:p>29,698<text:s/></text:p>
          </table:table-cell>
          <table:table-cell office:value-type="float" office:value="65719" table:style-name="ce6">
            <text:p>65,719<text:s/></text:p>
          </table:table-cell>
          <table:table-cell office:value-type="float" office:value="25987" table:style-name="ce6">
            <text:p>25,987<text:s/></text:p>
          </table:table-cell>
          <table:table-cell office:value-type="float" office:value="34164" table:style-name="ce6">
            <text:p>34,164<text:s/></text:p>
          </table:table-cell>
          <table:table-cell office:value-type="float" office:value="35263" table:style-name="ce6">
            <text:p>35,263<text:s/></text:p>
          </table:table-cell>
          <table:table-cell office:value-type="float" office:value="23582" table:style-name="ce6">
            <text:p>23,582<text:s/></text:p>
          </table:table-cell>
          <table:table-cell office:value-type="float" office:value="61510" table:style-name="ce6">
            <text:p>61,510<text:s/></text:p>
          </table:table-cell>
          <table:table-cell office:value-type="float" office:value="21651" table:style-name="ce6">
            <text:p>21,651<text:s/></text:p>
          </table:table-cell>
          <table:table-cell office:value-type="float" office:value="17542" table:style-name="ce6">
            <text:p>17,542<text:s/></text:p>
          </table:table-cell>
          <table:table-cell office:value-type="float" office:value="15108" table:style-name="ce6">
            <text:p>15,108<text:s/></text:p>
          </table:table-cell>
          <table:table-cell office:value-type="float" office:value="18172" table:style-name="ce6">
            <text:p>18,172<text:s/></text:p>
          </table:table-cell>
          <table:table-cell office:value-type="float" office:value="14128" table:style-name="ce6">
            <text:p>14,128<text:s/></text:p>
          </table:table-cell>
          <table:table-cell office:value-type="float" office:value="30593" table:style-name="ce6">
            <text:p>30,593<text:s/></text:p>
          </table:table-cell>
          <table:table-cell office:value-type="float" office:value="19323" table:style-name="ce6">
            <text:p>19,323<text:s/></text:p>
          </table:table-cell>
          <table:table-cell office:value-type="float" office:value="8153" table:style-name="ce6">
            <text:p>8,153<text:s/></text:p>
          </table:table-cell>
          <table:table-cell office:value-type="float" office:value="13176" table:style-name="ce6">
            <text:p>13,176<text:s/></text:p>
          </table:table-cell>
          <table:table-cell office:value-type="float" office:value="42986" table:style-name="ce6">
            <text:p>42,986<text:s/></text:p>
          </table:table-cell>
          <table:table-cell office:value-type="float" office:value="25704" table:style-name="ce6">
            <text:p>25,704<text:s/></text:p>
          </table:table-cell>
          <table:table-cell office:value-type="float" office:value="25872" table:style-name="ce6">
            <text:p>25,872<text:s/></text:p>
          </table:table-cell>
          <table:table-cell office:value-type="float" office:value="25458" table:style-name="ce6">
            <text:p>25,458<text:s/></text:p>
          </table:table-cell>
          <table:table-cell office:value-type="float" office:value="14462" table:style-name="ce6">
            <text:p>14,462<text:s/></text:p>
          </table:table-cell>
          <table:table-cell office:value-type="float" office:value="11199" table:style-name="ce6">
            <text:p>11,199<text:s/></text:p>
          </table:table-cell>
          <table:table-cell office:value-type="float" office:value="5480" table:style-name="ce6">
            <text:p>5,480<text:s/></text:p>
          </table:table-cell>
          <table:table-cell office:value-type="float" office:value="5294" table:style-name="ce6">
            <text:p>5,294<text:s/></text:p>
          </table:table-cell>
          <table:table-cell office:value-type="float" office:value="6540" table:style-name="ce6">
            <text:p>6,540<text:s/></text:p>
          </table:table-cell>
          <table:table-cell office:value-type="float" office:value="10619" table:style-name="ce6">
            <text:p>10,619<text:s/></text:p>
          </table:table-cell>
          <table:table-cell office:value-type="float" office:value="9458" table:style-name="ce6">
            <text:p>9,458<text:s/></text:p>
          </table:table-cell>
          <table:table-cell office:value-type="float" office:value="14358" table:style-name="ce6">
            <text:p>14,358<text:s/></text:p>
          </table:table-cell>
          <table:table-cell office:value-type="float" office:value="18932" table:style-name="ce6">
            <text:p>18,932<text:s/></text:p>
          </table:table-cell>
          <table:table-cell office:value-type="float" office:value="30775" table:style-name="ce6">
            <text:p>30,775<text:s/></text:p>
          </table:table-cell>
          <table:table-cell office:value-type="float" office:value="25764" table:style-name="ce6">
            <text:p>25,764<text:s/></text:p>
          </table:table-cell>
          <table:table-cell office:value-type="float" office:value="15045" table:style-name="ce6">
            <text:p>15,045<text:s/></text:p>
          </table:table-cell>
          <table:table-cell office:value-type="float" office:value="12738" table:style-name="ce6">
            <text:p>12,738<text:s/></text:p>
          </table:table-cell>
          <table:table-cell office:value-type="float" office:value="12484" table:style-name="ce6">
            <text:p>12,484<text:s/></text:p>
          </table:table-cell>
          <table:table-cell office:value-type="float" office:value="13356" table:style-name="ce6">
            <text:p>13,356<text:s/></text:p>
          </table:table-cell>
          <table:table-cell office:value-type="float" office:value="12200" table:style-name="ce6">
            <text:p>12,200<text:s/></text:p>
          </table:table-cell>
          <table:table-cell office:value-type="float" office:value="11086" table:style-name="ce6">
            <text:p>11,086<text:s/></text:p>
          </table:table-cell>
          <table:table-cell office:value-type="float" office:value="10232" table:style-name="ce6">
            <text:p>10,232<text:s/></text:p>
          </table:table-cell>
          <table:table-cell table:number-columns-repeated="16275"/>
        </table:table-row>
        <table:table-row table:style-name="ro2">
          <table:table-cell office:value-type="date" office:date-value="2019-04-12T00:00:00" table:style-name="ce5">
            <text:p>2019/4/12</text:p>
          </table:table-cell>
          <table:table-cell office:value-type="float" office:value="6495" table:style-name="ce6">
            <text:p>6,495<text:s/></text:p>
          </table:table-cell>
          <table:table-cell office:value-type="float" office:value="17478" table:style-name="ce6">
            <text:p>17,478<text:s/></text:p>
          </table:table-cell>
          <table:table-cell office:value-type="float" office:value="44133" table:style-name="ce6">
            <text:p>44,133<text:s/></text:p>
          </table:table-cell>
          <table:table-cell office:value-type="float" office:value="52094" table:style-name="ce6">
            <text:p>52,094<text:s/></text:p>
          </table:table-cell>
          <table:table-cell office:value-type="float" office:value="29943" table:style-name="ce6">
            <text:p>29,943<text:s/></text:p>
          </table:table-cell>
          <table:table-cell office:value-type="float" office:value="17375" table:style-name="ce6">
            <text:p>17,375<text:s/></text:p>
          </table:table-cell>
          <table:table-cell office:value-type="float" office:value="13438" table:style-name="ce6">
            <text:p>13,438<text:s/></text:p>
          </table:table-cell>
          <table:table-cell office:value-type="float" office:value="4757" table:style-name="ce6">
            <text:p>4,757<text:s/></text:p>
          </table:table-cell>
          <table:table-cell office:value-type="float" office:value="3688" table:style-name="ce6">
            <text:p>3,688<text:s/></text:p>
          </table:table-cell>
          <table:table-cell office:value-type="float" office:value="17392" table:style-name="ce6">
            <text:p>17,392<text:s/></text:p>
          </table:table-cell>
          <table:table-cell office:value-type="float" office:value="2924" table:style-name="ce6">
            <text:p>2,924<text:s/></text:p>
          </table:table-cell>
          <table:table-cell office:value-type="float" office:value="4760" table:style-name="ce6">
            <text:p>4,760<text:s/></text:p>
          </table:table-cell>
          <table:table-cell office:value-type="float" office:value="8127" table:style-name="ce6">
            <text:p>8,127<text:s/></text:p>
          </table:table-cell>
          <table:table-cell office:value-type="float" office:value="11597" table:style-name="ce6">
            <text:p>11,597<text:s/></text:p>
          </table:table-cell>
          <table:table-cell office:value-type="float" office:value="12623" table:style-name="ce6">
            <text:p>12,623<text:s/></text:p>
          </table:table-cell>
          <table:table-cell office:value-type="float" office:value="20146" table:style-name="ce6">
            <text:p>20,146<text:s/></text:p>
          </table:table-cell>
          <table:table-cell office:value-type="float" office:value="19279" table:style-name="ce6">
            <text:p>19,279<text:s/></text:p>
          </table:table-cell>
          <table:table-cell office:value-type="float" office:value="6910" table:style-name="ce6">
            <text:p>6,910<text:s/></text:p>
          </table:table-cell>
          <table:table-cell office:value-type="float" office:value="10245" table:style-name="ce6">
            <text:p>10,245<text:s/></text:p>
          </table:table-cell>
          <table:table-cell office:value-type="float" office:value="3741" table:style-name="ce6">
            <text:p>3,741<text:s/></text:p>
          </table:table-cell>
          <table:table-cell office:value-type="float" office:value="10404" table:style-name="ce6">
            <text:p>10,404<text:s/></text:p>
          </table:table-cell>
          <table:table-cell office:value-type="float" office:value="9548" table:style-name="ce6">
            <text:p>9,548<text:s/></text:p>
          </table:table-cell>
          <table:table-cell office:value-type="float" office:value="5944" table:style-name="ce6">
            <text:p>5,944<text:s/></text:p>
          </table:table-cell>
          <table:table-cell office:value-type="float" office:value="37522" table:style-name="ce6">
            <text:p>37,522<text:s/></text:p>
          </table:table-cell>
          <table:table-cell office:value-type="float" office:value="2462" table:style-name="ce6">
            <text:p>2,462<text:s/></text:p>
          </table:table-cell>
          <table:table-cell office:value-type="float" office:value="14878" table:style-name="ce6">
            <text:p>14,878<text:s/></text:p>
          </table:table-cell>
          <table:table-cell office:value-type="float" office:value="12548" table:style-name="ce6">
            <text:p>12,548<text:s/></text:p>
          </table:table-cell>
          <table:table-cell office:value-type="float" office:value="19094" table:style-name="ce6">
            <text:p>19,094<text:s/></text:p>
          </table:table-cell>
          <table:table-cell office:value-type="float" office:value="24465" table:style-name="ce6">
            <text:p>24,465<text:s/></text:p>
          </table:table-cell>
          <table:table-cell office:value-type="float" office:value="19527" table:style-name="ce6">
            <text:p>19,527<text:s/></text:p>
          </table:table-cell>
          <table:table-cell office:value-type="float" office:value="11209" table:style-name="ce6">
            <text:p>11,209<text:s/></text:p>
          </table:table-cell>
          <table:table-cell office:value-type="float" office:value="33731" table:style-name="ce6">
            <text:p>33,731<text:s/></text:p>
          </table:table-cell>
          <table:table-cell office:value-type="float" office:value="20428" table:style-name="ce6">
            <text:p>20,428<text:s/></text:p>
          </table:table-cell>
          <table:table-cell office:value-type="float" office:value="38234" table:style-name="ce6">
            <text:p>38,234<text:s/></text:p>
          </table:table-cell>
          <table:table-cell office:value-type="float" office:value="34869" table:style-name="ce6">
            <text:p>34,869<text:s/></text:p>
          </table:table-cell>
          <table:table-cell office:value-type="float" office:value="11813" table:style-name="ce6">
            <text:p>11,813<text:s/></text:p>
          </table:table-cell>
          <table:table-cell office:value-type="float" office:value="40228" table:style-name="ce6">
            <text:p>40,228<text:s/></text:p>
          </table:table-cell>
          <table:table-cell office:value-type="float" office:value="29854" table:style-name="ce6">
            <text:p>29,854<text:s/></text:p>
          </table:table-cell>
          <table:table-cell office:value-type="float" office:value="28645" table:style-name="ce6">
            <text:p>28,645<text:s/></text:p>
          </table:table-cell>
          <table:table-cell office:value-type="float" office:value="24508" table:style-name="ce6">
            <text:p>24,508<text:s/></text:p>
          </table:table-cell>
          <table:table-cell office:value-type="float" office:value="27700" table:style-name="ce6">
            <text:p>27,700<text:s/></text:p>
          </table:table-cell>
          <table:table-cell office:value-type="float" office:value="166281" table:style-name="ce6">
            <text:p>166,281<text:s/></text:p>
          </table:table-cell>
          <table:table-cell office:value-type="float" office:value="45204" table:style-name="ce6">
            <text:p>45,204<text:s/></text:p>
          </table:table-cell>
          <table:table-cell office:value-type="float" office:value="25249" table:style-name="ce6">
            <text:p>25,249<text:s/></text:p>
          </table:table-cell>
          <table:table-cell office:value-type="float" office:value="27613" table:style-name="ce6">
            <text:p>27,613<text:s/></text:p>
          </table:table-cell>
          <table:table-cell office:value-type="float" office:value="29663" table:style-name="ce6">
            <text:p>29,663<text:s/></text:p>
          </table:table-cell>
          <table:table-cell office:value-type="float" office:value="38253" table:style-name="ce6">
            <text:p>38,253<text:s/></text:p>
          </table:table-cell>
          <table:table-cell office:value-type="float" office:value="32989" table:style-name="ce6">
            <text:p>32,989<text:s/></text:p>
          </table:table-cell>
          <table:table-cell office:value-type="float" office:value="26526" table:style-name="ce6">
            <text:p>26,526<text:s/></text:p>
          </table:table-cell>
          <table:table-cell office:value-type="float" office:value="14555" table:style-name="ce6">
            <text:p>14,555<text:s/></text:p>
          </table:table-cell>
          <table:table-cell office:value-type="float" office:value="35606" table:style-name="ce6">
            <text:p>35,606<text:s/></text:p>
          </table:table-cell>
          <table:table-cell office:value-type="float" office:value="8206" table:style-name="ce6">
            <text:p>8,206<text:s/></text:p>
          </table:table-cell>
          <table:table-cell office:value-type="float" office:value="10735" table:style-name="ce6">
            <text:p>10,735<text:s/></text:p>
          </table:table-cell>
          <table:table-cell office:value-type="float" office:value="21064" table:style-name="ce6">
            <text:p>21,064<text:s/></text:p>
          </table:table-cell>
          <table:table-cell office:value-type="float" office:value="6665" table:style-name="ce6">
            <text:p>6,665<text:s/></text:p>
          </table:table-cell>
          <table:table-cell office:value-type="float" office:value="3986" table:style-name="ce6">
            <text:p>3,986<text:s/></text:p>
          </table:table-cell>
          <table:table-cell office:value-type="float" office:value="3873" table:style-name="ce6">
            <text:p>3,873<text:s/></text:p>
          </table:table-cell>
          <table:table-cell office:value-type="float" office:value="14976" table:style-name="ce6">
            <text:p>14,976<text:s/></text:p>
          </table:table-cell>
          <table:table-cell office:value-type="float" office:value="10553" table:style-name="ce6">
            <text:p>10,553<text:s/></text:p>
          </table:table-cell>
          <table:table-cell office:value-type="float" office:value="10663" table:style-name="ce6">
            <text:p>10,663<text:s/></text:p>
          </table:table-cell>
          <table:table-cell office:value-type="float" office:value="42840" table:style-name="ce6">
            <text:p>42,840<text:s/></text:p>
          </table:table-cell>
          <table:table-cell office:value-type="float" office:value="9740" table:style-name="ce6">
            <text:p>9,740<text:s/></text:p>
          </table:table-cell>
          <table:table-cell office:value-type="float" office:value="14315" table:style-name="ce6">
            <text:p>14,315<text:s/></text:p>
          </table:table-cell>
          <table:table-cell office:value-type="float" office:value="8072" table:style-name="ce6">
            <text:p>8,072<text:s/></text:p>
          </table:table-cell>
          <table:table-cell office:value-type="float" office:value="23858" table:style-name="ce6">
            <text:p>23,858<text:s/></text:p>
          </table:table-cell>
          <table:table-cell office:value-type="float" office:value="28455" table:style-name="ce6">
            <text:p>28,455<text:s/></text:p>
          </table:table-cell>
          <table:table-cell office:value-type="float" office:value="34633" table:style-name="ce6">
            <text:p>34,633<text:s/></text:p>
          </table:table-cell>
          <table:table-cell office:value-type="float" office:value="43926" table:style-name="ce6">
            <text:p>43,926<text:s/></text:p>
          </table:table-cell>
          <table:table-cell office:value-type="float" office:value="47249" table:style-name="ce6">
            <text:p>47,249<text:s/></text:p>
          </table:table-cell>
          <table:table-cell office:value-type="float" office:value="28242" table:style-name="ce6">
            <text:p>28,242<text:s/></text:p>
          </table:table-cell>
          <table:table-cell office:value-type="float" office:value="32864" table:style-name="ce6">
            <text:p>32,864<text:s/></text:p>
          </table:table-cell>
          <table:table-cell office:value-type="float" office:value="78731" table:style-name="ce6">
            <text:p>78,731<text:s/></text:p>
          </table:table-cell>
          <table:table-cell office:value-type="float" office:value="25712" table:style-name="ce6">
            <text:p>25,712<text:s/></text:p>
          </table:table-cell>
          <table:table-cell office:value-type="float" office:value="38134" table:style-name="ce6">
            <text:p>38,134<text:s/></text:p>
          </table:table-cell>
          <table:table-cell office:value-type="float" office:value="39178" table:style-name="ce6">
            <text:p>39,178<text:s/></text:p>
          </table:table-cell>
          <table:table-cell office:value-type="float" office:value="25866" table:style-name="ce6">
            <text:p>25,866<text:s/></text:p>
          </table:table-cell>
          <table:table-cell office:value-type="float" office:value="67200" table:style-name="ce6">
            <text:p>67,200<text:s/></text:p>
          </table:table-cell>
          <table:table-cell office:value-type="float" office:value="22406" table:style-name="ce6">
            <text:p>22,406<text:s/></text:p>
          </table:table-cell>
          <table:table-cell office:value-type="float" office:value="19216" table:style-name="ce6">
            <text:p>19,216<text:s/></text:p>
          </table:table-cell>
          <table:table-cell office:value-type="float" office:value="15940" table:style-name="ce6">
            <text:p>15,940<text:s/></text:p>
          </table:table-cell>
          <table:table-cell office:value-type="float" office:value="21121" table:style-name="ce6">
            <text:p>21,121<text:s/></text:p>
          </table:table-cell>
          <table:table-cell office:value-type="float" office:value="15394" table:style-name="ce6">
            <text:p>15,394<text:s/></text:p>
          </table:table-cell>
          <table:table-cell office:value-type="float" office:value="37392" table:style-name="ce6">
            <text:p>37,392<text:s/></text:p>
          </table:table-cell>
          <table:table-cell office:value-type="float" office:value="20364" table:style-name="ce6">
            <text:p>20,364<text:s/></text:p>
          </table:table-cell>
          <table:table-cell office:value-type="float" office:value="9072" table:style-name="ce6">
            <text:p>9,072<text:s/></text:p>
          </table:table-cell>
          <table:table-cell office:value-type="float" office:value="13808" table:style-name="ce6">
            <text:p>13,808<text:s/></text:p>
          </table:table-cell>
          <table:table-cell office:value-type="float" office:value="43091" table:style-name="ce6">
            <text:p>43,091<text:s/></text:p>
          </table:table-cell>
          <table:table-cell office:value-type="float" office:value="26879" table:style-name="ce6">
            <text:p>26,879<text:s/></text:p>
          </table:table-cell>
          <table:table-cell office:value-type="float" office:value="26492" table:style-name="ce6">
            <text:p>26,492<text:s/></text:p>
          </table:table-cell>
          <table:table-cell office:value-type="float" office:value="28272" table:style-name="ce6">
            <text:p>28,272<text:s/></text:p>
          </table:table-cell>
          <table:table-cell office:value-type="float" office:value="14912" table:style-name="ce6">
            <text:p>14,912<text:s/></text:p>
          </table:table-cell>
          <table:table-cell office:value-type="float" office:value="12444" table:style-name="ce6">
            <text:p>12,444<text:s/></text:p>
          </table:table-cell>
          <table:table-cell office:value-type="float" office:value="5780" table:style-name="ce6">
            <text:p>5,780<text:s/></text:p>
          </table:table-cell>
          <table:table-cell office:value-type="float" office:value="5366" table:style-name="ce6">
            <text:p>5,366<text:s/></text:p>
          </table:table-cell>
          <table:table-cell office:value-type="float" office:value="7028" table:style-name="ce6">
            <text:p>7,028<text:s/></text:p>
          </table:table-cell>
          <table:table-cell office:value-type="float" office:value="11637" table:style-name="ce6">
            <text:p>11,637<text:s/></text:p>
          </table:table-cell>
          <table:table-cell office:value-type="float" office:value="10429" table:style-name="ce6">
            <text:p>10,429<text:s/></text:p>
          </table:table-cell>
          <table:table-cell office:value-type="float" office:value="16838" table:style-name="ce6">
            <text:p>16,838<text:s/></text:p>
          </table:table-cell>
          <table:table-cell office:value-type="float" office:value="19751" table:style-name="ce6">
            <text:p>19,751<text:s/></text:p>
          </table:table-cell>
          <table:table-cell office:value-type="float" office:value="31848" table:style-name="ce6">
            <text:p>31,848<text:s/></text:p>
          </table:table-cell>
          <table:table-cell office:value-type="float" office:value="27960" table:style-name="ce6">
            <text:p>27,960<text:s/></text:p>
          </table:table-cell>
          <table:table-cell office:value-type="float" office:value="16000" table:style-name="ce6">
            <text:p>16,000<text:s/></text:p>
          </table:table-cell>
          <table:table-cell office:value-type="float" office:value="13701" table:style-name="ce6">
            <text:p>13,701<text:s/></text:p>
          </table:table-cell>
          <table:table-cell office:value-type="float" office:value="13640" table:style-name="ce6">
            <text:p>13,640<text:s/></text:p>
          </table:table-cell>
          <table:table-cell office:value-type="float" office:value="14250" table:style-name="ce6">
            <text:p>14,250<text:s/></text:p>
          </table:table-cell>
          <table:table-cell office:value-type="float" office:value="13172" table:style-name="ce6">
            <text:p>13,172<text:s/></text:p>
          </table:table-cell>
          <table:table-cell office:value-type="float" office:value="11937" table:style-name="ce6">
            <text:p>11,937<text:s/></text:p>
          </table:table-cell>
          <table:table-cell office:value-type="float" office:value="11021" table:style-name="ce6">
            <text:p>11,021<text:s/></text:p>
          </table:table-cell>
          <table:table-cell table:number-columns-repeated="16275"/>
        </table:table-row>
        <table:table-row table:style-name="ro2">
          <table:table-cell office:value-type="date" office:date-value="2019-04-13T00:00:00" table:style-name="ce5">
            <text:p>2019/4/13</text:p>
          </table:table-cell>
          <table:table-cell office:value-type="float" office:value="4722" table:style-name="ce6">
            <text:p>4,722<text:s/></text:p>
          </table:table-cell>
          <table:table-cell office:value-type="float" office:value="11704" table:style-name="ce6">
            <text:p>11,704<text:s/></text:p>
          </table:table-cell>
          <table:table-cell office:value-type="float" office:value="25376" table:style-name="ce6">
            <text:p>25,376<text:s/></text:p>
          </table:table-cell>
          <table:table-cell office:value-type="float" office:value="52755" table:style-name="ce6">
            <text:p>52,755<text:s/></text:p>
          </table:table-cell>
          <table:table-cell office:value-type="float" office:value="25612" table:style-name="ce6">
            <text:p>25,612<text:s/></text:p>
          </table:table-cell>
          <table:table-cell office:value-type="float" office:value="12053" table:style-name="ce6">
            <text:p>12,053<text:s/></text:p>
          </table:table-cell>
          <table:table-cell office:value-type="float" office:value="9662" table:style-name="ce6">
            <text:p>9,662<text:s/></text:p>
          </table:table-cell>
          <table:table-cell office:value-type="float" office:value="4513" table:style-name="ce6">
            <text:p>4,513<text:s/></text:p>
          </table:table-cell>
          <table:table-cell office:value-type="float" office:value="2670" table:style-name="ce6">
            <text:p>2,670<text:s/></text:p>
          </table:table-cell>
          <table:table-cell office:value-type="float" office:value="10896" table:style-name="ce6">
            <text:p>10,896<text:s/></text:p>
          </table:table-cell>
          <table:table-cell office:value-type="float" office:value="2169" table:style-name="ce6">
            <text:p>2,169<text:s/></text:p>
          </table:table-cell>
          <table:table-cell office:value-type="float" office:value="3528" table:style-name="ce6">
            <text:p>3,528<text:s/></text:p>
          </table:table-cell>
          <table:table-cell office:value-type="float" office:value="9025" table:style-name="ce6">
            <text:p>9,025<text:s/></text:p>
          </table:table-cell>
          <table:table-cell office:value-type="float" office:value="9017" table:style-name="ce6">
            <text:p>9,017<text:s/></text:p>
          </table:table-cell>
          <table:table-cell office:value-type="float" office:value="11876" table:style-name="ce6">
            <text:p>11,876<text:s/></text:p>
          </table:table-cell>
          <table:table-cell office:value-type="float" office:value="6504" table:style-name="ce6">
            <text:p>6,504<text:s/></text:p>
          </table:table-cell>
          <table:table-cell office:value-type="float" office:value="9407" table:style-name="ce6">
            <text:p>9,407<text:s/></text:p>
          </table:table-cell>
          <table:table-cell office:value-type="float" office:value="4659" table:style-name="ce6">
            <text:p>4,659<text:s/></text:p>
          </table:table-cell>
          <table:table-cell office:value-type="float" office:value="9160" table:style-name="ce6">
            <text:p>9,160<text:s/></text:p>
          </table:table-cell>
          <table:table-cell office:value-type="float" office:value="3202" table:style-name="ce6">
            <text:p>3,202<text:s/></text:p>
          </table:table-cell>
          <table:table-cell office:value-type="float" office:value="6888" table:style-name="ce6">
            <text:p>6,888<text:s/></text:p>
          </table:table-cell>
          <table:table-cell office:value-type="float" office:value="7393" table:style-name="ce6">
            <text:p>7,393<text:s/></text:p>
          </table:table-cell>
          <table:table-cell office:value-type="float" office:value="2401" table:style-name="ce6">
            <text:p>2,401<text:s/></text:p>
          </table:table-cell>
          <table:table-cell office:value-type="float" office:value="28928" table:style-name="ce6">
            <text:p>28,928<text:s/></text:p>
          </table:table-cell>
          <table:table-cell office:value-type="float" office:value="2031" table:style-name="ce6">
            <text:p>2,031<text:s/></text:p>
          </table:table-cell>
          <table:table-cell office:value-type="float" office:value="13955" table:style-name="ce6">
            <text:p>13,955<text:s/></text:p>
          </table:table-cell>
          <table:table-cell office:value-type="float" office:value="9856" table:style-name="ce6">
            <text:p>9,856<text:s/></text:p>
          </table:table-cell>
          <table:table-cell office:value-type="float" office:value="15419" table:style-name="ce6">
            <text:p>15,419<text:s/></text:p>
          </table:table-cell>
          <table:table-cell office:value-type="float" office:value="17093" table:style-name="ce6">
            <text:p>17,093<text:s/></text:p>
          </table:table-cell>
          <table:table-cell office:value-type="float" office:value="16355" table:style-name="ce6">
            <text:p>16,355<text:s/></text:p>
          </table:table-cell>
          <table:table-cell office:value-type="float" office:value="9911" table:style-name="ce6">
            <text:p>9,911<text:s/></text:p>
          </table:table-cell>
          <table:table-cell office:value-type="float" office:value="33818" table:style-name="ce6">
            <text:p>33,818<text:s/></text:p>
          </table:table-cell>
          <table:table-cell office:value-type="float" office:value="19382" table:style-name="ce6">
            <text:p>19,382<text:s/></text:p>
          </table:table-cell>
          <table:table-cell office:value-type="float" office:value="30807" table:style-name="ce6">
            <text:p>30,807<text:s/></text:p>
          </table:table-cell>
          <table:table-cell office:value-type="float" office:value="32106" table:style-name="ce6">
            <text:p>32,106<text:s/></text:p>
          </table:table-cell>
          <table:table-cell office:value-type="float" office:value="6542" table:style-name="ce6">
            <text:p>6,542<text:s/></text:p>
          </table:table-cell>
          <table:table-cell office:value-type="float" office:value="34206" table:style-name="ce6">
            <text:p>34,206<text:s/></text:p>
          </table:table-cell>
          <table:table-cell office:value-type="float" office:value="25049" table:style-name="ce6">
            <text:p>25,049<text:s/></text:p>
          </table:table-cell>
          <table:table-cell office:value-type="float" office:value="22502" table:style-name="ce6">
            <text:p>22,502<text:s/></text:p>
          </table:table-cell>
          <table:table-cell office:value-type="float" office:value="19777" table:style-name="ce6">
            <text:p>19,777<text:s/></text:p>
          </table:table-cell>
          <table:table-cell office:value-type="float" office:value="14047" table:style-name="ce6">
            <text:p>14,047<text:s/></text:p>
          </table:table-cell>
          <table:table-cell office:value-type="float" office:value="175475" table:style-name="ce6">
            <text:p>175,475<text:s/></text:p>
          </table:table-cell>
          <table:table-cell office:value-type="float" office:value="47460" table:style-name="ce6">
            <text:p>47,460<text:s/></text:p>
          </table:table-cell>
          <table:table-cell office:value-type="float" office:value="21010" table:style-name="ce6">
            <text:p>21,010<text:s/></text:p>
          </table:table-cell>
          <table:table-cell office:value-type="float" office:value="20555" table:style-name="ce6">
            <text:p>20,555<text:s/></text:p>
          </table:table-cell>
          <table:table-cell office:value-type="float" office:value="31317" table:style-name="ce6">
            <text:p>31,317<text:s/></text:p>
          </table:table-cell>
          <table:table-cell office:value-type="float" office:value="34919" table:style-name="ce6">
            <text:p>34,919<text:s/></text:p>
          </table:table-cell>
          <table:table-cell office:value-type="float" office:value="30492" table:style-name="ce6">
            <text:p>30,492<text:s/></text:p>
          </table:table-cell>
          <table:table-cell office:value-type="float" office:value="21556" table:style-name="ce6">
            <text:p>21,556<text:s/></text:p>
          </table:table-cell>
          <table:table-cell office:value-type="float" office:value="10439" table:style-name="ce6">
            <text:p>10,439<text:s/></text:p>
          </table:table-cell>
          <table:table-cell office:value-type="float" office:value="26849" table:style-name="ce6">
            <text:p>26,849<text:s/></text:p>
          </table:table-cell>
          <table:table-cell office:value-type="float" office:value="7006" table:style-name="ce6">
            <text:p>7,006<text:s/></text:p>
          </table:table-cell>
          <table:table-cell office:value-type="float" office:value="7435" table:style-name="ce6">
            <text:p>7,435<text:s/></text:p>
          </table:table-cell>
          <table:table-cell office:value-type="float" office:value="17733" table:style-name="ce6">
            <text:p>17,733<text:s/></text:p>
          </table:table-cell>
          <table:table-cell office:value-type="float" office:value="7239" table:style-name="ce6">
            <text:p>7,239<text:s/></text:p>
          </table:table-cell>
          <table:table-cell office:value-type="float" office:value="3264" table:style-name="ce6">
            <text:p>3,264<text:s/></text:p>
          </table:table-cell>
          <table:table-cell office:value-type="float" office:value="2139" table:style-name="ce6">
            <text:p>2,139<text:s/></text:p>
          </table:table-cell>
          <table:table-cell office:value-type="float" office:value="9803" table:style-name="ce6">
            <text:p>9,803<text:s/></text:p>
          </table:table-cell>
          <table:table-cell office:value-type="float" office:value="9204" table:style-name="ce6">
            <text:p>9,204<text:s/></text:p>
          </table:table-cell>
          <table:table-cell office:value-type="float" office:value="9439" table:style-name="ce6">
            <text:p>9,439<text:s/></text:p>
          </table:table-cell>
          <table:table-cell office:value-type="float" office:value="44056" table:style-name="ce6">
            <text:p>44,056<text:s/></text:p>
          </table:table-cell>
          <table:table-cell office:value-type="float" office:value="6776" table:style-name="ce6">
            <text:p>6,776<text:s/></text:p>
          </table:table-cell>
          <table:table-cell office:value-type="float" office:value="11937" table:style-name="ce6">
            <text:p>11,937<text:s/></text:p>
          </table:table-cell>
          <table:table-cell office:value-type="float" office:value="6905" table:style-name="ce6">
            <text:p>6,905<text:s/></text:p>
          </table:table-cell>
          <table:table-cell office:value-type="float" office:value="18912" table:style-name="ce6">
            <text:p>18,912<text:s/></text:p>
          </table:table-cell>
          <table:table-cell office:value-type="float" office:value="19563" table:style-name="ce6">
            <text:p>19,563<text:s/></text:p>
          </table:table-cell>
          <table:table-cell office:value-type="float" office:value="32338" table:style-name="ce6">
            <text:p>32,338<text:s/></text:p>
          </table:table-cell>
          <table:table-cell office:value-type="float" office:value="42475" table:style-name="ce6">
            <text:p>42,475<text:s/></text:p>
          </table:table-cell>
          <table:table-cell office:value-type="float" office:value="37016" table:style-name="ce6">
            <text:p>37,016<text:s/></text:p>
          </table:table-cell>
          <table:table-cell office:value-type="float" office:value="22774" table:style-name="ce6">
            <text:p>22,774<text:s/></text:p>
          </table:table-cell>
          <table:table-cell office:value-type="float" office:value="31988" table:style-name="ce6">
            <text:p>31,988<text:s/></text:p>
          </table:table-cell>
          <table:table-cell office:value-type="float" office:value="86058" table:style-name="ce6">
            <text:p>86,058<text:s/></text:p>
          </table:table-cell>
          <table:table-cell office:value-type="float" office:value="17661" table:style-name="ce6">
            <text:p>17,661<text:s/></text:p>
          </table:table-cell>
          <table:table-cell office:value-type="float" office:value="33790" table:style-name="ce6">
            <text:p>33,790<text:s/></text:p>
          </table:table-cell>
          <table:table-cell office:value-type="float" office:value="33934" table:style-name="ce6">
            <text:p>33,934<text:s/></text:p>
          </table:table-cell>
          <table:table-cell office:value-type="float" office:value="21382" table:style-name="ce6">
            <text:p>21,382<text:s/></text:p>
          </table:table-cell>
          <table:table-cell office:value-type="float" office:value="56337" table:style-name="ce6">
            <text:p>56,337<text:s/></text:p>
          </table:table-cell>
          <table:table-cell office:value-type="float" office:value="16512" table:style-name="ce6">
            <text:p>16,512<text:s/></text:p>
          </table:table-cell>
          <table:table-cell office:value-type="float" office:value="16037" table:style-name="ce6">
            <text:p>16,037<text:s/></text:p>
          </table:table-cell>
          <table:table-cell office:value-type="float" office:value="9989" table:style-name="ce6">
            <text:p>9,989<text:s/></text:p>
          </table:table-cell>
          <table:table-cell office:value-type="float" office:value="16831" table:style-name="ce6">
            <text:p>16,831<text:s/></text:p>
          </table:table-cell>
          <table:table-cell office:value-type="float" office:value="10405" table:style-name="ce6">
            <text:p>10,405<text:s/></text:p>
          </table:table-cell>
          <table:table-cell office:value-type="float" office:value="34541" table:style-name="ce6">
            <text:p>34,541<text:s/></text:p>
          </table:table-cell>
          <table:table-cell office:value-type="float" office:value="15265" table:style-name="ce6">
            <text:p>15,265<text:s/></text:p>
          </table:table-cell>
          <table:table-cell office:value-type="float" office:value="12599" table:style-name="ce6">
            <text:p>12,599<text:s/></text:p>
          </table:table-cell>
          <table:table-cell office:value-type="float" office:value="12224" table:style-name="ce6">
            <text:p>12,224<text:s/></text:p>
          </table:table-cell>
          <table:table-cell office:value-type="float" office:value="22156" table:style-name="ce6">
            <text:p>22,156<text:s/></text:p>
          </table:table-cell>
          <table:table-cell office:value-type="float" office:value="19833" table:style-name="ce6">
            <text:p>19,833<text:s/></text:p>
          </table:table-cell>
          <table:table-cell office:value-type="float" office:value="17604" table:style-name="ce6">
            <text:p>17,604<text:s/></text:p>
          </table:table-cell>
          <table:table-cell office:value-type="float" office:value="21519" table:style-name="ce6">
            <text:p>21,519<text:s/></text:p>
          </table:table-cell>
          <table:table-cell office:value-type="float" office:value="9782" table:style-name="ce6">
            <text:p>9,782<text:s/></text:p>
          </table:table-cell>
          <table:table-cell office:value-type="float" office:value="9781" table:style-name="ce6">
            <text:p>9,781<text:s/></text:p>
          </table:table-cell>
          <table:table-cell office:value-type="float" office:value="4469" table:style-name="ce6">
            <text:p>4,469<text:s/></text:p>
          </table:table-cell>
          <table:table-cell office:value-type="float" office:value="2577" table:style-name="ce6">
            <text:p>2,577<text:s/></text:p>
          </table:table-cell>
          <table:table-cell office:value-type="float" office:value="7141" table:style-name="ce6">
            <text:p>7,141<text:s/></text:p>
          </table:table-cell>
          <table:table-cell office:value-type="float" office:value="8545" table:style-name="ce6">
            <text:p>8,545<text:s/></text:p>
          </table:table-cell>
          <table:table-cell office:value-type="float" office:value="9860" table:style-name="ce6">
            <text:p>9,860<text:s/></text:p>
          </table:table-cell>
          <table:table-cell office:value-type="float" office:value="13940" table:style-name="ce6">
            <text:p>13,940<text:s/></text:p>
          </table:table-cell>
          <table:table-cell office:value-type="float" office:value="14557" table:style-name="ce6">
            <text:p>14,557<text:s/></text:p>
          </table:table-cell>
          <table:table-cell office:value-type="float" office:value="22392" table:style-name="ce6">
            <text:p>22,392<text:s/></text:p>
          </table:table-cell>
          <table:table-cell office:value-type="float" office:value="25765" table:style-name="ce6">
            <text:p>25,765<text:s/></text:p>
          </table:table-cell>
          <table:table-cell office:value-type="float" office:value="12490" table:style-name="ce6">
            <text:p>12,490<text:s/></text:p>
          </table:table-cell>
          <table:table-cell office:value-type="float" office:value="10854" table:style-name="ce6">
            <text:p>10,854<text:s/></text:p>
          </table:table-cell>
          <table:table-cell office:value-type="float" office:value="10968" table:style-name="ce6">
            <text:p>10,968<text:s/></text:p>
          </table:table-cell>
          <table:table-cell office:value-type="float" office:value="10832" table:style-name="ce6">
            <text:p>10,832<text:s/></text:p>
          </table:table-cell>
          <table:table-cell office:value-type="float" office:value="11122" table:style-name="ce6">
            <text:p>11,122<text:s/></text:p>
          </table:table-cell>
          <table:table-cell office:value-type="float" office:value="8342" table:style-name="ce6">
            <text:p>8,342<text:s/></text:p>
          </table:table-cell>
          <table:table-cell office:value-type="float" office:value="8792" table:style-name="ce6">
            <text:p>8,792<text:s/></text:p>
          </table:table-cell>
          <table:table-cell table:number-columns-repeated="16275"/>
        </table:table-row>
        <table:table-row table:style-name="ro2">
          <table:table-cell office:value-type="date" office:date-value="2019-04-14T00:00:00" table:style-name="ce5">
            <text:p>2019/4/14</text:p>
          </table:table-cell>
          <table:table-cell office:value-type="float" office:value="4863" table:style-name="ce6">
            <text:p>4,863<text:s/></text:p>
          </table:table-cell>
          <table:table-cell office:value-type="float" office:value="8930" table:style-name="ce6">
            <text:p>8,930<text:s/></text:p>
          </table:table-cell>
          <table:table-cell office:value-type="float" office:value="19604" table:style-name="ce6">
            <text:p>19,604<text:s/></text:p>
          </table:table-cell>
          <table:table-cell office:value-type="float" office:value="40839" table:style-name="ce6">
            <text:p>40,839<text:s/></text:p>
          </table:table-cell>
          <table:table-cell office:value-type="float" office:value="15799" table:style-name="ce6">
            <text:p>15,799<text:s/></text:p>
          </table:table-cell>
          <table:table-cell office:value-type="float" office:value="8833" table:style-name="ce6">
            <text:p>8,833<text:s/></text:p>
          </table:table-cell>
          <table:table-cell office:value-type="float" office:value="7409" table:style-name="ce6">
            <text:p>7,409<text:s/></text:p>
          </table:table-cell>
          <table:table-cell office:value-type="float" office:value="3825" table:style-name="ce6">
            <text:p>3,825<text:s/></text:p>
          </table:table-cell>
          <table:table-cell office:value-type="float" office:value="2371" table:style-name="ce6">
            <text:p>2,371<text:s/></text:p>
          </table:table-cell>
          <table:table-cell office:value-type="float" office:value="8018" table:style-name="ce6">
            <text:p>8,018<text:s/></text:p>
          </table:table-cell>
          <table:table-cell office:value-type="float" office:value="1872" table:style-name="ce6">
            <text:p>1,872<text:s/></text:p>
          </table:table-cell>
          <table:table-cell office:value-type="float" office:value="4132" table:style-name="ce6">
            <text:p>4,132<text:s/></text:p>
          </table:table-cell>
          <table:table-cell office:value-type="float" office:value="9607" table:style-name="ce6">
            <text:p>9,607<text:s/></text:p>
          </table:table-cell>
          <table:table-cell office:value-type="float" office:value="6426" table:style-name="ce6">
            <text:p>6,426<text:s/></text:p>
          </table:table-cell>
          <table:table-cell office:value-type="float" office:value="10731" table:style-name="ce6">
            <text:p>10,731<text:s/></text:p>
          </table:table-cell>
          <table:table-cell office:value-type="float" office:value="6078" table:style-name="ce6">
            <text:p>6,078<text:s/></text:p>
          </table:table-cell>
          <table:table-cell office:value-type="float" office:value="7772" table:style-name="ce6">
            <text:p>7,772<text:s/></text:p>
          </table:table-cell>
          <table:table-cell office:value-type="float" office:value="4063" table:style-name="ce6">
            <text:p>4,063<text:s/></text:p>
          </table:table-cell>
          <table:table-cell office:value-type="float" office:value="7535" table:style-name="ce6">
            <text:p>7,535<text:s/></text:p>
          </table:table-cell>
          <table:table-cell office:value-type="float" office:value="3587" table:style-name="ce6">
            <text:p>3,587<text:s/></text:p>
          </table:table-cell>
          <table:table-cell office:value-type="float" office:value="5446" table:style-name="ce6">
            <text:p>5,446<text:s/></text:p>
          </table:table-cell>
          <table:table-cell office:value-type="float" office:value="6089" table:style-name="ce6">
            <text:p>6,089<text:s/></text:p>
          </table:table-cell>
          <table:table-cell office:value-type="float" office:value="2319" table:style-name="ce6">
            <text:p>2,319<text:s/></text:p>
          </table:table-cell>
          <table:table-cell office:value-type="float" office:value="26136" table:style-name="ce6">
            <text:p>26,136<text:s/></text:p>
          </table:table-cell>
          <table:table-cell office:value-type="float" office:value="2178" table:style-name="ce6">
            <text:p>2,178<text:s/></text:p>
          </table:table-cell>
          <table:table-cell office:value-type="float" office:value="15605" table:style-name="ce6">
            <text:p>15,605<text:s/></text:p>
          </table:table-cell>
          <table:table-cell office:value-type="float" office:value="8682" table:style-name="ce6">
            <text:p>8,682<text:s/></text:p>
          </table:table-cell>
          <table:table-cell office:value-type="float" office:value="13186" table:style-name="ce6">
            <text:p>13,186<text:s/></text:p>
          </table:table-cell>
          <table:table-cell office:value-type="float" office:value="14444" table:style-name="ce6">
            <text:p>14,444<text:s/></text:p>
          </table:table-cell>
          <table:table-cell office:value-type="float" office:value="14254" table:style-name="ce6">
            <text:p>14,254<text:s/></text:p>
          </table:table-cell>
          <table:table-cell office:value-type="float" office:value="8361" table:style-name="ce6">
            <text:p>8,361<text:s/></text:p>
          </table:table-cell>
          <table:table-cell office:value-type="float" office:value="27947" table:style-name="ce6">
            <text:p>27,947<text:s/></text:p>
          </table:table-cell>
          <table:table-cell office:value-type="float" office:value="15753" table:style-name="ce6">
            <text:p>15,753<text:s/></text:p>
          </table:table-cell>
          <table:table-cell office:value-type="float" office:value="23047" table:style-name="ce6">
            <text:p>23,047<text:s/></text:p>
          </table:table-cell>
          <table:table-cell office:value-type="float" office:value="28870" table:style-name="ce6">
            <text:p>28,870<text:s/></text:p>
          </table:table-cell>
          <table:table-cell office:value-type="float" office:value="4891" table:style-name="ce6">
            <text:p>4,891<text:s/></text:p>
          </table:table-cell>
          <table:table-cell office:value-type="float" office:value="29298" table:style-name="ce6">
            <text:p>29,298<text:s/></text:p>
          </table:table-cell>
          <table:table-cell office:value-type="float" office:value="20776" table:style-name="ce6">
            <text:p>20,776<text:s/></text:p>
          </table:table-cell>
          <table:table-cell office:value-type="float" office:value="18562" table:style-name="ce6">
            <text:p>18,562<text:s/></text:p>
          </table:table-cell>
          <table:table-cell office:value-type="float" office:value="18372" table:style-name="ce6">
            <text:p>18,372<text:s/></text:p>
          </table:table-cell>
          <table:table-cell office:value-type="float" office:value="11876" table:style-name="ce6">
            <text:p>11,876<text:s/></text:p>
          </table:table-cell>
          <table:table-cell office:value-type="float" office:value="173086" table:style-name="ce6">
            <text:p>173,086<text:s/></text:p>
          </table:table-cell>
          <table:table-cell office:value-type="float" office:value="37920" table:style-name="ce6">
            <text:p>37,920<text:s/></text:p>
          </table:table-cell>
          <table:table-cell office:value-type="float" office:value="15559" table:style-name="ce6">
            <text:p>15,559<text:s/></text:p>
          </table:table-cell>
          <table:table-cell office:value-type="float" office:value="19896" table:style-name="ce6">
            <text:p>19,896<text:s/></text:p>
          </table:table-cell>
          <table:table-cell office:value-type="float" office:value="30740" table:style-name="ce6">
            <text:p>30,740<text:s/></text:p>
          </table:table-cell>
          <table:table-cell office:value-type="float" office:value="32522" table:style-name="ce6">
            <text:p>32,522<text:s/></text:p>
          </table:table-cell>
          <table:table-cell office:value-type="float" office:value="25948" table:style-name="ce6">
            <text:p>25,948<text:s/></text:p>
          </table:table-cell>
          <table:table-cell office:value-type="float" office:value="20131" table:style-name="ce6">
            <text:p>20,131<text:s/></text:p>
          </table:table-cell>
          <table:table-cell office:value-type="float" office:value="7940" table:style-name="ce6">
            <text:p>7,940<text:s/></text:p>
          </table:table-cell>
          <table:table-cell office:value-type="float" office:value="22137" table:style-name="ce6">
            <text:p>22,137<text:s/></text:p>
          </table:table-cell>
          <table:table-cell office:value-type="float" office:value="5835" table:style-name="ce6">
            <text:p>5,835<text:s/></text:p>
          </table:table-cell>
          <table:table-cell office:value-type="float" office:value="6357" table:style-name="ce6">
            <text:p>6,357<text:s/></text:p>
          </table:table-cell>
          <table:table-cell office:value-type="float" office:value="15427" table:style-name="ce6">
            <text:p>15,427<text:s/></text:p>
          </table:table-cell>
          <table:table-cell office:value-type="float" office:value="6617" table:style-name="ce6">
            <text:p>6,617<text:s/></text:p>
          </table:table-cell>
          <table:table-cell office:value-type="float" office:value="2755" table:style-name="ce6">
            <text:p>2,755<text:s/></text:p>
          </table:table-cell>
          <table:table-cell office:value-type="float" office:value="1759" table:style-name="ce6">
            <text:p>1,759<text:s/></text:p>
          </table:table-cell>
          <table:table-cell office:value-type="float" office:value="8179" table:style-name="ce6">
            <text:p>8,179<text:s/></text:p>
          </table:table-cell>
          <table:table-cell office:value-type="float" office:value="7968" table:style-name="ce6">
            <text:p>7,968<text:s/></text:p>
          </table:table-cell>
          <table:table-cell office:value-type="float" office:value="8912" table:style-name="ce6">
            <text:p>8,912<text:s/></text:p>
          </table:table-cell>
          <table:table-cell office:value-type="float" office:value="46144" table:style-name="ce6">
            <text:p>46,144<text:s/></text:p>
          </table:table-cell>
          <table:table-cell office:value-type="float" office:value="6621" table:style-name="ce6">
            <text:p>6,621<text:s/></text:p>
          </table:table-cell>
          <table:table-cell office:value-type="float" office:value="10709" table:style-name="ce6">
            <text:p>10,709<text:s/></text:p>
          </table:table-cell>
          <table:table-cell office:value-type="float" office:value="5700" table:style-name="ce6">
            <text:p>5,700<text:s/></text:p>
          </table:table-cell>
          <table:table-cell office:value-type="float" office:value="16623" table:style-name="ce6">
            <text:p>16,623<text:s/></text:p>
          </table:table-cell>
          <table:table-cell office:value-type="float" office:value="15526" table:style-name="ce6">
            <text:p>15,526<text:s/></text:p>
          </table:table-cell>
          <table:table-cell office:value-type="float" office:value="27599" table:style-name="ce6">
            <text:p>27,599<text:s/></text:p>
          </table:table-cell>
          <table:table-cell office:value-type="float" office:value="37829" table:style-name="ce6">
            <text:p>37,829<text:s/></text:p>
          </table:table-cell>
          <table:table-cell office:value-type="float" office:value="30553" table:style-name="ce6">
            <text:p>30,553<text:s/></text:p>
          </table:table-cell>
          <table:table-cell office:value-type="float" office:value="19234" table:style-name="ce6">
            <text:p>19,234<text:s/></text:p>
          </table:table-cell>
          <table:table-cell office:value-type="float" office:value="29794" table:style-name="ce6">
            <text:p>29,794<text:s/></text:p>
          </table:table-cell>
          <table:table-cell office:value-type="float" office:value="77354" table:style-name="ce6">
            <text:p>77,354<text:s/></text:p>
          </table:table-cell>
          <table:table-cell office:value-type="float" office:value="15073" table:style-name="ce6">
            <text:p>15,073<text:s/></text:p>
          </table:table-cell>
          <table:table-cell office:value-type="float" office:value="27700" table:style-name="ce6">
            <text:p>27,700<text:s/></text:p>
          </table:table-cell>
          <table:table-cell office:value-type="float" office:value="26095" table:style-name="ce6">
            <text:p>26,095<text:s/></text:p>
          </table:table-cell>
          <table:table-cell office:value-type="float" office:value="17389" table:style-name="ce6">
            <text:p>17,389<text:s/></text:p>
          </table:table-cell>
          <table:table-cell office:value-type="float" office:value="49410" table:style-name="ce6">
            <text:p>49,410<text:s/></text:p>
          </table:table-cell>
          <table:table-cell office:value-type="float" office:value="14720" table:style-name="ce6">
            <text:p>14,720<text:s/></text:p>
          </table:table-cell>
          <table:table-cell office:value-type="float" office:value="14075" table:style-name="ce6">
            <text:p>14,075<text:s/></text:p>
          </table:table-cell>
          <table:table-cell office:value-type="float" office:value="8589" table:style-name="ce6">
            <text:p>8,589<text:s/></text:p>
          </table:table-cell>
          <table:table-cell office:value-type="float" office:value="16269" table:style-name="ce6">
            <text:p>16,269<text:s/></text:p>
          </table:table-cell>
          <table:table-cell office:value-type="float" office:value="10102" table:style-name="ce6">
            <text:p>10,102<text:s/></text:p>
          </table:table-cell>
          <table:table-cell office:value-type="float" office:value="31723" table:style-name="ce6">
            <text:p>31,723<text:s/></text:p>
          </table:table-cell>
          <table:table-cell office:value-type="float" office:value="11644" table:style-name="ce6">
            <text:p>11,644<text:s/></text:p>
          </table:table-cell>
          <table:table-cell office:value-type="float" office:value="11243" table:style-name="ce6">
            <text:p>11,243<text:s/></text:p>
          </table:table-cell>
          <table:table-cell office:value-type="float" office:value="10740" table:style-name="ce6">
            <text:p>10,740<text:s/></text:p>
          </table:table-cell>
          <table:table-cell office:value-type="float" office:value="16775" table:style-name="ce6">
            <text:p>16,775<text:s/></text:p>
          </table:table-cell>
          <table:table-cell office:value-type="float" office:value="15907" table:style-name="ce6">
            <text:p>15,907<text:s/></text:p>
          </table:table-cell>
          <table:table-cell office:value-type="float" office:value="14476" table:style-name="ce6">
            <text:p>14,476<text:s/></text:p>
          </table:table-cell>
          <table:table-cell office:value-type="float" office:value="18505" table:style-name="ce6">
            <text:p>18,505<text:s/></text:p>
          </table:table-cell>
          <table:table-cell office:value-type="float" office:value="7039" table:style-name="ce6">
            <text:p>7,039<text:s/></text:p>
          </table:table-cell>
          <table:table-cell office:value-type="float" office:value="8129" table:style-name="ce6">
            <text:p>8,129<text:s/></text:p>
          </table:table-cell>
          <table:table-cell office:value-type="float" office:value="4212" table:style-name="ce6">
            <text:p>4,212<text:s/></text:p>
          </table:table-cell>
          <table:table-cell office:value-type="float" office:value="2367" table:style-name="ce6">
            <text:p>2,367<text:s/></text:p>
          </table:table-cell>
          <table:table-cell office:value-type="float" office:value="6073" table:style-name="ce6">
            <text:p>6,073<text:s/></text:p>
          </table:table-cell>
          <table:table-cell office:value-type="float" office:value="6849" table:style-name="ce6">
            <text:p>6,849<text:s/></text:p>
          </table:table-cell>
          <table:table-cell office:value-type="float" office:value="8121" table:style-name="ce6">
            <text:p>8,121<text:s/></text:p>
          </table:table-cell>
          <table:table-cell office:value-type="float" office:value="12367" table:style-name="ce6">
            <text:p>12,367<text:s/></text:p>
          </table:table-cell>
          <table:table-cell office:value-type="float" office:value="12068" table:style-name="ce6">
            <text:p>12,068<text:s/></text:p>
          </table:table-cell>
          <table:table-cell office:value-type="float" office:value="18396" table:style-name="ce6">
            <text:p>18,396<text:s/></text:p>
          </table:table-cell>
          <table:table-cell office:value-type="float" office:value="22063" table:style-name="ce6">
            <text:p>22,063<text:s/></text:p>
          </table:table-cell>
          <table:table-cell office:value-type="float" office:value="10342" table:style-name="ce6">
            <text:p>10,342<text:s/></text:p>
          </table:table-cell>
          <table:table-cell office:value-type="float" office:value="9410" table:style-name="ce6">
            <text:p>9,410<text:s/></text:p>
          </table:table-cell>
          <table:table-cell office:value-type="float" office:value="9361" table:style-name="ce6">
            <text:p>9,361<text:s/></text:p>
          </table:table-cell>
          <table:table-cell office:value-type="float" office:value="9079" table:style-name="ce6">
            <text:p>9,079<text:s/></text:p>
          </table:table-cell>
          <table:table-cell office:value-type="float" office:value="9484" table:style-name="ce6">
            <text:p>9,484<text:s/></text:p>
          </table:table-cell>
          <table:table-cell office:value-type="float" office:value="7513" table:style-name="ce6">
            <text:p>7,513<text:s/></text:p>
          </table:table-cell>
          <table:table-cell office:value-type="float" office:value="7449" table:style-name="ce6">
            <text:p>7,449<text:s/></text:p>
          </table:table-cell>
          <table:table-cell table:number-columns-repeated="16275"/>
        </table:table-row>
        <table:table-row table:style-name="ro2">
          <table:table-cell office:value-type="date" office:date-value="2019-04-15T00:00:00" table:style-name="ce5">
            <text:p>2019/4/15</text:p>
          </table:table-cell>
          <table:table-cell office:value-type="float" office:value="5827" table:style-name="ce6">
            <text:p>5,827<text:s/></text:p>
          </table:table-cell>
          <table:table-cell office:value-type="float" office:value="15970" table:style-name="ce6">
            <text:p>15,970<text:s/></text:p>
          </table:table-cell>
          <table:table-cell office:value-type="float" office:value="41861" table:style-name="ce6">
            <text:p>41,861<text:s/></text:p>
          </table:table-cell>
          <table:table-cell office:value-type="float" office:value="43297" table:style-name="ce6">
            <text:p>43,297<text:s/></text:p>
          </table:table-cell>
          <table:table-cell office:value-type="float" office:value="23724" table:style-name="ce6">
            <text:p>23,724<text:s/></text:p>
          </table:table-cell>
          <table:table-cell office:value-type="float" office:value="15755" table:style-name="ce6">
            <text:p>15,755<text:s/></text:p>
          </table:table-cell>
          <table:table-cell office:value-type="float" office:value="12277" table:style-name="ce6">
            <text:p>12,277<text:s/></text:p>
          </table:table-cell>
          <table:table-cell office:value-type="float" office:value="4314" table:style-name="ce6">
            <text:p>4,314<text:s/></text:p>
          </table:table-cell>
          <table:table-cell office:value-type="float" office:value="3255" table:style-name="ce6">
            <text:p>3,255<text:s/></text:p>
          </table:table-cell>
          <table:table-cell office:value-type="float" office:value="14787" table:style-name="ce6">
            <text:p>14,787<text:s/></text:p>
          </table:table-cell>
          <table:table-cell office:value-type="float" office:value="2724" table:style-name="ce6">
            <text:p>2,724<text:s/></text:p>
          </table:table-cell>
          <table:table-cell office:value-type="float" office:value="4521" table:style-name="ce6">
            <text:p>4,521<text:s/></text:p>
          </table:table-cell>
          <table:table-cell office:value-type="float" office:value="6224" table:style-name="ce6">
            <text:p>6,224<text:s/></text:p>
          </table:table-cell>
          <table:table-cell office:value-type="float" office:value="10316" table:style-name="ce6">
            <text:p>10,316<text:s/></text:p>
          </table:table-cell>
          <table:table-cell office:value-type="float" office:value="10794" table:style-name="ce6">
            <text:p>10,794<text:s/></text:p>
          </table:table-cell>
          <table:table-cell office:value-type="float" office:value="18953" table:style-name="ce6">
            <text:p>18,953<text:s/></text:p>
          </table:table-cell>
          <table:table-cell office:value-type="float" office:value="17398" table:style-name="ce6">
            <text:p>17,398<text:s/></text:p>
          </table:table-cell>
          <table:table-cell office:value-type="float" office:value="5919" table:style-name="ce6">
            <text:p>5,919<text:s/></text:p>
          </table:table-cell>
          <table:table-cell office:value-type="float" office:value="9090" table:style-name="ce6">
            <text:p>9,090<text:s/></text:p>
          </table:table-cell>
          <table:table-cell office:value-type="float" office:value="3263" table:style-name="ce6">
            <text:p>3,263<text:s/></text:p>
          </table:table-cell>
          <table:table-cell office:value-type="float" office:value="8845" table:style-name="ce6">
            <text:p>8,845<text:s/></text:p>
          </table:table-cell>
          <table:table-cell office:value-type="float" office:value="8685" table:style-name="ce6">
            <text:p>8,685<text:s/></text:p>
          </table:table-cell>
          <table:table-cell office:value-type="float" office:value="6044" table:style-name="ce6">
            <text:p>6,044<text:s/></text:p>
          </table:table-cell>
          <table:table-cell office:value-type="float" office:value="29745" table:style-name="ce6">
            <text:p>29,745<text:s/></text:p>
          </table:table-cell>
          <table:table-cell office:value-type="float" office:value="2389" table:style-name="ce6">
            <text:p>2,389<text:s/></text:p>
          </table:table-cell>
          <table:table-cell office:value-type="float" office:value="13681" table:style-name="ce6">
            <text:p>13,681<text:s/></text:p>
          </table:table-cell>
          <table:table-cell office:value-type="float" office:value="11279" table:style-name="ce6">
            <text:p>11,279<text:s/></text:p>
          </table:table-cell>
          <table:table-cell office:value-type="float" office:value="17279" table:style-name="ce6">
            <text:p>17,279<text:s/></text:p>
          </table:table-cell>
          <table:table-cell office:value-type="float" office:value="22894" table:style-name="ce6">
            <text:p>22,894<text:s/></text:p>
          </table:table-cell>
          <table:table-cell office:value-type="float" office:value="17203" table:style-name="ce6">
            <text:p>17,203<text:s/></text:p>
          </table:table-cell>
          <table:table-cell office:value-type="float" office:value="10002" table:style-name="ce6">
            <text:p>10,002<text:s/></text:p>
          </table:table-cell>
          <table:table-cell office:value-type="float" office:value="27230" table:style-name="ce6">
            <text:p>27,230<text:s/></text:p>
          </table:table-cell>
          <table:table-cell office:value-type="float" office:value="17723" table:style-name="ce6">
            <text:p>17,723<text:s/></text:p>
          </table:table-cell>
          <table:table-cell office:value-type="float" office:value="34580" table:style-name="ce6">
            <text:p>34,580<text:s/></text:p>
          </table:table-cell>
          <table:table-cell office:value-type="float" office:value="29872" table:style-name="ce6">
            <text:p>29,872<text:s/></text:p>
          </table:table-cell>
          <table:table-cell office:value-type="float" office:value="11916" table:style-name="ce6">
            <text:p>11,916<text:s/></text:p>
          </table:table-cell>
          <table:table-cell office:value-type="float" office:value="36776" table:style-name="ce6">
            <text:p>36,776<text:s/></text:p>
          </table:table-cell>
          <table:table-cell office:value-type="float" office:value="27046" table:style-name="ce6">
            <text:p>27,046<text:s/></text:p>
          </table:table-cell>
          <table:table-cell office:value-type="float" office:value="26642" table:style-name="ce6">
            <text:p>26,642<text:s/></text:p>
          </table:table-cell>
          <table:table-cell office:value-type="float" office:value="22704" table:style-name="ce6">
            <text:p>22,704<text:s/></text:p>
          </table:table-cell>
          <table:table-cell office:value-type="float" office:value="26161" table:style-name="ce6">
            <text:p>26,161<text:s/></text:p>
          </table:table-cell>
          <table:table-cell office:value-type="float" office:value="144676" table:style-name="ce6">
            <text:p>144,676<text:s/></text:p>
          </table:table-cell>
          <table:table-cell office:value-type="float" office:value="38308" table:style-name="ce6">
            <text:p>38,308<text:s/></text:p>
          </table:table-cell>
          <table:table-cell office:value-type="float" office:value="23498" table:style-name="ce6">
            <text:p>23,498<text:s/></text:p>
          </table:table-cell>
          <table:table-cell office:value-type="float" office:value="25843" table:style-name="ce6">
            <text:p>25,843<text:s/></text:p>
          </table:table-cell>
          <table:table-cell office:value-type="float" office:value="27295" table:style-name="ce6">
            <text:p>27,295<text:s/></text:p>
          </table:table-cell>
          <table:table-cell office:value-type="float" office:value="33051" table:style-name="ce6">
            <text:p>33,051<text:s/></text:p>
          </table:table-cell>
          <table:table-cell office:value-type="float" office:value="28605" table:style-name="ce6">
            <text:p>28,605<text:s/></text:p>
          </table:table-cell>
          <table:table-cell office:value-type="float" office:value="23787" table:style-name="ce6">
            <text:p>23,787<text:s/></text:p>
          </table:table-cell>
          <table:table-cell office:value-type="float" office:value="13983" table:style-name="ce6">
            <text:p>13,983<text:s/></text:p>
          </table:table-cell>
          <table:table-cell office:value-type="float" office:value="32310" table:style-name="ce6">
            <text:p>32,310<text:s/></text:p>
          </table:table-cell>
          <table:table-cell office:value-type="float" office:value="7689" table:style-name="ce6">
            <text:p>7,689<text:s/></text:p>
          </table:table-cell>
          <table:table-cell office:value-type="float" office:value="9735" table:style-name="ce6">
            <text:p>9,735<text:s/></text:p>
          </table:table-cell>
          <table:table-cell office:value-type="float" office:value="18775" table:style-name="ce6">
            <text:p>18,775<text:s/></text:p>
          </table:table-cell>
          <table:table-cell office:value-type="float" office:value="5912" table:style-name="ce6">
            <text:p>5,912<text:s/></text:p>
          </table:table-cell>
          <table:table-cell office:value-type="float" office:value="3696" table:style-name="ce6">
            <text:p>3,696<text:s/></text:p>
          </table:table-cell>
          <table:table-cell office:value-type="float" office:value="3543" table:style-name="ce6">
            <text:p>3,543<text:s/></text:p>
          </table:table-cell>
          <table:table-cell office:value-type="float" office:value="13155" table:style-name="ce6">
            <text:p>13,155<text:s/></text:p>
          </table:table-cell>
          <table:table-cell office:value-type="float" office:value="9625" table:style-name="ce6">
            <text:p>9,625<text:s/></text:p>
          </table:table-cell>
          <table:table-cell office:value-type="float" office:value="9692" table:style-name="ce6">
            <text:p>9,692<text:s/></text:p>
          </table:table-cell>
          <table:table-cell office:value-type="float" office:value="39893" table:style-name="ce6">
            <text:p>39,893<text:s/></text:p>
          </table:table-cell>
          <table:table-cell office:value-type="float" office:value="9047" table:style-name="ce6">
            <text:p>9,047<text:s/></text:p>
          </table:table-cell>
          <table:table-cell office:value-type="float" office:value="13377" table:style-name="ce6">
            <text:p>13,377<text:s/></text:p>
          </table:table-cell>
          <table:table-cell office:value-type="float" office:value="7679" table:style-name="ce6">
            <text:p>7,679<text:s/></text:p>
          </table:table-cell>
          <table:table-cell office:value-type="float" office:value="23001" table:style-name="ce6">
            <text:p>23,001<text:s/></text:p>
          </table:table-cell>
          <table:table-cell office:value-type="float" office:value="26933" table:style-name="ce6">
            <text:p>26,933<text:s/></text:p>
          </table:table-cell>
          <table:table-cell office:value-type="float" office:value="31241" table:style-name="ce6">
            <text:p>31,241<text:s/></text:p>
          </table:table-cell>
          <table:table-cell office:value-type="float" office:value="38306" table:style-name="ce6">
            <text:p>38,306<text:s/></text:p>
          </table:table-cell>
          <table:table-cell office:value-type="float" office:value="43032" table:style-name="ce6">
            <text:p>43,032<text:s/></text:p>
          </table:table-cell>
          <table:table-cell office:value-type="float" office:value="25830" table:style-name="ce6">
            <text:p>25,830<text:s/></text:p>
          </table:table-cell>
          <table:table-cell office:value-type="float" office:value="31308" table:style-name="ce6">
            <text:p>31,308<text:s/></text:p>
          </table:table-cell>
          <table:table-cell office:value-type="float" office:value="69326" table:style-name="ce6">
            <text:p>69,326<text:s/></text:p>
          </table:table-cell>
          <table:table-cell office:value-type="float" office:value="23012" table:style-name="ce6">
            <text:p>23,012<text:s/></text:p>
          </table:table-cell>
          <table:table-cell office:value-type="float" office:value="33621" table:style-name="ce6">
            <text:p>33,621<text:s/></text:p>
          </table:table-cell>
          <table:table-cell office:value-type="float" office:value="33260" table:style-name="ce6">
            <text:p>33,260<text:s/></text:p>
          </table:table-cell>
          <table:table-cell office:value-type="float" office:value="22722" table:style-name="ce6">
            <text:p>22,722<text:s/></text:p>
          </table:table-cell>
          <table:table-cell office:value-type="float" office:value="59840" table:style-name="ce6">
            <text:p>59,840<text:s/></text:p>
          </table:table-cell>
          <table:table-cell office:value-type="float" office:value="20694" table:style-name="ce6">
            <text:p>20,694<text:s/></text:p>
          </table:table-cell>
          <table:table-cell office:value-type="float" office:value="17211" table:style-name="ce6">
            <text:p>17,211<text:s/></text:p>
          </table:table-cell>
          <table:table-cell office:value-type="float" office:value="14723" table:style-name="ce6">
            <text:p>14,723<text:s/></text:p>
          </table:table-cell>
          <table:table-cell office:value-type="float" office:value="17826" table:style-name="ce6">
            <text:p>17,826<text:s/></text:p>
          </table:table-cell>
          <table:table-cell office:value-type="float" office:value="14344" table:style-name="ce6">
            <text:p>14,344<text:s/></text:p>
          </table:table-cell>
          <table:table-cell office:value-type="float" office:value="33449" table:style-name="ce6">
            <text:p>33,449<text:s/></text:p>
          </table:table-cell>
          <table:table-cell office:value-type="float" office:value="18575" table:style-name="ce6">
            <text:p>18,575<text:s/></text:p>
          </table:table-cell>
          <table:table-cell office:value-type="float" office:value="8303" table:style-name="ce6">
            <text:p>8,303<text:s/></text:p>
          </table:table-cell>
          <table:table-cell office:value-type="float" office:value="12966" table:style-name="ce6">
            <text:p>12,966<text:s/></text:p>
          </table:table-cell>
          <table:table-cell office:value-type="float" office:value="41038" table:style-name="ce6">
            <text:p>41,038<text:s/></text:p>
          </table:table-cell>
          <table:table-cell office:value-type="float" office:value="24684" table:style-name="ce6">
            <text:p>24,684<text:s/></text:p>
          </table:table-cell>
          <table:table-cell office:value-type="float" office:value="25297" table:style-name="ce6">
            <text:p>25,297<text:s/></text:p>
          </table:table-cell>
          <table:table-cell office:value-type="float" office:value="25997" table:style-name="ce6">
            <text:p>25,997<text:s/></text:p>
          </table:table-cell>
          <table:table-cell office:value-type="float" office:value="13360" table:style-name="ce6">
            <text:p>13,360<text:s/></text:p>
          </table:table-cell>
          <table:table-cell office:value-type="float" office:value="10736" table:style-name="ce6">
            <text:p>10,736<text:s/></text:p>
          </table:table-cell>
          <table:table-cell office:value-type="float" office:value="5450" table:style-name="ce6">
            <text:p>5,450<text:s/></text:p>
          </table:table-cell>
          <table:table-cell office:value-type="float" office:value="5142" table:style-name="ce6">
            <text:p>5,142<text:s/></text:p>
          </table:table-cell>
          <table:table-cell office:value-type="float" office:value="6346" table:style-name="ce6">
            <text:p>6,346<text:s/></text:p>
          </table:table-cell>
          <table:table-cell office:value-type="float" office:value="10580" table:style-name="ce6">
            <text:p>10,580<text:s/></text:p>
          </table:table-cell>
          <table:table-cell office:value-type="float" office:value="9586" table:style-name="ce6">
            <text:p>9,586<text:s/></text:p>
          </table:table-cell>
          <table:table-cell office:value-type="float" office:value="14464" table:style-name="ce6">
            <text:p>14,464<text:s/></text:p>
          </table:table-cell>
          <table:table-cell office:value-type="float" office:value="18393" table:style-name="ce6">
            <text:p>18,393<text:s/></text:p>
          </table:table-cell>
          <table:table-cell office:value-type="float" office:value="30697" table:style-name="ce6">
            <text:p>30,697<text:s/></text:p>
          </table:table-cell>
          <table:table-cell office:value-type="float" office:value="24935" table:style-name="ce6">
            <text:p>24,935<text:s/></text:p>
          </table:table-cell>
          <table:table-cell office:value-type="float" office:value="15168" table:style-name="ce6">
            <text:p>15,168<text:s/></text:p>
          </table:table-cell>
          <table:table-cell office:value-type="float" office:value="12504" table:style-name="ce6">
            <text:p>12,504<text:s/></text:p>
          </table:table-cell>
          <table:table-cell office:value-type="float" office:value="12214" table:style-name="ce6">
            <text:p>12,214<text:s/></text:p>
          </table:table-cell>
          <table:table-cell office:value-type="float" office:value="13435" table:style-name="ce6">
            <text:p>13,435<text:s/></text:p>
          </table:table-cell>
          <table:table-cell office:value-type="float" office:value="12046" table:style-name="ce6">
            <text:p>12,046<text:s/></text:p>
          </table:table-cell>
          <table:table-cell office:value-type="float" office:value="11207" table:style-name="ce6">
            <text:p>11,207<text:s/></text:p>
          </table:table-cell>
          <table:table-cell office:value-type="float" office:value="9969" table:style-name="ce6">
            <text:p>9,969<text:s/></text:p>
          </table:table-cell>
          <table:table-cell table:number-columns-repeated="16275"/>
        </table:table-row>
        <table:table-row table:style-name="ro2">
          <table:table-cell office:value-type="date" office:date-value="2019-04-16T00:00:00" table:style-name="ce5">
            <text:p>2019/4/16</text:p>
          </table:table-cell>
          <table:table-cell office:value-type="float" office:value="5781" table:style-name="ce6">
            <text:p>5,781<text:s/></text:p>
          </table:table-cell>
          <table:table-cell office:value-type="float" office:value="16476" table:style-name="ce6">
            <text:p>16,476<text:s/></text:p>
          </table:table-cell>
          <table:table-cell office:value-type="float" office:value="43719" table:style-name="ce6">
            <text:p>43,719<text:s/></text:p>
          </table:table-cell>
          <table:table-cell office:value-type="float" office:value="44543" table:style-name="ce6">
            <text:p>44,543<text:s/></text:p>
          </table:table-cell>
          <table:table-cell office:value-type="float" office:value="29257" table:style-name="ce6">
            <text:p>29,257<text:s/></text:p>
          </table:table-cell>
          <table:table-cell office:value-type="float" office:value="17132" table:style-name="ce6">
            <text:p>17,132<text:s/></text:p>
          </table:table-cell>
          <table:table-cell office:value-type="float" office:value="13061" table:style-name="ce6">
            <text:p>13,061<text:s/></text:p>
          </table:table-cell>
          <table:table-cell office:value-type="float" office:value="4596" table:style-name="ce6">
            <text:p>4,596<text:s/></text:p>
          </table:table-cell>
          <table:table-cell office:value-type="float" office:value="3417" table:style-name="ce6">
            <text:p>3,417<text:s/></text:p>
          </table:table-cell>
          <table:table-cell office:value-type="float" office:value="15427" table:style-name="ce6">
            <text:p>15,427<text:s/></text:p>
          </table:table-cell>
          <table:table-cell office:value-type="float" office:value="2660" table:style-name="ce6">
            <text:p>2,660<text:s/></text:p>
          </table:table-cell>
          <table:table-cell office:value-type="float" office:value="4425" table:style-name="ce6">
            <text:p>4,425<text:s/></text:p>
          </table:table-cell>
          <table:table-cell office:value-type="float" office:value="6057" table:style-name="ce6">
            <text:p>6,057<text:s/></text:p>
          </table:table-cell>
          <table:table-cell office:value-type="float" office:value="10542" table:style-name="ce6">
            <text:p>10,542<text:s/></text:p>
          </table:table-cell>
          <table:table-cell office:value-type="float" office:value="10966" table:style-name="ce6">
            <text:p>10,966<text:s/></text:p>
          </table:table-cell>
          <table:table-cell office:value-type="float" office:value="19606" table:style-name="ce6">
            <text:p>19,606<text:s/></text:p>
          </table:table-cell>
          <table:table-cell office:value-type="float" office:value="18832" table:style-name="ce6">
            <text:p>18,832<text:s/></text:p>
          </table:table-cell>
          <table:table-cell office:value-type="float" office:value="6161" table:style-name="ce6">
            <text:p>6,161<text:s/></text:p>
          </table:table-cell>
          <table:table-cell office:value-type="float" office:value="9225" table:style-name="ce6">
            <text:p>9,225<text:s/></text:p>
          </table:table-cell>
          <table:table-cell office:value-type="float" office:value="3209" table:style-name="ce6">
            <text:p>3,209<text:s/></text:p>
          </table:table-cell>
          <table:table-cell office:value-type="float" office:value="9203" table:style-name="ce6">
            <text:p>9,203<text:s/></text:p>
          </table:table-cell>
          <table:table-cell office:value-type="float" office:value="8838" table:style-name="ce6">
            <text:p>8,838<text:s/></text:p>
          </table:table-cell>
          <table:table-cell office:value-type="float" office:value="5888" table:style-name="ce6">
            <text:p>5,888<text:s/></text:p>
          </table:table-cell>
          <table:table-cell office:value-type="float" office:value="30214" table:style-name="ce6">
            <text:p>30,214<text:s/></text:p>
          </table:table-cell>
          <table:table-cell office:value-type="float" office:value="2530" table:style-name="ce6">
            <text:p>2,530<text:s/></text:p>
          </table:table-cell>
          <table:table-cell office:value-type="float" office:value="12897" table:style-name="ce6">
            <text:p>12,897<text:s/></text:p>
          </table:table-cell>
          <table:table-cell office:value-type="float" office:value="11508" table:style-name="ce6">
            <text:p>11,508<text:s/></text:p>
          </table:table-cell>
          <table:table-cell office:value-type="float" office:value="17702" table:style-name="ce6">
            <text:p>17,702<text:s/></text:p>
          </table:table-cell>
          <table:table-cell office:value-type="float" office:value="23478" table:style-name="ce6">
            <text:p>23,478<text:s/></text:p>
          </table:table-cell>
          <table:table-cell office:value-type="float" office:value="17720" table:style-name="ce6">
            <text:p>17,720<text:s/></text:p>
          </table:table-cell>
          <table:table-cell office:value-type="float" office:value="10537" table:style-name="ce6">
            <text:p>10,537<text:s/></text:p>
          </table:table-cell>
          <table:table-cell office:value-type="float" office:value="28102" table:style-name="ce6">
            <text:p>28,102<text:s/></text:p>
          </table:table-cell>
          <table:table-cell office:value-type="float" office:value="18725" table:style-name="ce6">
            <text:p>18,725<text:s/></text:p>
          </table:table-cell>
          <table:table-cell office:value-type="float" office:value="35783" table:style-name="ce6">
            <text:p>35,783<text:s/></text:p>
          </table:table-cell>
          <table:table-cell office:value-type="float" office:value="30510" table:style-name="ce6">
            <text:p>30,510<text:s/></text:p>
          </table:table-cell>
          <table:table-cell office:value-type="float" office:value="12326" table:style-name="ce6">
            <text:p>12,326<text:s/></text:p>
          </table:table-cell>
          <table:table-cell office:value-type="float" office:value="37950" table:style-name="ce6">
            <text:p>37,950<text:s/></text:p>
          </table:table-cell>
          <table:table-cell office:value-type="float" office:value="28016" table:style-name="ce6">
            <text:p>28,016<text:s/></text:p>
          </table:table-cell>
          <table:table-cell office:value-type="float" office:value="27706" table:style-name="ce6">
            <text:p>27,706<text:s/></text:p>
          </table:table-cell>
          <table:table-cell office:value-type="float" office:value="23030" table:style-name="ce6">
            <text:p>23,030<text:s/></text:p>
          </table:table-cell>
          <table:table-cell office:value-type="float" office:value="27181" table:style-name="ce6">
            <text:p>27,181<text:s/></text:p>
          </table:table-cell>
          <table:table-cell office:value-type="float" office:value="137584" table:style-name="ce6">
            <text:p>137,584<text:s/></text:p>
          </table:table-cell>
          <table:table-cell office:value-type="float" office:value="38720" table:style-name="ce6">
            <text:p>38,720<text:s/></text:p>
          </table:table-cell>
          <table:table-cell office:value-type="float" office:value="23365" table:style-name="ce6">
            <text:p>23,365<text:s/></text:p>
          </table:table-cell>
          <table:table-cell office:value-type="float" office:value="25536" table:style-name="ce6">
            <text:p>25,536<text:s/></text:p>
          </table:table-cell>
          <table:table-cell office:value-type="float" office:value="27189" table:style-name="ce6">
            <text:p>27,189<text:s/></text:p>
          </table:table-cell>
          <table:table-cell office:value-type="float" office:value="33173" table:style-name="ce6">
            <text:p>33,173<text:s/></text:p>
          </table:table-cell>
          <table:table-cell office:value-type="float" office:value="29174" table:style-name="ce6">
            <text:p>29,174<text:s/></text:p>
          </table:table-cell>
          <table:table-cell office:value-type="float" office:value="23839" table:style-name="ce6">
            <text:p>23,839<text:s/></text:p>
          </table:table-cell>
          <table:table-cell office:value-type="float" office:value="14013" table:style-name="ce6">
            <text:p>14,013<text:s/></text:p>
          </table:table-cell>
          <table:table-cell office:value-type="float" office:value="32600" table:style-name="ce6">
            <text:p>32,600<text:s/></text:p>
          </table:table-cell>
          <table:table-cell office:value-type="float" office:value="7802" table:style-name="ce6">
            <text:p>7,802<text:s/></text:p>
          </table:table-cell>
          <table:table-cell office:value-type="float" office:value="10166" table:style-name="ce6">
            <text:p>10,166<text:s/></text:p>
          </table:table-cell>
          <table:table-cell office:value-type="float" office:value="18233" table:style-name="ce6">
            <text:p>18,233<text:s/></text:p>
          </table:table-cell>
          <table:table-cell office:value-type="float" office:value="5923" table:style-name="ce6">
            <text:p>5,923<text:s/></text:p>
          </table:table-cell>
          <table:table-cell office:value-type="float" office:value="3781" table:style-name="ce6">
            <text:p>3,781<text:s/></text:p>
          </table:table-cell>
          <table:table-cell office:value-type="float" office:value="3676" table:style-name="ce6">
            <text:p>3,676<text:s/></text:p>
          </table:table-cell>
          <table:table-cell office:value-type="float" office:value="13487" table:style-name="ce6">
            <text:p>13,487<text:s/></text:p>
          </table:table-cell>
          <table:table-cell office:value-type="float" office:value="9492" table:style-name="ce6">
            <text:p>9,492<text:s/></text:p>
          </table:table-cell>
          <table:table-cell office:value-type="float" office:value="9146" table:style-name="ce6">
            <text:p>9,146<text:s/></text:p>
          </table:table-cell>
          <table:table-cell office:value-type="float" office:value="33849" table:style-name="ce6">
            <text:p>33,849<text:s/></text:p>
          </table:table-cell>
          <table:table-cell office:value-type="float" office:value="8856" table:style-name="ce6">
            <text:p>8,856<text:s/></text:p>
          </table:table-cell>
          <table:table-cell office:value-type="float" office:value="12905" table:style-name="ce6">
            <text:p>12,905<text:s/></text:p>
          </table:table-cell>
          <table:table-cell office:value-type="float" office:value="7470" table:style-name="ce6">
            <text:p>7,470<text:s/></text:p>
          </table:table-cell>
          <table:table-cell office:value-type="float" office:value="22830" table:style-name="ce6">
            <text:p>22,830<text:s/></text:p>
          </table:table-cell>
          <table:table-cell office:value-type="float" office:value="27772" table:style-name="ce6">
            <text:p>27,772<text:s/></text:p>
          </table:table-cell>
          <table:table-cell office:value-type="float" office:value="31541" table:style-name="ce6">
            <text:p>31,541<text:s/></text:p>
          </table:table-cell>
          <table:table-cell office:value-type="float" office:value="38528" table:style-name="ce6">
            <text:p>38,528<text:s/></text:p>
          </table:table-cell>
          <table:table-cell office:value-type="float" office:value="44312" table:style-name="ce6">
            <text:p>44,312<text:s/></text:p>
          </table:table-cell>
          <table:table-cell office:value-type="float" office:value="26064" table:style-name="ce6">
            <text:p>26,064<text:s/></text:p>
          </table:table-cell>
          <table:table-cell office:value-type="float" office:value="30231" table:style-name="ce6">
            <text:p>30,231<text:s/></text:p>
          </table:table-cell>
          <table:table-cell office:value-type="float" office:value="68095" table:style-name="ce6">
            <text:p>68,095<text:s/></text:p>
          </table:table-cell>
          <table:table-cell office:value-type="float" office:value="25543" table:style-name="ce6">
            <text:p>25,543<text:s/></text:p>
          </table:table-cell>
          <table:table-cell office:value-type="float" office:value="33323" table:style-name="ce6">
            <text:p>33,323<text:s/></text:p>
          </table:table-cell>
          <table:table-cell office:value-type="float" office:value="34595" table:style-name="ce6">
            <text:p>34,595<text:s/></text:p>
          </table:table-cell>
          <table:table-cell office:value-type="float" office:value="22373" table:style-name="ce6">
            <text:p>22,373<text:s/></text:p>
          </table:table-cell>
          <table:table-cell office:value-type="float" office:value="59403" table:style-name="ce6">
            <text:p>59,403<text:s/></text:p>
          </table:table-cell>
          <table:table-cell office:value-type="float" office:value="21350" table:style-name="ce6">
            <text:p>21,350<text:s/></text:p>
          </table:table-cell>
          <table:table-cell office:value-type="float" office:value="17284" table:style-name="ce6">
            <text:p>17,284<text:s/></text:p>
          </table:table-cell>
          <table:table-cell office:value-type="float" office:value="14625" table:style-name="ce6">
            <text:p>14,625<text:s/></text:p>
          </table:table-cell>
          <table:table-cell office:value-type="float" office:value="18011" table:style-name="ce6">
            <text:p>18,011<text:s/></text:p>
          </table:table-cell>
          <table:table-cell office:value-type="float" office:value="13894" table:style-name="ce6">
            <text:p>13,894<text:s/></text:p>
          </table:table-cell>
          <table:table-cell office:value-type="float" office:value="29894" table:style-name="ce6">
            <text:p>29,894<text:s/></text:p>
          </table:table-cell>
          <table:table-cell office:value-type="float" office:value="19432" table:style-name="ce6">
            <text:p>19,432<text:s/></text:p>
          </table:table-cell>
          <table:table-cell office:value-type="float" office:value="7777" table:style-name="ce6">
            <text:p>7,777<text:s/></text:p>
          </table:table-cell>
          <table:table-cell office:value-type="float" office:value="12821" table:style-name="ce6">
            <text:p>12,821<text:s/></text:p>
          </table:table-cell>
          <table:table-cell office:value-type="float" office:value="42807" table:style-name="ce6">
            <text:p>42,807<text:s/></text:p>
          </table:table-cell>
          <table:table-cell office:value-type="float" office:value="25343" table:style-name="ce6">
            <text:p>25,343<text:s/></text:p>
          </table:table-cell>
          <table:table-cell office:value-type="float" office:value="26199" table:style-name="ce6">
            <text:p>26,199<text:s/></text:p>
          </table:table-cell>
          <table:table-cell office:value-type="float" office:value="26221" table:style-name="ce6">
            <text:p>26,221<text:s/></text:p>
          </table:table-cell>
          <table:table-cell office:value-type="float" office:value="13059" table:style-name="ce6">
            <text:p>13,059<text:s/></text:p>
          </table:table-cell>
          <table:table-cell office:value-type="float" office:value="10984" table:style-name="ce6">
            <text:p>10,984<text:s/></text:p>
          </table:table-cell>
          <table:table-cell office:value-type="float" office:value="5419" table:style-name="ce6">
            <text:p>5,419<text:s/></text:p>
          </table:table-cell>
          <table:table-cell office:value-type="float" office:value="5395" table:style-name="ce6">
            <text:p>5,395<text:s/></text:p>
          </table:table-cell>
          <table:table-cell office:value-type="float" office:value="6552" table:style-name="ce6">
            <text:p>6,552<text:s/></text:p>
          </table:table-cell>
          <table:table-cell office:value-type="float" office:value="11091" table:style-name="ce6">
            <text:p>11,091<text:s/></text:p>
          </table:table-cell>
          <table:table-cell office:value-type="float" office:value="10160" table:style-name="ce6">
            <text:p>10,160<text:s/></text:p>
          </table:table-cell>
          <table:table-cell office:value-type="float" office:value="14414" table:style-name="ce6">
            <text:p>14,414<text:s/></text:p>
          </table:table-cell>
          <table:table-cell office:value-type="float" office:value="19042" table:style-name="ce6">
            <text:p>19,042<text:s/></text:p>
          </table:table-cell>
          <table:table-cell office:value-type="float" office:value="30289" table:style-name="ce6">
            <text:p>30,289<text:s/></text:p>
          </table:table-cell>
          <table:table-cell office:value-type="float" office:value="26038" table:style-name="ce6">
            <text:p>26,038<text:s/></text:p>
          </table:table-cell>
          <table:table-cell office:value-type="float" office:value="15095" table:style-name="ce6">
            <text:p>15,095<text:s/></text:p>
          </table:table-cell>
          <table:table-cell office:value-type="float" office:value="12608" table:style-name="ce6">
            <text:p>12,608<text:s/></text:p>
          </table:table-cell>
          <table:table-cell office:value-type="float" office:value="12637" table:style-name="ce6">
            <text:p>12,637<text:s/></text:p>
          </table:table-cell>
          <table:table-cell office:value-type="float" office:value="13671" table:style-name="ce6">
            <text:p>13,671<text:s/></text:p>
          </table:table-cell>
          <table:table-cell office:value-type="float" office:value="12525" table:style-name="ce6">
            <text:p>12,525<text:s/></text:p>
          </table:table-cell>
          <table:table-cell office:value-type="float" office:value="11223" table:style-name="ce6">
            <text:p>11,223<text:s/></text:p>
          </table:table-cell>
          <table:table-cell office:value-type="float" office:value="10208" table:style-name="ce6">
            <text:p>10,208<text:s/></text:p>
          </table:table-cell>
          <table:table-cell table:number-columns-repeated="16275"/>
        </table:table-row>
        <table:table-row table:style-name="ro2">
          <table:table-cell office:value-type="date" office:date-value="2019-04-17T00:00:00" table:style-name="ce5">
            <text:p>2019/4/17</text:p>
          </table:table-cell>
          <table:table-cell office:value-type="float" office:value="5720" table:style-name="ce6">
            <text:p>5,720<text:s/></text:p>
          </table:table-cell>
          <table:table-cell office:value-type="float" office:value="16526" table:style-name="ce6">
            <text:p>16,526<text:s/></text:p>
          </table:table-cell>
          <table:table-cell office:value-type="float" office:value="43135" table:style-name="ce6">
            <text:p>43,135<text:s/></text:p>
          </table:table-cell>
          <table:table-cell office:value-type="float" office:value="46545" table:style-name="ce6">
            <text:p>46,545<text:s/></text:p>
          </table:table-cell>
          <table:table-cell office:value-type="float" office:value="28887" table:style-name="ce6">
            <text:p>28,887<text:s/></text:p>
          </table:table-cell>
          <table:table-cell office:value-type="float" office:value="16563" table:style-name="ce6">
            <text:p>16,563<text:s/></text:p>
          </table:table-cell>
          <table:table-cell office:value-type="float" office:value="12734" table:style-name="ce6">
            <text:p>12,734<text:s/></text:p>
          </table:table-cell>
          <table:table-cell office:value-type="float" office:value="4535" table:style-name="ce6">
            <text:p>4,535<text:s/></text:p>
          </table:table-cell>
          <table:table-cell office:value-type="float" office:value="3543" table:style-name="ce6">
            <text:p>3,543<text:s/></text:p>
          </table:table-cell>
          <table:table-cell office:value-type="float" office:value="15551" table:style-name="ce6">
            <text:p>15,551<text:s/></text:p>
          </table:table-cell>
          <table:table-cell office:value-type="float" office:value="2855" table:style-name="ce6">
            <text:p>2,855<text:s/></text:p>
          </table:table-cell>
          <table:table-cell office:value-type="float" office:value="4778" table:style-name="ce6">
            <text:p>4,778<text:s/></text:p>
          </table:table-cell>
          <table:table-cell office:value-type="float" office:value="8756" table:style-name="ce6">
            <text:p>8,756<text:s/></text:p>
          </table:table-cell>
          <table:table-cell office:value-type="float" office:value="10923" table:style-name="ce6">
            <text:p>10,923<text:s/></text:p>
          </table:table-cell>
          <table:table-cell office:value-type="float" office:value="11926" table:style-name="ce6">
            <text:p>11,926<text:s/></text:p>
          </table:table-cell>
          <table:table-cell office:value-type="float" office:value="19514" table:style-name="ce6">
            <text:p>19,514<text:s/></text:p>
          </table:table-cell>
          <table:table-cell office:value-type="float" office:value="18928" table:style-name="ce6">
            <text:p>18,928<text:s/></text:p>
          </table:table-cell>
          <table:table-cell office:value-type="float" office:value="6180" table:style-name="ce6">
            <text:p>6,180<text:s/></text:p>
          </table:table-cell>
          <table:table-cell office:value-type="float" office:value="9746" table:style-name="ce6">
            <text:p>9,746<text:s/></text:p>
          </table:table-cell>
          <table:table-cell office:value-type="float" office:value="3609" table:style-name="ce6">
            <text:p>3,609<text:s/></text:p>
          </table:table-cell>
          <table:table-cell office:value-type="float" office:value="9330" table:style-name="ce6">
            <text:p>9,330<text:s/></text:p>
          </table:table-cell>
          <table:table-cell office:value-type="float" office:value="9024" table:style-name="ce6">
            <text:p>9,024<text:s/></text:p>
          </table:table-cell>
          <table:table-cell office:value-type="float" office:value="5763" table:style-name="ce6">
            <text:p>5,763<text:s/></text:p>
          </table:table-cell>
          <table:table-cell office:value-type="float" office:value="32009" table:style-name="ce6">
            <text:p>32,009<text:s/></text:p>
          </table:table-cell>
          <table:table-cell office:value-type="float" office:value="2360" table:style-name="ce6">
            <text:p>2,360<text:s/></text:p>
          </table:table-cell>
          <table:table-cell office:value-type="float" office:value="14830" table:style-name="ce6">
            <text:p>14,830<text:s/></text:p>
          </table:table-cell>
          <table:table-cell office:value-type="float" office:value="11711" table:style-name="ce6">
            <text:p>11,711<text:s/></text:p>
          </table:table-cell>
          <table:table-cell office:value-type="float" office:value="18162" table:style-name="ce6">
            <text:p>18,162<text:s/></text:p>
          </table:table-cell>
          <table:table-cell office:value-type="float" office:value="23243" table:style-name="ce6">
            <text:p>23,243<text:s/></text:p>
          </table:table-cell>
          <table:table-cell office:value-type="float" office:value="18440" table:style-name="ce6">
            <text:p>18,440<text:s/></text:p>
          </table:table-cell>
          <table:table-cell office:value-type="float" office:value="10695" table:style-name="ce6">
            <text:p>10,695<text:s/></text:p>
          </table:table-cell>
          <table:table-cell office:value-type="float" office:value="28885" table:style-name="ce6">
            <text:p>28,885<text:s/></text:p>
          </table:table-cell>
          <table:table-cell office:value-type="float" office:value="19318" table:style-name="ce6">
            <text:p>19,318<text:s/></text:p>
          </table:table-cell>
          <table:table-cell office:value-type="float" office:value="35991" table:style-name="ce6">
            <text:p>35,991<text:s/></text:p>
          </table:table-cell>
          <table:table-cell office:value-type="float" office:value="31982" table:style-name="ce6">
            <text:p>31,982<text:s/></text:p>
          </table:table-cell>
          <table:table-cell office:value-type="float" office:value="12122" table:style-name="ce6">
            <text:p>12,122<text:s/></text:p>
          </table:table-cell>
          <table:table-cell office:value-type="float" office:value="38235" table:style-name="ce6">
            <text:p>38,235<text:s/></text:p>
          </table:table-cell>
          <table:table-cell office:value-type="float" office:value="28527" table:style-name="ce6">
            <text:p>28,527<text:s/></text:p>
          </table:table-cell>
          <table:table-cell office:value-type="float" office:value="27560" table:style-name="ce6">
            <text:p>27,560<text:s/></text:p>
          </table:table-cell>
          <table:table-cell office:value-type="float" office:value="23277" table:style-name="ce6">
            <text:p>23,277<text:s/></text:p>
          </table:table-cell>
          <table:table-cell office:value-type="float" office:value="27528" table:style-name="ce6">
            <text:p>27,528<text:s/></text:p>
          </table:table-cell>
          <table:table-cell office:value-type="float" office:value="142349" table:style-name="ce6">
            <text:p>142,349<text:s/></text:p>
          </table:table-cell>
          <table:table-cell office:value-type="float" office:value="41988" table:style-name="ce6">
            <text:p>41,988<text:s/></text:p>
          </table:table-cell>
          <table:table-cell office:value-type="float" office:value="24100" table:style-name="ce6">
            <text:p>24,100<text:s/></text:p>
          </table:table-cell>
          <table:table-cell office:value-type="float" office:value="26512" table:style-name="ce6">
            <text:p>26,512<text:s/></text:p>
          </table:table-cell>
          <table:table-cell office:value-type="float" office:value="29264" table:style-name="ce6">
            <text:p>29,264<text:s/></text:p>
          </table:table-cell>
          <table:table-cell office:value-type="float" office:value="35952" table:style-name="ce6">
            <text:p>35,952<text:s/></text:p>
          </table:table-cell>
          <table:table-cell office:value-type="float" office:value="31532" table:style-name="ce6">
            <text:p>31,532<text:s/></text:p>
          </table:table-cell>
          <table:table-cell office:value-type="float" office:value="25057" table:style-name="ce6">
            <text:p>25,057<text:s/></text:p>
          </table:table-cell>
          <table:table-cell office:value-type="float" office:value="14581" table:style-name="ce6">
            <text:p>14,581<text:s/></text:p>
          </table:table-cell>
          <table:table-cell office:value-type="float" office:value="34135" table:style-name="ce6">
            <text:p>34,135<text:s/></text:p>
          </table:table-cell>
          <table:table-cell office:value-type="float" office:value="8068" table:style-name="ce6">
            <text:p>8,068<text:s/></text:p>
          </table:table-cell>
          <table:table-cell office:value-type="float" office:value="10053" table:style-name="ce6">
            <text:p>10,053<text:s/></text:p>
          </table:table-cell>
          <table:table-cell office:value-type="float" office:value="19465" table:style-name="ce6">
            <text:p>19,465<text:s/></text:p>
          </table:table-cell>
          <table:table-cell office:value-type="float" office:value="6296" table:style-name="ce6">
            <text:p>6,296<text:s/></text:p>
          </table:table-cell>
          <table:table-cell office:value-type="float" office:value="3984" table:style-name="ce6">
            <text:p>3,984<text:s/></text:p>
          </table:table-cell>
          <table:table-cell office:value-type="float" office:value="3705" table:style-name="ce6">
            <text:p>3,705<text:s/></text:p>
          </table:table-cell>
          <table:table-cell office:value-type="float" office:value="14126" table:style-name="ce6">
            <text:p>14,126<text:s/></text:p>
          </table:table-cell>
          <table:table-cell office:value-type="float" office:value="10140" table:style-name="ce6">
            <text:p>10,140<text:s/></text:p>
          </table:table-cell>
          <table:table-cell office:value-type="float" office:value="9882" table:style-name="ce6">
            <text:p>9,882<text:s/></text:p>
          </table:table-cell>
          <table:table-cell office:value-type="float" office:value="42435" table:style-name="ce6">
            <text:p>42,435<text:s/></text:p>
          </table:table-cell>
          <table:table-cell office:value-type="float" office:value="9109" table:style-name="ce6">
            <text:p>9,109<text:s/></text:p>
          </table:table-cell>
          <table:table-cell office:value-type="float" office:value="13600" table:style-name="ce6">
            <text:p>13,600<text:s/></text:p>
          </table:table-cell>
          <table:table-cell office:value-type="float" office:value="7954" table:style-name="ce6">
            <text:p>7,954<text:s/></text:p>
          </table:table-cell>
          <table:table-cell office:value-type="float" office:value="23605" table:style-name="ce6">
            <text:p>23,605<text:s/></text:p>
          </table:table-cell>
          <table:table-cell office:value-type="float" office:value="27578" table:style-name="ce6">
            <text:p>27,578<text:s/></text:p>
          </table:table-cell>
          <table:table-cell office:value-type="float" office:value="32488" table:style-name="ce6">
            <text:p>32,488<text:s/></text:p>
          </table:table-cell>
          <table:table-cell office:value-type="float" office:value="39459" table:style-name="ce6">
            <text:p>39,459<text:s/></text:p>
          </table:table-cell>
          <table:table-cell office:value-type="float" office:value="44966" table:style-name="ce6">
            <text:p>44,966<text:s/></text:p>
          </table:table-cell>
          <table:table-cell office:value-type="float" office:value="26842" table:style-name="ce6">
            <text:p>26,842<text:s/></text:p>
          </table:table-cell>
          <table:table-cell office:value-type="float" office:value="32354" table:style-name="ce6">
            <text:p>32,354<text:s/></text:p>
          </table:table-cell>
          <table:table-cell office:value-type="float" office:value="71951" table:style-name="ce6">
            <text:p>71,951<text:s/></text:p>
          </table:table-cell>
          <table:table-cell office:value-type="float" office:value="25723" table:style-name="ce6">
            <text:p>25,723<text:s/></text:p>
          </table:table-cell>
          <table:table-cell office:value-type="float" office:value="33763" table:style-name="ce6">
            <text:p>33,763<text:s/></text:p>
          </table:table-cell>
          <table:table-cell office:value-type="float" office:value="35724" table:style-name="ce6">
            <text:p>35,724<text:s/></text:p>
          </table:table-cell>
          <table:table-cell office:value-type="float" office:value="23863" table:style-name="ce6">
            <text:p>23,863<text:s/></text:p>
          </table:table-cell>
          <table:table-cell office:value-type="float" office:value="60758" table:style-name="ce6">
            <text:p>60,758<text:s/></text:p>
          </table:table-cell>
          <table:table-cell office:value-type="float" office:value="21639" table:style-name="ce6">
            <text:p>21,639<text:s/></text:p>
          </table:table-cell>
          <table:table-cell office:value-type="float" office:value="17824" table:style-name="ce6">
            <text:p>17,824<text:s/></text:p>
          </table:table-cell>
          <table:table-cell office:value-type="float" office:value="15060" table:style-name="ce6">
            <text:p>15,060<text:s/></text:p>
          </table:table-cell>
          <table:table-cell office:value-type="float" office:value="18611" table:style-name="ce6">
            <text:p>18,611<text:s/></text:p>
          </table:table-cell>
          <table:table-cell office:value-type="float" office:value="15527" table:style-name="ce6">
            <text:p>15,527<text:s/></text:p>
          </table:table-cell>
          <table:table-cell office:value-type="float" office:value="30741" table:style-name="ce6">
            <text:p>30,741<text:s/></text:p>
          </table:table-cell>
          <table:table-cell office:value-type="float" office:value="19154" table:style-name="ce6">
            <text:p>19,154<text:s/></text:p>
          </table:table-cell>
          <table:table-cell office:value-type="float" office:value="9068" table:style-name="ce6">
            <text:p>9,068<text:s/></text:p>
          </table:table-cell>
          <table:table-cell office:value-type="float" office:value="13225" table:style-name="ce6">
            <text:p>13,225<text:s/></text:p>
          </table:table-cell>
          <table:table-cell office:value-type="float" office:value="42440" table:style-name="ce6">
            <text:p>42,440<text:s/></text:p>
          </table:table-cell>
          <table:table-cell office:value-type="float" office:value="25723" table:style-name="ce6">
            <text:p>25,723<text:s/></text:p>
          </table:table-cell>
          <table:table-cell office:value-type="float" office:value="25977" table:style-name="ce6">
            <text:p>25,977<text:s/></text:p>
          </table:table-cell>
          <table:table-cell office:value-type="float" office:value="28255" table:style-name="ce6">
            <text:p>28,255<text:s/></text:p>
          </table:table-cell>
          <table:table-cell office:value-type="float" office:value="13089" table:style-name="ce6">
            <text:p>13,089<text:s/></text:p>
          </table:table-cell>
          <table:table-cell office:value-type="float" office:value="11333" table:style-name="ce6">
            <text:p>11,333<text:s/></text:p>
          </table:table-cell>
          <table:table-cell office:value-type="float" office:value="5643" table:style-name="ce6">
            <text:p>5,643<text:s/></text:p>
          </table:table-cell>
          <table:table-cell office:value-type="float" office:value="5457" table:style-name="ce6">
            <text:p>5,457<text:s/></text:p>
          </table:table-cell>
          <table:table-cell office:value-type="float" office:value="6704" table:style-name="ce6">
            <text:p>6,704<text:s/></text:p>
          </table:table-cell>
          <table:table-cell office:value-type="float" office:value="10902" table:style-name="ce6">
            <text:p>10,902<text:s/></text:p>
          </table:table-cell>
          <table:table-cell office:value-type="float" office:value="9883" table:style-name="ce6">
            <text:p>9,883<text:s/></text:p>
          </table:table-cell>
          <table:table-cell office:value-type="float" office:value="14802" table:style-name="ce6">
            <text:p>14,802<text:s/></text:p>
          </table:table-cell>
          <table:table-cell office:value-type="float" office:value="18860" table:style-name="ce6">
            <text:p>18,860<text:s/></text:p>
          </table:table-cell>
          <table:table-cell office:value-type="float" office:value="31035" table:style-name="ce6">
            <text:p>31,035<text:s/></text:p>
          </table:table-cell>
          <table:table-cell office:value-type="float" office:value="26485" table:style-name="ce6">
            <text:p>26,485<text:s/></text:p>
          </table:table-cell>
          <table:table-cell office:value-type="float" office:value="15400" table:style-name="ce6">
            <text:p>15,400<text:s/></text:p>
          </table:table-cell>
          <table:table-cell office:value-type="float" office:value="12877" table:style-name="ce6">
            <text:p>12,877<text:s/></text:p>
          </table:table-cell>
          <table:table-cell office:value-type="float" office:value="12737" table:style-name="ce6">
            <text:p>12,737<text:s/></text:p>
          </table:table-cell>
          <table:table-cell office:value-type="float" office:value="13615" table:style-name="ce6">
            <text:p>13,615<text:s/></text:p>
          </table:table-cell>
          <table:table-cell office:value-type="float" office:value="12464" table:style-name="ce6">
            <text:p>12,464<text:s/></text:p>
          </table:table-cell>
          <table:table-cell office:value-type="float" office:value="11282" table:style-name="ce6">
            <text:p>11,282<text:s/></text:p>
          </table:table-cell>
          <table:table-cell office:value-type="float" office:value="10439" table:style-name="ce6">
            <text:p>10,439<text:s/></text:p>
          </table:table-cell>
          <table:table-cell table:number-columns-repeated="16275"/>
        </table:table-row>
        <table:table-row table:style-name="ro2">
          <table:table-cell office:value-type="date" office:date-value="2019-04-18T00:00:00" table:style-name="ce5">
            <text:p>2019/4/18</text:p>
          </table:table-cell>
          <table:table-cell office:value-type="float" office:value="5430" table:style-name="ce6">
            <text:p>5,430<text:s/></text:p>
          </table:table-cell>
          <table:table-cell office:value-type="float" office:value="15481" table:style-name="ce6">
            <text:p>15,481<text:s/></text:p>
          </table:table-cell>
          <table:table-cell office:value-type="float" office:value="39967" table:style-name="ce6">
            <text:p>39,967<text:s/></text:p>
          </table:table-cell>
          <table:table-cell office:value-type="float" office:value="41959" table:style-name="ce6">
            <text:p>41,959<text:s/></text:p>
          </table:table-cell>
          <table:table-cell office:value-type="float" office:value="27625" table:style-name="ce6">
            <text:p>27,625<text:s/></text:p>
          </table:table-cell>
          <table:table-cell office:value-type="float" office:value="15523" table:style-name="ce6">
            <text:p>15,523<text:s/></text:p>
          </table:table-cell>
          <table:table-cell office:value-type="float" office:value="12217" table:style-name="ce6">
            <text:p>12,217<text:s/></text:p>
          </table:table-cell>
          <table:table-cell office:value-type="float" office:value="4324" table:style-name="ce6">
            <text:p>4,324<text:s/></text:p>
          </table:table-cell>
          <table:table-cell office:value-type="float" office:value="3323" table:style-name="ce6">
            <text:p>3,323<text:s/></text:p>
          </table:table-cell>
          <table:table-cell office:value-type="float" office:value="14244" table:style-name="ce6">
            <text:p>14,244<text:s/></text:p>
          </table:table-cell>
          <table:table-cell office:value-type="float" office:value="2583" table:style-name="ce6">
            <text:p>2,583<text:s/></text:p>
          </table:table-cell>
          <table:table-cell office:value-type="float" office:value="4454" table:style-name="ce6">
            <text:p>4,454<text:s/></text:p>
          </table:table-cell>
          <table:table-cell office:value-type="float" office:value="7111" table:style-name="ce6">
            <text:p>7,111<text:s/></text:p>
          </table:table-cell>
          <table:table-cell office:value-type="float" office:value="10194" table:style-name="ce6">
            <text:p>10,194<text:s/></text:p>
          </table:table-cell>
          <table:table-cell office:value-type="float" office:value="10577" table:style-name="ce6">
            <text:p>10,577<text:s/></text:p>
          </table:table-cell>
          <table:table-cell office:value-type="float" office:value="18539" table:style-name="ce6">
            <text:p>18,539<text:s/></text:p>
          </table:table-cell>
          <table:table-cell office:value-type="float" office:value="17453" table:style-name="ce6">
            <text:p>17,453<text:s/></text:p>
          </table:table-cell>
          <table:table-cell office:value-type="float" office:value="5849" table:style-name="ce6">
            <text:p>5,849<text:s/></text:p>
          </table:table-cell>
          <table:table-cell office:value-type="float" office:value="8809" table:style-name="ce6">
            <text:p>8,809<text:s/></text:p>
          </table:table-cell>
          <table:table-cell office:value-type="float" office:value="3320" table:style-name="ce6">
            <text:p>3,320<text:s/></text:p>
          </table:table-cell>
          <table:table-cell office:value-type="float" office:value="8627" table:style-name="ce6">
            <text:p>8,627<text:s/></text:p>
          </table:table-cell>
          <table:table-cell office:value-type="float" office:value="8557" table:style-name="ce6">
            <text:p>8,557<text:s/></text:p>
          </table:table-cell>
          <table:table-cell office:value-type="float" office:value="5349" table:style-name="ce6">
            <text:p>5,349<text:s/></text:p>
          </table:table-cell>
          <table:table-cell office:value-type="float" office:value="29621" table:style-name="ce6">
            <text:p>29,621<text:s/></text:p>
          </table:table-cell>
          <table:table-cell office:value-type="float" office:value="2197" table:style-name="ce6">
            <text:p>2,197<text:s/></text:p>
          </table:table-cell>
          <table:table-cell office:value-type="float" office:value="13668" table:style-name="ce6">
            <text:p>13,668<text:s/></text:p>
          </table:table-cell>
          <table:table-cell office:value-type="float" office:value="10778" table:style-name="ce6">
            <text:p>10,778<text:s/></text:p>
          </table:table-cell>
          <table:table-cell office:value-type="float" office:value="16630" table:style-name="ce6">
            <text:p>16,630<text:s/></text:p>
          </table:table-cell>
          <table:table-cell office:value-type="float" office:value="21452" table:style-name="ce6">
            <text:p>21,452<text:s/></text:p>
          </table:table-cell>
          <table:table-cell office:value-type="float" office:value="16788" table:style-name="ce6">
            <text:p>16,788<text:s/></text:p>
          </table:table-cell>
          <table:table-cell office:value-type="float" office:value="9756" table:style-name="ce6">
            <text:p>9,756<text:s/></text:p>
          </table:table-cell>
          <table:table-cell office:value-type="float" office:value="28190" table:style-name="ce6">
            <text:p>28,190<text:s/></text:p>
          </table:table-cell>
          <table:table-cell office:value-type="float" office:value="17973" table:style-name="ce6">
            <text:p>17,973<text:s/></text:p>
          </table:table-cell>
          <table:table-cell office:value-type="float" office:value="33669" table:style-name="ce6">
            <text:p>33,669<text:s/></text:p>
          </table:table-cell>
          <table:table-cell office:value-type="float" office:value="28764" table:style-name="ce6">
            <text:p>28,764<text:s/></text:p>
          </table:table-cell>
          <table:table-cell office:value-type="float" office:value="11269" table:style-name="ce6">
            <text:p>11,269<text:s/></text:p>
          </table:table-cell>
          <table:table-cell office:value-type="float" office:value="34933" table:style-name="ce6">
            <text:p>34,933<text:s/></text:p>
          </table:table-cell>
          <table:table-cell office:value-type="float" office:value="26695" table:style-name="ce6">
            <text:p>26,695<text:s/></text:p>
          </table:table-cell>
          <table:table-cell office:value-type="float" office:value="25520" table:style-name="ce6">
            <text:p>25,520<text:s/></text:p>
          </table:table-cell>
          <table:table-cell office:value-type="float" office:value="22185" table:style-name="ce6">
            <text:p>22,185<text:s/></text:p>
          </table:table-cell>
          <table:table-cell office:value-type="float" office:value="23808" table:style-name="ce6">
            <text:p>23,808<text:s/></text:p>
          </table:table-cell>
          <table:table-cell office:value-type="float" office:value="133932" table:style-name="ce6">
            <text:p>133,932<text:s/></text:p>
          </table:table-cell>
          <table:table-cell office:value-type="float" office:value="38166" table:style-name="ce6">
            <text:p>38,166<text:s/></text:p>
          </table:table-cell>
          <table:table-cell office:value-type="float" office:value="21521" table:style-name="ce6">
            <text:p>21,521<text:s/></text:p>
          </table:table-cell>
          <table:table-cell office:value-type="float" office:value="24692" table:style-name="ce6">
            <text:p>24,692<text:s/></text:p>
          </table:table-cell>
          <table:table-cell office:value-type="float" office:value="29245" table:style-name="ce6">
            <text:p>29,245<text:s/></text:p>
          </table:table-cell>
          <table:table-cell office:value-type="float" office:value="36066" table:style-name="ce6">
            <text:p>36,066<text:s/></text:p>
          </table:table-cell>
          <table:table-cell office:value-type="float" office:value="28856" table:style-name="ce6">
            <text:p>28,856<text:s/></text:p>
          </table:table-cell>
          <table:table-cell office:value-type="float" office:value="22809" table:style-name="ce6">
            <text:p>22,809<text:s/></text:p>
          </table:table-cell>
          <table:table-cell office:value-type="float" office:value="13182" table:style-name="ce6">
            <text:p>13,182<text:s/></text:p>
          </table:table-cell>
          <table:table-cell office:value-type="float" office:value="30770" table:style-name="ce6">
            <text:p>30,770<text:s/></text:p>
          </table:table-cell>
          <table:table-cell office:value-type="float" office:value="7347" table:style-name="ce6">
            <text:p>7,347<text:s/></text:p>
          </table:table-cell>
          <table:table-cell office:value-type="float" office:value="9798" table:style-name="ce6">
            <text:p>9,798<text:s/></text:p>
          </table:table-cell>
          <table:table-cell office:value-type="float" office:value="18023" table:style-name="ce6">
            <text:p>18,023<text:s/></text:p>
          </table:table-cell>
          <table:table-cell office:value-type="float" office:value="5558" table:style-name="ce6">
            <text:p>5,558<text:s/></text:p>
          </table:table-cell>
          <table:table-cell office:value-type="float" office:value="3768" table:style-name="ce6">
            <text:p>3,768<text:s/></text:p>
          </table:table-cell>
          <table:table-cell office:value-type="float" office:value="3286" table:style-name="ce6">
            <text:p>3,286<text:s/></text:p>
          </table:table-cell>
          <table:table-cell office:value-type="float" office:value="13077" table:style-name="ce6">
            <text:p>13,077<text:s/></text:p>
          </table:table-cell>
          <table:table-cell office:value-type="float" office:value="9613" table:style-name="ce6">
            <text:p>9,613<text:s/></text:p>
          </table:table-cell>
          <table:table-cell office:value-type="float" office:value="9150" table:style-name="ce6">
            <text:p>9,150<text:s/></text:p>
          </table:table-cell>
          <table:table-cell office:value-type="float" office:value="37232" table:style-name="ce6">
            <text:p>37,232<text:s/></text:p>
          </table:table-cell>
          <table:table-cell office:value-type="float" office:value="8663" table:style-name="ce6">
            <text:p>8,663<text:s/></text:p>
          </table:table-cell>
          <table:table-cell office:value-type="float" office:value="12794" table:style-name="ce6">
            <text:p>12,794<text:s/></text:p>
          </table:table-cell>
          <table:table-cell office:value-type="float" office:value="7095" table:style-name="ce6">
            <text:p>7,095<text:s/></text:p>
          </table:table-cell>
          <table:table-cell office:value-type="float" office:value="21862" table:style-name="ce6">
            <text:p>21,862<text:s/></text:p>
          </table:table-cell>
          <table:table-cell office:value-type="float" office:value="25814" table:style-name="ce6">
            <text:p>25,814<text:s/></text:p>
          </table:table-cell>
          <table:table-cell office:value-type="float" office:value="30057" table:style-name="ce6">
            <text:p>30,057<text:s/></text:p>
          </table:table-cell>
          <table:table-cell office:value-type="float" office:value="36413" table:style-name="ce6">
            <text:p>36,413<text:s/></text:p>
          </table:table-cell>
          <table:table-cell office:value-type="float" office:value="41520" table:style-name="ce6">
            <text:p>41,520<text:s/></text:p>
          </table:table-cell>
          <table:table-cell office:value-type="float" office:value="25030" table:style-name="ce6">
            <text:p>25,030<text:s/></text:p>
          </table:table-cell>
          <table:table-cell office:value-type="float" office:value="28702" table:style-name="ce6">
            <text:p>28,702<text:s/></text:p>
          </table:table-cell>
          <table:table-cell office:value-type="float" office:value="66612" table:style-name="ce6">
            <text:p>66,612<text:s/></text:p>
          </table:table-cell>
          <table:table-cell office:value-type="float" office:value="23006" table:style-name="ce6">
            <text:p>23,006<text:s/></text:p>
          </table:table-cell>
          <table:table-cell office:value-type="float" office:value="31650" table:style-name="ce6">
            <text:p>31,650<text:s/></text:p>
          </table:table-cell>
          <table:table-cell office:value-type="float" office:value="33129" table:style-name="ce6">
            <text:p>33,129<text:s/></text:p>
          </table:table-cell>
          <table:table-cell office:value-type="float" office:value="21987" table:style-name="ce6">
            <text:p>21,987<text:s/></text:p>
          </table:table-cell>
          <table:table-cell office:value-type="float" office:value="57487" table:style-name="ce6">
            <text:p>57,487<text:s/></text:p>
          </table:table-cell>
          <table:table-cell office:value-type="float" office:value="20002" table:style-name="ce6">
            <text:p>20,002<text:s/></text:p>
          </table:table-cell>
          <table:table-cell office:value-type="float" office:value="16142" table:style-name="ce6">
            <text:p>16,142<text:s/></text:p>
          </table:table-cell>
          <table:table-cell office:value-type="float" office:value="14098" table:style-name="ce6">
            <text:p>14,098<text:s/></text:p>
          </table:table-cell>
          <table:table-cell office:value-type="float" office:value="17267" table:style-name="ce6">
            <text:p>17,267<text:s/></text:p>
          </table:table-cell>
          <table:table-cell office:value-type="float" office:value="14246" table:style-name="ce6">
            <text:p>14,246<text:s/></text:p>
          </table:table-cell>
          <table:table-cell office:value-type="float" office:value="29606" table:style-name="ce6">
            <text:p>29,606<text:s/></text:p>
          </table:table-cell>
          <table:table-cell office:value-type="float" office:value="17937" table:style-name="ce6">
            <text:p>17,937<text:s/></text:p>
          </table:table-cell>
          <table:table-cell office:value-type="float" office:value="8135" table:style-name="ce6">
            <text:p>8,135<text:s/></text:p>
          </table:table-cell>
          <table:table-cell office:value-type="float" office:value="12065" table:style-name="ce6">
            <text:p>12,065<text:s/></text:p>
          </table:table-cell>
          <table:table-cell office:value-type="float" office:value="39324" table:style-name="ce6">
            <text:p>39,324<text:s/></text:p>
          </table:table-cell>
          <table:table-cell office:value-type="float" office:value="23890" table:style-name="ce6">
            <text:p>23,890<text:s/></text:p>
          </table:table-cell>
          <table:table-cell office:value-type="float" office:value="23885" table:style-name="ce6">
            <text:p>23,885<text:s/></text:p>
          </table:table-cell>
          <table:table-cell office:value-type="float" office:value="26070" table:style-name="ce6">
            <text:p>26,070<text:s/></text:p>
          </table:table-cell>
          <table:table-cell office:value-type="float" office:value="12603" table:style-name="ce6">
            <text:p>12,603<text:s/></text:p>
          </table:table-cell>
          <table:table-cell office:value-type="float" office:value="10657" table:style-name="ce6">
            <text:p>10,657<text:s/></text:p>
          </table:table-cell>
          <table:table-cell office:value-type="float" office:value="5113" table:style-name="ce6">
            <text:p>5,113<text:s/></text:p>
          </table:table-cell>
          <table:table-cell office:value-type="float" office:value="4928" table:style-name="ce6">
            <text:p>4,928<text:s/></text:p>
          </table:table-cell>
          <table:table-cell office:value-type="float" office:value="6274" table:style-name="ce6">
            <text:p>6,274<text:s/></text:p>
          </table:table-cell>
          <table:table-cell office:value-type="float" office:value="10164" table:style-name="ce6">
            <text:p>10,164<text:s/></text:p>
          </table:table-cell>
          <table:table-cell office:value-type="float" office:value="8997" table:style-name="ce6">
            <text:p>8,997<text:s/></text:p>
          </table:table-cell>
          <table:table-cell office:value-type="float" office:value="13563" table:style-name="ce6">
            <text:p>13,563<text:s/></text:p>
          </table:table-cell>
          <table:table-cell office:value-type="float" office:value="17650" table:style-name="ce6">
            <text:p>17,650<text:s/></text:p>
          </table:table-cell>
          <table:table-cell office:value-type="float" office:value="28224" table:style-name="ce6">
            <text:p>28,224<text:s/></text:p>
          </table:table-cell>
          <table:table-cell office:value-type="float" office:value="24860" table:style-name="ce6">
            <text:p>24,860<text:s/></text:p>
          </table:table-cell>
          <table:table-cell office:value-type="float" office:value="14223" table:style-name="ce6">
            <text:p>14,223<text:s/></text:p>
          </table:table-cell>
          <table:table-cell office:value-type="float" office:value="12024" table:style-name="ce6">
            <text:p>12,024<text:s/></text:p>
          </table:table-cell>
          <table:table-cell office:value-type="float" office:value="11781" table:style-name="ce6">
            <text:p>11,781<text:s/></text:p>
          </table:table-cell>
          <table:table-cell office:value-type="float" office:value="12632" table:style-name="ce6">
            <text:p>12,632<text:s/></text:p>
          </table:table-cell>
          <table:table-cell office:value-type="float" office:value="11561" table:style-name="ce6">
            <text:p>11,561<text:s/></text:p>
          </table:table-cell>
          <table:table-cell office:value-type="float" office:value="10591" table:style-name="ce6">
            <text:p>10,591<text:s/></text:p>
          </table:table-cell>
          <table:table-cell office:value-type="float" office:value="9768" table:style-name="ce6">
            <text:p>9,768<text:s/></text:p>
          </table:table-cell>
          <table:table-cell table:number-columns-repeated="16275"/>
        </table:table-row>
        <table:table-row table:style-name="ro2">
          <table:table-cell office:value-type="date" office:date-value="2019-04-19T00:00:00" table:style-name="ce5">
            <text:p>2019/4/19</text:p>
          </table:table-cell>
          <table:table-cell office:value-type="float" office:value="7046" table:style-name="ce6">
            <text:p>7,046<text:s/></text:p>
          </table:table-cell>
          <table:table-cell office:value-type="float" office:value="17784" table:style-name="ce6">
            <text:p>17,784<text:s/></text:p>
          </table:table-cell>
          <table:table-cell office:value-type="float" office:value="46242" table:style-name="ce6">
            <text:p>46,242<text:s/></text:p>
          </table:table-cell>
          <table:table-cell office:value-type="float" office:value="54029" table:style-name="ce6">
            <text:p>54,029<text:s/></text:p>
          </table:table-cell>
          <table:table-cell office:value-type="float" office:value="30829" table:style-name="ce6">
            <text:p>30,829<text:s/></text:p>
          </table:table-cell>
          <table:table-cell office:value-type="float" office:value="18430" table:style-name="ce6">
            <text:p>18,430<text:s/></text:p>
          </table:table-cell>
          <table:table-cell office:value-type="float" office:value="13473" table:style-name="ce6">
            <text:p>13,473<text:s/></text:p>
          </table:table-cell>
          <table:table-cell office:value-type="float" office:value="4778" table:style-name="ce6">
            <text:p>4,778<text:s/></text:p>
          </table:table-cell>
          <table:table-cell office:value-type="float" office:value="3753" table:style-name="ce6">
            <text:p>3,753<text:s/></text:p>
          </table:table-cell>
          <table:table-cell office:value-type="float" office:value="17274" table:style-name="ce6">
            <text:p>17,274<text:s/></text:p>
          </table:table-cell>
          <table:table-cell office:value-type="float" office:value="2903" table:style-name="ce6">
            <text:p>2,903<text:s/></text:p>
          </table:table-cell>
          <table:table-cell office:value-type="float" office:value="4925" table:style-name="ce6">
            <text:p>4,925<text:s/></text:p>
          </table:table-cell>
          <table:table-cell office:value-type="float" office:value="8668" table:style-name="ce6">
            <text:p>8,668<text:s/></text:p>
          </table:table-cell>
          <table:table-cell office:value-type="float" office:value="11232" table:style-name="ce6">
            <text:p>11,232<text:s/></text:p>
          </table:table-cell>
          <table:table-cell office:value-type="float" office:value="12857" table:style-name="ce6">
            <text:p>12,857<text:s/></text:p>
          </table:table-cell>
          <table:table-cell office:value-type="float" office:value="20373" table:style-name="ce6">
            <text:p>20,373<text:s/></text:p>
          </table:table-cell>
          <table:table-cell office:value-type="float" office:value="19689" table:style-name="ce6">
            <text:p>19,689<text:s/></text:p>
          </table:table-cell>
          <table:table-cell office:value-type="float" office:value="6846" table:style-name="ce6">
            <text:p>6,846<text:s/></text:p>
          </table:table-cell>
          <table:table-cell office:value-type="float" office:value="10304" table:style-name="ce6">
            <text:p>10,304<text:s/></text:p>
          </table:table-cell>
          <table:table-cell office:value-type="float" office:value="3669" table:style-name="ce6">
            <text:p>3,669<text:s/></text:p>
          </table:table-cell>
          <table:table-cell office:value-type="float" office:value="10112" table:style-name="ce6">
            <text:p>10,112<text:s/></text:p>
          </table:table-cell>
          <table:table-cell office:value-type="float" office:value="9419" table:style-name="ce6">
            <text:p>9,419<text:s/></text:p>
          </table:table-cell>
          <table:table-cell office:value-type="float" office:value="6283" table:style-name="ce6">
            <text:p>6,283<text:s/></text:p>
          </table:table-cell>
          <table:table-cell office:value-type="float" office:value="32241" table:style-name="ce6">
            <text:p>32,241<text:s/></text:p>
          </table:table-cell>
          <table:table-cell office:value-type="float" office:value="2564" table:style-name="ce6">
            <text:p>2,564<text:s/></text:p>
          </table:table-cell>
          <table:table-cell office:value-type="float" office:value="14782" table:style-name="ce6">
            <text:p>14,782<text:s/></text:p>
          </table:table-cell>
          <table:table-cell office:value-type="float" office:value="12309" table:style-name="ce6">
            <text:p>12,309<text:s/></text:p>
          </table:table-cell>
          <table:table-cell office:value-type="float" office:value="19382" table:style-name="ce6">
            <text:p>19,382<text:s/></text:p>
          </table:table-cell>
          <table:table-cell office:value-type="float" office:value="24506" table:style-name="ce6">
            <text:p>24,506<text:s/></text:p>
          </table:table-cell>
          <table:table-cell office:value-type="float" office:value="19739" table:style-name="ce6">
            <text:p>19,739<text:s/></text:p>
          </table:table-cell>
          <table:table-cell office:value-type="float" office:value="11392" table:style-name="ce6">
            <text:p>11,392<text:s/></text:p>
          </table:table-cell>
          <table:table-cell office:value-type="float" office:value="34850" table:style-name="ce6">
            <text:p>34,850<text:s/></text:p>
          </table:table-cell>
          <table:table-cell office:value-type="float" office:value="21227" table:style-name="ce6">
            <text:p>21,227<text:s/></text:p>
          </table:table-cell>
          <table:table-cell office:value-type="float" office:value="38648" table:style-name="ce6">
            <text:p>38,648<text:s/></text:p>
          </table:table-cell>
          <table:table-cell office:value-type="float" office:value="35358" table:style-name="ce6">
            <text:p>35,358<text:s/></text:p>
          </table:table-cell>
          <table:table-cell office:value-type="float" office:value="12411" table:style-name="ce6">
            <text:p>12,411<text:s/></text:p>
          </table:table-cell>
          <table:table-cell office:value-type="float" office:value="40016" table:style-name="ce6">
            <text:p>40,016<text:s/></text:p>
          </table:table-cell>
          <table:table-cell office:value-type="float" office:value="29678" table:style-name="ce6">
            <text:p>29,678<text:s/></text:p>
          </table:table-cell>
          <table:table-cell office:value-type="float" office:value="28610" table:style-name="ce6">
            <text:p>28,610<text:s/></text:p>
          </table:table-cell>
          <table:table-cell office:value-type="float" office:value="24348" table:style-name="ce6">
            <text:p>24,348<text:s/></text:p>
          </table:table-cell>
          <table:table-cell office:value-type="float" office:value="27979" table:style-name="ce6">
            <text:p>27,979<text:s/></text:p>
          </table:table-cell>
          <table:table-cell office:value-type="float" office:value="176923" table:style-name="ce6">
            <text:p>176,923<text:s/></text:p>
          </table:table-cell>
          <table:table-cell office:value-type="float" office:value="47252" table:style-name="ce6">
            <text:p>47,252<text:s/></text:p>
          </table:table-cell>
          <table:table-cell office:value-type="float" office:value="25146" table:style-name="ce6">
            <text:p>25,146<text:s/></text:p>
          </table:table-cell>
          <table:table-cell office:value-type="float" office:value="27780" table:style-name="ce6">
            <text:p>27,780<text:s/></text:p>
          </table:table-cell>
          <table:table-cell office:value-type="float" office:value="32598" table:style-name="ce6">
            <text:p>32,598<text:s/></text:p>
          </table:table-cell>
          <table:table-cell office:value-type="float" office:value="37286" table:style-name="ce6">
            <text:p>37,286<text:s/></text:p>
          </table:table-cell>
          <table:table-cell office:value-type="float" office:value="35015" table:style-name="ce6">
            <text:p>35,015<text:s/></text:p>
          </table:table-cell>
          <table:table-cell office:value-type="float" office:value="26791" table:style-name="ce6">
            <text:p>26,791<text:s/></text:p>
          </table:table-cell>
          <table:table-cell office:value-type="float" office:value="14525" table:style-name="ce6">
            <text:p>14,525<text:s/></text:p>
          </table:table-cell>
          <table:table-cell office:value-type="float" office:value="35026" table:style-name="ce6">
            <text:p>35,026<text:s/></text:p>
          </table:table-cell>
          <table:table-cell office:value-type="float" office:value="8270" table:style-name="ce6">
            <text:p>8,270<text:s/></text:p>
          </table:table-cell>
          <table:table-cell office:value-type="float" office:value="10527" table:style-name="ce6">
            <text:p>10,527<text:s/></text:p>
          </table:table-cell>
          <table:table-cell office:value-type="float" office:value="20649" table:style-name="ce6">
            <text:p>20,649<text:s/></text:p>
          </table:table-cell>
          <table:table-cell office:value-type="float" office:value="7098" table:style-name="ce6">
            <text:p>7,098<text:s/></text:p>
          </table:table-cell>
          <table:table-cell office:value-type="float" office:value="4177" table:style-name="ce6">
            <text:p>4,177<text:s/></text:p>
          </table:table-cell>
          <table:table-cell office:value-type="float" office:value="3766" table:style-name="ce6">
            <text:p>3,766<text:s/></text:p>
          </table:table-cell>
          <table:table-cell office:value-type="float" office:value="14424" table:style-name="ce6">
            <text:p>14,424<text:s/></text:p>
          </table:table-cell>
          <table:table-cell office:value-type="float" office:value="10352" table:style-name="ce6">
            <text:p>10,352<text:s/></text:p>
          </table:table-cell>
          <table:table-cell office:value-type="float" office:value="10620" table:style-name="ce6">
            <text:p>10,620<text:s/></text:p>
          </table:table-cell>
          <table:table-cell office:value-type="float" office:value="42875" table:style-name="ce6">
            <text:p>42,875<text:s/></text:p>
          </table:table-cell>
          <table:table-cell office:value-type="float" office:value="9450" table:style-name="ce6">
            <text:p>9,450<text:s/></text:p>
          </table:table-cell>
          <table:table-cell office:value-type="float" office:value="14468" table:style-name="ce6">
            <text:p>14,468<text:s/></text:p>
          </table:table-cell>
          <table:table-cell office:value-type="float" office:value="8044" table:style-name="ce6">
            <text:p>8,044<text:s/></text:p>
          </table:table-cell>
          <table:table-cell office:value-type="float" office:value="24082" table:style-name="ce6">
            <text:p>24,082<text:s/></text:p>
          </table:table-cell>
          <table:table-cell office:value-type="float" office:value="28357" table:style-name="ce6">
            <text:p>28,357<text:s/></text:p>
          </table:table-cell>
          <table:table-cell office:value-type="float" office:value="35207" table:style-name="ce6">
            <text:p>35,207<text:s/></text:p>
          </table:table-cell>
          <table:table-cell office:value-type="float" office:value="45700" table:style-name="ce6">
            <text:p>45,700<text:s/></text:p>
          </table:table-cell>
          <table:table-cell office:value-type="float" office:value="46697" table:style-name="ce6">
            <text:p>46,697<text:s/></text:p>
          </table:table-cell>
          <table:table-cell office:value-type="float" office:value="28046" table:style-name="ce6">
            <text:p>28,046<text:s/></text:p>
          </table:table-cell>
          <table:table-cell office:value-type="float" office:value="34523" table:style-name="ce6">
            <text:p>34,523<text:s/></text:p>
          </table:table-cell>
          <table:table-cell office:value-type="float" office:value="83245" table:style-name="ce6">
            <text:p>83,245<text:s/></text:p>
          </table:table-cell>
          <table:table-cell office:value-type="float" office:value="27117" table:style-name="ce6">
            <text:p>27,117<text:s/></text:p>
          </table:table-cell>
          <table:table-cell office:value-type="float" office:value="38146" table:style-name="ce6">
            <text:p>38,146<text:s/></text:p>
          </table:table-cell>
          <table:table-cell office:value-type="float" office:value="40310" table:style-name="ce6">
            <text:p>40,310<text:s/></text:p>
          </table:table-cell>
          <table:table-cell office:value-type="float" office:value="25577" table:style-name="ce6">
            <text:p>25,577<text:s/></text:p>
          </table:table-cell>
          <table:table-cell office:value-type="float" office:value="70120" table:style-name="ce6">
            <text:p>70,120<text:s/></text:p>
          </table:table-cell>
          <table:table-cell office:value-type="float" office:value="22964" table:style-name="ce6">
            <text:p>22,964<text:s/></text:p>
          </table:table-cell>
          <table:table-cell office:value-type="float" office:value="18972" table:style-name="ce6">
            <text:p>18,972<text:s/></text:p>
          </table:table-cell>
          <table:table-cell office:value-type="float" office:value="15954" table:style-name="ce6">
            <text:p>15,954<text:s/></text:p>
          </table:table-cell>
          <table:table-cell office:value-type="float" office:value="20501" table:style-name="ce6">
            <text:p>20,501<text:s/></text:p>
          </table:table-cell>
          <table:table-cell office:value-type="float" office:value="15381" table:style-name="ce6">
            <text:p>15,381<text:s/></text:p>
          </table:table-cell>
          <table:table-cell office:value-type="float" office:value="37710" table:style-name="ce6">
            <text:p>37,710<text:s/></text:p>
          </table:table-cell>
          <table:table-cell office:value-type="float" office:value="21282" table:style-name="ce6">
            <text:p>21,282<text:s/></text:p>
          </table:table-cell>
          <table:table-cell office:value-type="float" office:value="9314" table:style-name="ce6">
            <text:p>9,314<text:s/></text:p>
          </table:table-cell>
          <table:table-cell office:value-type="float" office:value="14927" table:style-name="ce6">
            <text:p>14,927<text:s/></text:p>
          </table:table-cell>
          <table:table-cell office:value-type="float" office:value="45035" table:style-name="ce6">
            <text:p>45,035<text:s/></text:p>
          </table:table-cell>
          <table:table-cell office:value-type="float" office:value="27030" table:style-name="ce6">
            <text:p>27,030<text:s/></text:p>
          </table:table-cell>
          <table:table-cell office:value-type="float" office:value="28056" table:style-name="ce6">
            <text:p>28,056<text:s/></text:p>
          </table:table-cell>
          <table:table-cell office:value-type="float" office:value="28504" table:style-name="ce6">
            <text:p>28,504<text:s/></text:p>
          </table:table-cell>
          <table:table-cell office:value-type="float" office:value="13587" table:style-name="ce6">
            <text:p>13,587<text:s/></text:p>
          </table:table-cell>
          <table:table-cell office:value-type="float" office:value="11679" table:style-name="ce6">
            <text:p>11,679<text:s/></text:p>
          </table:table-cell>
          <table:table-cell office:value-type="float" office:value="5714" table:style-name="ce6">
            <text:p>5,714<text:s/></text:p>
          </table:table-cell>
          <table:table-cell office:value-type="float" office:value="5549" table:style-name="ce6">
            <text:p>5,549<text:s/></text:p>
          </table:table-cell>
          <table:table-cell office:value-type="float" office:value="7097" table:style-name="ce6">
            <text:p>7,097<text:s/></text:p>
          </table:table-cell>
          <table:table-cell office:value-type="float" office:value="11215" table:style-name="ce6">
            <text:p>11,215<text:s/></text:p>
          </table:table-cell>
          <table:table-cell office:value-type="float" office:value="10364" table:style-name="ce6">
            <text:p>10,364<text:s/></text:p>
          </table:table-cell>
          <table:table-cell office:value-type="float" office:value="17008" table:style-name="ce6">
            <text:p>17,008<text:s/></text:p>
          </table:table-cell>
          <table:table-cell office:value-type="float" office:value="20219" table:style-name="ce6">
            <text:p>20,219<text:s/></text:p>
          </table:table-cell>
          <table:table-cell office:value-type="float" office:value="33295" table:style-name="ce6">
            <text:p>33,295<text:s/></text:p>
          </table:table-cell>
          <table:table-cell office:value-type="float" office:value="29575" table:style-name="ce6">
            <text:p>29,575<text:s/></text:p>
          </table:table-cell>
          <table:table-cell office:value-type="float" office:value="15973" table:style-name="ce6">
            <text:p>15,973<text:s/></text:p>
          </table:table-cell>
          <table:table-cell office:value-type="float" office:value="13555" table:style-name="ce6">
            <text:p>13,555<text:s/></text:p>
          </table:table-cell>
          <table:table-cell office:value-type="float" office:value="13558" table:style-name="ce6">
            <text:p>13,558<text:s/></text:p>
          </table:table-cell>
          <table:table-cell office:value-type="float" office:value="13929" table:style-name="ce6">
            <text:p>13,929<text:s/></text:p>
          </table:table-cell>
          <table:table-cell office:value-type="float" office:value="13044" table:style-name="ce6">
            <text:p>13,044<text:s/></text:p>
          </table:table-cell>
          <table:table-cell office:value-type="float" office:value="11855" table:style-name="ce6">
            <text:p>11,855<text:s/></text:p>
          </table:table-cell>
          <table:table-cell office:value-type="float" office:value="10949" table:style-name="ce6">
            <text:p>10,949<text:s/></text:p>
          </table:table-cell>
          <table:table-cell table:number-columns-repeated="16275"/>
        </table:table-row>
        <table:table-row table:style-name="ro2">
          <table:table-cell office:value-type="date" office:date-value="2019-04-20T00:00:00" table:style-name="ce5">
            <text:p>2019/4/20</text:p>
          </table:table-cell>
          <table:table-cell office:value-type="float" office:value="5277" table:style-name="ce6">
            <text:p>5,277<text:s/></text:p>
          </table:table-cell>
          <table:table-cell office:value-type="float" office:value="11754" table:style-name="ce6">
            <text:p>11,754<text:s/></text:p>
          </table:table-cell>
          <table:table-cell office:value-type="float" office:value="27120" table:style-name="ce6">
            <text:p>27,120<text:s/></text:p>
          </table:table-cell>
          <table:table-cell office:value-type="float" office:value="52796" table:style-name="ce6">
            <text:p>52,796<text:s/></text:p>
          </table:table-cell>
          <table:table-cell office:value-type="float" office:value="18933" table:style-name="ce6">
            <text:p>18,933<text:s/></text:p>
          </table:table-cell>
          <table:table-cell office:value-type="float" office:value="11868" table:style-name="ce6">
            <text:p>11,868<text:s/></text:p>
          </table:table-cell>
          <table:table-cell office:value-type="float" office:value="9623" table:style-name="ce6">
            <text:p>9,623<text:s/></text:p>
          </table:table-cell>
          <table:table-cell office:value-type="float" office:value="3976" table:style-name="ce6">
            <text:p>3,976<text:s/></text:p>
          </table:table-cell>
          <table:table-cell office:value-type="float" office:value="2408" table:style-name="ce6">
            <text:p>2,408<text:s/></text:p>
          </table:table-cell>
          <table:table-cell office:value-type="float" office:value="10390" table:style-name="ce6">
            <text:p>10,390<text:s/></text:p>
          </table:table-cell>
          <table:table-cell office:value-type="float" office:value="2213" table:style-name="ce6">
            <text:p>2,213<text:s/></text:p>
          </table:table-cell>
          <table:table-cell office:value-type="float" office:value="3356" table:style-name="ce6">
            <text:p>3,356<text:s/></text:p>
          </table:table-cell>
          <table:table-cell office:value-type="float" office:value="9726" table:style-name="ce6">
            <text:p>9,726<text:s/></text:p>
          </table:table-cell>
          <table:table-cell office:value-type="float" office:value="7995" table:style-name="ce6">
            <text:p>7,995<text:s/></text:p>
          </table:table-cell>
          <table:table-cell office:value-type="float" office:value="13151" table:style-name="ce6">
            <text:p>13,151<text:s/></text:p>
          </table:table-cell>
          <table:table-cell office:value-type="float" office:value="6291" table:style-name="ce6">
            <text:p>6,291<text:s/></text:p>
          </table:table-cell>
          <table:table-cell office:value-type="float" office:value="8071" table:style-name="ce6">
            <text:p>8,071<text:s/></text:p>
          </table:table-cell>
          <table:table-cell office:value-type="float" office:value="4592" table:style-name="ce6">
            <text:p>4,592<text:s/></text:p>
          </table:table-cell>
          <table:table-cell office:value-type="float" office:value="9205" table:style-name="ce6">
            <text:p>9,205<text:s/></text:p>
          </table:table-cell>
          <table:table-cell office:value-type="float" office:value="3501" table:style-name="ce6">
            <text:p>3,501<text:s/></text:p>
          </table:table-cell>
          <table:table-cell office:value-type="float" office:value="6839" table:style-name="ce6">
            <text:p>6,839<text:s/></text:p>
          </table:table-cell>
          <table:table-cell office:value-type="float" office:value="7283" table:style-name="ce6">
            <text:p>7,283<text:s/></text:p>
          </table:table-cell>
          <table:table-cell office:value-type="float" office:value="2551" table:style-name="ce6">
            <text:p>2,551<text:s/></text:p>
          </table:table-cell>
          <table:table-cell office:value-type="float" office:value="20962" table:style-name="ce6">
            <text:p>20,962<text:s/></text:p>
          </table:table-cell>
          <table:table-cell office:value-type="float" office:value="2251" table:style-name="ce6">
            <text:p>2,251<text:s/></text:p>
          </table:table-cell>
          <table:table-cell office:value-type="float" office:value="18249" table:style-name="ce6">
            <text:p>18,249<text:s/></text:p>
          </table:table-cell>
          <table:table-cell office:value-type="float" office:value="10550" table:style-name="ce6">
            <text:p>10,550<text:s/></text:p>
          </table:table-cell>
          <table:table-cell office:value-type="float" office:value="15612" table:style-name="ce6">
            <text:p>15,612<text:s/></text:p>
          </table:table-cell>
          <table:table-cell office:value-type="float" office:value="18024" table:style-name="ce6">
            <text:p>18,024<text:s/></text:p>
          </table:table-cell>
          <table:table-cell office:value-type="float" office:value="18485" table:style-name="ce6">
            <text:p>18,485<text:s/></text:p>
          </table:table-cell>
          <table:table-cell office:value-type="float" office:value="9860" table:style-name="ce6">
            <text:p>9,860<text:s/></text:p>
          </table:table-cell>
          <table:table-cell office:value-type="float" office:value="37271" table:style-name="ce6">
            <text:p>37,271<text:s/></text:p>
          </table:table-cell>
          <table:table-cell office:value-type="float" office:value="21149" table:style-name="ce6">
            <text:p>21,149<text:s/></text:p>
          </table:table-cell>
          <table:table-cell office:value-type="float" office:value="31960" table:style-name="ce6">
            <text:p>31,960<text:s/></text:p>
          </table:table-cell>
          <table:table-cell office:value-type="float" office:value="28886" table:style-name="ce6">
            <text:p>28,886<text:s/></text:p>
          </table:table-cell>
          <table:table-cell office:value-type="float" office:value="6493" table:style-name="ce6">
            <text:p>6,493<text:s/></text:p>
          </table:table-cell>
          <table:table-cell office:value-type="float" office:value="35292" table:style-name="ce6">
            <text:p>35,292<text:s/></text:p>
          </table:table-cell>
          <table:table-cell office:value-type="float" office:value="24778" table:style-name="ce6">
            <text:p>24,778<text:s/></text:p>
          </table:table-cell>
          <table:table-cell office:value-type="float" office:value="23812" table:style-name="ce6">
            <text:p>23,812<text:s/></text:p>
          </table:table-cell>
          <table:table-cell office:value-type="float" office:value="20295" table:style-name="ce6">
            <text:p>20,295<text:s/></text:p>
          </table:table-cell>
          <table:table-cell office:value-type="float" office:value="16364" table:style-name="ce6">
            <text:p>16,364<text:s/></text:p>
          </table:table-cell>
          <table:table-cell office:value-type="float" office:value="176445" table:style-name="ce6">
            <text:p>176,445<text:s/></text:p>
          </table:table-cell>
          <table:table-cell office:value-type="float" office:value="49846" table:style-name="ce6">
            <text:p>49,846<text:s/></text:p>
          </table:table-cell>
          <table:table-cell office:value-type="float" office:value="21681" table:style-name="ce6">
            <text:p>21,681<text:s/></text:p>
          </table:table-cell>
          <table:table-cell office:value-type="float" office:value="21182" table:style-name="ce6">
            <text:p>21,182<text:s/></text:p>
          </table:table-cell>
          <table:table-cell office:value-type="float" office:value="33640" table:style-name="ce6">
            <text:p>33,640<text:s/></text:p>
          </table:table-cell>
          <table:table-cell office:value-type="float" office:value="39772" table:style-name="ce6">
            <text:p>39,772<text:s/></text:p>
          </table:table-cell>
          <table:table-cell office:value-type="float" office:value="31165" table:style-name="ce6">
            <text:p>31,165<text:s/></text:p>
          </table:table-cell>
          <table:table-cell office:value-type="float" office:value="24650" table:style-name="ce6">
            <text:p>24,650<text:s/></text:p>
          </table:table-cell>
          <table:table-cell office:value-type="float" office:value="10517" table:style-name="ce6">
            <text:p>10,517<text:s/></text:p>
          </table:table-cell>
          <table:table-cell office:value-type="float" office:value="27229" table:style-name="ce6">
            <text:p>27,229<text:s/></text:p>
          </table:table-cell>
          <table:table-cell office:value-type="float" office:value="7055" table:style-name="ce6">
            <text:p>7,055<text:s/></text:p>
          </table:table-cell>
          <table:table-cell office:value-type="float" office:value="7932" table:style-name="ce6">
            <text:p>7,932<text:s/></text:p>
          </table:table-cell>
          <table:table-cell office:value-type="float" office:value="18460" table:style-name="ce6">
            <text:p>18,460<text:s/></text:p>
          </table:table-cell>
          <table:table-cell office:value-type="float" office:value="7715" table:style-name="ce6">
            <text:p>7,715<text:s/></text:p>
          </table:table-cell>
          <table:table-cell office:value-type="float" office:value="3605" table:style-name="ce6">
            <text:p>3,605<text:s/></text:p>
          </table:table-cell>
          <table:table-cell office:value-type="float" office:value="2070" table:style-name="ce6">
            <text:p>2,070<text:s/></text:p>
          </table:table-cell>
          <table:table-cell office:value-type="float" office:value="9431" table:style-name="ce6">
            <text:p>9,431<text:s/></text:p>
          </table:table-cell>
          <table:table-cell office:value-type="float" office:value="9189" table:style-name="ce6">
            <text:p>9,189<text:s/></text:p>
          </table:table-cell>
          <table:table-cell office:value-type="float" office:value="9438" table:style-name="ce6">
            <text:p>9,438<text:s/></text:p>
          </table:table-cell>
          <table:table-cell office:value-type="float" office:value="45429" table:style-name="ce6">
            <text:p>45,429<text:s/></text:p>
          </table:table-cell>
          <table:table-cell office:value-type="float" office:value="6999" table:style-name="ce6">
            <text:p>6,999<text:s/></text:p>
          </table:table-cell>
          <table:table-cell office:value-type="float" office:value="13110" table:style-name="ce6">
            <text:p>13,110<text:s/></text:p>
          </table:table-cell>
          <table:table-cell office:value-type="float" office:value="7079" table:style-name="ce6">
            <text:p>7,079<text:s/></text:p>
          </table:table-cell>
          <table:table-cell office:value-type="float" office:value="21400" table:style-name="ce6">
            <text:p>21,400<text:s/></text:p>
          </table:table-cell>
          <table:table-cell office:value-type="float" office:value="20081" table:style-name="ce6">
            <text:p>20,081<text:s/></text:p>
          </table:table-cell>
          <table:table-cell office:value-type="float" office:value="33259" table:style-name="ce6">
            <text:p>33,259<text:s/></text:p>
          </table:table-cell>
          <table:table-cell office:value-type="float" office:value="41870" table:style-name="ce6">
            <text:p>41,870<text:s/></text:p>
          </table:table-cell>
          <table:table-cell office:value-type="float" office:value="37438" table:style-name="ce6">
            <text:p>37,438<text:s/></text:p>
          </table:table-cell>
          <table:table-cell office:value-type="float" office:value="23782" table:style-name="ce6">
            <text:p>23,782<text:s/></text:p>
          </table:table-cell>
          <table:table-cell office:value-type="float" office:value="33841" table:style-name="ce6">
            <text:p>33,841<text:s/></text:p>
          </table:table-cell>
          <table:table-cell office:value-type="float" office:value="93504" table:style-name="ce6">
            <text:p>93,504<text:s/></text:p>
          </table:table-cell>
          <table:table-cell office:value-type="float" office:value="18745" table:style-name="ce6">
            <text:p>18,745<text:s/></text:p>
          </table:table-cell>
          <table:table-cell office:value-type="float" office:value="34571" table:style-name="ce6">
            <text:p>34,571<text:s/></text:p>
          </table:table-cell>
          <table:table-cell office:value-type="float" office:value="35531" table:style-name="ce6">
            <text:p>35,531<text:s/></text:p>
          </table:table-cell>
          <table:table-cell office:value-type="float" office:value="20533" table:style-name="ce6">
            <text:p>20,533<text:s/></text:p>
          </table:table-cell>
          <table:table-cell office:value-type="float" office:value="59869" table:style-name="ce6">
            <text:p>59,869<text:s/></text:p>
          </table:table-cell>
          <table:table-cell office:value-type="float" office:value="16704" table:style-name="ce6">
            <text:p>16,704<text:s/></text:p>
          </table:table-cell>
          <table:table-cell office:value-type="float" office:value="16617" table:style-name="ce6">
            <text:p>16,617<text:s/></text:p>
          </table:table-cell>
          <table:table-cell office:value-type="float" office:value="10032" table:style-name="ce6">
            <text:p>10,032<text:s/></text:p>
          </table:table-cell>
          <table:table-cell office:value-type="float" office:value="14916" table:style-name="ce6">
            <text:p>14,916<text:s/></text:p>
          </table:table-cell>
          <table:table-cell office:value-type="float" office:value="11024" table:style-name="ce6">
            <text:p>11,024<text:s/></text:p>
          </table:table-cell>
          <table:table-cell office:value-type="float" office:value="35668" table:style-name="ce6">
            <text:p>35,668<text:s/></text:p>
          </table:table-cell>
          <table:table-cell office:value-type="float" office:value="15612" table:style-name="ce6">
            <text:p>15,612<text:s/></text:p>
          </table:table-cell>
          <table:table-cell office:value-type="float" office:value="11582" table:style-name="ce6">
            <text:p>11,582<text:s/></text:p>
          </table:table-cell>
          <table:table-cell office:value-type="float" office:value="12706" table:style-name="ce6">
            <text:p>12,706<text:s/></text:p>
          </table:table-cell>
          <table:table-cell office:value-type="float" office:value="22720" table:style-name="ce6">
            <text:p>22,720<text:s/></text:p>
          </table:table-cell>
          <table:table-cell office:value-type="float" office:value="21608" table:style-name="ce6">
            <text:p>21,608<text:s/></text:p>
          </table:table-cell>
          <table:table-cell office:value-type="float" office:value="18274" table:style-name="ce6">
            <text:p>18,274<text:s/></text:p>
          </table:table-cell>
          <table:table-cell office:value-type="float" office:value="23695" table:style-name="ce6">
            <text:p>23,695<text:s/></text:p>
          </table:table-cell>
          <table:table-cell office:value-type="float" office:value="9335" table:style-name="ce6">
            <text:p>9,335<text:s/></text:p>
          </table:table-cell>
          <table:table-cell office:value-type="float" office:value="9402" table:style-name="ce6">
            <text:p>9,402<text:s/></text:p>
          </table:table-cell>
          <table:table-cell office:value-type="float" office:value="4417" table:style-name="ce6">
            <text:p>4,417<text:s/></text:p>
          </table:table-cell>
          <table:table-cell office:value-type="float" office:value="2655" table:style-name="ce6">
            <text:p>2,655<text:s/></text:p>
          </table:table-cell>
          <table:table-cell office:value-type="float" office:value="6506" table:style-name="ce6">
            <text:p>6,506<text:s/></text:p>
          </table:table-cell>
          <table:table-cell office:value-type="float" office:value="10302" table:style-name="ce6">
            <text:p>10,302<text:s/></text:p>
          </table:table-cell>
          <table:table-cell office:value-type="float" office:value="10320" table:style-name="ce6">
            <text:p>10,320<text:s/></text:p>
          </table:table-cell>
          <table:table-cell office:value-type="float" office:value="14473" table:style-name="ce6">
            <text:p>14,473<text:s/></text:p>
          </table:table-cell>
          <table:table-cell office:value-type="float" office:value="14933" table:style-name="ce6">
            <text:p>14,933<text:s/></text:p>
          </table:table-cell>
          <table:table-cell office:value-type="float" office:value="24180" table:style-name="ce6">
            <text:p>24,180<text:s/></text:p>
          </table:table-cell>
          <table:table-cell office:value-type="float" office:value="27380" table:style-name="ce6">
            <text:p>27,380<text:s/></text:p>
          </table:table-cell>
          <table:table-cell office:value-type="float" office:value="12937" table:style-name="ce6">
            <text:p>12,937<text:s/></text:p>
          </table:table-cell>
          <table:table-cell office:value-type="float" office:value="11176" table:style-name="ce6">
            <text:p>11,176<text:s/></text:p>
          </table:table-cell>
          <table:table-cell office:value-type="float" office:value="11506" table:style-name="ce6">
            <text:p>11,506<text:s/></text:p>
          </table:table-cell>
          <table:table-cell office:value-type="float" office:value="10709" table:style-name="ce6">
            <text:p>10,709<text:s/></text:p>
          </table:table-cell>
          <table:table-cell office:value-type="float" office:value="11056" table:style-name="ce6">
            <text:p>11,056<text:s/></text:p>
          </table:table-cell>
          <table:table-cell office:value-type="float" office:value="9137" table:style-name="ce6">
            <text:p>9,137<text:s/></text:p>
          </table:table-cell>
          <table:table-cell office:value-type="float" office:value="9001" table:style-name="ce6">
            <text:p>9,001<text:s/></text:p>
          </table:table-cell>
          <table:table-cell table:number-columns-repeated="16275"/>
        </table:table-row>
        <table:table-row table:style-name="ro2">
          <table:table-cell office:value-type="date" office:date-value="2019-04-21T00:00:00" table:style-name="ce5">
            <text:p>2019/4/21</text:p>
          </table:table-cell>
          <table:table-cell office:value-type="float" office:value="5359" table:style-name="ce6">
            <text:p>5,359<text:s/></text:p>
          </table:table-cell>
          <table:table-cell office:value-type="float" office:value="8643" table:style-name="ce6">
            <text:p>8,643<text:s/></text:p>
          </table:table-cell>
          <table:table-cell office:value-type="float" office:value="20721" table:style-name="ce6">
            <text:p>20,721<text:s/></text:p>
          </table:table-cell>
          <table:table-cell office:value-type="float" office:value="43548" table:style-name="ce6">
            <text:p>43,548<text:s/></text:p>
          </table:table-cell>
          <table:table-cell office:value-type="float" office:value="14792" table:style-name="ce6">
            <text:p>14,792<text:s/></text:p>
          </table:table-cell>
          <table:table-cell office:value-type="float" office:value="10293" table:style-name="ce6">
            <text:p>10,293<text:s/></text:p>
          </table:table-cell>
          <table:table-cell office:value-type="float" office:value="7482" table:style-name="ce6">
            <text:p>7,482<text:s/></text:p>
          </table:table-cell>
          <table:table-cell office:value-type="float" office:value="3496" table:style-name="ce6">
            <text:p>3,496<text:s/></text:p>
          </table:table-cell>
          <table:table-cell office:value-type="float" office:value="2171" table:style-name="ce6">
            <text:p>2,171<text:s/></text:p>
          </table:table-cell>
          <table:table-cell office:value-type="float" office:value="7651" table:style-name="ce6">
            <text:p>7,651<text:s/></text:p>
          </table:table-cell>
          <table:table-cell office:value-type="float" office:value="1779" table:style-name="ce6">
            <text:p>1,779<text:s/></text:p>
          </table:table-cell>
          <table:table-cell office:value-type="float" office:value="2824" table:style-name="ce6">
            <text:p>2,824<text:s/></text:p>
          </table:table-cell>
          <table:table-cell office:value-type="float" office:value="8668" table:style-name="ce6">
            <text:p>8,668<text:s/></text:p>
          </table:table-cell>
          <table:table-cell office:value-type="float" office:value="6099" table:style-name="ce6">
            <text:p>6,099<text:s/></text:p>
          </table:table-cell>
          <table:table-cell office:value-type="float" office:value="11558" table:style-name="ce6">
            <text:p>11,558<text:s/></text:p>
          </table:table-cell>
          <table:table-cell office:value-type="float" office:value="5113" table:style-name="ce6">
            <text:p>5,113<text:s/></text:p>
          </table:table-cell>
          <table:table-cell office:value-type="float" office:value="7214" table:style-name="ce6">
            <text:p>7,214<text:s/></text:p>
          </table:table-cell>
          <table:table-cell office:value-type="float" office:value="4265" table:style-name="ce6">
            <text:p>4,265<text:s/></text:p>
          </table:table-cell>
          <table:table-cell office:value-type="float" office:value="7360" table:style-name="ce6">
            <text:p>7,360<text:s/></text:p>
          </table:table-cell>
          <table:table-cell office:value-type="float" office:value="3225" table:style-name="ce6">
            <text:p>3,225<text:s/></text:p>
          </table:table-cell>
          <table:table-cell office:value-type="float" office:value="5230" table:style-name="ce6">
            <text:p>5,230<text:s/></text:p>
          </table:table-cell>
          <table:table-cell office:value-type="float" office:value="5623" table:style-name="ce6">
            <text:p>5,623<text:s/></text:p>
          </table:table-cell>
          <table:table-cell office:value-type="float" office:value="2332" table:style-name="ce6">
            <text:p>2,332<text:s/></text:p>
          </table:table-cell>
          <table:table-cell office:value-type="float" office:value="17390" table:style-name="ce6">
            <text:p>17,390<text:s/></text:p>
          </table:table-cell>
          <table:table-cell office:value-type="float" office:value="2117" table:style-name="ce6">
            <text:p>2,117<text:s/></text:p>
          </table:table-cell>
          <table:table-cell office:value-type="float" office:value="15204" table:style-name="ce6">
            <text:p>15,204<text:s/></text:p>
          </table:table-cell>
          <table:table-cell office:value-type="float" office:value="9122" table:style-name="ce6">
            <text:p>9,122<text:s/></text:p>
          </table:table-cell>
          <table:table-cell office:value-type="float" office:value="13008" table:style-name="ce6">
            <text:p>13,008<text:s/></text:p>
          </table:table-cell>
          <table:table-cell office:value-type="float" office:value="14811" table:style-name="ce6">
            <text:p>14,811<text:s/></text:p>
          </table:table-cell>
          <table:table-cell office:value-type="float" office:value="15081" table:style-name="ce6">
            <text:p>15,081<text:s/></text:p>
          </table:table-cell>
          <table:table-cell office:value-type="float" office:value="8298" table:style-name="ce6">
            <text:p>8,298<text:s/></text:p>
          </table:table-cell>
          <table:table-cell office:value-type="float" office:value="29915" table:style-name="ce6">
            <text:p>29,915<text:s/></text:p>
          </table:table-cell>
          <table:table-cell office:value-type="float" office:value="16266" table:style-name="ce6">
            <text:p>16,266<text:s/></text:p>
          </table:table-cell>
          <table:table-cell office:value-type="float" office:value="23902" table:style-name="ce6">
            <text:p>23,902<text:s/></text:p>
          </table:table-cell>
          <table:table-cell office:value-type="float" office:value="25470" table:style-name="ce6">
            <text:p>25,470<text:s/></text:p>
          </table:table-cell>
          <table:table-cell office:value-type="float" office:value="5274" table:style-name="ce6">
            <text:p>5,274<text:s/></text:p>
          </table:table-cell>
          <table:table-cell office:value-type="float" office:value="28470" table:style-name="ce6">
            <text:p>28,470<text:s/></text:p>
          </table:table-cell>
          <table:table-cell office:value-type="float" office:value="20530" table:style-name="ce6">
            <text:p>20,530<text:s/></text:p>
          </table:table-cell>
          <table:table-cell office:value-type="float" office:value="18676" table:style-name="ce6">
            <text:p>18,676<text:s/></text:p>
          </table:table-cell>
          <table:table-cell office:value-type="float" office:value="17249" table:style-name="ce6">
            <text:p>17,249<text:s/></text:p>
          </table:table-cell>
          <table:table-cell office:value-type="float" office:value="12642" table:style-name="ce6">
            <text:p>12,642<text:s/></text:p>
          </table:table-cell>
          <table:table-cell office:value-type="float" office:value="172447" table:style-name="ce6">
            <text:p>172,447<text:s/></text:p>
          </table:table-cell>
          <table:table-cell office:value-type="float" office:value="40248" table:style-name="ce6">
            <text:p>40,248<text:s/></text:p>
          </table:table-cell>
          <table:table-cell office:value-type="float" office:value="15642" table:style-name="ce6">
            <text:p>15,642<text:s/></text:p>
          </table:table-cell>
          <table:table-cell office:value-type="float" office:value="20501" table:style-name="ce6">
            <text:p>20,501<text:s/></text:p>
          </table:table-cell>
          <table:table-cell office:value-type="float" office:value="28351" table:style-name="ce6">
            <text:p>28,351<text:s/></text:p>
          </table:table-cell>
          <table:table-cell office:value-type="float" office:value="32789" table:style-name="ce6">
            <text:p>32,789<text:s/></text:p>
          </table:table-cell>
          <table:table-cell office:value-type="float" office:value="25620" table:style-name="ce6">
            <text:p>25,620<text:s/></text:p>
          </table:table-cell>
          <table:table-cell office:value-type="float" office:value="22903" table:style-name="ce6">
            <text:p>22,903<text:s/></text:p>
          </table:table-cell>
          <table:table-cell office:value-type="float" office:value="8096" table:style-name="ce6">
            <text:p>8,096<text:s/></text:p>
          </table:table-cell>
          <table:table-cell office:value-type="float" office:value="21590" table:style-name="ce6">
            <text:p>21,590<text:s/></text:p>
          </table:table-cell>
          <table:table-cell office:value-type="float" office:value="5758" table:style-name="ce6">
            <text:p>5,758<text:s/></text:p>
          </table:table-cell>
          <table:table-cell office:value-type="float" office:value="6678" table:style-name="ce6">
            <text:p>6,678<text:s/></text:p>
          </table:table-cell>
          <table:table-cell office:value-type="float" office:value="15368" table:style-name="ce6">
            <text:p>15,368<text:s/></text:p>
          </table:table-cell>
          <table:table-cell office:value-type="float" office:value="6722" table:style-name="ce6">
            <text:p>6,722<text:s/></text:p>
          </table:table-cell>
          <table:table-cell office:value-type="float" office:value="2949" table:style-name="ce6">
            <text:p>2,949<text:s/></text:p>
          </table:table-cell>
          <table:table-cell office:value-type="float" office:value="1767" table:style-name="ce6">
            <text:p>1,767<text:s/></text:p>
          </table:table-cell>
          <table:table-cell office:value-type="float" office:value="7872" table:style-name="ce6">
            <text:p>7,872<text:s/></text:p>
          </table:table-cell>
          <table:table-cell office:value-type="float" office:value="7759" table:style-name="ce6">
            <text:p>7,759<text:s/></text:p>
          </table:table-cell>
          <table:table-cell office:value-type="float" office:value="9674" table:style-name="ce6">
            <text:p>9,674<text:s/></text:p>
          </table:table-cell>
          <table:table-cell office:value-type="float" office:value="42439" table:style-name="ce6">
            <text:p>42,439<text:s/></text:p>
          </table:table-cell>
          <table:table-cell office:value-type="float" office:value="6387" table:style-name="ce6">
            <text:p>6,387<text:s/></text:p>
          </table:table-cell>
          <table:table-cell office:value-type="float" office:value="12335" table:style-name="ce6">
            <text:p>12,335<text:s/></text:p>
          </table:table-cell>
          <table:table-cell office:value-type="float" office:value="5797" table:style-name="ce6">
            <text:p>5,797<text:s/></text:p>
          </table:table-cell>
          <table:table-cell office:value-type="float" office:value="16521" table:style-name="ce6">
            <text:p>16,521<text:s/></text:p>
          </table:table-cell>
          <table:table-cell office:value-type="float" office:value="15473" table:style-name="ce6">
            <text:p>15,473<text:s/></text:p>
          </table:table-cell>
          <table:table-cell office:value-type="float" office:value="27876" table:style-name="ce6">
            <text:p>27,876<text:s/></text:p>
          </table:table-cell>
          <table:table-cell office:value-type="float" office:value="38280" table:style-name="ce6">
            <text:p>38,280<text:s/></text:p>
          </table:table-cell>
          <table:table-cell office:value-type="float" office:value="30581" table:style-name="ce6">
            <text:p>30,581<text:s/></text:p>
          </table:table-cell>
          <table:table-cell office:value-type="float" office:value="19782" table:style-name="ce6">
            <text:p>19,782<text:s/></text:p>
          </table:table-cell>
          <table:table-cell office:value-type="float" office:value="28683" table:style-name="ce6">
            <text:p>28,683<text:s/></text:p>
          </table:table-cell>
          <table:table-cell office:value-type="float" office:value="77426" table:style-name="ce6">
            <text:p>77,426<text:s/></text:p>
          </table:table-cell>
          <table:table-cell office:value-type="float" office:value="14155" table:style-name="ce6">
            <text:p>14,155<text:s/></text:p>
          </table:table-cell>
          <table:table-cell office:value-type="float" office:value="27646" table:style-name="ce6">
            <text:p>27,646<text:s/></text:p>
          </table:table-cell>
          <table:table-cell office:value-type="float" office:value="26813" table:style-name="ce6">
            <text:p>26,813<text:s/></text:p>
          </table:table-cell>
          <table:table-cell office:value-type="float" office:value="16118" table:style-name="ce6">
            <text:p>16,118<text:s/></text:p>
          </table:table-cell>
          <table:table-cell office:value-type="float" office:value="49392" table:style-name="ce6">
            <text:p>49,392<text:s/></text:p>
          </table:table-cell>
          <table:table-cell office:value-type="float" office:value="13907" table:style-name="ce6">
            <text:p>13,907<text:s/></text:p>
          </table:table-cell>
          <table:table-cell office:value-type="float" office:value="13587" table:style-name="ce6">
            <text:p>13,587<text:s/></text:p>
          </table:table-cell>
          <table:table-cell office:value-type="float" office:value="8142" table:style-name="ce6">
            <text:p>8,142<text:s/></text:p>
          </table:table-cell>
          <table:table-cell office:value-type="float" office:value="14082" table:style-name="ce6">
            <text:p>14,082<text:s/></text:p>
          </table:table-cell>
          <table:table-cell office:value-type="float" office:value="9960" table:style-name="ce6">
            <text:p>9,960<text:s/></text:p>
          </table:table-cell>
          <table:table-cell office:value-type="float" office:value="30935" table:style-name="ce6">
            <text:p>30,935<text:s/></text:p>
          </table:table-cell>
          <table:table-cell office:value-type="float" office:value="11924" table:style-name="ce6">
            <text:p>11,924<text:s/></text:p>
          </table:table-cell>
          <table:table-cell office:value-type="float" office:value="12175" table:style-name="ce6">
            <text:p>12,175<text:s/></text:p>
          </table:table-cell>
          <table:table-cell office:value-type="float" office:value="10700" table:style-name="ce6">
            <text:p>10,700<text:s/></text:p>
          </table:table-cell>
          <table:table-cell office:value-type="float" office:value="17013" table:style-name="ce6">
            <text:p>17,013<text:s/></text:p>
          </table:table-cell>
          <table:table-cell office:value-type="float" office:value="15118" table:style-name="ce6">
            <text:p>15,118<text:s/></text:p>
          </table:table-cell>
          <table:table-cell office:value-type="float" office:value="15005" table:style-name="ce6">
            <text:p>15,005<text:s/></text:p>
          </table:table-cell>
          <table:table-cell office:value-type="float" office:value="19356" table:style-name="ce6">
            <text:p>19,356<text:s/></text:p>
          </table:table-cell>
          <table:table-cell office:value-type="float" office:value="7043" table:style-name="ce6">
            <text:p>7,043<text:s/></text:p>
          </table:table-cell>
          <table:table-cell office:value-type="float" office:value="7827" table:style-name="ce6">
            <text:p>7,827<text:s/></text:p>
          </table:table-cell>
          <table:table-cell office:value-type="float" office:value="3847" table:style-name="ce6">
            <text:p>3,847<text:s/></text:p>
          </table:table-cell>
          <table:table-cell office:value-type="float" office:value="2297" table:style-name="ce6">
            <text:p>2,297<text:s/></text:p>
          </table:table-cell>
          <table:table-cell office:value-type="float" office:value="5480" table:style-name="ce6">
            <text:p>5,480<text:s/></text:p>
          </table:table-cell>
          <table:table-cell office:value-type="float" office:value="7967" table:style-name="ce6">
            <text:p>7,967<text:s/></text:p>
          </table:table-cell>
          <table:table-cell office:value-type="float" office:value="8400" table:style-name="ce6">
            <text:p>8,400<text:s/></text:p>
          </table:table-cell>
          <table:table-cell office:value-type="float" office:value="12798" table:style-name="ce6">
            <text:p>12,798<text:s/></text:p>
          </table:table-cell>
          <table:table-cell office:value-type="float" office:value="12558" table:style-name="ce6">
            <text:p>12,558<text:s/></text:p>
          </table:table-cell>
          <table:table-cell office:value-type="float" office:value="18721" table:style-name="ce6">
            <text:p>18,721<text:s/></text:p>
          </table:table-cell>
          <table:table-cell office:value-type="float" office:value="22156" table:style-name="ce6">
            <text:p>22,156<text:s/></text:p>
          </table:table-cell>
          <table:table-cell office:value-type="float" office:value="10633" table:style-name="ce6">
            <text:p>10,633<text:s/></text:p>
          </table:table-cell>
          <table:table-cell office:value-type="float" office:value="9483" table:style-name="ce6">
            <text:p>9,483<text:s/></text:p>
          </table:table-cell>
          <table:table-cell office:value-type="float" office:value="9291" table:style-name="ce6">
            <text:p>9,291<text:s/></text:p>
          </table:table-cell>
          <table:table-cell office:value-type="float" office:value="9078" table:style-name="ce6">
            <text:p>9,078<text:s/></text:p>
          </table:table-cell>
          <table:table-cell office:value-type="float" office:value="9511" table:style-name="ce6">
            <text:p>9,511<text:s/></text:p>
          </table:table-cell>
          <table:table-cell office:value-type="float" office:value="7595" table:style-name="ce6">
            <text:p>7,595<text:s/></text:p>
          </table:table-cell>
          <table:table-cell office:value-type="float" office:value="7343" table:style-name="ce6">
            <text:p>7,343<text:s/></text:p>
          </table:table-cell>
          <table:table-cell table:number-columns-repeated="16275"/>
        </table:table-row>
        <table:table-row table:style-name="ro2">
          <table:table-cell office:value-type="date" office:date-value="2019-04-22T00:00:00" table:style-name="ce5">
            <text:p>2019/4/22</text:p>
          </table:table-cell>
          <table:table-cell office:value-type="float" office:value="5881" table:style-name="ce6">
            <text:p>5,881<text:s/></text:p>
          </table:table-cell>
          <table:table-cell office:value-type="float" office:value="15895" table:style-name="ce6">
            <text:p>15,895<text:s/></text:p>
          </table:table-cell>
          <table:table-cell office:value-type="float" office:value="42321" table:style-name="ce6">
            <text:p>42,321<text:s/></text:p>
          </table:table-cell>
          <table:table-cell office:value-type="float" office:value="43291" table:style-name="ce6">
            <text:p>43,291<text:s/></text:p>
          </table:table-cell>
          <table:table-cell office:value-type="float" office:value="28707" table:style-name="ce6">
            <text:p>28,707<text:s/></text:p>
          </table:table-cell>
          <table:table-cell office:value-type="float" office:value="16249" table:style-name="ce6">
            <text:p>16,249<text:s/></text:p>
          </table:table-cell>
          <table:table-cell office:value-type="float" office:value="12356" table:style-name="ce6">
            <text:p>12,356<text:s/></text:p>
          </table:table-cell>
          <table:table-cell office:value-type="float" office:value="4289" table:style-name="ce6">
            <text:p>4,289<text:s/></text:p>
          </table:table-cell>
          <table:table-cell office:value-type="float" office:value="3416" table:style-name="ce6">
            <text:p>3,416<text:s/></text:p>
          </table:table-cell>
          <table:table-cell office:value-type="float" office:value="14729" table:style-name="ce6">
            <text:p>14,729<text:s/></text:p>
          </table:table-cell>
          <table:table-cell office:value-type="float" office:value="2713" table:style-name="ce6">
            <text:p>2,713<text:s/></text:p>
          </table:table-cell>
          <table:table-cell office:value-type="float" office:value="4512" table:style-name="ce6">
            <text:p>4,512<text:s/></text:p>
          </table:table-cell>
          <table:table-cell office:value-type="float" office:value="6280" table:style-name="ce6">
            <text:p>6,280<text:s/></text:p>
          </table:table-cell>
          <table:table-cell office:value-type="float" office:value="10341" table:style-name="ce6">
            <text:p>10,341<text:s/></text:p>
          </table:table-cell>
          <table:table-cell office:value-type="float" office:value="10580" table:style-name="ce6">
            <text:p>10,580<text:s/></text:p>
          </table:table-cell>
          <table:table-cell office:value-type="float" office:value="18898" table:style-name="ce6">
            <text:p>18,898<text:s/></text:p>
          </table:table-cell>
          <table:table-cell office:value-type="float" office:value="18276" table:style-name="ce6">
            <text:p>18,276<text:s/></text:p>
          </table:table-cell>
          <table:table-cell office:value-type="float" office:value="5867" table:style-name="ce6">
            <text:p>5,867<text:s/></text:p>
          </table:table-cell>
          <table:table-cell office:value-type="float" office:value="8920" table:style-name="ce6">
            <text:p>8,920<text:s/></text:p>
          </table:table-cell>
          <table:table-cell office:value-type="float" office:value="3339" table:style-name="ce6">
            <text:p>3,339<text:s/></text:p>
          </table:table-cell>
          <table:table-cell office:value-type="float" office:value="8849" table:style-name="ce6">
            <text:p>8,849<text:s/></text:p>
          </table:table-cell>
          <table:table-cell office:value-type="float" office:value="8490" table:style-name="ce6">
            <text:p>8,490<text:s/></text:p>
          </table:table-cell>
          <table:table-cell office:value-type="float" office:value="6225" table:style-name="ce6">
            <text:p>6,225<text:s/></text:p>
          </table:table-cell>
          <table:table-cell office:value-type="float" office:value="30013" table:style-name="ce6">
            <text:p>30,013<text:s/></text:p>
          </table:table-cell>
          <table:table-cell office:value-type="float" office:value="2409" table:style-name="ce6">
            <text:p>2,409<text:s/></text:p>
          </table:table-cell>
          <table:table-cell office:value-type="float" office:value="13273" table:style-name="ce6">
            <text:p>13,273<text:s/></text:p>
          </table:table-cell>
          <table:table-cell office:value-type="float" office:value="11251" table:style-name="ce6">
            <text:p>11,251<text:s/></text:p>
          </table:table-cell>
          <table:table-cell office:value-type="float" office:value="17320" table:style-name="ce6">
            <text:p>17,320<text:s/></text:p>
          </table:table-cell>
          <table:table-cell office:value-type="float" office:value="22068" table:style-name="ce6">
            <text:p>22,068<text:s/></text:p>
          </table:table-cell>
          <table:table-cell office:value-type="float" office:value="17028" table:style-name="ce6">
            <text:p>17,028<text:s/></text:p>
          </table:table-cell>
          <table:table-cell office:value-type="float" office:value="10315" table:style-name="ce6">
            <text:p>10,315<text:s/></text:p>
          </table:table-cell>
          <table:table-cell office:value-type="float" office:value="27324" table:style-name="ce6">
            <text:p>27,324<text:s/></text:p>
          </table:table-cell>
          <table:table-cell office:value-type="float" office:value="17977" table:style-name="ce6">
            <text:p>17,977<text:s/></text:p>
          </table:table-cell>
          <table:table-cell office:value-type="float" office:value="34211" table:style-name="ce6">
            <text:p>34,211<text:s/></text:p>
          </table:table-cell>
          <table:table-cell office:value-type="float" office:value="28109" table:style-name="ce6">
            <text:p>28,109<text:s/></text:p>
          </table:table-cell>
          <table:table-cell office:value-type="float" office:value="12211" table:style-name="ce6">
            <text:p>12,211<text:s/></text:p>
          </table:table-cell>
          <table:table-cell office:value-type="float" office:value="35964" table:style-name="ce6">
            <text:p>35,964<text:s/></text:p>
          </table:table-cell>
          <table:table-cell office:value-type="float" office:value="26697" table:style-name="ce6">
            <text:p>26,697<text:s/></text:p>
          </table:table-cell>
          <table:table-cell office:value-type="float" office:value="26424" table:style-name="ce6">
            <text:p>26,424<text:s/></text:p>
          </table:table-cell>
          <table:table-cell office:value-type="float" office:value="22431" table:style-name="ce6">
            <text:p>22,431<text:s/></text:p>
          </table:table-cell>
          <table:table-cell office:value-type="float" office:value="26157" table:style-name="ce6">
            <text:p>26,157<text:s/></text:p>
          </table:table-cell>
          <table:table-cell office:value-type="float" office:value="145136" table:style-name="ce6">
            <text:p>145,136<text:s/></text:p>
          </table:table-cell>
          <table:table-cell office:value-type="float" office:value="37755" table:style-name="ce6">
            <text:p>37,755<text:s/></text:p>
          </table:table-cell>
          <table:table-cell office:value-type="float" office:value="23464" table:style-name="ce6">
            <text:p>23,464<text:s/></text:p>
          </table:table-cell>
          <table:table-cell office:value-type="float" office:value="25202" table:style-name="ce6">
            <text:p>25,202<text:s/></text:p>
          </table:table-cell>
          <table:table-cell office:value-type="float" office:value="27244" table:style-name="ce6">
            <text:p>27,244<text:s/></text:p>
          </table:table-cell>
          <table:table-cell office:value-type="float" office:value="32507" table:style-name="ce6">
            <text:p>32,507<text:s/></text:p>
          </table:table-cell>
          <table:table-cell office:value-type="float" office:value="28696" table:style-name="ce6">
            <text:p>28,696<text:s/></text:p>
          </table:table-cell>
          <table:table-cell office:value-type="float" office:value="23505" table:style-name="ce6">
            <text:p>23,505<text:s/></text:p>
          </table:table-cell>
          <table:table-cell office:value-type="float" office:value="13848" table:style-name="ce6">
            <text:p>13,848<text:s/></text:p>
          </table:table-cell>
          <table:table-cell office:value-type="float" office:value="31560" table:style-name="ce6">
            <text:p>31,560<text:s/></text:p>
          </table:table-cell>
          <table:table-cell office:value-type="float" office:value="7558" table:style-name="ce6">
            <text:p>7,558<text:s/></text:p>
          </table:table-cell>
          <table:table-cell office:value-type="float" office:value="9880" table:style-name="ce6">
            <text:p>9,880<text:s/></text:p>
          </table:table-cell>
          <table:table-cell office:value-type="float" office:value="17818" table:style-name="ce6">
            <text:p>17,818<text:s/></text:p>
          </table:table-cell>
          <table:table-cell office:value-type="float" office:value="5692" table:style-name="ce6">
            <text:p>5,692<text:s/></text:p>
          </table:table-cell>
          <table:table-cell office:value-type="float" office:value="3627" table:style-name="ce6">
            <text:p>3,627<text:s/></text:p>
          </table:table-cell>
          <table:table-cell office:value-type="float" office:value="3521" table:style-name="ce6">
            <text:p>3,521<text:s/></text:p>
          </table:table-cell>
          <table:table-cell office:value-type="float" office:value="12793" table:style-name="ce6">
            <text:p>12,793<text:s/></text:p>
          </table:table-cell>
          <table:table-cell office:value-type="float" office:value="9378" table:style-name="ce6">
            <text:p>9,378<text:s/></text:p>
          </table:table-cell>
          <table:table-cell office:value-type="float" office:value="9227" table:style-name="ce6">
            <text:p>9,227<text:s/></text:p>
          </table:table-cell>
          <table:table-cell office:value-type="float" office:value="36031" table:style-name="ce6">
            <text:p>36,031<text:s/></text:p>
          </table:table-cell>
          <table:table-cell office:value-type="float" office:value="8627" table:style-name="ce6">
            <text:p>8,627<text:s/></text:p>
          </table:table-cell>
          <table:table-cell office:value-type="float" office:value="13516" table:style-name="ce6">
            <text:p>13,516<text:s/></text:p>
          </table:table-cell>
          <table:table-cell office:value-type="float" office:value="7430" table:style-name="ce6">
            <text:p>7,430<text:s/></text:p>
          </table:table-cell>
          <table:table-cell office:value-type="float" office:value="21008" table:style-name="ce6">
            <text:p>21,008<text:s/></text:p>
          </table:table-cell>
          <table:table-cell office:value-type="float" office:value="26487" table:style-name="ce6">
            <text:p>26,487<text:s/></text:p>
          </table:table-cell>
          <table:table-cell office:value-type="float" office:value="30541" table:style-name="ce6">
            <text:p>30,541<text:s/></text:p>
          </table:table-cell>
          <table:table-cell office:value-type="float" office:value="38394" table:style-name="ce6">
            <text:p>38,394<text:s/></text:p>
          </table:table-cell>
          <table:table-cell office:value-type="float" office:value="42260" table:style-name="ce6">
            <text:p>42,260<text:s/></text:p>
          </table:table-cell>
          <table:table-cell office:value-type="float" office:value="25506" table:style-name="ce6">
            <text:p>25,506<text:s/></text:p>
          </table:table-cell>
          <table:table-cell office:value-type="float" office:value="29900" table:style-name="ce6">
            <text:p>29,900<text:s/></text:p>
          </table:table-cell>
          <table:table-cell office:value-type="float" office:value="66991" table:style-name="ce6">
            <text:p>66,991<text:s/></text:p>
          </table:table-cell>
          <table:table-cell office:value-type="float" office:value="22618" table:style-name="ce6">
            <text:p>22,618<text:s/></text:p>
          </table:table-cell>
          <table:table-cell office:value-type="float" office:value="32572" table:style-name="ce6">
            <text:p>32,572<text:s/></text:p>
          </table:table-cell>
          <table:table-cell office:value-type="float" office:value="33659" table:style-name="ce6">
            <text:p>33,659<text:s/></text:p>
          </table:table-cell>
          <table:table-cell office:value-type="float" office:value="21409" table:style-name="ce6">
            <text:p>21,409<text:s/></text:p>
          </table:table-cell>
          <table:table-cell office:value-type="float" office:value="60952" table:style-name="ce6">
            <text:p>60,952<text:s/></text:p>
          </table:table-cell>
          <table:table-cell office:value-type="float" office:value="20396" table:style-name="ce6">
            <text:p>20,396<text:s/></text:p>
          </table:table-cell>
          <table:table-cell office:value-type="float" office:value="17043" table:style-name="ce6">
            <text:p>17,043<text:s/></text:p>
          </table:table-cell>
          <table:table-cell office:value-type="float" office:value="14452" table:style-name="ce6">
            <text:p>14,452<text:s/></text:p>
          </table:table-cell>
          <table:table-cell office:value-type="float" office:value="17627" table:style-name="ce6">
            <text:p>17,627<text:s/></text:p>
          </table:table-cell>
          <table:table-cell office:value-type="float" office:value="13896" table:style-name="ce6">
            <text:p>13,896<text:s/></text:p>
          </table:table-cell>
          <table:table-cell office:value-type="float" office:value="31092" table:style-name="ce6">
            <text:p>31,092<text:s/></text:p>
          </table:table-cell>
          <table:table-cell office:value-type="float" office:value="18768" table:style-name="ce6">
            <text:p>18,768<text:s/></text:p>
          </table:table-cell>
          <table:table-cell office:value-type="float" office:value="8419" table:style-name="ce6">
            <text:p>8,419<text:s/></text:p>
          </table:table-cell>
          <table:table-cell office:value-type="float" office:value="13265" table:style-name="ce6">
            <text:p>13,265<text:s/></text:p>
          </table:table-cell>
          <table:table-cell office:value-type="float" office:value="41479" table:style-name="ce6">
            <text:p>41,479<text:s/></text:p>
          </table:table-cell>
          <table:table-cell office:value-type="float" office:value="24630" table:style-name="ce6">
            <text:p>24,630<text:s/></text:p>
          </table:table-cell>
          <table:table-cell office:value-type="float" office:value="25190" table:style-name="ce6">
            <text:p>25,190<text:s/></text:p>
          </table:table-cell>
          <table:table-cell office:value-type="float" office:value="25610" table:style-name="ce6">
            <text:p>25,610<text:s/></text:p>
          </table:table-cell>
          <table:table-cell office:value-type="float" office:value="12953" table:style-name="ce6">
            <text:p>12,953<text:s/></text:p>
          </table:table-cell>
          <table:table-cell office:value-type="float" office:value="10840" table:style-name="ce6">
            <text:p>10,840<text:s/></text:p>
          </table:table-cell>
          <table:table-cell office:value-type="float" office:value="5301" table:style-name="ce6">
            <text:p>5,301<text:s/></text:p>
          </table:table-cell>
          <table:table-cell office:value-type="float" office:value="5134" table:style-name="ce6">
            <text:p>5,134<text:s/></text:p>
          </table:table-cell>
          <table:table-cell office:value-type="float" office:value="6397" table:style-name="ce6">
            <text:p>6,397<text:s/></text:p>
          </table:table-cell>
          <table:table-cell office:value-type="float" office:value="10406" table:style-name="ce6">
            <text:p>10,406<text:s/></text:p>
          </table:table-cell>
          <table:table-cell office:value-type="float" office:value="9358" table:style-name="ce6">
            <text:p>9,358<text:s/></text:p>
          </table:table-cell>
          <table:table-cell office:value-type="float" office:value="14011" table:style-name="ce6">
            <text:p>14,011<text:s/></text:p>
          </table:table-cell>
          <table:table-cell office:value-type="float" office:value="18540" table:style-name="ce6">
            <text:p>18,540<text:s/></text:p>
          </table:table-cell>
          <table:table-cell office:value-type="float" office:value="29911" table:style-name="ce6">
            <text:p>29,911<text:s/></text:p>
          </table:table-cell>
          <table:table-cell office:value-type="float" office:value="25234" table:style-name="ce6">
            <text:p>25,234<text:s/></text:p>
          </table:table-cell>
          <table:table-cell office:value-type="float" office:value="14894" table:style-name="ce6">
            <text:p>14,894<text:s/></text:p>
          </table:table-cell>
          <table:table-cell office:value-type="float" office:value="12593" table:style-name="ce6">
            <text:p>12,593<text:s/></text:p>
          </table:table-cell>
          <table:table-cell office:value-type="float" office:value="12356" table:style-name="ce6">
            <text:p>12,356<text:s/></text:p>
          </table:table-cell>
          <table:table-cell office:value-type="float" office:value="13156" table:style-name="ce6">
            <text:p>13,156<text:s/></text:p>
          </table:table-cell>
          <table:table-cell office:value-type="float" office:value="11873" table:style-name="ce6">
            <text:p>11,873<text:s/></text:p>
          </table:table-cell>
          <table:table-cell office:value-type="float" office:value="11110" table:style-name="ce6">
            <text:p>11,110<text:s/></text:p>
          </table:table-cell>
          <table:table-cell office:value-type="float" office:value="9927" table:style-name="ce6">
            <text:p>9,927<text:s/></text:p>
          </table:table-cell>
          <table:table-cell table:number-columns-repeated="16275"/>
        </table:table-row>
        <table:table-row table:style-name="ro2">
          <table:table-cell office:value-type="date" office:date-value="2019-04-23T00:00:00" table:style-name="ce5">
            <text:p>2019/4/23</text:p>
          </table:table-cell>
          <table:table-cell office:value-type="float" office:value="6071" table:style-name="ce6">
            <text:p>6,071<text:s/></text:p>
          </table:table-cell>
          <table:table-cell office:value-type="float" office:value="16083" table:style-name="ce6">
            <text:p>16,083<text:s/></text:p>
          </table:table-cell>
          <table:table-cell office:value-type="float" office:value="42583" table:style-name="ce6">
            <text:p>42,583<text:s/></text:p>
          </table:table-cell>
          <table:table-cell office:value-type="float" office:value="45740" table:style-name="ce6">
            <text:p>45,740<text:s/></text:p>
          </table:table-cell>
          <table:table-cell office:value-type="float" office:value="29031" table:style-name="ce6">
            <text:p>29,031<text:s/></text:p>
          </table:table-cell>
          <table:table-cell office:value-type="float" office:value="16580" table:style-name="ce6">
            <text:p>16,580<text:s/></text:p>
          </table:table-cell>
          <table:table-cell office:value-type="float" office:value="12595" table:style-name="ce6">
            <text:p>12,595<text:s/></text:p>
          </table:table-cell>
          <table:table-cell office:value-type="float" office:value="4446" table:style-name="ce6">
            <text:p>4,446<text:s/></text:p>
          </table:table-cell>
          <table:table-cell office:value-type="float" office:value="3546" table:style-name="ce6">
            <text:p>3,546<text:s/></text:p>
          </table:table-cell>
          <table:table-cell office:value-type="float" office:value="15232" table:style-name="ce6">
            <text:p>15,232<text:s/></text:p>
          </table:table-cell>
          <table:table-cell office:value-type="float" office:value="2679" table:style-name="ce6">
            <text:p>2,679<text:s/></text:p>
          </table:table-cell>
          <table:table-cell office:value-type="float" office:value="4703" table:style-name="ce6">
            <text:p>4,703<text:s/></text:p>
          </table:table-cell>
          <table:table-cell office:value-type="float" office:value="8279" table:style-name="ce6">
            <text:p>8,279<text:s/></text:p>
          </table:table-cell>
          <table:table-cell office:value-type="float" office:value="10743" table:style-name="ce6">
            <text:p>10,743<text:s/></text:p>
          </table:table-cell>
          <table:table-cell office:value-type="float" office:value="11387" table:style-name="ce6">
            <text:p>11,387<text:s/></text:p>
          </table:table-cell>
          <table:table-cell office:value-type="float" office:value="19286" table:style-name="ce6">
            <text:p>19,286<text:s/></text:p>
          </table:table-cell>
          <table:table-cell office:value-type="float" office:value="18319" table:style-name="ce6">
            <text:p>18,319<text:s/></text:p>
          </table:table-cell>
          <table:table-cell office:value-type="float" office:value="6154" table:style-name="ce6">
            <text:p>6,154<text:s/></text:p>
          </table:table-cell>
          <table:table-cell office:value-type="float" office:value="9427" table:style-name="ce6">
            <text:p>9,427<text:s/></text:p>
          </table:table-cell>
          <table:table-cell office:value-type="float" office:value="3493" table:style-name="ce6">
            <text:p>3,493<text:s/></text:p>
          </table:table-cell>
          <table:table-cell office:value-type="float" office:value="9026" table:style-name="ce6">
            <text:p>9,026<text:s/></text:p>
          </table:table-cell>
          <table:table-cell office:value-type="float" office:value="8836" table:style-name="ce6">
            <text:p>8,836<text:s/></text:p>
          </table:table-cell>
          <table:table-cell office:value-type="float" office:value="5788" table:style-name="ce6">
            <text:p>5,788<text:s/></text:p>
          </table:table-cell>
          <table:table-cell office:value-type="float" office:value="32159" table:style-name="ce6">
            <text:p>32,159<text:s/></text:p>
          </table:table-cell>
          <table:table-cell office:value-type="float" office:value="2452" table:style-name="ce6">
            <text:p>2,452<text:s/></text:p>
          </table:table-cell>
          <table:table-cell office:value-type="float" office:value="14224" table:style-name="ce6">
            <text:p>14,224<text:s/></text:p>
          </table:table-cell>
          <table:table-cell office:value-type="float" office:value="11606" table:style-name="ce6">
            <text:p>11,606<text:s/></text:p>
          </table:table-cell>
          <table:table-cell office:value-type="float" office:value="17768" table:style-name="ce6">
            <text:p>17,768<text:s/></text:p>
          </table:table-cell>
          <table:table-cell office:value-type="float" office:value="22771" table:style-name="ce6">
            <text:p>22,771<text:s/></text:p>
          </table:table-cell>
          <table:table-cell office:value-type="float" office:value="17928" table:style-name="ce6">
            <text:p>17,928<text:s/></text:p>
          </table:table-cell>
          <table:table-cell office:value-type="float" office:value="10553" table:style-name="ce6">
            <text:p>10,553<text:s/></text:p>
          </table:table-cell>
          <table:table-cell office:value-type="float" office:value="28845" table:style-name="ce6">
            <text:p>28,845<text:s/></text:p>
          </table:table-cell>
          <table:table-cell office:value-type="float" office:value="19059" table:style-name="ce6">
            <text:p>19,059<text:s/></text:p>
          </table:table-cell>
          <table:table-cell office:value-type="float" office:value="35373" table:style-name="ce6">
            <text:p>35,373<text:s/></text:p>
          </table:table-cell>
          <table:table-cell office:value-type="float" office:value="30185" table:style-name="ce6">
            <text:p>30,185<text:s/></text:p>
          </table:table-cell>
          <table:table-cell office:value-type="float" office:value="12232" table:style-name="ce6">
            <text:p>12,232<text:s/></text:p>
          </table:table-cell>
          <table:table-cell office:value-type="float" office:value="37361" table:style-name="ce6">
            <text:p>37,361<text:s/></text:p>
          </table:table-cell>
          <table:table-cell office:value-type="float" office:value="27766" table:style-name="ce6">
            <text:p>27,766<text:s/></text:p>
          </table:table-cell>
          <table:table-cell office:value-type="float" office:value="27025" table:style-name="ce6">
            <text:p>27,025<text:s/></text:p>
          </table:table-cell>
          <table:table-cell office:value-type="float" office:value="23289" table:style-name="ce6">
            <text:p>23,289<text:s/></text:p>
          </table:table-cell>
          <table:table-cell office:value-type="float" office:value="27133" table:style-name="ce6">
            <text:p>27,133<text:s/></text:p>
          </table:table-cell>
          <table:table-cell office:value-type="float" office:value="138786" table:style-name="ce6">
            <text:p>138,786<text:s/></text:p>
          </table:table-cell>
          <table:table-cell office:value-type="float" office:value="39440" table:style-name="ce6">
            <text:p>39,440<text:s/></text:p>
          </table:table-cell>
          <table:table-cell office:value-type="float" office:value="24116" table:style-name="ce6">
            <text:p>24,116<text:s/></text:p>
          </table:table-cell>
          <table:table-cell office:value-type="float" office:value="26111" table:style-name="ce6">
            <text:p>26,111<text:s/></text:p>
          </table:table-cell>
          <table:table-cell office:value-type="float" office:value="29686" table:style-name="ce6">
            <text:p>29,686<text:s/></text:p>
          </table:table-cell>
          <table:table-cell office:value-type="float" office:value="35309" table:style-name="ce6">
            <text:p>35,309<text:s/></text:p>
          </table:table-cell>
          <table:table-cell office:value-type="float" office:value="30694" table:style-name="ce6">
            <text:p>30,694<text:s/></text:p>
          </table:table-cell>
          <table:table-cell office:value-type="float" office:value="24739" table:style-name="ce6">
            <text:p>24,739<text:s/></text:p>
          </table:table-cell>
          <table:table-cell office:value-type="float" office:value="14067" table:style-name="ce6">
            <text:p>14,067<text:s/></text:p>
          </table:table-cell>
          <table:table-cell office:value-type="float" office:value="32703" table:style-name="ce6">
            <text:p>32,703<text:s/></text:p>
          </table:table-cell>
          <table:table-cell office:value-type="float" office:value="7782" table:style-name="ce6">
            <text:p>7,782<text:s/></text:p>
          </table:table-cell>
          <table:table-cell office:value-type="float" office:value="10028" table:style-name="ce6">
            <text:p>10,028<text:s/></text:p>
          </table:table-cell>
          <table:table-cell office:value-type="float" office:value="18637" table:style-name="ce6">
            <text:p>18,637<text:s/></text:p>
          </table:table-cell>
          <table:table-cell office:value-type="float" office:value="6068" table:style-name="ce6">
            <text:p>6,068<text:s/></text:p>
          </table:table-cell>
          <table:table-cell office:value-type="float" office:value="3771" table:style-name="ce6">
            <text:p>3,771<text:s/></text:p>
          </table:table-cell>
          <table:table-cell office:value-type="float" office:value="3640" table:style-name="ce6">
            <text:p>3,640<text:s/></text:p>
          </table:table-cell>
          <table:table-cell office:value-type="float" office:value="13706" table:style-name="ce6">
            <text:p>13,706<text:s/></text:p>
          </table:table-cell>
          <table:table-cell office:value-type="float" office:value="9668" table:style-name="ce6">
            <text:p>9,668<text:s/></text:p>
          </table:table-cell>
          <table:table-cell office:value-type="float" office:value="9423" table:style-name="ce6">
            <text:p>9,423<text:s/></text:p>
          </table:table-cell>
          <table:table-cell office:value-type="float" office:value="37732" table:style-name="ce6">
            <text:p>37,732<text:s/></text:p>
          </table:table-cell>
          <table:table-cell office:value-type="float" office:value="8976" table:style-name="ce6">
            <text:p>8,976<text:s/></text:p>
          </table:table-cell>
          <table:table-cell office:value-type="float" office:value="13555" table:style-name="ce6">
            <text:p>13,555<text:s/></text:p>
          </table:table-cell>
          <table:table-cell office:value-type="float" office:value="7556" table:style-name="ce6">
            <text:p>7,556<text:s/></text:p>
          </table:table-cell>
          <table:table-cell office:value-type="float" office:value="22475" table:style-name="ce6">
            <text:p>22,475<text:s/></text:p>
          </table:table-cell>
          <table:table-cell office:value-type="float" office:value="27502" table:style-name="ce6">
            <text:p>27,502<text:s/></text:p>
          </table:table-cell>
          <table:table-cell office:value-type="float" office:value="31964" table:style-name="ce6">
            <text:p>31,964<text:s/></text:p>
          </table:table-cell>
          <table:table-cell office:value-type="float" office:value="38300" table:style-name="ce6">
            <text:p>38,300<text:s/></text:p>
          </table:table-cell>
          <table:table-cell office:value-type="float" office:value="44115" table:style-name="ce6">
            <text:p>44,115<text:s/></text:p>
          </table:table-cell>
          <table:table-cell office:value-type="float" office:value="26244" table:style-name="ce6">
            <text:p>26,244<text:s/></text:p>
          </table:table-cell>
          <table:table-cell office:value-type="float" office:value="31386" table:style-name="ce6">
            <text:p>31,386<text:s/></text:p>
          </table:table-cell>
          <table:table-cell office:value-type="float" office:value="68295" table:style-name="ce6">
            <text:p>68,295<text:s/></text:p>
          </table:table-cell>
          <table:table-cell office:value-type="float" office:value="25005" table:style-name="ce6">
            <text:p>25,005<text:s/></text:p>
          </table:table-cell>
          <table:table-cell office:value-type="float" office:value="33404" table:style-name="ce6">
            <text:p>33,404<text:s/></text:p>
          </table:table-cell>
          <table:table-cell office:value-type="float" office:value="34951" table:style-name="ce6">
            <text:p>34,951<text:s/></text:p>
          </table:table-cell>
          <table:table-cell office:value-type="float" office:value="21914" table:style-name="ce6">
            <text:p>21,914<text:s/></text:p>
          </table:table-cell>
          <table:table-cell office:value-type="float" office:value="59990" table:style-name="ce6">
            <text:p>59,990<text:s/></text:p>
          </table:table-cell>
          <table:table-cell office:value-type="float" office:value="21352" table:style-name="ce6">
            <text:p>21,352<text:s/></text:p>
          </table:table-cell>
          <table:table-cell office:value-type="float" office:value="17640" table:style-name="ce6">
            <text:p>17,640<text:s/></text:p>
          </table:table-cell>
          <table:table-cell office:value-type="float" office:value="14734" table:style-name="ce6">
            <text:p>14,734<text:s/></text:p>
          </table:table-cell>
          <table:table-cell office:value-type="float" office:value="18220" table:style-name="ce6">
            <text:p>18,220<text:s/></text:p>
          </table:table-cell>
          <table:table-cell office:value-type="float" office:value="14876" table:style-name="ce6">
            <text:p>14,876<text:s/></text:p>
          </table:table-cell>
          <table:table-cell office:value-type="float" office:value="31358" table:style-name="ce6">
            <text:p>31,358<text:s/></text:p>
          </table:table-cell>
          <table:table-cell office:value-type="float" office:value="19152" table:style-name="ce6">
            <text:p>19,152<text:s/></text:p>
          </table:table-cell>
          <table:table-cell office:value-type="float" office:value="8826" table:style-name="ce6">
            <text:p>8,826<text:s/></text:p>
          </table:table-cell>
          <table:table-cell office:value-type="float" office:value="13102" table:style-name="ce6">
            <text:p>13,102<text:s/></text:p>
          </table:table-cell>
          <table:table-cell office:value-type="float" office:value="41148" table:style-name="ce6">
            <text:p>41,148<text:s/></text:p>
          </table:table-cell>
          <table:table-cell office:value-type="float" office:value="24759" table:style-name="ce6">
            <text:p>24,759<text:s/></text:p>
          </table:table-cell>
          <table:table-cell office:value-type="float" office:value="25610" table:style-name="ce6">
            <text:p>25,610<text:s/></text:p>
          </table:table-cell>
          <table:table-cell office:value-type="float" office:value="26443" table:style-name="ce6">
            <text:p>26,443<text:s/></text:p>
          </table:table-cell>
          <table:table-cell office:value-type="float" office:value="13288" table:style-name="ce6">
            <text:p>13,288<text:s/></text:p>
          </table:table-cell>
          <table:table-cell office:value-type="float" office:value="11186" table:style-name="ce6">
            <text:p>11,186<text:s/></text:p>
          </table:table-cell>
          <table:table-cell office:value-type="float" office:value="5558" table:style-name="ce6">
            <text:p>5,558<text:s/></text:p>
          </table:table-cell>
          <table:table-cell office:value-type="float" office:value="5258" table:style-name="ce6">
            <text:p>5,258<text:s/></text:p>
          </table:table-cell>
          <table:table-cell office:value-type="float" office:value="6607" table:style-name="ce6">
            <text:p>6,607<text:s/></text:p>
          </table:table-cell>
          <table:table-cell office:value-type="float" office:value="10730" table:style-name="ce6">
            <text:p>10,730<text:s/></text:p>
          </table:table-cell>
          <table:table-cell office:value-type="float" office:value="9675" table:style-name="ce6">
            <text:p>9,675<text:s/></text:p>
          </table:table-cell>
          <table:table-cell office:value-type="float" office:value="14460" table:style-name="ce6">
            <text:p>14,460<text:s/></text:p>
          </table:table-cell>
          <table:table-cell office:value-type="float" office:value="18904" table:style-name="ce6">
            <text:p>18,904<text:s/></text:p>
          </table:table-cell>
          <table:table-cell office:value-type="float" office:value="30451" table:style-name="ce6">
            <text:p>30,451<text:s/></text:p>
          </table:table-cell>
          <table:table-cell office:value-type="float" office:value="26487" table:style-name="ce6">
            <text:p>26,487<text:s/></text:p>
          </table:table-cell>
          <table:table-cell office:value-type="float" office:value="15032" table:style-name="ce6">
            <text:p>15,032<text:s/></text:p>
          </table:table-cell>
          <table:table-cell office:value-type="float" office:value="12840" table:style-name="ce6">
            <text:p>12,840<text:s/></text:p>
          </table:table-cell>
          <table:table-cell office:value-type="float" office:value="12453" table:style-name="ce6">
            <text:p>12,453<text:s/></text:p>
          </table:table-cell>
          <table:table-cell office:value-type="float" office:value="13391" table:style-name="ce6">
            <text:p>13,391<text:s/></text:p>
          </table:table-cell>
          <table:table-cell office:value-type="float" office:value="12149" table:style-name="ce6">
            <text:p>12,149<text:s/></text:p>
          </table:table-cell>
          <table:table-cell office:value-type="float" office:value="11272" table:style-name="ce6">
            <text:p>11,272<text:s/></text:p>
          </table:table-cell>
          <table:table-cell office:value-type="float" office:value="10161" table:style-name="ce6">
            <text:p>10,161<text:s/></text:p>
          </table:table-cell>
          <table:table-cell table:number-columns-repeated="16275"/>
        </table:table-row>
        <table:table-row table:style-name="ro2">
          <table:table-cell office:value-type="date" office:date-value="2019-04-24T00:00:00" table:style-name="ce5">
            <text:p>2019/4/24</text:p>
          </table:table-cell>
          <table:table-cell office:value-type="float" office:value="6404" table:style-name="ce6">
            <text:p>6,404<text:s/></text:p>
          </table:table-cell>
          <table:table-cell office:value-type="float" office:value="16748" table:style-name="ce6">
            <text:p>16,748<text:s/></text:p>
          </table:table-cell>
          <table:table-cell office:value-type="float" office:value="43362" table:style-name="ce6">
            <text:p>43,362<text:s/></text:p>
          </table:table-cell>
          <table:table-cell office:value-type="float" office:value="46551" table:style-name="ce6">
            <text:p>46,551<text:s/></text:p>
          </table:table-cell>
          <table:table-cell office:value-type="float" office:value="29038" table:style-name="ce6">
            <text:p>29,038<text:s/></text:p>
          </table:table-cell>
          <table:table-cell office:value-type="float" office:value="16683" table:style-name="ce6">
            <text:p>16,683<text:s/></text:p>
          </table:table-cell>
          <table:table-cell office:value-type="float" office:value="12740" table:style-name="ce6">
            <text:p>12,740<text:s/></text:p>
          </table:table-cell>
          <table:table-cell office:value-type="float" office:value="4637" table:style-name="ce6">
            <text:p>4,637<text:s/></text:p>
          </table:table-cell>
          <table:table-cell office:value-type="float" office:value="3517" table:style-name="ce6">
            <text:p>3,517<text:s/></text:p>
          </table:table-cell>
          <table:table-cell office:value-type="float" office:value="15230" table:style-name="ce6">
            <text:p>15,230<text:s/></text:p>
          </table:table-cell>
          <table:table-cell office:value-type="float" office:value="2763" table:style-name="ce6">
            <text:p>2,763<text:s/></text:p>
          </table:table-cell>
          <table:table-cell office:value-type="float" office:value="4731" table:style-name="ce6">
            <text:p>4,731<text:s/></text:p>
          </table:table-cell>
          <table:table-cell office:value-type="float" office:value="7635" table:style-name="ce6">
            <text:p>7,635<text:s/></text:p>
          </table:table-cell>
          <table:table-cell office:value-type="float" office:value="10759" table:style-name="ce6">
            <text:p>10,759<text:s/></text:p>
          </table:table-cell>
          <table:table-cell office:value-type="float" office:value="12913" table:style-name="ce6">
            <text:p>12,913<text:s/></text:p>
          </table:table-cell>
          <table:table-cell office:value-type="float" office:value="19359" table:style-name="ce6">
            <text:p>19,359<text:s/></text:p>
          </table:table-cell>
          <table:table-cell office:value-type="float" office:value="18944" table:style-name="ce6">
            <text:p>18,944<text:s/></text:p>
          </table:table-cell>
          <table:table-cell office:value-type="float" office:value="6025" table:style-name="ce6">
            <text:p>6,025<text:s/></text:p>
          </table:table-cell>
          <table:table-cell office:value-type="float" office:value="9484" table:style-name="ce6">
            <text:p>9,484<text:s/></text:p>
          </table:table-cell>
          <table:table-cell office:value-type="float" office:value="3552" table:style-name="ce6">
            <text:p>3,552<text:s/></text:p>
          </table:table-cell>
          <table:table-cell office:value-type="float" office:value="9117" table:style-name="ce6">
            <text:p>9,117<text:s/></text:p>
          </table:table-cell>
          <table:table-cell office:value-type="float" office:value="9098" table:style-name="ce6">
            <text:p>9,098<text:s/></text:p>
          </table:table-cell>
          <table:table-cell office:value-type="float" office:value="5837" table:style-name="ce6">
            <text:p>5,837<text:s/></text:p>
          </table:table-cell>
          <table:table-cell office:value-type="float" office:value="37722" table:style-name="ce6">
            <text:p>37,722<text:s/></text:p>
          </table:table-cell>
          <table:table-cell office:value-type="float" office:value="2448" table:style-name="ce6">
            <text:p>2,448<text:s/></text:p>
          </table:table-cell>
          <table:table-cell office:value-type="float" office:value="14902" table:style-name="ce6">
            <text:p>14,902<text:s/></text:p>
          </table:table-cell>
          <table:table-cell office:value-type="float" office:value="11638" table:style-name="ce6">
            <text:p>11,638<text:s/></text:p>
          </table:table-cell>
          <table:table-cell office:value-type="float" office:value="18038" table:style-name="ce6">
            <text:p>18,038<text:s/></text:p>
          </table:table-cell>
          <table:table-cell office:value-type="float" office:value="22914" table:style-name="ce6">
            <text:p>22,914<text:s/></text:p>
          </table:table-cell>
          <table:table-cell office:value-type="float" office:value="18254" table:style-name="ce6">
            <text:p>18,254<text:s/></text:p>
          </table:table-cell>
          <table:table-cell office:value-type="float" office:value="10654" table:style-name="ce6">
            <text:p>10,654<text:s/></text:p>
          </table:table-cell>
          <table:table-cell office:value-type="float" office:value="29696" table:style-name="ce6">
            <text:p>29,696<text:s/></text:p>
          </table:table-cell>
          <table:table-cell office:value-type="float" office:value="19195" table:style-name="ce6">
            <text:p>19,195<text:s/></text:p>
          </table:table-cell>
          <table:table-cell office:value-type="float" office:value="35583" table:style-name="ce6">
            <text:p>35,583<text:s/></text:p>
          </table:table-cell>
          <table:table-cell office:value-type="float" office:value="29927" table:style-name="ce6">
            <text:p>29,927<text:s/></text:p>
          </table:table-cell>
          <table:table-cell office:value-type="float" office:value="12252" table:style-name="ce6">
            <text:p>12,252<text:s/></text:p>
          </table:table-cell>
          <table:table-cell office:value-type="float" office:value="37462" table:style-name="ce6">
            <text:p>37,462<text:s/></text:p>
          </table:table-cell>
          <table:table-cell office:value-type="float" office:value="28020" table:style-name="ce6">
            <text:p>28,020<text:s/></text:p>
          </table:table-cell>
          <table:table-cell office:value-type="float" office:value="27010" table:style-name="ce6">
            <text:p>27,010<text:s/></text:p>
          </table:table-cell>
          <table:table-cell office:value-type="float" office:value="23428" table:style-name="ce6">
            <text:p>23,428<text:s/></text:p>
          </table:table-cell>
          <table:table-cell office:value-type="float" office:value="26872" table:style-name="ce6">
            <text:p>26,872<text:s/></text:p>
          </table:table-cell>
          <table:table-cell office:value-type="float" office:value="143769" table:style-name="ce6">
            <text:p>143,769<text:s/></text:p>
          </table:table-cell>
          <table:table-cell office:value-type="float" office:value="41003" table:style-name="ce6">
            <text:p>41,003<text:s/></text:p>
          </table:table-cell>
          <table:table-cell office:value-type="float" office:value="24150" table:style-name="ce6">
            <text:p>24,150<text:s/></text:p>
          </table:table-cell>
          <table:table-cell office:value-type="float" office:value="26001" table:style-name="ce6">
            <text:p>26,001<text:s/></text:p>
          </table:table-cell>
          <table:table-cell office:value-type="float" office:value="30899" table:style-name="ce6">
            <text:p>30,899<text:s/></text:p>
          </table:table-cell>
          <table:table-cell office:value-type="float" office:value="35978" table:style-name="ce6">
            <text:p>35,978<text:s/></text:p>
          </table:table-cell>
          <table:table-cell office:value-type="float" office:value="30869" table:style-name="ce6">
            <text:p>30,869<text:s/></text:p>
          </table:table-cell>
          <table:table-cell office:value-type="float" office:value="24755" table:style-name="ce6">
            <text:p>24,755<text:s/></text:p>
          </table:table-cell>
          <table:table-cell office:value-type="float" office:value="14108" table:style-name="ce6">
            <text:p>14,108<text:s/></text:p>
          </table:table-cell>
          <table:table-cell office:value-type="float" office:value="33425" table:style-name="ce6">
            <text:p>33,425<text:s/></text:p>
          </table:table-cell>
          <table:table-cell office:value-type="float" office:value="7953" table:style-name="ce6">
            <text:p>7,953<text:s/></text:p>
          </table:table-cell>
          <table:table-cell office:value-type="float" office:value="10002" table:style-name="ce6">
            <text:p>10,002<text:s/></text:p>
          </table:table-cell>
          <table:table-cell office:value-type="float" office:value="18772" table:style-name="ce6">
            <text:p>18,772<text:s/></text:p>
          </table:table-cell>
          <table:table-cell office:value-type="float" office:value="5904" table:style-name="ce6">
            <text:p>5,904<text:s/></text:p>
          </table:table-cell>
          <table:table-cell office:value-type="float" office:value="3904" table:style-name="ce6">
            <text:p>3,904<text:s/></text:p>
          </table:table-cell>
          <table:table-cell office:value-type="float" office:value="3643" table:style-name="ce6">
            <text:p>3,643<text:s/></text:p>
          </table:table-cell>
          <table:table-cell office:value-type="float" office:value="13426" table:style-name="ce6">
            <text:p>13,426<text:s/></text:p>
          </table:table-cell>
          <table:table-cell office:value-type="float" office:value="9931" table:style-name="ce6">
            <text:p>9,931<text:s/></text:p>
          </table:table-cell>
          <table:table-cell office:value-type="float" office:value="9698" table:style-name="ce6">
            <text:p>9,698<text:s/></text:p>
          </table:table-cell>
          <table:table-cell office:value-type="float" office:value="38150" table:style-name="ce6">
            <text:p>38,150<text:s/></text:p>
          </table:table-cell>
          <table:table-cell office:value-type="float" office:value="9050" table:style-name="ce6">
            <text:p>9,050<text:s/></text:p>
          </table:table-cell>
          <table:table-cell office:value-type="float" office:value="13660" table:style-name="ce6">
            <text:p>13,660<text:s/></text:p>
          </table:table-cell>
          <table:table-cell office:value-type="float" office:value="7732" table:style-name="ce6">
            <text:p>7,732<text:s/></text:p>
          </table:table-cell>
          <table:table-cell office:value-type="float" office:value="22622" table:style-name="ce6">
            <text:p>22,622<text:s/></text:p>
          </table:table-cell>
          <table:table-cell office:value-type="float" office:value="27165" table:style-name="ce6">
            <text:p>27,165<text:s/></text:p>
          </table:table-cell>
          <table:table-cell office:value-type="float" office:value="32150" table:style-name="ce6">
            <text:p>32,150<text:s/></text:p>
          </table:table-cell>
          <table:table-cell office:value-type="float" office:value="39847" table:style-name="ce6">
            <text:p>39,847<text:s/></text:p>
          </table:table-cell>
          <table:table-cell office:value-type="float" office:value="44677" table:style-name="ce6">
            <text:p>44,677<text:s/></text:p>
          </table:table-cell>
          <table:table-cell office:value-type="float" office:value="26643" table:style-name="ce6">
            <text:p>26,643<text:s/></text:p>
          </table:table-cell>
          <table:table-cell office:value-type="float" office:value="31219" table:style-name="ce6">
            <text:p>31,219<text:s/></text:p>
          </table:table-cell>
          <table:table-cell office:value-type="float" office:value="73594" table:style-name="ce6">
            <text:p>73,594<text:s/></text:p>
          </table:table-cell>
          <table:table-cell office:value-type="float" office:value="25256" table:style-name="ce6">
            <text:p>25,256<text:s/></text:p>
          </table:table-cell>
          <table:table-cell office:value-type="float" office:value="34599" table:style-name="ce6">
            <text:p>34,599<text:s/></text:p>
          </table:table-cell>
          <table:table-cell office:value-type="float" office:value="35384" table:style-name="ce6">
            <text:p>35,384<text:s/></text:p>
          </table:table-cell>
          <table:table-cell office:value-type="float" office:value="22994" table:style-name="ce6">
            <text:p>22,994<text:s/></text:p>
          </table:table-cell>
          <table:table-cell office:value-type="float" office:value="63262" table:style-name="ce6">
            <text:p>63,262<text:s/></text:p>
          </table:table-cell>
          <table:table-cell office:value-type="float" office:value="21424" table:style-name="ce6">
            <text:p>21,424<text:s/></text:p>
          </table:table-cell>
          <table:table-cell office:value-type="float" office:value="17965" table:style-name="ce6">
            <text:p>17,965<text:s/></text:p>
          </table:table-cell>
          <table:table-cell office:value-type="float" office:value="14469" table:style-name="ce6">
            <text:p>14,469<text:s/></text:p>
          </table:table-cell>
          <table:table-cell office:value-type="float" office:value="19849" table:style-name="ce6">
            <text:p>19,849<text:s/></text:p>
          </table:table-cell>
          <table:table-cell office:value-type="float" office:value="14807" table:style-name="ce6">
            <text:p>14,807<text:s/></text:p>
          </table:table-cell>
          <table:table-cell office:value-type="float" office:value="31323" table:style-name="ce6">
            <text:p>31,323<text:s/></text:p>
          </table:table-cell>
          <table:table-cell office:value-type="float" office:value="19127" table:style-name="ce6">
            <text:p>19,127<text:s/></text:p>
          </table:table-cell>
          <table:table-cell office:value-type="float" office:value="9482" table:style-name="ce6">
            <text:p>9,482<text:s/></text:p>
          </table:table-cell>
          <table:table-cell office:value-type="float" office:value="13324" table:style-name="ce6">
            <text:p>13,324<text:s/></text:p>
          </table:table-cell>
          <table:table-cell office:value-type="float" office:value="42771" table:style-name="ce6">
            <text:p>42,771<text:s/></text:p>
          </table:table-cell>
          <table:table-cell office:value-type="float" office:value="25102" table:style-name="ce6">
            <text:p>25,102<text:s/></text:p>
          </table:table-cell>
          <table:table-cell office:value-type="float" office:value="25974" table:style-name="ce6">
            <text:p>25,974<text:s/></text:p>
          </table:table-cell>
          <table:table-cell office:value-type="float" office:value="27100" table:style-name="ce6">
            <text:p>27,100<text:s/></text:p>
          </table:table-cell>
          <table:table-cell office:value-type="float" office:value="13525" table:style-name="ce6">
            <text:p>13,525<text:s/></text:p>
          </table:table-cell>
          <table:table-cell office:value-type="float" office:value="11316" table:style-name="ce6">
            <text:p>11,316<text:s/></text:p>
          </table:table-cell>
          <table:table-cell office:value-type="float" office:value="5561" table:style-name="ce6">
            <text:p>5,561<text:s/></text:p>
          </table:table-cell>
          <table:table-cell office:value-type="float" office:value="5384" table:style-name="ce6">
            <text:p>5,384<text:s/></text:p>
          </table:table-cell>
          <table:table-cell office:value-type="float" office:value="6708" table:style-name="ce6">
            <text:p>6,708<text:s/></text:p>
          </table:table-cell>
          <table:table-cell office:value-type="float" office:value="10691" table:style-name="ce6">
            <text:p>10,691<text:s/></text:p>
          </table:table-cell>
          <table:table-cell office:value-type="float" office:value="9686" table:style-name="ce6">
            <text:p>9,686<text:s/></text:p>
          </table:table-cell>
          <table:table-cell office:value-type="float" office:value="14425" table:style-name="ce6">
            <text:p>14,425<text:s/></text:p>
          </table:table-cell>
          <table:table-cell office:value-type="float" office:value="18688" table:style-name="ce6">
            <text:p>18,688<text:s/></text:p>
          </table:table-cell>
          <table:table-cell office:value-type="float" office:value="30183" table:style-name="ce6">
            <text:p>30,183<text:s/></text:p>
          </table:table-cell>
          <table:table-cell office:value-type="float" office:value="26836" table:style-name="ce6">
            <text:p>26,836<text:s/></text:p>
          </table:table-cell>
          <table:table-cell office:value-type="float" office:value="14965" table:style-name="ce6">
            <text:p>14,965<text:s/></text:p>
          </table:table-cell>
          <table:table-cell office:value-type="float" office:value="12845" table:style-name="ce6">
            <text:p>12,845<text:s/></text:p>
          </table:table-cell>
          <table:table-cell office:value-type="float" office:value="12585" table:style-name="ce6">
            <text:p>12,585<text:s/></text:p>
          </table:table-cell>
          <table:table-cell office:value-type="float" office:value="13419" table:style-name="ce6">
            <text:p>13,419<text:s/></text:p>
          </table:table-cell>
          <table:table-cell office:value-type="float" office:value="12266" table:style-name="ce6">
            <text:p>12,266<text:s/></text:p>
          </table:table-cell>
          <table:table-cell office:value-type="float" office:value="11219" table:style-name="ce6">
            <text:p>11,219<text:s/></text:p>
          </table:table-cell>
          <table:table-cell office:value-type="float" office:value="10354" table:style-name="ce6">
            <text:p>10,354<text:s/></text:p>
          </table:table-cell>
          <table:table-cell table:number-columns-repeated="16275"/>
        </table:table-row>
        <table:table-row table:style-name="ro2">
          <table:table-cell office:value-type="date" office:date-value="2019-04-25T00:00:00" table:style-name="ce5">
            <text:p>2019/4/25</text:p>
          </table:table-cell>
          <table:table-cell office:value-type="float" office:value="6023" table:style-name="ce6">
            <text:p>6,023<text:s/></text:p>
          </table:table-cell>
          <table:table-cell office:value-type="float" office:value="16265" table:style-name="ce6">
            <text:p>16,265<text:s/></text:p>
          </table:table-cell>
          <table:table-cell office:value-type="float" office:value="44317" table:style-name="ce6">
            <text:p>44,317<text:s/></text:p>
          </table:table-cell>
          <table:table-cell office:value-type="float" office:value="47466" table:style-name="ce6">
            <text:p>47,466<text:s/></text:p>
          </table:table-cell>
          <table:table-cell office:value-type="float" office:value="29761" table:style-name="ce6">
            <text:p>29,761<text:s/></text:p>
          </table:table-cell>
          <table:table-cell office:value-type="float" office:value="16790" table:style-name="ce6">
            <text:p>16,790<text:s/></text:p>
          </table:table-cell>
          <table:table-cell office:value-type="float" office:value="12908" table:style-name="ce6">
            <text:p>12,908<text:s/></text:p>
          </table:table-cell>
          <table:table-cell office:value-type="float" office:value="4427" table:style-name="ce6">
            <text:p>4,427<text:s/></text:p>
          </table:table-cell>
          <table:table-cell office:value-type="float" office:value="3496" table:style-name="ce6">
            <text:p>3,496<text:s/></text:p>
          </table:table-cell>
          <table:table-cell office:value-type="float" office:value="14921" table:style-name="ce6">
            <text:p>14,921<text:s/></text:p>
          </table:table-cell>
          <table:table-cell office:value-type="float" office:value="2729" table:style-name="ce6">
            <text:p>2,729<text:s/></text:p>
          </table:table-cell>
          <table:table-cell office:value-type="float" office:value="4730" table:style-name="ce6">
            <text:p>4,730<text:s/></text:p>
          </table:table-cell>
          <table:table-cell office:value-type="float" office:value="7764" table:style-name="ce6">
            <text:p>7,764<text:s/></text:p>
          </table:table-cell>
          <table:table-cell office:value-type="float" office:value="11111" table:style-name="ce6">
            <text:p>11,111<text:s/></text:p>
          </table:table-cell>
          <table:table-cell office:value-type="float" office:value="12696" table:style-name="ce6">
            <text:p>12,696<text:s/></text:p>
          </table:table-cell>
          <table:table-cell office:value-type="float" office:value="19326" table:style-name="ce6">
            <text:p>19,326<text:s/></text:p>
          </table:table-cell>
          <table:table-cell office:value-type="float" office:value="18922" table:style-name="ce6">
            <text:p>18,922<text:s/></text:p>
          </table:table-cell>
          <table:table-cell office:value-type="float" office:value="6220" table:style-name="ce6">
            <text:p>6,220<text:s/></text:p>
          </table:table-cell>
          <table:table-cell office:value-type="float" office:value="9479" table:style-name="ce6">
            <text:p>9,479<text:s/></text:p>
          </table:table-cell>
          <table:table-cell office:value-type="float" office:value="3526" table:style-name="ce6">
            <text:p>3,526<text:s/></text:p>
          </table:table-cell>
          <table:table-cell office:value-type="float" office:value="9145" table:style-name="ce6">
            <text:p>9,145<text:s/></text:p>
          </table:table-cell>
          <table:table-cell office:value-type="float" office:value="8816" table:style-name="ce6">
            <text:p>8,816<text:s/></text:p>
          </table:table-cell>
          <table:table-cell office:value-type="float" office:value="5823" table:style-name="ce6">
            <text:p>5,823<text:s/></text:p>
          </table:table-cell>
          <table:table-cell office:value-type="float" office:value="39937" table:style-name="ce6">
            <text:p>39,937<text:s/></text:p>
          </table:table-cell>
          <table:table-cell office:value-type="float" office:value="2564" table:style-name="ce6">
            <text:p>2,564<text:s/></text:p>
          </table:table-cell>
          <table:table-cell office:value-type="float" office:value="14608" table:style-name="ce6">
            <text:p>14,608<text:s/></text:p>
          </table:table-cell>
          <table:table-cell office:value-type="float" office:value="11513" table:style-name="ce6">
            <text:p>11,513<text:s/></text:p>
          </table:table-cell>
          <table:table-cell office:value-type="float" office:value="17828" table:style-name="ce6">
            <text:p>17,828<text:s/></text:p>
          </table:table-cell>
          <table:table-cell office:value-type="float" office:value="22921" table:style-name="ce6">
            <text:p>22,921<text:s/></text:p>
          </table:table-cell>
          <table:table-cell office:value-type="float" office:value="18195" table:style-name="ce6">
            <text:p>18,195<text:s/></text:p>
          </table:table-cell>
          <table:table-cell office:value-type="float" office:value="10588" table:style-name="ce6">
            <text:p>10,588<text:s/></text:p>
          </table:table-cell>
          <table:table-cell office:value-type="float" office:value="30313" table:style-name="ce6">
            <text:p>30,313<text:s/></text:p>
          </table:table-cell>
          <table:table-cell office:value-type="float" office:value="19293" table:style-name="ce6">
            <text:p>19,293<text:s/></text:p>
          </table:table-cell>
          <table:table-cell office:value-type="float" office:value="35721" table:style-name="ce6">
            <text:p>35,721<text:s/></text:p>
          </table:table-cell>
          <table:table-cell office:value-type="float" office:value="30471" table:style-name="ce6">
            <text:p>30,471<text:s/></text:p>
          </table:table-cell>
          <table:table-cell office:value-type="float" office:value="12169" table:style-name="ce6">
            <text:p>12,169<text:s/></text:p>
          </table:table-cell>
          <table:table-cell office:value-type="float" office:value="37934" table:style-name="ce6">
            <text:p>37,934<text:s/></text:p>
          </table:table-cell>
          <table:table-cell office:value-type="float" office:value="28138" table:style-name="ce6">
            <text:p>28,138<text:s/></text:p>
          </table:table-cell>
          <table:table-cell office:value-type="float" office:value="26677" table:style-name="ce6">
            <text:p>26,677<text:s/></text:p>
          </table:table-cell>
          <table:table-cell office:value-type="float" office:value="23363" table:style-name="ce6">
            <text:p>23,363<text:s/></text:p>
          </table:table-cell>
          <table:table-cell office:value-type="float" office:value="26238" table:style-name="ce6">
            <text:p>26,238<text:s/></text:p>
          </table:table-cell>
          <table:table-cell office:value-type="float" office:value="146251" table:style-name="ce6">
            <text:p>146,251<text:s/></text:p>
          </table:table-cell>
          <table:table-cell office:value-type="float" office:value="41170" table:style-name="ce6">
            <text:p>41,170<text:s/></text:p>
          </table:table-cell>
          <table:table-cell office:value-type="float" office:value="23239" table:style-name="ce6">
            <text:p>23,239<text:s/></text:p>
          </table:table-cell>
          <table:table-cell office:value-type="float" office:value="26763" table:style-name="ce6">
            <text:p>26,763<text:s/></text:p>
          </table:table-cell>
          <table:table-cell office:value-type="float" office:value="30315" table:style-name="ce6">
            <text:p>30,315<text:s/></text:p>
          </table:table-cell>
          <table:table-cell office:value-type="float" office:value="36533" table:style-name="ce6">
            <text:p>36,533<text:s/></text:p>
          </table:table-cell>
          <table:table-cell office:value-type="float" office:value="31270" table:style-name="ce6">
            <text:p>31,270<text:s/></text:p>
          </table:table-cell>
          <table:table-cell office:value-type="float" office:value="24655" table:style-name="ce6">
            <text:p>24,655<text:s/></text:p>
          </table:table-cell>
          <table:table-cell office:value-type="float" office:value="14102" table:style-name="ce6">
            <text:p>14,102<text:s/></text:p>
          </table:table-cell>
          <table:table-cell office:value-type="float" office:value="32721" table:style-name="ce6">
            <text:p>32,721<text:s/></text:p>
          </table:table-cell>
          <table:table-cell office:value-type="float" office:value="7993" table:style-name="ce6">
            <text:p>7,993<text:s/></text:p>
          </table:table-cell>
          <table:table-cell office:value-type="float" office:value="10340" table:style-name="ce6">
            <text:p>10,340<text:s/></text:p>
          </table:table-cell>
          <table:table-cell office:value-type="float" office:value="18905" table:style-name="ce6">
            <text:p>18,905<text:s/></text:p>
          </table:table-cell>
          <table:table-cell office:value-type="float" office:value="5785" table:style-name="ce6">
            <text:p>5,785<text:s/></text:p>
          </table:table-cell>
          <table:table-cell office:value-type="float" office:value="3708" table:style-name="ce6">
            <text:p>3,708<text:s/></text:p>
          </table:table-cell>
          <table:table-cell office:value-type="float" office:value="3700" table:style-name="ce6">
            <text:p>3,700<text:s/></text:p>
          </table:table-cell>
          <table:table-cell office:value-type="float" office:value="13397" table:style-name="ce6">
            <text:p>13,397<text:s/></text:p>
          </table:table-cell>
          <table:table-cell office:value-type="float" office:value="9754" table:style-name="ce6">
            <text:p>9,754<text:s/></text:p>
          </table:table-cell>
          <table:table-cell office:value-type="float" office:value="9682" table:style-name="ce6">
            <text:p>9,682<text:s/></text:p>
          </table:table-cell>
          <table:table-cell office:value-type="float" office:value="38521" table:style-name="ce6">
            <text:p>38,521<text:s/></text:p>
          </table:table-cell>
          <table:table-cell office:value-type="float" office:value="9023" table:style-name="ce6">
            <text:p>9,023<text:s/></text:p>
          </table:table-cell>
          <table:table-cell office:value-type="float" office:value="13884" table:style-name="ce6">
            <text:p>13,884<text:s/></text:p>
          </table:table-cell>
          <table:table-cell office:value-type="float" office:value="7596" table:style-name="ce6">
            <text:p>7,596<text:s/></text:p>
          </table:table-cell>
          <table:table-cell office:value-type="float" office:value="22737" table:style-name="ce6">
            <text:p>22,737<text:s/></text:p>
          </table:table-cell>
          <table:table-cell office:value-type="float" office:value="27050" table:style-name="ce6">
            <text:p>27,050<text:s/></text:p>
          </table:table-cell>
          <table:table-cell office:value-type="float" office:value="32170" table:style-name="ce6">
            <text:p>32,170<text:s/></text:p>
          </table:table-cell>
          <table:table-cell office:value-type="float" office:value="39979" table:style-name="ce6">
            <text:p>39,979<text:s/></text:p>
          </table:table-cell>
          <table:table-cell office:value-type="float" office:value="43795" table:style-name="ce6">
            <text:p>43,795<text:s/></text:p>
          </table:table-cell>
          <table:table-cell office:value-type="float" office:value="26553" table:style-name="ce6">
            <text:p>26,553<text:s/></text:p>
          </table:table-cell>
          <table:table-cell office:value-type="float" office:value="31366" table:style-name="ce6">
            <text:p>31,366<text:s/></text:p>
          </table:table-cell>
          <table:table-cell office:value-type="float" office:value="73006" table:style-name="ce6">
            <text:p>73,006<text:s/></text:p>
          </table:table-cell>
          <table:table-cell office:value-type="float" office:value="26156" table:style-name="ce6">
            <text:p>26,156<text:s/></text:p>
          </table:table-cell>
          <table:table-cell office:value-type="float" office:value="35243" table:style-name="ce6">
            <text:p>35,243<text:s/></text:p>
          </table:table-cell>
          <table:table-cell office:value-type="float" office:value="36182" table:style-name="ce6">
            <text:p>36,182<text:s/></text:p>
          </table:table-cell>
          <table:table-cell office:value-type="float" office:value="23360" table:style-name="ce6">
            <text:p>23,360<text:s/></text:p>
          </table:table-cell>
          <table:table-cell office:value-type="float" office:value="63352" table:style-name="ce6">
            <text:p>63,352<text:s/></text:p>
          </table:table-cell>
          <table:table-cell office:value-type="float" office:value="21607" table:style-name="ce6">
            <text:p>21,607<text:s/></text:p>
          </table:table-cell>
          <table:table-cell office:value-type="float" office:value="17574" table:style-name="ce6">
            <text:p>17,574<text:s/></text:p>
          </table:table-cell>
          <table:table-cell office:value-type="float" office:value="15179" table:style-name="ce6">
            <text:p>15,179<text:s/></text:p>
          </table:table-cell>
          <table:table-cell office:value-type="float" office:value="20210" table:style-name="ce6">
            <text:p>20,210<text:s/></text:p>
          </table:table-cell>
          <table:table-cell office:value-type="float" office:value="15282" table:style-name="ce6">
            <text:p>15,282<text:s/></text:p>
          </table:table-cell>
          <table:table-cell office:value-type="float" office:value="32962" table:style-name="ce6">
            <text:p>32,962<text:s/></text:p>
          </table:table-cell>
          <table:table-cell office:value-type="float" office:value="19292" table:style-name="ce6">
            <text:p>19,292<text:s/></text:p>
          </table:table-cell>
          <table:table-cell office:value-type="float" office:value="8937" table:style-name="ce6">
            <text:p>8,937<text:s/></text:p>
          </table:table-cell>
          <table:table-cell office:value-type="float" office:value="13012" table:style-name="ce6">
            <text:p>13,012<text:s/></text:p>
          </table:table-cell>
          <table:table-cell office:value-type="float" office:value="42749" table:style-name="ce6">
            <text:p>42,749<text:s/></text:p>
          </table:table-cell>
          <table:table-cell office:value-type="float" office:value="25197" table:style-name="ce6">
            <text:p>25,197<text:s/></text:p>
          </table:table-cell>
          <table:table-cell office:value-type="float" office:value="25758" table:style-name="ce6">
            <text:p>25,758<text:s/></text:p>
          </table:table-cell>
          <table:table-cell office:value-type="float" office:value="27095" table:style-name="ce6">
            <text:p>27,095<text:s/></text:p>
          </table:table-cell>
          <table:table-cell office:value-type="float" office:value="13462" table:style-name="ce6">
            <text:p>13,462<text:s/></text:p>
          </table:table-cell>
          <table:table-cell office:value-type="float" office:value="11219" table:style-name="ce6">
            <text:p>11,219<text:s/></text:p>
          </table:table-cell>
          <table:table-cell office:value-type="float" office:value="5583" table:style-name="ce6">
            <text:p>5,583<text:s/></text:p>
          </table:table-cell>
          <table:table-cell office:value-type="float" office:value="5229" table:style-name="ce6">
            <text:p>5,229<text:s/></text:p>
          </table:table-cell>
          <table:table-cell office:value-type="float" office:value="6711" table:style-name="ce6">
            <text:p>6,711<text:s/></text:p>
          </table:table-cell>
          <table:table-cell office:value-type="float" office:value="10503" table:style-name="ce6">
            <text:p>10,503<text:s/></text:p>
          </table:table-cell>
          <table:table-cell office:value-type="float" office:value="9600" table:style-name="ce6">
            <text:p>9,600<text:s/></text:p>
          </table:table-cell>
          <table:table-cell office:value-type="float" office:value="14382" table:style-name="ce6">
            <text:p>14,382<text:s/></text:p>
          </table:table-cell>
          <table:table-cell office:value-type="float" office:value="18901" table:style-name="ce6">
            <text:p>18,901<text:s/></text:p>
          </table:table-cell>
          <table:table-cell office:value-type="float" office:value="30558" table:style-name="ce6">
            <text:p>30,558<text:s/></text:p>
          </table:table-cell>
          <table:table-cell office:value-type="float" office:value="26165" table:style-name="ce6">
            <text:p>26,165<text:s/></text:p>
          </table:table-cell>
          <table:table-cell office:value-type="float" office:value="15072" table:style-name="ce6">
            <text:p>15,072<text:s/></text:p>
          </table:table-cell>
          <table:table-cell office:value-type="float" office:value="12777" table:style-name="ce6">
            <text:p>12,777<text:s/></text:p>
          </table:table-cell>
          <table:table-cell office:value-type="float" office:value="12565" table:style-name="ce6">
            <text:p>12,565<text:s/></text:p>
          </table:table-cell>
          <table:table-cell office:value-type="float" office:value="13663" table:style-name="ce6">
            <text:p>13,663<text:s/></text:p>
          </table:table-cell>
          <table:table-cell office:value-type="float" office:value="12272" table:style-name="ce6">
            <text:p>12,272<text:s/></text:p>
          </table:table-cell>
          <table:table-cell office:value-type="float" office:value="11207" table:style-name="ce6">
            <text:p>11,207<text:s/></text:p>
          </table:table-cell>
          <table:table-cell office:value-type="float" office:value="10228" table:style-name="ce6">
            <text:p>10,228<text:s/></text:p>
          </table:table-cell>
          <table:table-cell table:number-columns-repeated="16275"/>
        </table:table-row>
        <table:table-row table:style-name="ro2">
          <table:table-cell office:value-type="date" office:date-value="2019-04-26T00:00:00" table:style-name="ce5">
            <text:p>2019/4/26</text:p>
          </table:table-cell>
          <table:table-cell office:value-type="float" office:value="6998" table:style-name="ce6">
            <text:p>6,998<text:s/></text:p>
          </table:table-cell>
          <table:table-cell office:value-type="float" office:value="17117" table:style-name="ce6">
            <text:p>17,117<text:s/></text:p>
          </table:table-cell>
          <table:table-cell office:value-type="float" office:value="45220" table:style-name="ce6">
            <text:p>45,220<text:s/></text:p>
          </table:table-cell>
          <table:table-cell office:value-type="float" office:value="52897" table:style-name="ce6">
            <text:p>52,897<text:s/></text:p>
          </table:table-cell>
          <table:table-cell office:value-type="float" office:value="30547" table:style-name="ce6">
            <text:p>30,547<text:s/></text:p>
          </table:table-cell>
          <table:table-cell office:value-type="float" office:value="17643" table:style-name="ce6">
            <text:p>17,643<text:s/></text:p>
          </table:table-cell>
          <table:table-cell office:value-type="float" office:value="13513" table:style-name="ce6">
            <text:p>13,513<text:s/></text:p>
          </table:table-cell>
          <table:table-cell office:value-type="float" office:value="4731" table:style-name="ce6">
            <text:p>4,731<text:s/></text:p>
          </table:table-cell>
          <table:table-cell office:value-type="float" office:value="3707" table:style-name="ce6">
            <text:p>3,707<text:s/></text:p>
          </table:table-cell>
          <table:table-cell office:value-type="float" office:value="17306" table:style-name="ce6">
            <text:p>17,306<text:s/></text:p>
          </table:table-cell>
          <table:table-cell office:value-type="float" office:value="2985" table:style-name="ce6">
            <text:p>2,985<text:s/></text:p>
          </table:table-cell>
          <table:table-cell office:value-type="float" office:value="4887" table:style-name="ce6">
            <text:p>4,887<text:s/></text:p>
          </table:table-cell>
          <table:table-cell office:value-type="float" office:value="8514" table:style-name="ce6">
            <text:p>8,514<text:s/></text:p>
          </table:table-cell>
          <table:table-cell office:value-type="float" office:value="11908" table:style-name="ce6">
            <text:p>11,908<text:s/></text:p>
          </table:table-cell>
          <table:table-cell office:value-type="float" office:value="14097" table:style-name="ce6">
            <text:p>14,097<text:s/></text:p>
          </table:table-cell>
          <table:table-cell office:value-type="float" office:value="19961" table:style-name="ce6">
            <text:p>19,961<text:s/></text:p>
          </table:table-cell>
          <table:table-cell office:value-type="float" office:value="19347" table:style-name="ce6">
            <text:p>19,347<text:s/></text:p>
          </table:table-cell>
          <table:table-cell office:value-type="float" office:value="6916" table:style-name="ce6">
            <text:p>6,916<text:s/></text:p>
          </table:table-cell>
          <table:table-cell office:value-type="float" office:value="10200" table:style-name="ce6">
            <text:p>10,200<text:s/></text:p>
          </table:table-cell>
          <table:table-cell office:value-type="float" office:value="3771" table:style-name="ce6">
            <text:p>3,771<text:s/></text:p>
          </table:table-cell>
          <table:table-cell office:value-type="float" office:value="10161" table:style-name="ce6">
            <text:p>10,161<text:s/></text:p>
          </table:table-cell>
          <table:table-cell office:value-type="float" office:value="9519" table:style-name="ce6">
            <text:p>9,519<text:s/></text:p>
          </table:table-cell>
          <table:table-cell office:value-type="float" office:value="5889" table:style-name="ce6">
            <text:p>5,889<text:s/></text:p>
          </table:table-cell>
          <table:table-cell office:value-type="float" office:value="40953" table:style-name="ce6">
            <text:p>40,953<text:s/></text:p>
          </table:table-cell>
          <table:table-cell office:value-type="float" office:value="2638" table:style-name="ce6">
            <text:p>2,638<text:s/></text:p>
          </table:table-cell>
          <table:table-cell office:value-type="float" office:value="16187" table:style-name="ce6">
            <text:p>16,187<text:s/></text:p>
          </table:table-cell>
          <table:table-cell office:value-type="float" office:value="12427" table:style-name="ce6">
            <text:p>12,427<text:s/></text:p>
          </table:table-cell>
          <table:table-cell office:value-type="float" office:value="19254" table:style-name="ce6">
            <text:p>19,254<text:s/></text:p>
          </table:table-cell>
          <table:table-cell office:value-type="float" office:value="24643" table:style-name="ce6">
            <text:p>24,643<text:s/></text:p>
          </table:table-cell>
          <table:table-cell office:value-type="float" office:value="19601" table:style-name="ce6">
            <text:p>19,601<text:s/></text:p>
          </table:table-cell>
          <table:table-cell office:value-type="float" office:value="11238" table:style-name="ce6">
            <text:p>11,238<text:s/></text:p>
          </table:table-cell>
          <table:table-cell office:value-type="float" office:value="34638" table:style-name="ce6">
            <text:p>34,638<text:s/></text:p>
          </table:table-cell>
          <table:table-cell office:value-type="float" office:value="21760" table:style-name="ce6">
            <text:p>21,760<text:s/></text:p>
          </table:table-cell>
          <table:table-cell office:value-type="float" office:value="38487" table:style-name="ce6">
            <text:p>38,487<text:s/></text:p>
          </table:table-cell>
          <table:table-cell office:value-type="float" office:value="33376" table:style-name="ce6">
            <text:p>33,376<text:s/></text:p>
          </table:table-cell>
          <table:table-cell office:value-type="float" office:value="12127" table:style-name="ce6">
            <text:p>12,127<text:s/></text:p>
          </table:table-cell>
          <table:table-cell office:value-type="float" office:value="40094" table:style-name="ce6">
            <text:p>40,094<text:s/></text:p>
          </table:table-cell>
          <table:table-cell office:value-type="float" office:value="29677" table:style-name="ce6">
            <text:p>29,677<text:s/></text:p>
          </table:table-cell>
          <table:table-cell office:value-type="float" office:value="28529" table:style-name="ce6">
            <text:p>28,529<text:s/></text:p>
          </table:table-cell>
          <table:table-cell office:value-type="float" office:value="24191" table:style-name="ce6">
            <text:p>24,191<text:s/></text:p>
          </table:table-cell>
          <table:table-cell office:value-type="float" office:value="26859" table:style-name="ce6">
            <text:p>26,859<text:s/></text:p>
          </table:table-cell>
          <table:table-cell office:value-type="float" office:value="174152" table:style-name="ce6">
            <text:p>174,152<text:s/></text:p>
          </table:table-cell>
          <table:table-cell office:value-type="float" office:value="46899" table:style-name="ce6">
            <text:p>46,899<text:s/></text:p>
          </table:table-cell>
          <table:table-cell office:value-type="float" office:value="25538" table:style-name="ce6">
            <text:p>25,538<text:s/></text:p>
          </table:table-cell>
          <table:table-cell office:value-type="float" office:value="27500" table:style-name="ce6">
            <text:p>27,500<text:s/></text:p>
          </table:table-cell>
          <table:table-cell office:value-type="float" office:value="39930" table:style-name="ce6">
            <text:p>39,930<text:s/></text:p>
          </table:table-cell>
          <table:table-cell office:value-type="float" office:value="40645" table:style-name="ce6">
            <text:p>40,645<text:s/></text:p>
          </table:table-cell>
          <table:table-cell office:value-type="float" office:value="35200" table:style-name="ce6">
            <text:p>35,200<text:s/></text:p>
          </table:table-cell>
          <table:table-cell office:value-type="float" office:value="27038" table:style-name="ce6">
            <text:p>27,038<text:s/></text:p>
          </table:table-cell>
          <table:table-cell office:value-type="float" office:value="14666" table:style-name="ce6">
            <text:p>14,666<text:s/></text:p>
          </table:table-cell>
          <table:table-cell office:value-type="float" office:value="34747" table:style-name="ce6">
            <text:p>34,747<text:s/></text:p>
          </table:table-cell>
          <table:table-cell office:value-type="float" office:value="8546" table:style-name="ce6">
            <text:p>8,546<text:s/></text:p>
          </table:table-cell>
          <table:table-cell office:value-type="float" office:value="10619" table:style-name="ce6">
            <text:p>10,619<text:s/></text:p>
          </table:table-cell>
          <table:table-cell office:value-type="float" office:value="21034" table:style-name="ce6">
            <text:p>21,034<text:s/></text:p>
          </table:table-cell>
          <table:table-cell office:value-type="float" office:value="6674" table:style-name="ce6">
            <text:p>6,674<text:s/></text:p>
          </table:table-cell>
          <table:table-cell office:value-type="float" office:value="3884" table:style-name="ce6">
            <text:p>3,884<text:s/></text:p>
          </table:table-cell>
          <table:table-cell office:value-type="float" office:value="3694" table:style-name="ce6">
            <text:p>3,694<text:s/></text:p>
          </table:table-cell>
          <table:table-cell office:value-type="float" office:value="14112" table:style-name="ce6">
            <text:p>14,112<text:s/></text:p>
          </table:table-cell>
          <table:table-cell office:value-type="float" office:value="10345" table:style-name="ce6">
            <text:p>10,345<text:s/></text:p>
          </table:table-cell>
          <table:table-cell office:value-type="float" office:value="10565" table:style-name="ce6">
            <text:p>10,565<text:s/></text:p>
          </table:table-cell>
          <table:table-cell office:value-type="float" office:value="44553" table:style-name="ce6">
            <text:p>44,553<text:s/></text:p>
          </table:table-cell>
          <table:table-cell office:value-type="float" office:value="9608" table:style-name="ce6">
            <text:p>9,608<text:s/></text:p>
          </table:table-cell>
          <table:table-cell office:value-type="float" office:value="15054" table:style-name="ce6">
            <text:p>15,054<text:s/></text:p>
          </table:table-cell>
          <table:table-cell office:value-type="float" office:value="8220" table:style-name="ce6">
            <text:p>8,220<text:s/></text:p>
          </table:table-cell>
          <table:table-cell office:value-type="float" office:value="23951" table:style-name="ce6">
            <text:p>23,951<text:s/></text:p>
          </table:table-cell>
          <table:table-cell office:value-type="float" office:value="28310" table:style-name="ce6">
            <text:p>28,310<text:s/></text:p>
          </table:table-cell>
          <table:table-cell office:value-type="float" office:value="35681" table:style-name="ce6">
            <text:p>35,681<text:s/></text:p>
          </table:table-cell>
          <table:table-cell office:value-type="float" office:value="46197" table:style-name="ce6">
            <text:p>46,197<text:s/></text:p>
          </table:table-cell>
          <table:table-cell office:value-type="float" office:value="47075" table:style-name="ce6">
            <text:p>47,075<text:s/></text:p>
          </table:table-cell>
          <table:table-cell office:value-type="float" office:value="28192" table:style-name="ce6">
            <text:p>28,192<text:s/></text:p>
          </table:table-cell>
          <table:table-cell office:value-type="float" office:value="33827" table:style-name="ce6">
            <text:p>33,827<text:s/></text:p>
          </table:table-cell>
          <table:table-cell office:value-type="float" office:value="83419" table:style-name="ce6">
            <text:p>83,419<text:s/></text:p>
          </table:table-cell>
          <table:table-cell office:value-type="float" office:value="26035" table:style-name="ce6">
            <text:p>26,035<text:s/></text:p>
          </table:table-cell>
          <table:table-cell office:value-type="float" office:value="38589" table:style-name="ce6">
            <text:p>38,589<text:s/></text:p>
          </table:table-cell>
          <table:table-cell office:value-type="float" office:value="40274" table:style-name="ce6">
            <text:p>40,274<text:s/></text:p>
          </table:table-cell>
          <table:table-cell office:value-type="float" office:value="25707" table:style-name="ce6">
            <text:p>25,707<text:s/></text:p>
          </table:table-cell>
          <table:table-cell office:value-type="float" office:value="70510" table:style-name="ce6">
            <text:p>70,510<text:s/></text:p>
          </table:table-cell>
          <table:table-cell office:value-type="float" office:value="22900" table:style-name="ce6">
            <text:p>22,900<text:s/></text:p>
          </table:table-cell>
          <table:table-cell office:value-type="float" office:value="19042" table:style-name="ce6">
            <text:p>19,042<text:s/></text:p>
          </table:table-cell>
          <table:table-cell office:value-type="float" office:value="16101" table:style-name="ce6">
            <text:p>16,101<text:s/></text:p>
          </table:table-cell>
          <table:table-cell office:value-type="float" office:value="22266" table:style-name="ce6">
            <text:p>22,266<text:s/></text:p>
          </table:table-cell>
          <table:table-cell office:value-type="float" office:value="16018" table:style-name="ce6">
            <text:p>16,018<text:s/></text:p>
          </table:table-cell>
          <table:table-cell office:value-type="float" office:value="36098" table:style-name="ce6">
            <text:p>36,098<text:s/></text:p>
          </table:table-cell>
          <table:table-cell office:value-type="float" office:value="20439" table:style-name="ce6">
            <text:p>20,439<text:s/></text:p>
          </table:table-cell>
          <table:table-cell office:value-type="float" office:value="9689" table:style-name="ce6">
            <text:p>9,689<text:s/></text:p>
          </table:table-cell>
          <table:table-cell office:value-type="float" office:value="14636" table:style-name="ce6">
            <text:p>14,636<text:s/></text:p>
          </table:table-cell>
          <table:table-cell office:value-type="float" office:value="43281" table:style-name="ce6">
            <text:p>43,281<text:s/></text:p>
          </table:table-cell>
          <table:table-cell office:value-type="float" office:value="30194" table:style-name="ce6">
            <text:p>30,194<text:s/></text:p>
          </table:table-cell>
          <table:table-cell office:value-type="float" office:value="27317" table:style-name="ce6">
            <text:p>27,317<text:s/></text:p>
          </table:table-cell>
          <table:table-cell office:value-type="float" office:value="29306" table:style-name="ce6">
            <text:p>29,306<text:s/></text:p>
          </table:table-cell>
          <table:table-cell office:value-type="float" office:value="14951" table:style-name="ce6">
            <text:p>14,951<text:s/></text:p>
          </table:table-cell>
          <table:table-cell office:value-type="float" office:value="12341" table:style-name="ce6">
            <text:p>12,341<text:s/></text:p>
          </table:table-cell>
          <table:table-cell office:value-type="float" office:value="5949" table:style-name="ce6">
            <text:p>5,949<text:s/></text:p>
          </table:table-cell>
          <table:table-cell office:value-type="float" office:value="5542" table:style-name="ce6">
            <text:p>5,542<text:s/></text:p>
          </table:table-cell>
          <table:table-cell office:value-type="float" office:value="7105" table:style-name="ce6">
            <text:p>7,105<text:s/></text:p>
          </table:table-cell>
          <table:table-cell office:value-type="float" office:value="11082" table:style-name="ce6">
            <text:p>11,082<text:s/></text:p>
          </table:table-cell>
          <table:table-cell office:value-type="float" office:value="10621" table:style-name="ce6">
            <text:p>10,621<text:s/></text:p>
          </table:table-cell>
          <table:table-cell office:value-type="float" office:value="16146" table:style-name="ce6">
            <text:p>16,146<text:s/></text:p>
          </table:table-cell>
          <table:table-cell office:value-type="float" office:value="19883" table:style-name="ce6">
            <text:p>19,883<text:s/></text:p>
          </table:table-cell>
          <table:table-cell office:value-type="float" office:value="31633" table:style-name="ce6">
            <text:p>31,633<text:s/></text:p>
          </table:table-cell>
          <table:table-cell office:value-type="float" office:value="28425" table:style-name="ce6">
            <text:p>28,425<text:s/></text:p>
          </table:table-cell>
          <table:table-cell office:value-type="float" office:value="16092" table:style-name="ce6">
            <text:p>16,092<text:s/></text:p>
          </table:table-cell>
          <table:table-cell office:value-type="float" office:value="13780" table:style-name="ce6">
            <text:p>13,780<text:s/></text:p>
          </table:table-cell>
          <table:table-cell office:value-type="float" office:value="13751" table:style-name="ce6">
            <text:p>13,751<text:s/></text:p>
          </table:table-cell>
          <table:table-cell office:value-type="float" office:value="14254" table:style-name="ce6">
            <text:p>14,254<text:s/></text:p>
          </table:table-cell>
          <table:table-cell office:value-type="float" office:value="13014" table:style-name="ce6">
            <text:p>13,014<text:s/></text:p>
          </table:table-cell>
          <table:table-cell office:value-type="float" office:value="12131" table:style-name="ce6">
            <text:p>12,131<text:s/></text:p>
          </table:table-cell>
          <table:table-cell office:value-type="float" office:value="11021" table:style-name="ce6">
            <text:p>11,021<text:s/></text:p>
          </table:table-cell>
          <table:table-cell table:number-columns-repeated="16275"/>
        </table:table-row>
        <table:table-row table:style-name="ro2">
          <table:table-cell office:value-type="date" office:date-value="2019-04-27T00:00:00" table:style-name="ce5">
            <text:p>2019/4/27</text:p>
          </table:table-cell>
          <table:table-cell office:value-type="float" office:value="5642" table:style-name="ce6">
            <text:p>5,642<text:s/></text:p>
          </table:table-cell>
          <table:table-cell office:value-type="float" office:value="11791" table:style-name="ce6">
            <text:p>11,791<text:s/></text:p>
          </table:table-cell>
          <table:table-cell office:value-type="float" office:value="27199" table:style-name="ce6">
            <text:p>27,199<text:s/></text:p>
          </table:table-cell>
          <table:table-cell office:value-type="float" office:value="53232" table:style-name="ce6">
            <text:p>53,232<text:s/></text:p>
          </table:table-cell>
          <table:table-cell office:value-type="float" office:value="18799" table:style-name="ce6">
            <text:p>18,799<text:s/></text:p>
          </table:table-cell>
          <table:table-cell office:value-type="float" office:value="13204" table:style-name="ce6">
            <text:p>13,204<text:s/></text:p>
          </table:table-cell>
          <table:table-cell office:value-type="float" office:value="9905" table:style-name="ce6">
            <text:p>9,905<text:s/></text:p>
          </table:table-cell>
          <table:table-cell office:value-type="float" office:value="4220" table:style-name="ce6">
            <text:p>4,220<text:s/></text:p>
          </table:table-cell>
          <table:table-cell office:value-type="float" office:value="2932" table:style-name="ce6">
            <text:p>2,932<text:s/></text:p>
          </table:table-cell>
          <table:table-cell office:value-type="float" office:value="11041" table:style-name="ce6">
            <text:p>11,041<text:s/></text:p>
          </table:table-cell>
          <table:table-cell office:value-type="float" office:value="2271" table:style-name="ce6">
            <text:p>2,271<text:s/></text:p>
          </table:table-cell>
          <table:table-cell office:value-type="float" office:value="3919" table:style-name="ce6">
            <text:p>3,919<text:s/></text:p>
          </table:table-cell>
          <table:table-cell office:value-type="float" office:value="9913" table:style-name="ce6">
            <text:p>9,913<text:s/></text:p>
          </table:table-cell>
          <table:table-cell office:value-type="float" office:value="8712" table:style-name="ce6">
            <text:p>8,712<text:s/></text:p>
          </table:table-cell>
          <table:table-cell office:value-type="float" office:value="17234" table:style-name="ce6">
            <text:p>17,234<text:s/></text:p>
          </table:table-cell>
          <table:table-cell office:value-type="float" office:value="6222" table:style-name="ce6">
            <text:p>6,222<text:s/></text:p>
          </table:table-cell>
          <table:table-cell office:value-type="float" office:value="8453" table:style-name="ce6">
            <text:p>8,453<text:s/></text:p>
          </table:table-cell>
          <table:table-cell office:value-type="float" office:value="5371" table:style-name="ce6">
            <text:p>5,371<text:s/></text:p>
          </table:table-cell>
          <table:table-cell office:value-type="float" office:value="9538" table:style-name="ce6">
            <text:p>9,538<text:s/></text:p>
          </table:table-cell>
          <table:table-cell office:value-type="float" office:value="3347" table:style-name="ce6">
            <text:p>3,347<text:s/></text:p>
          </table:table-cell>
          <table:table-cell office:value-type="float" office:value="6847" table:style-name="ce6">
            <text:p>6,847<text:s/></text:p>
          </table:table-cell>
          <table:table-cell office:value-type="float" office:value="7723" table:style-name="ce6">
            <text:p>7,723<text:s/></text:p>
          </table:table-cell>
          <table:table-cell office:value-type="float" office:value="2577" table:style-name="ce6">
            <text:p>2,577<text:s/></text:p>
          </table:table-cell>
          <table:table-cell office:value-type="float" office:value="25775" table:style-name="ce6">
            <text:p>25,775<text:s/></text:p>
          </table:table-cell>
          <table:table-cell office:value-type="float" office:value="2377" table:style-name="ce6">
            <text:p>2,377<text:s/></text:p>
          </table:table-cell>
          <table:table-cell office:value-type="float" office:value="18233" table:style-name="ce6">
            <text:p>18,233<text:s/></text:p>
          </table:table-cell>
          <table:table-cell office:value-type="float" office:value="10829" table:style-name="ce6">
            <text:p>10,829<text:s/></text:p>
          </table:table-cell>
          <table:table-cell office:value-type="float" office:value="15632" table:style-name="ce6">
            <text:p>15,632<text:s/></text:p>
          </table:table-cell>
          <table:table-cell office:value-type="float" office:value="18104" table:style-name="ce6">
            <text:p>18,104<text:s/></text:p>
          </table:table-cell>
          <table:table-cell office:value-type="float" office:value="16548" table:style-name="ce6">
            <text:p>16,548<text:s/></text:p>
          </table:table-cell>
          <table:table-cell office:value-type="float" office:value="10000" table:style-name="ce6">
            <text:p>10,000<text:s/></text:p>
          </table:table-cell>
          <table:table-cell office:value-type="float" office:value="35857" table:style-name="ce6">
            <text:p>35,857<text:s/></text:p>
          </table:table-cell>
          <table:table-cell office:value-type="float" office:value="20514" table:style-name="ce6">
            <text:p>20,514<text:s/></text:p>
          </table:table-cell>
          <table:table-cell office:value-type="float" office:value="31552" table:style-name="ce6">
            <text:p>31,552<text:s/></text:p>
          </table:table-cell>
          <table:table-cell office:value-type="float" office:value="27710" table:style-name="ce6">
            <text:p>27,710<text:s/></text:p>
          </table:table-cell>
          <table:table-cell office:value-type="float" office:value="6010" table:style-name="ce6">
            <text:p>6,010<text:s/></text:p>
          </table:table-cell>
          <table:table-cell office:value-type="float" office:value="35847" table:style-name="ce6">
            <text:p>35,847<text:s/></text:p>
          </table:table-cell>
          <table:table-cell office:value-type="float" office:value="25231" table:style-name="ce6">
            <text:p>25,231<text:s/></text:p>
          </table:table-cell>
          <table:table-cell office:value-type="float" office:value="22649" table:style-name="ce6">
            <text:p>22,649<text:s/></text:p>
          </table:table-cell>
          <table:table-cell office:value-type="float" office:value="20669" table:style-name="ce6">
            <text:p>20,669<text:s/></text:p>
          </table:table-cell>
          <table:table-cell office:value-type="float" office:value="15230" table:style-name="ce6">
            <text:p>15,230<text:s/></text:p>
          </table:table-cell>
          <table:table-cell office:value-type="float" office:value="179621" table:style-name="ce6">
            <text:p>179,621<text:s/></text:p>
          </table:table-cell>
          <table:table-cell office:value-type="float" office:value="49481" table:style-name="ce6">
            <text:p>49,481<text:s/></text:p>
          </table:table-cell>
          <table:table-cell office:value-type="float" office:value="21620" table:style-name="ce6">
            <text:p>21,620<text:s/></text:p>
          </table:table-cell>
          <table:table-cell office:value-type="float" office:value="21817" table:style-name="ce6">
            <text:p>21,817<text:s/></text:p>
          </table:table-cell>
          <table:table-cell office:value-type="float" office:value="51303" table:style-name="ce6">
            <text:p>51,303<text:s/></text:p>
          </table:table-cell>
          <table:table-cell office:value-type="float" office:value="39519" table:style-name="ce6">
            <text:p>39,519<text:s/></text:p>
          </table:table-cell>
          <table:table-cell office:value-type="float" office:value="30927" table:style-name="ce6">
            <text:p>30,927<text:s/></text:p>
          </table:table-cell>
          <table:table-cell office:value-type="float" office:value="22569" table:style-name="ce6">
            <text:p>22,569<text:s/></text:p>
          </table:table-cell>
          <table:table-cell office:value-type="float" office:value="10600" table:style-name="ce6">
            <text:p>10,600<text:s/></text:p>
          </table:table-cell>
          <table:table-cell office:value-type="float" office:value="27993" table:style-name="ce6">
            <text:p>27,993<text:s/></text:p>
          </table:table-cell>
          <table:table-cell office:value-type="float" office:value="7153" table:style-name="ce6">
            <text:p>7,153<text:s/></text:p>
          </table:table-cell>
          <table:table-cell office:value-type="float" office:value="7370" table:style-name="ce6">
            <text:p>7,370<text:s/></text:p>
          </table:table-cell>
          <table:table-cell office:value-type="float" office:value="17775" table:style-name="ce6">
            <text:p>17,775<text:s/></text:p>
          </table:table-cell>
          <table:table-cell office:value-type="float" office:value="7423" table:style-name="ce6">
            <text:p>7,423<text:s/></text:p>
          </table:table-cell>
          <table:table-cell office:value-type="float" office:value="3619" table:style-name="ce6">
            <text:p>3,619<text:s/></text:p>
          </table:table-cell>
          <table:table-cell office:value-type="float" office:value="2152" table:style-name="ce6">
            <text:p>2,152<text:s/></text:p>
          </table:table-cell>
          <table:table-cell office:value-type="float" office:value="10691" table:style-name="ce6">
            <text:p>10,691<text:s/></text:p>
          </table:table-cell>
          <table:table-cell office:value-type="float" office:value="9461" table:style-name="ce6">
            <text:p>9,461<text:s/></text:p>
          </table:table-cell>
          <table:table-cell office:value-type="float" office:value="9140" table:style-name="ce6">
            <text:p>9,140<text:s/></text:p>
          </table:table-cell>
          <table:table-cell office:value-type="float" office:value="44454" table:style-name="ce6">
            <text:p>44,454<text:s/></text:p>
          </table:table-cell>
          <table:table-cell office:value-type="float" office:value="7383" table:style-name="ce6">
            <text:p>7,383<text:s/></text:p>
          </table:table-cell>
          <table:table-cell office:value-type="float" office:value="13925" table:style-name="ce6">
            <text:p>13,925<text:s/></text:p>
          </table:table-cell>
          <table:table-cell office:value-type="float" office:value="7187" table:style-name="ce6">
            <text:p>7,187<text:s/></text:p>
          </table:table-cell>
          <table:table-cell office:value-type="float" office:value="19488" table:style-name="ce6">
            <text:p>19,488<text:s/></text:p>
          </table:table-cell>
          <table:table-cell office:value-type="float" office:value="20093" table:style-name="ce6">
            <text:p>20,093<text:s/></text:p>
          </table:table-cell>
          <table:table-cell office:value-type="float" office:value="34797" table:style-name="ce6">
            <text:p>34,797<text:s/></text:p>
          </table:table-cell>
          <table:table-cell office:value-type="float" office:value="43936" table:style-name="ce6">
            <text:p>43,936<text:s/></text:p>
          </table:table-cell>
          <table:table-cell office:value-type="float" office:value="38630" table:style-name="ce6">
            <text:p>38,630<text:s/></text:p>
          </table:table-cell>
          <table:table-cell office:value-type="float" office:value="24272" table:style-name="ce6">
            <text:p>24,272<text:s/></text:p>
          </table:table-cell>
          <table:table-cell office:value-type="float" office:value="34433" table:style-name="ce6">
            <text:p>34,433<text:s/></text:p>
          </table:table-cell>
          <table:table-cell office:value-type="float" office:value="97278" table:style-name="ce6">
            <text:p>97,278<text:s/></text:p>
          </table:table-cell>
          <table:table-cell office:value-type="float" office:value="18063" table:style-name="ce6">
            <text:p>18,063<text:s/></text:p>
          </table:table-cell>
          <table:table-cell office:value-type="float" office:value="37218" table:style-name="ce6">
            <text:p>37,218<text:s/></text:p>
          </table:table-cell>
          <table:table-cell office:value-type="float" office:value="36119" table:style-name="ce6">
            <text:p>36,119<text:s/></text:p>
          </table:table-cell>
          <table:table-cell office:value-type="float" office:value="22533" table:style-name="ce6">
            <text:p>22,533<text:s/></text:p>
          </table:table-cell>
          <table:table-cell office:value-type="float" office:value="60643" table:style-name="ce6">
            <text:p>60,643<text:s/></text:p>
          </table:table-cell>
          <table:table-cell office:value-type="float" office:value="17192" table:style-name="ce6">
            <text:p>17,192<text:s/></text:p>
          </table:table-cell>
          <table:table-cell office:value-type="float" office:value="17030" table:style-name="ce6">
            <text:p>17,030<text:s/></text:p>
          </table:table-cell>
          <table:table-cell office:value-type="float" office:value="10533" table:style-name="ce6">
            <text:p>10,533<text:s/></text:p>
          </table:table-cell>
          <table:table-cell office:value-type="float" office:value="16995" table:style-name="ce6">
            <text:p>16,995<text:s/></text:p>
          </table:table-cell>
          <table:table-cell office:value-type="float" office:value="11504" table:style-name="ce6">
            <text:p>11,504<text:s/></text:p>
          </table:table-cell>
          <table:table-cell office:value-type="float" office:value="34538" table:style-name="ce6">
            <text:p>34,538<text:s/></text:p>
          </table:table-cell>
          <table:table-cell office:value-type="float" office:value="14592" table:style-name="ce6">
            <text:p>14,592<text:s/></text:p>
          </table:table-cell>
          <table:table-cell office:value-type="float" office:value="12081" table:style-name="ce6">
            <text:p>12,081<text:s/></text:p>
          </table:table-cell>
          <table:table-cell office:value-type="float" office:value="13487" table:style-name="ce6">
            <text:p>13,487<text:s/></text:p>
          </table:table-cell>
          <table:table-cell office:value-type="float" office:value="22731" table:style-name="ce6">
            <text:p>22,731<text:s/></text:p>
          </table:table-cell>
          <table:table-cell office:value-type="float" office:value="20686" table:style-name="ce6">
            <text:p>20,686<text:s/></text:p>
          </table:table-cell>
          <table:table-cell office:value-type="float" office:value="18701" table:style-name="ce6">
            <text:p>18,701<text:s/></text:p>
          </table:table-cell>
          <table:table-cell office:value-type="float" office:value="24573" table:style-name="ce6">
            <text:p>24,573<text:s/></text:p>
          </table:table-cell>
          <table:table-cell office:value-type="float" office:value="10202" table:style-name="ce6">
            <text:p>10,202<text:s/></text:p>
          </table:table-cell>
          <table:table-cell office:value-type="float" office:value="10519" table:style-name="ce6">
            <text:p>10,519<text:s/></text:p>
          </table:table-cell>
          <table:table-cell office:value-type="float" office:value="4581" table:style-name="ce6">
            <text:p>4,581<text:s/></text:p>
          </table:table-cell>
          <table:table-cell office:value-type="float" office:value="2571" table:style-name="ce6">
            <text:p>2,571<text:s/></text:p>
          </table:table-cell>
          <table:table-cell office:value-type="float" office:value="6506" table:style-name="ce6">
            <text:p>6,506<text:s/></text:p>
          </table:table-cell>
          <table:table-cell office:value-type="float" office:value="8603" table:style-name="ce6">
            <text:p>8,603<text:s/></text:p>
          </table:table-cell>
          <table:table-cell office:value-type="float" office:value="10146" table:style-name="ce6">
            <text:p>10,146<text:s/></text:p>
          </table:table-cell>
          <table:table-cell office:value-type="float" office:value="14837" table:style-name="ce6">
            <text:p>14,837<text:s/></text:p>
          </table:table-cell>
          <table:table-cell office:value-type="float" office:value="14993" table:style-name="ce6">
            <text:p>14,993<text:s/></text:p>
          </table:table-cell>
          <table:table-cell office:value-type="float" office:value="22331" table:style-name="ce6">
            <text:p>22,331<text:s/></text:p>
          </table:table-cell>
          <table:table-cell office:value-type="float" office:value="26535" table:style-name="ce6">
            <text:p>26,535<text:s/></text:p>
          </table:table-cell>
          <table:table-cell office:value-type="float" office:value="12936" table:style-name="ce6">
            <text:p>12,936<text:s/></text:p>
          </table:table-cell>
          <table:table-cell office:value-type="float" office:value="11449" table:style-name="ce6">
            <text:p>11,449<text:s/></text:p>
          </table:table-cell>
          <table:table-cell office:value-type="float" office:value="11601" table:style-name="ce6">
            <text:p>11,601<text:s/></text:p>
          </table:table-cell>
          <table:table-cell office:value-type="float" office:value="11436" table:style-name="ce6">
            <text:p>11,436<text:s/></text:p>
          </table:table-cell>
          <table:table-cell office:value-type="float" office:value="11499" table:style-name="ce6">
            <text:p>11,499<text:s/></text:p>
          </table:table-cell>
          <table:table-cell office:value-type="float" office:value="8976" table:style-name="ce6">
            <text:p>8,976<text:s/></text:p>
          </table:table-cell>
          <table:table-cell office:value-type="float" office:value="9185" table:style-name="ce6">
            <text:p>9,185<text:s/></text:p>
          </table:table-cell>
          <table:table-cell table:number-columns-repeated="16275"/>
        </table:table-row>
        <table:table-row table:style-name="ro2">
          <table:table-cell office:value-type="date" office:date-value="2019-04-28T00:00:00" table:style-name="ce5">
            <text:p>2019/4/28</text:p>
          </table:table-cell>
          <table:table-cell office:value-type="float" office:value="5552" table:style-name="ce6">
            <text:p>5,552<text:s/></text:p>
          </table:table-cell>
          <table:table-cell office:value-type="float" office:value="9697" table:style-name="ce6">
            <text:p>9,697<text:s/></text:p>
          </table:table-cell>
          <table:table-cell office:value-type="float" office:value="21677" table:style-name="ce6">
            <text:p>21,677<text:s/></text:p>
          </table:table-cell>
          <table:table-cell office:value-type="float" office:value="43149" table:style-name="ce6">
            <text:p>43,149<text:s/></text:p>
          </table:table-cell>
          <table:table-cell office:value-type="float" office:value="15122" table:style-name="ce6">
            <text:p>15,122<text:s/></text:p>
          </table:table-cell>
          <table:table-cell office:value-type="float" office:value="10536" table:style-name="ce6">
            <text:p>10,536<text:s/></text:p>
          </table:table-cell>
          <table:table-cell office:value-type="float" office:value="7858" table:style-name="ce6">
            <text:p>7,858<text:s/></text:p>
          </table:table-cell>
          <table:table-cell office:value-type="float" office:value="3635" table:style-name="ce6">
            <text:p>3,635<text:s/></text:p>
          </table:table-cell>
          <table:table-cell office:value-type="float" office:value="2368" table:style-name="ce6">
            <text:p>2,368<text:s/></text:p>
          </table:table-cell>
          <table:table-cell office:value-type="float" office:value="7886" table:style-name="ce6">
            <text:p>7,886<text:s/></text:p>
          </table:table-cell>
          <table:table-cell office:value-type="float" office:value="1739" table:style-name="ce6">
            <text:p>1,739<text:s/></text:p>
          </table:table-cell>
          <table:table-cell office:value-type="float" office:value="3152" table:style-name="ce6">
            <text:p>3,152<text:s/></text:p>
          </table:table-cell>
          <table:table-cell office:value-type="float" office:value="9695" table:style-name="ce6">
            <text:p>9,695<text:s/></text:p>
          </table:table-cell>
          <table:table-cell office:value-type="float" office:value="6532" table:style-name="ce6">
            <text:p>6,532<text:s/></text:p>
          </table:table-cell>
          <table:table-cell office:value-type="float" office:value="11891" table:style-name="ce6">
            <text:p>11,891<text:s/></text:p>
          </table:table-cell>
          <table:table-cell office:value-type="float" office:value="5192" table:style-name="ce6">
            <text:p>5,192<text:s/></text:p>
          </table:table-cell>
          <table:table-cell office:value-type="float" office:value="6450" table:style-name="ce6">
            <text:p>6,450<text:s/></text:p>
          </table:table-cell>
          <table:table-cell office:value-type="float" office:value="3940" table:style-name="ce6">
            <text:p>3,940<text:s/></text:p>
          </table:table-cell>
          <table:table-cell office:value-type="float" office:value="7543" table:style-name="ce6">
            <text:p>7,543<text:s/></text:p>
          </table:table-cell>
          <table:table-cell office:value-type="float" office:value="4030" table:style-name="ce6">
            <text:p>4,030<text:s/></text:p>
          </table:table-cell>
          <table:table-cell office:value-type="float" office:value="5454" table:style-name="ce6">
            <text:p>5,454<text:s/></text:p>
          </table:table-cell>
          <table:table-cell office:value-type="float" office:value="6106" table:style-name="ce6">
            <text:p>6,106<text:s/></text:p>
          </table:table-cell>
          <table:table-cell office:value-type="float" office:value="2337" table:style-name="ce6">
            <text:p>2,337<text:s/></text:p>
          </table:table-cell>
          <table:table-cell office:value-type="float" office:value="18061" table:style-name="ce6">
            <text:p>18,061<text:s/></text:p>
          </table:table-cell>
          <table:table-cell office:value-type="float" office:value="2224" table:style-name="ce6">
            <text:p>2,224<text:s/></text:p>
          </table:table-cell>
          <table:table-cell office:value-type="float" office:value="16472" table:style-name="ce6">
            <text:p>16,472<text:s/></text:p>
          </table:table-cell>
          <table:table-cell office:value-type="float" office:value="9115" table:style-name="ce6">
            <text:p>9,115<text:s/></text:p>
          </table:table-cell>
          <table:table-cell office:value-type="float" office:value="13234" table:style-name="ce6">
            <text:p>13,234<text:s/></text:p>
          </table:table-cell>
          <table:table-cell office:value-type="float" office:value="14405" table:style-name="ce6">
            <text:p>14,405<text:s/></text:p>
          </table:table-cell>
          <table:table-cell office:value-type="float" office:value="14820" table:style-name="ce6">
            <text:p>14,820<text:s/></text:p>
          </table:table-cell>
          <table:table-cell office:value-type="float" office:value="8360" table:style-name="ce6">
            <text:p>8,360<text:s/></text:p>
          </table:table-cell>
          <table:table-cell office:value-type="float" office:value="31708" table:style-name="ce6">
            <text:p>31,708<text:s/></text:p>
          </table:table-cell>
          <table:table-cell office:value-type="float" office:value="16352" table:style-name="ce6">
            <text:p>16,352<text:s/></text:p>
          </table:table-cell>
          <table:table-cell office:value-type="float" office:value="23855" table:style-name="ce6">
            <text:p>23,855<text:s/></text:p>
          </table:table-cell>
          <table:table-cell office:value-type="float" office:value="24763" table:style-name="ce6">
            <text:p>24,763<text:s/></text:p>
          </table:table-cell>
          <table:table-cell office:value-type="float" office:value="4899" table:style-name="ce6">
            <text:p>4,899<text:s/></text:p>
          </table:table-cell>
          <table:table-cell office:value-type="float" office:value="28868" table:style-name="ce6">
            <text:p>28,868<text:s/></text:p>
          </table:table-cell>
          <table:table-cell office:value-type="float" office:value="20377" table:style-name="ce6">
            <text:p>20,377<text:s/></text:p>
          </table:table-cell>
          <table:table-cell office:value-type="float" office:value="18804" table:style-name="ce6">
            <text:p>18,804<text:s/></text:p>
          </table:table-cell>
          <table:table-cell office:value-type="float" office:value="17278" table:style-name="ce6">
            <text:p>17,278<text:s/></text:p>
          </table:table-cell>
          <table:table-cell office:value-type="float" office:value="12485" table:style-name="ce6">
            <text:p>12,485<text:s/></text:p>
          </table:table-cell>
          <table:table-cell office:value-type="float" office:value="178608" table:style-name="ce6">
            <text:p>178,608<text:s/></text:p>
          </table:table-cell>
          <table:table-cell office:value-type="float" office:value="42365" table:style-name="ce6">
            <text:p>42,365<text:s/></text:p>
          </table:table-cell>
          <table:table-cell office:value-type="float" office:value="16690" table:style-name="ce6">
            <text:p>16,690<text:s/></text:p>
          </table:table-cell>
          <table:table-cell office:value-type="float" office:value="20547" table:style-name="ce6">
            <text:p>20,547<text:s/></text:p>
          </table:table-cell>
          <table:table-cell office:value-type="float" office:value="44147" table:style-name="ce6">
            <text:p>44,147<text:s/></text:p>
          </table:table-cell>
          <table:table-cell office:value-type="float" office:value="33823" table:style-name="ce6">
            <text:p>33,823<text:s/></text:p>
          </table:table-cell>
          <table:table-cell office:value-type="float" office:value="26029" table:style-name="ce6">
            <text:p>26,029<text:s/></text:p>
          </table:table-cell>
          <table:table-cell office:value-type="float" office:value="21147" table:style-name="ce6">
            <text:p>21,147<text:s/></text:p>
          </table:table-cell>
          <table:table-cell office:value-type="float" office:value="8099" table:style-name="ce6">
            <text:p>8,099<text:s/></text:p>
          </table:table-cell>
          <table:table-cell office:value-type="float" office:value="22590" table:style-name="ce6">
            <text:p>22,590<text:s/></text:p>
          </table:table-cell>
          <table:table-cell office:value-type="float" office:value="6096" table:style-name="ce6">
            <text:p>6,096<text:s/></text:p>
          </table:table-cell>
          <table:table-cell office:value-type="float" office:value="6277" table:style-name="ce6">
            <text:p>6,277<text:s/></text:p>
          </table:table-cell>
          <table:table-cell office:value-type="float" office:value="15230" table:style-name="ce6">
            <text:p>15,230<text:s/></text:p>
          </table:table-cell>
          <table:table-cell office:value-type="float" office:value="7291" table:style-name="ce6">
            <text:p>7,291<text:s/></text:p>
          </table:table-cell>
          <table:table-cell office:value-type="float" office:value="2980" table:style-name="ce6">
            <text:p>2,980<text:s/></text:p>
          </table:table-cell>
          <table:table-cell office:value-type="float" office:value="1784" table:style-name="ce6">
            <text:p>1,784<text:s/></text:p>
          </table:table-cell>
          <table:table-cell office:value-type="float" office:value="8060" table:style-name="ce6">
            <text:p>8,060<text:s/></text:p>
          </table:table-cell>
          <table:table-cell office:value-type="float" office:value="7877" table:style-name="ce6">
            <text:p>7,877<text:s/></text:p>
          </table:table-cell>
          <table:table-cell office:value-type="float" office:value="8507" table:style-name="ce6">
            <text:p>8,507<text:s/></text:p>
          </table:table-cell>
          <table:table-cell office:value-type="float" office:value="42687" table:style-name="ce6">
            <text:p>42,687<text:s/></text:p>
          </table:table-cell>
          <table:table-cell office:value-type="float" office:value="6590" table:style-name="ce6">
            <text:p>6,590<text:s/></text:p>
          </table:table-cell>
          <table:table-cell office:value-type="float" office:value="12631" table:style-name="ce6">
            <text:p>12,631<text:s/></text:p>
          </table:table-cell>
          <table:table-cell office:value-type="float" office:value="5779" table:style-name="ce6">
            <text:p>5,779<text:s/></text:p>
          </table:table-cell>
          <table:table-cell office:value-type="float" office:value="16463" table:style-name="ce6">
            <text:p>16,463<text:s/></text:p>
          </table:table-cell>
          <table:table-cell office:value-type="float" office:value="16215" table:style-name="ce6">
            <text:p>16,215<text:s/></text:p>
          </table:table-cell>
          <table:table-cell office:value-type="float" office:value="28278" table:style-name="ce6">
            <text:p>28,278<text:s/></text:p>
          </table:table-cell>
          <table:table-cell office:value-type="float" office:value="40414" table:style-name="ce6">
            <text:p>40,414<text:s/></text:p>
          </table:table-cell>
          <table:table-cell office:value-type="float" office:value="31004" table:style-name="ce6">
            <text:p>31,004<text:s/></text:p>
          </table:table-cell>
          <table:table-cell office:value-type="float" office:value="19553" table:style-name="ce6">
            <text:p>19,553<text:s/></text:p>
          </table:table-cell>
          <table:table-cell office:value-type="float" office:value="30672" table:style-name="ce6">
            <text:p>30,672<text:s/></text:p>
          </table:table-cell>
          <table:table-cell office:value-type="float" office:value="82905" table:style-name="ce6">
            <text:p>82,905<text:s/></text:p>
          </table:table-cell>
          <table:table-cell office:value-type="float" office:value="14569" table:style-name="ce6">
            <text:p>14,569<text:s/></text:p>
          </table:table-cell>
          <table:table-cell office:value-type="float" office:value="29584" table:style-name="ce6">
            <text:p>29,584<text:s/></text:p>
          </table:table-cell>
          <table:table-cell office:value-type="float" office:value="27431" table:style-name="ce6">
            <text:p>27,431<text:s/></text:p>
          </table:table-cell>
          <table:table-cell office:value-type="float" office:value="18921" table:style-name="ce6">
            <text:p>18,921<text:s/></text:p>
          </table:table-cell>
          <table:table-cell office:value-type="float" office:value="53256" table:style-name="ce6">
            <text:p>53,256<text:s/></text:p>
          </table:table-cell>
          <table:table-cell office:value-type="float" office:value="14007" table:style-name="ce6">
            <text:p>14,007<text:s/></text:p>
          </table:table-cell>
          <table:table-cell office:value-type="float" office:value="13926" table:style-name="ce6">
            <text:p>13,926<text:s/></text:p>
          </table:table-cell>
          <table:table-cell office:value-type="float" office:value="8247" table:style-name="ce6">
            <text:p>8,247<text:s/></text:p>
          </table:table-cell>
          <table:table-cell office:value-type="float" office:value="14920" table:style-name="ce6">
            <text:p>14,920<text:s/></text:p>
          </table:table-cell>
          <table:table-cell office:value-type="float" office:value="10564" table:style-name="ce6">
            <text:p>10,564<text:s/></text:p>
          </table:table-cell>
          <table:table-cell office:value-type="float" office:value="30225" table:style-name="ce6">
            <text:p>30,225<text:s/></text:p>
          </table:table-cell>
          <table:table-cell office:value-type="float" office:value="11449" table:style-name="ce6">
            <text:p>11,449<text:s/></text:p>
          </table:table-cell>
          <table:table-cell office:value-type="float" office:value="10761" table:style-name="ce6">
            <text:p>10,761<text:s/></text:p>
          </table:table-cell>
          <table:table-cell office:value-type="float" office:value="11603" table:style-name="ce6">
            <text:p>11,603<text:s/></text:p>
          </table:table-cell>
          <table:table-cell office:value-type="float" office:value="18146" table:style-name="ce6">
            <text:p>18,146<text:s/></text:p>
          </table:table-cell>
          <table:table-cell office:value-type="float" office:value="18061" table:style-name="ce6">
            <text:p>18,061<text:s/></text:p>
          </table:table-cell>
          <table:table-cell office:value-type="float" office:value="15190" table:style-name="ce6">
            <text:p>15,190<text:s/></text:p>
          </table:table-cell>
          <table:table-cell office:value-type="float" office:value="22595" table:style-name="ce6">
            <text:p>22,595<text:s/></text:p>
          </table:table-cell>
          <table:table-cell office:value-type="float" office:value="7198" table:style-name="ce6">
            <text:p>7,198<text:s/></text:p>
          </table:table-cell>
          <table:table-cell office:value-type="float" office:value="8243" table:style-name="ce6">
            <text:p>8,243<text:s/></text:p>
          </table:table-cell>
          <table:table-cell office:value-type="float" office:value="3880" table:style-name="ce6">
            <text:p>3,880<text:s/></text:p>
          </table:table-cell>
          <table:table-cell office:value-type="float" office:value="2283" table:style-name="ce6">
            <text:p>2,283<text:s/></text:p>
          </table:table-cell>
          <table:table-cell office:value-type="float" office:value="5746" table:style-name="ce6">
            <text:p>5,746<text:s/></text:p>
          </table:table-cell>
          <table:table-cell office:value-type="float" office:value="6683" table:style-name="ce6">
            <text:p>6,683<text:s/></text:p>
          </table:table-cell>
          <table:table-cell office:value-type="float" office:value="8219" table:style-name="ce6">
            <text:p>8,219<text:s/></text:p>
          </table:table-cell>
          <table:table-cell office:value-type="float" office:value="13142" table:style-name="ce6">
            <text:p>13,142<text:s/></text:p>
          </table:table-cell>
          <table:table-cell office:value-type="float" office:value="12825" table:style-name="ce6">
            <text:p>12,825<text:s/></text:p>
          </table:table-cell>
          <table:table-cell office:value-type="float" office:value="21098" table:style-name="ce6">
            <text:p>21,098<text:s/></text:p>
          </table:table-cell>
          <table:table-cell office:value-type="float" office:value="24367" table:style-name="ce6">
            <text:p>24,367<text:s/></text:p>
          </table:table-cell>
          <table:table-cell office:value-type="float" office:value="11052" table:style-name="ce6">
            <text:p>11,052<text:s/></text:p>
          </table:table-cell>
          <table:table-cell office:value-type="float" office:value="9504" table:style-name="ce6">
            <text:p>9,504<text:s/></text:p>
          </table:table-cell>
          <table:table-cell office:value-type="float" office:value="9472" table:style-name="ce6">
            <text:p>9,472<text:s/></text:p>
          </table:table-cell>
          <table:table-cell office:value-type="float" office:value="9608" table:style-name="ce6">
            <text:p>9,608<text:s/></text:p>
          </table:table-cell>
          <table:table-cell office:value-type="float" office:value="9556" table:style-name="ce6">
            <text:p>9,556<text:s/></text:p>
          </table:table-cell>
          <table:table-cell office:value-type="float" office:value="7481" table:style-name="ce6">
            <text:p>7,481<text:s/></text:p>
          </table:table-cell>
          <table:table-cell office:value-type="float" office:value="7457" table:style-name="ce6">
            <text:p>7,457<text:s/></text:p>
          </table:table-cell>
          <table:table-cell table:number-columns-repeated="16275"/>
        </table:table-row>
        <table:table-row table:style-name="ro2">
          <table:table-cell office:value-type="date" office:date-value="2019-04-29T00:00:00" table:style-name="ce5">
            <text:p>2019/4/29</text:p>
          </table:table-cell>
          <table:table-cell office:value-type="float" office:value="6478" table:style-name="ce6">
            <text:p>6,478<text:s/></text:p>
          </table:table-cell>
          <table:table-cell office:value-type="float" office:value="15906" table:style-name="ce6">
            <text:p>15,906<text:s/></text:p>
          </table:table-cell>
          <table:table-cell office:value-type="float" office:value="41967" table:style-name="ce6">
            <text:p>41,967<text:s/></text:p>
          </table:table-cell>
          <table:table-cell office:value-type="float" office:value="45145" table:style-name="ce6">
            <text:p>45,145<text:s/></text:p>
          </table:table-cell>
          <table:table-cell office:value-type="float" office:value="28219" table:style-name="ce6">
            <text:p>28,219<text:s/></text:p>
          </table:table-cell>
          <table:table-cell office:value-type="float" office:value="15755" table:style-name="ce6">
            <text:p>15,755<text:s/></text:p>
          </table:table-cell>
          <table:table-cell office:value-type="float" office:value="12289" table:style-name="ce6">
            <text:p>12,289<text:s/></text:p>
          </table:table-cell>
          <table:table-cell office:value-type="float" office:value="4295" table:style-name="ce6">
            <text:p>4,295<text:s/></text:p>
          </table:table-cell>
          <table:table-cell office:value-type="float" office:value="3323" table:style-name="ce6">
            <text:p>3,323<text:s/></text:p>
          </table:table-cell>
          <table:table-cell office:value-type="float" office:value="14536" table:style-name="ce6">
            <text:p>14,536<text:s/></text:p>
          </table:table-cell>
          <table:table-cell office:value-type="float" office:value="2742" table:style-name="ce6">
            <text:p>2,742<text:s/></text:p>
          </table:table-cell>
          <table:table-cell office:value-type="float" office:value="4438" table:style-name="ce6">
            <text:p>4,438<text:s/></text:p>
          </table:table-cell>
          <table:table-cell office:value-type="float" office:value="6969" table:style-name="ce6">
            <text:p>6,969<text:s/></text:p>
          </table:table-cell>
          <table:table-cell office:value-type="float" office:value="10366" table:style-name="ce6">
            <text:p>10,366<text:s/></text:p>
          </table:table-cell>
          <table:table-cell office:value-type="float" office:value="11941" table:style-name="ce6">
            <text:p>11,941<text:s/></text:p>
          </table:table-cell>
          <table:table-cell office:value-type="float" office:value="18292" table:style-name="ce6">
            <text:p>18,292<text:s/></text:p>
          </table:table-cell>
          <table:table-cell office:value-type="float" office:value="17889" table:style-name="ce6">
            <text:p>17,889<text:s/></text:p>
          </table:table-cell>
          <table:table-cell office:value-type="float" office:value="5856" table:style-name="ce6">
            <text:p>5,856<text:s/></text:p>
          </table:table-cell>
          <table:table-cell office:value-type="float" office:value="9075" table:style-name="ce6">
            <text:p>9,075<text:s/></text:p>
          </table:table-cell>
          <table:table-cell office:value-type="float" office:value="3342" table:style-name="ce6">
            <text:p>3,342<text:s/></text:p>
          </table:table-cell>
          <table:table-cell office:value-type="float" office:value="8722" table:style-name="ce6">
            <text:p>8,722<text:s/></text:p>
          </table:table-cell>
          <table:table-cell office:value-type="float" office:value="8525" table:style-name="ce6">
            <text:p>8,525<text:s/></text:p>
          </table:table-cell>
          <table:table-cell office:value-type="float" office:value="5549" table:style-name="ce6">
            <text:p>5,549<text:s/></text:p>
          </table:table-cell>
          <table:table-cell office:value-type="float" office:value="29983" table:style-name="ce6">
            <text:p>29,983<text:s/></text:p>
          </table:table-cell>
          <table:table-cell office:value-type="float" office:value="2369" table:style-name="ce6">
            <text:p>2,369<text:s/></text:p>
          </table:table-cell>
          <table:table-cell office:value-type="float" office:value="14308" table:style-name="ce6">
            <text:p>14,308<text:s/></text:p>
          </table:table-cell>
          <table:table-cell office:value-type="float" office:value="11303" table:style-name="ce6">
            <text:p>11,303<text:s/></text:p>
          </table:table-cell>
          <table:table-cell office:value-type="float" office:value="17337" table:style-name="ce6">
            <text:p>17,337<text:s/></text:p>
          </table:table-cell>
          <table:table-cell office:value-type="float" office:value="22013" table:style-name="ce6">
            <text:p>22,013<text:s/></text:p>
          </table:table-cell>
          <table:table-cell office:value-type="float" office:value="17123" table:style-name="ce6">
            <text:p>17,123<text:s/></text:p>
          </table:table-cell>
          <table:table-cell office:value-type="float" office:value="10163" table:style-name="ce6">
            <text:p>10,163<text:s/></text:p>
          </table:table-cell>
          <table:table-cell office:value-type="float" office:value="28489" table:style-name="ce6">
            <text:p>28,489<text:s/></text:p>
          </table:table-cell>
          <table:table-cell office:value-type="float" office:value="17420" table:style-name="ce6">
            <text:p>17,420<text:s/></text:p>
          </table:table-cell>
          <table:table-cell office:value-type="float" office:value="33982" table:style-name="ce6">
            <text:p>33,982<text:s/></text:p>
          </table:table-cell>
          <table:table-cell office:value-type="float" office:value="28683" table:style-name="ce6">
            <text:p>28,683<text:s/></text:p>
          </table:table-cell>
          <table:table-cell office:value-type="float" office:value="12134" table:style-name="ce6">
            <text:p>12,134<text:s/></text:p>
          </table:table-cell>
          <table:table-cell office:value-type="float" office:value="37001" table:style-name="ce6">
            <text:p>37,001<text:s/></text:p>
          </table:table-cell>
          <table:table-cell office:value-type="float" office:value="27305" table:style-name="ce6">
            <text:p>27,305<text:s/></text:p>
          </table:table-cell>
          <table:table-cell office:value-type="float" office:value="26239" table:style-name="ce6">
            <text:p>26,239<text:s/></text:p>
          </table:table-cell>
          <table:table-cell office:value-type="float" office:value="22675" table:style-name="ce6">
            <text:p>22,675<text:s/></text:p>
          </table:table-cell>
          <table:table-cell office:value-type="float" office:value="25764" table:style-name="ce6">
            <text:p>25,764<text:s/></text:p>
          </table:table-cell>
          <table:table-cell office:value-type="float" office:value="153075" table:style-name="ce6">
            <text:p>153,075<text:s/></text:p>
          </table:table-cell>
          <table:table-cell office:value-type="float" office:value="41107" table:style-name="ce6">
            <text:p>41,107<text:s/></text:p>
          </table:table-cell>
          <table:table-cell office:value-type="float" office:value="24606" table:style-name="ce6">
            <text:p>24,606<text:s/></text:p>
          </table:table-cell>
          <table:table-cell office:value-type="float" office:value="26089" table:style-name="ce6">
            <text:p>26,089<text:s/></text:p>
          </table:table-cell>
          <table:table-cell office:value-type="float" office:value="27916" table:style-name="ce6">
            <text:p>27,916<text:s/></text:p>
          </table:table-cell>
          <table:table-cell office:value-type="float" office:value="36054" table:style-name="ce6">
            <text:p>36,054<text:s/></text:p>
          </table:table-cell>
          <table:table-cell office:value-type="float" office:value="29968" table:style-name="ce6">
            <text:p>29,968<text:s/></text:p>
          </table:table-cell>
          <table:table-cell office:value-type="float" office:value="23721" table:style-name="ce6">
            <text:p>23,721<text:s/></text:p>
          </table:table-cell>
          <table:table-cell office:value-type="float" office:value="13780" table:style-name="ce6">
            <text:p>13,780<text:s/></text:p>
          </table:table-cell>
          <table:table-cell office:value-type="float" office:value="31754" table:style-name="ce6">
            <text:p>31,754<text:s/></text:p>
          </table:table-cell>
          <table:table-cell office:value-type="float" office:value="7550" table:style-name="ce6">
            <text:p>7,550<text:s/></text:p>
          </table:table-cell>
          <table:table-cell office:value-type="float" office:value="9742" table:style-name="ce6">
            <text:p>9,742<text:s/></text:p>
          </table:table-cell>
          <table:table-cell office:value-type="float" office:value="18404" table:style-name="ce6">
            <text:p>18,404<text:s/></text:p>
          </table:table-cell>
          <table:table-cell office:value-type="float" office:value="5638" table:style-name="ce6">
            <text:p>5,638<text:s/></text:p>
          </table:table-cell>
          <table:table-cell office:value-type="float" office:value="3668" table:style-name="ce6">
            <text:p>3,668<text:s/></text:p>
          </table:table-cell>
          <table:table-cell office:value-type="float" office:value="3399" table:style-name="ce6">
            <text:p>3,399<text:s/></text:p>
          </table:table-cell>
          <table:table-cell office:value-type="float" office:value="12857" table:style-name="ce6">
            <text:p>12,857<text:s/></text:p>
          </table:table-cell>
          <table:table-cell office:value-type="float" office:value="9322" table:style-name="ce6">
            <text:p>9,322<text:s/></text:p>
          </table:table-cell>
          <table:table-cell office:value-type="float" office:value="9450" table:style-name="ce6">
            <text:p>9,450<text:s/></text:p>
          </table:table-cell>
          <table:table-cell office:value-type="float" office:value="38254" table:style-name="ce6">
            <text:p>38,254<text:s/></text:p>
          </table:table-cell>
          <table:table-cell office:value-type="float" office:value="8975" table:style-name="ce6">
            <text:p>8,975<text:s/></text:p>
          </table:table-cell>
          <table:table-cell office:value-type="float" office:value="14189" table:style-name="ce6">
            <text:p>14,189<text:s/></text:p>
          </table:table-cell>
          <table:table-cell office:value-type="float" office:value="7489" table:style-name="ce6">
            <text:p>7,489<text:s/></text:p>
          </table:table-cell>
          <table:table-cell office:value-type="float" office:value="22224" table:style-name="ce6">
            <text:p>22,224<text:s/></text:p>
          </table:table-cell>
          <table:table-cell office:value-type="float" office:value="26866" table:style-name="ce6">
            <text:p>26,866<text:s/></text:p>
          </table:table-cell>
          <table:table-cell office:value-type="float" office:value="30926" table:style-name="ce6">
            <text:p>30,926<text:s/></text:p>
          </table:table-cell>
          <table:table-cell office:value-type="float" office:value="39537" table:style-name="ce6">
            <text:p>39,537<text:s/></text:p>
          </table:table-cell>
          <table:table-cell office:value-type="float" office:value="43011" table:style-name="ce6">
            <text:p>43,011<text:s/></text:p>
          </table:table-cell>
          <table:table-cell office:value-type="float" office:value="26240" table:style-name="ce6">
            <text:p>26,240<text:s/></text:p>
          </table:table-cell>
          <table:table-cell office:value-type="float" office:value="32179" table:style-name="ce6">
            <text:p>32,179<text:s/></text:p>
          </table:table-cell>
          <table:table-cell office:value-type="float" office:value="71871" table:style-name="ce6">
            <text:p>71,871<text:s/></text:p>
          </table:table-cell>
          <table:table-cell office:value-type="float" office:value="23175" table:style-name="ce6">
            <text:p>23,175<text:s/></text:p>
          </table:table-cell>
          <table:table-cell office:value-type="float" office:value="34004" table:style-name="ce6">
            <text:p>34,004<text:s/></text:p>
          </table:table-cell>
          <table:table-cell office:value-type="float" office:value="34323" table:style-name="ce6">
            <text:p>34,323<text:s/></text:p>
          </table:table-cell>
          <table:table-cell office:value-type="float" office:value="21588" table:style-name="ce6">
            <text:p>21,588<text:s/></text:p>
          </table:table-cell>
          <table:table-cell office:value-type="float" office:value="61072" table:style-name="ce6">
            <text:p>61,072<text:s/></text:p>
          </table:table-cell>
          <table:table-cell office:value-type="float" office:value="20896" table:style-name="ce6">
            <text:p>20,896<text:s/></text:p>
          </table:table-cell>
          <table:table-cell office:value-type="float" office:value="17031" table:style-name="ce6">
            <text:p>17,031<text:s/></text:p>
          </table:table-cell>
          <table:table-cell office:value-type="float" office:value="14691" table:style-name="ce6">
            <text:p>14,691<text:s/></text:p>
          </table:table-cell>
          <table:table-cell office:value-type="float" office:value="18425" table:style-name="ce6">
            <text:p>18,425<text:s/></text:p>
          </table:table-cell>
          <table:table-cell office:value-type="float" office:value="14974" table:style-name="ce6">
            <text:p>14,974<text:s/></text:p>
          </table:table-cell>
          <table:table-cell office:value-type="float" office:value="35938" table:style-name="ce6">
            <text:p>35,938<text:s/></text:p>
          </table:table-cell>
          <table:table-cell office:value-type="float" office:value="18605" table:style-name="ce6">
            <text:p>18,605<text:s/></text:p>
          </table:table-cell>
          <table:table-cell office:value-type="float" office:value="8821" table:style-name="ce6">
            <text:p>8,821<text:s/></text:p>
          </table:table-cell>
          <table:table-cell office:value-type="float" office:value="13796" table:style-name="ce6">
            <text:p>13,796<text:s/></text:p>
          </table:table-cell>
          <table:table-cell office:value-type="float" office:value="41431" table:style-name="ce6">
            <text:p>41,431<text:s/></text:p>
          </table:table-cell>
          <table:table-cell office:value-type="float" office:value="24161" table:style-name="ce6">
            <text:p>24,161<text:s/></text:p>
          </table:table-cell>
          <table:table-cell office:value-type="float" office:value="25059" table:style-name="ce6">
            <text:p>25,059<text:s/></text:p>
          </table:table-cell>
          <table:table-cell office:value-type="float" office:value="27159" table:style-name="ce6">
            <text:p>27,159<text:s/></text:p>
          </table:table-cell>
          <table:table-cell office:value-type="float" office:value="12980" table:style-name="ce6">
            <text:p>12,980<text:s/></text:p>
          </table:table-cell>
          <table:table-cell office:value-type="float" office:value="10841" table:style-name="ce6">
            <text:p>10,841<text:s/></text:p>
          </table:table-cell>
          <table:table-cell office:value-type="float" office:value="5419" table:style-name="ce6">
            <text:p>5,419<text:s/></text:p>
          </table:table-cell>
          <table:table-cell office:value-type="float" office:value="4927" table:style-name="ce6">
            <text:p>4,927<text:s/></text:p>
          </table:table-cell>
          <table:table-cell office:value-type="float" office:value="6512" table:style-name="ce6">
            <text:p>6,512<text:s/></text:p>
          </table:table-cell>
          <table:table-cell office:value-type="float" office:value="10162" table:style-name="ce6">
            <text:p>10,162<text:s/></text:p>
          </table:table-cell>
          <table:table-cell office:value-type="float" office:value="9514" table:style-name="ce6">
            <text:p>9,514<text:s/></text:p>
          </table:table-cell>
          <table:table-cell office:value-type="float" office:value="14526" table:style-name="ce6">
            <text:p>14,526<text:s/></text:p>
          </table:table-cell>
          <table:table-cell office:value-type="float" office:value="19007" table:style-name="ce6">
            <text:p>19,007<text:s/></text:p>
          </table:table-cell>
          <table:table-cell office:value-type="float" office:value="30749" table:style-name="ce6">
            <text:p>30,749<text:s/></text:p>
          </table:table-cell>
          <table:table-cell office:value-type="float" office:value="27571" table:style-name="ce6">
            <text:p>27,571<text:s/></text:p>
          </table:table-cell>
          <table:table-cell office:value-type="float" office:value="14994" table:style-name="ce6">
            <text:p>14,994<text:s/></text:p>
          </table:table-cell>
          <table:table-cell office:value-type="float" office:value="12502" table:style-name="ce6">
            <text:p>12,502<text:s/></text:p>
          </table:table-cell>
          <table:table-cell office:value-type="float" office:value="12346" table:style-name="ce6">
            <text:p>12,346<text:s/></text:p>
          </table:table-cell>
          <table:table-cell office:value-type="float" office:value="13206" table:style-name="ce6">
            <text:p>13,206<text:s/></text:p>
          </table:table-cell>
          <table:table-cell office:value-type="float" office:value="12087" table:style-name="ce6">
            <text:p>12,087<text:s/></text:p>
          </table:table-cell>
          <table:table-cell office:value-type="float" office:value="11070" table:style-name="ce6">
            <text:p>11,070<text:s/></text:p>
          </table:table-cell>
          <table:table-cell office:value-type="float" office:value="9833" table:style-name="ce6">
            <text:p>9,833<text:s/></text:p>
          </table:table-cell>
          <table:table-cell table:number-columns-repeated="16275"/>
        </table:table-row>
        <table:table-row table:style-name="ro2">
          <table:table-cell office:value-type="date" office:date-value="2019-04-30T00:00:00" table:style-name="ce5">
            <text:p>2019/4/30</text:p>
          </table:table-cell>
          <table:table-cell office:value-type="float" office:value="6712" table:style-name="ce6">
            <text:p>6,712<text:s/></text:p>
          </table:table-cell>
          <table:table-cell office:value-type="float" office:value="16880" table:style-name="ce6">
            <text:p>16,880<text:s/></text:p>
          </table:table-cell>
          <table:table-cell office:value-type="float" office:value="43528" table:style-name="ce6">
            <text:p>43,528<text:s/></text:p>
          </table:table-cell>
          <table:table-cell office:value-type="float" office:value="51872" table:style-name="ce6">
            <text:p>51,872<text:s/></text:p>
          </table:table-cell>
          <table:table-cell office:value-type="float" office:value="28691" table:style-name="ce6">
            <text:p>28,691<text:s/></text:p>
          </table:table-cell>
          <table:table-cell office:value-type="float" office:value="16595" table:style-name="ce6">
            <text:p>16,595<text:s/></text:p>
          </table:table-cell>
          <table:table-cell office:value-type="float" office:value="13126" table:style-name="ce6">
            <text:p>13,126<text:s/></text:p>
          </table:table-cell>
          <table:table-cell office:value-type="float" office:value="4548" table:style-name="ce6">
            <text:p>4,548<text:s/></text:p>
          </table:table-cell>
          <table:table-cell office:value-type="float" office:value="3423" table:style-name="ce6">
            <text:p>3,423<text:s/></text:p>
          </table:table-cell>
          <table:table-cell office:value-type="float" office:value="14974" table:style-name="ce6">
            <text:p>14,974<text:s/></text:p>
          </table:table-cell>
          <table:table-cell office:value-type="float" office:value="2816" table:style-name="ce6">
            <text:p>2,816<text:s/></text:p>
          </table:table-cell>
          <table:table-cell office:value-type="float" office:value="4636" table:style-name="ce6">
            <text:p>4,636<text:s/></text:p>
          </table:table-cell>
          <table:table-cell office:value-type="float" office:value="8544" table:style-name="ce6">
            <text:p>8,544<text:s/></text:p>
          </table:table-cell>
          <table:table-cell office:value-type="float" office:value="10964" table:style-name="ce6">
            <text:p>10,964<text:s/></text:p>
          </table:table-cell>
          <table:table-cell office:value-type="float" office:value="12612" table:style-name="ce6">
            <text:p>12,612<text:s/></text:p>
          </table:table-cell>
          <table:table-cell office:value-type="float" office:value="19330" table:style-name="ce6">
            <text:p>19,330<text:s/></text:p>
          </table:table-cell>
          <table:table-cell office:value-type="float" office:value="18468" table:style-name="ce6">
            <text:p>18,468<text:s/></text:p>
          </table:table-cell>
          <table:table-cell office:value-type="float" office:value="6108" table:style-name="ce6">
            <text:p>6,108<text:s/></text:p>
          </table:table-cell>
          <table:table-cell office:value-type="float" office:value="9549" table:style-name="ce6">
            <text:p>9,549<text:s/></text:p>
          </table:table-cell>
          <table:table-cell office:value-type="float" office:value="3362" table:style-name="ce6">
            <text:p>3,362<text:s/></text:p>
          </table:table-cell>
          <table:table-cell office:value-type="float" office:value="9030" table:style-name="ce6">
            <text:p>9,030<text:s/></text:p>
          </table:table-cell>
          <table:table-cell office:value-type="float" office:value="8914" table:style-name="ce6">
            <text:p>8,914<text:s/></text:p>
          </table:table-cell>
          <table:table-cell office:value-type="float" office:value="5900" table:style-name="ce6">
            <text:p>5,900<text:s/></text:p>
          </table:table-cell>
          <table:table-cell office:value-type="float" office:value="31198" table:style-name="ce6">
            <text:p>31,198<text:s/></text:p>
          </table:table-cell>
          <table:table-cell office:value-type="float" office:value="2446" table:style-name="ce6">
            <text:p>2,446<text:s/></text:p>
          </table:table-cell>
          <table:table-cell office:value-type="float" office:value="14954" table:style-name="ce6">
            <text:p>14,954<text:s/></text:p>
          </table:table-cell>
          <table:table-cell office:value-type="float" office:value="12072" table:style-name="ce6">
            <text:p>12,072<text:s/></text:p>
          </table:table-cell>
          <table:table-cell office:value-type="float" office:value="18133" table:style-name="ce6">
            <text:p>18,133<text:s/></text:p>
          </table:table-cell>
          <table:table-cell office:value-type="float" office:value="23171" table:style-name="ce6">
            <text:p>23,171<text:s/></text:p>
          </table:table-cell>
          <table:table-cell office:value-type="float" office:value="18212" table:style-name="ce6">
            <text:p>18,212<text:s/></text:p>
          </table:table-cell>
          <table:table-cell office:value-type="float" office:value="10620" table:style-name="ce6">
            <text:p>10,620<text:s/></text:p>
          </table:table-cell>
          <table:table-cell office:value-type="float" office:value="30042" table:style-name="ce6">
            <text:p>30,042<text:s/></text:p>
          </table:table-cell>
          <table:table-cell office:value-type="float" office:value="19592" table:style-name="ce6">
            <text:p>19,592<text:s/></text:p>
          </table:table-cell>
          <table:table-cell office:value-type="float" office:value="36193" table:style-name="ce6">
            <text:p>36,193<text:s/></text:p>
          </table:table-cell>
          <table:table-cell office:value-type="float" office:value="32431" table:style-name="ce6">
            <text:p>32,431<text:s/></text:p>
          </table:table-cell>
          <table:table-cell office:value-type="float" office:value="12125" table:style-name="ce6">
            <text:p>12,125<text:s/></text:p>
          </table:table-cell>
          <table:table-cell office:value-type="float" office:value="37932" table:style-name="ce6">
            <text:p>37,932<text:s/></text:p>
          </table:table-cell>
          <table:table-cell office:value-type="float" office:value="28070" table:style-name="ce6">
            <text:p>28,070<text:s/></text:p>
          </table:table-cell>
          <table:table-cell office:value-type="float" office:value="27213" table:style-name="ce6">
            <text:p>27,213<text:s/></text:p>
          </table:table-cell>
          <table:table-cell office:value-type="float" office:value="23421" table:style-name="ce6">
            <text:p>23,421<text:s/></text:p>
          </table:table-cell>
          <table:table-cell office:value-type="float" office:value="26905" table:style-name="ce6">
            <text:p>26,905<text:s/></text:p>
          </table:table-cell>
          <table:table-cell office:value-type="float" office:value="149752" table:style-name="ce6">
            <text:p>149,752<text:s/></text:p>
          </table:table-cell>
          <table:table-cell office:value-type="float" office:value="44750" table:style-name="ce6">
            <text:p>44,750<text:s/></text:p>
          </table:table-cell>
          <table:table-cell office:value-type="float" office:value="25223" table:style-name="ce6">
            <text:p>25,223<text:s/></text:p>
          </table:table-cell>
          <table:table-cell office:value-type="float" office:value="27030" table:style-name="ce6">
            <text:p>27,030<text:s/></text:p>
          </table:table-cell>
          <table:table-cell office:value-type="float" office:value="29481" table:style-name="ce6">
            <text:p>29,481<text:s/></text:p>
          </table:table-cell>
          <table:table-cell office:value-type="float" office:value="37856" table:style-name="ce6">
            <text:p>37,856<text:s/></text:p>
          </table:table-cell>
          <table:table-cell office:value-type="float" office:value="31900" table:style-name="ce6">
            <text:p>31,900<text:s/></text:p>
          </table:table-cell>
          <table:table-cell office:value-type="float" office:value="25068" table:style-name="ce6">
            <text:p>25,068<text:s/></text:p>
          </table:table-cell>
          <table:table-cell office:value-type="float" office:value="14101" table:style-name="ce6">
            <text:p>14,101<text:s/></text:p>
          </table:table-cell>
          <table:table-cell office:value-type="float" office:value="32827" table:style-name="ce6">
            <text:p>32,827<text:s/></text:p>
          </table:table-cell>
          <table:table-cell office:value-type="float" office:value="7869" table:style-name="ce6">
            <text:p>7,869<text:s/></text:p>
          </table:table-cell>
          <table:table-cell office:value-type="float" office:value="9926" table:style-name="ce6">
            <text:p>9,926<text:s/></text:p>
          </table:table-cell>
          <table:table-cell office:value-type="float" office:value="19303" table:style-name="ce6">
            <text:p>19,303<text:s/></text:p>
          </table:table-cell>
          <table:table-cell office:value-type="float" office:value="6182" table:style-name="ce6">
            <text:p>6,182<text:s/></text:p>
          </table:table-cell>
          <table:table-cell office:value-type="float" office:value="3941" table:style-name="ce6">
            <text:p>3,941<text:s/></text:p>
          </table:table-cell>
          <table:table-cell office:value-type="float" office:value="3631" table:style-name="ce6">
            <text:p>3,631<text:s/></text:p>
          </table:table-cell>
          <table:table-cell office:value-type="float" office:value="13455" table:style-name="ce6">
            <text:p>13,455<text:s/></text:p>
          </table:table-cell>
          <table:table-cell office:value-type="float" office:value="9834" table:style-name="ce6">
            <text:p>9,834<text:s/></text:p>
          </table:table-cell>
          <table:table-cell office:value-type="float" office:value="9666" table:style-name="ce6">
            <text:p>9,666<text:s/></text:p>
          </table:table-cell>
          <table:table-cell office:value-type="float" office:value="38276" table:style-name="ce6">
            <text:p>38,276<text:s/></text:p>
          </table:table-cell>
          <table:table-cell office:value-type="float" office:value="9141" table:style-name="ce6">
            <text:p>9,141<text:s/></text:p>
          </table:table-cell>
          <table:table-cell office:value-type="float" office:value="13923" table:style-name="ce6">
            <text:p>13,923<text:s/></text:p>
          </table:table-cell>
          <table:table-cell office:value-type="float" office:value="7602" table:style-name="ce6">
            <text:p>7,602<text:s/></text:p>
          </table:table-cell>
          <table:table-cell office:value-type="float" office:value="22892" table:style-name="ce6">
            <text:p>22,892<text:s/></text:p>
          </table:table-cell>
          <table:table-cell office:value-type="float" office:value="27543" table:style-name="ce6">
            <text:p>27,543<text:s/></text:p>
          </table:table-cell>
          <table:table-cell office:value-type="float" office:value="32536" table:style-name="ce6">
            <text:p>32,536<text:s/></text:p>
          </table:table-cell>
          <table:table-cell office:value-type="float" office:value="40056" table:style-name="ce6">
            <text:p>40,056<text:s/></text:p>
          </table:table-cell>
          <table:table-cell office:value-type="float" office:value="45132" table:style-name="ce6">
            <text:p>45,132<text:s/></text:p>
          </table:table-cell>
          <table:table-cell office:value-type="float" office:value="26743" table:style-name="ce6">
            <text:p>26,743<text:s/></text:p>
          </table:table-cell>
          <table:table-cell office:value-type="float" office:value="33912" table:style-name="ce6">
            <text:p>33,912<text:s/></text:p>
          </table:table-cell>
          <table:table-cell office:value-type="float" office:value="74031" table:style-name="ce6">
            <text:p>74,031<text:s/></text:p>
          </table:table-cell>
          <table:table-cell office:value-type="float" office:value="25590" table:style-name="ce6">
            <text:p>25,590<text:s/></text:p>
          </table:table-cell>
          <table:table-cell office:value-type="float" office:value="36068" table:style-name="ce6">
            <text:p>36,068<text:s/></text:p>
          </table:table-cell>
          <table:table-cell office:value-type="float" office:value="37178" table:style-name="ce6">
            <text:p>37,178<text:s/></text:p>
          </table:table-cell>
          <table:table-cell office:value-type="float" office:value="23111" table:style-name="ce6">
            <text:p>23,111<text:s/></text:p>
          </table:table-cell>
          <table:table-cell office:value-type="float" office:value="62560" table:style-name="ce6">
            <text:p>62,560<text:s/></text:p>
          </table:table-cell>
          <table:table-cell office:value-type="float" office:value="21957" table:style-name="ce6">
            <text:p>21,957<text:s/></text:p>
          </table:table-cell>
          <table:table-cell office:value-type="float" office:value="18194" table:style-name="ce6">
            <text:p>18,194<text:s/></text:p>
          </table:table-cell>
          <table:table-cell office:value-type="float" office:value="14870" table:style-name="ce6">
            <text:p>14,870<text:s/></text:p>
          </table:table-cell>
          <table:table-cell office:value-type="float" office:value="18473" table:style-name="ce6">
            <text:p>18,473<text:s/></text:p>
          </table:table-cell>
          <table:table-cell office:value-type="float" office:value="15199" table:style-name="ce6">
            <text:p>15,199<text:s/></text:p>
          </table:table-cell>
          <table:table-cell office:value-type="float" office:value="34588" table:style-name="ce6">
            <text:p>34,588<text:s/></text:p>
          </table:table-cell>
          <table:table-cell office:value-type="float" office:value="19786" table:style-name="ce6">
            <text:p>19,786<text:s/></text:p>
          </table:table-cell>
          <table:table-cell office:value-type="float" office:value="8909" table:style-name="ce6">
            <text:p>8,909<text:s/></text:p>
          </table:table-cell>
          <table:table-cell office:value-type="float" office:value="14079" table:style-name="ce6">
            <text:p>14,079<text:s/></text:p>
          </table:table-cell>
          <table:table-cell office:value-type="float" office:value="43268" table:style-name="ce6">
            <text:p>43,268<text:s/></text:p>
          </table:table-cell>
          <table:table-cell office:value-type="float" office:value="25360" table:style-name="ce6">
            <text:p>25,360<text:s/></text:p>
          </table:table-cell>
          <table:table-cell office:value-type="float" office:value="25586" table:style-name="ce6">
            <text:p>25,586<text:s/></text:p>
          </table:table-cell>
          <table:table-cell office:value-type="float" office:value="28270" table:style-name="ce6">
            <text:p>28,270<text:s/></text:p>
          </table:table-cell>
          <table:table-cell office:value-type="float" office:value="13452" table:style-name="ce6">
            <text:p>13,452<text:s/></text:p>
          </table:table-cell>
          <table:table-cell office:value-type="float" office:value="11517" table:style-name="ce6">
            <text:p>11,517<text:s/></text:p>
          </table:table-cell>
          <table:table-cell office:value-type="float" office:value="5576" table:style-name="ce6">
            <text:p>5,576<text:s/></text:p>
          </table:table-cell>
          <table:table-cell office:value-type="float" office:value="5304" table:style-name="ce6">
            <text:p>5,304<text:s/></text:p>
          </table:table-cell>
          <table:table-cell office:value-type="float" office:value="6816" table:style-name="ce6">
            <text:p>6,816<text:s/></text:p>
          </table:table-cell>
          <table:table-cell office:value-type="float" office:value="10623" table:style-name="ce6">
            <text:p>10,623<text:s/></text:p>
          </table:table-cell>
          <table:table-cell office:value-type="float" office:value="9804" table:style-name="ce6">
            <text:p>9,804<text:s/></text:p>
          </table:table-cell>
          <table:table-cell office:value-type="float" office:value="15084" table:style-name="ce6">
            <text:p>15,084<text:s/></text:p>
          </table:table-cell>
          <table:table-cell office:value-type="float" office:value="20034" table:style-name="ce6">
            <text:p>20,034<text:s/></text:p>
          </table:table-cell>
          <table:table-cell office:value-type="float" office:value="31661" table:style-name="ce6">
            <text:p>31,661<text:s/></text:p>
          </table:table-cell>
          <table:table-cell office:value-type="float" office:value="29549" table:style-name="ce6">
            <text:p>29,549<text:s/></text:p>
          </table:table-cell>
          <table:table-cell office:value-type="float" office:value="15280" table:style-name="ce6">
            <text:p>15,280<text:s/></text:p>
          </table:table-cell>
          <table:table-cell office:value-type="float" office:value="12849" table:style-name="ce6">
            <text:p>12,849<text:s/></text:p>
          </table:table-cell>
          <table:table-cell office:value-type="float" office:value="12641" table:style-name="ce6">
            <text:p>12,641<text:s/></text:p>
          </table:table-cell>
          <table:table-cell office:value-type="float" office:value="13448" table:style-name="ce6">
            <text:p>13,448<text:s/></text:p>
          </table:table-cell>
          <table:table-cell office:value-type="float" office:value="12478" table:style-name="ce6">
            <text:p>12,478<text:s/></text:p>
          </table:table-cell>
          <table:table-cell office:value-type="float" office:value="11340" table:style-name="ce6">
            <text:p>11,340<text:s/></text:p>
          </table:table-cell>
          <table:table-cell office:value-type="float" office:value="10241" table:style-name="ce6">
            <text:p>10,241<text:s/></text:p>
          </table:table-cell>
          <table:table-cell table:number-columns-repeated="16275"/>
        </table:table-row>
        <table:table-row table:number-rows-repeated="1048545" table:style-name="ro3">
          <table:table-cell table:number-columns-repeated="16384"/>
        </table:table-row>
        <table:named-expressions>
          <table:named-range table:name="Print_Titles" table:cell-range-address="進站資料.$A$1:進站資料.$A$65536" table:base-cell-address="進站資料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8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各站出站量統計</text:p>
      </style:header>
      <style:header-left style:display="false"/>
      <style:footer/>
      <style:footer-left style:display="false"/>
    </style:master-page>
    <style:master-page style:name="mp2" style:page-layout-name="pm1">
      <style:header>
        <text:p>各站進站量統計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trtc</meta:initial-creator>
    <dc:creator>trtc</dc:creator>
    <meta:creation-date>2019-05-10T01:25:29Z</meta:creation-date>
    <dc:date>2019-05-10T01:26:45Z</dc:date>
  </office:meta>
</office:document-meta>
</file>